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4.011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3.411cm"/>
    </style:style>
    <style:style style:name="co17" style:family="table-column">
      <style:table-column-properties fo:break-before="auto" style:column-width="3.711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902cm"/>
    </style:style>
    <style:style style:name="co23" style:family="table-column">
      <style:table-column-properties fo:break-before="auto" style:column-width="2.868cm"/>
    </style:style>
    <style:style style:name="co24" style:family="table-column">
      <style:table-column-properties fo:break-before="auto" style:column-width="3.004cm"/>
    </style:style>
    <style:style style:name="co25" style:family="table-column">
      <style:table-column-properties fo:break-before="auto" style:column-width="2.05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085cm"/>
    </style:style>
    <style:style style:name="co28" style:family="table-column">
      <style:table-column-properties fo:break-before="auto" style:column-width="4.038cm"/>
    </style:style>
    <style:style style:name="co29" style:family="table-column">
      <style:table-column-properties fo:break-before="auto" style:column-width="2.187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2.295cm"/>
    </style:style>
    <style:style style:name="co32" style:family="table-column">
      <style:table-column-properties fo:break-before="auto" style:column-width="2.323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847cm"/>
    </style:style>
    <style:style style:name="co37" style:family="table-column">
      <style:table-column-properties fo:break-before="auto" style:column-width="2.785cm"/>
    </style:style>
    <style:style style:name="co38" style:family="table-column">
      <style:table-column-properties fo:break-before="auto" style:column-width="2.595cm"/>
    </style:style>
    <style:style style:name="co39" style:family="table-column">
      <style:table-column-properties fo:break-before="auto" style:column-width="2.378cm"/>
    </style:style>
    <style:style style:name="co40" style:family="table-column">
      <style:table-column-properties fo:break-before="auto" style:column-width="2.133cm"/>
    </style:style>
    <style:style style:name="co41" style:family="table-column">
      <style:table-column-properties fo:break-before="auto" style:column-width="3.113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2.459cm"/>
    </style:style>
    <style:style style:name="co44" style:family="table-column">
      <style:table-column-properties fo:break-before="auto" style:column-width="2.731cm"/>
    </style:style>
    <style:style style:name="co45" style:family="table-column">
      <style:table-column-properties fo:break-before="auto" style:column-width="3.221cm"/>
    </style:style>
    <style:style style:name="co46" style:family="table-column">
      <style:table-column-properties fo:break-before="auto" style:column-width="3.385cm"/>
    </style:style>
    <style:style style:name="co47" style:family="table-column">
      <style:table-column-properties fo:break-before="auto" style:column-width="4.175cm"/>
    </style:style>
    <style:style style:name="co48" style:family="table-column">
      <style:table-column-properties fo:break-before="auto" style:column-width="2.949cm"/>
    </style:style>
    <style:style style:name="co49" style:family="table-column">
      <style:table-column-properties fo:break-before="auto" style:column-width="2.485cm"/>
    </style:style>
    <style:style style:name="co50" style:family="table-column">
      <style:table-column-properties fo:break-before="auto" style:column-width="3.44cm"/>
    </style:style>
    <style:style style:name="co51" style:family="table-column">
      <style:table-column-properties fo:break-before="auto" style:column-width="3.357cm"/>
    </style:style>
    <style:style style:name="co52" style:family="table-column">
      <style:table-column-properties fo:break-before="auto" style:column-width="3.304cm"/>
    </style:style>
    <style:style style:name="co53" style:family="table-column">
      <style:table-column-properties fo:break-before="auto" style:column-width="3.14cm"/>
    </style:style>
    <style:style style:name="co54" style:family="table-column">
      <style:table-column-properties fo:break-before="auto" style:column-width="2.921cm"/>
    </style:style>
    <style:style style:name="co55" style:family="table-column">
      <style:table-column-properties fo:break-before="auto" style:column-width="4.202cm"/>
    </style:style>
    <style:style style:name="co5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5_aisnp_1000_Genome_likeliho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4" table:number-columns-repeated="3" table:default-cell-style-name="Default"/>
        <table:table-column table:style-name="co25" table:default-cell-style-name="Default"/>
        <table:table-column table:style-name="co42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" table:default-cell-style-name="Default"/>
        <table:table-column table:style-name="co4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column table:style-name="co52" table:default-cell-style-name="Default"/>
        <table:table-column table:style-name="co30" table:default-cell-style-name="Default"/>
        <table:table-column table:style-name="co4" table:number-columns-repeated="2" table:default-cell-style-name="Default"/>
        <table:table-column table:style-name="co55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SNP_Count</text:p>
          </table:table-cell>
          <table:table-cell office:value-type="string" calcext:value-type="string">
            <text:p>Taiwanese Han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Hakka</text:p>
          </table:table-cell>
          <table:table-cell office:value-type="string" calcext:value-type="string">
            <text:p>Biaka</text:p>
          </table:table-cell>
          <table:table-cell office:value-type="string" calcext:value-type="string">
            <text:p>Mbuti</text:p>
          </table:table-cell>
          <table:table-cell office:value-type="string" calcext:value-type="string">
            <text:p>Danes</text:p>
          </table:table-cell>
          <table:table-cell office:value-type="string" calcext:value-type="string">
            <text:p>San Francisco Chinese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Yakut</text:p>
          </table:table-cell>
          <table:table-cell office:value-type="string" calcext:value-type="string">
            <text:p>Nasioi speakers</text:p>
          </table:table-cell>
          <table:table-cell office:value-type="string" calcext:value-type="string">
            <text:p>Maya-Yucatec</text:p>
          </table:table-cell>
          <table:table-cell office:value-type="string" calcext:value-type="string">
            <text:p>Surui-Rondonia</text:p>
          </table:table-cell>
          <table:table-cell office:value-type="string" calcext:value-type="string">
            <text:p>Ethiopian Jews</text:p>
          </table:table-cell>
          <table:table-cell office:value-type="string" calcext:value-type="string">
            <text:p>Yemenite Jews</text:p>
          </table:table-cell>
          <table:table-cell office:value-type="string" calcext:value-type="string">
            <text:p>Adygei</text:p>
          </table:table-cell>
          <table:table-cell office:value-type="string" calcext:value-type="string">
            <text:p>Finns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Mixed Europeans</text:p>
          </table:table-cell>
          <table:table-cell office:value-type="string" calcext:value-type="string">
            <text:p>Atayal</text:p>
          </table:table-cell>
          <table:table-cell office:value-type="string" calcext:value-type="string">
            <text:p>Cambodian</text:p>
          </table:table-cell>
          <table:table-cell office:value-type="string" calcext:value-type="string">
            <text:p>Plains Amerindians</text:p>
          </table:table-cell>
          <table:table-cell office:value-type="string" calcext:value-type="string">
            <text:p>Southwest Amerindians</text:p>
          </table:table-cell>
          <table:table-cell office:value-type="string" calcext:value-type="string">
            <text:p>Mexican Pima</text:p>
          </table:table-cell>
          <table:table-cell office:value-type="string" calcext:value-type="string">
            <text:p>Ticuna</text:p>
          </table:table-cell>
          <table:table-cell office:value-type="string" calcext:value-type="string">
            <text:p>Karitiana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Kachari</text:p>
          </table:table-cell>
          <table:table-cell office:value-type="string" calcext:value-type="string">
            <text:p>Druze</text:p>
          </table:table-cell>
          <table:table-cell office:value-type="string" calcext:value-type="string">
            <text:p>Guihiba speakers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Micronesians</text:p>
          </table:table-cell>
          <table:table-cell office:value-type="string" calcext:value-type="string">
            <text:p>Peruvian Quechuan</text:p>
          </table:table-cell>
          <table:table-cell office:value-type="string" calcext:value-type="string">
            <text:p>Samoans</text:p>
          </table:table-cell>
          <table:table-cell office:value-type="string" calcext:value-type="string">
            <text:p>Thoti</text:p>
          </table:table-cell>
          <table:table-cell office:value-type="string" calcext:value-type="string">
            <text:p>Papuan New Guinean</text:p>
          </table:table-cell>
          <table:table-cell office:value-type="string" calcext:value-type="string">
            <text:p>Roman Jews</text:p>
          </table:table-cell>
          <table:table-cell office:value-type="string" calcext:value-type="string">
            <text:p>Malaysians</text:p>
          </table:table-cell>
          <table:table-cell office:value-type="string" calcext:value-type="string">
            <text:p>Samaritans</text:p>
          </table:table-cell>
          <table:table-cell office:value-type="string" calcext:value-type="string">
            <text:p>Ibo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African Americans</text:p>
          </table:table-cell>
          <table:table-cell office:value-type="string" calcext:value-type="string">
            <text:p>Chagga</text:p>
          </table:table-cell>
          <table:table-cell office:value-type="string" calcext:value-type="string">
            <text:p>Khanty</text:p>
          </table:table-cell>
          <table:table-cell office:value-type="string" calcext:value-type="string">
            <text:p>Komi-Zyrian</text:p>
          </table:table-cell>
          <table:table-cell office:value-type="string" calcext:value-type="string">
            <text:p>Ashkenazi Jews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Koreans</text:p>
          </table:table-cell>
          <table:table-cell office:value-type="string" calcext:value-type="string">
            <text:p>Russians-Archangel'sk</text:p>
          </table:table-cell>
          <table:table-cell office:value-type="string" calcext:value-type="string">
            <text:p>Sandawe</text:p>
          </table:table-cell>
          <table:table-cell office:value-type="string" calcext:value-type="string">
            <text:p>Lao Long</text:p>
          </table:table-cell>
          <table:table-cell office:value-type="string" calcext:value-type="string">
            <text:p>Keralite</text:p>
          </table:table-cell>
          <table:table-cell office:value-type="string" calcext:value-type="string">
            <text:p>Hungarians</text:p>
          </table:table-cell>
          <table:table-cell office:value-type="string" calcext:value-type="string">
            <text:p>Negroid Makrani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Mohannas</text:p>
          </table:table-cell>
          <table:table-cell office:value-type="string" calcext:value-type="string">
            <text:p>Hazaras</text:p>
          </table:table-cell>
          <table:table-cell office:value-type="string" calcext:value-type="string">
            <text:p>Khazaks</text:p>
          </table:table-cell>
          <table:table-cell office:value-type="string" calcext:value-type="string">
            <text:p>Inner Mongolians</text:p>
          </table:table-cell>
          <table:table-cell office:value-type="string" calcext:value-type="string">
            <text:p>Baima Dee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Khamba Tibetan</text:p>
          </table:table-cell>
          <table:table-cell office:value-type="string" calcext:value-type="string">
            <text:p>Zaramo</text:p>
          </table:table-cell>
          <table:table-cell office:value-type="string" calcext:value-type="string">
            <text:p>Kuwaiti</text:p>
          </table:table-cell>
          <table:table-cell office:value-type="string" calcext:value-type="string">
            <text:p>Palestinian Arabs</text:p>
          </table:table-cell>
          <table:table-cell office:value-type="string" calcext:value-type="string">
            <text:p>Greeks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Lisongo</text:p>
          </table:table-cell>
          <table:table-cell office:value-type="string" calcext:value-type="string">
            <text:p>Pathan</text:p>
          </table:table-cell>
          <table:table-cell office:value-type="string" calcext:value-type="string">
            <text:p>Outer Mongolians</text:p>
          </table:table-cell>
          <table:table-cell office:value-type="string" calcext:value-type="string">
            <text:p>Tsaatan</text:p>
          </table:table-cell>
          <table:table-cell office:value-type="string" calcext:value-type="string">
            <text:p>Luhya(LWK)</text:p>
          </table:table-cell>
          <table:table-cell office:value-type="string" calcext:value-type="string">
            <text:p>African American(ASW)</text:p>
          </table:table-cell>
          <table:table-cell office:value-type="string" calcext:value-type="string">
            <text:p>Yoruba(YRI)</text:p>
          </table:table-cell>
          <table:table-cell office:value-type="string" calcext:value-type="string">
            <text:p>Finns(FIN)</text:p>
          </table:table-cell>
          <table:table-cell office:value-type="string" calcext:value-type="string">
            <text:p>British(GBR)</text:p>
          </table:table-cell>
          <table:table-cell office:value-type="string" calcext:value-type="string">
            <text:p>Toscani(TSI)</text:p>
          </table:table-cell>
          <table:table-cell office:value-type="string" calcext:value-type="string">
            <text:p>Han Chinese(CHB)</text:p>
          </table:table-cell>
          <table:table-cell office:value-type="string" calcext:value-type="string">
            <text:p>Han Chinese(CHS)</text:p>
          </table:table-cell>
          <table:table-cell office:value-type="string" calcext:value-type="string">
            <text:p>Japanese(JPT)</text:p>
          </table:table-cell>
          <table:table-cell office:value-type="string" calcext:value-type="string">
            <text:p>Iberian(IBS)</text:p>
          </table:table-cell>
          <table:table-cell office:value-type="string" calcext:value-type="string">
            <text:p>Chinese Dai(CDX)</text:p>
          </table:table-cell>
          <table:table-cell office:value-type="string" calcext:value-type="string">
            <text:p>Bengali(BEB)</text:p>
          </table:table-cell>
          <table:table-cell office:value-type="string" calcext:value-type="string">
            <text:p>Punjabi(PJL)</text:p>
          </table:table-cell>
          <table:table-cell office:value-type="string" calcext:value-type="string">
            <text:p>Sri Lankan Tamil(STU)</text:p>
          </table:table-cell>
          <table:table-cell office:value-type="string" calcext:value-type="string">
            <text:p>Gambian(GWD)</text:p>
          </table:table-cell>
          <table:table-cell office:value-type="string" calcext:value-type="string">
            <text:p>Mende(MSL)</text:p>
          </table:table-cell>
          <table:table-cell office:value-type="string" calcext:value-type="string">
            <text:p>Peruvian(PEL)</text:p>
          </table:table-cell>
          <table:table-cell office:value-type="string" calcext:value-type="string">
            <text:p>Gujarati(GIH)</text:p>
          </table:table-cell>
          <table:table-cell office:value-type="string" calcext:value-type="string">
            <text:p>Telugu(ITU)</text:p>
          </table:table-cell>
          <table:table-cell office:value-type="string" calcext:value-type="string">
            <text:p>Esan(ESN)</text:p>
          </table:table-cell>
          <table:table-cell office:value-type="string" calcext:value-type="string">
            <text:p>Vietnamese(KHV)</text:p>
          </table:table-cell>
          <table:table-cell office:value-type="string" calcext:value-type="string">
            <text:p>Mixed Europeans(CEU)</text:p>
          </table:table-cell>
          <table:table-cell office:value-type="string" calcext:value-type="string">
            <text:p>Nebeur-Tunisia</text:p>
          </table:table-cell>
          <table:table-cell office:value-type="string" calcext:value-type="string">
            <text:p>Kesra-Tunisia</text:p>
          </table:table-cell>
          <table:table-cell office:value-type="string" calcext:value-type="string">
            <text:p>Kairoun-Tunisia</text:p>
          </table:table-cell>
          <table:table-cell office:value-type="string" calcext:value-type="string">
            <text:p>Sousse-Tunisia</text:p>
          </table:table-cell>
          <table:table-cell office:value-type="string" calcext:value-type="string">
            <text:p>Mehdia-Tunisia</text:p>
          </table:table-cell>
          <table:table-cell office:value-type="string" calcext:value-type="string">
            <text:p>Kerkennah-Tunisia</text:p>
          </table:table-cell>
          <table:table-cell office:value-type="string" calcext:value-type="string">
            <text:p>Smar-South Tunisia</text:p>
          </table:table-cell>
          <table:table-cell office:value-type="string" calcext:value-type="string">
            <text:p>Lybia</text:p>
          </table:table-cell>
          <table:table-cell office:value-type="string" calcext:value-type="string">
            <text:p>Tibetan(Tibet)</text:p>
          </table:table-cell>
          <table:table-cell office:value-type="string" calcext:value-type="string">
            <text:p>Mongols(Inner Mongolia)</text:p>
          </table:table-cell>
          <table:table-cell office:value-type="string" calcext:value-type="string">
            <text:p>Hui(Ningxia)</text:p>
          </table:table-cell>
          <table:table-cell office:value-type="string" calcext:value-type="string">
            <text:p>Han(Shaanxi)</text:p>
          </table:table-cell>
          <table:table-cell office:value-type="string" calcext:value-type="string">
            <text:p>Miao(Guizhou)</text:p>
          </table:table-cell>
          <table:table-cell office:value-type="string" calcext:value-type="string">
            <text:p>Han(Yunnan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ranians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Aboriginals</text:p>
          </table:table-cell>
          <table:table-cell office:value-type="string" calcext:value-type="string">
            <text:p>Dong(Guangxi)</text:p>
          </table:table-cell>
          <table:table-cell office:value-type="string" calcext:value-type="string">
            <text:p>Han(Guangdong)</text:p>
          </table:table-cell>
          <table:table-cell office:value-type="string" calcext:value-type="string">
            <text:p>Han(Guangzhou)</text:p>
          </table:table-cell>
          <table:table-cell office:value-type="string" calcext:value-type="string">
            <text:p>Jing(Guangxi)</text:p>
          </table:table-cell>
          <table:table-cell office:value-type="string" calcext:value-type="string">
            <text:p>Miao(Guangxi)</text:p>
          </table:table-cell>
          <table:table-cell office:value-type="string" calcext:value-type="string">
            <text:p>Hakka(Meizhou)</text:p>
          </table:table-cell>
          <table:table-cell office:value-type="string" calcext:value-type="string">
            <text:p>Han(Guangxi)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Han(Shandong)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Tibetans</text:p>
          </table:table-cell>
          <table:table-cell office:value-type="string" calcext:value-type="string">
            <text:p>Xibo</text:p>
          </table:table-cell>
          <table:table-cell office:value-type="string" calcext:value-type="string">
            <text:p>Kazak</text:p>
          </table:table-cell>
          <table:table-cell office:value-type="string" calcext:value-type="string">
            <text:p>Kirghiz</text:p>
          </table:table-cell>
          <table:table-cell office:value-type="string" calcext:value-type="string">
            <text:p>Tajiks</text:p>
          </table:table-cell>
          <table:table-cell office:value-type="string" calcext:value-type="string">
            <text:p>Va(Yunnan)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Va(Burma)</text:p>
          </table:table-cell>
          <table:table-cell office:value-type="string" calcext:value-type="string">
            <text:p>Turkish Cypriots</text:p>
          </table:table-cell>
          <table:table-cell office:value-type="string" calcext:value-type="string">
            <text:p>Saudi</text:p>
          </table:table-cell>
          <table:table-cell office:value-type="string" calcext:value-type="string">
            <text:p>UAE-Arabs</text:p>
          </table:table-cell>
          <table:table-cell office:value-type="string" calcext:value-type="string">
            <text:p>Yavapai</text:p>
          </table:table-cell>
          <table:table-cell office:value-type="string" calcext:value-type="string">
            <text:p>Greenlanders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Afro-Ecuadorian</text:p>
          </table:table-cell>
          <table:table-cell office:value-type="string" calcext:value-type="string">
            <text:p>Kichwa</text:p>
          </table:table-cell>
          <table:table-cell office:value-type="string" calcext:value-type="string">
            <text:p>Ecuadorian Mestizo</text:p>
          </table:table-cell>
          <table:table-cell office:value-type="string" calcext:value-type="string">
            <text:p>Mainland Japanese</text:p>
          </table:table-cell>
          <table:table-cell office:value-type="string" calcext:value-type="string">
            <text:p>Okinawa Japanese</text:p>
          </table:table-cell>
          <table:table-cell office:value-type="string" calcext:value-type="string">
            <text:p>Liangshan Tibetan</text:p>
          </table:table-cell>
          <table:table-cell office:value-type="string" calcext:value-type="string">
            <text:p>Chengdu Tibetans</text:p>
          </table:table-cell>
          <table:table-cell office:value-type="string" calcext:value-type="string">
            <text:p>Qinghai Tibetans</text:p>
          </table:table-cell>
          <table:table-cell office:value-type="string" calcext:value-type="string">
            <text:p>Yi(Sichuan)</text:p>
          </table:table-cell>
          <table:table-cell office:value-type="string" calcext:value-type="string">
            <text:p>Turks</text:p>
          </table:table-cell>
          <table:table-cell office:value-type="string" calcext:value-type="string">
            <text:p>Iranians</text:p>
          </table:table-cell>
          <table:table-cell office:value-type="string" calcext:value-type="string">
            <text:p>Danes</text:p>
          </table:table-cell>
          <table:table-cell office:value-type="string" calcext:value-type="string">
            <text:p>Somalis</text:p>
          </table:table-cell>
          <table:table-cell office:value-type="string" calcext:value-type="string">
            <text:p>Southern Tunisians</text:p>
          </table:table-cell>
          <table:table-cell office:value-type="string" calcext:value-type="string">
            <text:p>Chaldeans</text:p>
          </table:table-cell>
          <table:table-cell office:value-type="string" calcext:value-type="string">
            <text:p>Yazidis</text:p>
          </table:table-cell>
          <table:table-cell office:value-type="string" calcext:value-type="string">
            <text:p>Kurds</text:p>
          </table:table-cell>
          <table:table-cell office:value-type="string" calcext:value-type="string">
            <text:p>Arabs from Northern Iraq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Shabaks</text:p>
          </table:table-cell>
          <table:table-cell office:value-type="string" calcext:value-type="string">
            <text:p>Syriacs</text:p>
          </table:table-cell>
          <table:table-cell office:value-type="string" calcext:value-type="string">
            <text:p>Greek Cypriots</text:p>
          </table:table-cell>
          <table:table-cell office:value-type="string" calcext:value-type="string">
            <text:p>Norwegians</text:p>
          </table:table-cell>
          <table:table-cell office:value-type="string" calcext:value-type="string">
            <text:p>Qatari</text:p>
          </table:table-cell>
        </table:table-row>
        <table:table-row table:style-name="ro1">
          <table:table-cell office:value-type="string" calcext:value-type="string">
            <text:p>HG02561_GWD</text:p>
          </table:table-cell>
          <table:table-cell office:value-type="float" office:value="54" calcext:value-type="float">
            <text:p>54</text:p>
          </table:table-cell>
          <table:table-cell office:value-type="float" office:value="5.652E-062" calcext:value-type="float">
            <text:p>5,652E-62</text:p>
          </table:table-cell>
          <table:table-cell office:value-type="float" office:value="1.273E-062" calcext:value-type="float">
            <text:p>1,273E-62</text:p>
          </table:table-cell>
          <table:table-cell office:value-type="float" office:value="8.659E-059" calcext:value-type="float">
            <text:p>8,659E-59</text:p>
          </table:table-cell>
          <table:table-cell office:value-type="float" office:value="0.0000000000002337" calcext:value-type="float">
            <text:p>2,337E-13</text:p>
          </table:table-cell>
          <table:table-cell office:value-type="float" office:value="0.00000000000001257" calcext:value-type="float">
            <text:p>1,257E-14</text:p>
          </table:table-cell>
          <table:table-cell office:value-type="float" office:value="1.247E-062" calcext:value-type="float">
            <text:p>1,247E-62</text:p>
          </table:table-cell>
          <table:table-cell office:value-type="float" office:value="1.121E-059" calcext:value-type="float">
            <text:p>1,121E-59</text:p>
          </table:table-cell>
          <table:table-cell office:value-type="float" office:value="1.511E-061" calcext:value-type="float">
            <text:p>1,511E-61</text:p>
          </table:table-cell>
          <table:table-cell office:value-type="float" office:value="1.861E-055" calcext:value-type="float">
            <text:p>1,861E-55</text:p>
          </table:table-cell>
          <table:table-cell office:value-type="float" office:value="3.215E-050" calcext:value-type="float">
            <text:p>3,215E-50</text:p>
          </table:table-cell>
          <table:table-cell office:value-type="float" office:value="7.407E-060" calcext:value-type="float">
            <text:p>7,407E-60</text:p>
          </table:table-cell>
          <table:table-cell office:value-type="float" office:value="9.72E-093" calcext:value-type="float">
            <text:p>9,72E-93</text:p>
          </table:table-cell>
          <table:table-cell office:value-type="float" office:value="2.124E-017" calcext:value-type="float">
            <text:p>2,124E-17</text:p>
          </table:table-cell>
          <table:table-cell office:value-type="float" office:value="3.852E-043" calcext:value-type="float">
            <text:p>3,852E-43</text:p>
          </table:table-cell>
          <table:table-cell office:value-type="float" office:value="3.561E-054" calcext:value-type="float">
            <text:p>3,561E-54</text:p>
          </table:table-cell>
          <table:table-cell office:value-type="float" office:value="1.992E-059" calcext:value-type="float">
            <text:p>1,992E-59</text:p>
          </table:table-cell>
          <table:table-cell office:value-type="float" office:value="8.099E-057" calcext:value-type="float">
            <text:p>8,099E-57</text:p>
          </table:table-cell>
          <table:table-cell office:value-type="float" office:value="5.629E-062" calcext:value-type="float">
            <text:p>5,629E-62</text:p>
          </table:table-cell>
          <table:table-cell office:value-type="float" office:value="1.003E-069" calcext:value-type="float">
            <text:p>1,003E-69</text:p>
          </table:table-cell>
          <table:table-cell office:value-type="float" office:value="1.178E-045" calcext:value-type="float">
            <text:p>1,178E-45</text:p>
          </table:table-cell>
          <table:table-cell office:value-type="float" office:value="5.061E-064" calcext:value-type="float">
            <text:p>5,061E-64</text:p>
          </table:table-cell>
          <table:table-cell office:value-type="float" office:value="6.843E-072" calcext:value-type="float">
            <text:p>6,843E-72</text:p>
          </table:table-cell>
          <table:table-cell office:value-type="float" office:value="2.135E-079" calcext:value-type="float">
            <text:p>2,135E-79</text:p>
          </table:table-cell>
          <table:table-cell office:value-type="float" office:value="4.497E-073" calcext:value-type="float">
            <text:p>4,497E-73</text:p>
          </table:table-cell>
          <table:table-cell office:value-type="float" office:value="2.713E-092" calcext:value-type="float">
            <text:p>2,713E-92</text:p>
          </table:table-cell>
          <table:table-cell office:value-type="float" office:value="0.000000000132" calcext:value-type="float">
            <text:p>1,32E-10</text:p>
          </table:table-cell>
          <table:table-cell office:value-type="float" office:value="3.315E-039" calcext:value-type="float">
            <text:p>3,315E-39</text:p>
          </table:table-cell>
          <table:table-cell office:value-type="float" office:value="7.06E-045" calcext:value-type="float">
            <text:p>7,06E-45</text:p>
          </table:table-cell>
          <table:table-cell office:value-type="float" office:value="1.579E-064" calcext:value-type="float">
            <text:p>1,579E-64</text:p>
          </table:table-cell>
          <table:table-cell office:value-type="float" office:value="8.352E-065" calcext:value-type="float">
            <text:p>8,352E-65</text:p>
          </table:table-cell>
          <table:table-cell office:value-type="float" office:value="2.464E-048" calcext:value-type="float">
            <text:p>2,464E-48</text:p>
          </table:table-cell>
          <table:table-cell office:value-type="float" office:value="1.251E-060" calcext:value-type="float">
            <text:p>1,251E-60</text:p>
          </table:table-cell>
          <table:table-cell office:value-type="float" office:value="1.24E-042" calcext:value-type="float">
            <text:p>1,24E-42</text:p>
          </table:table-cell>
          <table:table-cell office:value-type="float" office:value="2.879E-038" calcext:value-type="float">
            <text:p>2,879E-38</text:p>
          </table:table-cell>
          <table:table-cell office:value-type="float" office:value="8.923E-050" calcext:value-type="float">
            <text:p>8,923E-50</text:p>
          </table:table-cell>
          <table:table-cell office:value-type="float" office:value="7.632E-050" calcext:value-type="float">
            <text:p>7,632E-50</text:p>
          </table:table-cell>
          <table:table-cell office:value-type="float" office:value="6.912E-040" calcext:value-type="float">
            <text:p>6,912E-40</text:p>
          </table:table-cell>
          <table:table-cell office:value-type="float" office:value="2.395E-059" calcext:value-type="float">
            <text:p>2,395E-59</text:p>
          </table:table-cell>
          <table:table-cell office:value-type="float" office:value="0.00000000002505" calcext:value-type="float">
            <text:p>2,505E-11</text:p>
          </table:table-cell>
          <table:table-cell office:value-type="float" office:value="0.0000000001933" calcext:value-type="float">
            <text:p>1,933E-10</text:p>
          </table:table-cell>
          <table:table-cell office:value-type="float" office:value="0.000000000002213" calcext:value-type="float">
            <text:p>2,213E-12</text:p>
          </table:table-cell>
          <table:table-cell office:value-type="float" office:value="0.0000000002671" calcext:value-type="float">
            <text:p>2,671E-10</text:p>
          </table:table-cell>
          <table:table-cell office:value-type="float" office:value="4.187E-054" calcext:value-type="float">
            <text:p>4,187E-54</text:p>
          </table:table-cell>
          <table:table-cell office:value-type="float" office:value="5.823E-057" calcext:value-type="float">
            <text:p>5,823E-57</text:p>
          </table:table-cell>
          <table:table-cell office:value-type="float" office:value="1.972E-051" calcext:value-type="float">
            <text:p>1,972E-51</text:p>
          </table:table-cell>
          <table:table-cell office:value-type="float" office:value="8.249E-054" calcext:value-type="float">
            <text:p>8,249E-54</text:p>
          </table:table-cell>
          <table:table-cell office:value-type="float" office:value="0.00000000003478" calcext:value-type="float">
            <text:p>3,478E-11</text:p>
          </table:table-cell>
          <table:table-cell office:value-type="float" office:value="3.457E-060" calcext:value-type="float">
            <text:p>3,457E-60</text:p>
          </table:table-cell>
          <table:table-cell office:value-type="float" office:value="4.751E-059" calcext:value-type="float">
            <text:p>4,751E-59</text:p>
          </table:table-cell>
          <table:table-cell office:value-type="float" office:value="0.000000000008001" calcext:value-type="float">
            <text:p>8,001E-12</text:p>
          </table:table-cell>
          <table:table-cell office:value-type="float" office:value="8.313E-055" calcext:value-type="float">
            <text:p>8,313E-55</text:p>
          </table:table-cell>
          <table:table-cell office:value-type="float" office:value="2.276E-041" calcext:value-type="float">
            <text:p>2,276E-41</text:p>
          </table:table-cell>
          <table:table-cell office:value-type="float" office:value="1.368E-056" calcext:value-type="float">
            <text:p>1,368E-56</text:p>
          </table:table-cell>
          <table:table-cell office:value-type="float" office:value="4.459E-024" calcext:value-type="float">
            <text:p>4,459E-24</text:p>
          </table:table-cell>
          <table:table-cell office:value-type="float" office:value="3.07E-016" calcext:value-type="float">
            <text:p>3,07E-16</text:p>
          </table:table-cell>
          <table:table-cell office:value-type="float" office:value="2.448E-043" calcext:value-type="float">
            <text:p>2,448E-43</text:p>
          </table:table-cell>
          <table:table-cell office:value-type="float" office:value="6.211E-045" calcext:value-type="float">
            <text:p>6,211E-45</text:p>
          </table:table-cell>
          <table:table-cell office:value-type="float" office:value="2.168E-047" calcext:value-type="float">
            <text:p>2,168E-47</text:p>
          </table:table-cell>
          <table:table-cell office:value-type="float" office:value="5.467E-053" calcext:value-type="float">
            <text:p>5,467E-53</text:p>
          </table:table-cell>
          <table:table-cell office:value-type="float" office:value="4.623E-059" calcext:value-type="float">
            <text:p>4,623E-59</text:p>
          </table:table-cell>
          <table:table-cell office:value-type="float" office:value="7.386E-055" calcext:value-type="float">
            <text:p>7,386E-55</text:p>
          </table:table-cell>
          <table:table-cell office:value-type="float" office:value="3.051E-052" calcext:value-type="float">
            <text:p>3,051E-52</text:p>
          </table:table-cell>
          <table:table-cell office:value-type="float" office:value="0.0000000002173" calcext:value-type="float">
            <text:p>2,173E-10</text:p>
          </table:table-cell>
          <table:table-cell office:value-type="float" office:value="1.676E-031" calcext:value-type="float">
            <text:p>1,676E-31</text:p>
          </table:table-cell>
          <table:table-cell office:value-type="float" office:value="3.914E-036" calcext:value-type="float">
            <text:p>3,914E-36</text:p>
          </table:table-cell>
          <table:table-cell office:value-type="float" office:value="2.598E-055" calcext:value-type="float">
            <text:p>2,598E-55</text:p>
          </table:table-cell>
          <table:table-cell office:value-type="float" office:value="3.687E-048" calcext:value-type="float">
            <text:p>3,687E-48</text:p>
          </table:table-cell>
          <table:table-cell office:value-type="float" office:value="0.000000003342" calcext:value-type="float">
            <text:p>3,342E-09</text:p>
          </table:table-cell>
          <table:table-cell office:value-type="float" office:value="4.415E-045" calcext:value-type="float">
            <text:p>4,415E-45</text:p>
          </table:table-cell>
          <table:table-cell office:value-type="float" office:value="3.329E-053" calcext:value-type="float">
            <text:p>3,329E-53</text:p>
          </table:table-cell>
          <table:table-cell office:value-type="float" office:value="1.862E-054" calcext:value-type="float">
            <text:p>1,862E-54</text:p>
          </table:table-cell>
          <table:table-cell office:value-type="float" office:value="0.0000000002596" calcext:value-type="float">
            <text:p>2,596E-10</text:p>
          </table:table-cell>
          <table:table-cell office:value-type="float" office:value="0.00000000000296" calcext:value-type="float">
            <text:p>2,96E-12</text:p>
          </table:table-cell>
          <table:table-cell office:value-type="float" office:value="0.00000000003938" calcext:value-type="float">
            <text:p>3,938E-11</text:p>
          </table:table-cell>
          <table:table-cell office:value-type="float" office:value="1.072E-062" calcext:value-type="float">
            <text:p>1,072E-62</text:p>
          </table:table-cell>
          <table:table-cell office:value-type="float" office:value="7.231E-062" calcext:value-type="float">
            <text:p>7,231E-62</text:p>
          </table:table-cell>
          <table:table-cell office:value-type="float" office:value="2.815E-059" calcext:value-type="float">
            <text:p>2,815E-59</text:p>
          </table:table-cell>
          <table:table-cell office:value-type="float" office:value="4.231E-063" calcext:value-type="float">
            <text:p>4,231E-63</text:p>
          </table:table-cell>
          <table:table-cell office:value-type="float" office:value="1.857E-063" calcext:value-type="float">
            <text:p>1,857E-63</text:p>
          </table:table-cell>
          <table:table-cell office:value-type="float" office:value="6.789E-064" calcext:value-type="float">
            <text:p>6,789E-64</text:p>
          </table:table-cell>
          <table:table-cell office:value-type="float" office:value="4.583E-050" calcext:value-type="float">
            <text:p>4,583E-50</text:p>
          </table:table-cell>
          <table:table-cell office:value-type="float" office:value="5.906E-058" calcext:value-type="float">
            <text:p>5,906E-58</text:p>
          </table:table-cell>
          <table:table-cell office:value-type="float" office:value="3.3E-040" calcext:value-type="float">
            <text:p>3,3E-40</text:p>
          </table:table-cell>
          <table:table-cell office:value-type="float" office:value="5.736E-043" calcext:value-type="float">
            <text:p>5,736E-43</text:p>
          </table:table-cell>
          <table:table-cell office:value-type="float" office:value="1.764E-040" calcext:value-type="float">
            <text:p>1,764E-40</text:p>
          </table:table-cell>
          <table:table-cell office:value-type="float" office:value="0.000000001273" calcext:value-type="float">
            <text:p>1,273E-09</text:p>
          </table:table-cell>
          <table:table-cell office:value-type="float" office:value="0.00000000006945" calcext:value-type="float">
            <text:p>6,945E-11</text:p>
          </table:table-cell>
          <table:table-cell office:value-type="float" office:value="7.411E-050" calcext:value-type="float">
            <text:p>7,411E-50</text:p>
          </table:table-cell>
          <table:table-cell office:value-type="float" office:value="2.63E-043" calcext:value-type="float">
            <text:p>2,63E-43</text:p>
          </table:table-cell>
          <table:table-cell office:value-type="float" office:value="1.661E-040" calcext:value-type="float">
            <text:p>1,661E-40</text:p>
          </table:table-cell>
          <table:table-cell office:value-type="float" office:value="0.00000000002835" calcext:value-type="float">
            <text:p>2,835E-11</text:p>
          </table:table-cell>
          <table:table-cell office:value-type="float" office:value="4.157E-059" calcext:value-type="float">
            <text:p>4,157E-59</text:p>
          </table:table-cell>
          <table:table-cell office:value-type="float" office:value="3.185E-060" calcext:value-type="float">
            <text:p>3,185E-60</text:p>
          </table:table-cell>
          <table:table-cell office:value-type="float" office:value="2.296E-026" calcext:value-type="float">
            <text:p>2,296E-26</text:p>
          </table:table-cell>
          <table:table-cell office:value-type="float" office:value="5.625E-030" calcext:value-type="float">
            <text:p>5,625E-30</text:p>
          </table:table-cell>
          <table:table-cell office:value-type="float" office:value="1.623E-028" calcext:value-type="float">
            <text:p>1,623E-28</text:p>
          </table:table-cell>
          <table:table-cell office:value-type="float" office:value="3.586E-031" calcext:value-type="float">
            <text:p>3,586E-31</text:p>
          </table:table-cell>
          <table:table-cell office:value-type="float" office:value="7E-030" calcext:value-type="float">
            <text:p>7E-30</text:p>
          </table:table-cell>
          <table:table-cell office:value-type="float" office:value="4.036E-029" calcext:value-type="float">
            <text:p>4,036E-29</text:p>
          </table:table-cell>
          <table:table-cell office:value-type="float" office:value="1.485E-028" calcext:value-type="float">
            <text:p>1,485E-28</text:p>
          </table:table-cell>
          <table:table-cell office:value-type="float" office:value="1.449E-028" calcext:value-type="float">
            <text:p>1,449E-28</text:p>
          </table:table-cell>
          <table:table-cell office:value-type="float" office:value="6.271E-058" calcext:value-type="float">
            <text:p>6,271E-58</text:p>
          </table:table-cell>
          <table:table-cell office:value-type="float" office:value="1.423E-051" calcext:value-type="float">
            <text:p>1,423E-51</text:p>
          </table:table-cell>
          <table:table-cell office:value-type="float" office:value="5.181E-053" calcext:value-type="float">
            <text:p>5,181E-53</text:p>
          </table:table-cell>
          <table:table-cell office:value-type="float" office:value="2.001E-060" calcext:value-type="float">
            <text:p>2,001E-60</text:p>
          </table:table-cell>
          <table:table-cell office:value-type="float" office:value="7.416E-062" calcext:value-type="float">
            <text:p>7,416E-62</text:p>
          </table:table-cell>
          <table:table-cell office:value-type="float" office:value="2.389E-060" calcext:value-type="float">
            <text:p>2,389E-60</text:p>
          </table:table-cell>
          <table:table-cell office:value-type="float" office:value="2.418E-059" calcext:value-type="float">
            <text:p>2,418E-59</text:p>
          </table:table-cell>
          <table:table-cell office:value-type="float" office:value="3.07E-046" calcext:value-type="float">
            <text:p>3,07E-46</text:p>
          </table:table-cell>
          <table:table-cell office:value-type="float" office:value="1.573E-055" calcext:value-type="float">
            <text:p>1,573E-55</text:p>
          </table:table-cell>
          <table:table-cell office:value-type="float" office:value="7.122E-041" calcext:value-type="float">
            <text:p>7,122E-41</text:p>
          </table:table-cell>
          <table:table-cell office:value-type="float" office:value="8.859E-054" calcext:value-type="float">
            <text:p>8,859E-54</text:p>
          </table:table-cell>
          <table:table-cell office:value-type="float" office:value="2.684E-060" calcext:value-type="float">
            <text:p>2,684E-60</text:p>
          </table:table-cell>
          <table:table-cell office:value-type="float" office:value="1.24E-057" calcext:value-type="float">
            <text:p>1,24E-57</text:p>
          </table:table-cell>
          <table:table-cell office:value-type="float" office:value="1.11E-050" calcext:value-type="float">
            <text:p>1,11E-50</text:p>
          </table:table-cell>
          <table:table-cell office:value-type="float" office:value="7.981E-058" calcext:value-type="float">
            <text:p>7,981E-58</text:p>
          </table:table-cell>
          <table:table-cell office:value-type="float" office:value="3.636E-060" calcext:value-type="float">
            <text:p>3,636E-60</text:p>
          </table:table-cell>
          <table:table-cell office:value-type="float" office:value="1.174E-055" calcext:value-type="float">
            <text:p>1,174E-55</text:p>
          </table:table-cell>
          <table:table-cell office:value-type="float" office:value="5.139E-051" calcext:value-type="float">
            <text:p>5,139E-51</text:p>
          </table:table-cell>
          <table:table-cell office:value-type="float" office:value="1.651E-056" calcext:value-type="float">
            <text:p>1,651E-56</text:p>
          </table:table-cell>
          <table:table-cell office:value-type="float" office:value="4.259E-054" calcext:value-type="float">
            <text:p>4,259E-54</text:p>
          </table:table-cell>
          <table:table-cell office:value-type="float" office:value="5.733E-055" calcext:value-type="float">
            <text:p>5,733E-55</text:p>
          </table:table-cell>
          <table:table-cell office:value-type="float" office:value="2.115E-055" calcext:value-type="float">
            <text:p>2,115E-55</text:p>
          </table:table-cell>
          <table:table-cell office:value-type="float" office:value="2.347E-048" calcext:value-type="float">
            <text:p>2,347E-48</text:p>
          </table:table-cell>
          <table:table-cell office:value-type="float" office:value="4.048E-049" calcext:value-type="float">
            <text:p>4,048E-49</text:p>
          </table:table-cell>
          <table:table-cell office:value-type="float" office:value="1.15E-045" calcext:value-type="float">
            <text:p>1,15E-45</text:p>
          </table:table-cell>
          <table:table-cell office:value-type="float" office:value="4.132E-047" calcext:value-type="float">
            <text:p>4,132E-47</text:p>
          </table:table-cell>
          <table:table-cell office:value-type="float" office:value="4.714E-055" calcext:value-type="float">
            <text:p>4,714E-55</text:p>
          </table:table-cell>
          <table:table-cell office:value-type="float" office:value="8.12E-052" calcext:value-type="float">
            <text:p>8,12E-52</text:p>
          </table:table-cell>
          <table:table-cell office:value-type="float" office:value="2.523E-047" calcext:value-type="float">
            <text:p>2,523E-47</text:p>
          </table:table-cell>
          <table:table-cell office:value-type="float" office:value="6.325E-047" calcext:value-type="float">
            <text:p>6,325E-47</text:p>
          </table:table-cell>
          <table:table-cell office:value-type="float" office:value="3.087E-031" calcext:value-type="float">
            <text:p>3,087E-31</text:p>
          </table:table-cell>
          <table:table-cell office:value-type="float" office:value="5.519E-034" calcext:value-type="float">
            <text:p>5,519E-34</text:p>
          </table:table-cell>
          <table:table-cell office:value-type="float" office:value="8.926E-065" calcext:value-type="float">
            <text:p>8,926E-65</text:p>
          </table:table-cell>
          <table:table-cell office:value-type="float" office:value="6.702E-059" calcext:value-type="float">
            <text:p>6,702E-59</text:p>
          </table:table-cell>
          <table:table-cell office:value-type="float" office:value="1.746E-058" calcext:value-type="float">
            <text:p>1,746E-58</text:p>
          </table:table-cell>
          <table:table-cell office:value-type="float" office:value="1.481E-017" calcext:value-type="float">
            <text:p>1,481E-17</text:p>
          </table:table-cell>
          <table:table-cell office:value-type="float" office:value="1.61E-068" calcext:value-type="float">
            <text:p>1,61E-68</text:p>
          </table:table-cell>
          <table:table-cell office:value-type="float" office:value="5.499E-048" calcext:value-type="float">
            <text:p>5,499E-48</text:p>
          </table:table-cell>
          <table:table-cell office:value-type="float" office:value="2.94E-060" calcext:value-type="float">
            <text:p>2,94E-60</text:p>
          </table:table-cell>
          <table:table-cell office:value-type="float" office:value="6.917E-058" calcext:value-type="float">
            <text:p>6,917E-58</text:p>
          </table:table-cell>
          <table:table-cell office:value-type="float" office:value="1.564E-053" calcext:value-type="float">
            <text:p>1,564E-53</text:p>
          </table:table-cell>
          <table:table-cell office:value-type="float" office:value="2.45E-056" calcext:value-type="float">
            <text:p>2,45E-56</text:p>
          </table:table-cell>
          <table:table-cell office:value-type="float" office:value="2.652E-046" calcext:value-type="float">
            <text:p>2,652E-46</text:p>
          </table:table-cell>
          <table:table-cell office:value-type="float" office:value="1.034E-055" calcext:value-type="float">
            <text:p>1,034E-55</text:p>
          </table:table-cell>
          <table:table-cell office:value-type="float" office:value="1.582E-050" calcext:value-type="float">
            <text:p>1,582E-50</text:p>
          </table:table-cell>
          <table:table-cell office:value-type="float" office:value="3.07E-046" calcext:value-type="float">
            <text:p>3,07E-46</text:p>
          </table:table-cell>
          <table:table-cell office:value-type="float" office:value="1.247E-062" calcext:value-type="float">
            <text:p>1,247E-62</text:p>
          </table:table-cell>
          <table:table-cell office:value-type="float" office:value="2.05E-015" calcext:value-type="float">
            <text:p>2,05E-15</text:p>
          </table:table-cell>
          <table:table-cell office:value-type="float" office:value="2.592E-028" calcext:value-type="float">
            <text:p>2,592E-28</text:p>
          </table:table-cell>
          <table:table-cell office:value-type="float" office:value="1.68E-047" calcext:value-type="float">
            <text:p>1,68E-47</text:p>
          </table:table-cell>
          <table:table-cell office:value-type="float" office:value="2.402E-050" calcext:value-type="float">
            <text:p>2,402E-50</text:p>
          </table:table-cell>
          <table:table-cell office:value-type="float" office:value="3.321E-052" calcext:value-type="float">
            <text:p>3,321E-52</text:p>
          </table:table-cell>
          <table:table-cell office:value-type="float" office:value="6.74E-043" calcext:value-type="float">
            <text:p>6,74E-43</text:p>
          </table:table-cell>
          <table:table-cell office:value-type="float" office:value="2.807E-049" calcext:value-type="float">
            <text:p>2,807E-49</text:p>
          </table:table-cell>
          <table:table-cell office:value-type="float" office:value="7.319E-044" calcext:value-type="float">
            <text:p>7,319E-44</text:p>
          </table:table-cell>
          <table:table-cell office:value-type="float" office:value="1.524E-059" calcext:value-type="float">
            <text:p>1,524E-59</text:p>
          </table:table-cell>
          <table:table-cell office:value-type="float" office:value="5.539E-050" calcext:value-type="float">
            <text:p>5,539E-50</text:p>
          </table:table-cell>
          <table:table-cell office:value-type="float" office:value="2.219E-063" calcext:value-type="float">
            <text:p>2,219E-63</text:p>
          </table:table-cell>
          <table:table-cell office:value-type="float" office:value="1.703E-032" calcext:value-type="float">
            <text:p>1,703E-32</text:p>
          </table:table-cell>
        </table:table-row>
        <table:table-row table:style-name="ro1">
          <table:table-cell office:value-type="string" calcext:value-type="string">
            <text:p>HG02562_GWD</text:p>
          </table:table-cell>
          <table:table-cell office:value-type="float" office:value="55" calcext:value-type="float">
            <text:p>55</text:p>
          </table:table-cell>
          <table:table-cell office:value-type="float" office:value="1.35E-068" calcext:value-type="float">
            <text:p>1,35E-68</text:p>
          </table:table-cell>
          <table:table-cell office:value-type="float" office:value="2.557E-071" calcext:value-type="float">
            <text:p>2,557E-71</text:p>
          </table:table-cell>
          <table:table-cell office:value-type="float" office:value="1.58E-066" calcext:value-type="float">
            <text:p>1,58E-66</text:p>
          </table:table-cell>
          <table:table-cell office:value-type="float" office:value="0.000000003715" calcext:value-type="float">
            <text:p>3,715E-09</text:p>
          </table:table-cell>
          <table:table-cell office:value-type="float" office:value="0.0000000001932" calcext:value-type="float">
            <text:p>1,932E-10</text:p>
          </table:table-cell>
          <table:table-cell office:value-type="float" office:value="2.678E-069" calcext:value-type="float">
            <text:p>2,678E-69</text:p>
          </table:table-cell>
          <table:table-cell office:value-type="float" office:value="8.955E-067" calcext:value-type="float">
            <text:p>8,955E-67</text:p>
          </table:table-cell>
          <table:table-cell office:value-type="float" office:value="4.144E-069" calcext:value-type="float">
            <text:p>4,144E-69</text:p>
          </table:table-cell>
          <table:table-cell office:value-type="float" office:value="1.624E-062" calcext:value-type="float">
            <text:p>1,624E-62</text:p>
          </table:table-cell>
          <table:table-cell office:value-type="float" office:value="8.812E-055" calcext:value-type="float">
            <text:p>8,812E-55</text:p>
          </table:table-cell>
          <table:table-cell office:value-type="float" office:value="1.8E-065" calcext:value-type="float">
            <text:p>1,8E-65</text:p>
          </table:table-cell>
          <table:table-cell office:value-type="float" office:value="6.951E-099" calcext:value-type="float">
            <text:p>6,951E-99</text:p>
          </table:table-cell>
          <table:table-cell office:value-type="float" office:value="2.242E-019" calcext:value-type="float">
            <text:p>2,242E-19</text:p>
          </table:table-cell>
          <table:table-cell office:value-type="float" office:value="8.77E-047" calcext:value-type="float">
            <text:p>8,77E-47</text:p>
          </table:table-cell>
          <table:table-cell office:value-type="float" office:value="2.087E-059" calcext:value-type="float">
            <text:p>2,087E-59</text:p>
          </table:table-cell>
          <table:table-cell office:value-type="float" office:value="9.474E-068" calcext:value-type="float">
            <text:p>9,474E-68</text:p>
          </table:table-cell>
          <table:table-cell office:value-type="float" office:value="2.551E-063" calcext:value-type="float">
            <text:p>2,551E-63</text:p>
          </table:table-cell>
          <table:table-cell office:value-type="float" office:value="4.958E-068" calcext:value-type="float">
            <text:p>4,958E-68</text:p>
          </table:table-cell>
          <table:table-cell office:value-type="float" office:value="1.415E-077" calcext:value-type="float">
            <text:p>1,415E-77</text:p>
          </table:table-cell>
          <table:table-cell office:value-type="float" office:value="1.169E-050" calcext:value-type="float">
            <text:p>1,169E-50</text:p>
          </table:table-cell>
          <table:table-cell office:value-type="float" office:value="2.364E-071" calcext:value-type="float">
            <text:p>2,364E-71</text:p>
          </table:table-cell>
          <table:table-cell office:value-type="float" office:value="3.16E-076" calcext:value-type="float">
            <text:p>3,16E-76</text:p>
          </table:table-cell>
          <table:table-cell office:value-type="float" office:value="7.953E-090" calcext:value-type="float">
            <text:p>7,953E-90</text:p>
          </table:table-cell>
          <table:table-cell office:value-type="float" office:value="1.594E-082" calcext:value-type="float">
            <text:p>1,594E-82</text:p>
          </table:table-cell>
          <table:table-cell office:value-type="float" office:value="3.442E-100" calcext:value-type="float">
            <text:p>3,442E-100</text:p>
          </table:table-cell>
          <table:table-cell office:value-type="float" office:value="0.00000002666" calcext:value-type="float">
            <text:p>2,666E-08</text:p>
          </table:table-cell>
          <table:table-cell office:value-type="float" office:value="1.545E-046" calcext:value-type="float">
            <text:p>1,545E-46</text:p>
          </table:table-cell>
          <table:table-cell office:value-type="float" office:value="2.069E-049" calcext:value-type="float">
            <text:p>2,069E-49</text:p>
          </table:table-cell>
          <table:table-cell office:value-type="float" office:value="1.534E-069" calcext:value-type="float">
            <text:p>1,534E-69</text:p>
          </table:table-cell>
          <table:table-cell office:value-type="float" office:value="3.35E-070" calcext:value-type="float">
            <text:p>3,35E-70</text:p>
          </table:table-cell>
          <table:table-cell office:value-type="float" office:value="1.446E-052" calcext:value-type="float">
            <text:p>1,446E-52</text:p>
          </table:table-cell>
          <table:table-cell office:value-type="float" office:value="2.778E-067" calcext:value-type="float">
            <text:p>2,778E-67</text:p>
          </table:table-cell>
          <table:table-cell office:value-type="float" office:value="4.032E-050" calcext:value-type="float">
            <text:p>4,032E-50</text:p>
          </table:table-cell>
          <table:table-cell office:value-type="float" office:value="1.496E-044" calcext:value-type="float">
            <text:p>1,496E-44</text:p>
          </table:table-cell>
          <table:table-cell office:value-type="float" office:value="2.209E-053" calcext:value-type="float">
            <text:p>2,209E-53</text:p>
          </table:table-cell>
          <table:table-cell office:value-type="float" office:value="4.394E-057" calcext:value-type="float">
            <text:p>4,394E-57</text:p>
          </table:table-cell>
          <table:table-cell office:value-type="float" office:value="5.701E-045" calcext:value-type="float">
            <text:p>5,701E-45</text:p>
          </table:table-cell>
          <table:table-cell office:value-type="float" office:value="1.284E-065" calcext:value-type="float">
            <text:p>1,284E-65</text:p>
          </table:table-cell>
          <table:table-cell office:value-type="float" office:value="0.00000009413" calcext:value-type="float">
            <text:p>9,413E-08</text:p>
          </table:table-cell>
          <table:table-cell office:value-type="float" office:value="0.00000002998" calcext:value-type="float">
            <text:p>2,998E-08</text:p>
          </table:table-cell>
          <table:table-cell office:value-type="float" office:value="0.00000000002556" calcext:value-type="float">
            <text:p>2,556E-11</text:p>
          </table:table-cell>
          <table:table-cell office:value-type="float" office:value="0.00000004978" calcext:value-type="float">
            <text:p>4,978E-08</text:p>
          </table:table-cell>
          <table:table-cell office:value-type="float" office:value="3.474E-063" calcext:value-type="float">
            <text:p>3,474E-63</text:p>
          </table:table-cell>
          <table:table-cell office:value-type="float" office:value="4.137E-066" calcext:value-type="float">
            <text:p>4,137E-66</text:p>
          </table:table-cell>
          <table:table-cell office:value-type="float" office:value="6.207E-057" calcext:value-type="float">
            <text:p>6,207E-57</text:p>
          </table:table-cell>
          <table:table-cell office:value-type="float" office:value="2.611E-060" calcext:value-type="float">
            <text:p>2,611E-60</text:p>
          </table:table-cell>
          <table:table-cell office:value-type="float" office:value="0.00000001168" calcext:value-type="float">
            <text:p>1,168E-08</text:p>
          </table:table-cell>
          <table:table-cell office:value-type="float" office:value="1.529E-068" calcext:value-type="float">
            <text:p>1,529E-68</text:p>
          </table:table-cell>
          <table:table-cell office:value-type="float" office:value="1.361E-066" calcext:value-type="float">
            <text:p>1,361E-66</text:p>
          </table:table-cell>
          <table:table-cell office:value-type="float" office:value="0.000000000162" calcext:value-type="float">
            <text:p>1,62E-10</text:p>
          </table:table-cell>
          <table:table-cell office:value-type="float" office:value="1.604E-060" calcext:value-type="float">
            <text:p>1,604E-60</text:p>
          </table:table-cell>
          <table:table-cell office:value-type="float" office:value="4.744E-047" calcext:value-type="float">
            <text:p>4,744E-47</text:p>
          </table:table-cell>
          <table:table-cell office:value-type="float" office:value="1.005E-064" calcext:value-type="float">
            <text:p>1,005E-64</text:p>
          </table:table-cell>
          <table:table-cell office:value-type="float" office:value="2.577E-027" calcext:value-type="float">
            <text:p>2,577E-27</text:p>
          </table:table-cell>
          <table:table-cell office:value-type="float" office:value="7.713E-019" calcext:value-type="float">
            <text:p>7,713E-19</text:p>
          </table:table-cell>
          <table:table-cell office:value-type="float" office:value="5.288E-049" calcext:value-type="float">
            <text:p>5,288E-49</text:p>
          </table:table-cell>
          <table:table-cell office:value-type="float" office:value="1.613E-052" calcext:value-type="float">
            <text:p>1,613E-52</text:p>
          </table:table-cell>
          <table:table-cell office:value-type="float" office:value="7.567E-054" calcext:value-type="float">
            <text:p>7,567E-54</text:p>
          </table:table-cell>
          <table:table-cell office:value-type="float" office:value="3.036E-059" calcext:value-type="float">
            <text:p>3,036E-59</text:p>
          </table:table-cell>
          <table:table-cell office:value-type="float" office:value="2.882E-063" calcext:value-type="float">
            <text:p>2,882E-63</text:p>
          </table:table-cell>
          <table:table-cell office:value-type="float" office:value="1.857E-060" calcext:value-type="float">
            <text:p>1,857E-60</text:p>
          </table:table-cell>
          <table:table-cell office:value-type="float" office:value="9.203E-058" calcext:value-type="float">
            <text:p>9,203E-58</text:p>
          </table:table-cell>
          <table:table-cell office:value-type="float" office:value="0.00000004038" calcext:value-type="float">
            <text:p>4,038E-08</text:p>
          </table:table-cell>
          <table:table-cell office:value-type="float" office:value="8.694E-035" calcext:value-type="float">
            <text:p>8,694E-35</text:p>
          </table:table-cell>
          <table:table-cell office:value-type="float" office:value="1.343E-040" calcext:value-type="float">
            <text:p>1,343E-40</text:p>
          </table:table-cell>
          <table:table-cell office:value-type="float" office:value="3.669E-061" calcext:value-type="float">
            <text:p>3,669E-61</text:p>
          </table:table-cell>
          <table:table-cell office:value-type="float" office:value="2.435E-055" calcext:value-type="float">
            <text:p>2,435E-55</text:p>
          </table:table-cell>
          <table:table-cell office:value-type="float" office:value="0.000000004421" calcext:value-type="float">
            <text:p>4,421E-09</text:p>
          </table:table-cell>
          <table:table-cell office:value-type="float" office:value="6.131E-052" calcext:value-type="float">
            <text:p>6,131E-52</text:p>
          </table:table-cell>
          <table:table-cell office:value-type="float" office:value="2.471E-060" calcext:value-type="float">
            <text:p>2,471E-60</text:p>
          </table:table-cell>
          <table:table-cell office:value-type="float" office:value="1.589E-060" calcext:value-type="float">
            <text:p>1,589E-60</text:p>
          </table:table-cell>
          <table:table-cell office:value-type="float" office:value="0.00000002141" calcext:value-type="float">
            <text:p>2,141E-08</text:p>
          </table:table-cell>
          <table:table-cell office:value-type="float" office:value="0.000000000003315" calcext:value-type="float">
            <text:p>3,315E-12</text:p>
          </table:table-cell>
          <table:table-cell office:value-type="float" office:value="0.00000003251" calcext:value-type="float">
            <text:p>3,251E-08</text:p>
          </table:table-cell>
          <table:table-cell office:value-type="float" office:value="6.745E-071" calcext:value-type="float">
            <text:p>6,745E-71</text:p>
          </table:table-cell>
          <table:table-cell office:value-type="float" office:value="5.003E-068" calcext:value-type="float">
            <text:p>5,003E-68</text:p>
          </table:table-cell>
          <table:table-cell office:value-type="float" office:value="1.551E-065" calcext:value-type="float">
            <text:p>1,551E-65</text:p>
          </table:table-cell>
          <table:table-cell office:value-type="float" office:value="1.401E-070" calcext:value-type="float">
            <text:p>1,401E-70</text:p>
          </table:table-cell>
          <table:table-cell office:value-type="float" office:value="8.385E-072" calcext:value-type="float">
            <text:p>8,385E-72</text:p>
          </table:table-cell>
          <table:table-cell office:value-type="float" office:value="7.016E-073" calcext:value-type="float">
            <text:p>7,016E-73</text:p>
          </table:table-cell>
          <table:table-cell office:value-type="float" office:value="2.036E-056" calcext:value-type="float">
            <text:p>2,036E-56</text:p>
          </table:table-cell>
          <table:table-cell office:value-type="float" office:value="5.985E-065" calcext:value-type="float">
            <text:p>5,985E-65</text:p>
          </table:table-cell>
          <table:table-cell office:value-type="float" office:value="1.151E-047" calcext:value-type="float">
            <text:p>1,151E-47</text:p>
          </table:table-cell>
          <table:table-cell office:value-type="float" office:value="3.855E-049" calcext:value-type="float">
            <text:p>3,855E-49</text:p>
          </table:table-cell>
          <table:table-cell office:value-type="float" office:value="2.388E-046" calcext:value-type="float">
            <text:p>2,388E-46</text:p>
          </table:table-cell>
          <table:table-cell office:value-type="float" office:value="0.00000004058" calcext:value-type="float">
            <text:p>4,058E-08</text:p>
          </table:table-cell>
          <table:table-cell office:value-type="float" office:value="0.0000001863" calcext:value-type="float">
            <text:p>1,863E-07</text:p>
          </table:table-cell>
          <table:table-cell office:value-type="float" office:value="1.972E-056" calcext:value-type="float">
            <text:p>1,972E-56</text:p>
          </table:table-cell>
          <table:table-cell office:value-type="float" office:value="2.527E-048" calcext:value-type="float">
            <text:p>2,527E-48</text:p>
          </table:table-cell>
          <table:table-cell office:value-type="float" office:value="7.729E-046" calcext:value-type="float">
            <text:p>7,729E-46</text:p>
          </table:table-cell>
          <table:table-cell office:value-type="float" office:value="0.00000002457" calcext:value-type="float">
            <text:p>2,457E-08</text:p>
          </table:table-cell>
          <table:table-cell office:value-type="float" office:value="2.988E-068" calcext:value-type="float">
            <text:p>2,988E-68</text:p>
          </table:table-cell>
          <table:table-cell office:value-type="float" office:value="2.535E-067" calcext:value-type="float">
            <text:p>2,535E-67</text:p>
          </table:table-cell>
          <table:table-cell office:value-type="float" office:value="4.825E-031" calcext:value-type="float">
            <text:p>4,825E-31</text:p>
          </table:table-cell>
          <table:table-cell office:value-type="float" office:value="2.285E-034" calcext:value-type="float">
            <text:p>2,285E-34</text:p>
          </table:table-cell>
          <table:table-cell office:value-type="float" office:value="1.131E-032" calcext:value-type="float">
            <text:p>1,131E-32</text:p>
          </table:table-cell>
          <table:table-cell office:value-type="float" office:value="4.216E-035" calcext:value-type="float">
            <text:p>4,216E-35</text:p>
          </table:table-cell>
          <table:table-cell office:value-type="float" office:value="1.198E-034" calcext:value-type="float">
            <text:p>1,198E-34</text:p>
          </table:table-cell>
          <table:table-cell office:value-type="float" office:value="7.552E-032" calcext:value-type="float">
            <text:p>7,552E-32</text:p>
          </table:table-cell>
          <table:table-cell office:value-type="float" office:value="7.345E-032" calcext:value-type="float">
            <text:p>7,345E-32</text:p>
          </table:table-cell>
          <table:table-cell office:value-type="float" office:value="1.644E-032" calcext:value-type="float">
            <text:p>1,644E-32</text:p>
          </table:table-cell>
          <table:table-cell office:value-type="float" office:value="8.752E-067" calcext:value-type="float">
            <text:p>8,752E-67</text:p>
          </table:table-cell>
          <table:table-cell office:value-type="float" office:value="7.927E-059" calcext:value-type="float">
            <text:p>7,927E-59</text:p>
          </table:table-cell>
          <table:table-cell office:value-type="float" office:value="1.337E-060" calcext:value-type="float">
            <text:p>1,337E-60</text:p>
          </table:table-cell>
          <table:table-cell office:value-type="float" office:value="8.312E-070" calcext:value-type="float">
            <text:p>8,312E-70</text:p>
          </table:table-cell>
          <table:table-cell office:value-type="float" office:value="1.327E-071" calcext:value-type="float">
            <text:p>1,327E-71</text:p>
          </table:table-cell>
          <table:table-cell office:value-type="float" office:value="8.183E-068" calcext:value-type="float">
            <text:p>8,183E-68</text:p>
          </table:table-cell>
          <table:table-cell office:value-type="float" office:value="1.987E-066" calcext:value-type="float">
            <text:p>1,987E-66</text:p>
          </table:table-cell>
          <table:table-cell office:value-type="float" office:value="2.762E-051" calcext:value-type="float">
            <text:p>2,762E-51</text:p>
          </table:table-cell>
          <table:table-cell office:value-type="float" office:value="2.967E-061" calcext:value-type="float">
            <text:p>2,967E-61</text:p>
          </table:table-cell>
          <table:table-cell office:value-type="float" office:value="1.269E-045" calcext:value-type="float">
            <text:p>1,269E-45</text:p>
          </table:table-cell>
          <table:table-cell office:value-type="float" office:value="1.778E-061" calcext:value-type="float">
            <text:p>1,778E-61</text:p>
          </table:table-cell>
          <table:table-cell office:value-type="float" office:value="3.278E-068" calcext:value-type="float">
            <text:p>3,278E-68</text:p>
          </table:table-cell>
          <table:table-cell office:value-type="float" office:value="1.256E-065" calcext:value-type="float">
            <text:p>1,256E-65</text:p>
          </table:table-cell>
          <table:table-cell office:value-type="float" office:value="2.749E-057" calcext:value-type="float">
            <text:p>2,749E-57</text:p>
          </table:table-cell>
          <table:table-cell office:value-type="float" office:value="1.05E-065" calcext:value-type="float">
            <text:p>1,05E-65</text:p>
          </table:table-cell>
          <table:table-cell office:value-type="float" office:value="5.252E-069" calcext:value-type="float">
            <text:p>5,252E-69</text:p>
          </table:table-cell>
          <table:table-cell office:value-type="float" office:value="1.536E-063" calcext:value-type="float">
            <text:p>1,536E-63</text:p>
          </table:table-cell>
          <table:table-cell office:value-type="float" office:value="7.64E-059" calcext:value-type="float">
            <text:p>7,64E-59</text:p>
          </table:table-cell>
          <table:table-cell office:value-type="float" office:value="1.146E-065" calcext:value-type="float">
            <text:p>1,146E-65</text:p>
          </table:table-cell>
          <table:table-cell office:value-type="float" office:value="8.491E-061" calcext:value-type="float">
            <text:p>8,491E-61</text:p>
          </table:table-cell>
          <table:table-cell office:value-type="float" office:value="1.024E-062" calcext:value-type="float">
            <text:p>1,024E-62</text:p>
          </table:table-cell>
          <table:table-cell office:value-type="float" office:value="3.471E-062" calcext:value-type="float">
            <text:p>3,471E-62</text:p>
          </table:table-cell>
          <table:table-cell office:value-type="float" office:value="1.154E-054" calcext:value-type="float">
            <text:p>1,154E-54</text:p>
          </table:table-cell>
          <table:table-cell office:value-type="float" office:value="1.993E-057" calcext:value-type="float">
            <text:p>1,993E-57</text:p>
          </table:table-cell>
          <table:table-cell office:value-type="float" office:value="2.472E-052" calcext:value-type="float">
            <text:p>2,472E-52</text:p>
          </table:table-cell>
          <table:table-cell office:value-type="float" office:value="1.655E-053" calcext:value-type="float">
            <text:p>1,655E-53</text:p>
          </table:table-cell>
          <table:table-cell office:value-type="float" office:value="6.217E-063" calcext:value-type="float">
            <text:p>6,217E-63</text:p>
          </table:table-cell>
          <table:table-cell office:value-type="float" office:value="2.034E-060" calcext:value-type="float">
            <text:p>2,034E-60</text:p>
          </table:table-cell>
          <table:table-cell office:value-type="float" office:value="4.721E-054" calcext:value-type="float">
            <text:p>4,721E-54</text:p>
          </table:table-cell>
          <table:table-cell office:value-type="float" office:value="7.372E-053" calcext:value-type="float">
            <text:p>7,372E-53</text:p>
          </table:table-cell>
          <table:table-cell office:value-type="float" office:value="2.255E-035" calcext:value-type="float">
            <text:p>2,255E-35</text:p>
          </table:table-cell>
          <table:table-cell office:value-type="float" office:value="9.66E-039" calcext:value-type="float">
            <text:p>9,66E-39</text:p>
          </table:table-cell>
          <table:table-cell office:value-type="float" office:value="5.611E-074" calcext:value-type="float">
            <text:p>5,611E-74</text:p>
          </table:table-cell>
          <table:table-cell office:value-type="float" office:value="2.496E-071" calcext:value-type="float">
            <text:p>2,496E-71</text:p>
          </table:table-cell>
          <table:table-cell office:value-type="float" office:value="1.784E-065" calcext:value-type="float">
            <text:p>1,784E-65</text:p>
          </table:table-cell>
          <table:table-cell office:value-type="float" office:value="7.585E-018" calcext:value-type="float">
            <text:p>7,585E-18</text:p>
          </table:table-cell>
          <table:table-cell office:value-type="float" office:value="9.205E-074" calcext:value-type="float">
            <text:p>9,205E-74</text:p>
          </table:table-cell>
          <table:table-cell office:value-type="float" office:value="2.488E-053" calcext:value-type="float">
            <text:p>2,488E-53</text:p>
          </table:table-cell>
          <table:table-cell office:value-type="float" office:value="3.287E-068" calcext:value-type="float">
            <text:p>3,287E-68</text:p>
          </table:table-cell>
          <table:table-cell office:value-type="float" office:value="2.045E-065" calcext:value-type="float">
            <text:p>2,045E-65</text:p>
          </table:table-cell>
          <table:table-cell office:value-type="float" office:value="2.667E-061" calcext:value-type="float">
            <text:p>2,667E-61</text:p>
          </table:table-cell>
          <table:table-cell office:value-type="float" office:value="2.312E-064" calcext:value-type="float">
            <text:p>2,312E-64</text:p>
          </table:table-cell>
          <table:table-cell office:value-type="float" office:value="2.695E-053" calcext:value-type="float">
            <text:p>2,695E-53</text:p>
          </table:table-cell>
          <table:table-cell office:value-type="float" office:value="8.937E-064" calcext:value-type="float">
            <text:p>8,937E-64</text:p>
          </table:table-cell>
          <table:table-cell office:value-type="float" office:value="1.987E-056" calcext:value-type="float">
            <text:p>1,987E-56</text:p>
          </table:table-cell>
          <table:table-cell office:value-type="float" office:value="2.762E-051" calcext:value-type="float">
            <text:p>2,762E-51</text:p>
          </table:table-cell>
          <table:table-cell office:value-type="float" office:value="2.678E-069" calcext:value-type="float">
            <text:p>2,678E-69</text:p>
          </table:table-cell>
          <table:table-cell office:value-type="float" office:value="4.66E-018" calcext:value-type="float">
            <text:p>4,66E-18</text:p>
          </table:table-cell>
          <table:table-cell office:value-type="float" office:value="1.747E-031" calcext:value-type="float">
            <text:p>1,747E-31</text:p>
          </table:table-cell>
          <table:table-cell office:value-type="float" office:value="5.609E-053" calcext:value-type="float">
            <text:p>5,609E-53</text:p>
          </table:table-cell>
          <table:table-cell office:value-type="float" office:value="4.676E-055" calcext:value-type="float">
            <text:p>4,676E-55</text:p>
          </table:table-cell>
          <table:table-cell office:value-type="float" office:value="2.623E-056" calcext:value-type="float">
            <text:p>2,623E-56</text:p>
          </table:table-cell>
          <table:table-cell office:value-type="float" office:value="6.372E-048" calcext:value-type="float">
            <text:p>6,372E-48</text:p>
          </table:table-cell>
          <table:table-cell office:value-type="float" office:value="6.133E-054" calcext:value-type="float">
            <text:p>6,133E-54</text:p>
          </table:table-cell>
          <table:table-cell office:value-type="float" office:value="4.309E-048" calcext:value-type="float">
            <text:p>4,309E-48</text:p>
          </table:table-cell>
          <table:table-cell office:value-type="float" office:value="3.024E-064" calcext:value-type="float">
            <text:p>3,024E-64</text:p>
          </table:table-cell>
          <table:table-cell office:value-type="float" office:value="1.136E-055" calcext:value-type="float">
            <text:p>1,136E-55</text:p>
          </table:table-cell>
          <table:table-cell office:value-type="float" office:value="5.588E-071" calcext:value-type="float">
            <text:p>5,588E-71</text:p>
          </table:table-cell>
          <table:table-cell office:value-type="float" office:value="3.601E-037" calcext:value-type="float">
            <text:p>3,601E-37</text:p>
          </table:table-cell>
        </table:table-row>
        <table:table-row table:style-name="ro1">
          <table:table-cell office:value-type="string" calcext:value-type="string">
            <text:p>HG03055_MSL</text:p>
          </table:table-cell>
          <table:table-cell office:value-type="float" office:value="55" calcext:value-type="float">
            <text:p>55</text:p>
          </table:table-cell>
          <table:table-cell office:value-type="float" office:value="4.378E-060" calcext:value-type="float">
            <text:p>4,378E-60</text:p>
          </table:table-cell>
          <table:table-cell office:value-type="float" office:value="3.672E-063" calcext:value-type="float">
            <text:p>3,672E-63</text:p>
          </table:table-cell>
          <table:table-cell office:value-type="float" office:value="1.101E-057" calcext:value-type="float">
            <text:p>1,101E-57</text:p>
          </table:table-cell>
          <table:table-cell office:value-type="float" office:value="0.00000000000004309" calcext:value-type="float">
            <text:p>4,309E-14</text:p>
          </table:table-cell>
          <table:table-cell office:value-type="float" office:value="2.959E-016" calcext:value-type="float">
            <text:p>2,959E-16</text:p>
          </table:table-cell>
          <table:table-cell office:value-type="float" office:value="3.563E-065" calcext:value-type="float">
            <text:p>3,563E-65</text:p>
          </table:table-cell>
          <table:table-cell office:value-type="float" office:value="8.263E-057" calcext:value-type="float">
            <text:p>8,263E-57</text:p>
          </table:table-cell>
          <table:table-cell office:value-type="float" office:value="7.839E-060" calcext:value-type="float">
            <text:p>7,839E-60</text:p>
          </table:table-cell>
          <table:table-cell office:value-type="float" office:value="8.674E-054" calcext:value-type="float">
            <text:p>8,674E-54</text:p>
          </table:table-cell>
          <table:table-cell office:value-type="float" office:value="2.699E-050" calcext:value-type="float">
            <text:p>2,699E-50</text:p>
          </table:table-cell>
          <table:table-cell office:value-type="float" office:value="2.046E-054" calcext:value-type="float">
            <text:p>2,046E-54</text:p>
          </table:table-cell>
          <table:table-cell office:value-type="float" office:value="1.539E-083" calcext:value-type="float">
            <text:p>1,539E-83</text:p>
          </table:table-cell>
          <table:table-cell office:value-type="float" office:value="3.856E-021" calcext:value-type="float">
            <text:p>3,856E-21</text:p>
          </table:table-cell>
          <table:table-cell office:value-type="float" office:value="9.483E-047" calcext:value-type="float">
            <text:p>9,483E-47</text:p>
          </table:table-cell>
          <table:table-cell office:value-type="float" office:value="8.973E-056" calcext:value-type="float">
            <text:p>8,973E-56</text:p>
          </table:table-cell>
          <table:table-cell office:value-type="float" office:value="1.056E-062" calcext:value-type="float">
            <text:p>1,056E-62</text:p>
          </table:table-cell>
          <table:table-cell office:value-type="float" office:value="2.548E-059" calcext:value-type="float">
            <text:p>2,548E-59</text:p>
          </table:table-cell>
          <table:table-cell office:value-type="float" office:value="8.855E-066" calcext:value-type="float">
            <text:p>8,855E-66</text:p>
          </table:table-cell>
          <table:table-cell office:value-type="float" office:value="5.459E-072" calcext:value-type="float">
            <text:p>5,459E-72</text:p>
          </table:table-cell>
          <table:table-cell office:value-type="float" office:value="1.81E-043" calcext:value-type="float">
            <text:p>1,81E-43</text:p>
          </table:table-cell>
          <table:table-cell office:value-type="float" office:value="2.484E-058" calcext:value-type="float">
            <text:p>2,484E-58</text:p>
          </table:table-cell>
          <table:table-cell office:value-type="float" office:value="3.314E-065" calcext:value-type="float">
            <text:p>3,314E-65</text:p>
          </table:table-cell>
          <table:table-cell office:value-type="float" office:value="1.176E-075" calcext:value-type="float">
            <text:p>1,176E-75</text:p>
          </table:table-cell>
          <table:table-cell office:value-type="float" office:value="4.308E-068" calcext:value-type="float">
            <text:p>4,308E-68</text:p>
          </table:table-cell>
          <table:table-cell office:value-type="float" office:value="3.715E-081" calcext:value-type="float">
            <text:p>3,715E-81</text:p>
          </table:table-cell>
          <table:table-cell office:value-type="float" office:value="0.000000000002413" calcext:value-type="float">
            <text:p>2,413E-12</text:p>
          </table:table-cell>
          <table:table-cell office:value-type="float" office:value="5.368E-040" calcext:value-type="float">
            <text:p>5,368E-40</text:p>
          </table:table-cell>
          <table:table-cell office:value-type="float" office:value="8.676E-050" calcext:value-type="float">
            <text:p>8,676E-50</text:p>
          </table:table-cell>
          <table:table-cell office:value-type="float" office:value="4.085E-058" calcext:value-type="float">
            <text:p>4,085E-58</text:p>
          </table:table-cell>
          <table:table-cell office:value-type="float" office:value="4.596E-068" calcext:value-type="float">
            <text:p>4,596E-68</text:p>
          </table:table-cell>
          <table:table-cell office:value-type="float" office:value="1.399E-048" calcext:value-type="float">
            <text:p>1,399E-48</text:p>
          </table:table-cell>
          <table:table-cell office:value-type="float" office:value="4.347E-056" calcext:value-type="float">
            <text:p>4,347E-56</text:p>
          </table:table-cell>
          <table:table-cell office:value-type="float" office:value="1.468E-043" calcext:value-type="float">
            <text:p>1,468E-43</text:p>
          </table:table-cell>
          <table:table-cell office:value-type="float" office:value="6.799E-038" calcext:value-type="float">
            <text:p>6,799E-38</text:p>
          </table:table-cell>
          <table:table-cell office:value-type="float" office:value="3.257E-055" calcext:value-type="float">
            <text:p>3,257E-55</text:p>
          </table:table-cell>
          <table:table-cell office:value-type="float" office:value="2.681E-053" calcext:value-type="float">
            <text:p>2,681E-53</text:p>
          </table:table-cell>
          <table:table-cell office:value-type="float" office:value="8.702E-039" calcext:value-type="float">
            <text:p>8,702E-39</text:p>
          </table:table-cell>
          <table:table-cell office:value-type="float" office:value="1.831E-064" calcext:value-type="float">
            <text:p>1,831E-64</text:p>
          </table:table-cell>
          <table:table-cell office:value-type="float" office:value="0.0000000000005841" calcext:value-type="float">
            <text:p>5,841E-13</text:p>
          </table:table-cell>
          <table:table-cell office:value-type="float" office:value="0.000000000007216" calcext:value-type="float">
            <text:p>7,216E-12</text:p>
          </table:table-cell>
          <table:table-cell office:value-type="float" office:value="0.0000000000001817" calcext:value-type="float">
            <text:p>1,817E-13</text:p>
          </table:table-cell>
          <table:table-cell office:value-type="float" office:value="0.000000000001618" calcext:value-type="float">
            <text:p>1,618E-12</text:p>
          </table:table-cell>
          <table:table-cell office:value-type="float" office:value="2.06E-055" calcext:value-type="float">
            <text:p>2,06E-55</text:p>
          </table:table-cell>
          <table:table-cell office:value-type="float" office:value="3.01E-059" calcext:value-type="float">
            <text:p>3,01E-59</text:p>
          </table:table-cell>
          <table:table-cell office:value-type="float" office:value="1.011E-055" calcext:value-type="float">
            <text:p>1,011E-55</text:p>
          </table:table-cell>
          <table:table-cell office:value-type="float" office:value="3.176E-056" calcext:value-type="float">
            <text:p>3,176E-56</text:p>
          </table:table-cell>
          <table:table-cell office:value-type="float" office:value="0.00000000000009261" calcext:value-type="float">
            <text:p>9,261E-14</text:p>
          </table:table-cell>
          <table:table-cell office:value-type="float" office:value="1.25E-059" calcext:value-type="float">
            <text:p>1,25E-59</text:p>
          </table:table-cell>
          <table:table-cell office:value-type="float" office:value="1.913E-062" calcext:value-type="float">
            <text:p>1,913E-62</text:p>
          </table:table-cell>
          <table:table-cell office:value-type="float" office:value="0.00000000000005174" calcext:value-type="float">
            <text:p>5,174E-14</text:p>
          </table:table-cell>
          <table:table-cell office:value-type="float" office:value="4.732E-052" calcext:value-type="float">
            <text:p>4,732E-52</text:p>
          </table:table-cell>
          <table:table-cell office:value-type="float" office:value="3.071E-041" calcext:value-type="float">
            <text:p>3,071E-41</text:p>
          </table:table-cell>
          <table:table-cell office:value-type="float" office:value="9.244E-061" calcext:value-type="float">
            <text:p>9,244E-61</text:p>
          </table:table-cell>
          <table:table-cell office:value-type="float" office:value="5.085E-026" calcext:value-type="float">
            <text:p>5,085E-26</text:p>
          </table:table-cell>
          <table:table-cell office:value-type="float" office:value="4.719E-020" calcext:value-type="float">
            <text:p>4,719E-20</text:p>
          </table:table-cell>
          <table:table-cell office:value-type="float" office:value="1.457E-043" calcext:value-type="float">
            <text:p>1,457E-43</text:p>
          </table:table-cell>
          <table:table-cell office:value-type="float" office:value="2.351E-045" calcext:value-type="float">
            <text:p>2,351E-45</text:p>
          </table:table-cell>
          <table:table-cell office:value-type="float" office:value="5.816E-047" calcext:value-type="float">
            <text:p>5,816E-47</text:p>
          </table:table-cell>
          <table:table-cell office:value-type="float" office:value="2.931E-050" calcext:value-type="float">
            <text:p>2,931E-50</text:p>
          </table:table-cell>
          <table:table-cell office:value-type="float" office:value="5.025E-057" calcext:value-type="float">
            <text:p>5,025E-57</text:p>
          </table:table-cell>
          <table:table-cell office:value-type="float" office:value="1.04E-052" calcext:value-type="float">
            <text:p>1,04E-52</text:p>
          </table:table-cell>
          <table:table-cell office:value-type="float" office:value="4.975E-049" calcext:value-type="float">
            <text:p>4,975E-49</text:p>
          </table:table-cell>
          <table:table-cell office:value-type="float" office:value="0.000000000000694" calcext:value-type="float">
            <text:p>6,94E-13</text:p>
          </table:table-cell>
          <table:table-cell office:value-type="float" office:value="1.362E-035" calcext:value-type="float">
            <text:p>1,362E-35</text:p>
          </table:table-cell>
          <table:table-cell office:value-type="float" office:value="1.334E-039" calcext:value-type="float">
            <text:p>1,334E-39</text:p>
          </table:table-cell>
          <table:table-cell office:value-type="float" office:value="6.47E-059" calcext:value-type="float">
            <text:p>6,47E-59</text:p>
          </table:table-cell>
          <table:table-cell office:value-type="float" office:value="1.24E-054" calcext:value-type="float">
            <text:p>1,24E-54</text:p>
          </table:table-cell>
          <table:table-cell office:value-type="float" office:value="0.000000000001558" calcext:value-type="float">
            <text:p>1,558E-12</text:p>
          </table:table-cell>
          <table:table-cell office:value-type="float" office:value="4.939E-046" calcext:value-type="float">
            <text:p>4,939E-46</text:p>
          </table:table-cell>
          <table:table-cell office:value-type="float" office:value="1.253E-051" calcext:value-type="float">
            <text:p>1,253E-51</text:p>
          </table:table-cell>
          <table:table-cell office:value-type="float" office:value="5.406E-053" calcext:value-type="float">
            <text:p>5,406E-53</text:p>
          </table:table-cell>
          <table:table-cell office:value-type="float" office:value="0.0000000000008396" calcext:value-type="float">
            <text:p>8,396E-13</text:p>
          </table:table-cell>
          <table:table-cell office:value-type="float" office:value="0.00000000000004659" calcext:value-type="float">
            <text:p>4,659E-14</text:p>
          </table:table-cell>
          <table:table-cell office:value-type="float" office:value="0.0000000000006217" calcext:value-type="float">
            <text:p>6,217E-13</text:p>
          </table:table-cell>
          <table:table-cell office:value-type="float" office:value="1.916E-067" calcext:value-type="float">
            <text:p>1,916E-67</text:p>
          </table:table-cell>
          <table:table-cell office:value-type="float" office:value="2.708E-066" calcext:value-type="float">
            <text:p>2,708E-66</text:p>
          </table:table-cell>
          <table:table-cell office:value-type="float" office:value="7.789E-063" calcext:value-type="float">
            <text:p>7,789E-63</text:p>
          </table:table-cell>
          <table:table-cell office:value-type="float" office:value="8.936E-061" calcext:value-type="float">
            <text:p>8,936E-61</text:p>
          </table:table-cell>
          <table:table-cell office:value-type="float" office:value="8.851E-061" calcext:value-type="float">
            <text:p>8,851E-61</text:p>
          </table:table-cell>
          <table:table-cell office:value-type="float" office:value="1.466E-061" calcext:value-type="float">
            <text:p>1,466E-61</text:p>
          </table:table-cell>
          <table:table-cell office:value-type="float" office:value="1.365E-055" calcext:value-type="float">
            <text:p>1,365E-55</text:p>
          </table:table-cell>
          <table:table-cell office:value-type="float" office:value="5.526E-057" calcext:value-type="float">
            <text:p>5,526E-57</text:p>
          </table:table-cell>
          <table:table-cell office:value-type="float" office:value="1.144E-040" calcext:value-type="float">
            <text:p>1,144E-40</text:p>
          </table:table-cell>
          <table:table-cell office:value-type="float" office:value="7.941E-044" calcext:value-type="float">
            <text:p>7,941E-44</text:p>
          </table:table-cell>
          <table:table-cell office:value-type="float" office:value="1.677E-040" calcext:value-type="float">
            <text:p>1,677E-40</text:p>
          </table:table-cell>
          <table:table-cell office:value-type="float" office:value="0.000000000001743" calcext:value-type="float">
            <text:p>1,743E-12</text:p>
          </table:table-cell>
          <table:table-cell office:value-type="float" office:value="0.00000000000347" calcext:value-type="float">
            <text:p>3,47E-12</text:p>
          </table:table-cell>
          <table:table-cell office:value-type="float" office:value="6.776E-046" calcext:value-type="float">
            <text:p>6,776E-46</text:p>
          </table:table-cell>
          <table:table-cell office:value-type="float" office:value="7.886E-044" calcext:value-type="float">
            <text:p>7,886E-44</text:p>
          </table:table-cell>
          <table:table-cell office:value-type="float" office:value="1.439E-040" calcext:value-type="float">
            <text:p>1,439E-40</text:p>
          </table:table-cell>
          <table:table-cell office:value-type="float" office:value="0.000000000004857" calcext:value-type="float">
            <text:p>4,857E-12</text:p>
          </table:table-cell>
          <table:table-cell office:value-type="float" office:value="8.517E-058" calcext:value-type="float">
            <text:p>8,517E-58</text:p>
          </table:table-cell>
          <table:table-cell office:value-type="float" office:value="1.093E-063" calcext:value-type="float">
            <text:p>1,093E-63</text:p>
          </table:table-cell>
          <table:table-cell office:value-type="float" office:value="2.831E-032" calcext:value-type="float">
            <text:p>2,831E-32</text:p>
          </table:table-cell>
          <table:table-cell office:value-type="float" office:value="1.753E-036" calcext:value-type="float">
            <text:p>1,753E-36</text:p>
          </table:table-cell>
          <table:table-cell office:value-type="float" office:value="1.001E-034" calcext:value-type="float">
            <text:p>1,001E-34</text:p>
          </table:table-cell>
          <table:table-cell office:value-type="float" office:value="5.504E-036" calcext:value-type="float">
            <text:p>5,504E-36</text:p>
          </table:table-cell>
          <table:table-cell office:value-type="float" office:value="2.307E-035" calcext:value-type="float">
            <text:p>2,307E-35</text:p>
          </table:table-cell>
          <table:table-cell office:value-type="float" office:value="1.079E-033" calcext:value-type="float">
            <text:p>1,079E-33</text:p>
          </table:table-cell>
          <table:table-cell office:value-type="float" office:value="4.144E-033" calcext:value-type="float">
            <text:p>4,144E-33</text:p>
          </table:table-cell>
          <table:table-cell office:value-type="float" office:value="5.062E-034" calcext:value-type="float">
            <text:p>5,062E-34</text:p>
          </table:table-cell>
          <table:table-cell office:value-type="float" office:value="5.458E-055" calcext:value-type="float">
            <text:p>5,458E-55</text:p>
          </table:table-cell>
          <table:table-cell office:value-type="float" office:value="8.513E-050" calcext:value-type="float">
            <text:p>8,513E-50</text:p>
          </table:table-cell>
          <table:table-cell office:value-type="float" office:value="6.306E-051" calcext:value-type="float">
            <text:p>6,306E-51</text:p>
          </table:table-cell>
          <table:table-cell office:value-type="float" office:value="1.533E-058" calcext:value-type="float">
            <text:p>1,533E-58</text:p>
          </table:table-cell>
          <table:table-cell office:value-type="float" office:value="5.429E-062" calcext:value-type="float">
            <text:p>5,429E-62</text:p>
          </table:table-cell>
          <table:table-cell office:value-type="float" office:value="2.57E-057" calcext:value-type="float">
            <text:p>2,57E-57</text:p>
          </table:table-cell>
          <table:table-cell office:value-type="float" office:value="1.048E-058" calcext:value-type="float">
            <text:p>1,048E-58</text:p>
          </table:table-cell>
          <table:table-cell office:value-type="float" office:value="1.003E-048" calcext:value-type="float">
            <text:p>1,003E-48</text:p>
          </table:table-cell>
          <table:table-cell office:value-type="float" office:value="3.959E-057" calcext:value-type="float">
            <text:p>3,959E-57</text:p>
          </table:table-cell>
          <table:table-cell office:value-type="float" office:value="2.106E-047" calcext:value-type="float">
            <text:p>2,106E-47</text:p>
          </table:table-cell>
          <table:table-cell office:value-type="float" office:value="5.48E-053" calcext:value-type="float">
            <text:p>5,48E-53</text:p>
          </table:table-cell>
          <table:table-cell office:value-type="float" office:value="4.325E-059" calcext:value-type="float">
            <text:p>4,325E-59</text:p>
          </table:table-cell>
          <table:table-cell office:value-type="float" office:value="7.844E-057" calcext:value-type="float">
            <text:p>7,844E-57</text:p>
          </table:table-cell>
          <table:table-cell office:value-type="float" office:value="5.953E-051" calcext:value-type="float">
            <text:p>5,953E-51</text:p>
          </table:table-cell>
          <table:table-cell office:value-type="float" office:value="2.148E-059" calcext:value-type="float">
            <text:p>2,148E-59</text:p>
          </table:table-cell>
          <table:table-cell office:value-type="float" office:value="2.692E-058" calcext:value-type="float">
            <text:p>2,692E-58</text:p>
          </table:table-cell>
          <table:table-cell office:value-type="float" office:value="1.498E-054" calcext:value-type="float">
            <text:p>1,498E-54</text:p>
          </table:table-cell>
          <table:table-cell office:value-type="float" office:value="2.694E-050" calcext:value-type="float">
            <text:p>2,694E-50</text:p>
          </table:table-cell>
          <table:table-cell office:value-type="float" office:value="3.221E-056" calcext:value-type="float">
            <text:p>3,221E-56</text:p>
          </table:table-cell>
          <table:table-cell office:value-type="float" office:value="1.489E-053" calcext:value-type="float">
            <text:p>1,489E-53</text:p>
          </table:table-cell>
          <table:table-cell office:value-type="float" office:value="1.958E-052" calcext:value-type="float">
            <text:p>1,958E-52</text:p>
          </table:table-cell>
          <table:table-cell office:value-type="float" office:value="1.613E-055" calcext:value-type="float">
            <text:p>1,613E-55</text:p>
          </table:table-cell>
          <table:table-cell office:value-type="float" office:value="1.87E-047" calcext:value-type="float">
            <text:p>1,87E-47</text:p>
          </table:table-cell>
          <table:table-cell office:value-type="float" office:value="1.445E-049" calcext:value-type="float">
            <text:p>1,445E-49</text:p>
          </table:table-cell>
          <table:table-cell office:value-type="float" office:value="1.161E-047" calcext:value-type="float">
            <text:p>1,161E-47</text:p>
          </table:table-cell>
          <table:table-cell office:value-type="float" office:value="2.964E-045" calcext:value-type="float">
            <text:p>2,964E-45</text:p>
          </table:table-cell>
          <table:table-cell office:value-type="float" office:value="3.749E-054" calcext:value-type="float">
            <text:p>3,749E-54</text:p>
          </table:table-cell>
          <table:table-cell office:value-type="float" office:value="5.44E-052" calcext:value-type="float">
            <text:p>5,44E-52</text:p>
          </table:table-cell>
          <table:table-cell office:value-type="float" office:value="1.781E-046" calcext:value-type="float">
            <text:p>1,781E-46</text:p>
          </table:table-cell>
          <table:table-cell office:value-type="float" office:value="2.723E-050" calcext:value-type="float">
            <text:p>2,723E-50</text:p>
          </table:table-cell>
          <table:table-cell office:value-type="float" office:value="8.834E-035" calcext:value-type="float">
            <text:p>8,834E-35</text:p>
          </table:table-cell>
          <table:table-cell office:value-type="float" office:value="7.556E-037" calcext:value-type="float">
            <text:p>7,556E-37</text:p>
          </table:table-cell>
          <table:table-cell office:value-type="float" office:value="1.078E-060" calcext:value-type="float">
            <text:p>1,078E-60</text:p>
          </table:table-cell>
          <table:table-cell office:value-type="float" office:value="1.294E-060" calcext:value-type="float">
            <text:p>1,294E-60</text:p>
          </table:table-cell>
          <table:table-cell office:value-type="float" office:value="3.147E-063" calcext:value-type="float">
            <text:p>3,147E-63</text:p>
          </table:table-cell>
          <table:table-cell office:value-type="float" office:value="9.219E-016" calcext:value-type="float">
            <text:p>9,219E-16</text:p>
          </table:table-cell>
          <table:table-cell office:value-type="float" office:value="5.845E-061" calcext:value-type="float">
            <text:p>5,845E-61</text:p>
          </table:table-cell>
          <table:table-cell office:value-type="float" office:value="2.62E-044" calcext:value-type="float">
            <text:p>2,62E-44</text:p>
          </table:table-cell>
          <table:table-cell office:value-type="float" office:value="1.301E-058" calcext:value-type="float">
            <text:p>1,301E-58</text:p>
          </table:table-cell>
          <table:table-cell office:value-type="float" office:value="1.262E-055" calcext:value-type="float">
            <text:p>1,262E-55</text:p>
          </table:table-cell>
          <table:table-cell office:value-type="float" office:value="9.517E-052" calcext:value-type="float">
            <text:p>9,517E-52</text:p>
          </table:table-cell>
          <table:table-cell office:value-type="float" office:value="3.146E-053" calcext:value-type="float">
            <text:p>3,146E-53</text:p>
          </table:table-cell>
          <table:table-cell office:value-type="float" office:value="1.243E-047" calcext:value-type="float">
            <text:p>1,243E-47</text:p>
          </table:table-cell>
          <table:table-cell office:value-type="float" office:value="3.964E-055" calcext:value-type="float">
            <text:p>3,964E-55</text:p>
          </table:table-cell>
          <table:table-cell office:value-type="float" office:value="9.389E-053" calcext:value-type="float">
            <text:p>9,389E-53</text:p>
          </table:table-cell>
          <table:table-cell office:value-type="float" office:value="1.003E-048" calcext:value-type="float">
            <text:p>1,003E-48</text:p>
          </table:table-cell>
          <table:table-cell office:value-type="float" office:value="3.563E-065" calcext:value-type="float">
            <text:p>3,563E-65</text:p>
          </table:table-cell>
          <table:table-cell office:value-type="float" office:value="6.9E-019" calcext:value-type="float">
            <text:p>6,9E-19</text:p>
          </table:table-cell>
          <table:table-cell office:value-type="float" office:value="2.724E-032" calcext:value-type="float">
            <text:p>2,724E-32</text:p>
          </table:table-cell>
          <table:table-cell office:value-type="float" office:value="6.332E-050" calcext:value-type="float">
            <text:p>6,332E-50</text:p>
          </table:table-cell>
          <table:table-cell office:value-type="float" office:value="8E-053" calcext:value-type="float">
            <text:p>8E-53</text:p>
          </table:table-cell>
          <table:table-cell office:value-type="float" office:value="2.357E-054" calcext:value-type="float">
            <text:p>2,357E-54</text:p>
          </table:table-cell>
          <table:table-cell office:value-type="float" office:value="6.495E-046" calcext:value-type="float">
            <text:p>6,495E-46</text:p>
          </table:table-cell>
          <table:table-cell office:value-type="float" office:value="2.307E-051" calcext:value-type="float">
            <text:p>2,307E-51</text:p>
          </table:table-cell>
          <table:table-cell office:value-type="float" office:value="6.497E-047" calcext:value-type="float">
            <text:p>6,497E-47</text:p>
          </table:table-cell>
          <table:table-cell office:value-type="float" office:value="5.804E-061" calcext:value-type="float">
            <text:p>5,804E-61</text:p>
          </table:table-cell>
          <table:table-cell office:value-type="float" office:value="5.544E-054" calcext:value-type="float">
            <text:p>5,544E-54</text:p>
          </table:table-cell>
          <table:table-cell office:value-type="float" office:value="1.772E-066" calcext:value-type="float">
            <text:p>1,772E-66</text:p>
          </table:table-cell>
          <table:table-cell office:value-type="float" office:value="1.808E-037" calcext:value-type="float">
            <text:p>1,808E-37</text:p>
          </table:table-cell>
        </table:table-row>
        <table:table-row table:style-name="ro1">
          <table:table-cell office:value-type="string" calcext:value-type="string">
            <text:p>HG03057_MSL</text:p>
          </table:table-cell>
          <table:table-cell office:value-type="float" office:value="55" calcext:value-type="float">
            <text:p>55</text:p>
          </table:table-cell>
          <table:table-cell office:value-type="float" office:value="3.162E-062" calcext:value-type="float">
            <text:p>3,162E-62</text:p>
          </table:table-cell>
          <table:table-cell office:value-type="float" office:value="3.664E-064" calcext:value-type="float">
            <text:p>3,664E-64</text:p>
          </table:table-cell>
          <table:table-cell office:value-type="float" office:value="1.625E-060" calcext:value-type="float">
            <text:p>1,625E-60</text:p>
          </table:table-cell>
          <table:table-cell office:value-type="float" office:value="0.0000000004434" calcext:value-type="float">
            <text:p>4,434E-10</text:p>
          </table:table-cell>
          <table:table-cell office:value-type="float" office:value="0.0000000002433" calcext:value-type="float">
            <text:p>2,433E-10</text:p>
          </table:table-cell>
          <table:table-cell office:value-type="float" office:value="6.555E-066" calcext:value-type="float">
            <text:p>6,555E-66</text:p>
          </table:table-cell>
          <table:table-cell office:value-type="float" office:value="2.437E-060" calcext:value-type="float">
            <text:p>2,437E-60</text:p>
          </table:table-cell>
          <table:table-cell office:value-type="float" office:value="3.189E-064" calcext:value-type="float">
            <text:p>3,189E-64</text:p>
          </table:table-cell>
          <table:table-cell office:value-type="float" office:value="3.016E-056" calcext:value-type="float">
            <text:p>3,016E-56</text:p>
          </table:table-cell>
          <table:table-cell office:value-type="float" office:value="1.601E-052" calcext:value-type="float">
            <text:p>1,601E-52</text:p>
          </table:table-cell>
          <table:table-cell office:value-type="float" office:value="4.887E-061" calcext:value-type="float">
            <text:p>4,887E-61</text:p>
          </table:table-cell>
          <table:table-cell office:value-type="float" office:value="1.824E-092" calcext:value-type="float">
            <text:p>1,824E-92</text:p>
          </table:table-cell>
          <table:table-cell office:value-type="float" office:value="1.26E-017" calcext:value-type="float">
            <text:p>1,26E-17</text:p>
          </table:table-cell>
          <table:table-cell office:value-type="float" office:value="8.061E-045" calcext:value-type="float">
            <text:p>8,061E-45</text:p>
          </table:table-cell>
          <table:table-cell office:value-type="float" office:value="1.703E-056" calcext:value-type="float">
            <text:p>1,703E-56</text:p>
          </table:table-cell>
          <table:table-cell office:value-type="float" office:value="1.689E-063" calcext:value-type="float">
            <text:p>1,689E-63</text:p>
          </table:table-cell>
          <table:table-cell office:value-type="float" office:value="2.145E-059" calcext:value-type="float">
            <text:p>2,145E-59</text:p>
          </table:table-cell>
          <table:table-cell office:value-type="float" office:value="2.122E-064" calcext:value-type="float">
            <text:p>2,122E-64</text:p>
          </table:table-cell>
          <table:table-cell office:value-type="float" office:value="8.946E-074" calcext:value-type="float">
            <text:p>8,946E-74</text:p>
          </table:table-cell>
          <table:table-cell office:value-type="float" office:value="1.105E-045" calcext:value-type="float">
            <text:p>1,105E-45</text:p>
          </table:table-cell>
          <table:table-cell office:value-type="float" office:value="1.044E-066" calcext:value-type="float">
            <text:p>1,044E-66</text:p>
          </table:table-cell>
          <table:table-cell office:value-type="float" office:value="3.619E-073" calcext:value-type="float">
            <text:p>3,619E-73</text:p>
          </table:table-cell>
          <table:table-cell office:value-type="float" office:value="4.378E-084" calcext:value-type="float">
            <text:p>4,378E-84</text:p>
          </table:table-cell>
          <table:table-cell office:value-type="float" office:value="4.573E-077" calcext:value-type="float">
            <text:p>4,573E-77</text:p>
          </table:table-cell>
          <table:table-cell office:value-type="float" office:value="3.278E-094" calcext:value-type="float">
            <text:p>3,278E-94</text:p>
          </table:table-cell>
          <table:table-cell office:value-type="float" office:value="0.000000001767" calcext:value-type="float">
            <text:p>1,767E-09</text:p>
          </table:table-cell>
          <table:table-cell office:value-type="float" office:value="2.518E-042" calcext:value-type="float">
            <text:p>2,518E-42</text:p>
          </table:table-cell>
          <table:table-cell office:value-type="float" office:value="5.23E-046" calcext:value-type="float">
            <text:p>5,23E-46</text:p>
          </table:table-cell>
          <table:table-cell office:value-type="float" office:value="2.307E-066" calcext:value-type="float">
            <text:p>2,307E-66</text:p>
          </table:table-cell>
          <table:table-cell office:value-type="float" office:value="2.622E-068" calcext:value-type="float">
            <text:p>2,622E-68</text:p>
          </table:table-cell>
          <table:table-cell office:value-type="float" office:value="6.487E-049" calcext:value-type="float">
            <text:p>6,487E-49</text:p>
          </table:table-cell>
          <table:table-cell office:value-type="float" office:value="1.512E-063" calcext:value-type="float">
            <text:p>1,512E-63</text:p>
          </table:table-cell>
          <table:table-cell office:value-type="float" office:value="3.127E-046" calcext:value-type="float">
            <text:p>3,127E-46</text:p>
          </table:table-cell>
          <table:table-cell office:value-type="float" office:value="1.709E-041" calcext:value-type="float">
            <text:p>1,709E-41</text:p>
          </table:table-cell>
          <table:table-cell office:value-type="float" office:value="5.523E-052" calcext:value-type="float">
            <text:p>5,523E-52</text:p>
          </table:table-cell>
          <table:table-cell office:value-type="float" office:value="1.4E-053" calcext:value-type="float">
            <text:p>1,4E-53</text:p>
          </table:table-cell>
          <table:table-cell office:value-type="float" office:value="2.034E-041" calcext:value-type="float">
            <text:p>2,034E-41</text:p>
          </table:table-cell>
          <table:table-cell office:value-type="float" office:value="3.964E-064" calcext:value-type="float">
            <text:p>3,964E-64</text:p>
          </table:table-cell>
          <table:table-cell office:value-type="float" office:value="0.00000002684" calcext:value-type="float">
            <text:p>2,684E-08</text:p>
          </table:table-cell>
          <table:table-cell office:value-type="float" office:value="0.00000008354" calcext:value-type="float">
            <text:p>8,354E-08</text:p>
          </table:table-cell>
          <table:table-cell office:value-type="float" office:value="0.00000000006543" calcext:value-type="float">
            <text:p>6,543E-11</text:p>
          </table:table-cell>
          <table:table-cell office:value-type="float" office:value="0.00000001564" calcext:value-type="float">
            <text:p>1,564E-08</text:p>
          </table:table-cell>
          <table:table-cell office:value-type="float" office:value="3.214E-059" calcext:value-type="float">
            <text:p>3,214E-59</text:p>
          </table:table-cell>
          <table:table-cell office:value-type="float" office:value="1.227E-061" calcext:value-type="float">
            <text:p>1,227E-61</text:p>
          </table:table-cell>
          <table:table-cell office:value-type="float" office:value="1.064E-053" calcext:value-type="float">
            <text:p>1,064E-53</text:p>
          </table:table-cell>
          <table:table-cell office:value-type="float" office:value="3.414E-057" calcext:value-type="float">
            <text:p>3,414E-57</text:p>
          </table:table-cell>
          <table:table-cell office:value-type="float" office:value="0.000000001235" calcext:value-type="float">
            <text:p>1,235E-09</text:p>
          </table:table-cell>
          <table:table-cell office:value-type="float" office:value="5.12E-063" calcext:value-type="float">
            <text:p>5,12E-63</text:p>
          </table:table-cell>
          <table:table-cell office:value-type="float" office:value="1.812E-064" calcext:value-type="float">
            <text:p>1,812E-64</text:p>
          </table:table-cell>
          <table:table-cell office:value-type="float" office:value="0.000000001125" calcext:value-type="float">
            <text:p>1,125E-09</text:p>
          </table:table-cell>
          <table:table-cell office:value-type="float" office:value="2.415E-054" calcext:value-type="float">
            <text:p>2,415E-54</text:p>
          </table:table-cell>
          <table:table-cell office:value-type="float" office:value="9.1E-045" calcext:value-type="float">
            <text:p>9,1E-45</text:p>
          </table:table-cell>
          <table:table-cell office:value-type="float" office:value="1.317E-060" calcext:value-type="float">
            <text:p>1,317E-60</text:p>
          </table:table-cell>
          <table:table-cell office:value-type="float" office:value="4.115E-025" calcext:value-type="float">
            <text:p>4,115E-25</text:p>
          </table:table-cell>
          <table:table-cell office:value-type="float" office:value="2.544E-016" calcext:value-type="float">
            <text:p>2,544E-16</text:p>
          </table:table-cell>
          <table:table-cell office:value-type="float" office:value="3.107E-046" calcext:value-type="float">
            <text:p>3,107E-46</text:p>
          </table:table-cell>
          <table:table-cell office:value-type="float" office:value="4.27E-048" calcext:value-type="float">
            <text:p>4,27E-48</text:p>
          </table:table-cell>
          <table:table-cell office:value-type="float" office:value="6.042E-050" calcext:value-type="float">
            <text:p>6,042E-50</text:p>
          </table:table-cell>
          <table:table-cell office:value-type="float" office:value="2.108E-054" calcext:value-type="float">
            <text:p>2,108E-54</text:p>
          </table:table-cell>
          <table:table-cell office:value-type="float" office:value="4.794E-059" calcext:value-type="float">
            <text:p>4,794E-59</text:p>
          </table:table-cell>
          <table:table-cell office:value-type="float" office:value="1.715E-055" calcext:value-type="float">
            <text:p>1,715E-55</text:p>
          </table:table-cell>
          <table:table-cell office:value-type="float" office:value="2.715E-052" calcext:value-type="float">
            <text:p>2,715E-52</text:p>
          </table:table-cell>
          <table:table-cell office:value-type="float" office:value="0.000000007928" calcext:value-type="float">
            <text:p>7,928E-09</text:p>
          </table:table-cell>
          <table:table-cell office:value-type="float" office:value="2.44E-032" calcext:value-type="float">
            <text:p>2,44E-32</text:p>
          </table:table-cell>
          <table:table-cell office:value-type="float" office:value="9.586E-038" calcext:value-type="float">
            <text:p>9,586E-38</text:p>
          </table:table-cell>
          <table:table-cell office:value-type="float" office:value="8.857E-058" calcext:value-type="float">
            <text:p>8,857E-58</text:p>
          </table:table-cell>
          <table:table-cell office:value-type="float" office:value="2.147E-051" calcext:value-type="float">
            <text:p>2,147E-51</text:p>
          </table:table-cell>
          <table:table-cell office:value-type="float" office:value="0.00000008004" calcext:value-type="float">
            <text:p>8,004E-08</text:p>
          </table:table-cell>
          <table:table-cell office:value-type="float" office:value="2.071E-048" calcext:value-type="float">
            <text:p>2,071E-48</text:p>
          </table:table-cell>
          <table:table-cell office:value-type="float" office:value="5.723E-055" calcext:value-type="float">
            <text:p>5,723E-55</text:p>
          </table:table-cell>
          <table:table-cell office:value-type="float" office:value="1.299E-054" calcext:value-type="float">
            <text:p>1,299E-54</text:p>
          </table:table-cell>
          <table:table-cell office:value-type="float" office:value="0.0000000324" calcext:value-type="float">
            <text:p>3,24E-08</text:p>
          </table:table-cell>
          <table:table-cell office:value-type="float" office:value="0.00000000003099" calcext:value-type="float">
            <text:p>3,099E-11</text:p>
          </table:table-cell>
          <table:table-cell office:value-type="float" office:value="0.000000008941" calcext:value-type="float">
            <text:p>8,941E-09</text:p>
          </table:table-cell>
          <table:table-cell office:value-type="float" office:value="4.72E-067" calcext:value-type="float">
            <text:p>4,72E-67</text:p>
          </table:table-cell>
          <table:table-cell office:value-type="float" office:value="6.933E-065" calcext:value-type="float">
            <text:p>6,933E-65</text:p>
          </table:table-cell>
          <table:table-cell office:value-type="float" office:value="1.777E-062" calcext:value-type="float">
            <text:p>1,777E-62</text:p>
          </table:table-cell>
          <table:table-cell office:value-type="float" office:value="1.168E-064" calcext:value-type="float">
            <text:p>1,168E-64</text:p>
          </table:table-cell>
          <table:table-cell office:value-type="float" office:value="6.609E-065" calcext:value-type="float">
            <text:p>6,609E-65</text:p>
          </table:table-cell>
          <table:table-cell office:value-type="float" office:value="6.959E-067" calcext:value-type="float">
            <text:p>6,959E-67</text:p>
          </table:table-cell>
          <table:table-cell office:value-type="float" office:value="3.035E-053" calcext:value-type="float">
            <text:p>3,035E-53</text:p>
          </table:table-cell>
          <table:table-cell office:value-type="float" office:value="8.039E-059" calcext:value-type="float">
            <text:p>8,039E-59</text:p>
          </table:table-cell>
          <table:table-cell office:value-type="float" office:value="6.757E-044" calcext:value-type="float">
            <text:p>6,757E-44</text:p>
          </table:table-cell>
          <table:table-cell office:value-type="float" office:value="4.929E-047" calcext:value-type="float">
            <text:p>4,929E-47</text:p>
          </table:table-cell>
          <table:table-cell office:value-type="float" office:value="5.839E-044" calcext:value-type="float">
            <text:p>5,839E-44</text:p>
          </table:table-cell>
          <table:table-cell office:value-type="float" office:value="0.00000003958" calcext:value-type="float">
            <text:p>3,958E-08</text:p>
          </table:table-cell>
          <table:table-cell office:value-type="float" office:value="0.00000005216" calcext:value-type="float">
            <text:p>5,216E-08</text:p>
          </table:table-cell>
          <table:table-cell office:value-type="float" office:value="1.582E-052" calcext:value-type="float">
            <text:p>1,582E-52</text:p>
          </table:table-cell>
          <table:table-cell office:value-type="float" office:value="5.79E-046" calcext:value-type="float">
            <text:p>5,79E-46</text:p>
          </table:table-cell>
          <table:table-cell office:value-type="float" office:value="6.831E-044" calcext:value-type="float">
            <text:p>6,831E-44</text:p>
          </table:table-cell>
          <table:table-cell office:value-type="float" office:value="0.000000001362" calcext:value-type="float">
            <text:p>1,362E-09</text:p>
          </table:table-cell>
          <table:table-cell office:value-type="float" office:value="1.613E-061" calcext:value-type="float">
            <text:p>1,613E-61</text:p>
          </table:table-cell>
          <table:table-cell office:value-type="float" office:value="7.421E-064" calcext:value-type="float">
            <text:p>7,421E-64</text:p>
          </table:table-cell>
          <table:table-cell office:value-type="float" office:value="3.816E-027" calcext:value-type="float">
            <text:p>3,816E-27</text:p>
          </table:table-cell>
          <table:table-cell office:value-type="float" office:value="1.154E-030" calcext:value-type="float">
            <text:p>1,154E-30</text:p>
          </table:table-cell>
          <table:table-cell office:value-type="float" office:value="2.134E-029" calcext:value-type="float">
            <text:p>2,134E-29</text:p>
          </table:table-cell>
          <table:table-cell office:value-type="float" office:value="1.427E-032" calcext:value-type="float">
            <text:p>1,427E-32</text:p>
          </table:table-cell>
          <table:table-cell office:value-type="float" office:value="2.383E-031" calcext:value-type="float">
            <text:p>2,383E-31</text:p>
          </table:table-cell>
          <table:table-cell office:value-type="float" office:value="3.16E-029" calcext:value-type="float">
            <text:p>3,16E-29</text:p>
          </table:table-cell>
          <table:table-cell office:value-type="float" office:value="9.599E-029" calcext:value-type="float">
            <text:p>9,599E-29</text:p>
          </table:table-cell>
          <table:table-cell office:value-type="float" office:value="3.471E-029" calcext:value-type="float">
            <text:p>3,471E-29</text:p>
          </table:table-cell>
          <table:table-cell office:value-type="float" office:value="6.443E-060" calcext:value-type="float">
            <text:p>6,443E-60</text:p>
          </table:table-cell>
          <table:table-cell office:value-type="float" office:value="4.386E-053" calcext:value-type="float">
            <text:p>4,386E-53</text:p>
          </table:table-cell>
          <table:table-cell office:value-type="float" office:value="8.244E-055" calcext:value-type="float">
            <text:p>8,244E-55</text:p>
          </table:table-cell>
          <table:table-cell office:value-type="float" office:value="5.615E-063" calcext:value-type="float">
            <text:p>5,615E-63</text:p>
          </table:table-cell>
          <table:table-cell office:value-type="float" office:value="4.13E-066" calcext:value-type="float">
            <text:p>4,13E-66</text:p>
          </table:table-cell>
          <table:table-cell office:value-type="float" office:value="8.188E-062" calcext:value-type="float">
            <text:p>8,188E-62</text:p>
          </table:table-cell>
          <table:table-cell office:value-type="float" office:value="2.559E-060" calcext:value-type="float">
            <text:p>2,559E-60</text:p>
          </table:table-cell>
          <table:table-cell office:value-type="float" office:value="9.68E-049" calcext:value-type="float">
            <text:p>9,68E-49</text:p>
          </table:table-cell>
          <table:table-cell office:value-type="float" office:value="6.781E-058" calcext:value-type="float">
            <text:p>6,781E-58</text:p>
          </table:table-cell>
          <table:table-cell office:value-type="float" office:value="2.434E-044" calcext:value-type="float">
            <text:p>2,434E-44</text:p>
          </table:table-cell>
          <table:table-cell office:value-type="float" office:value="6.518E-055" calcext:value-type="float">
            <text:p>6,518E-55</text:p>
          </table:table-cell>
          <table:table-cell office:value-type="float" office:value="3.634E-062" calcext:value-type="float">
            <text:p>3,634E-62</text:p>
          </table:table-cell>
          <table:table-cell office:value-type="float" office:value="7.061E-060" calcext:value-type="float">
            <text:p>7,061E-60</text:p>
          </table:table-cell>
          <table:table-cell office:value-type="float" office:value="2.116E-053" calcext:value-type="float">
            <text:p>2,116E-53</text:p>
          </table:table-cell>
          <table:table-cell office:value-type="float" office:value="2.98E-060" calcext:value-type="float">
            <text:p>2,98E-60</text:p>
          </table:table-cell>
          <table:table-cell office:value-type="float" office:value="7.294E-062" calcext:value-type="float">
            <text:p>7,294E-62</text:p>
          </table:table-cell>
          <table:table-cell office:value-type="float" office:value="2.347E-057" calcext:value-type="float">
            <text:p>2,347E-57</text:p>
          </table:table-cell>
          <table:table-cell office:value-type="float" office:value="2.689E-053" calcext:value-type="float">
            <text:p>2,689E-53</text:p>
          </table:table-cell>
          <table:table-cell office:value-type="float" office:value="5.093E-059" calcext:value-type="float">
            <text:p>5,093E-59</text:p>
          </table:table-cell>
          <table:table-cell office:value-type="float" office:value="7.017E-056" calcext:value-type="float">
            <text:p>7,017E-56</text:p>
          </table:table-cell>
          <table:table-cell office:value-type="float" office:value="7.124E-057" calcext:value-type="float">
            <text:p>7,124E-57</text:p>
          </table:table-cell>
          <table:table-cell office:value-type="float" office:value="3.716E-057" calcext:value-type="float">
            <text:p>3,716E-57</text:p>
          </table:table-cell>
          <table:table-cell office:value-type="float" office:value="1.924E-050" calcext:value-type="float">
            <text:p>1,924E-50</text:p>
          </table:table-cell>
          <table:table-cell office:value-type="float" office:value="1.722E-052" calcext:value-type="float">
            <text:p>1,722E-52</text:p>
          </table:table-cell>
          <table:table-cell office:value-type="float" office:value="7.387E-049" calcext:value-type="float">
            <text:p>7,387E-49</text:p>
          </table:table-cell>
          <table:table-cell office:value-type="float" office:value="8.28E-048" calcext:value-type="float">
            <text:p>8,28E-48</text:p>
          </table:table-cell>
          <table:table-cell office:value-type="float" office:value="1.24E-056" calcext:value-type="float">
            <text:p>1,24E-56</text:p>
          </table:table-cell>
          <table:table-cell office:value-type="float" office:value="2.811E-054" calcext:value-type="float">
            <text:p>2,811E-54</text:p>
          </table:table-cell>
          <table:table-cell office:value-type="float" office:value="6.344E-049" calcext:value-type="float">
            <text:p>6,344E-49</text:p>
          </table:table-cell>
          <table:table-cell office:value-type="float" office:value="1.437E-049" calcext:value-type="float">
            <text:p>1,437E-49</text:p>
          </table:table-cell>
          <table:table-cell office:value-type="float" office:value="3.592E-033" calcext:value-type="float">
            <text:p>3,592E-33</text:p>
          </table:table-cell>
          <table:table-cell office:value-type="float" office:value="7.362E-036" calcext:value-type="float">
            <text:p>7,362E-36</text:p>
          </table:table-cell>
          <table:table-cell office:value-type="float" office:value="4.657E-069" calcext:value-type="float">
            <text:p>4,657E-69</text:p>
          </table:table-cell>
          <table:table-cell office:value-type="float" office:value="1.595E-065" calcext:value-type="float">
            <text:p>1,595E-65</text:p>
          </table:table-cell>
          <table:table-cell office:value-type="float" office:value="1.554E-062" calcext:value-type="float">
            <text:p>1,554E-62</text:p>
          </table:table-cell>
          <table:table-cell office:value-type="float" office:value="5.857E-017" calcext:value-type="float">
            <text:p>5,857E-17</text:p>
          </table:table-cell>
          <table:table-cell office:value-type="float" office:value="1.104E-070" calcext:value-type="float">
            <text:p>1,104E-70</text:p>
          </table:table-cell>
          <table:table-cell office:value-type="float" office:value="7.269E-051" calcext:value-type="float">
            <text:p>7,269E-51</text:p>
          </table:table-cell>
          <table:table-cell office:value-type="float" office:value="3.59E-062" calcext:value-type="float">
            <text:p>3,59E-62</text:p>
          </table:table-cell>
          <table:table-cell office:value-type="float" office:value="3.825E-060" calcext:value-type="float">
            <text:p>3,825E-60</text:p>
          </table:table-cell>
          <table:table-cell office:value-type="float" office:value="7.351E-056" calcext:value-type="float">
            <text:p>7,351E-56</text:p>
          </table:table-cell>
          <table:table-cell office:value-type="float" office:value="6.282E-058" calcext:value-type="float">
            <text:p>6,282E-58</text:p>
          </table:table-cell>
          <table:table-cell office:value-type="float" office:value="8.691E-049" calcext:value-type="float">
            <text:p>8,691E-49</text:p>
          </table:table-cell>
          <table:table-cell office:value-type="float" office:value="1.261E-056" calcext:value-type="float">
            <text:p>1,261E-56</text:p>
          </table:table-cell>
          <table:table-cell office:value-type="float" office:value="1.651E-053" calcext:value-type="float">
            <text:p>1,651E-53</text:p>
          </table:table-cell>
          <table:table-cell office:value-type="float" office:value="9.68E-049" calcext:value-type="float">
            <text:p>9,68E-49</text:p>
          </table:table-cell>
          <table:table-cell office:value-type="float" office:value="6.555E-066" calcext:value-type="float">
            <text:p>6,555E-66</text:p>
          </table:table-cell>
          <table:table-cell office:value-type="float" office:value="2.373E-016" calcext:value-type="float">
            <text:p>2,373E-16</text:p>
          </table:table-cell>
          <table:table-cell office:value-type="float" office:value="3.025E-029" calcext:value-type="float">
            <text:p>3,025E-29</text:p>
          </table:table-cell>
          <table:table-cell office:value-type="float" office:value="1.239E-050" calcext:value-type="float">
            <text:p>1,239E-50</text:p>
          </table:table-cell>
          <table:table-cell office:value-type="float" office:value="8.512E-053" calcext:value-type="float">
            <text:p>8,512E-53</text:p>
          </table:table-cell>
          <table:table-cell office:value-type="float" office:value="8.923E-054" calcext:value-type="float">
            <text:p>8,923E-54</text:p>
          </table:table-cell>
          <table:table-cell office:value-type="float" office:value="1.375E-045" calcext:value-type="float">
            <text:p>1,375E-45</text:p>
          </table:table-cell>
          <table:table-cell office:value-type="float" office:value="1.773E-051" calcext:value-type="float">
            <text:p>1,773E-51</text:p>
          </table:table-cell>
          <table:table-cell office:value-type="float" office:value="2.577E-047" calcext:value-type="float">
            <text:p>2,577E-47</text:p>
          </table:table-cell>
          <table:table-cell office:value-type="float" office:value="1.612E-062" calcext:value-type="float">
            <text:p>1,612E-62</text:p>
          </table:table-cell>
          <table:table-cell office:value-type="float" office:value="6.272E-053" calcext:value-type="float">
            <text:p>6,272E-53</text:p>
          </table:table-cell>
          <table:table-cell office:value-type="float" office:value="3.621E-067" calcext:value-type="float">
            <text:p>3,621E-67</text:p>
          </table:table-cell>
          <table:table-cell office:value-type="float" office:value="1.776E-034" calcext:value-type="float">
            <text:p>1,776E-34</text:p>
          </table:table-cell>
        </table:table-row>
        <table:table-row table:style-name="ro1">
          <table:table-cell office:value-type="string" calcext:value-type="string">
            <text:p>HG02922_ESN</text:p>
          </table:table-cell>
          <table:table-cell office:value-type="float" office:value="55" calcext:value-type="float">
            <text:p>55</text:p>
          </table:table-cell>
          <table:table-cell office:value-type="float" office:value="2.651E-061" calcext:value-type="float">
            <text:p>2,651E-61</text:p>
          </table:table-cell>
          <table:table-cell office:value-type="float" office:value="3.052E-063" calcext:value-type="float">
            <text:p>3,052E-63</text:p>
          </table:table-cell>
          <table:table-cell office:value-type="float" office:value="6.465E-060" calcext:value-type="float">
            <text:p>6,465E-60</text:p>
          </table:table-cell>
          <table:table-cell office:value-type="float" office:value="0.00003632" calcext:value-type="float">
            <text:p>3,632E-05</text:p>
          </table:table-cell>
          <table:table-cell office:value-type="float" office:value="0.000003534" calcext:value-type="float">
            <text:p>3,534E-06</text:p>
          </table:table-cell>
          <table:table-cell office:value-type="float" office:value="6.508E-068" calcext:value-type="float">
            <text:p>6,508E-68</text:p>
          </table:table-cell>
          <table:table-cell office:value-type="float" office:value="2.852E-059" calcext:value-type="float">
            <text:p>2,852E-59</text:p>
          </table:table-cell>
          <table:table-cell office:value-type="float" office:value="1.382E-061" calcext:value-type="float">
            <text:p>1,382E-61</text:p>
          </table:table-cell>
          <table:table-cell office:value-type="float" office:value="3.74E-056" calcext:value-type="float">
            <text:p>3,74E-56</text:p>
          </table:table-cell>
          <table:table-cell office:value-type="float" office:value="4.26E-055" calcext:value-type="float">
            <text:p>4,26E-55</text:p>
          </table:table-cell>
          <table:table-cell office:value-type="float" office:value="1.637E-060" calcext:value-type="float">
            <text:p>1,637E-60</text:p>
          </table:table-cell>
          <table:table-cell office:value-type="float" office:value="3.622E-088" calcext:value-type="float">
            <text:p>3,622E-88</text:p>
          </table:table-cell>
          <table:table-cell office:value-type="float" office:value="6.093E-019" calcext:value-type="float">
            <text:p>6,093E-19</text:p>
          </table:table-cell>
          <table:table-cell office:value-type="float" office:value="8.261E-047" calcext:value-type="float">
            <text:p>8,261E-47</text:p>
          </table:table-cell>
          <table:table-cell office:value-type="float" office:value="6.883E-058" calcext:value-type="float">
            <text:p>6,883E-58</text:p>
          </table:table-cell>
          <table:table-cell office:value-type="float" office:value="6.409E-066" calcext:value-type="float">
            <text:p>6,409E-66</text:p>
          </table:table-cell>
          <table:table-cell office:value-type="float" office:value="3.129E-062" calcext:value-type="float">
            <text:p>3,129E-62</text:p>
          </table:table-cell>
          <table:table-cell office:value-type="float" office:value="1.857E-067" calcext:value-type="float">
            <text:p>1,857E-67</text:p>
          </table:table-cell>
          <table:table-cell office:value-type="float" office:value="4.033E-073" calcext:value-type="float">
            <text:p>4,033E-73</text:p>
          </table:table-cell>
          <table:table-cell office:value-type="float" office:value="5.373E-045" calcext:value-type="float">
            <text:p>5,373E-45</text:p>
          </table:table-cell>
          <table:table-cell office:value-type="float" office:value="2.743E-066" calcext:value-type="float">
            <text:p>2,743E-66</text:p>
          </table:table-cell>
          <table:table-cell office:value-type="float" office:value="4.201E-073" calcext:value-type="float">
            <text:p>4,201E-73</text:p>
          </table:table-cell>
          <table:table-cell office:value-type="float" office:value="5.293E-084" calcext:value-type="float">
            <text:p>5,293E-84</text:p>
          </table:table-cell>
          <table:table-cell office:value-type="float" office:value="8.15E-076" calcext:value-type="float">
            <text:p>8,15E-76</text:p>
          </table:table-cell>
          <table:table-cell office:value-type="float" office:value="5.04E-093" calcext:value-type="float">
            <text:p>5,04E-93</text:p>
          </table:table-cell>
          <table:table-cell office:value-type="float" office:value="0.000006139" calcext:value-type="float">
            <text:p>6,139E-06</text:p>
          </table:table-cell>
          <table:table-cell office:value-type="float" office:value="2.44E-042" calcext:value-type="float">
            <text:p>2,44E-42</text:p>
          </table:table-cell>
          <table:table-cell office:value-type="float" office:value="1.402E-049" calcext:value-type="float">
            <text:p>1,402E-49</text:p>
          </table:table-cell>
          <table:table-cell office:value-type="float" office:value="2.37E-064" calcext:value-type="float">
            <text:p>2,37E-64</text:p>
          </table:table-cell>
          <table:table-cell office:value-type="float" office:value="1.984E-071" calcext:value-type="float">
            <text:p>1,984E-71</text:p>
          </table:table-cell>
          <table:table-cell office:value-type="float" office:value="2.279E-051" calcext:value-type="float">
            <text:p>2,279E-51</text:p>
          </table:table-cell>
          <table:table-cell office:value-type="float" office:value="4.373E-064" calcext:value-type="float">
            <text:p>4,373E-64</text:p>
          </table:table-cell>
          <table:table-cell office:value-type="float" office:value="8.341E-046" calcext:value-type="float">
            <text:p>8,341E-46</text:p>
          </table:table-cell>
          <table:table-cell office:value-type="float" office:value="9.3E-041" calcext:value-type="float">
            <text:p>9,3E-41</text:p>
          </table:table-cell>
          <table:table-cell office:value-type="float" office:value="2.475E-057" calcext:value-type="float">
            <text:p>2,475E-57</text:p>
          </table:table-cell>
          <table:table-cell office:value-type="float" office:value="4.491E-055" calcext:value-type="float">
            <text:p>4,491E-55</text:p>
          </table:table-cell>
          <table:table-cell office:value-type="float" office:value="1.105E-041" calcext:value-type="float">
            <text:p>1,105E-41</text:p>
          </table:table-cell>
          <table:table-cell office:value-type="float" office:value="9.871E-066" calcext:value-type="float">
            <text:p>9,871E-66</text:p>
          </table:table-cell>
          <table:table-cell office:value-type="float" office:value="0.00000476" calcext:value-type="float">
            <text:p>4,76E-06</text:p>
          </table:table-cell>
          <table:table-cell office:value-type="float" office:value="0.000002022" calcext:value-type="float">
            <text:p>2,022E-06</text:p>
          </table:table-cell>
          <table:table-cell office:value-type="float" office:value="0.0000000002121" calcext:value-type="float">
            <text:p>2,121E-10</text:p>
          </table:table-cell>
          <table:table-cell office:value-type="float" office:value="0.00000004618" calcext:value-type="float">
            <text:p>4,618E-08</text:p>
          </table:table-cell>
          <table:table-cell office:value-type="float" office:value="1.836E-060" calcext:value-type="float">
            <text:p>1,836E-60</text:p>
          </table:table-cell>
          <table:table-cell office:value-type="float" office:value="4.209E-063" calcext:value-type="float">
            <text:p>4,209E-63</text:p>
          </table:table-cell>
          <table:table-cell office:value-type="float" office:value="6.233E-057" calcext:value-type="float">
            <text:p>6,233E-57</text:p>
          </table:table-cell>
          <table:table-cell office:value-type="float" office:value="1.511E-059" calcext:value-type="float">
            <text:p>1,511E-59</text:p>
          </table:table-cell>
          <table:table-cell office:value-type="float" office:value="0.00000000165" calcext:value-type="float">
            <text:p>1,65E-09</text:p>
          </table:table-cell>
          <table:table-cell office:value-type="float" office:value="9.405E-061" calcext:value-type="float">
            <text:p>9,405E-61</text:p>
          </table:table-cell>
          <table:table-cell office:value-type="float" office:value="1.038E-066" calcext:value-type="float">
            <text:p>1,038E-66</text:p>
          </table:table-cell>
          <table:table-cell office:value-type="float" office:value="0.000000002051" calcext:value-type="float">
            <text:p>2,051E-09</text:p>
          </table:table-cell>
          <table:table-cell office:value-type="float" office:value="3.319E-054" calcext:value-type="float">
            <text:p>3,319E-54</text:p>
          </table:table-cell>
          <table:table-cell office:value-type="float" office:value="7.258E-044" calcext:value-type="float">
            <text:p>7,258E-44</text:p>
          </table:table-cell>
          <table:table-cell office:value-type="float" office:value="1.413E-063" calcext:value-type="float">
            <text:p>1,413E-63</text:p>
          </table:table-cell>
          <table:table-cell office:value-type="float" office:value="7.211E-025" calcext:value-type="float">
            <text:p>7,211E-25</text:p>
          </table:table-cell>
          <table:table-cell office:value-type="float" office:value="1.429E-017" calcext:value-type="float">
            <text:p>1,429E-17</text:p>
          </table:table-cell>
          <table:table-cell office:value-type="float" office:value="4.788E-046" calcext:value-type="float">
            <text:p>4,788E-46</text:p>
          </table:table-cell>
          <table:table-cell office:value-type="float" office:value="2.252E-048" calcext:value-type="float">
            <text:p>2,252E-48</text:p>
          </table:table-cell>
          <table:table-cell office:value-type="float" office:value="8.025E-050" calcext:value-type="float">
            <text:p>8,025E-50</text:p>
          </table:table-cell>
          <table:table-cell office:value-type="float" office:value="5.004E-053" calcext:value-type="float">
            <text:p>5,004E-53</text:p>
          </table:table-cell>
          <table:table-cell office:value-type="float" office:value="1.684E-057" calcext:value-type="float">
            <text:p>1,684E-57</text:p>
          </table:table-cell>
          <table:table-cell office:value-type="float" office:value="5.488E-054" calcext:value-type="float">
            <text:p>5,488E-54</text:p>
          </table:table-cell>
          <table:table-cell office:value-type="float" office:value="5.902E-052" calcext:value-type="float">
            <text:p>5,902E-52</text:p>
          </table:table-cell>
          <table:table-cell office:value-type="float" office:value="0.000002352" calcext:value-type="float">
            <text:p>2,352E-06</text:p>
          </table:table-cell>
          <table:table-cell office:value-type="float" office:value="8.594E-036" calcext:value-type="float">
            <text:p>8,594E-36</text:p>
          </table:table-cell>
          <table:table-cell office:value-type="float" office:value="2.734E-040" calcext:value-type="float">
            <text:p>2,734E-40</text:p>
          </table:table-cell>
          <table:table-cell office:value-type="float" office:value="8.829E-061" calcext:value-type="float">
            <text:p>8,829E-61</text:p>
          </table:table-cell>
          <table:table-cell office:value-type="float" office:value="6.343E-055" calcext:value-type="float">
            <text:p>6,343E-55</text:p>
          </table:table-cell>
          <table:table-cell office:value-type="float" office:value="0.0000002509" calcext:value-type="float">
            <text:p>2,509E-07</text:p>
          </table:table-cell>
          <table:table-cell office:value-type="float" office:value="2.064E-049" calcext:value-type="float">
            <text:p>2,064E-49</text:p>
          </table:table-cell>
          <table:table-cell office:value-type="float" office:value="5.023E-055" calcext:value-type="float">
            <text:p>5,023E-55</text:p>
          </table:table-cell>
          <table:table-cell office:value-type="float" office:value="1.998E-055" calcext:value-type="float">
            <text:p>1,998E-55</text:p>
          </table:table-cell>
          <table:table-cell office:value-type="float" office:value="0.00000101" calcext:value-type="float">
            <text:p>1,01E-06</text:p>
          </table:table-cell>
          <table:table-cell office:value-type="float" office:value="0.0000000001022" calcext:value-type="float">
            <text:p>1,022E-10</text:p>
          </table:table-cell>
          <table:table-cell office:value-type="float" office:value="0.000005932" calcext:value-type="float">
            <text:p>5,932E-06</text:p>
          </table:table-cell>
          <table:table-cell office:value-type="float" office:value="4.217E-071" calcext:value-type="float">
            <text:p>4,217E-71</text:p>
          </table:table-cell>
          <table:table-cell office:value-type="float" office:value="2.49E-069" calcext:value-type="float">
            <text:p>2,49E-69</text:p>
          </table:table-cell>
          <table:table-cell office:value-type="float" office:value="3.792E-065" calcext:value-type="float">
            <text:p>3,792E-65</text:p>
          </table:table-cell>
          <table:table-cell office:value-type="float" office:value="9.949E-065" calcext:value-type="float">
            <text:p>9,949E-65</text:p>
          </table:table-cell>
          <table:table-cell office:value-type="float" office:value="2.105E-063" calcext:value-type="float">
            <text:p>2,105E-63</text:p>
          </table:table-cell>
          <table:table-cell office:value-type="float" office:value="2.555E-063" calcext:value-type="float">
            <text:p>2,555E-63</text:p>
          </table:table-cell>
          <table:table-cell office:value-type="float" office:value="1.235E-056" calcext:value-type="float">
            <text:p>1,235E-56</text:p>
          </table:table-cell>
          <table:table-cell office:value-type="float" office:value="2.69E-058" calcext:value-type="float">
            <text:p>2,69E-58</text:p>
          </table:table-cell>
          <table:table-cell office:value-type="float" office:value="3.265E-043" calcext:value-type="float">
            <text:p>3,265E-43</text:p>
          </table:table-cell>
          <table:table-cell office:value-type="float" office:value="1.492E-046" calcext:value-type="float">
            <text:p>1,492E-46</text:p>
          </table:table-cell>
          <table:table-cell office:value-type="float" office:value="1.408E-042" calcext:value-type="float">
            <text:p>1,408E-42</text:p>
          </table:table-cell>
          <table:table-cell office:value-type="float" office:value="0.000002164" calcext:value-type="float">
            <text:p>2,164E-06</text:p>
          </table:table-cell>
          <table:table-cell office:value-type="float" office:value="0.000007806" calcext:value-type="float">
            <text:p>7,806E-06</text:p>
          </table:table-cell>
          <table:table-cell office:value-type="float" office:value="2.19E-052" calcext:value-type="float">
            <text:p>2,19E-52</text:p>
          </table:table-cell>
          <table:table-cell office:value-type="float" office:value="5.609E-046" calcext:value-type="float">
            <text:p>5,609E-46</text:p>
          </table:table-cell>
          <table:table-cell office:value-type="float" office:value="5.932E-043" calcext:value-type="float">
            <text:p>5,932E-43</text:p>
          </table:table-cell>
          <table:table-cell office:value-type="float" office:value="0.00001111" calcext:value-type="float">
            <text:p>1,111E-05</text:p>
          </table:table-cell>
          <table:table-cell office:value-type="float" office:value="8.881E-061" calcext:value-type="float">
            <text:p>8,881E-61</text:p>
          </table:table-cell>
          <table:table-cell office:value-type="float" office:value="6.401E-067" calcext:value-type="float">
            <text:p>6,401E-67</text:p>
          </table:table-cell>
          <table:table-cell office:value-type="float" office:value="1.389E-028" calcext:value-type="float">
            <text:p>1,389E-28</text:p>
          </table:table-cell>
          <table:table-cell office:value-type="float" office:value="1.017E-032" calcext:value-type="float">
            <text:p>1,017E-32</text:p>
          </table:table-cell>
          <table:table-cell office:value-type="float" office:value="1.41E-032" calcext:value-type="float">
            <text:p>1,41E-32</text:p>
          </table:table-cell>
          <table:table-cell office:value-type="float" office:value="5.185E-035" calcext:value-type="float">
            <text:p>5,185E-35</text:p>
          </table:table-cell>
          <table:table-cell office:value-type="float" office:value="2.114E-033" calcext:value-type="float">
            <text:p>2,114E-33</text:p>
          </table:table-cell>
          <table:table-cell office:value-type="float" office:value="8.778E-032" calcext:value-type="float">
            <text:p>8,778E-32</text:p>
          </table:table-cell>
          <table:table-cell office:value-type="float" office:value="3.768E-031" calcext:value-type="float">
            <text:p>3,768E-31</text:p>
          </table:table-cell>
          <table:table-cell office:value-type="float" office:value="2.976E-032" calcext:value-type="float">
            <text:p>2,976E-32</text:p>
          </table:table-cell>
          <table:table-cell office:value-type="float" office:value="7.534E-058" calcext:value-type="float">
            <text:p>7,534E-58</text:p>
          </table:table-cell>
          <table:table-cell office:value-type="float" office:value="3.62E-053" calcext:value-type="float">
            <text:p>3,62E-53</text:p>
          </table:table-cell>
          <table:table-cell office:value-type="float" office:value="3.16E-054" calcext:value-type="float">
            <text:p>3,16E-54</text:p>
          </table:table-cell>
          <table:table-cell office:value-type="float" office:value="3.416E-061" calcext:value-type="float">
            <text:p>3,416E-61</text:p>
          </table:table-cell>
          <table:table-cell office:value-type="float" office:value="1.172E-064" calcext:value-type="float">
            <text:p>1,172E-64</text:p>
          </table:table-cell>
          <table:table-cell office:value-type="float" office:value="4.468E-060" calcext:value-type="float">
            <text:p>4,468E-60</text:p>
          </table:table-cell>
          <table:table-cell office:value-type="float" office:value="9.803E-060" calcext:value-type="float">
            <text:p>9,803E-60</text:p>
          </table:table-cell>
          <table:table-cell office:value-type="float" office:value="8.876E-051" calcext:value-type="float">
            <text:p>8,876E-51</text:p>
          </table:table-cell>
          <table:table-cell office:value-type="float" office:value="2.378E-060" calcext:value-type="float">
            <text:p>2,378E-60</text:p>
          </table:table-cell>
          <table:table-cell office:value-type="float" office:value="2.68E-047" calcext:value-type="float">
            <text:p>2,68E-47</text:p>
          </table:table-cell>
          <table:table-cell office:value-type="float" office:value="8.587E-054" calcext:value-type="float">
            <text:p>8,587E-54</text:p>
          </table:table-cell>
          <table:table-cell office:value-type="float" office:value="2.325E-061" calcext:value-type="float">
            <text:p>2,325E-61</text:p>
          </table:table-cell>
          <table:table-cell office:value-type="float" office:value="1.038E-058" calcext:value-type="float">
            <text:p>1,038E-58</text:p>
          </table:table-cell>
          <table:table-cell office:value-type="float" office:value="6.372E-052" calcext:value-type="float">
            <text:p>6,372E-52</text:p>
          </table:table-cell>
          <table:table-cell office:value-type="float" office:value="1.926E-060" calcext:value-type="float">
            <text:p>1,926E-60</text:p>
          </table:table-cell>
          <table:table-cell office:value-type="float" office:value="4.223E-060" calcext:value-type="float">
            <text:p>4,223E-60</text:p>
          </table:table-cell>
          <table:table-cell office:value-type="float" office:value="6.022E-056" calcext:value-type="float">
            <text:p>6,022E-56</text:p>
          </table:table-cell>
          <table:table-cell office:value-type="float" office:value="8.804E-052" calcext:value-type="float">
            <text:p>8,804E-52</text:p>
          </table:table-cell>
          <table:table-cell office:value-type="float" office:value="6.713E-058" calcext:value-type="float">
            <text:p>6,713E-58</text:p>
          </table:table-cell>
          <table:table-cell office:value-type="float" office:value="1.031E-055" calcext:value-type="float">
            <text:p>1,031E-55</text:p>
          </table:table-cell>
          <table:table-cell office:value-type="float" office:value="5.575E-055" calcext:value-type="float">
            <text:p>5,575E-55</text:p>
          </table:table-cell>
          <table:table-cell office:value-type="float" office:value="7.581E-058" calcext:value-type="float">
            <text:p>7,581E-58</text:p>
          </table:table-cell>
          <table:table-cell office:value-type="float" office:value="9.66E-051" calcext:value-type="float">
            <text:p>9,66E-51</text:p>
          </table:table-cell>
          <table:table-cell office:value-type="float" office:value="2.511E-052" calcext:value-type="float">
            <text:p>2,511E-52</text:p>
          </table:table-cell>
          <table:table-cell office:value-type="float" office:value="7.673E-049" calcext:value-type="float">
            <text:p>7,673E-49</text:p>
          </table:table-cell>
          <table:table-cell office:value-type="float" office:value="1.535E-046" calcext:value-type="float">
            <text:p>1,535E-46</text:p>
          </table:table-cell>
          <table:table-cell office:value-type="float" office:value="7.298E-055" calcext:value-type="float">
            <text:p>7,298E-55</text:p>
          </table:table-cell>
          <table:table-cell office:value-type="float" office:value="2.289E-053" calcext:value-type="float">
            <text:p>2,289E-53</text:p>
          </table:table-cell>
          <table:table-cell office:value-type="float" office:value="2.932E-047" calcext:value-type="float">
            <text:p>2,932E-47</text:p>
          </table:table-cell>
          <table:table-cell office:value-type="float" office:value="1.453E-051" calcext:value-type="float">
            <text:p>1,453E-51</text:p>
          </table:table-cell>
          <table:table-cell office:value-type="float" office:value="3.581E-035" calcext:value-type="float">
            <text:p>3,581E-35</text:p>
          </table:table-cell>
          <table:table-cell office:value-type="float" office:value="5.414E-037" calcext:value-type="float">
            <text:p>5,414E-37</text:p>
          </table:table-cell>
          <table:table-cell office:value-type="float" office:value="1.313E-067" calcext:value-type="float">
            <text:p>1,313E-67</text:p>
          </table:table-cell>
          <table:table-cell office:value-type="float" office:value="2.724E-066" calcext:value-type="float">
            <text:p>2,724E-66</text:p>
          </table:table-cell>
          <table:table-cell office:value-type="float" office:value="5.7E-066" calcext:value-type="float">
            <text:p>5,7E-66</text:p>
          </table:table-cell>
          <table:table-cell office:value-type="float" office:value="1.2E-015" calcext:value-type="float">
            <text:p>1,2E-15</text:p>
          </table:table-cell>
          <table:table-cell office:value-type="float" office:value="2.044E-069" calcext:value-type="float">
            <text:p>2,044E-69</text:p>
          </table:table-cell>
          <table:table-cell office:value-type="float" office:value="1.989E-050" calcext:value-type="float">
            <text:p>1,989E-50</text:p>
          </table:table-cell>
          <table:table-cell office:value-type="float" office:value="2.67E-060" calcext:value-type="float">
            <text:p>2,67E-60</text:p>
          </table:table-cell>
          <table:table-cell office:value-type="float" office:value="3.354E-057" calcext:value-type="float">
            <text:p>3,354E-57</text:p>
          </table:table-cell>
          <table:table-cell office:value-type="float" office:value="4.972E-054" calcext:value-type="float">
            <text:p>4,972E-54</text:p>
          </table:table-cell>
          <table:table-cell office:value-type="float" office:value="4.392E-056" calcext:value-type="float">
            <text:p>4,392E-56</text:p>
          </table:table-cell>
          <table:table-cell office:value-type="float" office:value="1.169E-048" calcext:value-type="float">
            <text:p>1,169E-48</text:p>
          </table:table-cell>
          <table:table-cell office:value-type="float" office:value="1.286E-055" calcext:value-type="float">
            <text:p>1,286E-55</text:p>
          </table:table-cell>
          <table:table-cell office:value-type="float" office:value="1.289E-055" calcext:value-type="float">
            <text:p>1,289E-55</text:p>
          </table:table-cell>
          <table:table-cell office:value-type="float" office:value="8.876E-051" calcext:value-type="float">
            <text:p>8,876E-51</text:p>
          </table:table-cell>
          <table:table-cell office:value-type="float" office:value="6.508E-068" calcext:value-type="float">
            <text:p>6,508E-68</text:p>
          </table:table-cell>
          <table:table-cell office:value-type="float" office:value="2.813E-017" calcext:value-type="float">
            <text:p>2,813E-17</text:p>
          </table:table-cell>
          <table:table-cell office:value-type="float" office:value="1.028E-031" calcext:value-type="float">
            <text:p>1,028E-31</text:p>
          </table:table-cell>
          <table:table-cell office:value-type="float" office:value="1.209E-051" calcext:value-type="float">
            <text:p>1,209E-51</text:p>
          </table:table-cell>
          <table:table-cell office:value-type="float" office:value="1.418E-055" calcext:value-type="float">
            <text:p>1,418E-55</text:p>
          </table:table-cell>
          <table:table-cell office:value-type="float" office:value="4.198E-056" calcext:value-type="float">
            <text:p>4,198E-56</text:p>
          </table:table-cell>
          <table:table-cell office:value-type="float" office:value="4.976E-047" calcext:value-type="float">
            <text:p>4,976E-47</text:p>
          </table:table-cell>
          <table:table-cell office:value-type="float" office:value="5.003E-054" calcext:value-type="float">
            <text:p>5,003E-54</text:p>
          </table:table-cell>
          <table:table-cell office:value-type="float" office:value="9.825E-048" calcext:value-type="float">
            <text:p>9,825E-48</text:p>
          </table:table-cell>
          <table:table-cell office:value-type="float" office:value="1.911E-064" calcext:value-type="float">
            <text:p>1,911E-64</text:p>
          </table:table-cell>
          <table:table-cell office:value-type="float" office:value="4.238E-056" calcext:value-type="float">
            <text:p>4,238E-56</text:p>
          </table:table-cell>
          <table:table-cell office:value-type="float" office:value="1.393E-070" calcext:value-type="float">
            <text:p>1,393E-70</text:p>
          </table:table-cell>
          <table:table-cell office:value-type="float" office:value="3.344E-037" calcext:value-type="float">
            <text:p>3,344E-37</text:p>
          </table:table-cell>
        </table:table-row>
        <table:table-row table:style-name="ro1">
          <table:table-cell office:value-type="string" calcext:value-type="string">
            <text:p>HG02923_ESN</text:p>
          </table:table-cell>
          <table:table-cell office:value-type="float" office:value="55" calcext:value-type="float">
            <text:p>55</text:p>
          </table:table-cell>
          <table:table-cell office:value-type="float" office:value="5.705E-065" calcext:value-type="float">
            <text:p>5,705E-65</text:p>
          </table:table-cell>
          <table:table-cell office:value-type="float" office:value="9.647E-067" calcext:value-type="float">
            <text:p>9,647E-67</text:p>
          </table:table-cell>
          <table:table-cell office:value-type="float" office:value="3.671E-063" calcext:value-type="float">
            <text:p>3,671E-63</text:p>
          </table:table-cell>
          <table:table-cell office:value-type="float" office:value="0.000001435" calcext:value-type="float">
            <text:p>1,435E-06</text:p>
          </table:table-cell>
          <table:table-cell office:value-type="float" office:value="0.0000006751" calcext:value-type="float">
            <text:p>6,751E-07</text:p>
          </table:table-cell>
          <table:table-cell office:value-type="float" office:value="4.842E-066" calcext:value-type="float">
            <text:p>4,842E-66</text:p>
          </table:table-cell>
          <table:table-cell office:value-type="float" office:value="8.724E-063" calcext:value-type="float">
            <text:p>8,724E-63</text:p>
          </table:table-cell>
          <table:table-cell office:value-type="float" office:value="6.414E-065" calcext:value-type="float">
            <text:p>6,414E-65</text:p>
          </table:table-cell>
          <table:table-cell office:value-type="float" office:value="1.936E-059" calcext:value-type="float">
            <text:p>1,936E-59</text:p>
          </table:table-cell>
          <table:table-cell office:value-type="float" office:value="5.392E-054" calcext:value-type="float">
            <text:p>5,392E-54</text:p>
          </table:table-cell>
          <table:table-cell office:value-type="float" office:value="1.971E-061" calcext:value-type="float">
            <text:p>1,971E-61</text:p>
          </table:table-cell>
          <table:table-cell office:value-type="float" office:value="8.695E-090" calcext:value-type="float">
            <text:p>8,695E-90</text:p>
          </table:table-cell>
          <table:table-cell office:value-type="float" office:value="1.245E-018" calcext:value-type="float">
            <text:p>1,245E-18</text:p>
          </table:table-cell>
          <table:table-cell office:value-type="float" office:value="8.348E-045" calcext:value-type="float">
            <text:p>8,348E-45</text:p>
          </table:table-cell>
          <table:table-cell office:value-type="float" office:value="1.013E-056" calcext:value-type="float">
            <text:p>1,013E-56</text:p>
          </table:table-cell>
          <table:table-cell office:value-type="float" office:value="1.41E-065" calcext:value-type="float">
            <text:p>1,41E-65</text:p>
          </table:table-cell>
          <table:table-cell office:value-type="float" office:value="5.758E-061" calcext:value-type="float">
            <text:p>5,758E-61</text:p>
          </table:table-cell>
          <table:table-cell office:value-type="float" office:value="9.574E-066" calcext:value-type="float">
            <text:p>9,574E-66</text:p>
          </table:table-cell>
          <table:table-cell office:value-type="float" office:value="1.817E-075" calcext:value-type="float">
            <text:p>1,817E-75</text:p>
          </table:table-cell>
          <table:table-cell office:value-type="float" office:value="1.748E-047" calcext:value-type="float">
            <text:p>1,748E-47</text:p>
          </table:table-cell>
          <table:table-cell office:value-type="float" office:value="1.739E-068" calcext:value-type="float">
            <text:p>1,739E-68</text:p>
          </table:table-cell>
          <table:table-cell office:value-type="float" office:value="5.016E-073" calcext:value-type="float">
            <text:p>5,016E-73</text:p>
          </table:table-cell>
          <table:table-cell office:value-type="float" office:value="1.652E-085" calcext:value-type="float">
            <text:p>1,652E-85</text:p>
          </table:table-cell>
          <table:table-cell office:value-type="float" office:value="1.369E-077" calcext:value-type="float">
            <text:p>1,369E-77</text:p>
          </table:table-cell>
          <table:table-cell office:value-type="float" office:value="2.707E-095" calcext:value-type="float">
            <text:p>2,707E-95</text:p>
          </table:table-cell>
          <table:table-cell office:value-type="float" office:value="0.0000006269" calcext:value-type="float">
            <text:p>6,269E-07</text:p>
          </table:table-cell>
          <table:table-cell office:value-type="float" office:value="6.448E-042" calcext:value-type="float">
            <text:p>6,448E-42</text:p>
          </table:table-cell>
          <table:table-cell office:value-type="float" office:value="7.027E-048" calcext:value-type="float">
            <text:p>7,027E-48</text:p>
          </table:table-cell>
          <table:table-cell office:value-type="float" office:value="9.604E-064" calcext:value-type="float">
            <text:p>9,604E-64</text:p>
          </table:table-cell>
          <table:table-cell office:value-type="float" office:value="6.674E-069" calcext:value-type="float">
            <text:p>6,674E-69</text:p>
          </table:table-cell>
          <table:table-cell office:value-type="float" office:value="2.799E-052" calcext:value-type="float">
            <text:p>2,799E-52</text:p>
          </table:table-cell>
          <table:table-cell office:value-type="float" office:value="2.58E-064" calcext:value-type="float">
            <text:p>2,58E-64</text:p>
          </table:table-cell>
          <table:table-cell office:value-type="float" office:value="1.575E-045" calcext:value-type="float">
            <text:p>1,575E-45</text:p>
          </table:table-cell>
          <table:table-cell office:value-type="float" office:value="1.611E-040" calcext:value-type="float">
            <text:p>1,611E-40</text:p>
          </table:table-cell>
          <table:table-cell office:value-type="float" office:value="2.451E-053" calcext:value-type="float">
            <text:p>2,451E-53</text:p>
          </table:table-cell>
          <table:table-cell office:value-type="float" office:value="1.48E-053" calcext:value-type="float">
            <text:p>1,48E-53</text:p>
          </table:table-cell>
          <table:table-cell office:value-type="float" office:value="7.246E-043" calcext:value-type="float">
            <text:p>7,246E-43</text:p>
          </table:table-cell>
          <table:table-cell office:value-type="float" office:value="7.905E-063" calcext:value-type="float">
            <text:p>7,905E-63</text:p>
          </table:table-cell>
          <table:table-cell office:value-type="float" office:value="0.000000186" calcext:value-type="float">
            <text:p>1,86E-07</text:p>
          </table:table-cell>
          <table:table-cell office:value-type="float" office:value="0.00000005385" calcext:value-type="float">
            <text:p>5,385E-08</text:p>
          </table:table-cell>
          <table:table-cell office:value-type="float" office:value="0.0000000000446" calcext:value-type="float">
            <text:p>4,46E-11</text:p>
          </table:table-cell>
          <table:table-cell office:value-type="float" office:value="0.00000001422" calcext:value-type="float">
            <text:p>1,422E-08</text:p>
          </table:table-cell>
          <table:table-cell office:value-type="float" office:value="2.346E-061" calcext:value-type="float">
            <text:p>2,346E-61</text:p>
          </table:table-cell>
          <table:table-cell office:value-type="float" office:value="2.684E-061" calcext:value-type="float">
            <text:p>2,684E-61</text:p>
          </table:table-cell>
          <table:table-cell office:value-type="float" office:value="1.477E-055" calcext:value-type="float">
            <text:p>1,477E-55</text:p>
          </table:table-cell>
          <table:table-cell office:value-type="float" office:value="3.874E-059" calcext:value-type="float">
            <text:p>3,874E-59</text:p>
          </table:table-cell>
          <table:table-cell office:value-type="float" office:value="0.00000000194" calcext:value-type="float">
            <text:p>1,94E-09</text:p>
          </table:table-cell>
          <table:table-cell office:value-type="float" office:value="1.684E-064" calcext:value-type="float">
            <text:p>1,684E-64</text:p>
          </table:table-cell>
          <table:table-cell office:value-type="float" office:value="1.627E-064" calcext:value-type="float">
            <text:p>1,627E-64</text:p>
          </table:table-cell>
          <table:table-cell office:value-type="float" office:value="0.0000000006342" calcext:value-type="float">
            <text:p>6,342E-10</text:p>
          </table:table-cell>
          <table:table-cell office:value-type="float" office:value="6.946E-057" calcext:value-type="float">
            <text:p>6,946E-57</text:p>
          </table:table-cell>
          <table:table-cell office:value-type="float" office:value="2.172E-042" calcext:value-type="float">
            <text:p>2,172E-42</text:p>
          </table:table-cell>
          <table:table-cell office:value-type="float" office:value="2.763E-062" calcext:value-type="float">
            <text:p>2,763E-62</text:p>
          </table:table-cell>
          <table:table-cell office:value-type="float" office:value="6.37E-025" calcext:value-type="float">
            <text:p>6,37E-25</text:p>
          </table:table-cell>
          <table:table-cell office:value-type="float" office:value="2.374E-017" calcext:value-type="float">
            <text:p>2,374E-17</text:p>
          </table:table-cell>
          <table:table-cell office:value-type="float" office:value="9.205E-046" calcext:value-type="float">
            <text:p>9,205E-46</text:p>
          </table:table-cell>
          <table:table-cell office:value-type="float" office:value="8.421E-049" calcext:value-type="float">
            <text:p>8,421E-49</text:p>
          </table:table-cell>
          <table:table-cell office:value-type="float" office:value="6.239E-051" calcext:value-type="float">
            <text:p>6,239E-51</text:p>
          </table:table-cell>
          <table:table-cell office:value-type="float" office:value="2.336E-056" calcext:value-type="float">
            <text:p>2,336E-56</text:p>
          </table:table-cell>
          <table:table-cell office:value-type="float" office:value="1.307E-060" calcext:value-type="float">
            <text:p>1,307E-60</text:p>
          </table:table-cell>
          <table:table-cell office:value-type="float" office:value="1.584E-056" calcext:value-type="float">
            <text:p>1,584E-56</text:p>
          </table:table-cell>
          <table:table-cell office:value-type="float" office:value="1.17E-054" calcext:value-type="float">
            <text:p>1,17E-54</text:p>
          </table:table-cell>
          <table:table-cell office:value-type="float" office:value="0.0000001547" calcext:value-type="float">
            <text:p>1,547E-07</text:p>
          </table:table-cell>
          <table:table-cell office:value-type="float" office:value="5.163E-035" calcext:value-type="float">
            <text:p>5,163E-35</text:p>
          </table:table-cell>
          <table:table-cell office:value-type="float" office:value="2.784E-039" calcext:value-type="float">
            <text:p>2,784E-39</text:p>
          </table:table-cell>
          <table:table-cell office:value-type="float" office:value="6.673E-059" calcext:value-type="float">
            <text:p>6,673E-59</text:p>
          </table:table-cell>
          <table:table-cell office:value-type="float" office:value="4.017E-054" calcext:value-type="float">
            <text:p>4,017E-54</text:p>
          </table:table-cell>
          <table:table-cell office:value-type="float" office:value="0.0000001366" calcext:value-type="float">
            <text:p>1,366E-07</text:p>
          </table:table-cell>
          <table:table-cell office:value-type="float" office:value="1.283E-048" calcext:value-type="float">
            <text:p>1,283E-48</text:p>
          </table:table-cell>
          <table:table-cell office:value-type="float" office:value="1.421E-056" calcext:value-type="float">
            <text:p>1,421E-56</text:p>
          </table:table-cell>
          <table:table-cell office:value-type="float" office:value="1.793E-057" calcext:value-type="float">
            <text:p>1,793E-57</text:p>
          </table:table-cell>
          <table:table-cell office:value-type="float" office:value="0.0000002226" calcext:value-type="float">
            <text:p>2,226E-07</text:p>
          </table:table-cell>
          <table:table-cell office:value-type="float" office:value="0.00000000002469" calcext:value-type="float">
            <text:p>2,469E-11</text:p>
          </table:table-cell>
          <table:table-cell office:value-type="float" office:value="0.0000001762" calcext:value-type="float">
            <text:p>1,762E-07</text:p>
          </table:table-cell>
          <table:table-cell office:value-type="float" office:value="1.063E-070" calcext:value-type="float">
            <text:p>1,063E-70</text:p>
          </table:table-cell>
          <table:table-cell office:value-type="float" office:value="2.637E-066" calcext:value-type="float">
            <text:p>2,637E-66</text:p>
          </table:table-cell>
          <table:table-cell office:value-type="float" office:value="1.07E-063" calcext:value-type="float">
            <text:p>1,07E-63</text:p>
          </table:table-cell>
          <table:table-cell office:value-type="float" office:value="1.282E-067" calcext:value-type="float">
            <text:p>1,282E-67</text:p>
          </table:table-cell>
          <table:table-cell office:value-type="float" office:value="3.016E-067" calcext:value-type="float">
            <text:p>3,016E-67</text:p>
          </table:table-cell>
          <table:table-cell office:value-type="float" office:value="1.175E-067" calcext:value-type="float">
            <text:p>1,175E-67</text:p>
          </table:table-cell>
          <table:table-cell office:value-type="float" office:value="3.916E-055" calcext:value-type="float">
            <text:p>3,916E-55</text:p>
          </table:table-cell>
          <table:table-cell office:value-type="float" office:value="2.88E-061" calcext:value-type="float">
            <text:p>2,88E-61</text:p>
          </table:table-cell>
          <table:table-cell office:value-type="float" office:value="5.07E-043" calcext:value-type="float">
            <text:p>5,07E-43</text:p>
          </table:table-cell>
          <table:table-cell office:value-type="float" office:value="2.986E-046" calcext:value-type="float">
            <text:p>2,986E-46</text:p>
          </table:table-cell>
          <table:table-cell office:value-type="float" office:value="2.005E-042" calcext:value-type="float">
            <text:p>2,005E-42</text:p>
          </table:table-cell>
          <table:table-cell office:value-type="float" office:value="0.0000005035" calcext:value-type="float">
            <text:p>5,035E-07</text:p>
          </table:table-cell>
          <table:table-cell office:value-type="float" office:value="0.0000007237" calcext:value-type="float">
            <text:p>7,237E-07</text:p>
          </table:table-cell>
          <table:table-cell office:value-type="float" office:value="2.006E-052" calcext:value-type="float">
            <text:p>2,006E-52</text:p>
          </table:table-cell>
          <table:table-cell office:value-type="float" office:value="8.747E-046" calcext:value-type="float">
            <text:p>8,747E-46</text:p>
          </table:table-cell>
          <table:table-cell office:value-type="float" office:value="7.186E-043" calcext:value-type="float">
            <text:p>7,186E-43</text:p>
          </table:table-cell>
          <table:table-cell office:value-type="float" office:value="0.0000005745" calcext:value-type="float">
            <text:p>5,745E-07</text:p>
          </table:table-cell>
          <table:table-cell office:value-type="float" office:value="8.712E-064" calcext:value-type="float">
            <text:p>8,712E-64</text:p>
          </table:table-cell>
          <table:table-cell office:value-type="float" office:value="4.651E-065" calcext:value-type="float">
            <text:p>4,651E-65</text:p>
          </table:table-cell>
          <table:table-cell office:value-type="float" office:value="1.726E-028" calcext:value-type="float">
            <text:p>1,726E-28</text:p>
          </table:table-cell>
          <table:table-cell office:value-type="float" office:value="2.785E-033" calcext:value-type="float">
            <text:p>2,785E-33</text:p>
          </table:table-cell>
          <table:table-cell office:value-type="float" office:value="4.636E-032" calcext:value-type="float">
            <text:p>4,636E-32</text:p>
          </table:table-cell>
          <table:table-cell office:value-type="float" office:value="1.713E-034" calcext:value-type="float">
            <text:p>1,713E-34</text:p>
          </table:table-cell>
          <table:table-cell office:value-type="float" office:value="1.528E-033" calcext:value-type="float">
            <text:p>1,528E-33</text:p>
          </table:table-cell>
          <table:table-cell office:value-type="float" office:value="9.96E-032" calcext:value-type="float">
            <text:p>9,96E-32</text:p>
          </table:table-cell>
          <table:table-cell office:value-type="float" office:value="1.631E-031" calcext:value-type="float">
            <text:p>1,631E-31</text:p>
          </table:table-cell>
          <table:table-cell office:value-type="float" office:value="8.44E-032" calcext:value-type="float">
            <text:p>8,44E-32</text:p>
          </table:table-cell>
          <table:table-cell office:value-type="float" office:value="2.837E-061" calcext:value-type="float">
            <text:p>2,837E-61</text:p>
          </table:table-cell>
          <table:table-cell office:value-type="float" office:value="7.56E-055" calcext:value-type="float">
            <text:p>7,56E-55</text:p>
          </table:table-cell>
          <table:table-cell office:value-type="float" office:value="9.424E-057" calcext:value-type="float">
            <text:p>9,424E-57</text:p>
          </table:table-cell>
          <table:table-cell office:value-type="float" office:value="2.347E-065" calcext:value-type="float">
            <text:p>2,347E-65</text:p>
          </table:table-cell>
          <table:table-cell office:value-type="float" office:value="1.978E-068" calcext:value-type="float">
            <text:p>1,978E-68</text:p>
          </table:table-cell>
          <table:table-cell office:value-type="float" office:value="1.6E-063" calcext:value-type="float">
            <text:p>1,6E-63</text:p>
          </table:table-cell>
          <table:table-cell office:value-type="float" office:value="1E-062" calcext:value-type="float">
            <text:p>1E-62</text:p>
          </table:table-cell>
          <table:table-cell office:value-type="float" office:value="9.494E-050" calcext:value-type="float">
            <text:p>9,494E-50</text:p>
          </table:table-cell>
          <table:table-cell office:value-type="float" office:value="4.579E-059" calcext:value-type="float">
            <text:p>4,579E-59</text:p>
          </table:table-cell>
          <table:table-cell office:value-type="float" office:value="1.451E-045" calcext:value-type="float">
            <text:p>1,451E-45</text:p>
          </table:table-cell>
          <table:table-cell office:value-type="float" office:value="3.046E-057" calcext:value-type="float">
            <text:p>3,046E-57</text:p>
          </table:table-cell>
          <table:table-cell office:value-type="float" office:value="4.155E-065" calcext:value-type="float">
            <text:p>4,155E-65</text:p>
          </table:table-cell>
          <table:table-cell office:value-type="float" office:value="1.53E-061" calcext:value-type="float">
            <text:p>1,53E-61</text:p>
          </table:table-cell>
          <table:table-cell office:value-type="float" office:value="2.893E-054" calcext:value-type="float">
            <text:p>2,893E-54</text:p>
          </table:table-cell>
          <table:table-cell office:value-type="float" office:value="1.188E-063" calcext:value-type="float">
            <text:p>1,188E-63</text:p>
          </table:table-cell>
          <table:table-cell office:value-type="float" office:value="2.877E-064" calcext:value-type="float">
            <text:p>2,877E-64</text:p>
          </table:table-cell>
          <table:table-cell office:value-type="float" office:value="6.427E-060" calcext:value-type="float">
            <text:p>6,427E-60</text:p>
          </table:table-cell>
          <table:table-cell office:value-type="float" office:value="1.046E-054" calcext:value-type="float">
            <text:p>1,046E-54</text:p>
          </table:table-cell>
          <table:table-cell office:value-type="float" office:value="1.502E-061" calcext:value-type="float">
            <text:p>1,502E-61</text:p>
          </table:table-cell>
          <table:table-cell office:value-type="float" office:value="3.715E-059" calcext:value-type="float">
            <text:p>3,715E-59</text:p>
          </table:table-cell>
          <table:table-cell office:value-type="float" office:value="6.137E-058" calcext:value-type="float">
            <text:p>6,137E-58</text:p>
          </table:table-cell>
          <table:table-cell office:value-type="float" office:value="2.398E-060" calcext:value-type="float">
            <text:p>2,398E-60</text:p>
          </table:table-cell>
          <table:table-cell office:value-type="float" office:value="3.121E-052" calcext:value-type="float">
            <text:p>3,121E-52</text:p>
          </table:table-cell>
          <table:table-cell office:value-type="float" office:value="3.908E-054" calcext:value-type="float">
            <text:p>3,908E-54</text:p>
          </table:table-cell>
          <table:table-cell office:value-type="float" office:value="3.134E-048" calcext:value-type="float">
            <text:p>3,134E-48</text:p>
          </table:table-cell>
          <table:table-cell office:value-type="float" office:value="6.354E-049" calcext:value-type="float">
            <text:p>6,354E-49</text:p>
          </table:table-cell>
          <table:table-cell office:value-type="float" office:value="3.893E-058" calcext:value-type="float">
            <text:p>3,893E-58</text:p>
          </table:table-cell>
          <table:table-cell office:value-type="float" office:value="1.355E-056" calcext:value-type="float">
            <text:p>1,355E-56</text:p>
          </table:table-cell>
          <table:table-cell office:value-type="float" office:value="9.427E-050" calcext:value-type="float">
            <text:p>9,427E-50</text:p>
          </table:table-cell>
          <table:table-cell office:value-type="float" office:value="1.115E-049" calcext:value-type="float">
            <text:p>1,115E-49</text:p>
          </table:table-cell>
          <table:table-cell office:value-type="float" office:value="5.108E-034" calcext:value-type="float">
            <text:p>5,108E-34</text:p>
          </table:table-cell>
          <table:table-cell office:value-type="float" office:value="1.243E-036" calcext:value-type="float">
            <text:p>1,243E-36</text:p>
          </table:table-cell>
          <table:table-cell office:value-type="float" office:value="5.803E-070" calcext:value-type="float">
            <text:p>5,803E-70</text:p>
          </table:table-cell>
          <table:table-cell office:value-type="float" office:value="7.759E-067" calcext:value-type="float">
            <text:p>7,759E-67</text:p>
          </table:table-cell>
          <table:table-cell office:value-type="float" office:value="6.449E-064" calcext:value-type="float">
            <text:p>6,449E-64</text:p>
          </table:table-cell>
          <table:table-cell office:value-type="float" office:value="5.711E-016" calcext:value-type="float">
            <text:p>5,711E-16</text:p>
          </table:table-cell>
          <table:table-cell office:value-type="float" office:value="5.413E-071" calcext:value-type="float">
            <text:p>5,413E-71</text:p>
          </table:table-cell>
          <table:table-cell office:value-type="float" office:value="2.796E-050" calcext:value-type="float">
            <text:p>2,796E-50</text:p>
          </table:table-cell>
          <table:table-cell office:value-type="float" office:value="1.846E-064" calcext:value-type="float">
            <text:p>1,846E-64</text:p>
          </table:table-cell>
          <table:table-cell office:value-type="float" office:value="1.971E-061" calcext:value-type="float">
            <text:p>1,971E-61</text:p>
          </table:table-cell>
          <table:table-cell office:value-type="float" office:value="5.392E-057" calcext:value-type="float">
            <text:p>5,392E-57</text:p>
          </table:table-cell>
          <table:table-cell office:value-type="float" office:value="1.501E-059" calcext:value-type="float">
            <text:p>1,501E-59</text:p>
          </table:table-cell>
          <table:table-cell office:value-type="float" office:value="2.622E-050" calcext:value-type="float">
            <text:p>2,622E-50</text:p>
          </table:table-cell>
          <table:table-cell office:value-type="float" office:value="3.06E-059" calcext:value-type="float">
            <text:p>3,06E-59</text:p>
          </table:table-cell>
          <table:table-cell office:value-type="float" office:value="2.036E-054" calcext:value-type="float">
            <text:p>2,036E-54</text:p>
          </table:table-cell>
          <table:table-cell office:value-type="float" office:value="9.494E-050" calcext:value-type="float">
            <text:p>9,494E-50</text:p>
          </table:table-cell>
          <table:table-cell office:value-type="float" office:value="4.842E-066" calcext:value-type="float">
            <text:p>4,842E-66</text:p>
          </table:table-cell>
          <table:table-cell office:value-type="float" office:value="2.813E-017" calcext:value-type="float">
            <text:p>2,813E-17</text:p>
          </table:table-cell>
          <table:table-cell office:value-type="float" office:value="1.77E-031" calcext:value-type="float">
            <text:p>1,77E-31</text:p>
          </table:table-cell>
          <table:table-cell office:value-type="float" office:value="2.528E-050" calcext:value-type="float">
            <text:p>2,528E-50</text:p>
          </table:table-cell>
          <table:table-cell office:value-type="float" office:value="5.946E-054" calcext:value-type="float">
            <text:p>5,946E-54</text:p>
          </table:table-cell>
          <table:table-cell office:value-type="float" office:value="5.617E-055" calcext:value-type="float">
            <text:p>5,617E-55</text:p>
          </table:table-cell>
          <table:table-cell office:value-type="float" office:value="1.15E-046" calcext:value-type="float">
            <text:p>1,15E-46</text:p>
          </table:table-cell>
          <table:table-cell office:value-type="float" office:value="4.69E-053" calcext:value-type="float">
            <text:p>4,69E-53</text:p>
          </table:table-cell>
          <table:table-cell office:value-type="float" office:value="7.997E-047" calcext:value-type="float">
            <text:p>7,997E-47</text:p>
          </table:table-cell>
          <table:table-cell office:value-type="float" office:value="8.608E-063" calcext:value-type="float">
            <text:p>8,608E-63</text:p>
          </table:table-cell>
          <table:table-cell office:value-type="float" office:value="3.155E-054" calcext:value-type="float">
            <text:p>3,155E-54</text:p>
          </table:table-cell>
          <table:table-cell office:value-type="float" office:value="3.877E-068" calcext:value-type="float">
            <text:p>3,877E-68</text:p>
          </table:table-cell>
          <table:table-cell office:value-type="float" office:value="4.032E-036" calcext:value-type="float">
            <text:p>4,032E-36</text:p>
          </table:table-cell>
        </table:table-row>
        <table:table-row table:style-name="ro1">
          <table:table-cell office:value-type="string" calcext:value-type="string">
            <text:p>NA18501_YRI</text:p>
          </table:table-cell>
          <table:table-cell office:value-type="float" office:value="53" calcext:value-type="float">
            <text:p>53</text:p>
          </table:table-cell>
          <table:table-cell office:value-type="float" office:value="7.328E-062" calcext:value-type="float">
            <text:p>7,328E-62</text:p>
          </table:table-cell>
          <table:table-cell office:value-type="float" office:value="1.417E-063" calcext:value-type="float">
            <text:p>1,417E-63</text:p>
          </table:table-cell>
          <table:table-cell office:value-type="float" office:value="1.812E-059" calcext:value-type="float">
            <text:p>1,812E-59</text:p>
          </table:table-cell>
          <table:table-cell office:value-type="float" office:value="0.0000006389" calcext:value-type="float">
            <text:p>6,389E-07</text:p>
          </table:table-cell>
          <table:table-cell office:value-type="float" office:value="0.00000002438" calcext:value-type="float">
            <text:p>2,438E-08</text:p>
          </table:table-cell>
          <table:table-cell office:value-type="float" office:value="9.441E-071" calcext:value-type="float">
            <text:p>9,441E-71</text:p>
          </table:table-cell>
          <table:table-cell office:value-type="float" office:value="5.408E-059" calcext:value-type="float">
            <text:p>5,408E-59</text:p>
          </table:table-cell>
          <table:table-cell office:value-type="float" office:value="1.074E-062" calcext:value-type="float">
            <text:p>1,074E-62</text:p>
          </table:table-cell>
          <table:table-cell office:value-type="float" office:value="1.217E-056" calcext:value-type="float">
            <text:p>1,217E-56</text:p>
          </table:table-cell>
          <table:table-cell office:value-type="float" office:value="9.431E-052" calcext:value-type="float">
            <text:p>9,431E-52</text:p>
          </table:table-cell>
          <table:table-cell office:value-type="float" office:value="3.664E-059" calcext:value-type="float">
            <text:p>3,664E-59</text:p>
          </table:table-cell>
          <table:table-cell office:value-type="float" office:value="3.486E-088" calcext:value-type="float">
            <text:p>3,486E-88</text:p>
          </table:table-cell>
          <table:table-cell office:value-type="float" office:value="1.079E-019" calcext:value-type="float">
            <text:p>1,079E-19</text:p>
          </table:table-cell>
          <table:table-cell office:value-type="float" office:value="2.149E-049" calcext:value-type="float">
            <text:p>2,149E-49</text:p>
          </table:table-cell>
          <table:table-cell office:value-type="float" office:value="2.87E-061" calcext:value-type="float">
            <text:p>2,87E-61</text:p>
          </table:table-cell>
          <table:table-cell office:value-type="float" office:value="6.729E-068" calcext:value-type="float">
            <text:p>6,729E-68</text:p>
          </table:table-cell>
          <table:table-cell office:value-type="float" office:value="1.55E-064" calcext:value-type="float">
            <text:p>1,55E-64</text:p>
          </table:table-cell>
          <table:table-cell office:value-type="float" office:value="1.101E-070" calcext:value-type="float">
            <text:p>1,101E-70</text:p>
          </table:table-cell>
          <table:table-cell office:value-type="float" office:value="2.938E-072" calcext:value-type="float">
            <text:p>2,938E-72</text:p>
          </table:table-cell>
          <table:table-cell office:value-type="float" office:value="1.58E-045" calcext:value-type="float">
            <text:p>1,58E-45</text:p>
          </table:table-cell>
          <table:table-cell office:value-type="float" office:value="1.775E-064" calcext:value-type="float">
            <text:p>1,775E-64</text:p>
          </table:table-cell>
          <table:table-cell office:value-type="float" office:value="2.426E-071" calcext:value-type="float">
            <text:p>2,426E-71</text:p>
          </table:table-cell>
          <table:table-cell office:value-type="float" office:value="1.585E-080" calcext:value-type="float">
            <text:p>1,585E-80</text:p>
          </table:table-cell>
          <table:table-cell office:value-type="float" office:value="3.063E-074" calcext:value-type="float">
            <text:p>3,063E-74</text:p>
          </table:table-cell>
          <table:table-cell office:value-type="float" office:value="9.403E-090" calcext:value-type="float">
            <text:p>9,403E-90</text:p>
          </table:table-cell>
          <table:table-cell office:value-type="float" office:value="0.000008067" calcext:value-type="float">
            <text:p>8,067E-06</text:p>
          </table:table-cell>
          <table:table-cell office:value-type="float" office:value="2.895E-043" calcext:value-type="float">
            <text:p>2,895E-43</text:p>
          </table:table-cell>
          <table:table-cell office:value-type="float" office:value="3.925E-052" calcext:value-type="float">
            <text:p>3,925E-52</text:p>
          </table:table-cell>
          <table:table-cell office:value-type="float" office:value="3.295E-064" calcext:value-type="float">
            <text:p>3,295E-64</text:p>
          </table:table-cell>
          <table:table-cell office:value-type="float" office:value="3.587E-073" calcext:value-type="float">
            <text:p>3,587E-73</text:p>
          </table:table-cell>
          <table:table-cell office:value-type="float" office:value="9.046E-049" calcext:value-type="float">
            <text:p>9,046E-49</text:p>
          </table:table-cell>
          <table:table-cell office:value-type="float" office:value="5.597E-063" calcext:value-type="float">
            <text:p>5,597E-63</text:p>
          </table:table-cell>
          <table:table-cell office:value-type="float" office:value="1.534E-044" calcext:value-type="float">
            <text:p>1,534E-44</text:p>
          </table:table-cell>
          <table:table-cell office:value-type="float" office:value="8.258E-042" calcext:value-type="float">
            <text:p>8,258E-42</text:p>
          </table:table-cell>
          <table:table-cell office:value-type="float" office:value="6.695E-054" calcext:value-type="float">
            <text:p>6,695E-54</text:p>
          </table:table-cell>
          <table:table-cell office:value-type="float" office:value="1.439E-057" calcext:value-type="float">
            <text:p>1,439E-57</text:p>
          </table:table-cell>
          <table:table-cell office:value-type="float" office:value="2.056E-041" calcext:value-type="float">
            <text:p>2,056E-41</text:p>
          </table:table-cell>
          <table:table-cell office:value-type="float" office:value="1.811E-068" calcext:value-type="float">
            <text:p>1,811E-68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0.000002314" calcext:value-type="float">
            <text:p>2,314E-06</text:p>
          </table:table-cell>
          <table:table-cell office:value-type="float" office:value="0.0000000002878" calcext:value-type="float">
            <text:p>2,878E-10</text:p>
          </table:table-cell>
          <table:table-cell office:value-type="float" office:value="0.00000005784" calcext:value-type="float">
            <text:p>5,784E-08</text:p>
          </table:table-cell>
          <table:table-cell office:value-type="float" office:value="4.323E-059" calcext:value-type="float">
            <text:p>4,323E-59</text:p>
          </table:table-cell>
          <table:table-cell office:value-type="float" office:value="2.033E-065" calcext:value-type="float">
            <text:p>2,033E-65</text:p>
          </table:table-cell>
          <table:table-cell office:value-type="float" office:value="7.57E-059" calcext:value-type="float">
            <text:p>7,57E-59</text:p>
          </table:table-cell>
          <table:table-cell office:value-type="float" office:value="3.688E-060" calcext:value-type="float">
            <text:p>3,688E-60</text:p>
          </table:table-cell>
          <table:table-cell office:value-type="float" office:value="0.000000007438" calcext:value-type="float">
            <text:p>7,438E-09</text:p>
          </table:table-cell>
          <table:table-cell office:value-type="float" office:value="2.476E-060" calcext:value-type="float">
            <text:p>2,476E-60</text:p>
          </table:table-cell>
          <table:table-cell office:value-type="float" office:value="2.799E-068" calcext:value-type="float">
            <text:p>2,799E-68</text:p>
          </table:table-cell>
          <table:table-cell office:value-type="float" office:value="0.000000001587" calcext:value-type="float">
            <text:p>1,587E-09</text:p>
          </table:table-cell>
          <table:table-cell office:value-type="float" office:value="1.049E-054" calcext:value-type="float">
            <text:p>1,049E-54</text:p>
          </table:table-cell>
          <table:table-cell office:value-type="float" office:value="1.228E-047" calcext:value-type="float">
            <text:p>1,228E-47</text:p>
          </table:table-cell>
          <table:table-cell office:value-type="float" office:value="1.201E-065" calcext:value-type="float">
            <text:p>1,201E-65</text:p>
          </table:table-cell>
          <table:table-cell office:value-type="float" office:value="3.844E-028" calcext:value-type="float">
            <text:p>3,844E-28</text:p>
          </table:table-cell>
          <table:table-cell office:value-type="float" office:value="1.33E-018" calcext:value-type="float">
            <text:p>1,33E-18</text:p>
          </table:table-cell>
          <table:table-cell office:value-type="float" office:value="4.627E-048" calcext:value-type="float">
            <text:p>4,627E-48</text:p>
          </table:table-cell>
          <table:table-cell office:value-type="float" office:value="1.871E-049" calcext:value-type="float">
            <text:p>1,871E-49</text:p>
          </table:table-cell>
          <table:table-cell office:value-type="float" office:value="5.645E-052" calcext:value-type="float">
            <text:p>5,645E-52</text:p>
          </table:table-cell>
          <table:table-cell office:value-type="float" office:value="2.706E-053" calcext:value-type="float">
            <text:p>2,706E-53</text:p>
          </table:table-cell>
          <table:table-cell office:value-type="float" office:value="7.27E-059" calcext:value-type="float">
            <text:p>7,27E-59</text:p>
          </table:table-cell>
          <table:table-cell office:value-type="float" office:value="1.877E-054" calcext:value-type="float">
            <text:p>1,877E-54</text:p>
          </table:table-cell>
          <table:table-cell office:value-type="float" office:value="1.782E-052" calcext:value-type="float">
            <text:p>1,782E-52</text:p>
          </table:table-cell>
          <table:table-cell office:value-type="float" office:value="0.0000006002" calcext:value-type="float">
            <text:p>6,002E-07</text:p>
          </table:table-cell>
          <table:table-cell office:value-type="float" office:value="2.19E-036" calcext:value-type="float">
            <text:p>2,19E-36</text:p>
          </table:table-cell>
          <table:table-cell office:value-type="float" office:value="4.761E-042" calcext:value-type="float">
            <text:p>4,761E-42</text:p>
          </table:table-cell>
          <table:table-cell office:value-type="float" office:value="1.279E-062" calcext:value-type="float">
            <text:p>1,279E-62</text:p>
          </table:table-cell>
          <table:table-cell office:value-type="float" office:value="1.143E-057" calcext:value-type="float">
            <text:p>1,143E-57</text:p>
          </table:table-cell>
          <table:table-cell office:value-type="float" office:value="0.000001392" calcext:value-type="float">
            <text:p>1,392E-06</text:p>
          </table:table-cell>
          <table:table-cell office:value-type="float" office:value="6.738E-051" calcext:value-type="float">
            <text:p>6,738E-51</text:p>
          </table:table-cell>
          <table:table-cell office:value-type="float" office:value="5.052E-056" calcext:value-type="float">
            <text:p>5,052E-56</text:p>
          </table:table-cell>
          <table:table-cell office:value-type="float" office:value="4.185E-056" calcext:value-type="float">
            <text:p>4,185E-56</text:p>
          </table:table-cell>
          <table:table-cell office:value-type="float" office:value="0.0000007614" calcext:value-type="float">
            <text:p>7,614E-07</text:p>
          </table:table-cell>
          <table:table-cell office:value-type="float" office:value="0.0000000001592" calcext:value-type="float">
            <text:p>1,592E-10</text:p>
          </table:table-cell>
          <table:table-cell office:value-type="float" office:value="0.00001372" calcext:value-type="float">
            <text:p>1,372E-05</text:p>
          </table:table-cell>
          <table:table-cell office:value-type="float" office:value="1.14E-071" calcext:value-type="float">
            <text:p>1,14E-71</text:p>
          </table:table-cell>
          <table:table-cell office:value-type="float" office:value="6.986E-071" calcext:value-type="float">
            <text:p>6,986E-71</text:p>
          </table:table-cell>
          <table:table-cell office:value-type="float" office:value="1.283E-067" calcext:value-type="float">
            <text:p>1,283E-67</text:p>
          </table:table-cell>
          <table:table-cell office:value-type="float" office:value="8.176E-064" calcext:value-type="float">
            <text:p>8,176E-64</text:p>
          </table:table-cell>
          <table:table-cell office:value-type="float" office:value="2.195E-064" calcext:value-type="float">
            <text:p>2,195E-64</text:p>
          </table:table-cell>
          <table:table-cell office:value-type="float" office:value="1.773E-065" calcext:value-type="float">
            <text:p>1,773E-65</text:p>
          </table:table-cell>
          <table:table-cell office:value-type="float" office:value="8.27E-059" calcext:value-type="float">
            <text:p>8,27E-59</text:p>
          </table:table-cell>
          <table:table-cell office:value-type="float" office:value="1.372E-058" calcext:value-type="float">
            <text:p>1,372E-58</text:p>
          </table:table-cell>
          <table:table-cell office:value-type="float" office:value="1.01E-045" calcext:value-type="float">
            <text:p>1,01E-45</text:p>
          </table:table-cell>
          <table:table-cell office:value-type="float" office:value="2.783E-049" calcext:value-type="float">
            <text:p>2,783E-49</text:p>
          </table:table-cell>
          <table:table-cell office:value-type="float" office:value="4.501E-045" calcext:value-type="float">
            <text:p>4,501E-45</text:p>
          </table:table-cell>
          <table:table-cell office:value-type="float" office:value="0.000001282" calcext:value-type="float">
            <text:p>1,282E-06</text:p>
          </table:table-cell>
          <table:table-cell office:value-type="float" office:value="0.000009213" calcext:value-type="float">
            <text:p>9,213E-06</text:p>
          </table:table-cell>
          <table:table-cell office:value-type="float" office:value="3.927E-052" calcext:value-type="float">
            <text:p>3,927E-52</text:p>
          </table:table-cell>
          <table:table-cell office:value-type="float" office:value="3.241E-048" calcext:value-type="float">
            <text:p>3,241E-48</text:p>
          </table:table-cell>
          <table:table-cell office:value-type="float" office:value="3.177E-045" calcext:value-type="float">
            <text:p>3,177E-45</text:p>
          </table:table-cell>
          <table:table-cell office:value-type="float" office:value="0.00000747" calcext:value-type="float">
            <text:p>7,47E-06</text:p>
          </table:table-cell>
          <table:table-cell office:value-type="float" office:value="2.656E-062" calcext:value-type="float">
            <text:p>2,656E-62</text:p>
          </table:table-cell>
          <table:table-cell office:value-type="float" office:value="2.866E-069" calcext:value-type="float">
            <text:p>2,866E-69</text:p>
          </table:table-cell>
          <table:table-cell office:value-type="float" office:value="2.263E-031" calcext:value-type="float">
            <text:p>2,263E-31</text:p>
          </table:table-cell>
          <table:table-cell office:value-type="float" office:value="3.646E-035" calcext:value-type="float">
            <text:p>3,646E-35</text:p>
          </table:table-cell>
          <table:table-cell office:value-type="float" office:value="1.825E-033" calcext:value-type="float">
            <text:p>1,825E-33</text:p>
          </table:table-cell>
          <table:table-cell office:value-type="float" office:value="1.084E-035" calcext:value-type="float">
            <text:p>1,084E-35</text:p>
          </table:table-cell>
          <table:table-cell office:value-type="float" office:value="5.185E-035" calcext:value-type="float">
            <text:p>5,185E-35</text:p>
          </table:table-cell>
          <table:table-cell office:value-type="float" office:value="7.003E-033" calcext:value-type="float">
            <text:p>7,003E-33</text:p>
          </table:table-cell>
          <table:table-cell office:value-type="float" office:value="1.029E-032" calcext:value-type="float">
            <text:p>1,029E-32</text:p>
          </table:table-cell>
          <table:table-cell office:value-type="float" office:value="5.617E-033" calcext:value-type="float">
            <text:p>5,617E-33</text:p>
          </table:table-cell>
          <table:table-cell office:value-type="float" office:value="2.6E-059" calcext:value-type="float">
            <text:p>2,6E-59</text:p>
          </table:table-cell>
          <table:table-cell office:value-type="float" office:value="3.974E-054" calcext:value-type="float">
            <text:p>3,974E-54</text:p>
          </table:table-cell>
          <table:table-cell office:value-type="float" office:value="9.864E-056" calcext:value-type="float">
            <text:p>9,864E-56</text:p>
          </table:table-cell>
          <table:table-cell office:value-type="float" office:value="7.755E-062" calcext:value-type="float">
            <text:p>7,755E-62</text:p>
          </table:table-cell>
          <table:table-cell office:value-type="float" office:value="5.856E-064" calcext:value-type="float">
            <text:p>5,856E-64</text:p>
          </table:table-cell>
          <table:table-cell office:value-type="float" office:value="5.724E-061" calcext:value-type="float">
            <text:p>5,724E-61</text:p>
          </table:table-cell>
          <table:table-cell office:value-type="float" office:value="2.1E-060" calcext:value-type="float">
            <text:p>2,1E-60</text:p>
          </table:table-cell>
          <table:table-cell office:value-type="float" office:value="7.043E-053" calcext:value-type="float">
            <text:p>7,043E-53</text:p>
          </table:table-cell>
          <table:table-cell office:value-type="float" office:value="8.343E-063" calcext:value-type="float">
            <text:p>8,343E-63</text:p>
          </table:table-cell>
          <table:table-cell office:value-type="float" office:value="1.32E-048" calcext:value-type="float">
            <text:p>1,32E-48</text:p>
          </table:table-cell>
          <table:table-cell office:value-type="float" office:value="3.944E-054" calcext:value-type="float">
            <text:p>3,944E-54</text:p>
          </table:table-cell>
          <table:table-cell office:value-type="float" office:value="3.113E-061" calcext:value-type="float">
            <text:p>3,113E-61</text:p>
          </table:table-cell>
          <table:table-cell office:value-type="float" office:value="1.645E-059" calcext:value-type="float">
            <text:p>1,645E-59</text:p>
          </table:table-cell>
          <table:table-cell office:value-type="float" office:value="2.748E-052" calcext:value-type="float">
            <text:p>2,748E-52</text:p>
          </table:table-cell>
          <table:table-cell office:value-type="float" office:value="4.607E-058" calcext:value-type="float">
            <text:p>4,607E-58</text:p>
          </table:table-cell>
          <table:table-cell office:value-type="float" office:value="3.523E-060" calcext:value-type="float">
            <text:p>3,523E-60</text:p>
          </table:table-cell>
          <table:table-cell office:value-type="float" office:value="2.435E-056" calcext:value-type="float">
            <text:p>2,435E-56</text:p>
          </table:table-cell>
          <table:table-cell office:value-type="float" office:value="1.894E-052" calcext:value-type="float">
            <text:p>1,894E-52</text:p>
          </table:table-cell>
          <table:table-cell office:value-type="float" office:value="1.477E-057" calcext:value-type="float">
            <text:p>1,477E-57</text:p>
          </table:table-cell>
          <table:table-cell office:value-type="float" office:value="3.771E-054" calcext:value-type="float">
            <text:p>3,771E-54</text:p>
          </table:table-cell>
          <table:table-cell office:value-type="float" office:value="3.154E-056" calcext:value-type="float">
            <text:p>3,154E-56</text:p>
          </table:table-cell>
          <table:table-cell office:value-type="float" office:value="6.848E-057" calcext:value-type="float">
            <text:p>6,848E-57</text:p>
          </table:table-cell>
          <table:table-cell office:value-type="float" office:value="1.444E-051" calcext:value-type="float">
            <text:p>1,444E-51</text:p>
          </table:table-cell>
          <table:table-cell office:value-type="float" office:value="8.035E-053" calcext:value-type="float">
            <text:p>8,035E-53</text:p>
          </table:table-cell>
          <table:table-cell office:value-type="float" office:value="3.597E-051" calcext:value-type="float">
            <text:p>3,597E-51</text:p>
          </table:table-cell>
          <table:table-cell office:value-type="float" office:value="2.078E-048" calcext:value-type="float">
            <text:p>2,078E-48</text:p>
          </table:table-cell>
          <table:table-cell office:value-type="float" office:value="2.473E-056" calcext:value-type="float">
            <text:p>2,473E-56</text:p>
          </table:table-cell>
          <table:table-cell office:value-type="float" office:value="2.094E-052" calcext:value-type="float">
            <text:p>2,094E-52</text:p>
          </table:table-cell>
          <table:table-cell office:value-type="float" office:value="6.885E-049" calcext:value-type="float">
            <text:p>6,885E-49</text:p>
          </table:table-cell>
          <table:table-cell office:value-type="float" office:value="1.984E-053" calcext:value-type="float">
            <text:p>1,984E-53</text:p>
          </table:table-cell>
          <table:table-cell office:value-type="float" office:value="7.786E-037" calcext:value-type="float">
            <text:p>7,786E-37</text:p>
          </table:table-cell>
          <table:table-cell office:value-type="float" office:value="6.339E-039" calcext:value-type="float">
            <text:p>6,339E-39</text:p>
          </table:table-cell>
          <table:table-cell office:value-type="float" office:value="3.9E-067" calcext:value-type="float">
            <text:p>3,9E-67</text:p>
          </table:table-cell>
          <table:table-cell office:value-type="float" office:value="5.031E-065" calcext:value-type="float">
            <text:p>5,031E-65</text:p>
          </table:table-cell>
          <table:table-cell office:value-type="float" office:value="9.74E-069" calcext:value-type="float">
            <text:p>9,74E-69</text:p>
          </table:table-cell>
          <table:table-cell office:value-type="float" office:value="1.844E-015" calcext:value-type="float">
            <text:p>1,844E-15</text:p>
          </table:table-cell>
          <table:table-cell office:value-type="float" office:value="3.381E-068" calcext:value-type="float">
            <text:p>3,381E-68</text:p>
          </table:table-cell>
          <table:table-cell office:value-type="float" office:value="3.076E-050" calcext:value-type="float">
            <text:p>3,076E-50</text:p>
          </table:table-cell>
          <table:table-cell office:value-type="float" office:value="1.557E-060" calcext:value-type="float">
            <text:p>1,557E-60</text:p>
          </table:table-cell>
          <table:table-cell office:value-type="float" office:value="2.872E-058" calcext:value-type="float">
            <text:p>2,872E-58</text:p>
          </table:table-cell>
          <table:table-cell office:value-type="float" office:value="3.955E-054" calcext:value-type="float">
            <text:p>3,955E-54</text:p>
          </table:table-cell>
          <table:table-cell office:value-type="float" office:value="3.516E-057" calcext:value-type="float">
            <text:p>3,516E-57</text:p>
          </table:table-cell>
          <table:table-cell office:value-type="float" office:value="4.349E-051" calcext:value-type="float">
            <text:p>4,349E-51</text:p>
          </table:table-cell>
          <table:table-cell office:value-type="float" office:value="2.36E-056" calcext:value-type="float">
            <text:p>2,36E-56</text:p>
          </table:table-cell>
          <table:table-cell office:value-type="float" office:value="8.986E-058" calcext:value-type="float">
            <text:p>8,986E-58</text:p>
          </table:table-cell>
          <table:table-cell office:value-type="float" office:value="7.043E-053" calcext:value-type="float">
            <text:p>7,043E-53</text:p>
          </table:table-cell>
          <table:table-cell office:value-type="float" office:value="9.441E-071" calcext:value-type="float">
            <text:p>9,441E-71</text:p>
          </table:table-cell>
          <table:table-cell office:value-type="float" office:value="1.057E-017" calcext:value-type="float">
            <text:p>1,057E-17</text:p>
          </table:table-cell>
          <table:table-cell office:value-type="float" office:value="2.459E-032" calcext:value-type="float">
            <text:p>2,459E-32</text:p>
          </table:table-cell>
          <table:table-cell office:value-type="float" office:value="3.378E-054" calcext:value-type="float">
            <text:p>3,378E-54</text:p>
          </table:table-cell>
          <table:table-cell office:value-type="float" office:value="2.221E-058" calcext:value-type="float">
            <text:p>2,221E-58</text:p>
          </table:table-cell>
          <table:table-cell office:value-type="float" office:value="8.485E-059" calcext:value-type="float">
            <text:p>8,485E-59</text:p>
          </table:table-cell>
          <table:table-cell office:value-type="float" office:value="5.691E-049" calcext:value-type="float">
            <text:p>5,691E-49</text:p>
          </table:table-cell>
          <table:table-cell office:value-type="float" office:value="4.855E-056" calcext:value-type="float">
            <text:p>4,855E-56</text:p>
          </table:table-cell>
          <table:table-cell office:value-type="float" office:value="9.158E-049" calcext:value-type="float">
            <text:p>9,158E-49</text:p>
          </table:table-cell>
          <table:table-cell office:value-type="float" office:value="9.792E-068" calcext:value-type="float">
            <text:p>9,792E-68</text:p>
          </table:table-cell>
          <table:table-cell office:value-type="float" office:value="4.291E-057" calcext:value-type="float">
            <text:p>4,291E-57</text:p>
          </table:table-cell>
          <table:table-cell office:value-type="float" office:value="9.098E-073" calcext:value-type="float">
            <text:p>9,098E-73</text:p>
          </table:table-cell>
          <table:table-cell office:value-type="float" office:value="1.51E-038" calcext:value-type="float">
            <text:p>1,51E-38</text:p>
          </table:table-cell>
        </table:table-row>
        <table:table-row table:style-name="ro1">
          <table:table-cell office:value-type="string" calcext:value-type="string">
            <text:p>NA18502_YRI</text:p>
          </table:table-cell>
          <table:table-cell office:value-type="float" office:value="55" calcext:value-type="float">
            <text:p>55</text:p>
          </table:table-cell>
          <table:table-cell office:value-type="float" office:value="8.114E-065" calcext:value-type="float">
            <text:p>8,114E-65</text:p>
          </table:table-cell>
          <table:table-cell office:value-type="float" office:value="1.298E-067" calcext:value-type="float">
            <text:p>1,298E-67</text:p>
          </table:table-cell>
          <table:table-cell office:value-type="float" office:value="9.073E-064" calcext:value-type="float">
            <text:p>9,073E-64</text:p>
          </table:table-cell>
          <table:table-cell office:value-type="float" office:value="0.0000001708" calcext:value-type="float">
            <text:p>1,708E-07</text:p>
          </table:table-cell>
          <table:table-cell office:value-type="float" office:value="0.0000000311" calcext:value-type="float">
            <text:p>3,11E-08</text:p>
          </table:table-cell>
          <table:table-cell office:value-type="float" office:value="4.543E-068" calcext:value-type="float">
            <text:p>4,543E-68</text:p>
          </table:table-cell>
          <table:table-cell office:value-type="float" office:value="1.024E-062" calcext:value-type="float">
            <text:p>1,024E-62</text:p>
          </table:table-cell>
          <table:table-cell office:value-type="float" office:value="3.575E-066" calcext:value-type="float">
            <text:p>3,575E-66</text:p>
          </table:table-cell>
          <table:table-cell office:value-type="float" office:value="3.511E-058" calcext:value-type="float">
            <text:p>3,511E-58</text:p>
          </table:table-cell>
          <table:table-cell office:value-type="float" office:value="2.316E-059" calcext:value-type="float">
            <text:p>2,316E-59</text:p>
          </table:table-cell>
          <table:table-cell office:value-type="float" office:value="3.076E-062" calcext:value-type="float">
            <text:p>3,076E-62</text:p>
          </table:table-cell>
          <table:table-cell office:value-type="float" office:value="1.668E-092" calcext:value-type="float">
            <text:p>1,668E-92</text:p>
          </table:table-cell>
          <table:table-cell office:value-type="float" office:value="6.716E-019" calcext:value-type="float">
            <text:p>6,716E-19</text:p>
          </table:table-cell>
          <table:table-cell office:value-type="float" office:value="6.276E-046" calcext:value-type="float">
            <text:p>6,276E-46</text:p>
          </table:table-cell>
          <table:table-cell office:value-type="float" office:value="6.443E-058" calcext:value-type="float">
            <text:p>6,443E-58</text:p>
          </table:table-cell>
          <table:table-cell office:value-type="float" office:value="9.589E-067" calcext:value-type="float">
            <text:p>9,589E-67</text:p>
          </table:table-cell>
          <table:table-cell office:value-type="float" office:value="5.996E-062" calcext:value-type="float">
            <text:p>5,996E-62</text:p>
          </table:table-cell>
          <table:table-cell office:value-type="float" office:value="1.891E-067" calcext:value-type="float">
            <text:p>1,891E-67</text:p>
          </table:table-cell>
          <table:table-cell office:value-type="float" office:value="7.303E-077" calcext:value-type="float">
            <text:p>7,303E-77</text:p>
          </table:table-cell>
          <table:table-cell office:value-type="float" office:value="1.409E-047" calcext:value-type="float">
            <text:p>1,409E-47</text:p>
          </table:table-cell>
          <table:table-cell office:value-type="float" office:value="5.82E-068" calcext:value-type="float">
            <text:p>5,82E-68</text:p>
          </table:table-cell>
          <table:table-cell office:value-type="float" office:value="1.381E-075" calcext:value-type="float">
            <text:p>1,381E-75</text:p>
          </table:table-cell>
          <table:table-cell office:value-type="float" office:value="3.102E-087" calcext:value-type="float">
            <text:p>3,102E-87</text:p>
          </table:table-cell>
          <table:table-cell office:value-type="float" office:value="2.166E-078" calcext:value-type="float">
            <text:p>2,166E-78</text:p>
          </table:table-cell>
          <table:table-cell office:value-type="float" office:value="1.978E-095" calcext:value-type="float">
            <text:p>1,978E-95</text:p>
          </table:table-cell>
          <table:table-cell office:value-type="float" office:value="0.000000393" calcext:value-type="float">
            <text:p>3,93E-07</text:p>
          </table:table-cell>
          <table:table-cell office:value-type="float" office:value="2.692E-044" calcext:value-type="float">
            <text:p>2,692E-44</text:p>
          </table:table-cell>
          <table:table-cell office:value-type="float" office:value="8.224E-049" calcext:value-type="float">
            <text:p>8,224E-49</text:p>
          </table:table-cell>
          <table:table-cell office:value-type="float" office:value="3.269E-067" calcext:value-type="float">
            <text:p>3,269E-67</text:p>
          </table:table-cell>
          <table:table-cell office:value-type="float" office:value="4.335E-070" calcext:value-type="float">
            <text:p>4,335E-70</text:p>
          </table:table-cell>
          <table:table-cell office:value-type="float" office:value="1.233E-053" calcext:value-type="float">
            <text:p>1,233E-53</text:p>
          </table:table-cell>
          <table:table-cell office:value-type="float" office:value="1.758E-065" calcext:value-type="float">
            <text:p>1,758E-65</text:p>
          </table:table-cell>
          <table:table-cell office:value-type="float" office:value="3.258E-049" calcext:value-type="float">
            <text:p>3,258E-49</text:p>
          </table:table-cell>
          <table:table-cell office:value-type="float" office:value="1.983E-042" calcext:value-type="float">
            <text:p>1,983E-42</text:p>
          </table:table-cell>
          <table:table-cell office:value-type="float" office:value="2.399E-060" calcext:value-type="float">
            <text:p>2,399E-60</text:p>
          </table:table-cell>
          <table:table-cell office:value-type="float" office:value="1.378E-055" calcext:value-type="float">
            <text:p>1,378E-55</text:p>
          </table:table-cell>
          <table:table-cell office:value-type="float" office:value="1.09E-044" calcext:value-type="float">
            <text:p>1,09E-44</text:p>
          </table:table-cell>
          <table:table-cell office:value-type="float" office:value="1.233E-065" calcext:value-type="float">
            <text:p>1,233E-65</text:p>
          </table:table-cell>
          <table:table-cell office:value-type="float" office:value="0.000002999" calcext:value-type="float">
            <text:p>2,999E-06</text:p>
          </table:table-cell>
          <table:table-cell office:value-type="float" office:value="0.0000005373" calcext:value-type="float">
            <text:p>5,373E-07</text:p>
          </table:table-cell>
          <table:table-cell office:value-type="float" office:value="0.0000000001828" calcext:value-type="float">
            <text:p>1,828E-10</text:p>
          </table:table-cell>
          <table:table-cell office:value-type="float" office:value="0.0000000437" calcext:value-type="float">
            <text:p>4,37E-08</text:p>
          </table:table-cell>
          <table:table-cell office:value-type="float" office:value="5.082E-061" calcext:value-type="float">
            <text:p>5,082E-61</text:p>
          </table:table-cell>
          <table:table-cell office:value-type="float" office:value="1.225E-063" calcext:value-type="float">
            <text:p>1,225E-63</text:p>
          </table:table-cell>
          <table:table-cell office:value-type="float" office:value="1.094E-055" calcext:value-type="float">
            <text:p>1,094E-55</text:p>
          </table:table-cell>
          <table:table-cell office:value-type="float" office:value="6.511E-060" calcext:value-type="float">
            <text:p>6,511E-60</text:p>
          </table:table-cell>
          <table:table-cell office:value-type="float" office:value="0.00000001146" calcext:value-type="float">
            <text:p>1,146E-08</text:p>
          </table:table-cell>
          <table:table-cell office:value-type="float" office:value="1.933E-065" calcext:value-type="float">
            <text:p>1,933E-65</text:p>
          </table:table-cell>
          <table:table-cell office:value-type="float" office:value="2.676E-066" calcext:value-type="float">
            <text:p>2,676E-66</text:p>
          </table:table-cell>
          <table:table-cell office:value-type="float" office:value="0.000000001513" calcext:value-type="float">
            <text:p>1,513E-09</text:p>
          </table:table-cell>
          <table:table-cell office:value-type="float" office:value="6.323E-058" calcext:value-type="float">
            <text:p>6,323E-58</text:p>
          </table:table-cell>
          <table:table-cell office:value-type="float" office:value="1.124E-045" calcext:value-type="float">
            <text:p>1,124E-45</text:p>
          </table:table-cell>
          <table:table-cell office:value-type="float" office:value="1.309E-063" calcext:value-type="float">
            <text:p>1,309E-63</text:p>
          </table:table-cell>
          <table:table-cell office:value-type="float" office:value="2.619E-026" calcext:value-type="float">
            <text:p>2,619E-26</text:p>
          </table:table-cell>
          <table:table-cell office:value-type="float" office:value="3.074E-018" calcext:value-type="float">
            <text:p>3,074E-18</text:p>
          </table:table-cell>
          <table:table-cell office:value-type="float" office:value="1.007E-046" calcext:value-type="float">
            <text:p>1,007E-46</text:p>
          </table:table-cell>
          <table:table-cell office:value-type="float" office:value="1.795E-050" calcext:value-type="float">
            <text:p>1,795E-50</text:p>
          </table:table-cell>
          <table:table-cell office:value-type="float" office:value="8.894E-052" calcext:value-type="float">
            <text:p>8,894E-52</text:p>
          </table:table-cell>
          <table:table-cell office:value-type="float" office:value="3.16E-054" calcext:value-type="float">
            <text:p>3,16E-54</text:p>
          </table:table-cell>
          <table:table-cell office:value-type="float" office:value="1.332E-059" calcext:value-type="float">
            <text:p>1,332E-59</text:p>
          </table:table-cell>
          <table:table-cell office:value-type="float" office:value="6.303E-056" calcext:value-type="float">
            <text:p>6,303E-56</text:p>
          </table:table-cell>
          <table:table-cell office:value-type="float" office:value="3.982E-053" calcext:value-type="float">
            <text:p>3,982E-53</text:p>
          </table:table-cell>
          <table:table-cell office:value-type="float" office:value="0.0000007224" calcext:value-type="float">
            <text:p>7,224E-07</text:p>
          </table:table-cell>
          <table:table-cell office:value-type="float" office:value="1.916E-034" calcext:value-type="float">
            <text:p>1,916E-34</text:p>
          </table:table-cell>
          <table:table-cell office:value-type="float" office:value="3.543E-040" calcext:value-type="float">
            <text:p>3,543E-40</text:p>
          </table:table-cell>
          <table:table-cell office:value-type="float" office:value="8.221E-060" calcext:value-type="float">
            <text:p>8,221E-60</text:p>
          </table:table-cell>
          <table:table-cell office:value-type="float" office:value="5.145E-055" calcext:value-type="float">
            <text:p>5,145E-55</text:p>
          </table:table-cell>
          <table:table-cell office:value-type="float" office:value="0.00000006443" calcext:value-type="float">
            <text:p>6,443E-08</text:p>
          </table:table-cell>
          <table:table-cell office:value-type="float" office:value="3.815E-050" calcext:value-type="float">
            <text:p>3,815E-50</text:p>
          </table:table-cell>
          <table:table-cell office:value-type="float" office:value="6.882E-058" calcext:value-type="float">
            <text:p>6,882E-58</text:p>
          </table:table-cell>
          <table:table-cell office:value-type="float" office:value="4.8E-057" calcext:value-type="float">
            <text:p>4,8E-57</text:p>
          </table:table-cell>
          <table:table-cell office:value-type="float" office:value="0.0000003533" calcext:value-type="float">
            <text:p>3,533E-07</text:p>
          </table:table-cell>
          <table:table-cell office:value-type="float" office:value="0.00000000008022" calcext:value-type="float">
            <text:p>8,022E-11</text:p>
          </table:table-cell>
          <table:table-cell office:value-type="float" office:value="0.0000006122" calcext:value-type="float">
            <text:p>6,122E-07</text:p>
          </table:table-cell>
          <table:table-cell office:value-type="float" office:value="1.37E-070" calcext:value-type="float">
            <text:p>1,37E-70</text:p>
          </table:table-cell>
          <table:table-cell office:value-type="float" office:value="1.769E-068" calcext:value-type="float">
            <text:p>1,769E-68</text:p>
          </table:table-cell>
          <table:table-cell office:value-type="float" office:value="1.28E-064" calcext:value-type="float">
            <text:p>1,28E-64</text:p>
          </table:table-cell>
          <table:table-cell office:value-type="float" office:value="7.269E-068" calcext:value-type="float">
            <text:p>7,269E-68</text:p>
          </table:table-cell>
          <table:table-cell office:value-type="float" office:value="3.027E-067" calcext:value-type="float">
            <text:p>3,027E-67</text:p>
          </table:table-cell>
          <table:table-cell office:value-type="float" office:value="1.089E-068" calcext:value-type="float">
            <text:p>1,089E-68</text:p>
          </table:table-cell>
          <table:table-cell office:value-type="float" office:value="6.568E-056" calcext:value-type="float">
            <text:p>6,568E-56</text:p>
          </table:table-cell>
          <table:table-cell office:value-type="float" office:value="5.239E-063" calcext:value-type="float">
            <text:p>5,239E-63</text:p>
          </table:table-cell>
          <table:table-cell office:value-type="float" office:value="1.709E-045" calcext:value-type="float">
            <text:p>1,709E-45</text:p>
          </table:table-cell>
          <table:table-cell office:value-type="float" office:value="6.466E-048" calcext:value-type="float">
            <text:p>6,466E-48</text:p>
          </table:table-cell>
          <table:table-cell office:value-type="float" office:value="1.616E-044" calcext:value-type="float">
            <text:p>1,616E-44</text:p>
          </table:table-cell>
          <table:table-cell office:value-type="float" office:value="0.0000004825" calcext:value-type="float">
            <text:p>4,825E-07</text:p>
          </table:table-cell>
          <table:table-cell office:value-type="float" office:value="0.000003065" calcext:value-type="float">
            <text:p>3,065E-06</text:p>
          </table:table-cell>
          <table:table-cell office:value-type="float" office:value="7.152E-054" calcext:value-type="float">
            <text:p>7,152E-54</text:p>
          </table:table-cell>
          <table:table-cell office:value-type="float" office:value="1.973E-046" calcext:value-type="float">
            <text:p>1,973E-46</text:p>
          </table:table-cell>
          <table:table-cell office:value-type="float" office:value="2.68E-044" calcext:value-type="float">
            <text:p>2,68E-44</text:p>
          </table:table-cell>
          <table:table-cell office:value-type="float" office:value="0.000001675" calcext:value-type="float">
            <text:p>1,675E-06</text:p>
          </table:table-cell>
          <table:table-cell office:value-type="float" office:value="2.361E-066" calcext:value-type="float">
            <text:p>2,361E-66</text:p>
          </table:table-cell>
          <table:table-cell office:value-type="float" office:value="2.795E-066" calcext:value-type="float">
            <text:p>2,795E-66</text:p>
          </table:table-cell>
          <table:table-cell office:value-type="float" office:value="2.737E-029" calcext:value-type="float">
            <text:p>2,737E-29</text:p>
          </table:table-cell>
          <table:table-cell office:value-type="float" office:value="7.067E-033" calcext:value-type="float">
            <text:p>7,067E-33</text:p>
          </table:table-cell>
          <table:table-cell office:value-type="float" office:value="1.421E-031" calcext:value-type="float">
            <text:p>1,421E-31</text:p>
          </table:table-cell>
          <table:table-cell office:value-type="float" office:value="1.979E-034" calcext:value-type="float">
            <text:p>1,979E-34</text:p>
          </table:table-cell>
          <table:table-cell office:value-type="float" office:value="3.884E-033" calcext:value-type="float">
            <text:p>3,884E-33</text:p>
          </table:table-cell>
          <table:table-cell office:value-type="float" office:value="6.891E-031" calcext:value-type="float">
            <text:p>6,891E-31</text:p>
          </table:table-cell>
          <table:table-cell office:value-type="float" office:value="9.231E-031" calcext:value-type="float">
            <text:p>9,231E-31</text:p>
          </table:table-cell>
          <table:table-cell office:value-type="float" office:value="1.308E-031" calcext:value-type="float">
            <text:p>1,308E-31</text:p>
          </table:table-cell>
          <table:table-cell office:value-type="float" office:value="5.006E-061" calcext:value-type="float">
            <text:p>5,006E-61</text:p>
          </table:table-cell>
          <table:table-cell office:value-type="float" office:value="1.029E-055" calcext:value-type="float">
            <text:p>1,029E-55</text:p>
          </table:table-cell>
          <table:table-cell office:value-type="float" office:value="5.44E-057" calcext:value-type="float">
            <text:p>5,44E-57</text:p>
          </table:table-cell>
          <table:table-cell office:value-type="float" office:value="6.528E-065" calcext:value-type="float">
            <text:p>6,528E-65</text:p>
          </table:table-cell>
          <table:table-cell office:value-type="float" office:value="2.557E-069" calcext:value-type="float">
            <text:p>2,557E-69</text:p>
          </table:table-cell>
          <table:table-cell office:value-type="float" office:value="3.551E-064" calcext:value-type="float">
            <text:p>3,551E-64</text:p>
          </table:table-cell>
          <table:table-cell office:value-type="float" office:value="6.731E-065" calcext:value-type="float">
            <text:p>6,731E-65</text:p>
          </table:table-cell>
          <table:table-cell office:value-type="float" office:value="1.441E-050" calcext:value-type="float">
            <text:p>1,441E-50</text:p>
          </table:table-cell>
          <table:table-cell office:value-type="float" office:value="3.633E-060" calcext:value-type="float">
            <text:p>3,633E-60</text:p>
          </table:table-cell>
          <table:table-cell office:value-type="float" office:value="9.781E-050" calcext:value-type="float">
            <text:p>9,781E-50</text:p>
          </table:table-cell>
          <table:table-cell office:value-type="float" office:value="8.173E-058" calcext:value-type="float">
            <text:p>8,173E-58</text:p>
          </table:table-cell>
          <table:table-cell office:value-type="float" office:value="1.078E-064" calcext:value-type="float">
            <text:p>1,078E-64</text:p>
          </table:table-cell>
          <table:table-cell office:value-type="float" office:value="6.596E-063" calcext:value-type="float">
            <text:p>6,596E-63</text:p>
          </table:table-cell>
          <table:table-cell office:value-type="float" office:value="1.317E-055" calcext:value-type="float">
            <text:p>1,317E-55</text:p>
          </table:table-cell>
          <table:table-cell office:value-type="float" office:value="1.894E-063" calcext:value-type="float">
            <text:p>1,894E-63</text:p>
          </table:table-cell>
          <table:table-cell office:value-type="float" office:value="9.723E-064" calcext:value-type="float">
            <text:p>9,723E-64</text:p>
          </table:table-cell>
          <table:table-cell office:value-type="float" office:value="1.859E-059" calcext:value-type="float">
            <text:p>1,859E-59</text:p>
          </table:table-cell>
          <table:table-cell office:value-type="float" office:value="1.292E-054" calcext:value-type="float">
            <text:p>1,292E-54</text:p>
          </table:table-cell>
          <table:table-cell office:value-type="float" office:value="4.09E-061" calcext:value-type="float">
            <text:p>4,09E-61</text:p>
          </table:table-cell>
          <table:table-cell office:value-type="float" office:value="1.494E-057" calcext:value-type="float">
            <text:p>1,494E-57</text:p>
          </table:table-cell>
          <table:table-cell office:value-type="float" office:value="3.269E-058" calcext:value-type="float">
            <text:p>3,269E-58</text:p>
          </table:table-cell>
          <table:table-cell office:value-type="float" office:value="3.896E-060" calcext:value-type="float">
            <text:p>3,896E-60</text:p>
          </table:table-cell>
          <table:table-cell office:value-type="float" office:value="2.318E-052" calcext:value-type="float">
            <text:p>2,318E-52</text:p>
          </table:table-cell>
          <table:table-cell office:value-type="float" office:value="1.258E-053" calcext:value-type="float">
            <text:p>1,258E-53</text:p>
          </table:table-cell>
          <table:table-cell office:value-type="float" office:value="3.366E-050" calcext:value-type="float">
            <text:p>3,366E-50</text:p>
          </table:table-cell>
          <table:table-cell office:value-type="float" office:value="1.082E-050" calcext:value-type="float">
            <text:p>1,082E-50</text:p>
          </table:table-cell>
          <table:table-cell office:value-type="float" office:value="5.42E-059" calcext:value-type="float">
            <text:p>5,42E-59</text:p>
          </table:table-cell>
          <table:table-cell office:value-type="float" office:value="7.302E-056" calcext:value-type="float">
            <text:p>7,302E-56</text:p>
          </table:table-cell>
          <table:table-cell office:value-type="float" office:value="1.978E-050" calcext:value-type="float">
            <text:p>1,978E-50</text:p>
          </table:table-cell>
          <table:table-cell office:value-type="float" office:value="9.343E-052" calcext:value-type="float">
            <text:p>9,343E-52</text:p>
          </table:table-cell>
          <table:table-cell office:value-type="float" office:value="5.098E-035" calcext:value-type="float">
            <text:p>5,098E-35</text:p>
          </table:table-cell>
          <table:table-cell office:value-type="float" office:value="3.839E-037" calcext:value-type="float">
            <text:p>3,839E-37</text:p>
          </table:table-cell>
          <table:table-cell office:value-type="float" office:value="1.145E-069" calcext:value-type="float">
            <text:p>1,145E-69</text:p>
          </table:table-cell>
          <table:table-cell office:value-type="float" office:value="2.496E-068" calcext:value-type="float">
            <text:p>2,496E-68</text:p>
          </table:table-cell>
          <table:table-cell office:value-type="float" office:value="1.47E-066" calcext:value-type="float">
            <text:p>1,47E-66</text:p>
          </table:table-cell>
          <table:table-cell office:value-type="float" office:value="1.804E-016" calcext:value-type="float">
            <text:p>1,804E-16</text:p>
          </table:table-cell>
          <table:table-cell office:value-type="float" office:value="1.018E-070" calcext:value-type="float">
            <text:p>1,018E-70</text:p>
          </table:table-cell>
          <table:table-cell office:value-type="float" office:value="2.806E-051" calcext:value-type="float">
            <text:p>2,806E-51</text:p>
          </table:table-cell>
          <table:table-cell office:value-type="float" office:value="2.944E-064" calcext:value-type="float">
            <text:p>2,944E-64</text:p>
          </table:table-cell>
          <table:table-cell office:value-type="float" office:value="3.017E-061" calcext:value-type="float">
            <text:p>3,017E-61</text:p>
          </table:table-cell>
          <table:table-cell office:value-type="float" office:value="8.856E-057" calcext:value-type="float">
            <text:p>8,856E-57</text:p>
          </table:table-cell>
          <table:table-cell office:value-type="float" office:value="5.131E-059" calcext:value-type="float">
            <text:p>5,131E-59</text:p>
          </table:table-cell>
          <table:table-cell office:value-type="float" office:value="5.907E-051" calcext:value-type="float">
            <text:p>5,907E-51</text:p>
          </table:table-cell>
          <table:table-cell office:value-type="float" office:value="4.143E-059" calcext:value-type="float">
            <text:p>4,143E-59</text:p>
          </table:table-cell>
          <table:table-cell office:value-type="float" office:value="6.412E-055" calcext:value-type="float">
            <text:p>6,412E-55</text:p>
          </table:table-cell>
          <table:table-cell office:value-type="float" office:value="1.441E-050" calcext:value-type="float">
            <text:p>1,441E-50</text:p>
          </table:table-cell>
          <table:table-cell office:value-type="float" office:value="4.543E-068" calcext:value-type="float">
            <text:p>4,543E-68</text:p>
          </table:table-cell>
          <table:table-cell office:value-type="float" office:value="3.129E-017" calcext:value-type="float">
            <text:p>3,129E-17</text:p>
          </table:table-cell>
          <table:table-cell office:value-type="float" office:value="2.535E-031" calcext:value-type="float">
            <text:p>2,535E-31</text:p>
          </table:table-cell>
          <table:table-cell office:value-type="float" office:value="5.334E-051" calcext:value-type="float">
            <text:p>5,334E-51</text:p>
          </table:table-cell>
          <table:table-cell office:value-type="float" office:value="1.621E-054" calcext:value-type="float">
            <text:p>1,621E-54</text:p>
          </table:table-cell>
          <table:table-cell office:value-type="float" office:value="6.046E-055" calcext:value-type="float">
            <text:p>6,046E-55</text:p>
          </table:table-cell>
          <table:table-cell office:value-type="float" office:value="7.094E-047" calcext:value-type="float">
            <text:p>7,094E-47</text:p>
          </table:table-cell>
          <table:table-cell office:value-type="float" office:value="6.443E-053" calcext:value-type="float">
            <text:p>6,443E-53</text:p>
          </table:table-cell>
          <table:table-cell office:value-type="float" office:value="2.157E-047" calcext:value-type="float">
            <text:p>2,157E-47</text:p>
          </table:table-cell>
          <table:table-cell office:value-type="float" office:value="2.454E-063" calcext:value-type="float">
            <text:p>2,454E-63</text:p>
          </table:table-cell>
          <table:table-cell office:value-type="float" office:value="1.144E-055" calcext:value-type="float">
            <text:p>1,144E-55</text:p>
          </table:table-cell>
          <table:table-cell office:value-type="float" office:value="1.349E-070" calcext:value-type="float">
            <text:p>1,349E-70</text:p>
          </table:table-cell>
          <table:table-cell office:value-type="float" office:value="9.094E-037" calcext:value-type="float">
            <text:p>9,094E-37</text:p>
          </table:table-cell>
        </table:table-row>
        <table:table-row table:style-name="ro1">
          <table:table-cell office:value-type="string" calcext:value-type="string">
            <text:p>NA19338_LWK</text:p>
          </table:table-cell>
          <table:table-cell office:value-type="float" office:value="55" calcext:value-type="float">
            <text:p>55</text:p>
          </table:table-cell>
          <table:table-cell office:value-type="float" office:value="2.996E-061" calcext:value-type="float">
            <text:p>2,996E-61</text:p>
          </table:table-cell>
          <table:table-cell office:value-type="float" office:value="7.447E-064" calcext:value-type="float">
            <text:p>7,447E-64</text:p>
          </table:table-cell>
          <table:table-cell office:value-type="float" office:value="4.06E-060" calcext:value-type="float">
            <text:p>4,06E-60</text:p>
          </table:table-cell>
          <table:table-cell office:value-type="float" office:value="0.0000000001403" calcext:value-type="float">
            <text:p>1,403E-10</text:p>
          </table:table-cell>
          <table:table-cell office:value-type="float" office:value="0.0000000001477" calcext:value-type="float">
            <text:p>1,477E-10</text:p>
          </table:table-cell>
          <table:table-cell office:value-type="float" office:value="6.512E-064" calcext:value-type="float">
            <text:p>6,512E-64</text:p>
          </table:table-cell>
          <table:table-cell office:value-type="float" office:value="4.051E-060" calcext:value-type="float">
            <text:p>4,051E-60</text:p>
          </table:table-cell>
          <table:table-cell office:value-type="float" office:value="5.193E-062" calcext:value-type="float">
            <text:p>5,193E-62</text:p>
          </table:table-cell>
          <table:table-cell office:value-type="float" office:value="1.003E-055" calcext:value-type="float">
            <text:p>1,003E-55</text:p>
          </table:table-cell>
          <table:table-cell office:value-type="float" office:value="7.436E-053" calcext:value-type="float">
            <text:p>7,436E-53</text:p>
          </table:table-cell>
          <table:table-cell office:value-type="float" office:value="1.721E-059" calcext:value-type="float">
            <text:p>1,721E-59</text:p>
          </table:table-cell>
          <table:table-cell office:value-type="float" office:value="2.127E-088" calcext:value-type="float">
            <text:p>2,127E-88</text:p>
          </table:table-cell>
          <table:table-cell office:value-type="float" office:value="4.802E-018" calcext:value-type="float">
            <text:p>4,802E-18</text:p>
          </table:table-cell>
          <table:table-cell office:value-type="float" office:value="1.119E-042" calcext:value-type="float">
            <text:p>1,119E-42</text:p>
          </table:table-cell>
          <table:table-cell office:value-type="float" office:value="2.739E-054" calcext:value-type="float">
            <text:p>2,739E-54</text:p>
          </table:table-cell>
          <table:table-cell office:value-type="float" office:value="1.902E-061" calcext:value-type="float">
            <text:p>1,902E-61</text:p>
          </table:table-cell>
          <table:table-cell office:value-type="float" office:value="8.825E-059" calcext:value-type="float">
            <text:p>8,825E-59</text:p>
          </table:table-cell>
          <table:table-cell office:value-type="float" office:value="4.705E-063" calcext:value-type="float">
            <text:p>4,705E-63</text:p>
          </table:table-cell>
          <table:table-cell office:value-type="float" office:value="2.272E-073" calcext:value-type="float">
            <text:p>2,272E-73</text:p>
          </table:table-cell>
          <table:table-cell office:value-type="float" office:value="2.679E-045" calcext:value-type="float">
            <text:p>2,679E-45</text:p>
          </table:table-cell>
          <table:table-cell office:value-type="float" office:value="4.142E-068" calcext:value-type="float">
            <text:p>4,142E-68</text:p>
          </table:table-cell>
          <table:table-cell office:value-type="float" office:value="1.083E-073" calcext:value-type="float">
            <text:p>1,083E-73</text:p>
          </table:table-cell>
          <table:table-cell office:value-type="float" office:value="7.24E-085" calcext:value-type="float">
            <text:p>7,24E-85</text:p>
          </table:table-cell>
          <table:table-cell office:value-type="float" office:value="7.147E-075" calcext:value-type="float">
            <text:p>7,147E-75</text:p>
          </table:table-cell>
          <table:table-cell office:value-type="float" office:value="5.614E-093" calcext:value-type="float">
            <text:p>5,614E-93</text:p>
          </table:table-cell>
          <table:table-cell office:value-type="float" office:value="0.0000000002279" calcext:value-type="float">
            <text:p>2,279E-10</text:p>
          </table:table-cell>
          <table:table-cell office:value-type="float" office:value="1.553E-040" calcext:value-type="float">
            <text:p>1,553E-40</text:p>
          </table:table-cell>
          <table:table-cell office:value-type="float" office:value="2.014E-045" calcext:value-type="float">
            <text:p>2,014E-45</text:p>
          </table:table-cell>
          <table:table-cell office:value-type="float" office:value="1.417E-064" calcext:value-type="float">
            <text:p>1,417E-64</text:p>
          </table:table-cell>
          <table:table-cell office:value-type="float" office:value="9.798E-068" calcext:value-type="float">
            <text:p>9,798E-68</text:p>
          </table:table-cell>
          <table:table-cell office:value-type="float" office:value="3.68E-050" calcext:value-type="float">
            <text:p>3,68E-50</text:p>
          </table:table-cell>
          <table:table-cell office:value-type="float" office:value="3.578E-063" calcext:value-type="float">
            <text:p>3,578E-63</text:p>
          </table:table-cell>
          <table:table-cell office:value-type="float" office:value="1.009E-043" calcext:value-type="float">
            <text:p>1,009E-43</text:p>
          </table:table-cell>
          <table:table-cell office:value-type="float" office:value="1.086E-038" calcext:value-type="float">
            <text:p>1,086E-38</text:p>
          </table:table-cell>
          <table:table-cell office:value-type="float" office:value="7.832E-054" calcext:value-type="float">
            <text:p>7,832E-54</text:p>
          </table:table-cell>
          <table:table-cell office:value-type="float" office:value="2.109E-050" calcext:value-type="float">
            <text:p>2,109E-50</text:p>
          </table:table-cell>
          <table:table-cell office:value-type="float" office:value="9.307E-041" calcext:value-type="float">
            <text:p>9,307E-41</text:p>
          </table:table-cell>
          <table:table-cell office:value-type="float" office:value="2.693E-061" calcext:value-type="float">
            <text:p>2,693E-61</text:p>
          </table:table-cell>
          <table:table-cell office:value-type="float" office:value="0.00000000008947" calcext:value-type="float">
            <text:p>8,947E-11</text:p>
          </table:table-cell>
          <table:table-cell office:value-type="float" office:value="0.0000000001068" calcext:value-type="float">
            <text:p>1,068E-10</text:p>
          </table:table-cell>
          <table:table-cell office:value-type="float" office:value="0.000000000003066" calcext:value-type="float">
            <text:p>3,066E-12</text:p>
          </table:table-cell>
          <table:table-cell office:value-type="float" office:value="0.0000000001782" calcext:value-type="float">
            <text:p>1,782E-10</text:p>
          </table:table-cell>
          <table:table-cell office:value-type="float" office:value="2.695E-059" calcext:value-type="float">
            <text:p>2,695E-59</text:p>
          </table:table-cell>
          <table:table-cell office:value-type="float" office:value="2.349E-059" calcext:value-type="float">
            <text:p>2,349E-59</text:p>
          </table:table-cell>
          <table:table-cell office:value-type="float" office:value="2.817E-053" calcext:value-type="float">
            <text:p>2,817E-53</text:p>
          </table:table-cell>
          <table:table-cell office:value-type="float" office:value="2.264E-056" calcext:value-type="float">
            <text:p>2,264E-56</text:p>
          </table:table-cell>
          <table:table-cell office:value-type="float" office:value="0.000000000007517" calcext:value-type="float">
            <text:p>7,517E-12</text:p>
          </table:table-cell>
          <table:table-cell office:value-type="float" office:value="1.326E-060" calcext:value-type="float">
            <text:p>1,326E-60</text:p>
          </table:table-cell>
          <table:table-cell office:value-type="float" office:value="1.231E-062" calcext:value-type="float">
            <text:p>1,231E-62</text:p>
          </table:table-cell>
          <table:table-cell office:value-type="float" office:value="0.0000000000316" calcext:value-type="float">
            <text:p>3,16E-11</text:p>
          </table:table-cell>
          <table:table-cell office:value-type="float" office:value="6.085E-055" calcext:value-type="float">
            <text:p>6,085E-55</text:p>
          </table:table-cell>
          <table:table-cell office:value-type="float" office:value="2.323E-041" calcext:value-type="float">
            <text:p>2,323E-41</text:p>
          </table:table-cell>
          <table:table-cell office:value-type="float" office:value="1.829E-059" calcext:value-type="float">
            <text:p>1,829E-59</text:p>
          </table:table-cell>
          <table:table-cell office:value-type="float" office:value="6.062E-024" calcext:value-type="float">
            <text:p>6,062E-24</text:p>
          </table:table-cell>
          <table:table-cell office:value-type="float" office:value="4.165E-017" calcext:value-type="float">
            <text:p>4,165E-17</text:p>
          </table:table-cell>
          <table:table-cell office:value-type="float" office:value="7.586E-045" calcext:value-type="float">
            <text:p>7,586E-45</text:p>
          </table:table-cell>
          <table:table-cell office:value-type="float" office:value="4.29E-046" calcext:value-type="float">
            <text:p>4,29E-46</text:p>
          </table:table-cell>
          <table:table-cell office:value-type="float" office:value="7.625E-050" calcext:value-type="float">
            <text:p>7,625E-50</text:p>
          </table:table-cell>
          <table:table-cell office:value-type="float" office:value="3.012E-054" calcext:value-type="float">
            <text:p>3,012E-54</text:p>
          </table:table-cell>
          <table:table-cell office:value-type="float" office:value="1.754E-058" calcext:value-type="float">
            <text:p>1,754E-58</text:p>
          </table:table-cell>
          <table:table-cell office:value-type="float" office:value="2.5E-056" calcext:value-type="float">
            <text:p>2,5E-56</text:p>
          </table:table-cell>
          <table:table-cell office:value-type="float" office:value="4.851E-053" calcext:value-type="float">
            <text:p>4,851E-53</text:p>
          </table:table-cell>
          <table:table-cell office:value-type="float" office:value="0.000000001823" calcext:value-type="float">
            <text:p>1,823E-09</text:p>
          </table:table-cell>
          <table:table-cell office:value-type="float" office:value="8.197E-033" calcext:value-type="float">
            <text:p>8,197E-33</text:p>
          </table:table-cell>
          <table:table-cell office:value-type="float" office:value="8.454E-037" calcext:value-type="float">
            <text:p>8,454E-37</text:p>
          </table:table-cell>
          <table:table-cell office:value-type="float" office:value="7.898E-057" calcext:value-type="float">
            <text:p>7,898E-57</text:p>
          </table:table-cell>
          <table:table-cell office:value-type="float" office:value="2.258E-049" calcext:value-type="float">
            <text:p>2,258E-49</text:p>
          </table:table-cell>
          <table:table-cell office:value-type="float" office:value="0.000000002937" calcext:value-type="float">
            <text:p>2,937E-09</text:p>
          </table:table-cell>
          <table:table-cell office:value-type="float" office:value="1.411E-046" calcext:value-type="float">
            <text:p>1,411E-46</text:p>
          </table:table-cell>
          <table:table-cell office:value-type="float" office:value="1.402E-053" calcext:value-type="float">
            <text:p>1,402E-53</text:p>
          </table:table-cell>
          <table:table-cell office:value-type="float" office:value="4.391E-053" calcext:value-type="float">
            <text:p>4,391E-53</text:p>
          </table:table-cell>
          <table:table-cell office:value-type="float" office:value="0.000000001144" calcext:value-type="float">
            <text:p>1,144E-09</text:p>
          </table:table-cell>
          <table:table-cell office:value-type="float" office:value="0.000000000002698" calcext:value-type="float">
            <text:p>2,698E-12</text:p>
          </table:table-cell>
          <table:table-cell office:value-type="float" office:value="0.0000000000151" calcext:value-type="float">
            <text:p>1,51E-11</text:p>
          </table:table-cell>
          <table:table-cell office:value-type="float" office:value="4.428E-067" calcext:value-type="float">
            <text:p>4,428E-67</text:p>
          </table:table-cell>
          <table:table-cell office:value-type="float" office:value="3.72E-065" calcext:value-type="float">
            <text:p>3,72E-65</text:p>
          </table:table-cell>
          <table:table-cell office:value-type="float" office:value="5.676E-061" calcext:value-type="float">
            <text:p>5,676E-61</text:p>
          </table:table-cell>
          <table:table-cell office:value-type="float" office:value="7.637E-065" calcext:value-type="float">
            <text:p>7,637E-65</text:p>
          </table:table-cell>
          <table:table-cell office:value-type="float" office:value="1.355E-063" calcext:value-type="float">
            <text:p>1,355E-63</text:p>
          </table:table-cell>
          <table:table-cell office:value-type="float" office:value="5.763E-064" calcext:value-type="float">
            <text:p>5,763E-64</text:p>
          </table:table-cell>
          <table:table-cell office:value-type="float" office:value="1.58E-052" calcext:value-type="float">
            <text:p>1,58E-52</text:p>
          </table:table-cell>
          <table:table-cell office:value-type="float" office:value="2.449E-059" calcext:value-type="float">
            <text:p>2,449E-59</text:p>
          </table:table-cell>
          <table:table-cell office:value-type="float" office:value="3.785E-041" calcext:value-type="float">
            <text:p>3,785E-41</text:p>
          </table:table-cell>
          <table:table-cell office:value-type="float" office:value="1.403E-044" calcext:value-type="float">
            <text:p>1,403E-44</text:p>
          </table:table-cell>
          <table:table-cell office:value-type="float" office:value="3.568E-040" calcext:value-type="float">
            <text:p>3,568E-40</text:p>
          </table:table-cell>
          <table:table-cell office:value-type="float" office:value="0.000000001004" calcext:value-type="float">
            <text:p>1,004E-09</text:p>
          </table:table-cell>
          <table:table-cell office:value-type="float" office:value="0.00000000009754" calcext:value-type="float">
            <text:p>9,754E-11</text:p>
          </table:table-cell>
          <table:table-cell office:value-type="float" office:value="1.513E-051" calcext:value-type="float">
            <text:p>1,513E-51</text:p>
          </table:table-cell>
          <table:table-cell office:value-type="float" office:value="1.587E-044" calcext:value-type="float">
            <text:p>1,587E-44</text:p>
          </table:table-cell>
          <table:table-cell office:value-type="float" office:value="6.504E-041" calcext:value-type="float">
            <text:p>6,504E-41</text:p>
          </table:table-cell>
          <table:table-cell office:value-type="float" office:value="0.0000000001182" calcext:value-type="float">
            <text:p>1,182E-10</text:p>
          </table:table-cell>
          <table:table-cell office:value-type="float" office:value="7.588E-061" calcext:value-type="float">
            <text:p>7,588E-61</text:p>
          </table:table-cell>
          <table:table-cell office:value-type="float" office:value="3.017E-062" calcext:value-type="float">
            <text:p>3,017E-62</text:p>
          </table:table-cell>
          <table:table-cell office:value-type="float" office:value="2.453E-026" calcext:value-type="float">
            <text:p>2,453E-26</text:p>
          </table:table-cell>
          <table:table-cell office:value-type="float" office:value="2.104E-030" calcext:value-type="float">
            <text:p>2,104E-30</text:p>
          </table:table-cell>
          <table:table-cell office:value-type="float" office:value="1.881E-030" calcext:value-type="float">
            <text:p>1,881E-30</text:p>
          </table:table-cell>
          <table:table-cell office:value-type="float" office:value="1.174E-032" calcext:value-type="float">
            <text:p>1,174E-32</text:p>
          </table:table-cell>
          <table:table-cell office:value-type="float" office:value="5.37E-031" calcext:value-type="float">
            <text:p>5,37E-31</text:p>
          </table:table-cell>
          <table:table-cell office:value-type="float" office:value="1.078E-029" calcext:value-type="float">
            <text:p>1,078E-29</text:p>
          </table:table-cell>
          <table:table-cell office:value-type="float" office:value="4.521E-029" calcext:value-type="float">
            <text:p>4,521E-29</text:p>
          </table:table-cell>
          <table:table-cell office:value-type="float" office:value="2.591E-030" calcext:value-type="float">
            <text:p>2,591E-30</text:p>
          </table:table-cell>
          <table:table-cell office:value-type="float" office:value="1.023E-057" calcext:value-type="float">
            <text:p>1,023E-57</text:p>
          </table:table-cell>
          <table:table-cell office:value-type="float" office:value="5.244E-052" calcext:value-type="float">
            <text:p>5,244E-52</text:p>
          </table:table-cell>
          <table:table-cell office:value-type="float" office:value="4.015E-054" calcext:value-type="float">
            <text:p>4,015E-54</text:p>
          </table:table-cell>
          <table:table-cell office:value-type="float" office:value="5.216E-061" calcext:value-type="float">
            <text:p>5,216E-61</text:p>
          </table:table-cell>
          <table:table-cell office:value-type="float" office:value="6.843E-066" calcext:value-type="float">
            <text:p>6,843E-66</text:p>
          </table:table-cell>
          <table:table-cell office:value-type="float" office:value="5.174E-060" calcext:value-type="float">
            <text:p>5,174E-60</text:p>
          </table:table-cell>
          <table:table-cell office:value-type="float" office:value="9.164E-060" calcext:value-type="float">
            <text:p>9,164E-60</text:p>
          </table:table-cell>
          <table:table-cell office:value-type="float" office:value="1.168E-047" calcext:value-type="float">
            <text:p>1,168E-47</text:p>
          </table:table-cell>
          <table:table-cell office:value-type="float" office:value="1.434E-056" calcext:value-type="float">
            <text:p>1,434E-56</text:p>
          </table:table-cell>
          <table:table-cell office:value-type="float" office:value="4.857E-043" calcext:value-type="float">
            <text:p>4,857E-43</text:p>
          </table:table-cell>
          <table:table-cell office:value-type="float" office:value="3.779E-054" calcext:value-type="float">
            <text:p>3,779E-54</text:p>
          </table:table-cell>
          <table:table-cell office:value-type="float" office:value="4.43E-061" calcext:value-type="float">
            <text:p>4,43E-61</text:p>
          </table:table-cell>
          <table:table-cell office:value-type="float" office:value="1.957E-058" calcext:value-type="float">
            <text:p>1,957E-58</text:p>
          </table:table-cell>
          <table:table-cell office:value-type="float" office:value="3.634E-052" calcext:value-type="float">
            <text:p>3,634E-52</text:p>
          </table:table-cell>
          <table:table-cell office:value-type="float" office:value="3.3E-060" calcext:value-type="float">
            <text:p>3,3E-60</text:p>
          </table:table-cell>
          <table:table-cell office:value-type="float" office:value="2.373E-060" calcext:value-type="float">
            <text:p>2,373E-60</text:p>
          </table:table-cell>
          <table:table-cell office:value-type="float" office:value="1.65E-056" calcext:value-type="float">
            <text:p>1,65E-56</text:p>
          </table:table-cell>
          <table:table-cell office:value-type="float" office:value="2.43E-051" calcext:value-type="float">
            <text:p>2,43E-51</text:p>
          </table:table-cell>
          <table:table-cell office:value-type="float" office:value="5.894E-058" calcext:value-type="float">
            <text:p>5,894E-58</text:p>
          </table:table-cell>
          <table:table-cell office:value-type="float" office:value="7.25E-056" calcext:value-type="float">
            <text:p>7,25E-56</text:p>
          </table:table-cell>
          <table:table-cell office:value-type="float" office:value="1.175E-054" calcext:value-type="float">
            <text:p>1,175E-54</text:p>
          </table:table-cell>
          <table:table-cell office:value-type="float" office:value="1.01E-056" calcext:value-type="float">
            <text:p>1,01E-56</text:p>
          </table:table-cell>
          <table:table-cell office:value-type="float" office:value="4.176E-049" calcext:value-type="float">
            <text:p>4,176E-49</text:p>
          </table:table-cell>
          <table:table-cell office:value-type="float" office:value="1.17E-051" calcext:value-type="float">
            <text:p>1,17E-51</text:p>
          </table:table-cell>
          <table:table-cell office:value-type="float" office:value="9.616E-046" calcext:value-type="float">
            <text:p>9,616E-46</text:p>
          </table:table-cell>
          <table:table-cell office:value-type="float" office:value="3.455E-046" calcext:value-type="float">
            <text:p>3,455E-46</text:p>
          </table:table-cell>
          <table:table-cell office:value-type="float" office:value="2.617E-055" calcext:value-type="float">
            <text:p>2,617E-55</text:p>
          </table:table-cell>
          <table:table-cell office:value-type="float" office:value="2.061E-053" calcext:value-type="float">
            <text:p>2,061E-53</text:p>
          </table:table-cell>
          <table:table-cell office:value-type="float" office:value="2.663E-046" calcext:value-type="float">
            <text:p>2,663E-46</text:p>
          </table:table-cell>
          <table:table-cell office:value-type="float" office:value="6.555E-048" calcext:value-type="float">
            <text:p>6,555E-48</text:p>
          </table:table-cell>
          <table:table-cell office:value-type="float" office:value="1.429E-032" calcext:value-type="float">
            <text:p>1,429E-32</text:p>
          </table:table-cell>
          <table:table-cell office:value-type="float" office:value="7.66E-035" calcext:value-type="float">
            <text:p>7,66E-35</text:p>
          </table:table-cell>
          <table:table-cell office:value-type="float" office:value="9.35E-067" calcext:value-type="float">
            <text:p>9,35E-67</text:p>
          </table:table-cell>
          <table:table-cell office:value-type="float" office:value="8.726E-065" calcext:value-type="float">
            <text:p>8,726E-65</text:p>
          </table:table-cell>
          <table:table-cell office:value-type="float" office:value="7.132E-061" calcext:value-type="float">
            <text:p>7,132E-61</text:p>
          </table:table-cell>
          <table:table-cell office:value-type="float" office:value="2.028E-016" calcext:value-type="float">
            <text:p>2,028E-16</text:p>
          </table:table-cell>
          <table:table-cell office:value-type="float" office:value="2.541E-070" calcext:value-type="float">
            <text:p>2,541E-70</text:p>
          </table:table-cell>
          <table:table-cell office:value-type="float" office:value="8.421E-050" calcext:value-type="float">
            <text:p>8,421E-50</text:p>
          </table:table-cell>
          <table:table-cell office:value-type="float" office:value="1.107E-060" calcext:value-type="float">
            <text:p>1,107E-60</text:p>
          </table:table-cell>
          <table:table-cell office:value-type="float" office:value="1.879E-058" calcext:value-type="float">
            <text:p>1,879E-58</text:p>
          </table:table-cell>
          <table:table-cell office:value-type="float" office:value="1.857E-054" calcext:value-type="float">
            <text:p>1,857E-54</text:p>
          </table:table-cell>
          <table:table-cell office:value-type="float" office:value="2.418E-056" calcext:value-type="float">
            <text:p>2,418E-56</text:p>
          </table:table-cell>
          <table:table-cell office:value-type="float" office:value="1.581E-046" calcext:value-type="float">
            <text:p>1,581E-46</text:p>
          </table:table-cell>
          <table:table-cell office:value-type="float" office:value="3.685E-056" calcext:value-type="float">
            <text:p>3,685E-56</text:p>
          </table:table-cell>
          <table:table-cell office:value-type="float" office:value="1.622E-052" calcext:value-type="float">
            <text:p>1,622E-52</text:p>
          </table:table-cell>
          <table:table-cell office:value-type="float" office:value="1.168E-047" calcext:value-type="float">
            <text:p>1,168E-47</text:p>
          </table:table-cell>
          <table:table-cell office:value-type="float" office:value="6.512E-064" calcext:value-type="float">
            <text:p>6,512E-64</text:p>
          </table:table-cell>
          <table:table-cell office:value-type="float" office:value="2.992E-017" calcext:value-type="float">
            <text:p>2,992E-17</text:p>
          </table:table-cell>
          <table:table-cell office:value-type="float" office:value="1.276E-028" calcext:value-type="float">
            <text:p>1,276E-28</text:p>
          </table:table-cell>
          <table:table-cell office:value-type="float" office:value="3.205E-048" calcext:value-type="float">
            <text:p>3,205E-48</text:p>
          </table:table-cell>
          <table:table-cell office:value-type="float" office:value="1.44E-051" calcext:value-type="float">
            <text:p>1,44E-51</text:p>
          </table:table-cell>
          <table:table-cell office:value-type="float" office:value="1.424E-052" calcext:value-type="float">
            <text:p>1,424E-52</text:p>
          </table:table-cell>
          <table:table-cell office:value-type="float" office:value="7.327E-044" calcext:value-type="float">
            <text:p>7,327E-44</text:p>
          </table:table-cell>
          <table:table-cell office:value-type="float" office:value="1.429E-050" calcext:value-type="float">
            <text:p>1,429E-50</text:p>
          </table:table-cell>
          <table:table-cell office:value-type="float" office:value="1.43E-044" calcext:value-type="float">
            <text:p>1,43E-44</text:p>
          </table:table-cell>
          <table:table-cell office:value-type="float" office:value="1.527E-060" calcext:value-type="float">
            <text:p>1,527E-60</text:p>
          </table:table-cell>
          <table:table-cell office:value-type="float" office:value="2.324E-052" calcext:value-type="float">
            <text:p>2,324E-52</text:p>
          </table:table-cell>
          <table:table-cell office:value-type="float" office:value="7.207E-066" calcext:value-type="float">
            <text:p>7,207E-66</text:p>
          </table:table-cell>
          <table:table-cell office:value-type="float" office:value="1.925E-034" calcext:value-type="float">
            <text:p>1,925E-34</text:p>
          </table:table-cell>
        </table:table-row>
        <table:table-row table:style-name="ro1">
          <table:table-cell office:value-type="string" calcext:value-type="string">
            <text:p>NA19346_LWK</text:p>
          </table:table-cell>
          <table:table-cell office:value-type="float" office:value="55" calcext:value-type="float">
            <text:p>55</text:p>
          </table:table-cell>
          <table:table-cell office:value-type="float" office:value="1.957E-061" calcext:value-type="float">
            <text:p>1,957E-61</text:p>
          </table:table-cell>
          <table:table-cell office:value-type="float" office:value="1.769E-064" calcext:value-type="float">
            <text:p>1,769E-64</text:p>
          </table:table-cell>
          <table:table-cell office:value-type="float" office:value="2.375E-060" calcext:value-type="float">
            <text:p>2,375E-60</text:p>
          </table:table-cell>
          <table:table-cell office:value-type="float" office:value="0.000000004716" calcext:value-type="float">
            <text:p>4,716E-09</text:p>
          </table:table-cell>
          <table:table-cell office:value-type="float" office:value="0.0000000001176" calcext:value-type="float">
            <text:p>1,176E-10</text:p>
          </table:table-cell>
          <table:table-cell office:value-type="float" office:value="5.75E-066" calcext:value-type="float">
            <text:p>5,75E-66</text:p>
          </table:table-cell>
          <table:table-cell office:value-type="float" office:value="1.255E-059" calcext:value-type="float">
            <text:p>1,255E-59</text:p>
          </table:table-cell>
          <table:table-cell office:value-type="float" office:value="5.088E-063" calcext:value-type="float">
            <text:p>5,088E-63</text:p>
          </table:table-cell>
          <table:table-cell office:value-type="float" office:value="2.024E-053" calcext:value-type="float">
            <text:p>2,024E-53</text:p>
          </table:table-cell>
          <table:table-cell office:value-type="float" office:value="4.554E-054" calcext:value-type="float">
            <text:p>4,554E-54</text:p>
          </table:table-cell>
          <table:table-cell office:value-type="float" office:value="2.894E-059" calcext:value-type="float">
            <text:p>2,894E-59</text:p>
          </table:table-cell>
          <table:table-cell office:value-type="float" office:value="7.279E-091" calcext:value-type="float">
            <text:p>7,279E-91</text:p>
          </table:table-cell>
          <table:table-cell office:value-type="float" office:value="2.978E-019" calcext:value-type="float">
            <text:p>2,978E-19</text:p>
          </table:table-cell>
          <table:table-cell office:value-type="float" office:value="7.87E-046" calcext:value-type="float">
            <text:p>7,87E-46</text:p>
          </table:table-cell>
          <table:table-cell office:value-type="float" office:value="8.862E-056" calcext:value-type="float">
            <text:p>8,862E-56</text:p>
          </table:table-cell>
          <table:table-cell office:value-type="float" office:value="3.117E-064" calcext:value-type="float">
            <text:p>3,117E-64</text:p>
          </table:table-cell>
          <table:table-cell office:value-type="float" office:value="1.951E-060" calcext:value-type="float">
            <text:p>1,951E-60</text:p>
          </table:table-cell>
          <table:table-cell office:value-type="float" office:value="3.953E-066" calcext:value-type="float">
            <text:p>3,953E-66</text:p>
          </table:table-cell>
          <table:table-cell office:value-type="float" office:value="5.475E-072" calcext:value-type="float">
            <text:p>5,475E-72</text:p>
          </table:table-cell>
          <table:table-cell office:value-type="float" office:value="1.119E-043" calcext:value-type="float">
            <text:p>1,119E-43</text:p>
          </table:table-cell>
          <table:table-cell office:value-type="float" office:value="3.397E-063" calcext:value-type="float">
            <text:p>3,397E-63</text:p>
          </table:table-cell>
          <table:table-cell office:value-type="float" office:value="2.028E-069" calcext:value-type="float">
            <text:p>2,028E-69</text:p>
          </table:table-cell>
          <table:table-cell office:value-type="float" office:value="3.676E-080" calcext:value-type="float">
            <text:p>3,676E-80</text:p>
          </table:table-cell>
          <table:table-cell office:value-type="float" office:value="3.564E-072" calcext:value-type="float">
            <text:p>3,564E-72</text:p>
          </table:table-cell>
          <table:table-cell office:value-type="float" office:value="1.555E-089" calcext:value-type="float">
            <text:p>1,555E-89</text:p>
          </table:table-cell>
          <table:table-cell office:value-type="float" office:value="0.00000001583" calcext:value-type="float">
            <text:p>1,583E-08</text:p>
          </table:table-cell>
          <table:table-cell office:value-type="float" office:value="6.27E-044" calcext:value-type="float">
            <text:p>6,27E-44</text:p>
          </table:table-cell>
          <table:table-cell office:value-type="float" office:value="1.453E-047" calcext:value-type="float">
            <text:p>1,453E-47</text:p>
          </table:table-cell>
          <table:table-cell office:value-type="float" office:value="2.624E-064" calcext:value-type="float">
            <text:p>2,624E-64</text:p>
          </table:table-cell>
          <table:table-cell office:value-type="float" office:value="1.389E-068" calcext:value-type="float">
            <text:p>1,389E-68</text:p>
          </table:table-cell>
          <table:table-cell office:value-type="float" office:value="2.171E-049" calcext:value-type="float">
            <text:p>2,171E-49</text:p>
          </table:table-cell>
          <table:table-cell office:value-type="float" office:value="2.232E-061" calcext:value-type="float">
            <text:p>2,232E-61</text:p>
          </table:table-cell>
          <table:table-cell office:value-type="float" office:value="9.592E-048" calcext:value-type="float">
            <text:p>9,592E-48</text:p>
          </table:table-cell>
          <table:table-cell office:value-type="float" office:value="1.051E-042" calcext:value-type="float">
            <text:p>1,051E-42</text:p>
          </table:table-cell>
          <table:table-cell office:value-type="float" office:value="5.023E-054" calcext:value-type="float">
            <text:p>5,023E-54</text:p>
          </table:table-cell>
          <table:table-cell office:value-type="float" office:value="5.667E-054" calcext:value-type="float">
            <text:p>5,667E-54</text:p>
          </table:table-cell>
          <table:table-cell office:value-type="float" office:value="7.653E-042" calcext:value-type="float">
            <text:p>7,653E-42</text:p>
          </table:table-cell>
          <table:table-cell office:value-type="float" office:value="4.463E-066" calcext:value-type="float">
            <text:p>4,463E-66</text:p>
          </table:table-cell>
          <table:table-cell office:value-type="float" office:value="0.00000004447" calcext:value-type="float">
            <text:p>4,447E-08</text:p>
          </table:table-cell>
          <table:table-cell office:value-type="float" office:value="0.00000001763" calcext:value-type="float">
            <text:p>1,763E-08</text:p>
          </table:table-cell>
          <table:table-cell office:value-type="float" office:value="0.00000000001001" calcext:value-type="float">
            <text:p>1,001E-11</text:p>
          </table:table-cell>
          <table:table-cell office:value-type="float" office:value="0.000000005125" calcext:value-type="float">
            <text:p>5,125E-09</text:p>
          </table:table-cell>
          <table:table-cell office:value-type="float" office:value="2.358E-057" calcext:value-type="float">
            <text:p>2,358E-57</text:p>
          </table:table-cell>
          <table:table-cell office:value-type="float" office:value="3.95E-063" calcext:value-type="float">
            <text:p>3,95E-63</text:p>
          </table:table-cell>
          <table:table-cell office:value-type="float" office:value="2.557E-054" calcext:value-type="float">
            <text:p>2,557E-54</text:p>
          </table:table-cell>
          <table:table-cell office:value-type="float" office:value="7.495E-057" calcext:value-type="float">
            <text:p>7,495E-57</text:p>
          </table:table-cell>
          <table:table-cell office:value-type="float" office:value="0.000000002144" calcext:value-type="float">
            <text:p>2,144E-09</text:p>
          </table:table-cell>
          <table:table-cell office:value-type="float" office:value="1.377E-060" calcext:value-type="float">
            <text:p>1,377E-60</text:p>
          </table:table-cell>
          <table:table-cell office:value-type="float" office:value="2.984E-064" calcext:value-type="float">
            <text:p>2,984E-64</text:p>
          </table:table-cell>
          <table:table-cell office:value-type="float" office:value="0.000000001934" calcext:value-type="float">
            <text:p>1,934E-09</text:p>
          </table:table-cell>
          <table:table-cell office:value-type="float" office:value="5.409E-054" calcext:value-type="float">
            <text:p>5,409E-54</text:p>
          </table:table-cell>
          <table:table-cell office:value-type="float" office:value="2.29E-044" calcext:value-type="float">
            <text:p>2,29E-44</text:p>
          </table:table-cell>
          <table:table-cell office:value-type="float" office:value="3.73E-062" calcext:value-type="float">
            <text:p>3,73E-62</text:p>
          </table:table-cell>
          <table:table-cell office:value-type="float" office:value="5.599E-026" calcext:value-type="float">
            <text:p>5,599E-26</text:p>
          </table:table-cell>
          <table:table-cell office:value-type="float" office:value="4.71E-018" calcext:value-type="float">
            <text:p>4,71E-18</text:p>
          </table:table-cell>
          <table:table-cell office:value-type="float" office:value="1.47E-044" calcext:value-type="float">
            <text:p>1,47E-44</text:p>
          </table:table-cell>
          <table:table-cell office:value-type="float" office:value="3.178E-048" calcext:value-type="float">
            <text:p>3,178E-48</text:p>
          </table:table-cell>
          <table:table-cell office:value-type="float" office:value="8.142E-049" calcext:value-type="float">
            <text:p>8,142E-49</text:p>
          </table:table-cell>
          <table:table-cell office:value-type="float" office:value="2.686E-051" calcext:value-type="float">
            <text:p>2,686E-51</text:p>
          </table:table-cell>
          <table:table-cell office:value-type="float" office:value="1.372E-056" calcext:value-type="float">
            <text:p>1,372E-56</text:p>
          </table:table-cell>
          <table:table-cell office:value-type="float" office:value="4.968E-054" calcext:value-type="float">
            <text:p>4,968E-54</text:p>
          </table:table-cell>
          <table:table-cell office:value-type="float" office:value="1.947E-051" calcext:value-type="float">
            <text:p>1,947E-51</text:p>
          </table:table-cell>
          <table:table-cell office:value-type="float" office:value="0.00000002504" calcext:value-type="float">
            <text:p>2,504E-08</text:p>
          </table:table-cell>
          <table:table-cell office:value-type="float" office:value="2.395E-034" calcext:value-type="float">
            <text:p>2,395E-34</text:p>
          </table:table-cell>
          <table:table-cell office:value-type="float" office:value="3.215E-039" calcext:value-type="float">
            <text:p>3,215E-39</text:p>
          </table:table-cell>
          <table:table-cell office:value-type="float" office:value="1.265E-058" calcext:value-type="float">
            <text:p>1,265E-58</text:p>
          </table:table-cell>
          <table:table-cell office:value-type="float" office:value="4.686E-055" calcext:value-type="float">
            <text:p>4,686E-55</text:p>
          </table:table-cell>
          <table:table-cell office:value-type="float" office:value="0.00000000005213" calcext:value-type="float">
            <text:p>5,213E-11</text:p>
          </table:table-cell>
          <table:table-cell office:value-type="float" office:value="2.098E-048" calcext:value-type="float">
            <text:p>2,098E-48</text:p>
          </table:table-cell>
          <table:table-cell office:value-type="float" office:value="3.659E-054" calcext:value-type="float">
            <text:p>3,659E-54</text:p>
          </table:table-cell>
          <table:table-cell office:value-type="float" office:value="5.804E-053" calcext:value-type="float">
            <text:p>5,804E-53</text:p>
          </table:table-cell>
          <table:table-cell office:value-type="float" office:value="0.00000001273" calcext:value-type="float">
            <text:p>1,273E-08</text:p>
          </table:table-cell>
          <table:table-cell office:value-type="float" office:value="0.000000000004893" calcext:value-type="float">
            <text:p>4,893E-12</text:p>
          </table:table-cell>
          <table:table-cell office:value-type="float" office:value="0.00000005569" calcext:value-type="float">
            <text:p>5,569E-08</text:p>
          </table:table-cell>
          <table:table-cell office:value-type="float" office:value="1.069E-067" calcext:value-type="float">
            <text:p>1,069E-67</text:p>
          </table:table-cell>
          <table:table-cell office:value-type="float" office:value="3.229E-066" calcext:value-type="float">
            <text:p>3,229E-66</text:p>
          </table:table-cell>
          <table:table-cell office:value-type="float" office:value="1.125E-063" calcext:value-type="float">
            <text:p>1,125E-63</text:p>
          </table:table-cell>
          <table:table-cell office:value-type="float" office:value="5.168E-064" calcext:value-type="float">
            <text:p>5,168E-64</text:p>
          </table:table-cell>
          <table:table-cell office:value-type="float" office:value="4.786E-063" calcext:value-type="float">
            <text:p>4,786E-63</text:p>
          </table:table-cell>
          <table:table-cell office:value-type="float" office:value="3.884E-064" calcext:value-type="float">
            <text:p>3,884E-64</text:p>
          </table:table-cell>
          <table:table-cell office:value-type="float" office:value="1.941E-055" calcext:value-type="float">
            <text:p>1,941E-55</text:p>
          </table:table-cell>
          <table:table-cell office:value-type="float" office:value="3.295E-058" calcext:value-type="float">
            <text:p>3,295E-58</text:p>
          </table:table-cell>
          <table:table-cell office:value-type="float" office:value="2.138E-044" calcext:value-type="float">
            <text:p>2,138E-44</text:p>
          </table:table-cell>
          <table:table-cell office:value-type="float" office:value="7.938E-046" calcext:value-type="float">
            <text:p>7,938E-46</text:p>
          </table:table-cell>
          <table:table-cell office:value-type="float" office:value="1.886E-043" calcext:value-type="float">
            <text:p>1,886E-43</text:p>
          </table:table-cell>
          <table:table-cell office:value-type="float" office:value="0.000000004439" calcext:value-type="float">
            <text:p>4,439E-09</text:p>
          </table:table-cell>
          <table:table-cell office:value-type="float" office:value="0.00000001905" calcext:value-type="float">
            <text:p>1,905E-08</text:p>
          </table:table-cell>
          <table:table-cell office:value-type="float" office:value="3.446E-051" calcext:value-type="float">
            <text:p>3,446E-51</text:p>
          </table:table-cell>
          <table:table-cell office:value-type="float" office:value="7.813E-046" calcext:value-type="float">
            <text:p>7,813E-46</text:p>
          </table:table-cell>
          <table:table-cell office:value-type="float" office:value="1.844E-043" calcext:value-type="float">
            <text:p>1,844E-43</text:p>
          </table:table-cell>
          <table:table-cell office:value-type="float" office:value="0.00000004899" calcext:value-type="float">
            <text:p>4,899E-08</text:p>
          </table:table-cell>
          <table:table-cell office:value-type="float" office:value="1.174E-060" calcext:value-type="float">
            <text:p>1,174E-60</text:p>
          </table:table-cell>
          <table:table-cell office:value-type="float" office:value="2.744E-066" calcext:value-type="float">
            <text:p>2,744E-66</text:p>
          </table:table-cell>
          <table:table-cell office:value-type="float" office:value="6.274E-029" calcext:value-type="float">
            <text:p>6,274E-29</text:p>
          </table:table-cell>
          <table:table-cell office:value-type="float" office:value="1.13E-031" calcext:value-type="float">
            <text:p>1,13E-31</text:p>
          </table:table-cell>
          <table:table-cell office:value-type="float" office:value="2.166E-031" calcext:value-type="float">
            <text:p>2,166E-31</text:p>
          </table:table-cell>
          <table:table-cell office:value-type="float" office:value="3.148E-033" calcext:value-type="float">
            <text:p>3,148E-33</text:p>
          </table:table-cell>
          <table:table-cell office:value-type="float" office:value="1.064E-032" calcext:value-type="float">
            <text:p>1,064E-32</text:p>
          </table:table-cell>
          <table:table-cell office:value-type="float" office:value="2.353E-030" calcext:value-type="float">
            <text:p>2,353E-30</text:p>
          </table:table-cell>
          <table:table-cell office:value-type="float" office:value="1.634E-029" calcext:value-type="float">
            <text:p>1,634E-29</text:p>
          </table:table-cell>
          <table:table-cell office:value-type="float" office:value="4.439E-031" calcext:value-type="float">
            <text:p>4,439E-31</text:p>
          </table:table-cell>
          <table:table-cell office:value-type="float" office:value="7.604E-059" calcext:value-type="float">
            <text:p>7,604E-59</text:p>
          </table:table-cell>
          <table:table-cell office:value-type="float" office:value="9.274E-053" calcext:value-type="float">
            <text:p>9,274E-53</text:p>
          </table:table-cell>
          <table:table-cell office:value-type="float" office:value="1.231E-054" calcext:value-type="float">
            <text:p>1,231E-54</text:p>
          </table:table-cell>
          <table:table-cell office:value-type="float" office:value="2.676E-062" calcext:value-type="float">
            <text:p>2,676E-62</text:p>
          </table:table-cell>
          <table:table-cell office:value-type="float" office:value="8.325E-064" calcext:value-type="float">
            <text:p>8,325E-64</text:p>
          </table:table-cell>
          <table:table-cell office:value-type="float" office:value="2.147E-060" calcext:value-type="float">
            <text:p>2,147E-60</text:p>
          </table:table-cell>
          <table:table-cell office:value-type="float" office:value="2.183E-060" calcext:value-type="float">
            <text:p>2,183E-60</text:p>
          </table:table-cell>
          <table:table-cell office:value-type="float" office:value="1.039E-047" calcext:value-type="float">
            <text:p>1,039E-47</text:p>
          </table:table-cell>
          <table:table-cell office:value-type="float" office:value="1.549E-058" calcext:value-type="float">
            <text:p>1,549E-58</text:p>
          </table:table-cell>
          <table:table-cell office:value-type="float" office:value="9.474E-047" calcext:value-type="float">
            <text:p>9,474E-47</text:p>
          </table:table-cell>
          <table:table-cell office:value-type="float" office:value="2.367E-055" calcext:value-type="float">
            <text:p>2,367E-55</text:p>
          </table:table-cell>
          <table:table-cell office:value-type="float" office:value="3.148E-060" calcext:value-type="float">
            <text:p>3,148E-60</text:p>
          </table:table-cell>
          <table:table-cell office:value-type="float" office:value="6.015E-058" calcext:value-type="float">
            <text:p>6,015E-58</text:p>
          </table:table-cell>
          <table:table-cell office:value-type="float" office:value="8.624E-052" calcext:value-type="float">
            <text:p>8,624E-52</text:p>
          </table:table-cell>
          <table:table-cell office:value-type="float" office:value="1.249E-059" calcext:value-type="float">
            <text:p>1,249E-59</text:p>
          </table:table-cell>
          <table:table-cell office:value-type="float" office:value="2.512E-060" calcext:value-type="float">
            <text:p>2,512E-60</text:p>
          </table:table-cell>
          <table:table-cell office:value-type="float" office:value="5.747E-056" calcext:value-type="float">
            <text:p>5,747E-56</text:p>
          </table:table-cell>
          <table:table-cell office:value-type="float" office:value="8.504E-052" calcext:value-type="float">
            <text:p>8,504E-52</text:p>
          </table:table-cell>
          <table:table-cell office:value-type="float" office:value="3.737E-057" calcext:value-type="float">
            <text:p>3,737E-57</text:p>
          </table:table-cell>
          <table:table-cell office:value-type="float" office:value="9.517E-054" calcext:value-type="float">
            <text:p>9,517E-54</text:p>
          </table:table-cell>
          <table:table-cell office:value-type="float" office:value="2.695E-055" calcext:value-type="float">
            <text:p>2,695E-55</text:p>
          </table:table-cell>
          <table:table-cell office:value-type="float" office:value="1.001E-056" calcext:value-type="float">
            <text:p>1,001E-56</text:p>
          </table:table-cell>
          <table:table-cell office:value-type="float" office:value="3.521E-049" calcext:value-type="float">
            <text:p>3,521E-49</text:p>
          </table:table-cell>
          <table:table-cell office:value-type="float" office:value="2.41E-051" calcext:value-type="float">
            <text:p>2,41E-51</text:p>
          </table:table-cell>
          <table:table-cell office:value-type="float" office:value="1.584E-049" calcext:value-type="float">
            <text:p>1,584E-49</text:p>
          </table:table-cell>
          <table:table-cell office:value-type="float" office:value="5.077E-046" calcext:value-type="float">
            <text:p>5,077E-46</text:p>
          </table:table-cell>
          <table:table-cell office:value-type="float" office:value="3.298E-055" calcext:value-type="float">
            <text:p>3,298E-55</text:p>
          </table:table-cell>
          <table:table-cell office:value-type="float" office:value="1.562E-053" calcext:value-type="float">
            <text:p>1,562E-53</text:p>
          </table:table-cell>
          <table:table-cell office:value-type="float" office:value="2.686E-047" calcext:value-type="float">
            <text:p>2,686E-47</text:p>
          </table:table-cell>
          <table:table-cell office:value-type="float" office:value="3.83E-050" calcext:value-type="float">
            <text:p>3,83E-50</text:p>
          </table:table-cell>
          <table:table-cell office:value-type="float" office:value="3.752E-034" calcext:value-type="float">
            <text:p>3,752E-34</text:p>
          </table:table-cell>
          <table:table-cell office:value-type="float" office:value="4.982E-036" calcext:value-type="float">
            <text:p>4,982E-36</text:p>
          </table:table-cell>
          <table:table-cell office:value-type="float" office:value="7.943E-065" calcext:value-type="float">
            <text:p>7,943E-65</text:p>
          </table:table-cell>
          <table:table-cell office:value-type="float" office:value="2.328E-064" calcext:value-type="float">
            <text:p>2,328E-64</text:p>
          </table:table-cell>
          <table:table-cell office:value-type="float" office:value="2.311E-063" calcext:value-type="float">
            <text:p>2,311E-63</text:p>
          </table:table-cell>
          <table:table-cell office:value-type="float" office:value="8.802E-017" calcext:value-type="float">
            <text:p>8,802E-17</text:p>
          </table:table-cell>
          <table:table-cell office:value-type="float" office:value="4.042E-066" calcext:value-type="float">
            <text:p>4,042E-66</text:p>
          </table:table-cell>
          <table:table-cell office:value-type="float" office:value="2.788E-048" calcext:value-type="float">
            <text:p>2,788E-48</text:p>
          </table:table-cell>
          <table:table-cell office:value-type="float" office:value="2.237E-059" calcext:value-type="float">
            <text:p>2,237E-59</text:p>
          </table:table-cell>
          <table:table-cell office:value-type="float" office:value="5.565E-058" calcext:value-type="float">
            <text:p>5,565E-58</text:p>
          </table:table-cell>
          <table:table-cell office:value-type="float" office:value="5.757E-054" calcext:value-type="float">
            <text:p>5,757E-54</text:p>
          </table:table-cell>
          <table:table-cell office:value-type="float" office:value="4.507E-056" calcext:value-type="float">
            <text:p>4,507E-56</text:p>
          </table:table-cell>
          <table:table-cell office:value-type="float" office:value="1.153E-048" calcext:value-type="float">
            <text:p>1,153E-48</text:p>
          </table:table-cell>
          <table:table-cell office:value-type="float" office:value="2.728E-055" calcext:value-type="float">
            <text:p>2,728E-55</text:p>
          </table:table-cell>
          <table:table-cell office:value-type="float" office:value="5.256E-054" calcext:value-type="float">
            <text:p>5,256E-54</text:p>
          </table:table-cell>
          <table:table-cell office:value-type="float" office:value="1.039E-047" calcext:value-type="float">
            <text:p>1,039E-47</text:p>
          </table:table-cell>
          <table:table-cell office:value-type="float" office:value="5.75E-066" calcext:value-type="float">
            <text:p>5,75E-66</text:p>
          </table:table-cell>
          <table:table-cell office:value-type="float" office:value="5.222E-017" calcext:value-type="float">
            <text:p>5,222E-17</text:p>
          </table:table-cell>
          <table:table-cell office:value-type="float" office:value="2.043E-030" calcext:value-type="float">
            <text:p>2,043E-30</text:p>
          </table:table-cell>
          <table:table-cell office:value-type="float" office:value="4.833E-051" calcext:value-type="float">
            <text:p>4,833E-51</text:p>
          </table:table-cell>
          <table:table-cell office:value-type="float" office:value="1E-053" calcext:value-type="float">
            <text:p>1E-53</text:p>
          </table:table-cell>
          <table:table-cell office:value-type="float" office:value="1.179E-054" calcext:value-type="float">
            <text:p>1,179E-54</text:p>
          </table:table-cell>
          <table:table-cell office:value-type="float" office:value="1.508E-045" calcext:value-type="float">
            <text:p>1,508E-45</text:p>
          </table:table-cell>
          <table:table-cell office:value-type="float" office:value="1.409E-052" calcext:value-type="float">
            <text:p>1,409E-52</text:p>
          </table:table-cell>
          <table:table-cell office:value-type="float" office:value="1.117E-046" calcext:value-type="float">
            <text:p>1,117E-46</text:p>
          </table:table-cell>
          <table:table-cell office:value-type="float" office:value="3.869E-063" calcext:value-type="float">
            <text:p>3,869E-63</text:p>
          </table:table-cell>
          <table:table-cell office:value-type="float" office:value="3.581E-053" calcext:value-type="float">
            <text:p>3,581E-53</text:p>
          </table:table-cell>
          <table:table-cell office:value-type="float" office:value="7.835E-069" calcext:value-type="float">
            <text:p>7,835E-69</text:p>
          </table:table-cell>
          <table:table-cell office:value-type="float" office:value="1.486E-035" calcext:value-type="float">
            <text:p>1,486E-35</text:p>
          </table:table-cell>
        </table:table-row>
        <table:table-row table:style-name="ro1">
          <table:table-cell office:value-type="string" calcext:value-type="string">
            <text:p>HG01615_IBS</text:p>
          </table:table-cell>
          <table:table-cell office:value-type="float" office:value="55" calcext:value-type="float">
            <text:p>55</text:p>
          </table:table-cell>
          <table:table-cell office:value-type="float" office:value="2.333E-048" calcext:value-type="float">
            <text:p>2,333E-48</text:p>
          </table:table-cell>
          <table:table-cell office:value-type="float" office:value="2.389E-050" calcext:value-type="float">
            <text:p>2,389E-50</text:p>
          </table:table-cell>
          <table:table-cell office:value-type="float" office:value="1.721E-048" calcext:value-type="float">
            <text:p>1,721E-48</text:p>
          </table:table-cell>
          <table:table-cell office:value-type="float" office:value="5.493E-081" calcext:value-type="float">
            <text:p>5,493E-81</text:p>
          </table:table-cell>
          <table:table-cell office:value-type="float" office:value="1.122E-071" calcext:value-type="float">
            <text:p>1,122E-71</text:p>
          </table:table-cell>
          <table:table-cell office:value-type="float" office:value="0.00000000000001768" calcext:value-type="float">
            <text:p>1,768E-14</text:p>
          </table:table-cell>
          <table:table-cell office:value-type="float" office:value="2.511E-047" calcext:value-type="float">
            <text:p>2,511E-47</text:p>
          </table:table-cell>
          <table:table-cell office:value-type="float" office:value="8.194E-050" calcext:value-type="float">
            <text:p>8,194E-50</text:p>
          </table:table-cell>
          <table:table-cell office:value-type="float" office:value="1.761E-031" calcext:value-type="float">
            <text:p>1,761E-31</text:p>
          </table:table-cell>
          <table:table-cell office:value-type="float" office:value="2.182E-041" calcext:value-type="float">
            <text:p>2,182E-41</text:p>
          </table:table-cell>
          <table:table-cell office:value-type="float" office:value="1.135E-035" calcext:value-type="float">
            <text:p>1,135E-35</text:p>
          </table:table-cell>
          <table:table-cell office:value-type="float" office:value="7.234E-060" calcext:value-type="float">
            <text:p>7,234E-60</text:p>
          </table:table-cell>
          <table:table-cell office:value-type="float" office:value="9.241E-024" calcext:value-type="float">
            <text:p>9,241E-24</text:p>
          </table:table-cell>
          <table:table-cell office:value-type="float" office:value="1.245E-015" calcext:value-type="float">
            <text:p>1,245E-15</text:p>
          </table:table-cell>
          <table:table-cell office:value-type="float" office:value="0.0000000000005772" calcext:value-type="float">
            <text:p>5,772E-13</text:p>
          </table:table-cell>
          <table:table-cell office:value-type="float" office:value="0.00000000000001021" calcext:value-type="float">
            <text:p>1,021E-14</text:p>
          </table:table-cell>
          <table:table-cell office:value-type="float" office:value="0.00000000000007974" calcext:value-type="float">
            <text:p>7,974E-14</text:p>
          </table:table-cell>
          <table:table-cell office:value-type="float" office:value="0.0000000000001808" calcext:value-type="float">
            <text:p>1,808E-13</text:p>
          </table:table-cell>
          <table:table-cell office:value-type="float" office:value="8.849E-053" calcext:value-type="float">
            <text:p>8,849E-53</text:p>
          </table:table-cell>
          <table:table-cell office:value-type="float" office:value="3.395E-035" calcext:value-type="float">
            <text:p>3,395E-35</text:p>
          </table:table-cell>
          <table:table-cell office:value-type="float" office:value="3.144E-041" calcext:value-type="float">
            <text:p>3,144E-41</text:p>
          </table:table-cell>
          <table:table-cell office:value-type="float" office:value="1.434E-051" calcext:value-type="float">
            <text:p>1,434E-51</text:p>
          </table:table-cell>
          <table:table-cell office:value-type="float" office:value="1.127E-055" calcext:value-type="float">
            <text:p>1,127E-55</text:p>
          </table:table-cell>
          <table:table-cell office:value-type="float" office:value="1.169E-044" calcext:value-type="float">
            <text:p>1,169E-44</text:p>
          </table:table-cell>
          <table:table-cell office:value-type="float" office:value="1.02E-066" calcext:value-type="float">
            <text:p>1,02E-66</text:p>
          </table:table-cell>
          <table:table-cell office:value-type="float" office:value="9.988E-072" calcext:value-type="float">
            <text:p>9,988E-72</text:p>
          </table:table-cell>
          <table:table-cell office:value-type="float" office:value="3.045E-021" calcext:value-type="float">
            <text:p>3,045E-21</text:p>
          </table:table-cell>
          <table:table-cell office:value-type="float" office:value="0.000000000003529" calcext:value-type="float">
            <text:p>3,529E-12</text:p>
          </table:table-cell>
          <table:table-cell office:value-type="float" office:value="1.549E-045" calcext:value-type="float">
            <text:p>1,549E-45</text:p>
          </table:table-cell>
          <table:table-cell office:value-type="float" office:value="1.86E-015" calcext:value-type="float">
            <text:p>1,86E-15</text:p>
          </table:table-cell>
          <table:table-cell office:value-type="float" office:value="5.06E-035" calcext:value-type="float">
            <text:p>5,06E-35</text:p>
          </table:table-cell>
          <table:table-cell office:value-type="float" office:value="1.348E-035" calcext:value-type="float">
            <text:p>1,348E-35</text:p>
          </table:table-cell>
          <table:table-cell office:value-type="float" office:value="2.32E-029" calcext:value-type="float">
            <text:p>2,32E-29</text:p>
          </table:table-cell>
          <table:table-cell office:value-type="float" office:value="9.441E-019" calcext:value-type="float">
            <text:p>9,441E-19</text:p>
          </table:table-cell>
          <table:table-cell office:value-type="float" office:value="2.683E-041" calcext:value-type="float">
            <text:p>2,683E-41</text:p>
          </table:table-cell>
          <table:table-cell office:value-type="float" office:value="0.0000000000009977" calcext:value-type="float">
            <text:p>9,977E-13</text:p>
          </table:table-cell>
          <table:table-cell office:value-type="float" office:value="1.608E-029" calcext:value-type="float">
            <text:p>1,608E-29</text:p>
          </table:table-cell>
          <table:table-cell office:value-type="float" office:value="1.251E-016" calcext:value-type="float">
            <text:p>1,251E-16</text:p>
          </table:table-cell>
          <table:table-cell office:value-type="float" office:value="1.821E-071" calcext:value-type="float">
            <text:p>1,821E-71</text:p>
          </table:table-cell>
          <table:table-cell office:value-type="float" office:value="2.991E-060" calcext:value-type="float">
            <text:p>2,991E-60</text:p>
          </table:table-cell>
          <table:table-cell office:value-type="float" office:value="1.94E-035" calcext:value-type="float">
            <text:p>1,94E-35</text:p>
          </table:table-cell>
          <table:table-cell office:value-type="float" office:value="1.587E-050" calcext:value-type="float">
            <text:p>1,587E-50</text:p>
          </table:table-cell>
          <table:table-cell office:value-type="float" office:value="2.504E-019" calcext:value-type="float">
            <text:p>2,504E-19</text:p>
          </table:table-cell>
          <table:table-cell office:value-type="float" office:value="1.604E-015" calcext:value-type="float">
            <text:p>1,604E-15</text:p>
          </table:table-cell>
          <table:table-cell office:value-type="float" office:value="0.0000000000003399" calcext:value-type="float">
            <text:p>3,399E-13</text:p>
          </table:table-cell>
          <table:table-cell office:value-type="float" office:value="0.00000000000003393" calcext:value-type="float">
            <text:p>3,393E-14</text:p>
          </table:table-cell>
          <table:table-cell office:value-type="float" office:value="4.255E-044" calcext:value-type="float">
            <text:p>4,255E-44</text:p>
          </table:table-cell>
          <table:table-cell office:value-type="float" office:value="1.777E-047" calcext:value-type="float">
            <text:p>1,777E-47</text:p>
          </table:table-cell>
          <table:table-cell office:value-type="float" office:value="0.00000000000004452" calcext:value-type="float">
            <text:p>4,452E-14</text:p>
          </table:table-cell>
          <table:table-cell office:value-type="float" office:value="7.969E-045" calcext:value-type="float">
            <text:p>7,969E-45</text:p>
          </table:table-cell>
          <table:table-cell office:value-type="float" office:value="1.331E-042" calcext:value-type="float">
            <text:p>1,331E-42</text:p>
          </table:table-cell>
          <table:table-cell office:value-type="float" office:value="1.293E-016" calcext:value-type="float">
            <text:p>1,293E-16</text:p>
          </table:table-cell>
          <table:table-cell office:value-type="float" office:value="0.0000000000005122" calcext:value-type="float">
            <text:p>5,122E-13</text:p>
          </table:table-cell>
          <table:table-cell office:value-type="float" office:value="6.346E-019" calcext:value-type="float">
            <text:p>6,346E-19</text:p>
          </table:table-cell>
          <table:table-cell office:value-type="float" office:value="1.175E-024" calcext:value-type="float">
            <text:p>1,175E-24</text:p>
          </table:table-cell>
          <table:table-cell office:value-type="float" office:value="4.188E-016" calcext:value-type="float">
            <text:p>4,188E-16</text:p>
          </table:table-cell>
          <table:table-cell office:value-type="float" office:value="6.099E-019" calcext:value-type="float">
            <text:p>6,099E-19</text:p>
          </table:table-cell>
          <table:table-cell office:value-type="float" office:value="1.991E-023" calcext:value-type="float">
            <text:p>1,991E-23</text:p>
          </table:table-cell>
          <table:table-cell office:value-type="float" office:value="2.355E-033" calcext:value-type="float">
            <text:p>2,355E-33</text:p>
          </table:table-cell>
          <table:table-cell office:value-type="float" office:value="1.247E-040" calcext:value-type="float">
            <text:p>1,247E-40</text:p>
          </table:table-cell>
          <table:table-cell office:value-type="float" office:value="1.991E-040" calcext:value-type="float">
            <text:p>1,991E-40</text:p>
          </table:table-cell>
          <table:table-cell office:value-type="float" office:value="1.394E-037" calcext:value-type="float">
            <text:p>1,394E-37</text:p>
          </table:table-cell>
          <table:table-cell office:value-type="float" office:value="9.445E-062" calcext:value-type="float">
            <text:p>9,445E-62</text:p>
          </table:table-cell>
          <table:table-cell office:value-type="float" office:value="6.31E-017" calcext:value-type="float">
            <text:p>6,31E-17</text:p>
          </table:table-cell>
          <table:table-cell office:value-type="float" office:value="0.00000000000003497" calcext:value-type="float">
            <text:p>3,497E-14</text:p>
          </table:table-cell>
          <table:table-cell office:value-type="float" office:value="0.0000000000001164" calcext:value-type="float">
            <text:p>1,164E-13</text:p>
          </table:table-cell>
          <table:table-cell office:value-type="float" office:value="0.00000000001341" calcext:value-type="float">
            <text:p>1,341E-11</text:p>
          </table:table-cell>
          <table:table-cell office:value-type="float" office:value="5.051E-052" calcext:value-type="float">
            <text:p>5,051E-52</text:p>
          </table:table-cell>
          <table:table-cell office:value-type="float" office:value="0.00000000000008769" calcext:value-type="float">
            <text:p>8,769E-14</text:p>
          </table:table-cell>
          <table:table-cell office:value-type="float" office:value="1.619E-029" calcext:value-type="float">
            <text:p>1,619E-29</text:p>
          </table:table-cell>
          <table:table-cell office:value-type="float" office:value="1.125E-027" calcext:value-type="float">
            <text:p>1,125E-27</text:p>
          </table:table-cell>
          <table:table-cell office:value-type="float" office:value="1.163E-058" calcext:value-type="float">
            <text:p>1,163E-58</text:p>
          </table:table-cell>
          <table:table-cell office:value-type="float" office:value="9.193E-036" calcext:value-type="float">
            <text:p>9,193E-36</text:p>
          </table:table-cell>
          <table:table-cell office:value-type="float" office:value="1.846E-074" calcext:value-type="float">
            <text:p>1,846E-74</text:p>
          </table:table-cell>
          <table:table-cell office:value-type="float" office:value="9.54E-016" calcext:value-type="float">
            <text:p>9,54E-16</text:p>
          </table:table-cell>
          <table:table-cell office:value-type="float" office:value="0.00000000000002843" calcext:value-type="float">
            <text:p>2,843E-14</text:p>
          </table:table-cell>
          <table:table-cell office:value-type="float" office:value="0.0000000000002459" calcext:value-type="float">
            <text:p>2,459E-13</text:p>
          </table:table-cell>
          <table:table-cell office:value-type="float" office:value="1.731E-046" calcext:value-type="float">
            <text:p>1,731E-46</text:p>
          </table:table-cell>
          <table:table-cell office:value-type="float" office:value="6.64E-046" calcext:value-type="float">
            <text:p>6,64E-46</text:p>
          </table:table-cell>
          <table:table-cell office:value-type="float" office:value="5.652E-049" calcext:value-type="float">
            <text:p>5,652E-49</text:p>
          </table:table-cell>
          <table:table-cell office:value-type="float" office:value="0.00000000000446" calcext:value-type="float">
            <text:p>4,46E-12</text:p>
          </table:table-cell>
          <table:table-cell office:value-type="float" office:value="1.444E-048" calcext:value-type="float">
            <text:p>1,444E-48</text:p>
          </table:table-cell>
          <table:table-cell office:value-type="float" office:value="3.521E-017" calcext:value-type="float">
            <text:p>3,521E-17</text:p>
          </table:table-cell>
          <table:table-cell office:value-type="float" office:value="8.731E-016" calcext:value-type="float">
            <text:p>8,731E-16</text:p>
          </table:table-cell>
          <table:table-cell office:value-type="float" office:value="1.882E-017" calcext:value-type="float">
            <text:p>1,882E-17</text:p>
          </table:table-cell>
          <table:table-cell office:value-type="float" office:value="4.995E-060" calcext:value-type="float">
            <text:p>4,995E-60</text:p>
          </table:table-cell>
          <table:table-cell office:value-type="float" office:value="4.086E-070" calcext:value-type="float">
            <text:p>4,086E-70</text:p>
          </table:table-cell>
          <table:table-cell office:value-type="float" office:value="6.764E-029" calcext:value-type="float">
            <text:p>6,764E-29</text:p>
          </table:table-cell>
          <table:table-cell office:value-type="float" office:value="3.662E-016" calcext:value-type="float">
            <text:p>3,662E-16</text:p>
          </table:table-cell>
          <table:table-cell office:value-type="float" office:value="1.685E-016" calcext:value-type="float">
            <text:p>1,685E-16</text:p>
          </table:table-cell>
          <table:table-cell office:value-type="float" office:value="3.179E-072" calcext:value-type="float">
            <text:p>3,179E-72</text:p>
          </table:table-cell>
          <table:table-cell office:value-type="float" office:value="5.556E-046" calcext:value-type="float">
            <text:p>5,556E-46</text:p>
          </table:table-cell>
          <table:table-cell office:value-type="float" office:value="0.00000000000001715" calcext:value-type="float">
            <text:p>1,715E-14</text:p>
          </table:table-cell>
          <table:table-cell office:value-type="float" office:value="4.211E-018" calcext:value-type="float">
            <text:p>4,211E-18</text:p>
          </table:table-cell>
          <table:table-cell office:value-type="float" office:value="6.037E-017" calcext:value-type="float">
            <text:p>6,037E-17</text:p>
          </table:table-cell>
          <table:table-cell office:value-type="float" office:value="6.71E-017" calcext:value-type="float">
            <text:p>6,71E-17</text:p>
          </table:table-cell>
          <table:table-cell office:value-type="float" office:value="1.097E-015" calcext:value-type="float">
            <text:p>1,097E-15</text:p>
          </table:table-cell>
          <table:table-cell office:value-type="float" office:value="2.383E-015" calcext:value-type="float">
            <text:p>2,383E-15</text:p>
          </table:table-cell>
          <table:table-cell office:value-type="float" office:value="1.008E-016" calcext:value-type="float">
            <text:p>1,008E-16</text:p>
          </table:table-cell>
          <table:table-cell office:value-type="float" office:value="4.459E-017" calcext:value-type="float">
            <text:p>4,459E-17</text:p>
          </table:table-cell>
          <table:table-cell office:value-type="float" office:value="1.089E-016" calcext:value-type="float">
            <text:p>1,089E-16</text:p>
          </table:table-cell>
          <table:table-cell office:value-type="float" office:value="1.294E-039" calcext:value-type="float">
            <text:p>1,294E-39</text:p>
          </table:table-cell>
          <table:table-cell office:value-type="float" office:value="2.723E-028" calcext:value-type="float">
            <text:p>2,723E-28</text:p>
          </table:table-cell>
          <table:table-cell office:value-type="float" office:value="3.477E-034" calcext:value-type="float">
            <text:p>3,477E-34</text:p>
          </table:table-cell>
          <table:table-cell office:value-type="float" office:value="1.168E-043" calcext:value-type="float">
            <text:p>1,168E-43</text:p>
          </table:table-cell>
          <table:table-cell office:value-type="float" office:value="1.098E-049" calcext:value-type="float">
            <text:p>1,098E-49</text:p>
          </table:table-cell>
          <table:table-cell office:value-type="float" office:value="1.814E-044" calcext:value-type="float">
            <text:p>1,814E-44</text:p>
          </table:table-cell>
          <table:table-cell office:value-type="float" office:value="3.288E-052" calcext:value-type="float">
            <text:p>3,288E-52</text:p>
          </table:table-cell>
          <table:table-cell office:value-type="float" office:value="0.0000000000002476" calcext:value-type="float">
            <text:p>2,476E-13</text:p>
          </table:table-cell>
          <table:table-cell office:value-type="float" office:value="0.0000000000005401" calcext:value-type="float">
            <text:p>5,401E-13</text:p>
          </table:table-cell>
          <table:table-cell office:value-type="float" office:value="4.767E-018" calcext:value-type="float">
            <text:p>4,767E-18</text:p>
          </table:table-cell>
          <table:table-cell office:value-type="float" office:value="1.022E-044" calcext:value-type="float">
            <text:p>1,022E-44</text:p>
          </table:table-cell>
          <table:table-cell office:value-type="float" office:value="3.345E-045" calcext:value-type="float">
            <text:p>3,345E-45</text:p>
          </table:table-cell>
          <table:table-cell office:value-type="float" office:value="4.975E-045" calcext:value-type="float">
            <text:p>4,975E-45</text:p>
          </table:table-cell>
          <table:table-cell office:value-type="float" office:value="1.444E-042" calcext:value-type="float">
            <text:p>1,444E-42</text:p>
          </table:table-cell>
          <table:table-cell office:value-type="float" office:value="8.104E-047" calcext:value-type="float">
            <text:p>8,104E-47</text:p>
          </table:table-cell>
          <table:table-cell office:value-type="float" office:value="4.6E-048" calcext:value-type="float">
            <text:p>4,6E-48</text:p>
          </table:table-cell>
          <table:table-cell office:value-type="float" office:value="2.406E-044" calcext:value-type="float">
            <text:p>2,406E-44</text:p>
          </table:table-cell>
          <table:table-cell office:value-type="float" office:value="1.194E-035" calcext:value-type="float">
            <text:p>1,194E-35</text:p>
          </table:table-cell>
          <table:table-cell office:value-type="float" office:value="8.405E-043" calcext:value-type="float">
            <text:p>8,405E-43</text:p>
          </table:table-cell>
          <table:table-cell office:value-type="float" office:value="8.546E-045" calcext:value-type="float">
            <text:p>8,546E-45</text:p>
          </table:table-cell>
          <table:table-cell office:value-type="float" office:value="9.505E-041" calcext:value-type="float">
            <text:p>9,505E-41</text:p>
          </table:table-cell>
          <table:table-cell office:value-type="float" office:value="1.356E-039" calcext:value-type="float">
            <text:p>1,356E-39</text:p>
          </table:table-cell>
          <table:table-cell office:value-type="float" office:value="1.358E-022" calcext:value-type="float">
            <text:p>1,358E-22</text:p>
          </table:table-cell>
          <table:table-cell office:value-type="float" office:value="2.38E-023" calcext:value-type="float">
            <text:p>2,38E-23</text:p>
          </table:table-cell>
          <table:table-cell office:value-type="float" office:value="1.697E-016" calcext:value-type="float">
            <text:p>1,697E-16</text:p>
          </table:table-cell>
          <table:table-cell office:value-type="float" office:value="1.586E-037" calcext:value-type="float">
            <text:p>1,586E-37</text:p>
          </table:table-cell>
          <table:table-cell office:value-type="float" office:value="1.405E-043" calcext:value-type="float">
            <text:p>1,405E-43</text:p>
          </table:table-cell>
          <table:table-cell office:value-type="float" office:value="1.086E-042" calcext:value-type="float">
            <text:p>1,086E-42</text:p>
          </table:table-cell>
          <table:table-cell office:value-type="float" office:value="2.816E-036" calcext:value-type="float">
            <text:p>2,816E-36</text:p>
          </table:table-cell>
          <table:table-cell office:value-type="float" office:value="0.0000000000002471" calcext:value-type="float">
            <text:p>2,471E-13</text:p>
          </table:table-cell>
          <table:table-cell office:value-type="float" office:value="5.541E-017" calcext:value-type="float">
            <text:p>5,541E-17</text:p>
          </table:table-cell>
          <table:table-cell office:value-type="float" office:value="3.382E-015" calcext:value-type="float">
            <text:p>3,382E-15</text:p>
          </table:table-cell>
          <table:table-cell office:value-type="float" office:value="1.599E-039" calcext:value-type="float">
            <text:p>1,599E-39</text:p>
          </table:table-cell>
          <table:table-cell office:value-type="float" office:value="6.988E-027" calcext:value-type="float">
            <text:p>6,988E-27</text:p>
          </table:table-cell>
          <table:table-cell office:value-type="float" office:value="0.00000000000003263" calcext:value-type="float">
            <text:p>3,263E-14</text:p>
          </table:table-cell>
          <table:table-cell office:value-type="float" office:value="3.038E-033" calcext:value-type="float">
            <text:p>3,038E-33</text:p>
          </table:table-cell>
          <table:table-cell office:value-type="float" office:value="5.667E-044" calcext:value-type="float">
            <text:p>5,667E-44</text:p>
          </table:table-cell>
          <table:table-cell office:value-type="float" office:value="7.653E-025" calcext:value-type="float">
            <text:p>7,653E-25</text:p>
          </table:table-cell>
          <table:table-cell office:value-type="float" office:value="3.946E-047" calcext:value-type="float">
            <text:p>3,946E-47</text:p>
          </table:table-cell>
          <table:table-cell office:value-type="float" office:value="2.252E-048" calcext:value-type="float">
            <text:p>2,252E-48</text:p>
          </table:table-cell>
          <table:table-cell office:value-type="float" office:value="6.777E-042" calcext:value-type="float">
            <text:p>6,777E-42</text:p>
          </table:table-cell>
          <table:table-cell office:value-type="float" office:value="1.081E-041" calcext:value-type="float">
            <text:p>1,081E-41</text:p>
          </table:table-cell>
          <table:table-cell office:value-type="float" office:value="1.864E-021" calcext:value-type="float">
            <text:p>1,864E-21</text:p>
          </table:table-cell>
          <table:table-cell office:value-type="float" office:value="1.466E-042" calcext:value-type="float">
            <text:p>1,466E-42</text:p>
          </table:table-cell>
          <table:table-cell office:value-type="float" office:value="0.0000000000005373" calcext:value-type="float">
            <text:p>5,373E-13</text:p>
          </table:table-cell>
          <table:table-cell office:value-type="float" office:value="0.0000000000002476" calcext:value-type="float">
            <text:p>2,476E-13</text:p>
          </table:table-cell>
          <table:table-cell office:value-type="float" office:value="0.00000000000001768" calcext:value-type="float">
            <text:p>1,768E-14</text:p>
          </table:table-cell>
          <table:table-cell office:value-type="float" office:value="5.471E-027" calcext:value-type="float">
            <text:p>5,471E-27</text:p>
          </table:table-cell>
          <table:table-cell office:value-type="float" office:value="2.365E-016" calcext:value-type="float">
            <text:p>2,365E-16</text:p>
          </table:table-cell>
          <table:table-cell office:value-type="float" office:value="0.00000000000001497" calcext:value-type="float">
            <text:p>1,497E-14</text:p>
          </table:table-cell>
          <table:table-cell office:value-type="float" office:value="0.000000000004704" calcext:value-type="float">
            <text:p>4,704E-12</text:p>
          </table:table-cell>
          <table:table-cell office:value-type="float" office:value="0.000000000001225" calcext:value-type="float">
            <text:p>1,225E-12</text:p>
          </table:table-cell>
          <table:table-cell office:value-type="float" office:value="0.0000000000001404" calcext:value-type="float">
            <text:p>1,404E-13</text:p>
          </table:table-cell>
          <table:table-cell office:value-type="float" office:value="0.0000000000002524" calcext:value-type="float">
            <text:p>2,524E-13</text:p>
          </table:table-cell>
          <table:table-cell office:value-type="float" office:value="0.0000000000005977" calcext:value-type="float">
            <text:p>5,977E-13</text:p>
          </table:table-cell>
          <table:table-cell office:value-type="float" office:value="0.00000000000006063" calcext:value-type="float">
            <text:p>6,063E-14</text:p>
          </table:table-cell>
          <table:table-cell office:value-type="float" office:value="0.0000000000001653" calcext:value-type="float">
            <text:p>1,653E-13</text:p>
          </table:table-cell>
          <table:table-cell office:value-type="float" office:value="6.754E-015" calcext:value-type="float">
            <text:p>6,754E-15</text:p>
          </table:table-cell>
          <table:table-cell office:value-type="float" office:value="2.56E-016" calcext:value-type="float">
            <text:p>2,56E-16</text:p>
          </table:table-cell>
        </table:table-row>
        <table:table-row table:style-name="ro1">
          <table:table-cell office:value-type="string" calcext:value-type="string">
            <text:p>HG01617_IBS</text:p>
          </table:table-cell>
          <table:table-cell office:value-type="float" office:value="55" calcext:value-type="float">
            <text:p>55</text:p>
          </table:table-cell>
          <table:table-cell office:value-type="float" office:value="1.947E-047" calcext:value-type="float">
            <text:p>1,947E-47</text:p>
          </table:table-cell>
          <table:table-cell office:value-type="float" office:value="2.229E-049" calcext:value-type="float">
            <text:p>2,229E-49</text:p>
          </table:table-cell>
          <table:table-cell office:value-type="float" office:value="2.527E-048" calcext:value-type="float">
            <text:p>2,527E-48</text:p>
          </table:table-cell>
          <table:table-cell office:value-type="float" office:value="1.202E-077" calcext:value-type="float">
            <text:p>1,202E-77</text:p>
          </table:table-cell>
          <table:table-cell office:value-type="float" office:value="4.852E-070" calcext:value-type="float">
            <text:p>4,852E-70</text:p>
          </table:table-cell>
          <table:table-cell office:value-type="float" office:value="2.929E-015" calcext:value-type="float">
            <text:p>2,929E-15</text:p>
          </table:table-cell>
          <table:table-cell office:value-type="float" office:value="6.266E-046" calcext:value-type="float">
            <text:p>6,266E-46</text:p>
          </table:table-cell>
          <table:table-cell office:value-type="float" office:value="1.26E-048" calcext:value-type="float">
            <text:p>1,26E-48</text:p>
          </table:table-cell>
          <table:table-cell office:value-type="float" office:value="5.61E-032" calcext:value-type="float">
            <text:p>5,61E-32</text:p>
          </table:table-cell>
          <table:table-cell office:value-type="float" office:value="2.95E-045" calcext:value-type="float">
            <text:p>2,95E-45</text:p>
          </table:table-cell>
          <table:table-cell office:value-type="float" office:value="3.195E-038" calcext:value-type="float">
            <text:p>3,195E-38</text:p>
          </table:table-cell>
          <table:table-cell office:value-type="float" office:value="4.306E-064" calcext:value-type="float">
            <text:p>4,306E-64</text:p>
          </table:table-cell>
          <table:table-cell office:value-type="float" office:value="1.165E-026" calcext:value-type="float">
            <text:p>1,165E-26</text:p>
          </table:table-cell>
          <table:table-cell office:value-type="float" office:value="4.724E-021" calcext:value-type="float">
            <text:p>4,724E-21</text:p>
          </table:table-cell>
          <table:table-cell office:value-type="float" office:value="2.928E-015" calcext:value-type="float">
            <text:p>2,928E-15</text:p>
          </table:table-cell>
          <table:table-cell office:value-type="float" office:value="8.322E-016" calcext:value-type="float">
            <text:p>8,322E-16</text:p>
          </table:table-cell>
          <table:table-cell office:value-type="float" office:value="5.541E-015" calcext:value-type="float">
            <text:p>5,541E-15</text:p>
          </table:table-cell>
          <table:table-cell office:value-type="float" office:value="0.00000000000001085" calcext:value-type="float">
            <text:p>1,085E-14</text:p>
          </table:table-cell>
          <table:table-cell office:value-type="float" office:value="5.529E-053" calcext:value-type="float">
            <text:p>5,529E-53</text:p>
          </table:table-cell>
          <table:table-cell office:value-type="float" office:value="1.816E-034" calcext:value-type="float">
            <text:p>1,816E-34</text:p>
          </table:table-cell>
          <table:table-cell office:value-type="float" office:value="1.188E-044" calcext:value-type="float">
            <text:p>1,188E-44</text:p>
          </table:table-cell>
          <table:table-cell office:value-type="float" office:value="7.657E-058" calcext:value-type="float">
            <text:p>7,657E-58</text:p>
          </table:table-cell>
          <table:table-cell office:value-type="float" office:value="1.597E-057" calcext:value-type="float">
            <text:p>1,597E-57</text:p>
          </table:table-cell>
          <table:table-cell office:value-type="float" office:value="8.176E-049" calcext:value-type="float">
            <text:p>8,176E-49</text:p>
          </table:table-cell>
          <table:table-cell office:value-type="float" office:value="5.185E-071" calcext:value-type="float">
            <text:p>5,185E-71</text:p>
          </table:table-cell>
          <table:table-cell office:value-type="float" office:value="2.12E-071" calcext:value-type="float">
            <text:p>2,12E-71</text:p>
          </table:table-cell>
          <table:table-cell office:value-type="float" office:value="2.125E-023" calcext:value-type="float">
            <text:p>2,125E-23</text:p>
          </table:table-cell>
          <table:table-cell office:value-type="float" office:value="1.787E-017" calcext:value-type="float">
            <text:p>1,787E-17</text:p>
          </table:table-cell>
          <table:table-cell office:value-type="float" office:value="2.777E-048" calcext:value-type="float">
            <text:p>2,777E-48</text:p>
          </table:table-cell>
          <table:table-cell office:value-type="float" office:value="1.281E-015" calcext:value-type="float">
            <text:p>1,281E-15</text:p>
          </table:table-cell>
          <table:table-cell office:value-type="float" office:value="6.921E-036" calcext:value-type="float">
            <text:p>6,921E-36</text:p>
          </table:table-cell>
          <table:table-cell office:value-type="float" office:value="1.993E-040" calcext:value-type="float">
            <text:p>1,993E-40</text:p>
          </table:table-cell>
          <table:table-cell office:value-type="float" office:value="2.043E-029" calcext:value-type="float">
            <text:p>2,043E-29</text:p>
          </table:table-cell>
          <table:table-cell office:value-type="float" office:value="9.305E-022" calcext:value-type="float">
            <text:p>9,305E-22</text:p>
          </table:table-cell>
          <table:table-cell office:value-type="float" office:value="2.355E-048" calcext:value-type="float">
            <text:p>2,355E-48</text:p>
          </table:table-cell>
          <table:table-cell office:value-type="float" office:value="7.483E-016" calcext:value-type="float">
            <text:p>7,483E-16</text:p>
          </table:table-cell>
          <table:table-cell office:value-type="float" office:value="1.658E-028" calcext:value-type="float">
            <text:p>1,658E-28</text:p>
          </table:table-cell>
          <table:table-cell office:value-type="float" office:value="5.42E-022" calcext:value-type="float">
            <text:p>5,42E-22</text:p>
          </table:table-cell>
          <table:table-cell office:value-type="float" office:value="2.848E-068" calcext:value-type="float">
            <text:p>2,848E-68</text:p>
          </table:table-cell>
          <table:table-cell office:value-type="float" office:value="3.637E-057" calcext:value-type="float">
            <text:p>3,637E-57</text:p>
          </table:table-cell>
          <table:table-cell office:value-type="float" office:value="3.999E-034" calcext:value-type="float">
            <text:p>3,999E-34</text:p>
          </table:table-cell>
          <table:table-cell office:value-type="float" office:value="1.996E-049" calcext:value-type="float">
            <text:p>1,996E-49</text:p>
          </table:table-cell>
          <table:table-cell office:value-type="float" office:value="2.988E-023" calcext:value-type="float">
            <text:p>2,988E-23</text:p>
          </table:table-cell>
          <table:table-cell office:value-type="float" office:value="2.361E-018" calcext:value-type="float">
            <text:p>2,361E-18</text:p>
          </table:table-cell>
          <table:table-cell office:value-type="float" office:value="1.125E-015" calcext:value-type="float">
            <text:p>1,125E-15</text:p>
          </table:table-cell>
          <table:table-cell office:value-type="float" office:value="1.179E-016" calcext:value-type="float">
            <text:p>1,179E-16</text:p>
          </table:table-cell>
          <table:table-cell office:value-type="float" office:value="2.253E-043" calcext:value-type="float">
            <text:p>2,253E-43</text:p>
          </table:table-cell>
          <table:table-cell office:value-type="float" office:value="1.138E-046" calcext:value-type="float">
            <text:p>1,138E-46</text:p>
          </table:table-cell>
          <table:table-cell office:value-type="float" office:value="1.405E-016" calcext:value-type="float">
            <text:p>1,405E-16</text:p>
          </table:table-cell>
          <table:table-cell office:value-type="float" office:value="1.278E-044" calcext:value-type="float">
            <text:p>1,278E-44</text:p>
          </table:table-cell>
          <table:table-cell office:value-type="float" office:value="4.999E-042" calcext:value-type="float">
            <text:p>4,999E-42</text:p>
          </table:table-cell>
          <table:table-cell office:value-type="float" office:value="6.326E-021" calcext:value-type="float">
            <text:p>6,326E-21</text:p>
          </table:table-cell>
          <table:table-cell office:value-type="float" office:value="0.00000000000002404" calcext:value-type="float">
            <text:p>2,404E-14</text:p>
          </table:table-cell>
          <table:table-cell office:value-type="float" office:value="1.671E-019" calcext:value-type="float">
            <text:p>1,671E-19</text:p>
          </table:table-cell>
          <table:table-cell office:value-type="float" office:value="1.375E-026" calcext:value-type="float">
            <text:p>1,375E-26</text:p>
          </table:table-cell>
          <table:table-cell office:value-type="float" office:value="3.212E-018" calcext:value-type="float">
            <text:p>3,212E-18</text:p>
          </table:table-cell>
          <table:table-cell office:value-type="float" office:value="3.553E-020" calcext:value-type="float">
            <text:p>3,553E-20</text:p>
          </table:table-cell>
          <table:table-cell office:value-type="float" office:value="1.515E-022" calcext:value-type="float">
            <text:p>1,515E-22</text:p>
          </table:table-cell>
          <table:table-cell office:value-type="float" office:value="1.126E-031" calcext:value-type="float">
            <text:p>1,126E-31</text:p>
          </table:table-cell>
          <table:table-cell office:value-type="float" office:value="2.587E-038" calcext:value-type="float">
            <text:p>2,587E-38</text:p>
          </table:table-cell>
          <table:table-cell office:value-type="float" office:value="7.762E-041" calcext:value-type="float">
            <text:p>7,762E-41</text:p>
          </table:table-cell>
          <table:table-cell office:value-type="float" office:value="1.081E-038" calcext:value-type="float">
            <text:p>1,081E-38</text:p>
          </table:table-cell>
          <table:table-cell office:value-type="float" office:value="3.746E-060" calcext:value-type="float">
            <text:p>3,746E-60</text:p>
          </table:table-cell>
          <table:table-cell office:value-type="float" office:value="1.049E-019" calcext:value-type="float">
            <text:p>1,049E-19</text:p>
          </table:table-cell>
          <table:table-cell office:value-type="float" office:value="1.958E-016" calcext:value-type="float">
            <text:p>1,958E-16</text:p>
          </table:table-cell>
          <table:table-cell office:value-type="float" office:value="9.832E-016" calcext:value-type="float">
            <text:p>9,832E-16</text:p>
          </table:table-cell>
          <table:table-cell office:value-type="float" office:value="1.089E-015" calcext:value-type="float">
            <text:p>1,089E-15</text:p>
          </table:table-cell>
          <table:table-cell office:value-type="float" office:value="6.071E-051" calcext:value-type="float">
            <text:p>6,071E-51</text:p>
          </table:table-cell>
          <table:table-cell office:value-type="float" office:value="8.177E-017" calcext:value-type="float">
            <text:p>8,177E-17</text:p>
          </table:table-cell>
          <table:table-cell office:value-type="float" office:value="6.864E-029" calcext:value-type="float">
            <text:p>6,864E-29</text:p>
          </table:table-cell>
          <table:table-cell office:value-type="float" office:value="1.209E-028" calcext:value-type="float">
            <text:p>1,209E-28</text:p>
          </table:table-cell>
          <table:table-cell office:value-type="float" office:value="4.849E-058" calcext:value-type="float">
            <text:p>4,849E-58</text:p>
          </table:table-cell>
          <table:table-cell office:value-type="float" office:value="1.447E-032" calcext:value-type="float">
            <text:p>1,447E-32</text:p>
          </table:table-cell>
          <table:table-cell office:value-type="float" office:value="5.323E-072" calcext:value-type="float">
            <text:p>5,323E-72</text:p>
          </table:table-cell>
          <table:table-cell office:value-type="float" office:value="7.13E-016" calcext:value-type="float">
            <text:p>7,13E-16</text:p>
          </table:table-cell>
          <table:table-cell office:value-type="float" office:value="6.783E-015" calcext:value-type="float">
            <text:p>6,783E-15</text:p>
          </table:table-cell>
          <table:table-cell office:value-type="float" office:value="0.00000000000003015" calcext:value-type="float">
            <text:p>3,015E-14</text:p>
          </table:table-cell>
          <table:table-cell office:value-type="float" office:value="9.041E-048" calcext:value-type="float">
            <text:p>9,041E-48</text:p>
          </table:table-cell>
          <table:table-cell office:value-type="float" office:value="7.003E-048" calcext:value-type="float">
            <text:p>7,003E-48</text:p>
          </table:table-cell>
          <table:table-cell office:value-type="float" office:value="6.075E-048" calcext:value-type="float">
            <text:p>6,075E-48</text:p>
          </table:table-cell>
          <table:table-cell office:value-type="float" office:value="0.0000000000001568" calcext:value-type="float">
            <text:p>1,568E-13</text:p>
          </table:table-cell>
          <table:table-cell office:value-type="float" office:value="7.618E-048" calcext:value-type="float">
            <text:p>7,618E-48</text:p>
          </table:table-cell>
          <table:table-cell office:value-type="float" office:value="2.88E-020" calcext:value-type="float">
            <text:p>2,88E-20</text:p>
          </table:table-cell>
          <table:table-cell office:value-type="float" office:value="4.969E-018" calcext:value-type="float">
            <text:p>4,969E-18</text:p>
          </table:table-cell>
          <table:table-cell office:value-type="float" office:value="1.277E-020" calcext:value-type="float">
            <text:p>1,277E-20</text:p>
          </table:table-cell>
          <table:table-cell office:value-type="float" office:value="4.49E-061" calcext:value-type="float">
            <text:p>4,49E-61</text:p>
          </table:table-cell>
          <table:table-cell office:value-type="float" office:value="1.019E-066" calcext:value-type="float">
            <text:p>1,019E-66</text:p>
          </table:table-cell>
          <table:table-cell office:value-type="float" office:value="1.064E-029" calcext:value-type="float">
            <text:p>1,064E-29</text:p>
          </table:table-cell>
          <table:table-cell office:value-type="float" office:value="6.701E-018" calcext:value-type="float">
            <text:p>6,701E-18</text:p>
          </table:table-cell>
          <table:table-cell office:value-type="float" office:value="3.655E-020" calcext:value-type="float">
            <text:p>3,655E-20</text:p>
          </table:table-cell>
          <table:table-cell office:value-type="float" office:value="2.615E-071" calcext:value-type="float">
            <text:p>2,615E-71</text:p>
          </table:table-cell>
          <table:table-cell office:value-type="float" office:value="1.359E-045" calcext:value-type="float">
            <text:p>1,359E-45</text:p>
          </table:table-cell>
          <table:table-cell office:value-type="float" office:value="2.437E-015" calcext:value-type="float">
            <text:p>2,437E-15</text:p>
          </table:table-cell>
          <table:table-cell office:value-type="float" office:value="4.827E-018" calcext:value-type="float">
            <text:p>4,827E-18</text:p>
          </table:table-cell>
          <table:table-cell office:value-type="float" office:value="2.425E-016" calcext:value-type="float">
            <text:p>2,425E-16</text:p>
          </table:table-cell>
          <table:table-cell office:value-type="float" office:value="6.924E-017" calcext:value-type="float">
            <text:p>6,924E-17</text:p>
          </table:table-cell>
          <table:table-cell office:value-type="float" office:value="3.056E-015" calcext:value-type="float">
            <text:p>3,056E-15</text:p>
          </table:table-cell>
          <table:table-cell office:value-type="float" office:value="3.491E-016" calcext:value-type="float">
            <text:p>3,491E-16</text:p>
          </table:table-cell>
          <table:table-cell office:value-type="float" office:value="8.354E-017" calcext:value-type="float">
            <text:p>8,354E-17</text:p>
          </table:table-cell>
          <table:table-cell office:value-type="float" office:value="1.246E-016" calcext:value-type="float">
            <text:p>1,246E-16</text:p>
          </table:table-cell>
          <table:table-cell office:value-type="float" office:value="2.36E-016" calcext:value-type="float">
            <text:p>2,36E-16</text:p>
          </table:table-cell>
          <table:table-cell office:value-type="float" office:value="7.794E-039" calcext:value-type="float">
            <text:p>7,794E-39</text:p>
          </table:table-cell>
          <table:table-cell office:value-type="float" office:value="1.122E-028" calcext:value-type="float">
            <text:p>1,122E-28</text:p>
          </table:table-cell>
          <table:table-cell office:value-type="float" office:value="6.585E-035" calcext:value-type="float">
            <text:p>6,585E-35</text:p>
          </table:table-cell>
          <table:table-cell office:value-type="float" office:value="1.015E-043" calcext:value-type="float">
            <text:p>1,015E-43</text:p>
          </table:table-cell>
          <table:table-cell office:value-type="float" office:value="3.43E-049" calcext:value-type="float">
            <text:p>3,43E-49</text:p>
          </table:table-cell>
          <table:table-cell office:value-type="float" office:value="1.523E-044" calcext:value-type="float">
            <text:p>1,523E-44</text:p>
          </table:table-cell>
          <table:table-cell office:value-type="float" office:value="2.082E-051" calcext:value-type="float">
            <text:p>2,082E-51</text:p>
          </table:table-cell>
          <table:table-cell office:value-type="float" office:value="4.091E-016" calcext:value-type="float">
            <text:p>4,091E-16</text:p>
          </table:table-cell>
          <table:table-cell office:value-type="float" office:value="9.57E-015" calcext:value-type="float">
            <text:p>9,57E-15</text:p>
          </table:table-cell>
          <table:table-cell office:value-type="float" office:value="7.014E-020" calcext:value-type="float">
            <text:p>7,014E-20</text:p>
          </table:table-cell>
          <table:table-cell office:value-type="float" office:value="6.212E-042" calcext:value-type="float">
            <text:p>6,212E-42</text:p>
          </table:table-cell>
          <table:table-cell office:value-type="float" office:value="3.548E-046" calcext:value-type="float">
            <text:p>3,548E-46</text:p>
          </table:table-cell>
          <table:table-cell office:value-type="float" office:value="1.774E-045" calcext:value-type="float">
            <text:p>1,774E-45</text:p>
          </table:table-cell>
          <table:table-cell office:value-type="float" office:value="6.261E-042" calcext:value-type="float">
            <text:p>6,261E-42</text:p>
          </table:table-cell>
          <table:table-cell office:value-type="float" office:value="3.052E-046" calcext:value-type="float">
            <text:p>3,052E-46</text:p>
          </table:table-cell>
          <table:table-cell office:value-type="float" office:value="9.722E-048" calcext:value-type="float">
            <text:p>9,722E-48</text:p>
          </table:table-cell>
          <table:table-cell office:value-type="float" office:value="8.119E-043" calcext:value-type="float">
            <text:p>8,119E-43</text:p>
          </table:table-cell>
          <table:table-cell office:value-type="float" office:value="2.092E-035" calcext:value-type="float">
            <text:p>2,092E-35</text:p>
          </table:table-cell>
          <table:table-cell office:value-type="float" office:value="1.633E-042" calcext:value-type="float">
            <text:p>1,633E-42</text:p>
          </table:table-cell>
          <table:table-cell office:value-type="float" office:value="2.668E-045" calcext:value-type="float">
            <text:p>2,668E-45</text:p>
          </table:table-cell>
          <table:table-cell office:value-type="float" office:value="1.49E-040" calcext:value-type="float">
            <text:p>1,49E-40</text:p>
          </table:table-cell>
          <table:table-cell office:value-type="float" office:value="1.093E-039" calcext:value-type="float">
            <text:p>1,093E-39</text:p>
          </table:table-cell>
          <table:table-cell office:value-type="float" office:value="1.066E-021" calcext:value-type="float">
            <text:p>1,066E-21</text:p>
          </table:table-cell>
          <table:table-cell office:value-type="float" office:value="7.652E-022" calcext:value-type="float">
            <text:p>7,652E-22</text:p>
          </table:table-cell>
          <table:table-cell office:value-type="float" office:value="1.345E-018" calcext:value-type="float">
            <text:p>1,345E-18</text:p>
          </table:table-cell>
          <table:table-cell office:value-type="float" office:value="5.198E-037" calcext:value-type="float">
            <text:p>5,198E-37</text:p>
          </table:table-cell>
          <table:table-cell office:value-type="float" office:value="6.19E-043" calcext:value-type="float">
            <text:p>6,19E-43</text:p>
          </table:table-cell>
          <table:table-cell office:value-type="float" office:value="4.777E-042" calcext:value-type="float">
            <text:p>4,777E-42</text:p>
          </table:table-cell>
          <table:table-cell office:value-type="float" office:value="9.309E-036" calcext:value-type="float">
            <text:p>9,309E-36</text:p>
          </table:table-cell>
          <table:table-cell office:value-type="float" office:value="2.184E-015" calcext:value-type="float">
            <text:p>2,184E-15</text:p>
          </table:table-cell>
          <table:table-cell office:value-type="float" office:value="1.392E-018" calcext:value-type="float">
            <text:p>1,392E-18</text:p>
          </table:table-cell>
          <table:table-cell office:value-type="float" office:value="6.777E-017" calcext:value-type="float">
            <text:p>6,777E-17</text:p>
          </table:table-cell>
          <table:table-cell office:value-type="float" office:value="6.604E-042" calcext:value-type="float">
            <text:p>6,604E-42</text:p>
          </table:table-cell>
          <table:table-cell office:value-type="float" office:value="7.071E-029" calcext:value-type="float">
            <text:p>7,071E-29</text:p>
          </table:table-cell>
          <table:table-cell office:value-type="float" office:value="0.0000000000001825" calcext:value-type="float">
            <text:p>1,825E-13</text:p>
          </table:table-cell>
          <table:table-cell office:value-type="float" office:value="2.566E-032" calcext:value-type="float">
            <text:p>2,566E-32</text:p>
          </table:table-cell>
          <table:table-cell office:value-type="float" office:value="6.526E-048" calcext:value-type="float">
            <text:p>6,526E-48</text:p>
          </table:table-cell>
          <table:table-cell office:value-type="float" office:value="4.71E-027" calcext:value-type="float">
            <text:p>4,71E-27</text:p>
          </table:table-cell>
          <table:table-cell office:value-type="float" office:value="9.042E-047" calcext:value-type="float">
            <text:p>9,042E-47</text:p>
          </table:table-cell>
          <table:table-cell office:value-type="float" office:value="3.518E-046" calcext:value-type="float">
            <text:p>3,518E-46</text:p>
          </table:table-cell>
          <table:table-cell office:value-type="float" office:value="3.865E-042" calcext:value-type="float">
            <text:p>3,865E-42</text:p>
          </table:table-cell>
          <table:table-cell office:value-type="float" office:value="3.747E-042" calcext:value-type="float">
            <text:p>3,747E-42</text:p>
          </table:table-cell>
          <table:table-cell office:value-type="float" office:value="5.18E-020" calcext:value-type="float">
            <text:p>5,18E-20</text:p>
          </table:table-cell>
          <table:table-cell office:value-type="float" office:value="1.788E-041" calcext:value-type="float">
            <text:p>1,788E-41</text:p>
          </table:table-cell>
          <table:table-cell office:value-type="float" office:value="5.874E-016" calcext:value-type="float">
            <text:p>5,874E-16</text:p>
          </table:table-cell>
          <table:table-cell office:value-type="float" office:value="4.091E-016" calcext:value-type="float">
            <text:p>4,091E-16</text:p>
          </table:table-cell>
          <table:table-cell office:value-type="float" office:value="2.929E-015" calcext:value-type="float">
            <text:p>2,929E-15</text:p>
          </table:table-cell>
          <table:table-cell office:value-type="float" office:value="5.21E-030" calcext:value-type="float">
            <text:p>5,21E-30</text:p>
          </table:table-cell>
          <table:table-cell office:value-type="float" office:value="2.561E-016" calcext:value-type="float">
            <text:p>2,561E-16</text:p>
          </table:table-cell>
          <table:table-cell office:value-type="float" office:value="1.106E-016" calcext:value-type="float">
            <text:p>1,106E-16</text:p>
          </table:table-cell>
          <table:table-cell office:value-type="float" office:value="1.336E-016" calcext:value-type="float">
            <text:p>1,336E-16</text:p>
          </table:table-cell>
          <table:table-cell office:value-type="float" office:value="1.928E-015" calcext:value-type="float">
            <text:p>1,928E-15</text:p>
          </table:table-cell>
          <table:table-cell office:value-type="float" office:value="1.484E-015" calcext:value-type="float">
            <text:p>1,484E-15</text:p>
          </table:table-cell>
          <table:table-cell office:value-type="float" office:value="1.914E-015" calcext:value-type="float">
            <text:p>1,914E-15</text:p>
          </table:table-cell>
          <table:table-cell office:value-type="float" office:value="2.064E-015" calcext:value-type="float">
            <text:p>2,064E-15</text:p>
          </table:table-cell>
          <table:table-cell office:value-type="float" office:value="1.056E-016" calcext:value-type="float">
            <text:p>1,056E-16</text:p>
          </table:table-cell>
          <table:table-cell office:value-type="float" office:value="6.035E-015" calcext:value-type="float">
            <text:p>6,035E-15</text:p>
          </table:table-cell>
          <table:table-cell office:value-type="float" office:value="1.925E-015" calcext:value-type="float">
            <text:p>1,925E-15</text:p>
          </table:table-cell>
          <table:table-cell office:value-type="float" office:value="1.152E-018" calcext:value-type="float">
            <text:p>1,152E-18</text:p>
          </table:table-cell>
        </table:table-row>
        <table:table-row table:style-name="ro1">
          <table:table-cell office:value-type="string" calcext:value-type="string">
            <text:p>NA20769_TSI</text:p>
          </table:table-cell>
          <table:table-cell office:value-type="float" office:value="55" calcext:value-type="float">
            <text:p>55</text:p>
          </table:table-cell>
          <table:table-cell office:value-type="float" office:value="2.568E-054" calcext:value-type="float">
            <text:p>2,568E-54</text:p>
          </table:table-cell>
          <table:table-cell office:value-type="float" office:value="7.457E-057" calcext:value-type="float">
            <text:p>7,457E-57</text:p>
          </table:table-cell>
          <table:table-cell office:value-type="float" office:value="4.308E-056" calcext:value-type="float">
            <text:p>4,308E-56</text:p>
          </table:table-cell>
          <table:table-cell office:value-type="float" office:value="7.953E-081" calcext:value-type="float">
            <text:p>7,953E-81</text:p>
          </table:table-cell>
          <table:table-cell office:value-type="float" office:value="7.975E-071" calcext:value-type="float">
            <text:p>7,975E-71</text:p>
          </table:table-cell>
          <table:table-cell office:value-type="float" office:value="5.099E-019" calcext:value-type="float">
            <text:p>5,099E-19</text:p>
          </table:table-cell>
          <table:table-cell office:value-type="float" office:value="4.123E-054" calcext:value-type="float">
            <text:p>4,123E-54</text:p>
          </table:table-cell>
          <table:table-cell office:value-type="float" office:value="3.195E-056" calcext:value-type="float">
            <text:p>3,195E-56</text:p>
          </table:table-cell>
          <table:table-cell office:value-type="float" office:value="1.886E-037" calcext:value-type="float">
            <text:p>1,886E-37</text:p>
          </table:table-cell>
          <table:table-cell office:value-type="float" office:value="9.224E-057" calcext:value-type="float">
            <text:p>9,224E-57</text:p>
          </table:table-cell>
          <table:table-cell office:value-type="float" office:value="3.835E-044" calcext:value-type="float">
            <text:p>3,835E-44</text:p>
          </table:table-cell>
          <table:table-cell office:value-type="float" office:value="5.774E-065" calcext:value-type="float">
            <text:p>5,774E-65</text:p>
          </table:table-cell>
          <table:table-cell office:value-type="float" office:value="1.548E-029" calcext:value-type="float">
            <text:p>1,548E-29</text:p>
          </table:table-cell>
          <table:table-cell office:value-type="float" office:value="8.869E-022" calcext:value-type="float">
            <text:p>8,869E-22</text:p>
          </table:table-cell>
          <table:table-cell office:value-type="float" office:value="8.988E-019" calcext:value-type="float">
            <text:p>8,988E-19</text:p>
          </table:table-cell>
          <table:table-cell office:value-type="float" office:value="8.81E-019" calcext:value-type="float">
            <text:p>8,81E-19</text:p>
          </table:table-cell>
          <table:table-cell office:value-type="float" office:value="2.482E-017" calcext:value-type="float">
            <text:p>2,482E-17</text:p>
          </table:table-cell>
          <table:table-cell office:value-type="float" office:value="8.502E-018" calcext:value-type="float">
            <text:p>8,502E-18</text:p>
          </table:table-cell>
          <table:table-cell office:value-type="float" office:value="2.819E-060" calcext:value-type="float">
            <text:p>2,819E-60</text:p>
          </table:table-cell>
          <table:table-cell office:value-type="float" office:value="3.578E-041" calcext:value-type="float">
            <text:p>3,578E-41</text:p>
          </table:table-cell>
          <table:table-cell office:value-type="float" office:value="3.496E-049" calcext:value-type="float">
            <text:p>3,496E-49</text:p>
          </table:table-cell>
          <table:table-cell office:value-type="float" office:value="7.388E-061" calcext:value-type="float">
            <text:p>7,388E-61</text:p>
          </table:table-cell>
          <table:table-cell office:value-type="float" office:value="4.102E-064" calcext:value-type="float">
            <text:p>4,102E-64</text:p>
          </table:table-cell>
          <table:table-cell office:value-type="float" office:value="1.203E-058" calcext:value-type="float">
            <text:p>1,203E-58</text:p>
          </table:table-cell>
          <table:table-cell office:value-type="float" office:value="3.335E-075" calcext:value-type="float">
            <text:p>3,335E-75</text:p>
          </table:table-cell>
          <table:table-cell office:value-type="float" office:value="1.29E-072" calcext:value-type="float">
            <text:p>1,29E-72</text:p>
          </table:table-cell>
          <table:table-cell office:value-type="float" office:value="1.864E-027" calcext:value-type="float">
            <text:p>1,864E-27</text:p>
          </table:table-cell>
          <table:table-cell office:value-type="float" office:value="1.867E-020" calcext:value-type="float">
            <text:p>1,867E-20</text:p>
          </table:table-cell>
          <table:table-cell office:value-type="float" office:value="1.929E-051" calcext:value-type="float">
            <text:p>1,929E-51</text:p>
          </table:table-cell>
          <table:table-cell office:value-type="float" office:value="5.613E-018" calcext:value-type="float">
            <text:p>5,613E-18</text:p>
          </table:table-cell>
          <table:table-cell office:value-type="float" office:value="7.552E-045" calcext:value-type="float">
            <text:p>7,552E-45</text:p>
          </table:table-cell>
          <table:table-cell office:value-type="float" office:value="7.274E-044" calcext:value-type="float">
            <text:p>7,274E-44</text:p>
          </table:table-cell>
          <table:table-cell office:value-type="float" office:value="8.546E-039" calcext:value-type="float">
            <text:p>8,546E-39</text:p>
          </table:table-cell>
          <table:table-cell office:value-type="float" office:value="9.92E-025" calcext:value-type="float">
            <text:p>9,92E-25</text:p>
          </table:table-cell>
          <table:table-cell office:value-type="float" office:value="4.389E-056" calcext:value-type="float">
            <text:p>4,389E-56</text:p>
          </table:table-cell>
          <table:table-cell office:value-type="float" office:value="4.282E-020" calcext:value-type="float">
            <text:p>4,282E-20</text:p>
          </table:table-cell>
          <table:table-cell office:value-type="float" office:value="4.593E-035" calcext:value-type="float">
            <text:p>4,593E-35</text:p>
          </table:table-cell>
          <table:table-cell office:value-type="float" office:value="2.066E-023" calcext:value-type="float">
            <text:p>2,066E-23</text:p>
          </table:table-cell>
          <table:table-cell office:value-type="float" office:value="4.656E-070" calcext:value-type="float">
            <text:p>4,656E-70</text:p>
          </table:table-cell>
          <table:table-cell office:value-type="float" office:value="2.762E-059" calcext:value-type="float">
            <text:p>2,762E-59</text:p>
          </table:table-cell>
          <table:table-cell office:value-type="float" office:value="1.071E-036" calcext:value-type="float">
            <text:p>1,071E-36</text:p>
          </table:table-cell>
          <table:table-cell office:value-type="float" office:value="5.503E-051" calcext:value-type="float">
            <text:p>5,503E-51</text:p>
          </table:table-cell>
          <table:table-cell office:value-type="float" office:value="3.311E-026" calcext:value-type="float">
            <text:p>3,311E-26</text:p>
          </table:table-cell>
          <table:table-cell office:value-type="float" office:value="7.186E-019" calcext:value-type="float">
            <text:p>7,186E-19</text:p>
          </table:table-cell>
          <table:table-cell office:value-type="float" office:value="1.399E-017" calcext:value-type="float">
            <text:p>1,399E-17</text:p>
          </table:table-cell>
          <table:table-cell office:value-type="float" office:value="4.488E-018" calcext:value-type="float">
            <text:p>4,488E-18</text:p>
          </table:table-cell>
          <table:table-cell office:value-type="float" office:value="3.864E-043" calcext:value-type="float">
            <text:p>3,864E-43</text:p>
          </table:table-cell>
          <table:table-cell office:value-type="float" office:value="2.61E-056" calcext:value-type="float">
            <text:p>2,61E-56</text:p>
          </table:table-cell>
          <table:table-cell office:value-type="float" office:value="1.405E-017" calcext:value-type="float">
            <text:p>1,405E-17</text:p>
          </table:table-cell>
          <table:table-cell office:value-type="float" office:value="2.634E-045" calcext:value-type="float">
            <text:p>2,634E-45</text:p>
          </table:table-cell>
          <table:table-cell office:value-type="float" office:value="1.541E-049" calcext:value-type="float">
            <text:p>1,541E-49</text:p>
          </table:table-cell>
          <table:table-cell office:value-type="float" office:value="1.849E-025" calcext:value-type="float">
            <text:p>1,849E-25</text:p>
          </table:table-cell>
          <table:table-cell office:value-type="float" office:value="3.071E-018" calcext:value-type="float">
            <text:p>3,071E-18</text:p>
          </table:table-cell>
          <table:table-cell office:value-type="float" office:value="2.325E-023" calcext:value-type="float">
            <text:p>2,325E-23</text:p>
          </table:table-cell>
          <table:table-cell office:value-type="float" office:value="1.513E-028" calcext:value-type="float">
            <text:p>1,513E-28</text:p>
          </table:table-cell>
          <table:table-cell office:value-type="float" office:value="6.724E-024" calcext:value-type="float">
            <text:p>6,724E-24</text:p>
          </table:table-cell>
          <table:table-cell office:value-type="float" office:value="5.115E-027" calcext:value-type="float">
            <text:p>5,115E-27</text:p>
          </table:table-cell>
          <table:table-cell office:value-type="float" office:value="1.024E-023" calcext:value-type="float">
            <text:p>1,024E-23</text:p>
          </table:table-cell>
          <table:table-cell office:value-type="float" office:value="5.062E-035" calcext:value-type="float">
            <text:p>5,062E-35</text:p>
          </table:table-cell>
          <table:table-cell office:value-type="float" office:value="1.51E-041" calcext:value-type="float">
            <text:p>1,51E-41</text:p>
          </table:table-cell>
          <table:table-cell office:value-type="float" office:value="1.576E-042" calcext:value-type="float">
            <text:p>1,576E-42</text:p>
          </table:table-cell>
          <table:table-cell office:value-type="float" office:value="5.36E-037" calcext:value-type="float">
            <text:p>5,36E-37</text:p>
          </table:table-cell>
          <table:table-cell office:value-type="float" office:value="7.829E-063" calcext:value-type="float">
            <text:p>7,829E-63</text:p>
          </table:table-cell>
          <table:table-cell office:value-type="float" office:value="9.323E-021" calcext:value-type="float">
            <text:p>9,323E-21</text:p>
          </table:table-cell>
          <table:table-cell office:value-type="float" office:value="1.587E-020" calcext:value-type="float">
            <text:p>1,587E-20</text:p>
          </table:table-cell>
          <table:table-cell office:value-type="float" office:value="3.893E-017" calcext:value-type="float">
            <text:p>3,893E-17</text:p>
          </table:table-cell>
          <table:table-cell office:value-type="float" office:value="1.381E-020" calcext:value-type="float">
            <text:p>1,381E-20</text:p>
          </table:table-cell>
          <table:table-cell office:value-type="float" office:value="2.726E-051" calcext:value-type="float">
            <text:p>2,726E-51</text:p>
          </table:table-cell>
          <table:table-cell office:value-type="float" office:value="6.437E-023" calcext:value-type="float">
            <text:p>6,437E-23</text:p>
          </table:table-cell>
          <table:table-cell office:value-type="float" office:value="1.301E-036" calcext:value-type="float">
            <text:p>1,301E-36</text:p>
          </table:table-cell>
          <table:table-cell office:value-type="float" office:value="1.484E-035" calcext:value-type="float">
            <text:p>1,484E-35</text:p>
          </table:table-cell>
          <table:table-cell office:value-type="float" office:value="2.104E-060" calcext:value-type="float">
            <text:p>2,104E-60</text:p>
          </table:table-cell>
          <table:table-cell office:value-type="float" office:value="3.682E-035" calcext:value-type="float">
            <text:p>3,682E-35</text:p>
          </table:table-cell>
          <table:table-cell office:value-type="float" office:value="4.838E-075" calcext:value-type="float">
            <text:p>4,838E-75</text:p>
          </table:table-cell>
          <table:table-cell office:value-type="float" office:value="2.697E-017" calcext:value-type="float">
            <text:p>2,697E-17</text:p>
          </table:table-cell>
          <table:table-cell office:value-type="float" office:value="7.569E-017" calcext:value-type="float">
            <text:p>7,569E-17</text:p>
          </table:table-cell>
          <table:table-cell office:value-type="float" office:value="1.432E-016" calcext:value-type="float">
            <text:p>1,432E-16</text:p>
          </table:table-cell>
          <table:table-cell office:value-type="float" office:value="3.996E-055" calcext:value-type="float">
            <text:p>3,996E-55</text:p>
          </table:table-cell>
          <table:table-cell office:value-type="float" office:value="9.429E-055" calcext:value-type="float">
            <text:p>9,429E-55</text:p>
          </table:table-cell>
          <table:table-cell office:value-type="float" office:value="1.288E-056" calcext:value-type="float">
            <text:p>1,288E-56</text:p>
          </table:table-cell>
          <table:table-cell office:value-type="float" office:value="9.37E-018" calcext:value-type="float">
            <text:p>9,37E-18</text:p>
          </table:table-cell>
          <table:table-cell office:value-type="float" office:value="2.337E-054" calcext:value-type="float">
            <text:p>2,337E-54</text:p>
          </table:table-cell>
          <table:table-cell office:value-type="float" office:value="3.75E-025" calcext:value-type="float">
            <text:p>3,75E-25</text:p>
          </table:table-cell>
          <table:table-cell office:value-type="float" office:value="2.625E-022" calcext:value-type="float">
            <text:p>2,625E-22</text:p>
          </table:table-cell>
          <table:table-cell office:value-type="float" office:value="3.708E-026" calcext:value-type="float">
            <text:p>3,708E-26</text:p>
          </table:table-cell>
          <table:table-cell office:value-type="float" office:value="3.573E-063" calcext:value-type="float">
            <text:p>3,573E-63</text:p>
          </table:table-cell>
          <table:table-cell office:value-type="float" office:value="8.38E-070" calcext:value-type="float">
            <text:p>8,38E-70</text:p>
          </table:table-cell>
          <table:table-cell office:value-type="float" office:value="4.995E-034" calcext:value-type="float">
            <text:p>4,995E-34</text:p>
          </table:table-cell>
          <table:table-cell office:value-type="float" office:value="1.669E-022" calcext:value-type="float">
            <text:p>1,669E-22</text:p>
          </table:table-cell>
          <table:table-cell office:value-type="float" office:value="4.74E-024" calcext:value-type="float">
            <text:p>4,74E-24</text:p>
          </table:table-cell>
          <table:table-cell office:value-type="float" office:value="1.668E-073" calcext:value-type="float">
            <text:p>1,668E-73</text:p>
          </table:table-cell>
          <table:table-cell office:value-type="float" office:value="3.182E-052" calcext:value-type="float">
            <text:p>3,182E-52</text:p>
          </table:table-cell>
          <table:table-cell office:value-type="float" office:value="8.294E-018" calcext:value-type="float">
            <text:p>8,294E-18</text:p>
          </table:table-cell>
          <table:table-cell office:value-type="float" office:value="6.036E-020" calcext:value-type="float">
            <text:p>6,036E-20</text:p>
          </table:table-cell>
          <table:table-cell office:value-type="float" office:value="2.748E-020" calcext:value-type="float">
            <text:p>2,748E-20</text:p>
          </table:table-cell>
          <table:table-cell office:value-type="float" office:value="1.786E-019" calcext:value-type="float">
            <text:p>1,786E-19</text:p>
          </table:table-cell>
          <table:table-cell office:value-type="float" office:value="6.882E-020" calcext:value-type="float">
            <text:p>6,882E-20</text:p>
          </table:table-cell>
          <table:table-cell office:value-type="float" office:value="1.318E-019" calcext:value-type="float">
            <text:p>1,318E-19</text:p>
          </table:table-cell>
          <table:table-cell office:value-type="float" office:value="9.054E-020" calcext:value-type="float">
            <text:p>9,054E-20</text:p>
          </table:table-cell>
          <table:table-cell office:value-type="float" office:value="7.563E-021" calcext:value-type="float">
            <text:p>7,563E-21</text:p>
          </table:table-cell>
          <table:table-cell office:value-type="float" office:value="1.703E-019" calcext:value-type="float">
            <text:p>1,703E-19</text:p>
          </table:table-cell>
          <table:table-cell office:value-type="float" office:value="9.728E-047" calcext:value-type="float">
            <text:p>9,728E-47</text:p>
          </table:table-cell>
          <table:table-cell office:value-type="float" office:value="2.367E-034" calcext:value-type="float">
            <text:p>2,367E-34</text:p>
          </table:table-cell>
          <table:table-cell office:value-type="float" office:value="6.372E-041" calcext:value-type="float">
            <text:p>6,372E-41</text:p>
          </table:table-cell>
          <table:table-cell office:value-type="float" office:value="9.894E-051" calcext:value-type="float">
            <text:p>9,894E-51</text:p>
          </table:table-cell>
          <table:table-cell office:value-type="float" office:value="2.894E-058" calcext:value-type="float">
            <text:p>2,894E-58</text:p>
          </table:table-cell>
          <table:table-cell office:value-type="float" office:value="8.285E-052" calcext:value-type="float">
            <text:p>8,285E-52</text:p>
          </table:table-cell>
          <table:table-cell office:value-type="float" office:value="2.076E-058" calcext:value-type="float">
            <text:p>2,076E-58</text:p>
          </table:table-cell>
          <table:table-cell office:value-type="float" office:value="4.362E-019" calcext:value-type="float">
            <text:p>4,362E-19</text:p>
          </table:table-cell>
          <table:table-cell office:value-type="float" office:value="1.853E-019" calcext:value-type="float">
            <text:p>1,853E-19</text:p>
          </table:table-cell>
          <table:table-cell office:value-type="float" office:value="7.342E-023" calcext:value-type="float">
            <text:p>7,342E-23</text:p>
          </table:table-cell>
          <table:table-cell office:value-type="float" office:value="1.365E-049" calcext:value-type="float">
            <text:p>1,365E-49</text:p>
          </table:table-cell>
          <table:table-cell office:value-type="float" office:value="1.834E-053" calcext:value-type="float">
            <text:p>1,834E-53</text:p>
          </table:table-cell>
          <table:table-cell office:value-type="float" office:value="6.605E-052" calcext:value-type="float">
            <text:p>6,605E-52</text:p>
          </table:table-cell>
          <table:table-cell office:value-type="float" office:value="3.754E-048" calcext:value-type="float">
            <text:p>3,754E-48</text:p>
          </table:table-cell>
          <table:table-cell office:value-type="float" office:value="9.748E-053" calcext:value-type="float">
            <text:p>9,748E-53</text:p>
          </table:table-cell>
          <table:table-cell office:value-type="float" office:value="2.041E-055" calcext:value-type="float">
            <text:p>2,041E-55</text:p>
          </table:table-cell>
          <table:table-cell office:value-type="float" office:value="1.006E-050" calcext:value-type="float">
            <text:p>1,006E-50</text:p>
          </table:table-cell>
          <table:table-cell office:value-type="float" office:value="4.181E-042" calcext:value-type="float">
            <text:p>4,181E-42</text:p>
          </table:table-cell>
          <table:table-cell office:value-type="float" office:value="9.765E-050" calcext:value-type="float">
            <text:p>9,765E-50</text:p>
          </table:table-cell>
          <table:table-cell office:value-type="float" office:value="5.874E-049" calcext:value-type="float">
            <text:p>5,874E-49</text:p>
          </table:table-cell>
          <table:table-cell office:value-type="float" office:value="1.09E-047" calcext:value-type="float">
            <text:p>1,09E-47</text:p>
          </table:table-cell>
          <table:table-cell office:value-type="float" office:value="4.968E-045" calcext:value-type="float">
            <text:p>4,968E-45</text:p>
          </table:table-cell>
          <table:table-cell office:value-type="float" office:value="8.551E-026" calcext:value-type="float">
            <text:p>8,551E-26</text:p>
          </table:table-cell>
          <table:table-cell office:value-type="float" office:value="3.04E-028" calcext:value-type="float">
            <text:p>3,04E-28</text:p>
          </table:table-cell>
          <table:table-cell office:value-type="float" office:value="4.46E-021" calcext:value-type="float">
            <text:p>4,46E-21</text:p>
          </table:table-cell>
          <table:table-cell office:value-type="float" office:value="1.225E-042" calcext:value-type="float">
            <text:p>1,225E-42</text:p>
          </table:table-cell>
          <table:table-cell office:value-type="float" office:value="8.059E-049" calcext:value-type="float">
            <text:p>8,059E-49</text:p>
          </table:table-cell>
          <table:table-cell office:value-type="float" office:value="2.062E-048" calcext:value-type="float">
            <text:p>2,062E-48</text:p>
          </table:table-cell>
          <table:table-cell office:value-type="float" office:value="4.668E-040" calcext:value-type="float">
            <text:p>4,668E-40</text:p>
          </table:table-cell>
          <table:table-cell office:value-type="float" office:value="4.221E-018" calcext:value-type="float">
            <text:p>4,221E-18</text:p>
          </table:table-cell>
          <table:table-cell office:value-type="float" office:value="2.018E-021" calcext:value-type="float">
            <text:p>2,018E-21</text:p>
          </table:table-cell>
          <table:table-cell office:value-type="float" office:value="2.013E-019" calcext:value-type="float">
            <text:p>2,013E-19</text:p>
          </table:table-cell>
          <table:table-cell office:value-type="float" office:value="1.632E-046" calcext:value-type="float">
            <text:p>1,632E-46</text:p>
          </table:table-cell>
          <table:table-cell office:value-type="float" office:value="2.377E-033" calcext:value-type="float">
            <text:p>2,377E-33</text:p>
          </table:table-cell>
          <table:table-cell office:value-type="float" office:value="4.126E-019" calcext:value-type="float">
            <text:p>4,126E-19</text:p>
          </table:table-cell>
          <table:table-cell office:value-type="float" office:value="8.014E-034" calcext:value-type="float">
            <text:p>8,014E-34</text:p>
          </table:table-cell>
          <table:table-cell office:value-type="float" office:value="4.238E-049" calcext:value-type="float">
            <text:p>4,238E-49</text:p>
          </table:table-cell>
          <table:table-cell office:value-type="float" office:value="8.495E-029" calcext:value-type="float">
            <text:p>8,495E-29</text:p>
          </table:table-cell>
          <table:table-cell office:value-type="float" office:value="7.266E-054" calcext:value-type="float">
            <text:p>7,266E-54</text:p>
          </table:table-cell>
          <table:table-cell office:value-type="float" office:value="1.347E-053" calcext:value-type="float">
            <text:p>1,347E-53</text:p>
          </table:table-cell>
          <table:table-cell office:value-type="float" office:value="1.713E-046" calcext:value-type="float">
            <text:p>1,713E-46</text:p>
          </table:table-cell>
          <table:table-cell office:value-type="float" office:value="9.571E-049" calcext:value-type="float">
            <text:p>9,571E-49</text:p>
          </table:table-cell>
          <table:table-cell office:value-type="float" office:value="1.298E-024" calcext:value-type="float">
            <text:p>1,298E-24</text:p>
          </table:table-cell>
          <table:table-cell office:value-type="float" office:value="1.286E-048" calcext:value-type="float">
            <text:p>1,286E-48</text:p>
          </table:table-cell>
          <table:table-cell office:value-type="float" office:value="8.397E-018" calcext:value-type="float">
            <text:p>8,397E-18</text:p>
          </table:table-cell>
          <table:table-cell office:value-type="float" office:value="4.362E-019" calcext:value-type="float">
            <text:p>4,362E-19</text:p>
          </table:table-cell>
          <table:table-cell office:value-type="float" office:value="5.099E-019" calcext:value-type="float">
            <text:p>5,099E-19</text:p>
          </table:table-cell>
          <table:table-cell office:value-type="float" office:value="9.45E-034" calcext:value-type="float">
            <text:p>9,45E-34</text:p>
          </table:table-cell>
          <table:table-cell office:value-type="float" office:value="4.113E-021" calcext:value-type="float">
            <text:p>4,113E-21</text:p>
          </table:table-cell>
          <table:table-cell office:value-type="float" office:value="1.03E-018" calcext:value-type="float">
            <text:p>1,03E-18</text:p>
          </table:table-cell>
          <table:table-cell office:value-type="float" office:value="8.189E-019" calcext:value-type="float">
            <text:p>8,189E-19</text:p>
          </table:table-cell>
          <table:table-cell office:value-type="float" office:value="4.932E-019" calcext:value-type="float">
            <text:p>4,932E-19</text:p>
          </table:table-cell>
          <table:table-cell office:value-type="float" office:value="2.024E-018" calcext:value-type="float">
            <text:p>2,024E-18</text:p>
          </table:table-cell>
          <table:table-cell office:value-type="float" office:value="2.099E-018" calcext:value-type="float">
            <text:p>2,099E-18</text:p>
          </table:table-cell>
          <table:table-cell office:value-type="float" office:value="4.527E-017" calcext:value-type="float">
            <text:p>4,527E-17</text:p>
          </table:table-cell>
          <table:table-cell office:value-type="float" office:value="2.514E-018" calcext:value-type="float">
            <text:p>2,514E-18</text:p>
          </table:table-cell>
          <table:table-cell office:value-type="float" office:value="2.45E-018" calcext:value-type="float">
            <text:p>2,45E-18</text:p>
          </table:table-cell>
          <table:table-cell office:value-type="float" office:value="5.775E-019" calcext:value-type="float">
            <text:p>5,775E-19</text:p>
          </table:table-cell>
          <table:table-cell office:value-type="float" office:value="7.193E-020" calcext:value-type="float">
            <text:p>7,193E-20</text:p>
          </table:table-cell>
        </table:table-row>
        <table:table-row table:style-name="ro1">
          <table:table-cell office:value-type="string" calcext:value-type="string">
            <text:p>NA20770_TSI</text:p>
          </table:table-cell>
          <table:table-cell office:value-type="float" office:value="55" calcext:value-type="float">
            <text:p>55</text:p>
          </table:table-cell>
          <table:table-cell office:value-type="float" office:value="6.897E-052" calcext:value-type="float">
            <text:p>6,897E-52</text:p>
          </table:table-cell>
          <table:table-cell office:value-type="float" office:value="6.377E-055" calcext:value-type="float">
            <text:p>6,377E-55</text:p>
          </table:table-cell>
          <table:table-cell office:value-type="float" office:value="6.599E-055" calcext:value-type="float">
            <text:p>6,599E-55</text:p>
          </table:table-cell>
          <table:table-cell office:value-type="float" office:value="7.315E-090" calcext:value-type="float">
            <text:p>7,315E-90</text:p>
          </table:table-cell>
          <table:table-cell office:value-type="float" office:value="3.605E-078" calcext:value-type="float">
            <text:p>3,605E-78</text:p>
          </table:table-cell>
          <table:table-cell office:value-type="float" office:value="5.606E-017" calcext:value-type="float">
            <text:p>5,606E-17</text:p>
          </table:table-cell>
          <table:table-cell office:value-type="float" office:value="3.013E-053" calcext:value-type="float">
            <text:p>3,013E-53</text:p>
          </table:table-cell>
          <table:table-cell office:value-type="float" office:value="9.472E-055" calcext:value-type="float">
            <text:p>9,472E-55</text:p>
          </table:table-cell>
          <table:table-cell office:value-type="float" office:value="6.831E-036" calcext:value-type="float">
            <text:p>6,831E-36</text:p>
          </table:table-cell>
          <table:table-cell office:value-type="float" office:value="5.814E-060" calcext:value-type="float">
            <text:p>5,814E-60</text:p>
          </table:table-cell>
          <table:table-cell office:value-type="float" office:value="2.151E-038" calcext:value-type="float">
            <text:p>2,151E-38</text:p>
          </table:table-cell>
          <table:table-cell office:value-type="float" office:value="8.969E-060" calcext:value-type="float">
            <text:p>8,969E-60</text:p>
          </table:table-cell>
          <table:table-cell office:value-type="float" office:value="6.568E-032" calcext:value-type="float">
            <text:p>6,568E-32</text:p>
          </table:table-cell>
          <table:table-cell office:value-type="float" office:value="1.021E-018" calcext:value-type="float">
            <text:p>1,021E-18</text:p>
          </table:table-cell>
          <table:table-cell office:value-type="float" office:value="3.275E-015" calcext:value-type="float">
            <text:p>3,275E-15</text:p>
          </table:table-cell>
          <table:table-cell office:value-type="float" office:value="2.825E-015" calcext:value-type="float">
            <text:p>2,825E-15</text:p>
          </table:table-cell>
          <table:table-cell office:value-type="float" office:value="1.024E-017" calcext:value-type="float">
            <text:p>1,024E-17</text:p>
          </table:table-cell>
          <table:table-cell office:value-type="float" office:value="1.696E-015" calcext:value-type="float">
            <text:p>1,696E-15</text:p>
          </table:table-cell>
          <table:table-cell office:value-type="float" office:value="6.321E-059" calcext:value-type="float">
            <text:p>6,321E-59</text:p>
          </table:table-cell>
          <table:table-cell office:value-type="float" office:value="4.178E-040" calcext:value-type="float">
            <text:p>4,178E-40</text:p>
          </table:table-cell>
          <table:table-cell office:value-type="float" office:value="1.001E-044" calcext:value-type="float">
            <text:p>1,001E-44</text:p>
          </table:table-cell>
          <table:table-cell office:value-type="float" office:value="2.863E-054" calcext:value-type="float">
            <text:p>2,863E-54</text:p>
          </table:table-cell>
          <table:table-cell office:value-type="float" office:value="1.97E-055" calcext:value-type="float">
            <text:p>1,97E-55</text:p>
          </table:table-cell>
          <table:table-cell office:value-type="float" office:value="3.19E-047" calcext:value-type="float">
            <text:p>3,19E-47</text:p>
          </table:table-cell>
          <table:table-cell office:value-type="float" office:value="1.058E-069" calcext:value-type="float">
            <text:p>1,058E-69</text:p>
          </table:table-cell>
          <table:table-cell office:value-type="float" office:value="4.82E-082" calcext:value-type="float">
            <text:p>4,82E-82</text:p>
          </table:table-cell>
          <table:table-cell office:value-type="float" office:value="1.019E-028" calcext:value-type="float">
            <text:p>1,019E-28</text:p>
          </table:table-cell>
          <table:table-cell office:value-type="float" office:value="4.773E-017" calcext:value-type="float">
            <text:p>4,773E-17</text:p>
          </table:table-cell>
          <table:table-cell office:value-type="float" office:value="3.81E-047" calcext:value-type="float">
            <text:p>3,81E-47</text:p>
          </table:table-cell>
          <table:table-cell office:value-type="float" office:value="9.901E-016" calcext:value-type="float">
            <text:p>9,901E-16</text:p>
          </table:table-cell>
          <table:table-cell office:value-type="float" office:value="3.528E-045" calcext:value-type="float">
            <text:p>3,528E-45</text:p>
          </table:table-cell>
          <table:table-cell office:value-type="float" office:value="1.257E-039" calcext:value-type="float">
            <text:p>1,257E-39</text:p>
          </table:table-cell>
          <table:table-cell office:value-type="float" office:value="3.671E-037" calcext:value-type="float">
            <text:p>3,671E-37</text:p>
          </table:table-cell>
          <table:table-cell office:value-type="float" office:value="5.141E-026" calcext:value-type="float">
            <text:p>5,141E-26</text:p>
          </table:table-cell>
          <table:table-cell office:value-type="float" office:value="4.132E-061" calcext:value-type="float">
            <text:p>4,132E-61</text:p>
          </table:table-cell>
          <table:table-cell office:value-type="float" office:value="6.082E-015" calcext:value-type="float">
            <text:p>6,082E-15</text:p>
          </table:table-cell>
          <table:table-cell office:value-type="float" office:value="4.621E-036" calcext:value-type="float">
            <text:p>4,621E-36</text:p>
          </table:table-cell>
          <table:table-cell office:value-type="float" office:value="3.012E-022" calcext:value-type="float">
            <text:p>3,012E-22</text:p>
          </table:table-cell>
          <table:table-cell office:value-type="float" office:value="2.658E-078" calcext:value-type="float">
            <text:p>2,658E-78</text:p>
          </table:table-cell>
          <table:table-cell office:value-type="float" office:value="1.159E-066" calcext:value-type="float">
            <text:p>1,159E-66</text:p>
          </table:table-cell>
          <table:table-cell office:value-type="float" office:value="2.667E-043" calcext:value-type="float">
            <text:p>2,667E-43</text:p>
          </table:table-cell>
          <table:table-cell office:value-type="float" office:value="9.909E-058" calcext:value-type="float">
            <text:p>9,909E-58</text:p>
          </table:table-cell>
          <table:table-cell office:value-type="float" office:value="2.26E-026" calcext:value-type="float">
            <text:p>2,26E-26</text:p>
          </table:table-cell>
          <table:table-cell office:value-type="float" office:value="7.513E-018" calcext:value-type="float">
            <text:p>7,513E-18</text:p>
          </table:table-cell>
          <table:table-cell office:value-type="float" office:value="0.00000000000001042" calcext:value-type="float">
            <text:p>1,042E-14</text:p>
          </table:table-cell>
          <table:table-cell office:value-type="float" office:value="9.145E-018" calcext:value-type="float">
            <text:p>9,145E-18</text:p>
          </table:table-cell>
          <table:table-cell office:value-type="float" office:value="7.648E-051" calcext:value-type="float">
            <text:p>7,648E-51</text:p>
          </table:table-cell>
          <table:table-cell office:value-type="float" office:value="1.624E-053" calcext:value-type="float">
            <text:p>1,624E-53</text:p>
          </table:table-cell>
          <table:table-cell office:value-type="float" office:value="2.711E-016" calcext:value-type="float">
            <text:p>2,711E-16</text:p>
          </table:table-cell>
          <table:table-cell office:value-type="float" office:value="8.57E-052" calcext:value-type="float">
            <text:p>8,57E-52</text:p>
          </table:table-cell>
          <table:table-cell office:value-type="float" office:value="7.612E-050" calcext:value-type="float">
            <text:p>7,612E-50</text:p>
          </table:table-cell>
          <table:table-cell office:value-type="float" office:value="1.228E-024" calcext:value-type="float">
            <text:p>1,228E-24</text:p>
          </table:table-cell>
          <table:table-cell office:value-type="float" office:value="6.596E-015" calcext:value-type="float">
            <text:p>6,596E-15</text:p>
          </table:table-cell>
          <table:table-cell office:value-type="float" office:value="7.197E-025" calcext:value-type="float">
            <text:p>7,197E-25</text:p>
          </table:table-cell>
          <table:table-cell office:value-type="float" office:value="8.973E-031" calcext:value-type="float">
            <text:p>8,973E-31</text:p>
          </table:table-cell>
          <table:table-cell office:value-type="float" office:value="4.38E-021" calcext:value-type="float">
            <text:p>4,38E-21</text:p>
          </table:table-cell>
          <table:table-cell office:value-type="float" office:value="4.693E-024" calcext:value-type="float">
            <text:p>4,693E-24</text:p>
          </table:table-cell>
          <table:table-cell office:value-type="float" office:value="3.203E-026" calcext:value-type="float">
            <text:p>3,203E-26</text:p>
          </table:table-cell>
          <table:table-cell office:value-type="float" office:value="3.453E-036" calcext:value-type="float">
            <text:p>3,453E-36</text:p>
          </table:table-cell>
          <table:table-cell office:value-type="float" office:value="1.324E-045" calcext:value-type="float">
            <text:p>1,324E-45</text:p>
          </table:table-cell>
          <table:table-cell office:value-type="float" office:value="6.107E-047" calcext:value-type="float">
            <text:p>6,107E-47</text:p>
          </table:table-cell>
          <table:table-cell office:value-type="float" office:value="4.639E-043" calcext:value-type="float">
            <text:p>4,639E-43</text:p>
          </table:table-cell>
          <table:table-cell office:value-type="float" office:value="1.508E-067" calcext:value-type="float">
            <text:p>1,508E-67</text:p>
          </table:table-cell>
          <table:table-cell office:value-type="float" office:value="2.682E-019" calcext:value-type="float">
            <text:p>2,682E-19</text:p>
          </table:table-cell>
          <table:table-cell office:value-type="float" office:value="6.009E-019" calcext:value-type="float">
            <text:p>6,009E-19</text:p>
          </table:table-cell>
          <table:table-cell office:value-type="float" office:value="0.00000000000009603" calcext:value-type="float">
            <text:p>9,603E-14</text:p>
          </table:table-cell>
          <table:table-cell office:value-type="float" office:value="8.705E-015" calcext:value-type="float">
            <text:p>8,705E-15</text:p>
          </table:table-cell>
          <table:table-cell office:value-type="float" office:value="3.177E-058" calcext:value-type="float">
            <text:p>3,177E-58</text:p>
          </table:table-cell>
          <table:table-cell office:value-type="float" office:value="3.004E-021" calcext:value-type="float">
            <text:p>3,004E-21</text:p>
          </table:table-cell>
          <table:table-cell office:value-type="float" office:value="4.507E-032" calcext:value-type="float">
            <text:p>4,507E-32</text:p>
          </table:table-cell>
          <table:table-cell office:value-type="float" office:value="5.906E-032" calcext:value-type="float">
            <text:p>5,906E-32</text:p>
          </table:table-cell>
          <table:table-cell office:value-type="float" office:value="1.755E-067" calcext:value-type="float">
            <text:p>1,755E-67</text:p>
          </table:table-cell>
          <table:table-cell office:value-type="float" office:value="5.662E-040" calcext:value-type="float">
            <text:p>5,662E-40</text:p>
          </table:table-cell>
          <table:table-cell office:value-type="float" office:value="6.76E-083" calcext:value-type="float">
            <text:p>6,76E-83</text:p>
          </table:table-cell>
          <table:table-cell office:value-type="float" office:value="3.074E-016" calcext:value-type="float">
            <text:p>3,074E-16</text:p>
          </table:table-cell>
          <table:table-cell office:value-type="float" office:value="3.089E-016" calcext:value-type="float">
            <text:p>3,089E-16</text:p>
          </table:table-cell>
          <table:table-cell office:value-type="float" office:value="0.0000000000001622" calcext:value-type="float">
            <text:p>1,622E-13</text:p>
          </table:table-cell>
          <table:table-cell office:value-type="float" office:value="9.74E-054" calcext:value-type="float">
            <text:p>9,74E-54</text:p>
          </table:table-cell>
          <table:table-cell office:value-type="float" office:value="2.296E-052" calcext:value-type="float">
            <text:p>2,296E-52</text:p>
          </table:table-cell>
          <table:table-cell office:value-type="float" office:value="3.267E-054" calcext:value-type="float">
            <text:p>3,267E-54</text:p>
          </table:table-cell>
          <table:table-cell office:value-type="float" office:value="1.411E-015" calcext:value-type="float">
            <text:p>1,411E-15</text:p>
          </table:table-cell>
          <table:table-cell office:value-type="float" office:value="1.16E-054" calcext:value-type="float">
            <text:p>1,16E-54</text:p>
          </table:table-cell>
          <table:table-cell office:value-type="float" office:value="2.734E-025" calcext:value-type="float">
            <text:p>2,734E-25</text:p>
          </table:table-cell>
          <table:table-cell office:value-type="float" office:value="2.736E-022" calcext:value-type="float">
            <text:p>2,736E-22</text:p>
          </table:table-cell>
          <table:table-cell office:value-type="float" office:value="2.506E-025" calcext:value-type="float">
            <text:p>2,506E-25</text:p>
          </table:table-cell>
          <table:table-cell office:value-type="float" office:value="1.59E-071" calcext:value-type="float">
            <text:p>1,59E-71</text:p>
          </table:table-cell>
          <table:table-cell office:value-type="float" office:value="3.94E-078" calcext:value-type="float">
            <text:p>3,94E-78</text:p>
          </table:table-cell>
          <table:table-cell office:value-type="float" office:value="1.189E-030" calcext:value-type="float">
            <text:p>1,189E-30</text:p>
          </table:table-cell>
          <table:table-cell office:value-type="float" office:value="1.254E-023" calcext:value-type="float">
            <text:p>1,254E-23</text:p>
          </table:table-cell>
          <table:table-cell office:value-type="float" office:value="1.866E-025" calcext:value-type="float">
            <text:p>1,866E-25</text:p>
          </table:table-cell>
          <table:table-cell office:value-type="float" office:value="1.512E-080" calcext:value-type="float">
            <text:p>1,512E-80</text:p>
          </table:table-cell>
          <table:table-cell office:value-type="float" office:value="6.772E-051" calcext:value-type="float">
            <text:p>6,772E-51</text:p>
          </table:table-cell>
          <table:table-cell office:value-type="float" office:value="1.809E-015" calcext:value-type="float">
            <text:p>1,809E-15</text:p>
          </table:table-cell>
          <table:table-cell office:value-type="float" office:value="4.496E-020" calcext:value-type="float">
            <text:p>4,496E-20</text:p>
          </table:table-cell>
          <table:table-cell office:value-type="float" office:value="1.431E-016" calcext:value-type="float">
            <text:p>1,431E-16</text:p>
          </table:table-cell>
          <table:table-cell office:value-type="float" office:value="6.627E-019" calcext:value-type="float">
            <text:p>6,627E-19</text:p>
          </table:table-cell>
          <table:table-cell office:value-type="float" office:value="2.539E-018" calcext:value-type="float">
            <text:p>2,539E-18</text:p>
          </table:table-cell>
          <table:table-cell office:value-type="float" office:value="8.898E-018" calcext:value-type="float">
            <text:p>8,898E-18</text:p>
          </table:table-cell>
          <table:table-cell office:value-type="float" office:value="1.152E-018" calcext:value-type="float">
            <text:p>1,152E-18</text:p>
          </table:table-cell>
          <table:table-cell office:value-type="float" office:value="1.632E-019" calcext:value-type="float">
            <text:p>1,632E-19</text:p>
          </table:table-cell>
          <table:table-cell office:value-type="float" office:value="4.703E-019" calcext:value-type="float">
            <text:p>4,703E-19</text:p>
          </table:table-cell>
          <table:table-cell office:value-type="float" office:value="1.085E-044" calcext:value-type="float">
            <text:p>1,085E-44</text:p>
          </table:table-cell>
          <table:table-cell office:value-type="float" office:value="1.219E-031" calcext:value-type="float">
            <text:p>1,219E-31</text:p>
          </table:table-cell>
          <table:table-cell office:value-type="float" office:value="1.869E-037" calcext:value-type="float">
            <text:p>1,869E-37</text:p>
          </table:table-cell>
          <table:table-cell office:value-type="float" office:value="2.406E-048" calcext:value-type="float">
            <text:p>2,406E-48</text:p>
          </table:table-cell>
          <table:table-cell office:value-type="float" office:value="8.772E-057" calcext:value-type="float">
            <text:p>8,772E-57</text:p>
          </table:table-cell>
          <table:table-cell office:value-type="float" office:value="9.485E-050" calcext:value-type="float">
            <text:p>9,485E-50</text:p>
          </table:table-cell>
          <table:table-cell office:value-type="float" office:value="5.497E-056" calcext:value-type="float">
            <text:p>5,497E-56</text:p>
          </table:table-cell>
          <table:table-cell office:value-type="float" office:value="2.147E-016" calcext:value-type="float">
            <text:p>2,147E-16</text:p>
          </table:table-cell>
          <table:table-cell office:value-type="float" office:value="0.00000000000006008" calcext:value-type="float">
            <text:p>6,008E-14</text:p>
          </table:table-cell>
          <table:table-cell office:value-type="float" office:value="1.139E-030" calcext:value-type="float">
            <text:p>1,139E-30</text:p>
          </table:table-cell>
          <table:table-cell office:value-type="float" office:value="3.35E-049" calcext:value-type="float">
            <text:p>3,35E-49</text:p>
          </table:table-cell>
          <table:table-cell office:value-type="float" office:value="3.843E-050" calcext:value-type="float">
            <text:p>3,843E-50</text:p>
          </table:table-cell>
          <table:table-cell office:value-type="float" office:value="1.808E-049" calcext:value-type="float">
            <text:p>1,808E-49</text:p>
          </table:table-cell>
          <table:table-cell office:value-type="float" office:value="1.525E-047" calcext:value-type="float">
            <text:p>1,525E-47</text:p>
          </table:table-cell>
          <table:table-cell office:value-type="float" office:value="6.987E-052" calcext:value-type="float">
            <text:p>6,987E-52</text:p>
          </table:table-cell>
          <table:table-cell office:value-type="float" office:value="8.544E-052" calcext:value-type="float">
            <text:p>8,544E-52</text:p>
          </table:table-cell>
          <table:table-cell office:value-type="float" office:value="5.59E-048" calcext:value-type="float">
            <text:p>5,59E-48</text:p>
          </table:table-cell>
          <table:table-cell office:value-type="float" office:value="1.268E-038" calcext:value-type="float">
            <text:p>1,268E-38</text:p>
          </table:table-cell>
          <table:table-cell office:value-type="float" office:value="5.078E-047" calcext:value-type="float">
            <text:p>5,078E-47</text:p>
          </table:table-cell>
          <table:table-cell office:value-type="float" office:value="4.004E-048" calcext:value-type="float">
            <text:p>4,004E-48</text:p>
          </table:table-cell>
          <table:table-cell office:value-type="float" office:value="1.736E-045" calcext:value-type="float">
            <text:p>1,736E-45</text:p>
          </table:table-cell>
          <table:table-cell office:value-type="float" office:value="6.17E-044" calcext:value-type="float">
            <text:p>6,17E-44</text:p>
          </table:table-cell>
          <table:table-cell office:value-type="float" office:value="7.09E-025" calcext:value-type="float">
            <text:p>7,09E-25</text:p>
          </table:table-cell>
          <table:table-cell office:value-type="float" office:value="8.27E-026" calcext:value-type="float">
            <text:p>8,27E-26</text:p>
          </table:table-cell>
          <table:table-cell office:value-type="float" office:value="1.445E-018" calcext:value-type="float">
            <text:p>1,445E-18</text:p>
          </table:table-cell>
          <table:table-cell office:value-type="float" office:value="1.062E-042" calcext:value-type="float">
            <text:p>1,062E-42</text:p>
          </table:table-cell>
          <table:table-cell office:value-type="float" office:value="1.915E-047" calcext:value-type="float">
            <text:p>1,915E-47</text:p>
          </table:table-cell>
          <table:table-cell office:value-type="float" office:value="4.407E-048" calcext:value-type="float">
            <text:p>4,407E-48</text:p>
          </table:table-cell>
          <table:table-cell office:value-type="float" office:value="6.161E-040" calcext:value-type="float">
            <text:p>6,161E-40</text:p>
          </table:table-cell>
          <table:table-cell office:value-type="float" office:value="5.031E-015" calcext:value-type="float">
            <text:p>5,031E-15</text:p>
          </table:table-cell>
          <table:table-cell office:value-type="float" office:value="2.861E-019" calcext:value-type="float">
            <text:p>2,861E-19</text:p>
          </table:table-cell>
          <table:table-cell office:value-type="float" office:value="3.967E-018" calcext:value-type="float">
            <text:p>3,967E-18</text:p>
          </table:table-cell>
          <table:table-cell office:value-type="float" office:value="3.128E-042" calcext:value-type="float">
            <text:p>3,128E-42</text:p>
          </table:table-cell>
          <table:table-cell office:value-type="float" office:value="1.48E-028" calcext:value-type="float">
            <text:p>1,48E-28</text:p>
          </table:table-cell>
          <table:table-cell office:value-type="float" office:value="9.373E-015" calcext:value-type="float">
            <text:p>9,373E-15</text:p>
          </table:table-cell>
          <table:table-cell office:value-type="float" office:value="1.33E-037" calcext:value-type="float">
            <text:p>1,33E-37</text:p>
          </table:table-cell>
          <table:table-cell office:value-type="float" office:value="6.407E-046" calcext:value-type="float">
            <text:p>6,407E-46</text:p>
          </table:table-cell>
          <table:table-cell office:value-type="float" office:value="2.489E-026" calcext:value-type="float">
            <text:p>2,489E-26</text:p>
          </table:table-cell>
          <table:table-cell office:value-type="float" office:value="4.578E-051" calcext:value-type="float">
            <text:p>4,578E-51</text:p>
          </table:table-cell>
          <table:table-cell office:value-type="float" office:value="9.385E-052" calcext:value-type="float">
            <text:p>9,385E-52</text:p>
          </table:table-cell>
          <table:table-cell office:value-type="float" office:value="3.052E-048" calcext:value-type="float">
            <text:p>3,052E-48</text:p>
          </table:table-cell>
          <table:table-cell office:value-type="float" office:value="6.86E-049" calcext:value-type="float">
            <text:p>6,86E-49</text:p>
          </table:table-cell>
          <table:table-cell office:value-type="float" office:value="3.281E-022" calcext:value-type="float">
            <text:p>3,281E-22</text:p>
          </table:table-cell>
          <table:table-cell office:value-type="float" office:value="1.924E-047" calcext:value-type="float">
            <text:p>1,924E-47</text:p>
          </table:table-cell>
          <table:table-cell office:value-type="float" office:value="0.00000000000009339" calcext:value-type="float">
            <text:p>9,339E-14</text:p>
          </table:table-cell>
          <table:table-cell office:value-type="float" office:value="2.147E-016" calcext:value-type="float">
            <text:p>2,147E-16</text:p>
          </table:table-cell>
          <table:table-cell office:value-type="float" office:value="5.606E-017" calcext:value-type="float">
            <text:p>5,606E-17</text:p>
          </table:table-cell>
          <table:table-cell office:value-type="float" office:value="1.15E-034" calcext:value-type="float">
            <text:p>1,15E-34</text:p>
          </table:table-cell>
          <table:table-cell office:value-type="float" office:value="6.85E-019" calcext:value-type="float">
            <text:p>6,85E-19</text:p>
          </table:table-cell>
          <table:table-cell office:value-type="float" office:value="6.448E-015" calcext:value-type="float">
            <text:p>6,448E-15</text:p>
          </table:table-cell>
          <table:table-cell office:value-type="float" office:value="1.055E-015" calcext:value-type="float">
            <text:p>1,055E-15</text:p>
          </table:table-cell>
          <table:table-cell office:value-type="float" office:value="3.91E-015" calcext:value-type="float">
            <text:p>3,91E-15</text:p>
          </table:table-cell>
          <table:table-cell office:value-type="float" office:value="1.694E-015" calcext:value-type="float">
            <text:p>1,694E-15</text:p>
          </table:table-cell>
          <table:table-cell office:value-type="float" office:value="4.841E-015" calcext:value-type="float">
            <text:p>4,841E-15</text:p>
          </table:table-cell>
          <table:table-cell office:value-type="float" office:value="1.425E-016" calcext:value-type="float">
            <text:p>1,425E-16</text:p>
          </table:table-cell>
          <table:table-cell office:value-type="float" office:value="3.939E-015" calcext:value-type="float">
            <text:p>3,939E-15</text:p>
          </table:table-cell>
          <table:table-cell office:value-type="float" office:value="0.00000000000001567" calcext:value-type="float">
            <text:p>1,567E-14</text:p>
          </table:table-cell>
          <table:table-cell office:value-type="float" office:value="2.021E-016" calcext:value-type="float">
            <text:p>2,021E-16</text:p>
          </table:table-cell>
          <table:table-cell office:value-type="float" office:value="2.311E-018" calcext:value-type="float">
            <text:p>2,311E-18</text:p>
          </table:table-cell>
        </table:table-row>
        <table:table-row table:style-name="ro1">
          <table:table-cell office:value-type="string" calcext:value-type="string">
            <text:p>HG00149_GBR</text:p>
          </table:table-cell>
          <table:table-cell office:value-type="float" office:value="55" calcext:value-type="float">
            <text:p>55</text:p>
          </table:table-cell>
          <table:table-cell office:value-type="float" office:value="3.138E-059" calcext:value-type="float">
            <text:p>3,138E-59</text:p>
          </table:table-cell>
          <table:table-cell office:value-type="float" office:value="1.101E-061" calcext:value-type="float">
            <text:p>1,101E-61</text:p>
          </table:table-cell>
          <table:table-cell office:value-type="float" office:value="8.946E-060" calcext:value-type="float">
            <text:p>8,946E-60</text:p>
          </table:table-cell>
          <table:table-cell office:value-type="float" office:value="2.818E-092" calcext:value-type="float">
            <text:p>2,818E-92</text:p>
          </table:table-cell>
          <table:table-cell office:value-type="float" office:value="4.741E-084" calcext:value-type="float">
            <text:p>4,741E-84</text:p>
          </table:table-cell>
          <table:table-cell office:value-type="float" office:value="0.000000000001721" calcext:value-type="float">
            <text:p>1,721E-12</text:p>
          </table:table-cell>
          <table:table-cell office:value-type="float" office:value="8.358E-059" calcext:value-type="float">
            <text:p>8,358E-59</text:p>
          </table:table-cell>
          <table:table-cell office:value-type="float" office:value="1.483E-060" calcext:value-type="float">
            <text:p>1,483E-60</text:p>
          </table:table-cell>
          <table:table-cell office:value-type="float" office:value="2.413E-036" calcext:value-type="float">
            <text:p>2,413E-36</text:p>
          </table:table-cell>
          <table:table-cell office:value-type="float" office:value="1.106E-060" calcext:value-type="float">
            <text:p>1,106E-60</text:p>
          </table:table-cell>
          <table:table-cell office:value-type="float" office:value="1.395E-040" calcext:value-type="float">
            <text:p>1,395E-40</text:p>
          </table:table-cell>
          <table:table-cell office:value-type="float" office:value="2.587E-064" calcext:value-type="float">
            <text:p>2,587E-64</text:p>
          </table:table-cell>
          <table:table-cell office:value-type="float" office:value="3.494E-032" calcext:value-type="float">
            <text:p>3,494E-32</text:p>
          </table:table-cell>
          <table:table-cell office:value-type="float" office:value="2.487E-021" calcext:value-type="float">
            <text:p>2,487E-21</text:p>
          </table:table-cell>
          <table:table-cell office:value-type="float" office:value="0.00000000000002034" calcext:value-type="float">
            <text:p>2,034E-14</text:p>
          </table:table-cell>
          <table:table-cell office:value-type="float" office:value="0.00000000000007899" calcext:value-type="float">
            <text:p>7,899E-14</text:p>
          </table:table-cell>
          <table:table-cell office:value-type="float" office:value="0.0000000000001001" calcext:value-type="float">
            <text:p>1,001E-13</text:p>
          </table:table-cell>
          <table:table-cell office:value-type="float" office:value="0.000000000007261" calcext:value-type="float">
            <text:p>7,261E-12</text:p>
          </table:table-cell>
          <table:table-cell office:value-type="float" office:value="1.577E-064" calcext:value-type="float">
            <text:p>1,577E-64</text:p>
          </table:table-cell>
          <table:table-cell office:value-type="float" office:value="4.764E-044" calcext:value-type="float">
            <text:p>4,764E-44</text:p>
          </table:table-cell>
          <table:table-cell office:value-type="float" office:value="8.666E-048" calcext:value-type="float">
            <text:p>8,666E-48</text:p>
          </table:table-cell>
          <table:table-cell office:value-type="float" office:value="5.188E-061" calcext:value-type="float">
            <text:p>5,188E-61</text:p>
          </table:table-cell>
          <table:table-cell office:value-type="float" office:value="7.808E-060" calcext:value-type="float">
            <text:p>7,808E-60</text:p>
          </table:table-cell>
          <table:table-cell office:value-type="float" office:value="1.695E-053" calcext:value-type="float">
            <text:p>1,695E-53</text:p>
          </table:table-cell>
          <table:table-cell office:value-type="float" office:value="2.948E-076" calcext:value-type="float">
            <text:p>2,948E-76</text:p>
          </table:table-cell>
          <table:table-cell office:value-type="float" office:value="4.624E-085" calcext:value-type="float">
            <text:p>4,624E-85</text:p>
          </table:table-cell>
          <table:table-cell office:value-type="float" office:value="1.906E-027" calcext:value-type="float">
            <text:p>1,906E-27</text:p>
          </table:table-cell>
          <table:table-cell office:value-type="float" office:value="5.066E-017" calcext:value-type="float">
            <text:p>5,066E-17</text:p>
          </table:table-cell>
          <table:table-cell office:value-type="float" office:value="2.127E-050" calcext:value-type="float">
            <text:p>2,127E-50</text:p>
          </table:table-cell>
          <table:table-cell office:value-type="float" office:value="0.000000000001432" calcext:value-type="float">
            <text:p>1,432E-12</text:p>
          </table:table-cell>
          <table:table-cell office:value-type="float" office:value="4.695E-049" calcext:value-type="float">
            <text:p>4,695E-49</text:p>
          </table:table-cell>
          <table:table-cell office:value-type="float" office:value="7.956E-043" calcext:value-type="float">
            <text:p>7,956E-43</text:p>
          </table:table-cell>
          <table:table-cell office:value-type="float" office:value="2.754E-039" calcext:value-type="float">
            <text:p>2,754E-39</text:p>
          </table:table-cell>
          <table:table-cell office:value-type="float" office:value="1.03E-024" calcext:value-type="float">
            <text:p>1,03E-24</text:p>
          </table:table-cell>
          <table:table-cell office:value-type="float" office:value="1.183E-060" calcext:value-type="float">
            <text:p>1,183E-60</text:p>
          </table:table-cell>
          <table:table-cell office:value-type="float" office:value="9.288E-016" calcext:value-type="float">
            <text:p>9,288E-16</text:p>
          </table:table-cell>
          <table:table-cell office:value-type="float" office:value="6.194E-039" calcext:value-type="float">
            <text:p>6,194E-39</text:p>
          </table:table-cell>
          <table:table-cell office:value-type="float" office:value="7.219E-018" calcext:value-type="float">
            <text:p>7,219E-18</text:p>
          </table:table-cell>
          <table:table-cell office:value-type="float" office:value="1.01E-082" calcext:value-type="float">
            <text:p>1,01E-82</text:p>
          </table:table-cell>
          <table:table-cell office:value-type="float" office:value="3.44E-070" calcext:value-type="float">
            <text:p>3,44E-70</text:p>
          </table:table-cell>
          <table:table-cell office:value-type="float" office:value="7.369E-041" calcext:value-type="float">
            <text:p>7,369E-41</text:p>
          </table:table-cell>
          <table:table-cell office:value-type="float" office:value="1.896E-059" calcext:value-type="float">
            <text:p>1,896E-59</text:p>
          </table:table-cell>
          <table:table-cell office:value-type="float" office:value="1.369E-024" calcext:value-type="float">
            <text:p>1,369E-24</text:p>
          </table:table-cell>
          <table:table-cell office:value-type="float" office:value="0.00000000000002186" calcext:value-type="float">
            <text:p>2,186E-14</text:p>
          </table:table-cell>
          <table:table-cell office:value-type="float" office:value="0.00000000000007141" calcext:value-type="float">
            <text:p>7,141E-14</text:p>
          </table:table-cell>
          <table:table-cell office:value-type="float" office:value="6.381E-015" calcext:value-type="float">
            <text:p>6,381E-15</text:p>
          </table:table-cell>
          <table:table-cell office:value-type="float" office:value="3.219E-051" calcext:value-type="float">
            <text:p>3,219E-51</text:p>
          </table:table-cell>
          <table:table-cell office:value-type="float" office:value="8.633E-060" calcext:value-type="float">
            <text:p>8,633E-60</text:p>
          </table:table-cell>
          <table:table-cell office:value-type="float" office:value="0.0000000000002343" calcext:value-type="float">
            <text:p>2,343E-13</text:p>
          </table:table-cell>
          <table:table-cell office:value-type="float" office:value="6.161E-055" calcext:value-type="float">
            <text:p>6,161E-55</text:p>
          </table:table-cell>
          <table:table-cell office:value-type="float" office:value="9.988E-056" calcext:value-type="float">
            <text:p>9,988E-56</text:p>
          </table:table-cell>
          <table:table-cell office:value-type="float" office:value="2.866E-023" calcext:value-type="float">
            <text:p>2,866E-23</text:p>
          </table:table-cell>
          <table:table-cell office:value-type="float" office:value="0.000000000001127" calcext:value-type="float">
            <text:p>1,127E-12</text:p>
          </table:table-cell>
          <table:table-cell office:value-type="float" office:value="1.818E-022" calcext:value-type="float">
            <text:p>1,818E-22</text:p>
          </table:table-cell>
          <table:table-cell office:value-type="float" office:value="2.908E-032" calcext:value-type="float">
            <text:p>2,908E-32</text:p>
          </table:table-cell>
          <table:table-cell office:value-type="float" office:value="4.299E-021" calcext:value-type="float">
            <text:p>4,299E-21</text:p>
          </table:table-cell>
          <table:table-cell office:value-type="float" office:value="1.217E-024" calcext:value-type="float">
            <text:p>1,217E-24</text:p>
          </table:table-cell>
          <table:table-cell office:value-type="float" office:value="7.791E-027" calcext:value-type="float">
            <text:p>7,791E-27</text:p>
          </table:table-cell>
          <table:table-cell office:value-type="float" office:value="2.013E-040" calcext:value-type="float">
            <text:p>2,013E-40</text:p>
          </table:table-cell>
          <table:table-cell office:value-type="float" office:value="3.808E-049" calcext:value-type="float">
            <text:p>3,808E-49</text:p>
          </table:table-cell>
          <table:table-cell office:value-type="float" office:value="1.076E-049" calcext:value-type="float">
            <text:p>1,076E-49</text:p>
          </table:table-cell>
          <table:table-cell office:value-type="float" office:value="1.665E-045" calcext:value-type="float">
            <text:p>1,665E-45</text:p>
          </table:table-cell>
          <table:table-cell office:value-type="float" office:value="5.835E-072" calcext:value-type="float">
            <text:p>5,835E-72</text:p>
          </table:table-cell>
          <table:table-cell office:value-type="float" office:value="5.405E-021" calcext:value-type="float">
            <text:p>5,405E-21</text:p>
          </table:table-cell>
          <table:table-cell office:value-type="float" office:value="2.135E-018" calcext:value-type="float">
            <text:p>2,135E-18</text:p>
          </table:table-cell>
          <table:table-cell office:value-type="float" office:value="0.0000000000001502" calcext:value-type="float">
            <text:p>1,502E-13</text:p>
          </table:table-cell>
          <table:table-cell office:value-type="float" office:value="0.0000000000001077" calcext:value-type="float">
            <text:p>1,077E-13</text:p>
          </table:table-cell>
          <table:table-cell office:value-type="float" office:value="2.013E-058" calcext:value-type="float">
            <text:p>2,013E-58</text:p>
          </table:table-cell>
          <table:table-cell office:value-type="float" office:value="8.455E-019" calcext:value-type="float">
            <text:p>8,455E-19</text:p>
          </table:table-cell>
          <table:table-cell office:value-type="float" office:value="2.471E-037" calcext:value-type="float">
            <text:p>2,471E-37</text:p>
          </table:table-cell>
          <table:table-cell office:value-type="float" office:value="1.101E-035" calcext:value-type="float">
            <text:p>1,101E-35</text:p>
          </table:table-cell>
          <table:table-cell office:value-type="float" office:value="3.222E-071" calcext:value-type="float">
            <text:p>3,222E-71</text:p>
          </table:table-cell>
          <table:table-cell office:value-type="float" office:value="1.699E-039" calcext:value-type="float">
            <text:p>1,699E-39</text:p>
          </table:table-cell>
          <table:table-cell office:value-type="float" office:value="9.798E-088" calcext:value-type="float">
            <text:p>9,798E-88</text:p>
          </table:table-cell>
          <table:table-cell office:value-type="float" office:value="0.00000000000008382" calcext:value-type="float">
            <text:p>8,382E-14</text:p>
          </table:table-cell>
          <table:table-cell office:value-type="float" office:value="0.000000000002975" calcext:value-type="float">
            <text:p>2,975E-12</text:p>
          </table:table-cell>
          <table:table-cell office:value-type="float" office:value="0.00000000000008766" calcext:value-type="float">
            <text:p>8,766E-14</text:p>
          </table:table-cell>
          <table:table-cell office:value-type="float" office:value="2.732E-060" calcext:value-type="float">
            <text:p>2,732E-60</text:p>
          </table:table-cell>
          <table:table-cell office:value-type="float" office:value="4.363E-060" calcext:value-type="float">
            <text:p>4,363E-60</text:p>
          </table:table-cell>
          <table:table-cell office:value-type="float" office:value="6.303E-062" calcext:value-type="float">
            <text:p>6,303E-62</text:p>
          </table:table-cell>
          <table:table-cell office:value-type="float" office:value="0.0000000000001639" calcext:value-type="float">
            <text:p>1,639E-13</text:p>
          </table:table-cell>
          <table:table-cell office:value-type="float" office:value="2.148E-060" calcext:value-type="float">
            <text:p>2,148E-60</text:p>
          </table:table-cell>
          <table:table-cell office:value-type="float" office:value="4.523E-023" calcext:value-type="float">
            <text:p>4,523E-23</text:p>
          </table:table-cell>
          <table:table-cell office:value-type="float" office:value="2.545E-021" calcext:value-type="float">
            <text:p>2,545E-21</text:p>
          </table:table-cell>
          <table:table-cell office:value-type="float" office:value="4.465E-024" calcext:value-type="float">
            <text:p>4,465E-24</text:p>
          </table:table-cell>
          <table:table-cell office:value-type="float" office:value="1.752E-073" calcext:value-type="float">
            <text:p>1,752E-73</text:p>
          </table:table-cell>
          <table:table-cell office:value-type="float" office:value="7.191E-082" calcext:value-type="float">
            <text:p>7,191E-82</text:p>
          </table:table-cell>
          <table:table-cell office:value-type="float" office:value="1.71E-032" calcext:value-type="float">
            <text:p>1,71E-32</text:p>
          </table:table-cell>
          <table:table-cell office:value-type="float" office:value="6.543E-021" calcext:value-type="float">
            <text:p>6,543E-21</text:p>
          </table:table-cell>
          <table:table-cell office:value-type="float" office:value="5.998E-024" calcext:value-type="float">
            <text:p>5,998E-24</text:p>
          </table:table-cell>
          <table:table-cell office:value-type="float" office:value="5.684E-086" calcext:value-type="float">
            <text:p>5,684E-86</text:p>
          </table:table-cell>
          <table:table-cell office:value-type="float" office:value="3.282E-058" calcext:value-type="float">
            <text:p>3,282E-58</text:p>
          </table:table-cell>
          <table:table-cell office:value-type="float" office:value="0.000000000004589" calcext:value-type="float">
            <text:p>4,589E-12</text:p>
          </table:table-cell>
          <table:table-cell office:value-type="float" office:value="4.041E-020" calcext:value-type="float">
            <text:p>4,041E-20</text:p>
          </table:table-cell>
          <table:table-cell office:value-type="float" office:value="4.919E-021" calcext:value-type="float">
            <text:p>4,919E-21</text:p>
          </table:table-cell>
          <table:table-cell office:value-type="float" office:value="9.303E-018" calcext:value-type="float">
            <text:p>9,303E-18</text:p>
          </table:table-cell>
          <table:table-cell office:value-type="float" office:value="3.266E-017" calcext:value-type="float">
            <text:p>3,266E-17</text:p>
          </table:table-cell>
          <table:table-cell office:value-type="float" office:value="1.256E-017" calcext:value-type="float">
            <text:p>1,256E-17</text:p>
          </table:table-cell>
          <table:table-cell office:value-type="float" office:value="7.029E-019" calcext:value-type="float">
            <text:p>7,029E-19</text:p>
          </table:table-cell>
          <table:table-cell office:value-type="float" office:value="1.183E-019" calcext:value-type="float">
            <text:p>1,183E-19</text:p>
          </table:table-cell>
          <table:table-cell office:value-type="float" office:value="5.315E-019" calcext:value-type="float">
            <text:p>5,315E-19</text:p>
          </table:table-cell>
          <table:table-cell office:value-type="float" office:value="4.63E-051" calcext:value-type="float">
            <text:p>4,63E-51</text:p>
          </table:table-cell>
          <table:table-cell office:value-type="float" office:value="1.172E-034" calcext:value-type="float">
            <text:p>1,172E-34</text:p>
          </table:table-cell>
          <table:table-cell office:value-type="float" office:value="4.268E-042" calcext:value-type="float">
            <text:p>4,268E-42</text:p>
          </table:table-cell>
          <table:table-cell office:value-type="float" office:value="7.326E-055" calcext:value-type="float">
            <text:p>7,326E-55</text:p>
          </table:table-cell>
          <table:table-cell office:value-type="float" office:value="2.01E-063" calcext:value-type="float">
            <text:p>2,01E-63</text:p>
          </table:table-cell>
          <table:table-cell office:value-type="float" office:value="9.723E-058" calcext:value-type="float">
            <text:p>9,723E-58</text:p>
          </table:table-cell>
          <table:table-cell office:value-type="float" office:value="2.833E-062" calcext:value-type="float">
            <text:p>2,833E-62</text:p>
          </table:table-cell>
          <table:table-cell office:value-type="float" office:value="4.119E-017" calcext:value-type="float">
            <text:p>4,119E-17</text:p>
          </table:table-cell>
          <table:table-cell office:value-type="float" office:value="6.837E-016" calcext:value-type="float">
            <text:p>6,837E-16</text:p>
          </table:table-cell>
          <table:table-cell office:value-type="float" office:value="4.869E-023" calcext:value-type="float">
            <text:p>4,869E-23</text:p>
          </table:table-cell>
          <table:table-cell office:value-type="float" office:value="1.821E-053" calcext:value-type="float">
            <text:p>1,821E-53</text:p>
          </table:table-cell>
          <table:table-cell office:value-type="float" office:value="4.033E-057" calcext:value-type="float">
            <text:p>4,033E-57</text:p>
          </table:table-cell>
          <table:table-cell office:value-type="float" office:value="1.477E-054" calcext:value-type="float">
            <text:p>1,477E-54</text:p>
          </table:table-cell>
          <table:table-cell office:value-type="float" office:value="2.112E-052" calcext:value-type="float">
            <text:p>2,112E-52</text:p>
          </table:table-cell>
          <table:table-cell office:value-type="float" office:value="1.411E-055" calcext:value-type="float">
            <text:p>1,411E-55</text:p>
          </table:table-cell>
          <table:table-cell office:value-type="float" office:value="6.217E-059" calcext:value-type="float">
            <text:p>6,217E-59</text:p>
          </table:table-cell>
          <table:table-cell office:value-type="float" office:value="4.57E-053" calcext:value-type="float">
            <text:p>4,57E-53</text:p>
          </table:table-cell>
          <table:table-cell office:value-type="float" office:value="2.084E-044" calcext:value-type="float">
            <text:p>2,084E-44</text:p>
          </table:table-cell>
          <table:table-cell office:value-type="float" office:value="1.605E-051" calcext:value-type="float">
            <text:p>1,605E-51</text:p>
          </table:table-cell>
          <table:table-cell office:value-type="float" office:value="1.77E-052" calcext:value-type="float">
            <text:p>1,77E-52</text:p>
          </table:table-cell>
          <table:table-cell office:value-type="float" office:value="1.107E-051" calcext:value-type="float">
            <text:p>1,107E-51</text:p>
          </table:table-cell>
          <table:table-cell office:value-type="float" office:value="1.603E-048" calcext:value-type="float">
            <text:p>1,603E-48</text:p>
          </table:table-cell>
          <table:table-cell office:value-type="float" office:value="3.588E-026" calcext:value-type="float">
            <text:p>3,588E-26</text:p>
          </table:table-cell>
          <table:table-cell office:value-type="float" office:value="1.289E-027" calcext:value-type="float">
            <text:p>1,289E-27</text:p>
          </table:table-cell>
          <table:table-cell office:value-type="float" office:value="1.128E-020" calcext:value-type="float">
            <text:p>1,128E-20</text:p>
          </table:table-cell>
          <table:table-cell office:value-type="float" office:value="4.514E-045" calcext:value-type="float">
            <text:p>4,514E-45</text:p>
          </table:table-cell>
          <table:table-cell office:value-type="float" office:value="2.718E-052" calcext:value-type="float">
            <text:p>2,718E-52</text:p>
          </table:table-cell>
          <table:table-cell office:value-type="float" office:value="4.072E-051" calcext:value-type="float">
            <text:p>4,072E-51</text:p>
          </table:table-cell>
          <table:table-cell office:value-type="float" office:value="3.153E-043" calcext:value-type="float">
            <text:p>3,153E-43</text:p>
          </table:table-cell>
          <table:table-cell office:value-type="float" office:value="5.043E-015" calcext:value-type="float">
            <text:p>5,043E-15</text:p>
          </table:table-cell>
          <table:table-cell office:value-type="float" office:value="4.149E-020" calcext:value-type="float">
            <text:p>4,149E-20</text:p>
          </table:table-cell>
          <table:table-cell office:value-type="float" office:value="2.19E-018" calcext:value-type="float">
            <text:p>2,19E-18</text:p>
          </table:table-cell>
          <table:table-cell office:value-type="float" office:value="2.442E-045" calcext:value-type="float">
            <text:p>2,442E-45</text:p>
          </table:table-cell>
          <table:table-cell office:value-type="float" office:value="5.634E-032" calcext:value-type="float">
            <text:p>5,634E-32</text:p>
          </table:table-cell>
          <table:table-cell office:value-type="float" office:value="0.0000000000002093" calcext:value-type="float">
            <text:p>2,093E-13</text:p>
          </table:table-cell>
          <table:table-cell office:value-type="float" office:value="2.487E-038" calcext:value-type="float">
            <text:p>2,487E-38</text:p>
          </table:table-cell>
          <table:table-cell office:value-type="float" office:value="9.024E-050" calcext:value-type="float">
            <text:p>9,024E-50</text:p>
          </table:table-cell>
          <table:table-cell office:value-type="float" office:value="6.927E-028" calcext:value-type="float">
            <text:p>6,927E-28</text:p>
          </table:table-cell>
          <table:table-cell office:value-type="float" office:value="3.947E-057" calcext:value-type="float">
            <text:p>3,947E-57</text:p>
          </table:table-cell>
          <table:table-cell office:value-type="float" office:value="5.54E-058" calcext:value-type="float">
            <text:p>5,54E-58</text:p>
          </table:table-cell>
          <table:table-cell office:value-type="float" office:value="1.968E-052" calcext:value-type="float">
            <text:p>1,968E-52</text:p>
          </table:table-cell>
          <table:table-cell office:value-type="float" office:value="5.125E-055" calcext:value-type="float">
            <text:p>5,125E-55</text:p>
          </table:table-cell>
          <table:table-cell office:value-type="float" office:value="1.748E-024" calcext:value-type="float">
            <text:p>1,748E-24</text:p>
          </table:table-cell>
          <table:table-cell office:value-type="float" office:value="5.775E-054" calcext:value-type="float">
            <text:p>5,775E-54</text:p>
          </table:table-cell>
          <table:table-cell office:value-type="float" office:value="1.759E-016" calcext:value-type="float">
            <text:p>1,759E-16</text:p>
          </table:table-cell>
          <table:table-cell office:value-type="float" office:value="4.119E-017" calcext:value-type="float">
            <text:p>4,119E-17</text:p>
          </table:table-cell>
          <table:table-cell office:value-type="float" office:value="0.000000000001721" calcext:value-type="float">
            <text:p>1,721E-12</text:p>
          </table:table-cell>
          <table:table-cell office:value-type="float" office:value="1.224E-036" calcext:value-type="float">
            <text:p>1,224E-36</text:p>
          </table:table-cell>
          <table:table-cell office:value-type="float" office:value="3.286E-019" calcext:value-type="float">
            <text:p>3,286E-19</text:p>
          </table:table-cell>
          <table:table-cell office:value-type="float" office:value="3.781E-016" calcext:value-type="float">
            <text:p>3,781E-16</text:p>
          </table:table-cell>
          <table:table-cell office:value-type="float" office:value="2.496E-015" calcext:value-type="float">
            <text:p>2,496E-15</text:p>
          </table:table-cell>
          <table:table-cell office:value-type="float" office:value="4.442E-015" calcext:value-type="float">
            <text:p>4,442E-15</text:p>
          </table:table-cell>
          <table:table-cell office:value-type="float" office:value="1.369E-016" calcext:value-type="float">
            <text:p>1,369E-16</text:p>
          </table:table-cell>
          <table:table-cell office:value-type="float" office:value="1.424E-016" calcext:value-type="float">
            <text:p>1,424E-16</text:p>
          </table:table-cell>
          <table:table-cell office:value-type="float" office:value="1.768E-016" calcext:value-type="float">
            <text:p>1,768E-16</text:p>
          </table:table-cell>
          <table:table-cell office:value-type="float" office:value="3.449E-016" calcext:value-type="float">
            <text:p>3,449E-16</text:p>
          </table:table-cell>
          <table:table-cell office:value-type="float" office:value="3.973E-015" calcext:value-type="float">
            <text:p>3,973E-15</text:p>
          </table:table-cell>
          <table:table-cell office:value-type="float" office:value="0.000000000001025" calcext:value-type="float">
            <text:p>1,025E-12</text:p>
          </table:table-cell>
          <table:table-cell office:value-type="float" office:value="3.943E-020" calcext:value-type="float">
            <text:p>3,943E-20</text:p>
          </table:table-cell>
        </table:table-row>
        <table:table-row table:style-name="ro1">
          <table:table-cell office:value-type="string" calcext:value-type="string">
            <text:p>HG00150_GBR</text:p>
          </table:table-cell>
          <table:table-cell office:value-type="float" office:value="55" calcext:value-type="float">
            <text:p>55</text:p>
          </table:table-cell>
          <table:table-cell office:value-type="float" office:value="8.278E-050" calcext:value-type="float">
            <text:p>8,278E-50</text:p>
          </table:table-cell>
          <table:table-cell office:value-type="float" office:value="4.703E-052" calcext:value-type="float">
            <text:p>4,703E-52</text:p>
          </table:table-cell>
          <table:table-cell office:value-type="float" office:value="3.549E-051" calcext:value-type="float">
            <text:p>3,549E-51</text:p>
          </table:table-cell>
          <table:table-cell office:value-type="float" office:value="1.021E-091" calcext:value-type="float">
            <text:p>1,021E-91</text:p>
          </table:table-cell>
          <table:table-cell office:value-type="float" office:value="4.266E-081" calcext:value-type="float">
            <text:p>4,266E-81</text:p>
          </table:table-cell>
          <table:table-cell office:value-type="float" office:value="0.000000000004514" calcext:value-type="float">
            <text:p>4,514E-12</text:p>
          </table:table-cell>
          <table:table-cell office:value-type="float" office:value="4.193E-049" calcext:value-type="float">
            <text:p>4,193E-49</text:p>
          </table:table-cell>
          <table:table-cell office:value-type="float" office:value="4.038E-052" calcext:value-type="float">
            <text:p>4,038E-52</text:p>
          </table:table-cell>
          <table:table-cell office:value-type="float" office:value="5.335E-031" calcext:value-type="float">
            <text:p>5,335E-31</text:p>
          </table:table-cell>
          <table:table-cell office:value-type="float" office:value="4.95E-049" calcext:value-type="float">
            <text:p>4,95E-49</text:p>
          </table:table-cell>
          <table:table-cell office:value-type="float" office:value="3.114E-037" calcext:value-type="float">
            <text:p>3,114E-37</text:p>
          </table:table-cell>
          <table:table-cell office:value-type="float" office:value="7.787E-061" calcext:value-type="float">
            <text:p>7,787E-61</text:p>
          </table:table-cell>
          <table:table-cell office:value-type="float" office:value="1.463E-030" calcext:value-type="float">
            <text:p>1,463E-30</text:p>
          </table:table-cell>
          <table:table-cell office:value-type="float" office:value="2.821E-019" calcext:value-type="float">
            <text:p>2,821E-19</text:p>
          </table:table-cell>
          <table:table-cell office:value-type="float" office:value="0.0000000000003304" calcext:value-type="float">
            <text:p>3,304E-13</text:p>
          </table:table-cell>
          <table:table-cell office:value-type="float" office:value="0.0000000000006745" calcext:value-type="float">
            <text:p>6,745E-13</text:p>
          </table:table-cell>
          <table:table-cell office:value-type="float" office:value="0.000000000001218" calcext:value-type="float">
            <text:p>1,218E-12</text:p>
          </table:table-cell>
          <table:table-cell office:value-type="float" office:value="0.00000000001196" calcext:value-type="float">
            <text:p>1,196E-11</text:p>
          </table:table-cell>
          <table:table-cell office:value-type="float" office:value="2.083E-053" calcext:value-type="float">
            <text:p>2,083E-53</text:p>
          </table:table-cell>
          <table:table-cell office:value-type="float" office:value="5.248E-037" calcext:value-type="float">
            <text:p>5,248E-37</text:p>
          </table:table-cell>
          <table:table-cell office:value-type="float" office:value="1.143E-042" calcext:value-type="float">
            <text:p>1,143E-42</text:p>
          </table:table-cell>
          <table:table-cell office:value-type="float" office:value="6.894E-055" calcext:value-type="float">
            <text:p>6,894E-55</text:p>
          </table:table-cell>
          <table:table-cell office:value-type="float" office:value="1.259E-057" calcext:value-type="float">
            <text:p>1,259E-57</text:p>
          </table:table-cell>
          <table:table-cell office:value-type="float" office:value="2.279E-048" calcext:value-type="float">
            <text:p>2,279E-48</text:p>
          </table:table-cell>
          <table:table-cell office:value-type="float" office:value="5.087E-069" calcext:value-type="float">
            <text:p>5,087E-69</text:p>
          </table:table-cell>
          <table:table-cell office:value-type="float" office:value="4.567E-084" calcext:value-type="float">
            <text:p>4,567E-84</text:p>
          </table:table-cell>
          <table:table-cell office:value-type="float" office:value="3.557E-023" calcext:value-type="float">
            <text:p>3,557E-23</text:p>
          </table:table-cell>
          <table:table-cell office:value-type="float" office:value="1.28E-015" calcext:value-type="float">
            <text:p>1,28E-15</text:p>
          </table:table-cell>
          <table:table-cell office:value-type="float" office:value="2.289E-046" calcext:value-type="float">
            <text:p>2,289E-46</text:p>
          </table:table-cell>
          <table:table-cell office:value-type="float" office:value="0.000000000001111" calcext:value-type="float">
            <text:p>1,111E-12</text:p>
          </table:table-cell>
          <table:table-cell office:value-type="float" office:value="1.855E-038" calcext:value-type="float">
            <text:p>1,855E-38</text:p>
          </table:table-cell>
          <table:table-cell office:value-type="float" office:value="2.198E-038" calcext:value-type="float">
            <text:p>2,198E-38</text:p>
          </table:table-cell>
          <table:table-cell office:value-type="float" office:value="8.764E-034" calcext:value-type="float">
            <text:p>8,764E-34</text:p>
          </table:table-cell>
          <table:table-cell office:value-type="float" office:value="7.477E-022" calcext:value-type="float">
            <text:p>7,477E-22</text:p>
          </table:table-cell>
          <table:table-cell office:value-type="float" office:value="2.469E-050" calcext:value-type="float">
            <text:p>2,469E-50</text:p>
          </table:table-cell>
          <table:table-cell office:value-type="float" office:value="0.0000000000001431" calcext:value-type="float">
            <text:p>1,431E-13</text:p>
          </table:table-cell>
          <table:table-cell office:value-type="float" office:value="9.074E-032" calcext:value-type="float">
            <text:p>9,074E-32</text:p>
          </table:table-cell>
          <table:table-cell office:value-type="float" office:value="1.421E-018" calcext:value-type="float">
            <text:p>1,421E-18</text:p>
          </table:table-cell>
          <table:table-cell office:value-type="float" office:value="3.521E-081" calcext:value-type="float">
            <text:p>3,521E-81</text:p>
          </table:table-cell>
          <table:table-cell office:value-type="float" office:value="1.868E-069" calcext:value-type="float">
            <text:p>1,868E-69</text:p>
          </table:table-cell>
          <table:table-cell office:value-type="float" office:value="1.978E-040" calcext:value-type="float">
            <text:p>1,978E-40</text:p>
          </table:table-cell>
          <table:table-cell office:value-type="float" office:value="1.053E-057" calcext:value-type="float">
            <text:p>1,053E-57</text:p>
          </table:table-cell>
          <table:table-cell office:value-type="float" office:value="1.085E-020" calcext:value-type="float">
            <text:p>1,085E-20</text:p>
          </table:table-cell>
          <table:table-cell office:value-type="float" office:value="0.00000000001444" calcext:value-type="float">
            <text:p>1,444E-11</text:p>
          </table:table-cell>
          <table:table-cell office:value-type="float" office:value="0.0000000000005229" calcext:value-type="float">
            <text:p>5,229E-13</text:p>
          </table:table-cell>
          <table:table-cell office:value-type="float" office:value="0.0000000000004232" calcext:value-type="float">
            <text:p>4,232E-13</text:p>
          </table:table-cell>
          <table:table-cell office:value-type="float" office:value="8.789E-052" calcext:value-type="float">
            <text:p>8,789E-52</text:p>
          </table:table-cell>
          <table:table-cell office:value-type="float" office:value="3.821E-051" calcext:value-type="float">
            <text:p>3,821E-51</text:p>
          </table:table-cell>
          <table:table-cell office:value-type="float" office:value="0.000000000001599" calcext:value-type="float">
            <text:p>1,599E-12</text:p>
          </table:table-cell>
          <table:table-cell office:value-type="float" office:value="1.571E-053" calcext:value-type="float">
            <text:p>1,571E-53</text:p>
          </table:table-cell>
          <table:table-cell office:value-type="float" office:value="5.794E-044" calcext:value-type="float">
            <text:p>5,794E-44</text:p>
          </table:table-cell>
          <table:table-cell office:value-type="float" office:value="2.332E-021" calcext:value-type="float">
            <text:p>2,332E-21</text:p>
          </table:table-cell>
          <table:table-cell office:value-type="float" office:value="0.000000000006647" calcext:value-type="float">
            <text:p>6,647E-12</text:p>
          </table:table-cell>
          <table:table-cell office:value-type="float" office:value="3.232E-022" calcext:value-type="float">
            <text:p>3,232E-22</text:p>
          </table:table-cell>
          <table:table-cell office:value-type="float" office:value="4.126E-030" calcext:value-type="float">
            <text:p>4,126E-30</text:p>
          </table:table-cell>
          <table:table-cell office:value-type="float" office:value="1.735E-018" calcext:value-type="float">
            <text:p>1,735E-18</text:p>
          </table:table-cell>
          <table:table-cell office:value-type="float" office:value="7.366E-021" calcext:value-type="float">
            <text:p>7,366E-21</text:p>
          </table:table-cell>
          <table:table-cell office:value-type="float" office:value="3.911E-021" calcext:value-type="float">
            <text:p>3,911E-21</text:p>
          </table:table-cell>
          <table:table-cell office:value-type="float" office:value="1.057E-032" calcext:value-type="float">
            <text:p>1,057E-32</text:p>
          </table:table-cell>
          <table:table-cell office:value-type="float" office:value="9.502E-041" calcext:value-type="float">
            <text:p>9,502E-41</text:p>
          </table:table-cell>
          <table:table-cell office:value-type="float" office:value="1.271E-041" calcext:value-type="float">
            <text:p>1,271E-41</text:p>
          </table:table-cell>
          <table:table-cell office:value-type="float" office:value="2.464E-037" calcext:value-type="float">
            <text:p>2,464E-37</text:p>
          </table:table-cell>
          <table:table-cell office:value-type="float" office:value="1.165E-072" calcext:value-type="float">
            <text:p>1,165E-72</text:p>
          </table:table-cell>
          <table:table-cell office:value-type="float" office:value="2.025E-020" calcext:value-type="float">
            <text:p>2,025E-20</text:p>
          </table:table-cell>
          <table:table-cell office:value-type="float" office:value="9.596E-018" calcext:value-type="float">
            <text:p>9,596E-18</text:p>
          </table:table-cell>
          <table:table-cell office:value-type="float" office:value="0.000000000005882" calcext:value-type="float">
            <text:p>5,882E-12</text:p>
          </table:table-cell>
          <table:table-cell office:value-type="float" office:value="1.782E-015" calcext:value-type="float">
            <text:p>1,782E-15</text:p>
          </table:table-cell>
          <table:table-cell office:value-type="float" office:value="2.83E-059" calcext:value-type="float">
            <text:p>2,83E-59</text:p>
          </table:table-cell>
          <table:table-cell office:value-type="float" office:value="4.102E-017" calcext:value-type="float">
            <text:p>4,102E-17</text:p>
          </table:table-cell>
          <table:table-cell office:value-type="float" office:value="6.396E-030" calcext:value-type="float">
            <text:p>6,396E-30</text:p>
          </table:table-cell>
          <table:table-cell office:value-type="float" office:value="2.971E-030" calcext:value-type="float">
            <text:p>2,971E-30</text:p>
          </table:table-cell>
          <table:table-cell office:value-type="float" office:value="1.945E-069" calcext:value-type="float">
            <text:p>1,945E-69</text:p>
          </table:table-cell>
          <table:table-cell office:value-type="float" office:value="1.907E-039" calcext:value-type="float">
            <text:p>1,907E-39</text:p>
          </table:table-cell>
          <table:table-cell office:value-type="float" office:value="1.263E-086" calcext:value-type="float">
            <text:p>1,263E-86</text:p>
          </table:table-cell>
          <table:table-cell office:value-type="float" office:value="0.000000000005861" calcext:value-type="float">
            <text:p>5,861E-12</text:p>
          </table:table-cell>
          <table:table-cell office:value-type="float" office:value="0.00000000002535" calcext:value-type="float">
            <text:p>2,535E-11</text:p>
          </table:table-cell>
          <table:table-cell office:value-type="float" office:value="0.000000000001991" calcext:value-type="float">
            <text:p>1,991E-12</text:p>
          </table:table-cell>
          <table:table-cell office:value-type="float" office:value="1.005E-050" calcext:value-type="float">
            <text:p>1,005E-50</text:p>
          </table:table-cell>
          <table:table-cell office:value-type="float" office:value="3.957E-050" calcext:value-type="float">
            <text:p>3,957E-50</text:p>
          </table:table-cell>
          <table:table-cell office:value-type="float" office:value="9.261E-052" calcext:value-type="float">
            <text:p>9,261E-52</text:p>
          </table:table-cell>
          <table:table-cell office:value-type="float" office:value="0.00000000000333" calcext:value-type="float">
            <text:p>3,33E-12</text:p>
          </table:table-cell>
          <table:table-cell office:value-type="float" office:value="1.603E-049" calcext:value-type="float">
            <text:p>1,603E-49</text:p>
          </table:table-cell>
          <table:table-cell office:value-type="float" office:value="5.699E-021" calcext:value-type="float">
            <text:p>5,699E-21</text:p>
          </table:table-cell>
          <table:table-cell office:value-type="float" office:value="1.437E-018" calcext:value-type="float">
            <text:p>1,437E-18</text:p>
          </table:table-cell>
          <table:table-cell office:value-type="float" office:value="1.277E-021" calcext:value-type="float">
            <text:p>1,277E-21</text:p>
          </table:table-cell>
          <table:table-cell office:value-type="float" office:value="4.762E-073" calcext:value-type="float">
            <text:p>4,762E-73</text:p>
          </table:table-cell>
          <table:table-cell office:value-type="float" office:value="1.6E-080" calcext:value-type="float">
            <text:p>1,6E-80</text:p>
          </table:table-cell>
          <table:table-cell office:value-type="float" office:value="7.839E-029" calcext:value-type="float">
            <text:p>7,839E-29</text:p>
          </table:table-cell>
          <table:table-cell office:value-type="float" office:value="2.154E-019" calcext:value-type="float">
            <text:p>2,154E-19</text:p>
          </table:table-cell>
          <table:table-cell office:value-type="float" office:value="5.994E-022" calcext:value-type="float">
            <text:p>5,994E-22</text:p>
          </table:table-cell>
          <table:table-cell office:value-type="float" office:value="1.339E-084" calcext:value-type="float">
            <text:p>1,339E-84</text:p>
          </table:table-cell>
          <table:table-cell office:value-type="float" office:value="6.75E-047" calcext:value-type="float">
            <text:p>6,75E-47</text:p>
          </table:table-cell>
          <table:table-cell office:value-type="float" office:value="0.00000000002722" calcext:value-type="float">
            <text:p>2,722E-11</text:p>
          </table:table-cell>
          <table:table-cell office:value-type="float" office:value="1.457E-018" calcext:value-type="float">
            <text:p>1,457E-18</text:p>
          </table:table-cell>
          <table:table-cell office:value-type="float" office:value="1.25E-017" calcext:value-type="float">
            <text:p>1,25E-17</text:p>
          </table:table-cell>
          <table:table-cell office:value-type="float" office:value="4.377E-017" calcext:value-type="float">
            <text:p>4,377E-17</text:p>
          </table:table-cell>
          <table:table-cell office:value-type="float" office:value="1.349E-016" calcext:value-type="float">
            <text:p>1,349E-16</text:p>
          </table:table-cell>
          <table:table-cell office:value-type="float" office:value="8.005E-018" calcext:value-type="float">
            <text:p>8,005E-18</text:p>
          </table:table-cell>
          <table:table-cell office:value-type="float" office:value="3.183E-018" calcext:value-type="float">
            <text:p>3,183E-18</text:p>
          </table:table-cell>
          <table:table-cell office:value-type="float" office:value="8.64E-019" calcext:value-type="float">
            <text:p>8,64E-19</text:p>
          </table:table-cell>
          <table:table-cell office:value-type="float" office:value="1.487E-018" calcext:value-type="float">
            <text:p>1,487E-18</text:p>
          </table:table-cell>
          <table:table-cell office:value-type="float" office:value="1.084E-041" calcext:value-type="float">
            <text:p>1,084E-41</text:p>
          </table:table-cell>
          <table:table-cell office:value-type="float" office:value="4.352E-029" calcext:value-type="float">
            <text:p>4,352E-29</text:p>
          </table:table-cell>
          <table:table-cell office:value-type="float" office:value="4.293E-037" calcext:value-type="float">
            <text:p>4,293E-37</text:p>
          </table:table-cell>
          <table:table-cell office:value-type="float" office:value="2.546E-047" calcext:value-type="float">
            <text:p>2,546E-47</text:p>
          </table:table-cell>
          <table:table-cell office:value-type="float" office:value="3.553E-052" calcext:value-type="float">
            <text:p>3,553E-52</text:p>
          </table:table-cell>
          <table:table-cell office:value-type="float" office:value="1.211E-047" calcext:value-type="float">
            <text:p>1,211E-47</text:p>
          </table:table-cell>
          <table:table-cell office:value-type="float" office:value="1.448E-053" calcext:value-type="float">
            <text:p>1,448E-53</text:p>
          </table:table-cell>
          <table:table-cell office:value-type="float" office:value="3.91E-015" calcext:value-type="float">
            <text:p>3,91E-15</text:p>
          </table:table-cell>
          <table:table-cell office:value-type="float" office:value="0.00000000000005294" calcext:value-type="float">
            <text:p>5,294E-14</text:p>
          </table:table-cell>
          <table:table-cell office:value-type="float" office:value="6.818E-018" calcext:value-type="float">
            <text:p>6,818E-18</text:p>
          </table:table-cell>
          <table:table-cell office:value-type="float" office:value="2.351E-044" calcext:value-type="float">
            <text:p>2,351E-44</text:p>
          </table:table-cell>
          <table:table-cell office:value-type="float" office:value="4.485E-048" calcext:value-type="float">
            <text:p>4,485E-48</text:p>
          </table:table-cell>
          <table:table-cell office:value-type="float" office:value="2.133E-046" calcext:value-type="float">
            <text:p>2,133E-46</text:p>
          </table:table-cell>
          <table:table-cell office:value-type="float" office:value="3.56E-044" calcext:value-type="float">
            <text:p>3,56E-44</text:p>
          </table:table-cell>
          <table:table-cell office:value-type="float" office:value="1.492E-047" calcext:value-type="float">
            <text:p>1,492E-47</text:p>
          </table:table-cell>
          <table:table-cell office:value-type="float" office:value="1.046E-050" calcext:value-type="float">
            <text:p>1,046E-50</text:p>
          </table:table-cell>
          <table:table-cell office:value-type="float" office:value="1.607E-045" calcext:value-type="float">
            <text:p>1,607E-45</text:p>
          </table:table-cell>
          <table:table-cell office:value-type="float" office:value="5.117E-037" calcext:value-type="float">
            <text:p>5,117E-37</text:p>
          </table:table-cell>
          <table:table-cell office:value-type="float" office:value="2.95E-044" calcext:value-type="float">
            <text:p>2,95E-44</text:p>
          </table:table-cell>
          <table:table-cell office:value-type="float" office:value="7.9E-046" calcext:value-type="float">
            <text:p>7,9E-46</text:p>
          </table:table-cell>
          <table:table-cell office:value-type="float" office:value="1.635E-043" calcext:value-type="float">
            <text:p>1,635E-43</text:p>
          </table:table-cell>
          <table:table-cell office:value-type="float" office:value="1.749E-041" calcext:value-type="float">
            <text:p>1,749E-41</text:p>
          </table:table-cell>
          <table:table-cell office:value-type="float" office:value="2.811E-021" calcext:value-type="float">
            <text:p>2,811E-21</text:p>
          </table:table-cell>
          <table:table-cell office:value-type="float" office:value="3.635E-023" calcext:value-type="float">
            <text:p>3,635E-23</text:p>
          </table:table-cell>
          <table:table-cell office:value-type="float" office:value="2.428E-018" calcext:value-type="float">
            <text:p>2,428E-18</text:p>
          </table:table-cell>
          <table:table-cell office:value-type="float" office:value="5.223E-037" calcext:value-type="float">
            <text:p>5,223E-37</text:p>
          </table:table-cell>
          <table:table-cell office:value-type="float" office:value="8.324E-044" calcext:value-type="float">
            <text:p>8,324E-44</text:p>
          </table:table-cell>
          <table:table-cell office:value-type="float" office:value="6.907E-044" calcext:value-type="float">
            <text:p>6,907E-44</text:p>
          </table:table-cell>
          <table:table-cell office:value-type="float" office:value="1.011E-036" calcext:value-type="float">
            <text:p>1,011E-36</text:p>
          </table:table-cell>
          <table:table-cell office:value-type="float" office:value="0.0000000000002367" calcext:value-type="float">
            <text:p>2,367E-13</text:p>
          </table:table-cell>
          <table:table-cell office:value-type="float" office:value="4.916E-019" calcext:value-type="float">
            <text:p>4,916E-19</text:p>
          </table:table-cell>
          <table:table-cell office:value-type="float" office:value="2.094E-017" calcext:value-type="float">
            <text:p>2,094E-17</text:p>
          </table:table-cell>
          <table:table-cell office:value-type="float" office:value="1.25E-040" calcext:value-type="float">
            <text:p>1,25E-40</text:p>
          </table:table-cell>
          <table:table-cell office:value-type="float" office:value="5.26E-027" calcext:value-type="float">
            <text:p>5,26E-27</text:p>
          </table:table-cell>
          <table:table-cell office:value-type="float" office:value="0.00000000000197" calcext:value-type="float">
            <text:p>1,97E-12</text:p>
          </table:table-cell>
          <table:table-cell office:value-type="float" office:value="9.502E-037" calcext:value-type="float">
            <text:p>9,502E-37</text:p>
          </table:table-cell>
          <table:table-cell office:value-type="float" office:value="2.079E-043" calcext:value-type="float">
            <text:p>2,079E-43</text:p>
          </table:table-cell>
          <table:table-cell office:value-type="float" office:value="6.989E-025" calcext:value-type="float">
            <text:p>6,989E-25</text:p>
          </table:table-cell>
          <table:table-cell office:value-type="float" office:value="5.105E-049" calcext:value-type="float">
            <text:p>5,105E-49</text:p>
          </table:table-cell>
          <table:table-cell office:value-type="float" office:value="4.003E-050" calcext:value-type="float">
            <text:p>4,003E-50</text:p>
          </table:table-cell>
          <table:table-cell office:value-type="float" office:value="1.038E-043" calcext:value-type="float">
            <text:p>1,038E-43</text:p>
          </table:table-cell>
          <table:table-cell office:value-type="float" office:value="6.265E-045" calcext:value-type="float">
            <text:p>6,265E-45</text:p>
          </table:table-cell>
          <table:table-cell office:value-type="float" office:value="2.29E-021" calcext:value-type="float">
            <text:p>2,29E-21</text:p>
          </table:table-cell>
          <table:table-cell office:value-type="float" office:value="2.281E-044" calcext:value-type="float">
            <text:p>2,281E-44</text:p>
          </table:table-cell>
          <table:table-cell office:value-type="float" office:value="0.00000000000004276" calcext:value-type="float">
            <text:p>4,276E-14</text:p>
          </table:table-cell>
          <table:table-cell office:value-type="float" office:value="3.91E-015" calcext:value-type="float">
            <text:p>3,91E-15</text:p>
          </table:table-cell>
          <table:table-cell office:value-type="float" office:value="0.000000000004514" calcext:value-type="float">
            <text:p>4,514E-12</text:p>
          </table:table-cell>
          <table:table-cell office:value-type="float" office:value="5.055E-035" calcext:value-type="float">
            <text:p>5,055E-35</text:p>
          </table:table-cell>
          <table:table-cell office:value-type="float" office:value="3.819E-018" calcext:value-type="float">
            <text:p>3,819E-18</text:p>
          </table:table-cell>
          <table:table-cell office:value-type="float" office:value="0.00000000000003604" calcext:value-type="float">
            <text:p>3,604E-14</text:p>
          </table:table-cell>
          <table:table-cell office:value-type="float" office:value="6.712E-015" calcext:value-type="float">
            <text:p>6,712E-15</text:p>
          </table:table-cell>
          <table:table-cell office:value-type="float" office:value="0.00000000000003809" calcext:value-type="float">
            <text:p>3,809E-14</text:p>
          </table:table-cell>
          <table:table-cell office:value-type="float" office:value="1.206E-015" calcext:value-type="float">
            <text:p>1,206E-15</text:p>
          </table:table-cell>
          <table:table-cell office:value-type="float" office:value="3.989E-015" calcext:value-type="float">
            <text:p>3,989E-15</text:p>
          </table:table-cell>
          <table:table-cell office:value-type="float" office:value="0.0000000000006837" calcext:value-type="float">
            <text:p>6,837E-13</text:p>
          </table:table-cell>
          <table:table-cell office:value-type="float" office:value="1.694E-015" calcext:value-type="float">
            <text:p>1,694E-15</text:p>
          </table:table-cell>
          <table:table-cell office:value-type="float" office:value="0.00000000000001548" calcext:value-type="float">
            <text:p>1,548E-14</text:p>
          </table:table-cell>
          <table:table-cell office:value-type="float" office:value="0.00000000000399" calcext:value-type="float">
            <text:p>3,99E-12</text:p>
          </table:table-cell>
          <table:table-cell office:value-type="float" office:value="2.105E-018" calcext:value-type="float">
            <text:p>2,105E-18</text:p>
          </table:table-cell>
        </table:table-row>
        <table:table-row table:style-name="ro1">
          <table:table-cell office:value-type="string" calcext:value-type="string">
            <text:p>NA12045_CEU</text:p>
          </table:table-cell>
          <table:table-cell office:value-type="float" office:value="55" calcext:value-type="float">
            <text:p>55</text:p>
          </table:table-cell>
          <table:table-cell office:value-type="float" office:value="8.912E-050" calcext:value-type="float">
            <text:p>8,912E-50</text:p>
          </table:table-cell>
          <table:table-cell office:value-type="float" office:value="4.16E-054" calcext:value-type="float">
            <text:p>4,16E-54</text:p>
          </table:table-cell>
          <table:table-cell office:value-type="float" office:value="2.581E-053" calcext:value-type="float">
            <text:p>2,581E-53</text:p>
          </table:table-cell>
          <table:table-cell office:value-type="float" office:value="7.7E-084" calcext:value-type="float">
            <text:p>7,7E-84</text:p>
          </table:table-cell>
          <table:table-cell office:value-type="float" office:value="2.577E-072" calcext:value-type="float">
            <text:p>2,577E-72</text:p>
          </table:table-cell>
          <table:table-cell office:value-type="float" office:value="0.00000000000006826" calcext:value-type="float">
            <text:p>6,826E-14</text:p>
          </table:table-cell>
          <table:table-cell office:value-type="float" office:value="6.627E-051" calcext:value-type="float">
            <text:p>6,627E-51</text:p>
          </table:table-cell>
          <table:table-cell office:value-type="float" office:value="1.4E-051" calcext:value-type="float">
            <text:p>1,4E-51</text:p>
          </table:table-cell>
          <table:table-cell office:value-type="float" office:value="6.228E-035" calcext:value-type="float">
            <text:p>6,228E-35</text:p>
          </table:table-cell>
          <table:table-cell office:value-type="float" office:value="1.44E-056" calcext:value-type="float">
            <text:p>1,44E-56</text:p>
          </table:table-cell>
          <table:table-cell office:value-type="float" office:value="9.282E-037" calcext:value-type="float">
            <text:p>9,282E-37</text:p>
          </table:table-cell>
          <table:table-cell office:value-type="float" office:value="2.706E-057" calcext:value-type="float">
            <text:p>2,706E-57</text:p>
          </table:table-cell>
          <table:table-cell office:value-type="float" office:value="6.06E-028" calcext:value-type="float">
            <text:p>6,06E-28</text:p>
          </table:table-cell>
          <table:table-cell office:value-type="float" office:value="1.361E-016" calcext:value-type="float">
            <text:p>1,361E-16</text:p>
          </table:table-cell>
          <table:table-cell office:value-type="float" office:value="0.000000000001239" calcext:value-type="float">
            <text:p>1,239E-12</text:p>
          </table:table-cell>
          <table:table-cell office:value-type="float" office:value="0.00000000000002573" calcext:value-type="float">
            <text:p>2,573E-14</text:p>
          </table:table-cell>
          <table:table-cell office:value-type="float" office:value="0.0000000000000192" calcext:value-type="float">
            <text:p>1,92E-14</text:p>
          </table:table-cell>
          <table:table-cell office:value-type="float" office:value="0.000000000001068" calcext:value-type="float">
            <text:p>1,068E-12</text:p>
          </table:table-cell>
          <table:table-cell office:value-type="float" office:value="1.572E-058" calcext:value-type="float">
            <text:p>1,572E-58</text:p>
          </table:table-cell>
          <table:table-cell office:value-type="float" office:value="3.226E-039" calcext:value-type="float">
            <text:p>3,226E-39</text:p>
          </table:table-cell>
          <table:table-cell office:value-type="float" office:value="3.825E-045" calcext:value-type="float">
            <text:p>3,825E-45</text:p>
          </table:table-cell>
          <table:table-cell office:value-type="float" office:value="6.769E-053" calcext:value-type="float">
            <text:p>6,769E-53</text:p>
          </table:table-cell>
          <table:table-cell office:value-type="float" office:value="2.886E-055" calcext:value-type="float">
            <text:p>2,886E-55</text:p>
          </table:table-cell>
          <table:table-cell office:value-type="float" office:value="1.842E-047" calcext:value-type="float">
            <text:p>1,842E-47</text:p>
          </table:table-cell>
          <table:table-cell office:value-type="float" office:value="1.367E-065" calcext:value-type="float">
            <text:p>1,367E-65</text:p>
          </table:table-cell>
          <table:table-cell office:value-type="float" office:value="4.2E-076" calcext:value-type="float">
            <text:p>4,2E-76</text:p>
          </table:table-cell>
          <table:table-cell office:value-type="float" office:value="2.217E-025" calcext:value-type="float">
            <text:p>2,217E-25</text:p>
          </table:table-cell>
          <table:table-cell office:value-type="float" office:value="0.00000000000001185" calcext:value-type="float">
            <text:p>1,185E-14</text:p>
          </table:table-cell>
          <table:table-cell office:value-type="float" office:value="3.598E-043" calcext:value-type="float">
            <text:p>3,598E-43</text:p>
          </table:table-cell>
          <table:table-cell office:value-type="float" office:value="0.0000000000008789" calcext:value-type="float">
            <text:p>8,789E-13</text:p>
          </table:table-cell>
          <table:table-cell office:value-type="float" office:value="5.585E-042" calcext:value-type="float">
            <text:p>5,585E-42</text:p>
          </table:table-cell>
          <table:table-cell office:value-type="float" office:value="9.252E-038" calcext:value-type="float">
            <text:p>9,252E-38</text:p>
          </table:table-cell>
          <table:table-cell office:value-type="float" office:value="1.695E-036" calcext:value-type="float">
            <text:p>1,695E-36</text:p>
          </table:table-cell>
          <table:table-cell office:value-type="float" office:value="1.861E-021" calcext:value-type="float">
            <text:p>1,861E-21</text:p>
          </table:table-cell>
          <table:table-cell office:value-type="float" office:value="2.334E-054" calcext:value-type="float">
            <text:p>2,334E-54</text:p>
          </table:table-cell>
          <table:table-cell office:value-type="float" office:value="0.00000000000008358" calcext:value-type="float">
            <text:p>8,358E-14</text:p>
          </table:table-cell>
          <table:table-cell office:value-type="float" office:value="3.891E-034" calcext:value-type="float">
            <text:p>3,891E-34</text:p>
          </table:table-cell>
          <table:table-cell office:value-type="float" office:value="8.501E-020" calcext:value-type="float">
            <text:p>8,501E-20</text:p>
          </table:table-cell>
          <table:table-cell office:value-type="float" office:value="1.061E-073" calcext:value-type="float">
            <text:p>1,061E-73</text:p>
          </table:table-cell>
          <table:table-cell office:value-type="float" office:value="3.608E-064" calcext:value-type="float">
            <text:p>3,608E-64</text:p>
          </table:table-cell>
          <table:table-cell office:value-type="float" office:value="3.778E-038" calcext:value-type="float">
            <text:p>3,778E-38</text:p>
          </table:table-cell>
          <table:table-cell office:value-type="float" office:value="6.989E-053" calcext:value-type="float">
            <text:p>6,989E-53</text:p>
          </table:table-cell>
          <table:table-cell office:value-type="float" office:value="5.118E-024" calcext:value-type="float">
            <text:p>5,118E-24</text:p>
          </table:table-cell>
          <table:table-cell office:value-type="float" office:value="3.163E-015" calcext:value-type="float">
            <text:p>3,163E-15</text:p>
          </table:table-cell>
          <table:table-cell office:value-type="float" office:value="0.0000000000006489" calcext:value-type="float">
            <text:p>6,489E-13</text:p>
          </table:table-cell>
          <table:table-cell office:value-type="float" office:value="2.002E-015" calcext:value-type="float">
            <text:p>2,002E-15</text:p>
          </table:table-cell>
          <table:table-cell office:value-type="float" office:value="3.322E-046" calcext:value-type="float">
            <text:p>3,322E-46</text:p>
          </table:table-cell>
          <table:table-cell office:value-type="float" office:value="2.22E-051" calcext:value-type="float">
            <text:p>2,22E-51</text:p>
          </table:table-cell>
          <table:table-cell office:value-type="float" office:value="0.00000000000006295" calcext:value-type="float">
            <text:p>6,295E-14</text:p>
          </table:table-cell>
          <table:table-cell office:value-type="float" office:value="3.601E-047" calcext:value-type="float">
            <text:p>3,601E-47</text:p>
          </table:table-cell>
          <table:table-cell office:value-type="float" office:value="2.196E-047" calcext:value-type="float">
            <text:p>2,196E-47</text:p>
          </table:table-cell>
          <table:table-cell office:value-type="float" office:value="6.76E-021" calcext:value-type="float">
            <text:p>6,76E-21</text:p>
          </table:table-cell>
          <table:table-cell office:value-type="float" office:value="0.0000000000006706" calcext:value-type="float">
            <text:p>6,706E-13</text:p>
          </table:table-cell>
          <table:table-cell office:value-type="float" office:value="6.916E-022" calcext:value-type="float">
            <text:p>6,916E-22</text:p>
          </table:table-cell>
          <table:table-cell office:value-type="float" office:value="2.469E-028" calcext:value-type="float">
            <text:p>2,469E-28</text:p>
          </table:table-cell>
          <table:table-cell office:value-type="float" office:value="1.357E-019" calcext:value-type="float">
            <text:p>1,357E-19</text:p>
          </table:table-cell>
          <table:table-cell office:value-type="float" office:value="4.219E-023" calcext:value-type="float">
            <text:p>4,219E-23</text:p>
          </table:table-cell>
          <table:table-cell office:value-type="float" office:value="2.112E-025" calcext:value-type="float">
            <text:p>2,112E-25</text:p>
          </table:table-cell>
          <table:table-cell office:value-type="float" office:value="6.753E-034" calcext:value-type="float">
            <text:p>6,753E-34</text:p>
          </table:table-cell>
          <table:table-cell office:value-type="float" office:value="3.269E-042" calcext:value-type="float">
            <text:p>3,269E-42</text:p>
          </table:table-cell>
          <table:table-cell office:value-type="float" office:value="4.256E-043" calcext:value-type="float">
            <text:p>4,256E-43</text:p>
          </table:table-cell>
          <table:table-cell office:value-type="float" office:value="2.364E-038" calcext:value-type="float">
            <text:p>2,364E-38</text:p>
          </table:table-cell>
          <table:table-cell office:value-type="float" office:value="7.141E-064" calcext:value-type="float">
            <text:p>7,141E-64</text:p>
          </table:table-cell>
          <table:table-cell office:value-type="float" office:value="1.289E-018" calcext:value-type="float">
            <text:p>1,289E-18</text:p>
          </table:table-cell>
          <table:table-cell office:value-type="float" office:value="1.506E-016" calcext:value-type="float">
            <text:p>1,506E-16</text:p>
          </table:table-cell>
          <table:table-cell office:value-type="float" office:value="0.000000000002749" calcext:value-type="float">
            <text:p>2,749E-12</text:p>
          </table:table-cell>
          <table:table-cell office:value-type="float" office:value="0.00000000001265" calcext:value-type="float">
            <text:p>1,265E-11</text:p>
          </table:table-cell>
          <table:table-cell office:value-type="float" office:value="5.244E-054" calcext:value-type="float">
            <text:p>5,244E-54</text:p>
          </table:table-cell>
          <table:table-cell office:value-type="float" office:value="1.361E-018" calcext:value-type="float">
            <text:p>1,361E-18</text:p>
          </table:table-cell>
          <table:table-cell office:value-type="float" office:value="1.345E-031" calcext:value-type="float">
            <text:p>1,345E-31</text:p>
          </table:table-cell>
          <table:table-cell office:value-type="float" office:value="2.183E-030" calcext:value-type="float">
            <text:p>2,183E-30</text:p>
          </table:table-cell>
          <table:table-cell office:value-type="float" office:value="3.539E-062" calcext:value-type="float">
            <text:p>3,539E-62</text:p>
          </table:table-cell>
          <table:table-cell office:value-type="float" office:value="2.661E-035" calcext:value-type="float">
            <text:p>2,661E-35</text:p>
          </table:table-cell>
          <table:table-cell office:value-type="float" office:value="1.039E-078" calcext:value-type="float">
            <text:p>1,039E-78</text:p>
          </table:table-cell>
          <table:table-cell office:value-type="float" office:value="0.00000000000004094" calcext:value-type="float">
            <text:p>4,094E-14</text:p>
          </table:table-cell>
          <table:table-cell office:value-type="float" office:value="0.0000000000004095" calcext:value-type="float">
            <text:p>4,095E-13</text:p>
          </table:table-cell>
          <table:table-cell office:value-type="float" office:value="0.000000000002257" calcext:value-type="float">
            <text:p>2,257E-12</text:p>
          </table:table-cell>
          <table:table-cell office:value-type="float" office:value="2.02E-050" calcext:value-type="float">
            <text:p>2,02E-50</text:p>
          </table:table-cell>
          <table:table-cell office:value-type="float" office:value="1.568E-050" calcext:value-type="float">
            <text:p>1,568E-50</text:p>
          </table:table-cell>
          <table:table-cell office:value-type="float" office:value="1.197E-051" calcext:value-type="float">
            <text:p>1,197E-51</text:p>
          </table:table-cell>
          <table:table-cell office:value-type="float" office:value="0.0000000000007915" calcext:value-type="float">
            <text:p>7,915E-13</text:p>
          </table:table-cell>
          <table:table-cell office:value-type="float" office:value="2.091E-053" calcext:value-type="float">
            <text:p>2,091E-53</text:p>
          </table:table-cell>
          <table:table-cell office:value-type="float" office:value="5.814E-022" calcext:value-type="float">
            <text:p>5,814E-22</text:p>
          </table:table-cell>
          <table:table-cell office:value-type="float" office:value="1.512E-019" calcext:value-type="float">
            <text:p>1,512E-19</text:p>
          </table:table-cell>
          <table:table-cell office:value-type="float" office:value="1.032E-021" calcext:value-type="float">
            <text:p>1,032E-21</text:p>
          </table:table-cell>
          <table:table-cell office:value-type="float" office:value="1.575E-066" calcext:value-type="float">
            <text:p>1,575E-66</text:p>
          </table:table-cell>
          <table:table-cell office:value-type="float" office:value="5.435E-074" calcext:value-type="float">
            <text:p>5,435E-74</text:p>
          </table:table-cell>
          <table:table-cell office:value-type="float" office:value="8.335E-029" calcext:value-type="float">
            <text:p>8,335E-29</text:p>
          </table:table-cell>
          <table:table-cell office:value-type="float" office:value="2.023E-019" calcext:value-type="float">
            <text:p>2,023E-19</text:p>
          </table:table-cell>
          <table:table-cell office:value-type="float" office:value="1.838E-021" calcext:value-type="float">
            <text:p>1,838E-21</text:p>
          </table:table-cell>
          <table:table-cell office:value-type="float" office:value="2.503E-076" calcext:value-type="float">
            <text:p>2,503E-76</text:p>
          </table:table-cell>
          <table:table-cell office:value-type="float" office:value="4.074E-051" calcext:value-type="float">
            <text:p>4,074E-51</text:p>
          </table:table-cell>
          <table:table-cell office:value-type="float" office:value="0.000000000001054" calcext:value-type="float">
            <text:p>1,054E-12</text:p>
          </table:table-cell>
          <table:table-cell office:value-type="float" office:value="1.694E-017" calcext:value-type="float">
            <text:p>1,694E-17</text:p>
          </table:table-cell>
          <table:table-cell office:value-type="float" office:value="1.38E-016" calcext:value-type="float">
            <text:p>1,38E-16</text:p>
          </table:table-cell>
          <table:table-cell office:value-type="float" office:value="6.617E-017" calcext:value-type="float">
            <text:p>6,617E-17</text:p>
          </table:table-cell>
          <table:table-cell office:value-type="float" office:value="2.521E-016" calcext:value-type="float">
            <text:p>2,521E-16</text:p>
          </table:table-cell>
          <table:table-cell office:value-type="float" office:value="2.637E-016" calcext:value-type="float">
            <text:p>2,637E-16</text:p>
          </table:table-cell>
          <table:table-cell office:value-type="float" office:value="9.104E-018" calcext:value-type="float">
            <text:p>9,104E-18</text:p>
          </table:table-cell>
          <table:table-cell office:value-type="float" office:value="3.584E-018" calcext:value-type="float">
            <text:p>3,584E-18</text:p>
          </table:table-cell>
          <table:table-cell office:value-type="float" office:value="1.132E-016" calcext:value-type="float">
            <text:p>1,132E-16</text:p>
          </table:table-cell>
          <table:table-cell office:value-type="float" office:value="8.077E-042" calcext:value-type="float">
            <text:p>8,077E-42</text:p>
          </table:table-cell>
          <table:table-cell office:value-type="float" office:value="2.874E-030" calcext:value-type="float">
            <text:p>2,874E-30</text:p>
          </table:table-cell>
          <table:table-cell office:value-type="float" office:value="3.964E-036" calcext:value-type="float">
            <text:p>3,964E-36</text:p>
          </table:table-cell>
          <table:table-cell office:value-type="float" office:value="2.832E-046" calcext:value-type="float">
            <text:p>2,832E-46</text:p>
          </table:table-cell>
          <table:table-cell office:value-type="float" office:value="1.242E-055" calcext:value-type="float">
            <text:p>1,242E-55</text:p>
          </table:table-cell>
          <table:table-cell office:value-type="float" office:value="3.375E-048" calcext:value-type="float">
            <text:p>3,375E-48</text:p>
          </table:table-cell>
          <table:table-cell office:value-type="float" office:value="1.244E-055" calcext:value-type="float">
            <text:p>1,244E-55</text:p>
          </table:table-cell>
          <table:table-cell office:value-type="float" office:value="8.965E-015" calcext:value-type="float">
            <text:p>8,965E-15</text:p>
          </table:table-cell>
          <table:table-cell office:value-type="float" office:value="0.000000000002509" calcext:value-type="float">
            <text:p>2,509E-12</text:p>
          </table:table-cell>
          <table:table-cell office:value-type="float" office:value="4.984E-024" calcext:value-type="float">
            <text:p>4,984E-24</text:p>
          </table:table-cell>
          <table:table-cell office:value-type="float" office:value="1.692E-046" calcext:value-type="float">
            <text:p>1,692E-46</text:p>
          </table:table-cell>
          <table:table-cell office:value-type="float" office:value="4.926E-049" calcext:value-type="float">
            <text:p>4,926E-49</text:p>
          </table:table-cell>
          <table:table-cell office:value-type="float" office:value="1.565E-048" calcext:value-type="float">
            <text:p>1,565E-48</text:p>
          </table:table-cell>
          <table:table-cell office:value-type="float" office:value="9.449E-046" calcext:value-type="float">
            <text:p>9,449E-46</text:p>
          </table:table-cell>
          <table:table-cell office:value-type="float" office:value="2.189E-050" calcext:value-type="float">
            <text:p>2,189E-50</text:p>
          </table:table-cell>
          <table:table-cell office:value-type="float" office:value="6.085E-050" calcext:value-type="float">
            <text:p>6,085E-50</text:p>
          </table:table-cell>
          <table:table-cell office:value-type="float" office:value="1.639E-047" calcext:value-type="float">
            <text:p>1,639E-47</text:p>
          </table:table-cell>
          <table:table-cell office:value-type="float" office:value="7.322E-038" calcext:value-type="float">
            <text:p>7,322E-38</text:p>
          </table:table-cell>
          <table:table-cell office:value-type="float" office:value="5.183E-046" calcext:value-type="float">
            <text:p>5,183E-46</text:p>
          </table:table-cell>
          <table:table-cell office:value-type="float" office:value="1.041E-044" calcext:value-type="float">
            <text:p>1,041E-44</text:p>
          </table:table-cell>
          <table:table-cell office:value-type="float" office:value="1.853E-042" calcext:value-type="float">
            <text:p>1,853E-42</text:p>
          </table:table-cell>
          <table:table-cell office:value-type="float" office:value="2.818E-042" calcext:value-type="float">
            <text:p>2,818E-42</text:p>
          </table:table-cell>
          <table:table-cell office:value-type="float" office:value="2.905E-023" calcext:value-type="float">
            <text:p>2,905E-23</text:p>
          </table:table-cell>
          <table:table-cell office:value-type="float" office:value="5.694E-025" calcext:value-type="float">
            <text:p>5,694E-25</text:p>
          </table:table-cell>
          <table:table-cell office:value-type="float" office:value="4.234E-017" calcext:value-type="float">
            <text:p>4,234E-17</text:p>
          </table:table-cell>
          <table:table-cell office:value-type="float" office:value="8.664E-041" calcext:value-type="float">
            <text:p>8,664E-41</text:p>
          </table:table-cell>
          <table:table-cell office:value-type="float" office:value="1.224E-045" calcext:value-type="float">
            <text:p>1,224E-45</text:p>
          </table:table-cell>
          <table:table-cell office:value-type="float" office:value="3.441E-045" calcext:value-type="float">
            <text:p>3,441E-45</text:p>
          </table:table-cell>
          <table:table-cell office:value-type="float" office:value="5.608E-038" calcext:value-type="float">
            <text:p>5,608E-38</text:p>
          </table:table-cell>
          <table:table-cell office:value-type="float" office:value="0.0000000000004338" calcext:value-type="float">
            <text:p>4,338E-13</text:p>
          </table:table-cell>
          <table:table-cell office:value-type="float" office:value="3.555E-017" calcext:value-type="float">
            <text:p>3,555E-17</text:p>
          </table:table-cell>
          <table:table-cell office:value-type="float" office:value="7.75E-017" calcext:value-type="float">
            <text:p>7,75E-17</text:p>
          </table:table-cell>
          <table:table-cell office:value-type="float" office:value="2.024E-039" calcext:value-type="float">
            <text:p>2,024E-39</text:p>
          </table:table-cell>
          <table:table-cell office:value-type="float" office:value="2.73E-030" calcext:value-type="float">
            <text:p>2,73E-30</text:p>
          </table:table-cell>
          <table:table-cell office:value-type="float" office:value="0.00000000000007296" calcext:value-type="float">
            <text:p>7,296E-14</text:p>
          </table:table-cell>
          <table:table-cell office:value-type="float" office:value="2.356E-034" calcext:value-type="float">
            <text:p>2,356E-34</text:p>
          </table:table-cell>
          <table:table-cell office:value-type="float" office:value="3.123E-043" calcext:value-type="float">
            <text:p>3,123E-43</text:p>
          </table:table-cell>
          <table:table-cell office:value-type="float" office:value="1.35E-024" calcext:value-type="float">
            <text:p>1,35E-24</text:p>
          </table:table-cell>
          <table:table-cell office:value-type="float" office:value="3.346E-049" calcext:value-type="float">
            <text:p>3,346E-49</text:p>
          </table:table-cell>
          <table:table-cell office:value-type="float" office:value="1.181E-048" calcext:value-type="float">
            <text:p>1,181E-48</text:p>
          </table:table-cell>
          <table:table-cell office:value-type="float" office:value="7.998E-045" calcext:value-type="float">
            <text:p>7,998E-45</text:p>
          </table:table-cell>
          <table:table-cell office:value-type="float" office:value="3.612E-045" calcext:value-type="float">
            <text:p>3,612E-45</text:p>
          </table:table-cell>
          <table:table-cell office:value-type="float" office:value="1.699E-021" calcext:value-type="float">
            <text:p>1,699E-21</text:p>
          </table:table-cell>
          <table:table-cell office:value-type="float" office:value="1.337E-044" calcext:value-type="float">
            <text:p>1,337E-44</text:p>
          </table:table-cell>
          <table:table-cell office:value-type="float" office:value="0.0000000000002288" calcext:value-type="float">
            <text:p>2,288E-13</text:p>
          </table:table-cell>
          <table:table-cell office:value-type="float" office:value="8.965E-015" calcext:value-type="float">
            <text:p>8,965E-15</text:p>
          </table:table-cell>
          <table:table-cell office:value-type="float" office:value="0.00000000000006826" calcext:value-type="float">
            <text:p>6,826E-14</text:p>
          </table:table-cell>
          <table:table-cell office:value-type="float" office:value="8.3E-032" calcext:value-type="float">
            <text:p>8,3E-32</text:p>
          </table:table-cell>
          <table:table-cell office:value-type="float" office:value="1.93E-017" calcext:value-type="float">
            <text:p>1,93E-17</text:p>
          </table:table-cell>
          <table:table-cell office:value-type="float" office:value="0.0000000000001463" calcext:value-type="float">
            <text:p>1,463E-13</text:p>
          </table:table-cell>
          <table:table-cell office:value-type="float" office:value="0.00000000000005439" calcext:value-type="float">
            <text:p>5,439E-14</text:p>
          </table:table-cell>
          <table:table-cell office:value-type="float" office:value="0.0000000000002799" calcext:value-type="float">
            <text:p>2,799E-13</text:p>
          </table:table-cell>
          <table:table-cell office:value-type="float" office:value="0.00000000000003899" calcext:value-type="float">
            <text:p>3,899E-14</text:p>
          </table:table-cell>
          <table:table-cell office:value-type="float" office:value="0.00000000000004321" calcext:value-type="float">
            <text:p>4,321E-14</text:p>
          </table:table-cell>
          <table:table-cell office:value-type="float" office:value="0.00000000000001743" calcext:value-type="float">
            <text:p>1,743E-14</text:p>
          </table:table-cell>
          <table:table-cell office:value-type="float" office:value="0.00000000000008537" calcext:value-type="float">
            <text:p>8,537E-14</text:p>
          </table:table-cell>
          <table:table-cell office:value-type="float" office:value="0.0000000000005458" calcext:value-type="float">
            <text:p>5,458E-13</text:p>
          </table:table-cell>
          <table:table-cell office:value-type="float" office:value="0.0000000000002052" calcext:value-type="float">
            <text:p>2,052E-13</text:p>
          </table:table-cell>
          <table:table-cell office:value-type="float" office:value="4.87E-017" calcext:value-type="float">
            <text:p>4,87E-17</text:p>
          </table:table-cell>
        </table:table-row>
        <table:table-row table:style-name="ro1">
          <table:table-cell office:value-type="string" calcext:value-type="string">
            <text:p>NA12046_CEU</text:p>
          </table:table-cell>
          <table:table-cell office:value-type="float" office:value="55" calcext:value-type="float">
            <text:p>55</text:p>
          </table:table-cell>
          <table:table-cell office:value-type="float" office:value="5.235E-063" calcext:value-type="float">
            <text:p>5,235E-63</text:p>
          </table:table-cell>
          <table:table-cell office:value-type="float" office:value="1.908E-065" calcext:value-type="float">
            <text:p>1,908E-65</text:p>
          </table:table-cell>
          <table:table-cell office:value-type="float" office:value="3.757E-065" calcext:value-type="float">
            <text:p>3,757E-65</text:p>
          </table:table-cell>
          <table:table-cell office:value-type="float" office:value="1.016E-087" calcext:value-type="float">
            <text:p>1,016E-87</text:p>
          </table:table-cell>
          <table:table-cell office:value-type="float" office:value="2.471E-076" calcext:value-type="float">
            <text:p>2,471E-76</text:p>
          </table:table-cell>
          <table:table-cell office:value-type="float" office:value="0.0000000000002281" calcext:value-type="float">
            <text:p>2,281E-13</text:p>
          </table:table-cell>
          <table:table-cell office:value-type="float" office:value="6.809E-063" calcext:value-type="float">
            <text:p>6,809E-63</text:p>
          </table:table-cell>
          <table:table-cell office:value-type="float" office:value="1.95E-065" calcext:value-type="float">
            <text:p>1,95E-65</text:p>
          </table:table-cell>
          <table:table-cell office:value-type="float" office:value="1.049E-040" calcext:value-type="float">
            <text:p>1,049E-40</text:p>
          </table:table-cell>
          <table:table-cell office:value-type="float" office:value="1.428E-058" calcext:value-type="float">
            <text:p>1,428E-58</text:p>
          </table:table-cell>
          <table:table-cell office:value-type="float" office:value="1.478E-043" calcext:value-type="float">
            <text:p>1,478E-43</text:p>
          </table:table-cell>
          <table:table-cell office:value-type="float" office:value="2.099E-069" calcext:value-type="float">
            <text:p>2,099E-69</text:p>
          </table:table-cell>
          <table:table-cell office:value-type="float" office:value="1.069E-030" calcext:value-type="float">
            <text:p>1,069E-30</text:p>
          </table:table-cell>
          <table:table-cell office:value-type="float" office:value="1.026E-021" calcext:value-type="float">
            <text:p>1,026E-21</text:p>
          </table:table-cell>
          <table:table-cell office:value-type="float" office:value="1.702E-016" calcext:value-type="float">
            <text:p>1,702E-16</text:p>
          </table:table-cell>
          <table:table-cell office:value-type="float" office:value="0.00000000000009718" calcext:value-type="float">
            <text:p>9,718E-14</text:p>
          </table:table-cell>
          <table:table-cell office:value-type="float" office:value="3.853E-015" calcext:value-type="float">
            <text:p>3,853E-15</text:p>
          </table:table-cell>
          <table:table-cell office:value-type="float" office:value="0.000000000001172" calcext:value-type="float">
            <text:p>1,172E-12</text:p>
          </table:table-cell>
          <table:table-cell office:value-type="float" office:value="2.223E-069" calcext:value-type="float">
            <text:p>2,223E-69</text:p>
          </table:table-cell>
          <table:table-cell office:value-type="float" office:value="4.096E-048" calcext:value-type="float">
            <text:p>4,096E-48</text:p>
          </table:table-cell>
          <table:table-cell office:value-type="float" office:value="2.261E-052" calcext:value-type="float">
            <text:p>2,261E-52</text:p>
          </table:table-cell>
          <table:table-cell office:value-type="float" office:value="4.023E-064" calcext:value-type="float">
            <text:p>4,023E-64</text:p>
          </table:table-cell>
          <table:table-cell office:value-type="float" office:value="4.575E-067" calcext:value-type="float">
            <text:p>4,575E-67</text:p>
          </table:table-cell>
          <table:table-cell office:value-type="float" office:value="1.212E-056" calcext:value-type="float">
            <text:p>1,212E-56</text:p>
          </table:table-cell>
          <table:table-cell office:value-type="float" office:value="1.876E-076" calcext:value-type="float">
            <text:p>1,876E-76</text:p>
          </table:table-cell>
          <table:table-cell office:value-type="float" office:value="6.687E-079" calcext:value-type="float">
            <text:p>6,687E-79</text:p>
          </table:table-cell>
          <table:table-cell office:value-type="float" office:value="4.771E-029" calcext:value-type="float">
            <text:p>4,771E-29</text:p>
          </table:table-cell>
          <table:table-cell office:value-type="float" office:value="1.792E-018" calcext:value-type="float">
            <text:p>1,792E-18</text:p>
          </table:table-cell>
          <table:table-cell office:value-type="float" office:value="2.474E-054" calcext:value-type="float">
            <text:p>2,474E-54</text:p>
          </table:table-cell>
          <table:table-cell office:value-type="float" office:value="0.000000000002057" calcext:value-type="float">
            <text:p>2,057E-12</text:p>
          </table:table-cell>
          <table:table-cell office:value-type="float" office:value="1.805E-048" calcext:value-type="float">
            <text:p>1,805E-48</text:p>
          </table:table-cell>
          <table:table-cell office:value-type="float" office:value="3.256E-045" calcext:value-type="float">
            <text:p>3,256E-45</text:p>
          </table:table-cell>
          <table:table-cell office:value-type="float" office:value="1.867E-040" calcext:value-type="float">
            <text:p>1,867E-40</text:p>
          </table:table-cell>
          <table:table-cell office:value-type="float" office:value="4.52E-026" calcext:value-type="float">
            <text:p>4,52E-26</text:p>
          </table:table-cell>
          <table:table-cell office:value-type="float" office:value="2.27E-056" calcext:value-type="float">
            <text:p>2,27E-56</text:p>
          </table:table-cell>
          <table:table-cell office:value-type="float" office:value="3.585E-017" calcext:value-type="float">
            <text:p>3,585E-17</text:p>
          </table:table-cell>
          <table:table-cell office:value-type="float" office:value="2.984E-040" calcext:value-type="float">
            <text:p>2,984E-40</text:p>
          </table:table-cell>
          <table:table-cell office:value-type="float" office:value="8.096E-021" calcext:value-type="float">
            <text:p>8,096E-21</text:p>
          </table:table-cell>
          <table:table-cell office:value-type="float" office:value="1.355E-076" calcext:value-type="float">
            <text:p>1,355E-76</text:p>
          </table:table-cell>
          <table:table-cell office:value-type="float" office:value="2.987E-065" calcext:value-type="float">
            <text:p>2,987E-65</text:p>
          </table:table-cell>
          <table:table-cell office:value-type="float" office:value="6.757E-039" calcext:value-type="float">
            <text:p>6,757E-39</text:p>
          </table:table-cell>
          <table:table-cell office:value-type="float" office:value="8.015E-056" calcext:value-type="float">
            <text:p>8,015E-56</text:p>
          </table:table-cell>
          <table:table-cell office:value-type="float" office:value="2.353E-027" calcext:value-type="float">
            <text:p>2,353E-27</text:p>
          </table:table-cell>
          <table:table-cell office:value-type="float" office:value="8.218E-015" calcext:value-type="float">
            <text:p>8,218E-15</text:p>
          </table:table-cell>
          <table:table-cell office:value-type="float" office:value="4.589E-015" calcext:value-type="float">
            <text:p>4,589E-15</text:p>
          </table:table-cell>
          <table:table-cell office:value-type="float" office:value="1.144E-015" calcext:value-type="float">
            <text:p>1,144E-15</text:p>
          </table:table-cell>
          <table:table-cell office:value-type="float" office:value="2.957E-049" calcext:value-type="float">
            <text:p>2,957E-49</text:p>
          </table:table-cell>
          <table:table-cell office:value-type="float" office:value="2.032E-064" calcext:value-type="float">
            <text:p>2,032E-64</text:p>
          </table:table-cell>
          <table:table-cell office:value-type="float" office:value="0.0000000000002245" calcext:value-type="float">
            <text:p>2,245E-13</text:p>
          </table:table-cell>
          <table:table-cell office:value-type="float" office:value="1.604E-052" calcext:value-type="float">
            <text:p>1,604E-52</text:p>
          </table:table-cell>
          <table:table-cell office:value-type="float" office:value="8.287E-059" calcext:value-type="float">
            <text:p>8,287E-59</text:p>
          </table:table-cell>
          <table:table-cell office:value-type="float" office:value="8.256E-026" calcext:value-type="float">
            <text:p>8,256E-26</text:p>
          </table:table-cell>
          <table:table-cell office:value-type="float" office:value="0.0000000000001972" calcext:value-type="float">
            <text:p>1,972E-13</text:p>
          </table:table-cell>
          <table:table-cell office:value-type="float" office:value="8.357E-024" calcext:value-type="float">
            <text:p>8,357E-24</text:p>
          </table:table-cell>
          <table:table-cell office:value-type="float" office:value="6.486E-031" calcext:value-type="float">
            <text:p>6,486E-31</text:p>
          </table:table-cell>
          <table:table-cell office:value-type="float" office:value="3.286E-022" calcext:value-type="float">
            <text:p>3,286E-22</text:p>
          </table:table-cell>
          <table:table-cell office:value-type="float" office:value="2.865E-027" calcext:value-type="float">
            <text:p>2,865E-27</text:p>
          </table:table-cell>
          <table:table-cell office:value-type="float" office:value="4.054E-029" calcext:value-type="float">
            <text:p>4,054E-29</text:p>
          </table:table-cell>
          <table:table-cell office:value-type="float" office:value="3.764E-041" calcext:value-type="float">
            <text:p>3,764E-41</text:p>
          </table:table-cell>
          <table:table-cell office:value-type="float" office:value="6.972E-052" calcext:value-type="float">
            <text:p>6,972E-52</text:p>
          </table:table-cell>
          <table:table-cell office:value-type="float" office:value="2.166E-053" calcext:value-type="float">
            <text:p>2,166E-53</text:p>
          </table:table-cell>
          <table:table-cell office:value-type="float" office:value="2.095E-047" calcext:value-type="float">
            <text:p>2,095E-47</text:p>
          </table:table-cell>
          <table:table-cell office:value-type="float" office:value="1.115E-067" calcext:value-type="float">
            <text:p>1,115E-67</text:p>
          </table:table-cell>
          <table:table-cell office:value-type="float" office:value="7.554E-021" calcext:value-type="float">
            <text:p>7,554E-21</text:p>
          </table:table-cell>
          <table:table-cell office:value-type="float" office:value="1.078E-019" calcext:value-type="float">
            <text:p>1,078E-19</text:p>
          </table:table-cell>
          <table:table-cell office:value-type="float" office:value="0.00000000000001211" calcext:value-type="float">
            <text:p>1,211E-14</text:p>
          </table:table-cell>
          <table:table-cell office:value-type="float" office:value="1.802E-016" calcext:value-type="float">
            <text:p>1,802E-16</text:p>
          </table:table-cell>
          <table:table-cell office:value-type="float" office:value="5.057E-057" calcext:value-type="float">
            <text:p>5,057E-57</text:p>
          </table:table-cell>
          <table:table-cell office:value-type="float" office:value="1.848E-019" calcext:value-type="float">
            <text:p>1,848E-19</text:p>
          </table:table-cell>
          <table:table-cell office:value-type="float" office:value="1.864E-039" calcext:value-type="float">
            <text:p>1,864E-39</text:p>
          </table:table-cell>
          <table:table-cell office:value-type="float" office:value="6.79E-039" calcext:value-type="float">
            <text:p>6,79E-39</text:p>
          </table:table-cell>
          <table:table-cell office:value-type="float" office:value="3.089E-066" calcext:value-type="float">
            <text:p>3,089E-66</text:p>
          </table:table-cell>
          <table:table-cell office:value-type="float" office:value="3.15E-037" calcext:value-type="float">
            <text:p>3,15E-37</text:p>
          </table:table-cell>
          <table:table-cell office:value-type="float" office:value="1.919E-082" calcext:value-type="float">
            <text:p>1,919E-82</text:p>
          </table:table-cell>
          <table:table-cell office:value-type="float" office:value="0.000000000001594" calcext:value-type="float">
            <text:p>1,594E-12</text:p>
          </table:table-cell>
          <table:table-cell office:value-type="float" office:value="0.0000000000161" calcext:value-type="float">
            <text:p>1,61E-11</text:p>
          </table:table-cell>
          <table:table-cell office:value-type="float" office:value="0.00000000000001962" calcext:value-type="float">
            <text:p>1,962E-14</text:p>
          </table:table-cell>
          <table:table-cell office:value-type="float" office:value="1.389E-063" calcext:value-type="float">
            <text:p>1,389E-63</text:p>
          </table:table-cell>
          <table:table-cell office:value-type="float" office:value="5.517E-063" calcext:value-type="float">
            <text:p>5,517E-63</text:p>
          </table:table-cell>
          <table:table-cell office:value-type="float" office:value="2.127E-066" calcext:value-type="float">
            <text:p>2,127E-66</text:p>
          </table:table-cell>
          <table:table-cell office:value-type="float" office:value="0.0000000000004094" calcext:value-type="float">
            <text:p>4,094E-13</text:p>
          </table:table-cell>
          <table:table-cell office:value-type="float" office:value="5.906E-065" calcext:value-type="float">
            <text:p>5,906E-65</text:p>
          </table:table-cell>
          <table:table-cell office:value-type="float" office:value="3.1E-025" calcext:value-type="float">
            <text:p>3,1E-25</text:p>
          </table:table-cell>
          <table:table-cell office:value-type="float" office:value="2.086E-021" calcext:value-type="float">
            <text:p>2,086E-21</text:p>
          </table:table-cell>
          <table:table-cell office:value-type="float" office:value="4.263E-026" calcext:value-type="float">
            <text:p>4,263E-26</text:p>
          </table:table-cell>
          <table:table-cell office:value-type="float" office:value="1.405E-068" calcext:value-type="float">
            <text:p>1,405E-68</text:p>
          </table:table-cell>
          <table:table-cell office:value-type="float" office:value="9.156E-078" calcext:value-type="float">
            <text:p>9,156E-78</text:p>
          </table:table-cell>
          <table:table-cell office:value-type="float" office:value="1.664E-033" calcext:value-type="float">
            <text:p>1,664E-33</text:p>
          </table:table-cell>
          <table:table-cell office:value-type="float" office:value="1.169E-022" calcext:value-type="float">
            <text:p>1,169E-22</text:p>
          </table:table-cell>
          <table:table-cell office:value-type="float" office:value="6.554E-025" calcext:value-type="float">
            <text:p>6,554E-25</text:p>
          </table:table-cell>
          <table:table-cell office:value-type="float" office:value="4.747E-080" calcext:value-type="float">
            <text:p>4,747E-80</text:p>
          </table:table-cell>
          <table:table-cell office:value-type="float" office:value="2.643E-062" calcext:value-type="float">
            <text:p>2,643E-62</text:p>
          </table:table-cell>
          <table:table-cell office:value-type="float" office:value="0.0000000000282" calcext:value-type="float">
            <text:p>2,82E-11</text:p>
          </table:table-cell>
          <table:table-cell office:value-type="float" office:value="1.374E-019" calcext:value-type="float">
            <text:p>1,374E-19</text:p>
          </table:table-cell>
          <table:table-cell office:value-type="float" office:value="1.096E-020" calcext:value-type="float">
            <text:p>1,096E-20</text:p>
          </table:table-cell>
          <table:table-cell office:value-type="float" office:value="1.997E-018" calcext:value-type="float">
            <text:p>1,997E-18</text:p>
          </table:table-cell>
          <table:table-cell office:value-type="float" office:value="2.628E-019" calcext:value-type="float">
            <text:p>2,628E-19</text:p>
          </table:table-cell>
          <table:table-cell office:value-type="float" office:value="2.219E-019" calcext:value-type="float">
            <text:p>2,219E-19</text:p>
          </table:table-cell>
          <table:table-cell office:value-type="float" office:value="1.319E-019" calcext:value-type="float">
            <text:p>1,319E-19</text:p>
          </table:table-cell>
          <table:table-cell office:value-type="float" office:value="3.783E-020" calcext:value-type="float">
            <text:p>3,783E-20</text:p>
          </table:table-cell>
          <table:table-cell office:value-type="float" office:value="1.313E-020" calcext:value-type="float">
            <text:p>1,313E-20</text:p>
          </table:table-cell>
          <table:table-cell office:value-type="float" office:value="2.183E-054" calcext:value-type="float">
            <text:p>2,183E-54</text:p>
          </table:table-cell>
          <table:table-cell office:value-type="float" office:value="8.556E-037" calcext:value-type="float">
            <text:p>8,556E-37</text:p>
          </table:table-cell>
          <table:table-cell office:value-type="float" office:value="9.315E-047" calcext:value-type="float">
            <text:p>9,315E-47</text:p>
          </table:table-cell>
          <table:table-cell office:value-type="float" office:value="6.156E-059" calcext:value-type="float">
            <text:p>6,156E-59</text:p>
          </table:table-cell>
          <table:table-cell office:value-type="float" office:value="6.038E-067" calcext:value-type="float">
            <text:p>6,038E-67</text:p>
          </table:table-cell>
          <table:table-cell office:value-type="float" office:value="2.257E-060" calcext:value-type="float">
            <text:p>2,257E-60</text:p>
          </table:table-cell>
          <table:table-cell office:value-type="float" office:value="1.446E-068" calcext:value-type="float">
            <text:p>1,446E-68</text:p>
          </table:table-cell>
          <table:table-cell office:value-type="float" office:value="8.078E-018" calcext:value-type="float">
            <text:p>8,078E-18</text:p>
          </table:table-cell>
          <table:table-cell office:value-type="float" office:value="4.799E-017" calcext:value-type="float">
            <text:p>4,799E-17</text:p>
          </table:table-cell>
          <table:table-cell office:value-type="float" office:value="4.312E-023" calcext:value-type="float">
            <text:p>4,312E-23</text:p>
          </table:table-cell>
          <table:table-cell office:value-type="float" office:value="1.517E-057" calcext:value-type="float">
            <text:p>1,517E-57</text:p>
          </table:table-cell>
          <table:table-cell office:value-type="float" office:value="1.739E-061" calcext:value-type="float">
            <text:p>1,739E-61</text:p>
          </table:table-cell>
          <table:table-cell office:value-type="float" office:value="4.858E-060" calcext:value-type="float">
            <text:p>4,858E-60</text:p>
          </table:table-cell>
          <table:table-cell office:value-type="float" office:value="3.183E-056" calcext:value-type="float">
            <text:p>3,183E-56</text:p>
          </table:table-cell>
          <table:table-cell office:value-type="float" office:value="3.105E-061" calcext:value-type="float">
            <text:p>3,105E-61</text:p>
          </table:table-cell>
          <table:table-cell office:value-type="float" office:value="8.542E-063" calcext:value-type="float">
            <text:p>8,542E-63</text:p>
          </table:table-cell>
          <table:table-cell office:value-type="float" office:value="1.141E-058" calcext:value-type="float">
            <text:p>1,141E-58</text:p>
          </table:table-cell>
          <table:table-cell office:value-type="float" office:value="1.097E-047" calcext:value-type="float">
            <text:p>1,097E-47</text:p>
          </table:table-cell>
          <table:table-cell office:value-type="float" office:value="6.454E-057" calcext:value-type="float">
            <text:p>6,454E-57</text:p>
          </table:table-cell>
          <table:table-cell office:value-type="float" office:value="1.257E-057" calcext:value-type="float">
            <text:p>1,257E-57</text:p>
          </table:table-cell>
          <table:table-cell office:value-type="float" office:value="3.261E-055" calcext:value-type="float">
            <text:p>3,261E-55</text:p>
          </table:table-cell>
          <table:table-cell office:value-type="float" office:value="2.739E-052" calcext:value-type="float">
            <text:p>2,739E-52</text:p>
          </table:table-cell>
          <table:table-cell office:value-type="float" office:value="7.412E-028" calcext:value-type="float">
            <text:p>7,412E-28</text:p>
          </table:table-cell>
          <table:table-cell office:value-type="float" office:value="2.697E-030" calcext:value-type="float">
            <text:p>2,697E-30</text:p>
          </table:table-cell>
          <table:table-cell office:value-type="float" office:value="9.025E-022" calcext:value-type="float">
            <text:p>9,025E-22</text:p>
          </table:table-cell>
          <table:table-cell office:value-type="float" office:value="1.032E-050" calcext:value-type="float">
            <text:p>1,032E-50</text:p>
          </table:table-cell>
          <table:table-cell office:value-type="float" office:value="8.879E-057" calcext:value-type="float">
            <text:p>8,879E-57</text:p>
          </table:table-cell>
          <table:table-cell office:value-type="float" office:value="2.692E-056" calcext:value-type="float">
            <text:p>2,692E-56</text:p>
          </table:table-cell>
          <table:table-cell office:value-type="float" office:value="2.337E-048" calcext:value-type="float">
            <text:p>2,337E-48</text:p>
          </table:table-cell>
          <table:table-cell office:value-type="float" office:value="5.769E-017" calcext:value-type="float">
            <text:p>5,769E-17</text:p>
          </table:table-cell>
          <table:table-cell office:value-type="float" office:value="1.333E-021" calcext:value-type="float">
            <text:p>1,333E-21</text:p>
          </table:table-cell>
          <table:table-cell office:value-type="float" office:value="3.394E-019" calcext:value-type="float">
            <text:p>3,394E-19</text:p>
          </table:table-cell>
          <table:table-cell office:value-type="float" office:value="9.302E-048" calcext:value-type="float">
            <text:p>9,302E-48</text:p>
          </table:table-cell>
          <table:table-cell office:value-type="float" office:value="2.131E-032" calcext:value-type="float">
            <text:p>2,131E-32</text:p>
          </table:table-cell>
          <table:table-cell office:value-type="float" office:value="0.000000000002396" calcext:value-type="float">
            <text:p>2,396E-12</text:p>
          </table:table-cell>
          <table:table-cell office:value-type="float" office:value="2.276E-037" calcext:value-type="float">
            <text:p>2,276E-37</text:p>
          </table:table-cell>
          <table:table-cell office:value-type="float" office:value="2.659E-052" calcext:value-type="float">
            <text:p>2,659E-52</text:p>
          </table:table-cell>
          <table:table-cell office:value-type="float" office:value="8.85E-030" calcext:value-type="float">
            <text:p>8,85E-30</text:p>
          </table:table-cell>
          <table:table-cell office:value-type="float" office:value="6.2E-062" calcext:value-type="float">
            <text:p>6,2E-62</text:p>
          </table:table-cell>
          <table:table-cell office:value-type="float" office:value="1.589E-062" calcext:value-type="float">
            <text:p>1,589E-62</text:p>
          </table:table-cell>
          <table:table-cell office:value-type="float" office:value="2.412E-055" calcext:value-type="float">
            <text:p>2,412E-55</text:p>
          </table:table-cell>
          <table:table-cell office:value-type="float" office:value="4.803E-057" calcext:value-type="float">
            <text:p>4,803E-57</text:p>
          </table:table-cell>
          <table:table-cell office:value-type="float" office:value="3.12E-027" calcext:value-type="float">
            <text:p>3,12E-27</text:p>
          </table:table-cell>
          <table:table-cell office:value-type="float" office:value="6.209E-057" calcext:value-type="float">
            <text:p>6,209E-57</text:p>
          </table:table-cell>
          <table:table-cell office:value-type="float" office:value="1.65E-016" calcext:value-type="float">
            <text:p>1,65E-16</text:p>
          </table:table-cell>
          <table:table-cell office:value-type="float" office:value="8.078E-018" calcext:value-type="float">
            <text:p>8,078E-18</text:p>
          </table:table-cell>
          <table:table-cell office:value-type="float" office:value="0.0000000000002281" calcext:value-type="float">
            <text:p>2,281E-13</text:p>
          </table:table-cell>
          <table:table-cell office:value-type="float" office:value="3.902E-036" calcext:value-type="float">
            <text:p>3,902E-36</text:p>
          </table:table-cell>
          <table:table-cell office:value-type="float" office:value="2.25E-019" calcext:value-type="float">
            <text:p>2,25E-19</text:p>
          </table:table-cell>
          <table:table-cell office:value-type="float" office:value="1.362E-018" calcext:value-type="float">
            <text:p>1,362E-18</text:p>
          </table:table-cell>
          <table:table-cell office:value-type="float" office:value="1.422E-016" calcext:value-type="float">
            <text:p>1,422E-16</text:p>
          </table:table-cell>
          <table:table-cell office:value-type="float" office:value="7.119E-017" calcext:value-type="float">
            <text:p>7,119E-17</text:p>
          </table:table-cell>
          <table:table-cell office:value-type="float" office:value="2.86E-017" calcext:value-type="float">
            <text:p>2,86E-17</text:p>
          </table:table-cell>
          <table:table-cell office:value-type="float" office:value="1.358E-017" calcext:value-type="float">
            <text:p>1,358E-17</text:p>
          </table:table-cell>
          <table:table-cell office:value-type="float" office:value="2.895E-016" calcext:value-type="float">
            <text:p>2,895E-16</text:p>
          </table:table-cell>
          <table:table-cell office:value-type="float" office:value="1.393E-017" calcext:value-type="float">
            <text:p>1,393E-17</text:p>
          </table:table-cell>
          <table:table-cell office:value-type="float" office:value="4.927E-017" calcext:value-type="float">
            <text:p>4,927E-17</text:p>
          </table:table-cell>
          <table:table-cell office:value-type="float" office:value="0.000000000001953" calcext:value-type="float">
            <text:p>1,953E-12</text:p>
          </table:table-cell>
          <table:table-cell office:value-type="float" office:value="2.114E-020" calcext:value-type="float">
            <text:p>2,114E-20</text:p>
          </table:table-cell>
        </table:table-row>
        <table:table-row table:style-name="ro1">
          <table:table-cell office:value-type="string" calcext:value-type="string">
            <text:p>HG00174_FIN</text:p>
          </table:table-cell>
          <table:table-cell office:value-type="float" office:value="55" calcext:value-type="float">
            <text:p>55</text:p>
          </table:table-cell>
          <table:table-cell office:value-type="float" office:value="5.605E-050" calcext:value-type="float">
            <text:p>5,605E-50</text:p>
          </table:table-cell>
          <table:table-cell office:value-type="float" office:value="2.546E-052" calcext:value-type="float">
            <text:p>2,546E-52</text:p>
          </table:table-cell>
          <table:table-cell office:value-type="float" office:value="2.175E-049" calcext:value-type="float">
            <text:p>2,175E-49</text:p>
          </table:table-cell>
          <table:table-cell office:value-type="float" office:value="3.109E-080" calcext:value-type="float">
            <text:p>3,109E-80</text:p>
          </table:table-cell>
          <table:table-cell office:value-type="float" office:value="3.735E-072" calcext:value-type="float">
            <text:p>3,735E-72</text:p>
          </table:table-cell>
          <table:table-cell office:value-type="float" office:value="0.0000000001481" calcext:value-type="float">
            <text:p>1,481E-10</text:p>
          </table:table-cell>
          <table:table-cell office:value-type="float" office:value="4.66E-048" calcext:value-type="float">
            <text:p>4,66E-48</text:p>
          </table:table-cell>
          <table:table-cell office:value-type="float" office:value="1.143E-050" calcext:value-type="float">
            <text:p>1,143E-50</text:p>
          </table:table-cell>
          <table:table-cell office:value-type="float" office:value="7.455E-031" calcext:value-type="float">
            <text:p>7,455E-31</text:p>
          </table:table-cell>
          <table:table-cell office:value-type="float" office:value="3.872E-052" calcext:value-type="float">
            <text:p>3,872E-52</text:p>
          </table:table-cell>
          <table:table-cell office:value-type="float" office:value="8.494E-041" calcext:value-type="float">
            <text:p>8,494E-41</text:p>
          </table:table-cell>
          <table:table-cell office:value-type="float" office:value="1.985E-071" calcext:value-type="float">
            <text:p>1,985E-71</text:p>
          </table:table-cell>
          <table:table-cell office:value-type="float" office:value="1.185E-025" calcext:value-type="float">
            <text:p>1,185E-25</text:p>
          </table:table-cell>
          <table:table-cell office:value-type="float" office:value="4.101E-015" calcext:value-type="float">
            <text:p>4,101E-15</text:p>
          </table:table-cell>
          <table:table-cell office:value-type="float" office:value="0.00000000006317" calcext:value-type="float">
            <text:p>6,317E-11</text:p>
          </table:table-cell>
          <table:table-cell office:value-type="float" office:value="0.00000000000692" calcext:value-type="float">
            <text:p>6,92E-12</text:p>
          </table:table-cell>
          <table:table-cell office:value-type="float" office:value="0.00000000005496" calcext:value-type="float">
            <text:p>5,496E-11</text:p>
          </table:table-cell>
          <table:table-cell office:value-type="float" office:value="0.0000000005809" calcext:value-type="float">
            <text:p>5,809E-10</text:p>
          </table:table-cell>
          <table:table-cell office:value-type="float" office:value="2.877E-054" calcext:value-type="float">
            <text:p>2,877E-54</text:p>
          </table:table-cell>
          <table:table-cell office:value-type="float" office:value="2.069E-036" calcext:value-type="float">
            <text:p>2,069E-36</text:p>
          </table:table-cell>
          <table:table-cell office:value-type="float" office:value="5.144E-047" calcext:value-type="float">
            <text:p>5,144E-47</text:p>
          </table:table-cell>
          <table:table-cell office:value-type="float" office:value="7.892E-062" calcext:value-type="float">
            <text:p>7,892E-62</text:p>
          </table:table-cell>
          <table:table-cell office:value-type="float" office:value="1.745E-062" calcext:value-type="float">
            <text:p>1,745E-62</text:p>
          </table:table-cell>
          <table:table-cell office:value-type="float" office:value="7.434E-053" calcext:value-type="float">
            <text:p>7,434E-53</text:p>
          </table:table-cell>
          <table:table-cell office:value-type="float" office:value="3.943E-076" calcext:value-type="float">
            <text:p>3,943E-76</text:p>
          </table:table-cell>
          <table:table-cell office:value-type="float" office:value="2.76E-073" calcext:value-type="float">
            <text:p>2,76E-73</text:p>
          </table:table-cell>
          <table:table-cell office:value-type="float" office:value="6.703E-024" calcext:value-type="float">
            <text:p>6,703E-24</text:p>
          </table:table-cell>
          <table:table-cell office:value-type="float" office:value="0.000000000001294" calcext:value-type="float">
            <text:p>1,294E-12</text:p>
          </table:table-cell>
          <table:table-cell office:value-type="float" office:value="1.711E-052" calcext:value-type="float">
            <text:p>1,711E-52</text:p>
          </table:table-cell>
          <table:table-cell office:value-type="float" office:value="0.0000000001658" calcext:value-type="float">
            <text:p>1,658E-10</text:p>
          </table:table-cell>
          <table:table-cell office:value-type="float" office:value="5.836E-040" calcext:value-type="float">
            <text:p>5,836E-40</text:p>
          </table:table-cell>
          <table:table-cell office:value-type="float" office:value="3.212E-044" calcext:value-type="float">
            <text:p>3,212E-44</text:p>
          </table:table-cell>
          <table:table-cell office:value-type="float" office:value="1.174E-032" calcext:value-type="float">
            <text:p>1,174E-32</text:p>
          </table:table-cell>
          <table:table-cell office:value-type="float" office:value="1.154E-021" calcext:value-type="float">
            <text:p>1,154E-21</text:p>
          </table:table-cell>
          <table:table-cell office:value-type="float" office:value="3.17E-054" calcext:value-type="float">
            <text:p>3,17E-54</text:p>
          </table:table-cell>
          <table:table-cell office:value-type="float" office:value="0.000000000006699" calcext:value-type="float">
            <text:p>6,699E-12</text:p>
          </table:table-cell>
          <table:table-cell office:value-type="float" office:value="2.414E-031" calcext:value-type="float">
            <text:p>2,414E-31</text:p>
          </table:table-cell>
          <table:table-cell office:value-type="float" office:value="1.112E-016" calcext:value-type="float">
            <text:p>1,112E-16</text:p>
          </table:table-cell>
          <table:table-cell office:value-type="float" office:value="1.521E-070" calcext:value-type="float">
            <text:p>1,521E-70</text:p>
          </table:table-cell>
          <table:table-cell office:value-type="float" office:value="2.88E-059" calcext:value-type="float">
            <text:p>2,88E-59</text:p>
          </table:table-cell>
          <table:table-cell office:value-type="float" office:value="1.498E-035" calcext:value-type="float">
            <text:p>1,498E-35</text:p>
          </table:table-cell>
          <table:table-cell office:value-type="float" office:value="8.762E-051" calcext:value-type="float">
            <text:p>8,762E-51</text:p>
          </table:table-cell>
          <table:table-cell office:value-type="float" office:value="4.006E-021" calcext:value-type="float">
            <text:p>4,006E-21</text:p>
          </table:table-cell>
          <table:table-cell office:value-type="float" office:value="0.00000000002627" calcext:value-type="float">
            <text:p>2,627E-11</text:p>
          </table:table-cell>
          <table:table-cell office:value-type="float" office:value="0.0000000001173" calcext:value-type="float">
            <text:p>1,173E-10</text:p>
          </table:table-cell>
          <table:table-cell office:value-type="float" office:value="0.000000000001993" calcext:value-type="float">
            <text:p>1,993E-12</text:p>
          </table:table-cell>
          <table:table-cell office:value-type="float" office:value="4.666E-044" calcext:value-type="float">
            <text:p>4,666E-44</text:p>
          </table:table-cell>
          <table:table-cell office:value-type="float" office:value="5.592E-049" calcext:value-type="float">
            <text:p>5,592E-49</text:p>
          </table:table-cell>
          <table:table-cell office:value-type="float" office:value="0.00000000003404" calcext:value-type="float">
            <text:p>3,404E-11</text:p>
          </table:table-cell>
          <table:table-cell office:value-type="float" office:value="1.214E-045" calcext:value-type="float">
            <text:p>1,214E-45</text:p>
          </table:table-cell>
          <table:table-cell office:value-type="float" office:value="2.403E-045" calcext:value-type="float">
            <text:p>2,403E-45</text:p>
          </table:table-cell>
          <table:table-cell office:value-type="float" office:value="1.936E-019" calcext:value-type="float">
            <text:p>1,936E-19</text:p>
          </table:table-cell>
          <table:table-cell office:value-type="float" office:value="0.0000000007886" calcext:value-type="float">
            <text:p>7,886E-10</text:p>
          </table:table-cell>
          <table:table-cell office:value-type="float" office:value="1.016E-018" calcext:value-type="float">
            <text:p>1,016E-18</text:p>
          </table:table-cell>
          <table:table-cell office:value-type="float" office:value="5.047E-026" calcext:value-type="float">
            <text:p>5,047E-26</text:p>
          </table:table-cell>
          <table:table-cell office:value-type="float" office:value="5.974E-016" calcext:value-type="float">
            <text:p>5,974E-16</text:p>
          </table:table-cell>
          <table:table-cell office:value-type="float" office:value="5.91E-020" calcext:value-type="float">
            <text:p>5,91E-20</text:p>
          </table:table-cell>
          <table:table-cell office:value-type="float" office:value="2.088E-022" calcext:value-type="float">
            <text:p>2,088E-22</text:p>
          </table:table-cell>
          <table:table-cell office:value-type="float" office:value="8.48E-032" calcext:value-type="float">
            <text:p>8,48E-32</text:p>
          </table:table-cell>
          <table:table-cell office:value-type="float" office:value="8.082E-042" calcext:value-type="float">
            <text:p>8,082E-42</text:p>
          </table:table-cell>
          <table:table-cell office:value-type="float" office:value="7.618E-043" calcext:value-type="float">
            <text:p>7,618E-43</text:p>
          </table:table-cell>
          <table:table-cell office:value-type="float" office:value="1.395E-037" calcext:value-type="float">
            <text:p>1,395E-37</text:p>
          </table:table-cell>
          <table:table-cell office:value-type="float" office:value="2.673E-061" calcext:value-type="float">
            <text:p>2,673E-61</text:p>
          </table:table-cell>
          <table:table-cell office:value-type="float" office:value="9.535E-017" calcext:value-type="float">
            <text:p>9,535E-17</text:p>
          </table:table-cell>
          <table:table-cell office:value-type="float" office:value="0.0000000000002023" calcext:value-type="float">
            <text:p>2,023E-13</text:p>
          </table:table-cell>
          <table:table-cell office:value-type="float" office:value="0.0000000001167" calcext:value-type="float">
            <text:p>1,167E-10</text:p>
          </table:table-cell>
          <table:table-cell office:value-type="float" office:value="0.0000000000007325" calcext:value-type="float">
            <text:p>7,325E-13</text:p>
          </table:table-cell>
          <table:table-cell office:value-type="float" office:value="1.941E-053" calcext:value-type="float">
            <text:p>1,941E-53</text:p>
          </table:table-cell>
          <table:table-cell office:value-type="float" office:value="0.00000000000001655" calcext:value-type="float">
            <text:p>1,655E-14</text:p>
          </table:table-cell>
          <table:table-cell office:value-type="float" office:value="4.108E-030" calcext:value-type="float">
            <text:p>4,108E-30</text:p>
          </table:table-cell>
          <table:table-cell office:value-type="float" office:value="1.397E-029" calcext:value-type="float">
            <text:p>1,397E-29</text:p>
          </table:table-cell>
          <table:table-cell office:value-type="float" office:value="8.673E-059" calcext:value-type="float">
            <text:p>8,673E-59</text:p>
          </table:table-cell>
          <table:table-cell office:value-type="float" office:value="7.664E-034" calcext:value-type="float">
            <text:p>7,664E-34</text:p>
          </table:table-cell>
          <table:table-cell office:value-type="float" office:value="2.484E-074" calcext:value-type="float">
            <text:p>2,484E-74</text:p>
          </table:table-cell>
          <table:table-cell office:value-type="float" office:value="0.00000000007565" calcext:value-type="float">
            <text:p>7,565E-11</text:p>
          </table:table-cell>
          <table:table-cell office:value-type="float" office:value="0.0000000001644" calcext:value-type="float">
            <text:p>1,644E-10</text:p>
          </table:table-cell>
          <table:table-cell office:value-type="float" office:value="0.000000000328" calcext:value-type="float">
            <text:p>3,28E-10</text:p>
          </table:table-cell>
          <table:table-cell office:value-type="float" office:value="2.116E-050" calcext:value-type="float">
            <text:p>2,116E-50</text:p>
          </table:table-cell>
          <table:table-cell office:value-type="float" office:value="6.861E-050" calcext:value-type="float">
            <text:p>6,861E-50</text:p>
          </table:table-cell>
          <table:table-cell office:value-type="float" office:value="4.207E-051" calcext:value-type="float">
            <text:p>4,207E-51</text:p>
          </table:table-cell>
          <table:table-cell office:value-type="float" office:value="0.0000000006517" calcext:value-type="float">
            <text:p>6,517E-10</text:p>
          </table:table-cell>
          <table:table-cell office:value-type="float" office:value="5.549E-051" calcext:value-type="float">
            <text:p>5,549E-51</text:p>
          </table:table-cell>
          <table:table-cell office:value-type="float" office:value="2.362E-020" calcext:value-type="float">
            <text:p>2,362E-20</text:p>
          </table:table-cell>
          <table:table-cell office:value-type="float" office:value="2.181E-017" calcext:value-type="float">
            <text:p>2,181E-17</text:p>
          </table:table-cell>
          <table:table-cell office:value-type="float" office:value="5.118E-020" calcext:value-type="float">
            <text:p>5,118E-20</text:p>
          </table:table-cell>
          <table:table-cell office:value-type="float" office:value="3.371E-062" calcext:value-type="float">
            <text:p>3,371E-62</text:p>
          </table:table-cell>
          <table:table-cell office:value-type="float" office:value="9.933E-069" calcext:value-type="float">
            <text:p>9,933E-69</text:p>
          </table:table-cell>
          <table:table-cell office:value-type="float" office:value="6.202E-032" calcext:value-type="float">
            <text:p>6,202E-32</text:p>
          </table:table-cell>
          <table:table-cell office:value-type="float" office:value="2.18E-017" calcext:value-type="float">
            <text:p>2,18E-17</text:p>
          </table:table-cell>
          <table:table-cell office:value-type="float" office:value="6.459E-020" calcext:value-type="float">
            <text:p>6,459E-20</text:p>
          </table:table-cell>
          <table:table-cell office:value-type="float" office:value="2.057E-072" calcext:value-type="float">
            <text:p>2,057E-72</text:p>
          </table:table-cell>
          <table:table-cell office:value-type="float" office:value="1.3E-048" calcext:value-type="float">
            <text:p>1,3E-48</text:p>
          </table:table-cell>
          <table:table-cell office:value-type="float" office:value="0.0000000001885" calcext:value-type="float">
            <text:p>1,885E-10</text:p>
          </table:table-cell>
          <table:table-cell office:value-type="float" office:value="4.631E-015" calcext:value-type="float">
            <text:p>4,631E-15</text:p>
          </table:table-cell>
          <table:table-cell office:value-type="float" office:value="0.0000000000001123" calcext:value-type="float">
            <text:p>1,123E-13</text:p>
          </table:table-cell>
          <table:table-cell office:value-type="float" office:value="0.00000000000002354" calcext:value-type="float">
            <text:p>2,354E-14</text:p>
          </table:table-cell>
          <table:table-cell office:value-type="float" office:value="0.00000000000114" calcext:value-type="float">
            <text:p>1,14E-12</text:p>
          </table:table-cell>
          <table:table-cell office:value-type="float" office:value="0.0000000000001467" calcext:value-type="float">
            <text:p>1,467E-13</text:p>
          </table:table-cell>
          <table:table-cell office:value-type="float" office:value="0.00000000000005809" calcext:value-type="float">
            <text:p>5,809E-14</text:p>
          </table:table-cell>
          <table:table-cell office:value-type="float" office:value="6.034E-015" calcext:value-type="float">
            <text:p>6,034E-15</text:p>
          </table:table-cell>
          <table:table-cell office:value-type="float" office:value="8.923E-015" calcext:value-type="float">
            <text:p>8,923E-15</text:p>
          </table:table-cell>
          <table:table-cell office:value-type="float" office:value="5.696E-041" calcext:value-type="float">
            <text:p>5,696E-41</text:p>
          </table:table-cell>
          <table:table-cell office:value-type="float" office:value="5.879E-029" calcext:value-type="float">
            <text:p>5,879E-29</text:p>
          </table:table-cell>
          <table:table-cell office:value-type="float" office:value="5.779E-036" calcext:value-type="float">
            <text:p>5,779E-36</text:p>
          </table:table-cell>
          <table:table-cell office:value-type="float" office:value="1.774E-044" calcext:value-type="float">
            <text:p>1,774E-44</text:p>
          </table:table-cell>
          <table:table-cell office:value-type="float" office:value="4.178E-053" calcext:value-type="float">
            <text:p>4,178E-53</text:p>
          </table:table-cell>
          <table:table-cell office:value-type="float" office:value="1.19E-046" calcext:value-type="float">
            <text:p>1,19E-46</text:p>
          </table:table-cell>
          <table:table-cell office:value-type="float" office:value="4.918E-053" calcext:value-type="float">
            <text:p>4,918E-53</text:p>
          </table:table-cell>
          <table:table-cell office:value-type="float" office:value="0.0000000000007994" calcext:value-type="float">
            <text:p>7,994E-13</text:p>
          </table:table-cell>
          <table:table-cell office:value-type="float" office:value="0.0000000000776" calcext:value-type="float">
            <text:p>7,76E-11</text:p>
          </table:table-cell>
          <table:table-cell office:value-type="float" office:value="6.056E-022" calcext:value-type="float">
            <text:p>6,056E-22</text:p>
          </table:table-cell>
          <table:table-cell office:value-type="float" office:value="1.351E-044" calcext:value-type="float">
            <text:p>1,351E-44</text:p>
          </table:table-cell>
          <table:table-cell office:value-type="float" office:value="3.234E-047" calcext:value-type="float">
            <text:p>3,234E-47</text:p>
          </table:table-cell>
          <table:table-cell office:value-type="float" office:value="5.506E-047" calcext:value-type="float">
            <text:p>5,506E-47</text:p>
          </table:table-cell>
          <table:table-cell office:value-type="float" office:value="1.406E-043" calcext:value-type="float">
            <text:p>1,406E-43</text:p>
          </table:table-cell>
          <table:table-cell office:value-type="float" office:value="1.358E-047" calcext:value-type="float">
            <text:p>1,358E-47</text:p>
          </table:table-cell>
          <table:table-cell office:value-type="float" office:value="4.09E-049" calcext:value-type="float">
            <text:p>4,09E-49</text:p>
          </table:table-cell>
          <table:table-cell office:value-type="float" office:value="6.461E-043" calcext:value-type="float">
            <text:p>6,461E-43</text:p>
          </table:table-cell>
          <table:table-cell office:value-type="float" office:value="4.89E-036" calcext:value-type="float">
            <text:p>4,89E-36</text:p>
          </table:table-cell>
          <table:table-cell office:value-type="float" office:value="4.873E-043" calcext:value-type="float">
            <text:p>4,873E-43</text:p>
          </table:table-cell>
          <table:table-cell office:value-type="float" office:value="1.846E-045" calcext:value-type="float">
            <text:p>1,846E-45</text:p>
          </table:table-cell>
          <table:table-cell office:value-type="float" office:value="3.144E-042" calcext:value-type="float">
            <text:p>3,144E-42</text:p>
          </table:table-cell>
          <table:table-cell office:value-type="float" office:value="5.516E-040" calcext:value-type="float">
            <text:p>5,516E-40</text:p>
          </table:table-cell>
          <table:table-cell office:value-type="float" office:value="1.434E-020" calcext:value-type="float">
            <text:p>1,434E-20</text:p>
          </table:table-cell>
          <table:table-cell office:value-type="float" office:value="1.406E-021" calcext:value-type="float">
            <text:p>1,406E-21</text:p>
          </table:table-cell>
          <table:table-cell office:value-type="float" office:value="1.04E-015" calcext:value-type="float">
            <text:p>1,04E-15</text:p>
          </table:table-cell>
          <table:table-cell office:value-type="float" office:value="6.795E-038" calcext:value-type="float">
            <text:p>6,795E-38</text:p>
          </table:table-cell>
          <table:table-cell office:value-type="float" office:value="4.877E-044" calcext:value-type="float">
            <text:p>4,877E-44</text:p>
          </table:table-cell>
          <table:table-cell office:value-type="float" office:value="2.791E-042" calcext:value-type="float">
            <text:p>2,791E-42</text:p>
          </table:table-cell>
          <table:table-cell office:value-type="float" office:value="1.373E-034" calcext:value-type="float">
            <text:p>1,373E-34</text:p>
          </table:table-cell>
          <table:table-cell office:value-type="float" office:value="0.0000000001891" calcext:value-type="float">
            <text:p>1,891E-10</text:p>
          </table:table-cell>
          <table:table-cell office:value-type="float" office:value="5.115E-015" calcext:value-type="float">
            <text:p>5,115E-15</text:p>
          </table:table-cell>
          <table:table-cell office:value-type="float" office:value="0.0000000000000191" calcext:value-type="float">
            <text:p>1,91E-14</text:p>
          </table:table-cell>
          <table:table-cell office:value-type="float" office:value="1.682E-045" calcext:value-type="float">
            <text:p>1,682E-45</text:p>
          </table:table-cell>
          <table:table-cell office:value-type="float" office:value="1.265E-029" calcext:value-type="float">
            <text:p>1,265E-29</text:p>
          </table:table-cell>
          <table:table-cell office:value-type="float" office:value="0.0000000002493" calcext:value-type="float">
            <text:p>2,493E-10</text:p>
          </table:table-cell>
          <table:table-cell office:value-type="float" office:value="1.236E-034" calcext:value-type="float">
            <text:p>1,236E-34</text:p>
          </table:table-cell>
          <table:table-cell office:value-type="float" office:value="9.667E-050" calcext:value-type="float">
            <text:p>9,667E-50</text:p>
          </table:table-cell>
          <table:table-cell office:value-type="float" office:value="7.013E-028" calcext:value-type="float">
            <text:p>7,013E-28</text:p>
          </table:table-cell>
          <table:table-cell office:value-type="float" office:value="2.293E-048" calcext:value-type="float">
            <text:p>2,293E-48</text:p>
          </table:table-cell>
          <table:table-cell office:value-type="float" office:value="4.27E-048" calcext:value-type="float">
            <text:p>4,27E-48</text:p>
          </table:table-cell>
          <table:table-cell office:value-type="float" office:value="1.484E-043" calcext:value-type="float">
            <text:p>1,484E-43</text:p>
          </table:table-cell>
          <table:table-cell office:value-type="float" office:value="4.572E-044" calcext:value-type="float">
            <text:p>4,572E-44</text:p>
          </table:table-cell>
          <table:table-cell office:value-type="float" office:value="4.71E-019" calcext:value-type="float">
            <text:p>4,71E-19</text:p>
          </table:table-cell>
          <table:table-cell office:value-type="float" office:value="6.411E-045" calcext:value-type="float">
            <text:p>6,411E-45</text:p>
          </table:table-cell>
          <table:table-cell office:value-type="float" office:value="0.00000000001244" calcext:value-type="float">
            <text:p>1,244E-11</text:p>
          </table:table-cell>
          <table:table-cell office:value-type="float" office:value="0.0000000000007994" calcext:value-type="float">
            <text:p>7,994E-13</text:p>
          </table:table-cell>
          <table:table-cell office:value-type="float" office:value="0.0000000001481" calcext:value-type="float">
            <text:p>1,481E-10</text:p>
          </table:table-cell>
          <table:table-cell office:value-type="float" office:value="1.62E-029" calcext:value-type="float">
            <text:p>1,62E-29</text:p>
          </table:table-cell>
          <table:table-cell office:value-type="float" office:value="0.00000000000002991" calcext:value-type="float">
            <text:p>2,991E-14</text:p>
          </table:table-cell>
          <table:table-cell office:value-type="float" office:value="0.000000000008021" calcext:value-type="float">
            <text:p>8,021E-12</text:p>
          </table:table-cell>
          <table:table-cell office:value-type="float" office:value="0.000000000003654" calcext:value-type="float">
            <text:p>3,654E-12</text:p>
          </table:table-cell>
          <table:table-cell office:value-type="float" office:value="0.00000000002847" calcext:value-type="float">
            <text:p>2,847E-11</text:p>
          </table:table-cell>
          <table:table-cell office:value-type="float" office:value="0.000000000004486" calcext:value-type="float">
            <text:p>4,486E-12</text:p>
          </table:table-cell>
          <table:table-cell office:value-type="float" office:value="0.000000000007925" calcext:value-type="float">
            <text:p>7,925E-12</text:p>
          </table:table-cell>
          <table:table-cell office:value-type="float" office:value="0.00000000001186" calcext:value-type="float">
            <text:p>1,186E-11</text:p>
          </table:table-cell>
          <table:table-cell office:value-type="float" office:value="0.000000000004167" calcext:value-type="float">
            <text:p>4,167E-12</text:p>
          </table:table-cell>
          <table:table-cell office:value-type="float" office:value="0.00000000009594" calcext:value-type="float">
            <text:p>9,594E-11</text:p>
          </table:table-cell>
          <table:table-cell office:value-type="float" office:value="0.0000000001916" calcext:value-type="float">
            <text:p>1,916E-10</text:p>
          </table:table-cell>
          <table:table-cell office:value-type="float" office:value="1.545E-015" calcext:value-type="float">
            <text:p>1,545E-15</text:p>
          </table:table-cell>
        </table:table-row>
        <table:table-row table:style-name="ro1">
          <table:table-cell office:value-type="string" calcext:value-type="string">
            <text:p>HG00176_FIN</text:p>
          </table:table-cell>
          <table:table-cell office:value-type="float" office:value="55" calcext:value-type="float">
            <text:p>55</text:p>
          </table:table-cell>
          <table:table-cell office:value-type="float" office:value="4.668E-054" calcext:value-type="float">
            <text:p>4,668E-54</text:p>
          </table:table-cell>
          <table:table-cell office:value-type="float" office:value="1.567E-057" calcext:value-type="float">
            <text:p>1,567E-57</text:p>
          </table:table-cell>
          <table:table-cell office:value-type="float" office:value="1.678E-055" calcext:value-type="float">
            <text:p>1,678E-55</text:p>
          </table:table-cell>
          <table:table-cell office:value-type="float" office:value="9.095E-091" calcext:value-type="float">
            <text:p>9,095E-91</text:p>
          </table:table-cell>
          <table:table-cell office:value-type="float" office:value="2.112E-079" calcext:value-type="float">
            <text:p>2,112E-79</text:p>
          </table:table-cell>
          <table:table-cell office:value-type="float" office:value="0.0000000000001392" calcext:value-type="float">
            <text:p>1,392E-13</text:p>
          </table:table-cell>
          <table:table-cell office:value-type="float" office:value="1.08E-053" calcext:value-type="float">
            <text:p>1,08E-53</text:p>
          </table:table-cell>
          <table:table-cell office:value-type="float" office:value="7.198E-057" calcext:value-type="float">
            <text:p>7,198E-57</text:p>
          </table:table-cell>
          <table:table-cell office:value-type="float" office:value="3.762E-033" calcext:value-type="float">
            <text:p>3,762E-33</text:p>
          </table:table-cell>
          <table:table-cell office:value-type="float" office:value="7.239E-053" calcext:value-type="float">
            <text:p>7,239E-53</text:p>
          </table:table-cell>
          <table:table-cell office:value-type="float" office:value="4.744E-039" calcext:value-type="float">
            <text:p>4,744E-39</text:p>
          </table:table-cell>
          <table:table-cell office:value-type="float" office:value="6.13E-066" calcext:value-type="float">
            <text:p>6,13E-66</text:p>
          </table:table-cell>
          <table:table-cell office:value-type="float" office:value="8.756E-030" calcext:value-type="float">
            <text:p>8,756E-30</text:p>
          </table:table-cell>
          <table:table-cell office:value-type="float" office:value="1.484E-019" calcext:value-type="float">
            <text:p>1,484E-19</text:p>
          </table:table-cell>
          <table:table-cell office:value-type="float" office:value="0.00000000000001051" calcext:value-type="float">
            <text:p>1,051E-14</text:p>
          </table:table-cell>
          <table:table-cell office:value-type="float" office:value="0.0000000000001078" calcext:value-type="float">
            <text:p>1,078E-13</text:p>
          </table:table-cell>
          <table:table-cell office:value-type="float" office:value="0.00000000000003069" calcext:value-type="float">
            <text:p>3,069E-14</text:p>
          </table:table-cell>
          <table:table-cell office:value-type="float" office:value="0.0000000000003472" calcext:value-type="float">
            <text:p>3,472E-13</text:p>
          </table:table-cell>
          <table:table-cell office:value-type="float" office:value="5.691E-060" calcext:value-type="float">
            <text:p>5,691E-60</text:p>
          </table:table-cell>
          <table:table-cell office:value-type="float" office:value="2.709E-040" calcext:value-type="float">
            <text:p>2,709E-40</text:p>
          </table:table-cell>
          <table:table-cell office:value-type="float" office:value="6.695E-046" calcext:value-type="float">
            <text:p>6,695E-46</text:p>
          </table:table-cell>
          <table:table-cell office:value-type="float" office:value="4.951E-059" calcext:value-type="float">
            <text:p>4,951E-59</text:p>
          </table:table-cell>
          <table:table-cell office:value-type="float" office:value="6.859E-059" calcext:value-type="float">
            <text:p>6,859E-59</text:p>
          </table:table-cell>
          <table:table-cell office:value-type="float" office:value="2.585E-051" calcext:value-type="float">
            <text:p>2,585E-51</text:p>
          </table:table-cell>
          <table:table-cell office:value-type="float" office:value="4.692E-072" calcext:value-type="float">
            <text:p>4,692E-72</text:p>
          </table:table-cell>
          <table:table-cell office:value-type="float" office:value="1.175E-082" calcext:value-type="float">
            <text:p>1,175E-82</text:p>
          </table:table-cell>
          <table:table-cell office:value-type="float" office:value="1.195E-025" calcext:value-type="float">
            <text:p>1,195E-25</text:p>
          </table:table-cell>
          <table:table-cell office:value-type="float" office:value="7.635E-017" calcext:value-type="float">
            <text:p>7,635E-17</text:p>
          </table:table-cell>
          <table:table-cell office:value-type="float" office:value="1.462E-050" calcext:value-type="float">
            <text:p>1,462E-50</text:p>
          </table:table-cell>
          <table:table-cell office:value-type="float" office:value="0.0000000000001345" calcext:value-type="float">
            <text:p>1,345E-13</text:p>
          </table:table-cell>
          <table:table-cell office:value-type="float" office:value="1.851E-042" calcext:value-type="float">
            <text:p>1,851E-42</text:p>
          </table:table-cell>
          <table:table-cell office:value-type="float" office:value="8.572E-041" calcext:value-type="float">
            <text:p>8,572E-41</text:p>
          </table:table-cell>
          <table:table-cell office:value-type="float" office:value="1.847E-035" calcext:value-type="float">
            <text:p>1,847E-35</text:p>
          </table:table-cell>
          <table:table-cell office:value-type="float" office:value="1.457E-022" calcext:value-type="float">
            <text:p>1,457E-22</text:p>
          </table:table-cell>
          <table:table-cell office:value-type="float" office:value="1.51E-053" calcext:value-type="float">
            <text:p>1,51E-53</text:p>
          </table:table-cell>
          <table:table-cell office:value-type="float" office:value="5.315E-015" calcext:value-type="float">
            <text:p>5,315E-15</text:p>
          </table:table-cell>
          <table:table-cell office:value-type="float" office:value="1.488E-035" calcext:value-type="float">
            <text:p>1,488E-35</text:p>
          </table:table-cell>
          <table:table-cell office:value-type="float" office:value="4.195E-018" calcext:value-type="float">
            <text:p>4,195E-18</text:p>
          </table:table-cell>
          <table:table-cell office:value-type="float" office:value="1.444E-079" calcext:value-type="float">
            <text:p>1,444E-79</text:p>
          </table:table-cell>
          <table:table-cell office:value-type="float" office:value="6.096E-068" calcext:value-type="float">
            <text:p>6,096E-68</text:p>
          </table:table-cell>
          <table:table-cell office:value-type="float" office:value="5.049E-040" calcext:value-type="float">
            <text:p>5,049E-40</text:p>
          </table:table-cell>
          <table:table-cell office:value-type="float" office:value="1.203E-057" calcext:value-type="float">
            <text:p>1,203E-57</text:p>
          </table:table-cell>
          <table:table-cell office:value-type="float" office:value="4.315E-023" calcext:value-type="float">
            <text:p>4,315E-23</text:p>
          </table:table-cell>
          <table:table-cell office:value-type="float" office:value="0.00000000000002136" calcext:value-type="float">
            <text:p>2,136E-14</text:p>
          </table:table-cell>
          <table:table-cell office:value-type="float" office:value="0.0000000000002909" calcext:value-type="float">
            <text:p>2,909E-13</text:p>
          </table:table-cell>
          <table:table-cell office:value-type="float" office:value="0.00000000000007162" calcext:value-type="float">
            <text:p>7,162E-14</text:p>
          </table:table-cell>
          <table:table-cell office:value-type="float" office:value="3.346E-049" calcext:value-type="float">
            <text:p>3,346E-49</text:p>
          </table:table-cell>
          <table:table-cell office:value-type="float" office:value="2.353E-055" calcext:value-type="float">
            <text:p>2,353E-55</text:p>
          </table:table-cell>
          <table:table-cell office:value-type="float" office:value="0.0000000000001402" calcext:value-type="float">
            <text:p>1,402E-13</text:p>
          </table:table-cell>
          <table:table-cell office:value-type="float" office:value="8.333E-053" calcext:value-type="float">
            <text:p>8,333E-53</text:p>
          </table:table-cell>
          <table:table-cell office:value-type="float" office:value="1.801E-050" calcext:value-type="float">
            <text:p>1,801E-50</text:p>
          </table:table-cell>
          <table:table-cell office:value-type="float" office:value="1.518E-023" calcext:value-type="float">
            <text:p>1,518E-23</text:p>
          </table:table-cell>
          <table:table-cell office:value-type="float" office:value="0.000000000001074" calcext:value-type="float">
            <text:p>1,074E-12</text:p>
          </table:table-cell>
          <table:table-cell office:value-type="float" office:value="6.424E-023" calcext:value-type="float">
            <text:p>6,424E-23</text:p>
          </table:table-cell>
          <table:table-cell office:value-type="float" office:value="1.408E-030" calcext:value-type="float">
            <text:p>1,408E-30</text:p>
          </table:table-cell>
          <table:table-cell office:value-type="float" office:value="9.956E-020" calcext:value-type="float">
            <text:p>9,956E-20</text:p>
          </table:table-cell>
          <table:table-cell office:value-type="float" office:value="2.561E-022" calcext:value-type="float">
            <text:p>2,561E-22</text:p>
          </table:table-cell>
          <table:table-cell office:value-type="float" office:value="1.863E-024" calcext:value-type="float">
            <text:p>1,863E-24</text:p>
          </table:table-cell>
          <table:table-cell office:value-type="float" office:value="2.62E-035" calcext:value-type="float">
            <text:p>2,62E-35</text:p>
          </table:table-cell>
          <table:table-cell office:value-type="float" office:value="3.019E-046" calcext:value-type="float">
            <text:p>3,019E-46</text:p>
          </table:table-cell>
          <table:table-cell office:value-type="float" office:value="8.361E-045" calcext:value-type="float">
            <text:p>8,361E-45</text:p>
          </table:table-cell>
          <table:table-cell office:value-type="float" office:value="4.938E-041" calcext:value-type="float">
            <text:p>4,938E-41</text:p>
          </table:table-cell>
          <table:table-cell office:value-type="float" office:value="2.999E-070" calcext:value-type="float">
            <text:p>2,999E-70</text:p>
          </table:table-cell>
          <table:table-cell office:value-type="float" office:value="1.589E-017" calcext:value-type="float">
            <text:p>1,589E-17</text:p>
          </table:table-cell>
          <table:table-cell office:value-type="float" office:value="8.962E-017" calcext:value-type="float">
            <text:p>8,962E-17</text:p>
          </table:table-cell>
          <table:table-cell office:value-type="float" office:value="0.0000000000003842" calcext:value-type="float">
            <text:p>3,842E-13</text:p>
          </table:table-cell>
          <table:table-cell office:value-type="float" office:value="0.0000000000001491" calcext:value-type="float">
            <text:p>1,491E-13</text:p>
          </table:table-cell>
          <table:table-cell office:value-type="float" office:value="2.948E-058" calcext:value-type="float">
            <text:p>2,948E-58</text:p>
          </table:table-cell>
          <table:table-cell office:value-type="float" office:value="4.233E-017" calcext:value-type="float">
            <text:p>4,233E-17</text:p>
          </table:table-cell>
          <table:table-cell office:value-type="float" office:value="1.72E-033" calcext:value-type="float">
            <text:p>1,72E-33</text:p>
          </table:table-cell>
          <table:table-cell office:value-type="float" office:value="1.285E-031" calcext:value-type="float">
            <text:p>1,285E-31</text:p>
          </table:table-cell>
          <table:table-cell office:value-type="float" office:value="4.622E-068" calcext:value-type="float">
            <text:p>4,622E-68</text:p>
          </table:table-cell>
          <table:table-cell office:value-type="float" office:value="4.829E-039" calcext:value-type="float">
            <text:p>4,829E-39</text:p>
          </table:table-cell>
          <table:table-cell office:value-type="float" office:value="6.611E-085" calcext:value-type="float">
            <text:p>6,611E-85</text:p>
          </table:table-cell>
          <table:table-cell office:value-type="float" office:value="0.000000000002093" calcext:value-type="float">
            <text:p>2,093E-12</text:p>
          </table:table-cell>
          <table:table-cell office:value-type="float" office:value="0.0000000000004423" calcext:value-type="float">
            <text:p>4,423E-13</text:p>
          </table:table-cell>
          <table:table-cell office:value-type="float" office:value="0.0000000000003014" calcext:value-type="float">
            <text:p>3,014E-13</text:p>
          </table:table-cell>
          <table:table-cell office:value-type="float" office:value="6.717E-055" calcext:value-type="float">
            <text:p>6,717E-55</text:p>
          </table:table-cell>
          <table:table-cell office:value-type="float" office:value="4.745E-055" calcext:value-type="float">
            <text:p>4,745E-55</text:p>
          </table:table-cell>
          <table:table-cell office:value-type="float" office:value="5.285E-058" calcext:value-type="float">
            <text:p>5,285E-58</text:p>
          </table:table-cell>
          <table:table-cell office:value-type="float" office:value="0.0000000000003987" calcext:value-type="float">
            <text:p>3,987E-13</text:p>
          </table:table-cell>
          <table:table-cell office:value-type="float" office:value="2.333E-056" calcext:value-type="float">
            <text:p>2,333E-56</text:p>
          </table:table-cell>
          <table:table-cell office:value-type="float" office:value="1.605E-022" calcext:value-type="float">
            <text:p>1,605E-22</text:p>
          </table:table-cell>
          <table:table-cell office:value-type="float" office:value="5.58E-021" calcext:value-type="float">
            <text:p>5,58E-21</text:p>
          </table:table-cell>
          <table:table-cell office:value-type="float" office:value="9.367E-024" calcext:value-type="float">
            <text:p>9,367E-24</text:p>
          </table:table-cell>
          <table:table-cell office:value-type="float" office:value="8.994E-072" calcext:value-type="float">
            <text:p>8,994E-72</text:p>
          </table:table-cell>
          <table:table-cell office:value-type="float" office:value="8.766E-080" calcext:value-type="float">
            <text:p>8,766E-80</text:p>
          </table:table-cell>
          <table:table-cell office:value-type="float" office:value="3.471E-030" calcext:value-type="float">
            <text:p>3,471E-30</text:p>
          </table:table-cell>
          <table:table-cell office:value-type="float" office:value="3.045E-020" calcext:value-type="float">
            <text:p>3,045E-20</text:p>
          </table:table-cell>
          <table:table-cell office:value-type="float" office:value="8.122E-024" calcext:value-type="float">
            <text:p>8,122E-24</text:p>
          </table:table-cell>
          <table:table-cell office:value-type="float" office:value="2.679E-083" calcext:value-type="float">
            <text:p>2,679E-83</text:p>
          </table:table-cell>
          <table:table-cell office:value-type="float" office:value="2.901E-054" calcext:value-type="float">
            <text:p>2,901E-54</text:p>
          </table:table-cell>
          <table:table-cell office:value-type="float" office:value="0.00000000000134" calcext:value-type="float">
            <text:p>1,34E-12</text:p>
          </table:table-cell>
          <table:table-cell office:value-type="float" office:value="2.51E-018" calcext:value-type="float">
            <text:p>2,51E-18</text:p>
          </table:table-cell>
          <table:table-cell office:value-type="float" office:value="4.606E-020" calcext:value-type="float">
            <text:p>4,606E-20</text:p>
          </table:table-cell>
          <table:table-cell office:value-type="float" office:value="5.311E-017" calcext:value-type="float">
            <text:p>5,311E-17</text:p>
          </table:table-cell>
          <table:table-cell office:value-type="float" office:value="2.113E-016" calcext:value-type="float">
            <text:p>2,113E-16</text:p>
          </table:table-cell>
          <table:table-cell office:value-type="float" office:value="8.762E-017" calcext:value-type="float">
            <text:p>8,762E-17</text:p>
          </table:table-cell>
          <table:table-cell office:value-type="float" office:value="8.014E-018" calcext:value-type="float">
            <text:p>8,014E-18</text:p>
          </table:table-cell>
          <table:table-cell office:value-type="float" office:value="4.51E-018" calcext:value-type="float">
            <text:p>4,51E-18</text:p>
          </table:table-cell>
          <table:table-cell office:value-type="float" office:value="5.252E-018" calcext:value-type="float">
            <text:p>5,252E-18</text:p>
          </table:table-cell>
          <table:table-cell office:value-type="float" office:value="7.4E-045" calcext:value-type="float">
            <text:p>7,4E-45</text:p>
          </table:table-cell>
          <table:table-cell office:value-type="float" office:value="2.536E-031" calcext:value-type="float">
            <text:p>2,536E-31</text:p>
          </table:table-cell>
          <table:table-cell office:value-type="float" office:value="4.213E-039" calcext:value-type="float">
            <text:p>4,213E-39</text:p>
          </table:table-cell>
          <table:table-cell office:value-type="float" office:value="2.153E-049" calcext:value-type="float">
            <text:p>2,153E-49</text:p>
          </table:table-cell>
          <table:table-cell office:value-type="float" office:value="3.153E-057" calcext:value-type="float">
            <text:p>3,153E-57</text:p>
          </table:table-cell>
          <table:table-cell office:value-type="float" office:value="4.071E-052" calcext:value-type="float">
            <text:p>4,071E-52</text:p>
          </table:table-cell>
          <table:table-cell office:value-type="float" office:value="8.977E-058" calcext:value-type="float">
            <text:p>8,977E-58</text:p>
          </table:table-cell>
          <table:table-cell office:value-type="float" office:value="2.887E-015" calcext:value-type="float">
            <text:p>2,887E-15</text:p>
          </table:table-cell>
          <table:table-cell office:value-type="float" office:value="0.0000000000001206" calcext:value-type="float">
            <text:p>1,206E-13</text:p>
          </table:table-cell>
          <table:table-cell office:value-type="float" office:value="5.096E-025" calcext:value-type="float">
            <text:p>5,096E-25</text:p>
          </table:table-cell>
          <table:table-cell office:value-type="float" office:value="2.273E-048" calcext:value-type="float">
            <text:p>2,273E-48</text:p>
          </table:table-cell>
          <table:table-cell office:value-type="float" office:value="1.23E-052" calcext:value-type="float">
            <text:p>1,23E-52</text:p>
          </table:table-cell>
          <table:table-cell office:value-type="float" office:value="4.233E-051" calcext:value-type="float">
            <text:p>4,233E-51</text:p>
          </table:table-cell>
          <table:table-cell office:value-type="float" office:value="4.531E-049" calcext:value-type="float">
            <text:p>4,531E-49</text:p>
          </table:table-cell>
          <table:table-cell office:value-type="float" office:value="9.805E-051" calcext:value-type="float">
            <text:p>9,805E-51</text:p>
          </table:table-cell>
          <table:table-cell office:value-type="float" office:value="4.652E-054" calcext:value-type="float">
            <text:p>4,652E-54</text:p>
          </table:table-cell>
          <table:table-cell office:value-type="float" office:value="1.016E-048" calcext:value-type="float">
            <text:p>1,016E-48</text:p>
          </table:table-cell>
          <table:table-cell office:value-type="float" office:value="2.544E-040" calcext:value-type="float">
            <text:p>2,544E-40</text:p>
          </table:table-cell>
          <table:table-cell office:value-type="float" office:value="1.399E-047" calcext:value-type="float">
            <text:p>1,399E-47</text:p>
          </table:table-cell>
          <table:table-cell office:value-type="float" office:value="6.156E-049" calcext:value-type="float">
            <text:p>6,156E-49</text:p>
          </table:table-cell>
          <table:table-cell office:value-type="float" office:value="4.1E-047" calcext:value-type="float">
            <text:p>4,1E-47</text:p>
          </table:table-cell>
          <table:table-cell office:value-type="float" office:value="3.952E-043" calcext:value-type="float">
            <text:p>3,952E-43</text:p>
          </table:table-cell>
          <table:table-cell office:value-type="float" office:value="8.619E-023" calcext:value-type="float">
            <text:p>8,619E-23</text:p>
          </table:table-cell>
          <table:table-cell office:value-type="float" office:value="1.387E-024" calcext:value-type="float">
            <text:p>1,387E-24</text:p>
          </table:table-cell>
          <table:table-cell office:value-type="float" office:value="4.785E-018" calcext:value-type="float">
            <text:p>4,785E-18</text:p>
          </table:table-cell>
          <table:table-cell office:value-type="float" office:value="3.111E-042" calcext:value-type="float">
            <text:p>3,111E-42</text:p>
          </table:table-cell>
          <table:table-cell office:value-type="float" office:value="4.974E-049" calcext:value-type="float">
            <text:p>4,974E-49</text:p>
          </table:table-cell>
          <table:table-cell office:value-type="float" office:value="4.419E-047" calcext:value-type="float">
            <text:p>4,419E-47</text:p>
          </table:table-cell>
          <table:table-cell office:value-type="float" office:value="7.706E-040" calcext:value-type="float">
            <text:p>7,706E-40</text:p>
          </table:table-cell>
          <table:table-cell office:value-type="float" office:value="0.00000000000005293" calcext:value-type="float">
            <text:p>5,293E-14</text:p>
          </table:table-cell>
          <table:table-cell office:value-type="float" office:value="2.472E-018" calcext:value-type="float">
            <text:p>2,472E-18</text:p>
          </table:table-cell>
          <table:table-cell office:value-type="float" office:value="2.817E-017" calcext:value-type="float">
            <text:p>2,817E-17</text:p>
          </table:table-cell>
          <table:table-cell office:value-type="float" office:value="1.368E-042" calcext:value-type="float">
            <text:p>1,368E-42</text:p>
          </table:table-cell>
          <table:table-cell office:value-type="float" office:value="1.706E-029" calcext:value-type="float">
            <text:p>1,706E-29</text:p>
          </table:table-cell>
          <table:table-cell office:value-type="float" office:value="0.0000000000007151" calcext:value-type="float">
            <text:p>7,151E-13</text:p>
          </table:table-cell>
          <table:table-cell office:value-type="float" office:value="3.842E-036" calcext:value-type="float">
            <text:p>3,842E-36</text:p>
          </table:table-cell>
          <table:table-cell office:value-type="float" office:value="1.159E-047" calcext:value-type="float">
            <text:p>1,159E-47</text:p>
          </table:table-cell>
          <table:table-cell office:value-type="float" office:value="5.76E-027" calcext:value-type="float">
            <text:p>5,76E-27</text:p>
          </table:table-cell>
          <table:table-cell office:value-type="float" office:value="8.631E-054" calcext:value-type="float">
            <text:p>8,631E-54</text:p>
          </table:table-cell>
          <table:table-cell office:value-type="float" office:value="3.77E-054" calcext:value-type="float">
            <text:p>3,77E-54</text:p>
          </table:table-cell>
          <table:table-cell office:value-type="float" office:value="4.376E-048" calcext:value-type="float">
            <text:p>4,376E-48</text:p>
          </table:table-cell>
          <table:table-cell office:value-type="float" office:value="1.952E-049" calcext:value-type="float">
            <text:p>1,952E-49</text:p>
          </table:table-cell>
          <table:table-cell office:value-type="float" office:value="5.839E-023" calcext:value-type="float">
            <text:p>5,839E-23</text:p>
          </table:table-cell>
          <table:table-cell office:value-type="float" office:value="2.827E-049" calcext:value-type="float">
            <text:p>2,827E-49</text:p>
          </table:table-cell>
          <table:table-cell office:value-type="float" office:value="2.177E-015" calcext:value-type="float">
            <text:p>2,177E-15</text:p>
          </table:table-cell>
          <table:table-cell office:value-type="float" office:value="2.887E-015" calcext:value-type="float">
            <text:p>2,887E-15</text:p>
          </table:table-cell>
          <table:table-cell office:value-type="float" office:value="0.0000000000001392" calcext:value-type="float">
            <text:p>1,392E-13</text:p>
          </table:table-cell>
          <table:table-cell office:value-type="float" office:value="9.972E-035" calcext:value-type="float">
            <text:p>9,972E-35</text:p>
          </table:table-cell>
          <table:table-cell office:value-type="float" office:value="4.361E-018" calcext:value-type="float">
            <text:p>4,361E-18</text:p>
          </table:table-cell>
          <table:table-cell office:value-type="float" office:value="0.00000000000001139" calcext:value-type="float">
            <text:p>1,139E-14</text:p>
          </table:table-cell>
          <table:table-cell office:value-type="float" office:value="4.875E-016" calcext:value-type="float">
            <text:p>4,875E-16</text:p>
          </table:table-cell>
          <table:table-cell office:value-type="float" office:value="8.197E-015" calcext:value-type="float">
            <text:p>8,197E-15</text:p>
          </table:table-cell>
          <table:table-cell office:value-type="float" office:value="1.76E-015" calcext:value-type="float">
            <text:p>1,76E-15</text:p>
          </table:table-cell>
          <table:table-cell office:value-type="float" office:value="1.395E-015" calcext:value-type="float">
            <text:p>1,395E-15</text:p>
          </table:table-cell>
          <table:table-cell office:value-type="float" office:value="2.611E-016" calcext:value-type="float">
            <text:p>2,611E-16</text:p>
          </table:table-cell>
          <table:table-cell office:value-type="float" office:value="7.35E-015" calcext:value-type="float">
            <text:p>7,35E-15</text:p>
          </table:table-cell>
          <table:table-cell office:value-type="float" office:value="0.00000000000001855" calcext:value-type="float">
            <text:p>1,855E-14</text:p>
          </table:table-cell>
          <table:table-cell office:value-type="float" office:value="0.000000000003068" calcext:value-type="float">
            <text:p>3,068E-12</text:p>
          </table:table-cell>
          <table:table-cell office:value-type="float" office:value="3.077E-018" calcext:value-type="float">
            <text:p>3,077E-18</text:p>
          </table:table-cell>
        </table:table-row>
        <table:table-row table:style-name="ro1">
          <table:table-cell office:value-type="string" calcext:value-type="string">
            <text:p>HG01586_PJL</text:p>
          </table:table-cell>
          <table:table-cell office:value-type="float" office:value="55" calcext:value-type="float">
            <text:p>55</text:p>
          </table:table-cell>
          <table:table-cell office:value-type="float" office:value="1.199E-034" calcext:value-type="float">
            <text:p>1,199E-34</text:p>
          </table:table-cell>
          <table:table-cell office:value-type="float" office:value="1.214E-037" calcext:value-type="float">
            <text:p>1,214E-37</text:p>
          </table:table-cell>
          <table:table-cell office:value-type="float" office:value="2.829E-036" calcext:value-type="float">
            <text:p>2,829E-36</text:p>
          </table:table-cell>
          <table:table-cell office:value-type="float" office:value="5.616E-061" calcext:value-type="float">
            <text:p>5,616E-61</text:p>
          </table:table-cell>
          <table:table-cell office:value-type="float" office:value="4.636E-051" calcext:value-type="float">
            <text:p>4,636E-51</text:p>
          </table:table-cell>
          <table:table-cell office:value-type="float" office:value="1.354E-025" calcext:value-type="float">
            <text:p>1,354E-25</text:p>
          </table:table-cell>
          <table:table-cell office:value-type="float" office:value="1.232E-033" calcext:value-type="float">
            <text:p>1,232E-33</text:p>
          </table:table-cell>
          <table:table-cell office:value-type="float" office:value="6.095E-035" calcext:value-type="float">
            <text:p>6,095E-35</text:p>
          </table:table-cell>
          <table:table-cell office:value-type="float" office:value="5.062E-024" calcext:value-type="float">
            <text:p>5,062E-24</text:p>
          </table:table-cell>
          <table:table-cell office:value-type="float" office:value="8.069E-033" calcext:value-type="float">
            <text:p>8,069E-33</text:p>
          </table:table-cell>
          <table:table-cell office:value-type="float" office:value="9.296E-030" calcext:value-type="float">
            <text:p>9,296E-30</text:p>
          </table:table-cell>
          <table:table-cell office:value-type="float" office:value="1.518E-051" calcext:value-type="float">
            <text:p>1,518E-51</text:p>
          </table:table-cell>
          <table:table-cell office:value-type="float" office:value="8.092E-021" calcext:value-type="float">
            <text:p>8,092E-21</text:p>
          </table:table-cell>
          <table:table-cell office:value-type="float" office:value="3.071E-021" calcext:value-type="float">
            <text:p>3,071E-21</text:p>
          </table:table-cell>
          <table:table-cell office:value-type="float" office:value="5.849E-020" calcext:value-type="float">
            <text:p>5,849E-20</text:p>
          </table:table-cell>
          <table:table-cell office:value-type="float" office:value="2.962E-025" calcext:value-type="float">
            <text:p>2,962E-25</text:p>
          </table:table-cell>
          <table:table-cell office:value-type="float" office:value="3.161E-022" calcext:value-type="float">
            <text:p>3,161E-22</text:p>
          </table:table-cell>
          <table:table-cell office:value-type="float" office:value="4.531E-025" calcext:value-type="float">
            <text:p>4,531E-25</text:p>
          </table:table-cell>
          <table:table-cell office:value-type="float" office:value="3.249E-043" calcext:value-type="float">
            <text:p>3,249E-43</text:p>
          </table:table-cell>
          <table:table-cell office:value-type="float" office:value="5.038E-025" calcext:value-type="float">
            <text:p>5,038E-25</text:p>
          </table:table-cell>
          <table:table-cell office:value-type="float" office:value="8.634E-036" calcext:value-type="float">
            <text:p>8,634E-36</text:p>
          </table:table-cell>
          <table:table-cell office:value-type="float" office:value="3.037E-041" calcext:value-type="float">
            <text:p>3,037E-41</text:p>
          </table:table-cell>
          <table:table-cell office:value-type="float" office:value="2.895E-049" calcext:value-type="float">
            <text:p>2,895E-49</text:p>
          </table:table-cell>
          <table:table-cell office:value-type="float" office:value="5.98E-039" calcext:value-type="float">
            <text:p>5,98E-39</text:p>
          </table:table-cell>
          <table:table-cell office:value-type="float" office:value="5.603E-059" calcext:value-type="float">
            <text:p>5,603E-59</text:p>
          </table:table-cell>
          <table:table-cell office:value-type="float" office:value="1.51E-055" calcext:value-type="float">
            <text:p>1,51E-55</text:p>
          </table:table-cell>
          <table:table-cell office:value-type="float" office:value="5.368E-018" calcext:value-type="float">
            <text:p>5,368E-18</text:p>
          </table:table-cell>
          <table:table-cell office:value-type="float" office:value="1.006E-018" calcext:value-type="float">
            <text:p>1,006E-18</text:p>
          </table:table-cell>
          <table:table-cell office:value-type="float" office:value="4.99E-040" calcext:value-type="float">
            <text:p>4,99E-40</text:p>
          </table:table-cell>
          <table:table-cell office:value-type="float" office:value="1.686E-026" calcext:value-type="float">
            <text:p>1,686E-26</text:p>
          </table:table-cell>
          <table:table-cell office:value-type="float" office:value="3.661E-025" calcext:value-type="float">
            <text:p>3,661E-25</text:p>
          </table:table-cell>
          <table:table-cell office:value-type="float" office:value="6.019E-033" calcext:value-type="float">
            <text:p>6,019E-33</text:p>
          </table:table-cell>
          <table:table-cell office:value-type="float" office:value="1.021E-023" calcext:value-type="float">
            <text:p>1,021E-23</text:p>
          </table:table-cell>
          <table:table-cell office:value-type="float" office:value="2.196E-017" calcext:value-type="float">
            <text:p>2,196E-17</text:p>
          </table:table-cell>
          <table:table-cell office:value-type="float" office:value="1.206E-031" calcext:value-type="float">
            <text:p>1,206E-31</text:p>
          </table:table-cell>
          <table:table-cell office:value-type="float" office:value="4.445E-023" calcext:value-type="float">
            <text:p>4,445E-23</text:p>
          </table:table-cell>
          <table:table-cell office:value-type="float" office:value="2.012E-023" calcext:value-type="float">
            <text:p>2,012E-23</text:p>
          </table:table-cell>
          <table:table-cell office:value-type="float" office:value="1.133E-024" calcext:value-type="float">
            <text:p>1,133E-24</text:p>
          </table:table-cell>
          <table:table-cell office:value-type="float" office:value="1.178E-053" calcext:value-type="float">
            <text:p>1,178E-53</text:p>
          </table:table-cell>
          <table:table-cell office:value-type="float" office:value="2E-045" calcext:value-type="float">
            <text:p>2E-45</text:p>
          </table:table-cell>
          <table:table-cell office:value-type="float" office:value="8.162E-029" calcext:value-type="float">
            <text:p>8,162E-29</text:p>
          </table:table-cell>
          <table:table-cell office:value-type="float" office:value="9.053E-039" calcext:value-type="float">
            <text:p>9,053E-39</text:p>
          </table:table-cell>
          <table:table-cell office:value-type="float" office:value="4.182E-022" calcext:value-type="float">
            <text:p>4,182E-22</text:p>
          </table:table-cell>
          <table:table-cell office:value-type="float" office:value="5.105E-025" calcext:value-type="float">
            <text:p>5,105E-25</text:p>
          </table:table-cell>
          <table:table-cell office:value-type="float" office:value="2.107E-021" calcext:value-type="float">
            <text:p>2,107E-21</text:p>
          </table:table-cell>
          <table:table-cell office:value-type="float" office:value="7.979E-022" calcext:value-type="float">
            <text:p>7,979E-22</text:p>
          </table:table-cell>
          <table:table-cell office:value-type="float" office:value="2.724E-034" calcext:value-type="float">
            <text:p>2,724E-34</text:p>
          </table:table-cell>
          <table:table-cell office:value-type="float" office:value="5.152E-033" calcext:value-type="float">
            <text:p>5,152E-33</text:p>
          </table:table-cell>
          <table:table-cell office:value-type="float" office:value="4.164E-025" calcext:value-type="float">
            <text:p>4,164E-25</text:p>
          </table:table-cell>
          <table:table-cell office:value-type="float" office:value="6.98E-034" calcext:value-type="float">
            <text:p>6,98E-34</text:p>
          </table:table-cell>
          <table:table-cell office:value-type="float" office:value="3.357E-029" calcext:value-type="float">
            <text:p>3,357E-29</text:p>
          </table:table-cell>
          <table:table-cell office:value-type="float" office:value="4.612E-016" calcext:value-type="float">
            <text:p>4,612E-16</text:p>
          </table:table-cell>
          <table:table-cell office:value-type="float" office:value="6.208E-024" calcext:value-type="float">
            <text:p>6,208E-24</text:p>
          </table:table-cell>
          <table:table-cell office:value-type="float" office:value="3.173E-015" calcext:value-type="float">
            <text:p>3,173E-15</text:p>
          </table:table-cell>
          <table:table-cell office:value-type="float" office:value="1.851E-021" calcext:value-type="float">
            <text:p>1,851E-21</text:p>
          </table:table-cell>
          <table:table-cell office:value-type="float" office:value="7.245E-016" calcext:value-type="float">
            <text:p>7,245E-16</text:p>
          </table:table-cell>
          <table:table-cell office:value-type="float" office:value="4.704E-017" calcext:value-type="float">
            <text:p>4,704E-17</text:p>
          </table:table-cell>
          <table:table-cell office:value-type="float" office:value="2.882E-020" calcext:value-type="float">
            <text:p>2,882E-20</text:p>
          </table:table-cell>
          <table:table-cell office:value-type="float" office:value="9.963E-024" calcext:value-type="float">
            <text:p>9,963E-24</text:p>
          </table:table-cell>
          <table:table-cell office:value-type="float" office:value="2.521E-029" calcext:value-type="float">
            <text:p>2,521E-29</text:p>
          </table:table-cell>
          <table:table-cell office:value-type="float" office:value="2.982E-030" calcext:value-type="float">
            <text:p>2,982E-30</text:p>
          </table:table-cell>
          <table:table-cell office:value-type="float" office:value="2.736E-027" calcext:value-type="float">
            <text:p>2,736E-27</text:p>
          </table:table-cell>
          <table:table-cell office:value-type="float" office:value="5.773E-045" calcext:value-type="float">
            <text:p>5,773E-45</text:p>
          </table:table-cell>
          <table:table-cell office:value-type="float" office:value="3.523E-017" calcext:value-type="float">
            <text:p>3,523E-17</text:p>
          </table:table-cell>
          <table:table-cell office:value-type="float" office:value="1.655E-018" calcext:value-type="float">
            <text:p>1,655E-18</text:p>
          </table:table-cell>
          <table:table-cell office:value-type="float" office:value="2.72E-023" calcext:value-type="float">
            <text:p>2,72E-23</text:p>
          </table:table-cell>
          <table:table-cell office:value-type="float" office:value="8.243E-022" calcext:value-type="float">
            <text:p>8,243E-22</text:p>
          </table:table-cell>
          <table:table-cell office:value-type="float" office:value="4.785E-042" calcext:value-type="float">
            <text:p>4,785E-42</text:p>
          </table:table-cell>
          <table:table-cell office:value-type="float" office:value="1.923E-016" calcext:value-type="float">
            <text:p>1,923E-16</text:p>
          </table:table-cell>
          <table:table-cell office:value-type="float" office:value="7.163E-022" calcext:value-type="float">
            <text:p>7,163E-22</text:p>
          </table:table-cell>
          <table:table-cell office:value-type="float" office:value="2.93E-021" calcext:value-type="float">
            <text:p>2,93E-21</text:p>
          </table:table-cell>
          <table:table-cell office:value-type="float" office:value="1.998E-045" calcext:value-type="float">
            <text:p>1,998E-45</text:p>
          </table:table-cell>
          <table:table-cell office:value-type="float" office:value="9.68E-030" calcext:value-type="float">
            <text:p>9,68E-30</text:p>
          </table:table-cell>
          <table:table-cell office:value-type="float" office:value="1.634E-057" calcext:value-type="float">
            <text:p>1,634E-57</text:p>
          </table:table-cell>
          <table:table-cell office:value-type="float" office:value="3.319E-026" calcext:value-type="float">
            <text:p>3,319E-26</text:p>
          </table:table-cell>
          <table:table-cell office:value-type="float" office:value="2.074E-026" calcext:value-type="float">
            <text:p>2,074E-26</text:p>
          </table:table-cell>
          <table:table-cell office:value-type="float" office:value="7.553E-024" calcext:value-type="float">
            <text:p>7,553E-24</text:p>
          </table:table-cell>
          <table:table-cell office:value-type="float" office:value="4.918E-035" calcext:value-type="float">
            <text:p>4,918E-35</text:p>
          </table:table-cell>
          <table:table-cell office:value-type="float" office:value="5.269E-033" calcext:value-type="float">
            <text:p>5,269E-33</text:p>
          </table:table-cell>
          <table:table-cell office:value-type="float" office:value="7.375E-033" calcext:value-type="float">
            <text:p>7,375E-33</text:p>
          </table:table-cell>
          <table:table-cell office:value-type="float" office:value="9.21E-022" calcext:value-type="float">
            <text:p>9,21E-22</text:p>
          </table:table-cell>
          <table:table-cell office:value-type="float" office:value="1.85E-034" calcext:value-type="float">
            <text:p>1,85E-34</text:p>
          </table:table-cell>
          <table:table-cell office:value-type="float" office:value="1.33E-015" calcext:value-type="float">
            <text:p>1,33E-15</text:p>
          </table:table-cell>
          <table:table-cell office:value-type="float" office:value="4.63E-015" calcext:value-type="float">
            <text:p>4,63E-15</text:p>
          </table:table-cell>
          <table:table-cell office:value-type="float" office:value="9.271E-016" calcext:value-type="float">
            <text:p>9,271E-16</text:p>
          </table:table-cell>
          <table:table-cell office:value-type="float" office:value="1.56E-047" calcext:value-type="float">
            <text:p>1,56E-47</text:p>
          </table:table-cell>
          <table:table-cell office:value-type="float" office:value="1.12E-054" calcext:value-type="float">
            <text:p>1,12E-54</text:p>
          </table:table-cell>
          <table:table-cell office:value-type="float" office:value="8.347E-026" calcext:value-type="float">
            <text:p>8,347E-26</text:p>
          </table:table-cell>
          <table:table-cell office:value-type="float" office:value="0.00000000000001101" calcext:value-type="float">
            <text:p>1,101E-14</text:p>
          </table:table-cell>
          <table:table-cell office:value-type="float" office:value="0.00000000000001719" calcext:value-type="float">
            <text:p>1,719E-14</text:p>
          </table:table-cell>
          <table:table-cell office:value-type="float" office:value="1.976E-056" calcext:value-type="float">
            <text:p>1,976E-56</text:p>
          </table:table-cell>
          <table:table-cell office:value-type="float" office:value="1.433E-033" calcext:value-type="float">
            <text:p>1,433E-33</text:p>
          </table:table-cell>
          <table:table-cell office:value-type="float" office:value="8.693E-027" calcext:value-type="float">
            <text:p>8,693E-27</text:p>
          </table:table-cell>
          <table:table-cell office:value-type="float" office:value="1.672E-018" calcext:value-type="float">
            <text:p>1,672E-18</text:p>
          </table:table-cell>
          <table:table-cell office:value-type="float" office:value="4.71E-020" calcext:value-type="float">
            <text:p>4,71E-20</text:p>
          </table:table-cell>
          <table:table-cell office:value-type="float" office:value="1.051E-018" calcext:value-type="float">
            <text:p>1,051E-18</text:p>
          </table:table-cell>
          <table:table-cell office:value-type="float" office:value="1.103E-019" calcext:value-type="float">
            <text:p>1,103E-19</text:p>
          </table:table-cell>
          <table:table-cell office:value-type="float" office:value="5.351E-019" calcext:value-type="float">
            <text:p>5,351E-19</text:p>
          </table:table-cell>
          <table:table-cell office:value-type="float" office:value="1.98E-018" calcext:value-type="float">
            <text:p>1,98E-18</text:p>
          </table:table-cell>
          <table:table-cell office:value-type="float" office:value="2.095E-017" calcext:value-type="float">
            <text:p>2,095E-17</text:p>
          </table:table-cell>
          <table:table-cell office:value-type="float" office:value="4.211E-020" calcext:value-type="float">
            <text:p>4,211E-20</text:p>
          </table:table-cell>
          <table:table-cell office:value-type="float" office:value="1.605E-026" calcext:value-type="float">
            <text:p>1,605E-26</text:p>
          </table:table-cell>
          <table:table-cell office:value-type="float" office:value="8.008E-022" calcext:value-type="float">
            <text:p>8,008E-22</text:p>
          </table:table-cell>
          <table:table-cell office:value-type="float" office:value="1.725E-026" calcext:value-type="float">
            <text:p>1,725E-26</text:p>
          </table:table-cell>
          <table:table-cell office:value-type="float" office:value="6.102E-031" calcext:value-type="float">
            <text:p>6,102E-31</text:p>
          </table:table-cell>
          <table:table-cell office:value-type="float" office:value="2.56E-038" calcext:value-type="float">
            <text:p>2,56E-38</text:p>
          </table:table-cell>
          <table:table-cell office:value-type="float" office:value="1.119E-030" calcext:value-type="float">
            <text:p>1,119E-30</text:p>
          </table:table-cell>
          <table:table-cell office:value-type="float" office:value="2.481E-037" calcext:value-type="float">
            <text:p>2,481E-37</text:p>
          </table:table-cell>
          <table:table-cell office:value-type="float" office:value="4.648E-017" calcext:value-type="float">
            <text:p>4,648E-17</text:p>
          </table:table-cell>
          <table:table-cell office:value-type="float" office:value="1.035E-019" calcext:value-type="float">
            <text:p>1,035E-19</text:p>
          </table:table-cell>
          <table:table-cell office:value-type="float" office:value="9.218E-019" calcext:value-type="float">
            <text:p>9,218E-19</text:p>
          </table:table-cell>
          <table:table-cell office:value-type="float" office:value="1.085E-033" calcext:value-type="float">
            <text:p>1,085E-33</text:p>
          </table:table-cell>
          <table:table-cell office:value-type="float" office:value="1.343E-033" calcext:value-type="float">
            <text:p>1,343E-33</text:p>
          </table:table-cell>
          <table:table-cell office:value-type="float" office:value="4.297E-034" calcext:value-type="float">
            <text:p>4,297E-34</text:p>
          </table:table-cell>
          <table:table-cell office:value-type="float" office:value="6.49E-032" calcext:value-type="float">
            <text:p>6,49E-32</text:p>
          </table:table-cell>
          <table:table-cell office:value-type="float" office:value="2.673E-036" calcext:value-type="float">
            <text:p>2,673E-36</text:p>
          </table:table-cell>
          <table:table-cell office:value-type="float" office:value="3.957E-035" calcext:value-type="float">
            <text:p>3,957E-35</text:p>
          </table:table-cell>
          <table:table-cell office:value-type="float" office:value="2.653E-033" calcext:value-type="float">
            <text:p>2,653E-33</text:p>
          </table:table-cell>
          <table:table-cell office:value-type="float" office:value="1.035E-026" calcext:value-type="float">
            <text:p>1,035E-26</text:p>
          </table:table-cell>
          <table:table-cell office:value-type="float" office:value="8.55E-032" calcext:value-type="float">
            <text:p>8,55E-32</text:p>
          </table:table-cell>
          <table:table-cell office:value-type="float" office:value="3.671E-034" calcext:value-type="float">
            <text:p>3,671E-34</text:p>
          </table:table-cell>
          <table:table-cell office:value-type="float" office:value="3.241E-028" calcext:value-type="float">
            <text:p>3,241E-28</text:p>
          </table:table-cell>
          <table:table-cell office:value-type="float" office:value="4.604E-030" calcext:value-type="float">
            <text:p>4,604E-30</text:p>
          </table:table-cell>
          <table:table-cell office:value-type="float" office:value="3.404E-019" calcext:value-type="float">
            <text:p>3,404E-19</text:p>
          </table:table-cell>
          <table:table-cell office:value-type="float" office:value="1.81E-019" calcext:value-type="float">
            <text:p>1,81E-19</text:p>
          </table:table-cell>
          <table:table-cell office:value-type="float" office:value="2.113E-017" calcext:value-type="float">
            <text:p>2,113E-17</text:p>
          </table:table-cell>
          <table:table-cell office:value-type="float" office:value="9.269E-028" calcext:value-type="float">
            <text:p>9,269E-28</text:p>
          </table:table-cell>
          <table:table-cell office:value-type="float" office:value="2.858E-031" calcext:value-type="float">
            <text:p>2,858E-31</text:p>
          </table:table-cell>
          <table:table-cell office:value-type="float" office:value="7.812E-032" calcext:value-type="float">
            <text:p>7,812E-32</text:p>
          </table:table-cell>
          <table:table-cell office:value-type="float" office:value="2.234E-026" calcext:value-type="float">
            <text:p>2,234E-26</text:p>
          </table:table-cell>
          <table:table-cell office:value-type="float" office:value="3.762E-020" calcext:value-type="float">
            <text:p>3,762E-20</text:p>
          </table:table-cell>
          <table:table-cell office:value-type="float" office:value="3.044E-018" calcext:value-type="float">
            <text:p>3,044E-18</text:p>
          </table:table-cell>
          <table:table-cell office:value-type="float" office:value="1.407E-016" calcext:value-type="float">
            <text:p>1,407E-16</text:p>
          </table:table-cell>
          <table:table-cell office:value-type="float" office:value="1.191E-034" calcext:value-type="float">
            <text:p>1,191E-34</text:p>
          </table:table-cell>
          <table:table-cell office:value-type="float" office:value="1.246E-025" calcext:value-type="float">
            <text:p>1,246E-25</text:p>
          </table:table-cell>
          <table:table-cell office:value-type="float" office:value="7.625E-025" calcext:value-type="float">
            <text:p>7,625E-25</text:p>
          </table:table-cell>
          <table:table-cell office:value-type="float" office:value="1.472E-023" calcext:value-type="float">
            <text:p>1,472E-23</text:p>
          </table:table-cell>
          <table:table-cell office:value-type="float" office:value="8.871E-039" calcext:value-type="float">
            <text:p>8,871E-39</text:p>
          </table:table-cell>
          <table:table-cell office:value-type="float" office:value="6.185E-024" calcext:value-type="float">
            <text:p>6,185E-24</text:p>
          </table:table-cell>
          <table:table-cell office:value-type="float" office:value="1.266E-032" calcext:value-type="float">
            <text:p>1,266E-32</text:p>
          </table:table-cell>
          <table:table-cell office:value-type="float" office:value="2.377E-031" calcext:value-type="float">
            <text:p>2,377E-31</text:p>
          </table:table-cell>
          <table:table-cell office:value-type="float" office:value="3.546E-030" calcext:value-type="float">
            <text:p>3,546E-30</text:p>
          </table:table-cell>
          <table:table-cell office:value-type="float" office:value="4.885E-028" calcext:value-type="float">
            <text:p>4,885E-28</text:p>
          </table:table-cell>
          <table:table-cell office:value-type="float" office:value="2.689E-017" calcext:value-type="float">
            <text:p>2,689E-17</text:p>
          </table:table-cell>
          <table:table-cell office:value-type="float" office:value="9.917E-029" calcext:value-type="float">
            <text:p>9,917E-29</text:p>
          </table:table-cell>
          <table:table-cell office:value-type="float" office:value="4.271E-018" calcext:value-type="float">
            <text:p>4,271E-18</text:p>
          </table:table-cell>
          <table:table-cell office:value-type="float" office:value="4.648E-017" calcext:value-type="float">
            <text:p>4,648E-17</text:p>
          </table:table-cell>
          <table:table-cell office:value-type="float" office:value="1.354E-025" calcext:value-type="float">
            <text:p>1,354E-25</text:p>
          </table:table-cell>
          <table:table-cell office:value-type="float" office:value="4.325E-022" calcext:value-type="float">
            <text:p>4,325E-22</text:p>
          </table:table-cell>
          <table:table-cell office:value-type="float" office:value="6.947E-020" calcext:value-type="float">
            <text:p>6,947E-20</text:p>
          </table:table-cell>
          <table:table-cell office:value-type="float" office:value="2.093E-018" calcext:value-type="float">
            <text:p>2,093E-18</text:p>
          </table:table-cell>
          <table:table-cell office:value-type="float" office:value="8.023E-017" calcext:value-type="float">
            <text:p>8,023E-17</text:p>
          </table:table-cell>
          <table:table-cell office:value-type="float" office:value="1.963E-017" calcext:value-type="float">
            <text:p>1,963E-17</text:p>
          </table:table-cell>
          <table:table-cell office:value-type="float" office:value="3.598E-018" calcext:value-type="float">
            <text:p>3,598E-18</text:p>
          </table:table-cell>
          <table:table-cell office:value-type="float" office:value="1.778E-017" calcext:value-type="float">
            <text:p>1,778E-17</text:p>
          </table:table-cell>
          <table:table-cell office:value-type="float" office:value="7.497E-018" calcext:value-type="float">
            <text:p>7,497E-18</text:p>
          </table:table-cell>
          <table:table-cell office:value-type="float" office:value="1.494E-019" calcext:value-type="float">
            <text:p>1,494E-19</text:p>
          </table:table-cell>
          <table:table-cell office:value-type="float" office:value="7.717E-021" calcext:value-type="float">
            <text:p>7,717E-21</text:p>
          </table:table-cell>
          <table:table-cell office:value-type="float" office:value="3.438E-026" calcext:value-type="float">
            <text:p>3,438E-26</text:p>
          </table:table-cell>
          <table:table-cell office:value-type="float" office:value="1.712E-016" calcext:value-type="float">
            <text:p>1,712E-16</text:p>
          </table:table-cell>
        </table:table-row>
        <table:table-row table:style-name="ro1">
          <table:table-cell office:value-type="string" calcext:value-type="string">
            <text:p>HG01589_PJL</text:p>
          </table:table-cell>
          <table:table-cell office:value-type="float" office:value="55" calcext:value-type="float">
            <text:p>55</text:p>
          </table:table-cell>
          <table:table-cell office:value-type="float" office:value="5.579E-033" calcext:value-type="float">
            <text:p>5,579E-33</text:p>
          </table:table-cell>
          <table:table-cell office:value-type="float" office:value="3.755E-036" calcext:value-type="float">
            <text:p>3,755E-36</text:p>
          </table:table-cell>
          <table:table-cell office:value-type="float" office:value="1.152E-034" calcext:value-type="float">
            <text:p>1,152E-34</text:p>
          </table:table-cell>
          <table:table-cell office:value-type="float" office:value="3.569E-073" calcext:value-type="float">
            <text:p>3,569E-73</text:p>
          </table:table-cell>
          <table:table-cell office:value-type="float" office:value="4.177E-064" calcext:value-type="float">
            <text:p>4,177E-64</text:p>
          </table:table-cell>
          <table:table-cell office:value-type="float" office:value="4.056E-024" calcext:value-type="float">
            <text:p>4,056E-24</text:p>
          </table:table-cell>
          <table:table-cell office:value-type="float" office:value="1.015E-032" calcext:value-type="float">
            <text:p>1,015E-32</text:p>
          </table:table-cell>
          <table:table-cell office:value-type="float" office:value="6.506E-034" calcext:value-type="float">
            <text:p>6,506E-34</text:p>
          </table:table-cell>
          <table:table-cell office:value-type="float" office:value="1.582E-023" calcext:value-type="float">
            <text:p>1,582E-23</text:p>
          </table:table-cell>
          <table:table-cell office:value-type="float" office:value="3.542E-039" calcext:value-type="float">
            <text:p>3,542E-39</text:p>
          </table:table-cell>
          <table:table-cell office:value-type="float" office:value="1.242E-029" calcext:value-type="float">
            <text:p>1,242E-29</text:p>
          </table:table-cell>
          <table:table-cell office:value-type="float" office:value="5.65E-049" calcext:value-type="float">
            <text:p>5,65E-49</text:p>
          </table:table-cell>
          <table:table-cell office:value-type="float" office:value="6.181E-025" calcext:value-type="float">
            <text:p>6,181E-25</text:p>
          </table:table-cell>
          <table:table-cell office:value-type="float" office:value="1.751E-020" calcext:value-type="float">
            <text:p>1,751E-20</text:p>
          </table:table-cell>
          <table:table-cell office:value-type="float" office:value="1.452E-018" calcext:value-type="float">
            <text:p>1,452E-18</text:p>
          </table:table-cell>
          <table:table-cell office:value-type="float" office:value="1.484E-024" calcext:value-type="float">
            <text:p>1,484E-24</text:p>
          </table:table-cell>
          <table:table-cell office:value-type="float" office:value="7.251E-021" calcext:value-type="float">
            <text:p>7,251E-21</text:p>
          </table:table-cell>
          <table:table-cell office:value-type="float" office:value="3.757E-024" calcext:value-type="float">
            <text:p>3,757E-24</text:p>
          </table:table-cell>
          <table:table-cell office:value-type="float" office:value="2.131E-040" calcext:value-type="float">
            <text:p>2,131E-40</text:p>
          </table:table-cell>
          <table:table-cell office:value-type="float" office:value="2.325E-025" calcext:value-type="float">
            <text:p>2,325E-25</text:p>
          </table:table-cell>
          <table:table-cell office:value-type="float" office:value="7.041E-035" calcext:value-type="float">
            <text:p>7,041E-35</text:p>
          </table:table-cell>
          <table:table-cell office:value-type="float" office:value="3.842E-044" calcext:value-type="float">
            <text:p>3,842E-44</text:p>
          </table:table-cell>
          <table:table-cell office:value-type="float" office:value="2.95E-051" calcext:value-type="float">
            <text:p>2,95E-51</text:p>
          </table:table-cell>
          <table:table-cell office:value-type="float" office:value="1.058E-036" calcext:value-type="float">
            <text:p>1,058E-36</text:p>
          </table:table-cell>
          <table:table-cell office:value-type="float" office:value="1.242E-055" calcext:value-type="float">
            <text:p>1,242E-55</text:p>
          </table:table-cell>
          <table:table-cell office:value-type="float" office:value="2.261E-067" calcext:value-type="float">
            <text:p>2,261E-67</text:p>
          </table:table-cell>
          <table:table-cell office:value-type="float" office:value="5.44E-017" calcext:value-type="float">
            <text:p>5,44E-17</text:p>
          </table:table-cell>
          <table:table-cell office:value-type="float" office:value="2.108E-020" calcext:value-type="float">
            <text:p>2,108E-20</text:p>
          </table:table-cell>
          <table:table-cell office:value-type="float" office:value="2.934E-039" calcext:value-type="float">
            <text:p>2,934E-39</text:p>
          </table:table-cell>
          <table:table-cell office:value-type="float" office:value="2.7E-025" calcext:value-type="float">
            <text:p>2,7E-25</text:p>
          </table:table-cell>
          <table:table-cell office:value-type="float" office:value="3.179E-027" calcext:value-type="float">
            <text:p>3,179E-27</text:p>
          </table:table-cell>
          <table:table-cell office:value-type="float" office:value="1.34E-033" calcext:value-type="float">
            <text:p>1,34E-33</text:p>
          </table:table-cell>
          <table:table-cell office:value-type="float" office:value="1.529E-022" calcext:value-type="float">
            <text:p>1,529E-22</text:p>
          </table:table-cell>
          <table:table-cell office:value-type="float" office:value="7.632E-019" calcext:value-type="float">
            <text:p>7,632E-19</text:p>
          </table:table-cell>
          <table:table-cell office:value-type="float" office:value="1.857E-039" calcext:value-type="float">
            <text:p>1,857E-39</text:p>
          </table:table-cell>
          <table:table-cell office:value-type="float" office:value="2.412E-020" calcext:value-type="float">
            <text:p>2,412E-20</text:p>
          </table:table-cell>
          <table:table-cell office:value-type="float" office:value="2.333E-023" calcext:value-type="float">
            <text:p>2,333E-23</text:p>
          </table:table-cell>
          <table:table-cell office:value-type="float" office:value="3.3E-024" calcext:value-type="float">
            <text:p>3,3E-24</text:p>
          </table:table-cell>
          <table:table-cell office:value-type="float" office:value="1.161E-063" calcext:value-type="float">
            <text:p>1,161E-63</text:p>
          </table:table-cell>
          <table:table-cell office:value-type="float" office:value="1.497E-054" calcext:value-type="float">
            <text:p>1,497E-54</text:p>
          </table:table-cell>
          <table:table-cell office:value-type="float" office:value="1.014E-034" calcext:value-type="float">
            <text:p>1,014E-34</text:p>
          </table:table-cell>
          <table:table-cell office:value-type="float" office:value="6.685E-046" calcext:value-type="float">
            <text:p>6,685E-46</text:p>
          </table:table-cell>
          <table:table-cell office:value-type="float" office:value="2.667E-021" calcext:value-type="float">
            <text:p>2,667E-21</text:p>
          </table:table-cell>
          <table:table-cell office:value-type="float" office:value="8.291E-022" calcext:value-type="float">
            <text:p>8,291E-22</text:p>
          </table:table-cell>
          <table:table-cell office:value-type="float" office:value="4.78E-021" calcext:value-type="float">
            <text:p>4,78E-21</text:p>
          </table:table-cell>
          <table:table-cell office:value-type="float" office:value="2.531E-020" calcext:value-type="float">
            <text:p>2,531E-20</text:p>
          </table:table-cell>
          <table:table-cell office:value-type="float" office:value="8.516E-041" calcext:value-type="float">
            <text:p>8,516E-41</text:p>
          </table:table-cell>
          <table:table-cell office:value-type="float" office:value="3.383E-033" calcext:value-type="float">
            <text:p>3,383E-33</text:p>
          </table:table-cell>
          <table:table-cell office:value-type="float" office:value="4.096E-023" calcext:value-type="float">
            <text:p>4,096E-23</text:p>
          </table:table-cell>
          <table:table-cell office:value-type="float" office:value="2.321E-042" calcext:value-type="float">
            <text:p>2,321E-42</text:p>
          </table:table-cell>
          <table:table-cell office:value-type="float" office:value="1.684E-029" calcext:value-type="float">
            <text:p>1,684E-29</text:p>
          </table:table-cell>
          <table:table-cell office:value-type="float" office:value="0.00000000000001006" calcext:value-type="float">
            <text:p>1,006E-14</text:p>
          </table:table-cell>
          <table:table-cell office:value-type="float" office:value="4.561E-022" calcext:value-type="float">
            <text:p>4,561E-22</text:p>
          </table:table-cell>
          <table:table-cell office:value-type="float" office:value="7.497E-019" calcext:value-type="float">
            <text:p>7,497E-19</text:p>
          </table:table-cell>
          <table:table-cell office:value-type="float" office:value="2.938E-026" calcext:value-type="float">
            <text:p>2,938E-26</text:p>
          </table:table-cell>
          <table:table-cell office:value-type="float" office:value="6.925E-015" calcext:value-type="float">
            <text:p>6,925E-15</text:p>
          </table:table-cell>
          <table:table-cell office:value-type="float" office:value="1.223E-015" calcext:value-type="float">
            <text:p>1,223E-15</text:p>
          </table:table-cell>
          <table:table-cell office:value-type="float" office:value="2.069E-019" calcext:value-type="float">
            <text:p>2,069E-19</text:p>
          </table:table-cell>
          <table:table-cell office:value-type="float" office:value="2.499E-024" calcext:value-type="float">
            <text:p>2,499E-24</text:p>
          </table:table-cell>
          <table:table-cell office:value-type="float" office:value="5.089E-028" calcext:value-type="float">
            <text:p>5,089E-28</text:p>
          </table:table-cell>
          <table:table-cell office:value-type="float" office:value="1.871E-027" calcext:value-type="float">
            <text:p>1,871E-27</text:p>
          </table:table-cell>
          <table:table-cell office:value-type="float" office:value="1.182E-023" calcext:value-type="float">
            <text:p>1,182E-23</text:p>
          </table:table-cell>
          <table:table-cell office:value-type="float" office:value="4.121E-055" calcext:value-type="float">
            <text:p>4,121E-55</text:p>
          </table:table-cell>
          <table:table-cell office:value-type="float" office:value="3.559E-017" calcext:value-type="float">
            <text:p>3,559E-17</text:p>
          </table:table-cell>
          <table:table-cell office:value-type="float" office:value="3.165E-019" calcext:value-type="float">
            <text:p>3,165E-19</text:p>
          </table:table-cell>
          <table:table-cell office:value-type="float" office:value="3.079E-021" calcext:value-type="float">
            <text:p>3,079E-21</text:p>
          </table:table-cell>
          <table:table-cell office:value-type="float" office:value="4.499E-022" calcext:value-type="float">
            <text:p>4,499E-22</text:p>
          </table:table-cell>
          <table:table-cell office:value-type="float" office:value="5.345E-049" calcext:value-type="float">
            <text:p>5,345E-49</text:p>
          </table:table-cell>
          <table:table-cell office:value-type="float" office:value="7.244E-016" calcext:value-type="float">
            <text:p>7,244E-16</text:p>
          </table:table-cell>
          <table:table-cell office:value-type="float" office:value="1.972E-022" calcext:value-type="float">
            <text:p>1,972E-22</text:p>
          </table:table-cell>
          <table:table-cell office:value-type="float" office:value="5.618E-022" calcext:value-type="float">
            <text:p>5,618E-22</text:p>
          </table:table-cell>
          <table:table-cell office:value-type="float" office:value="9.118E-055" calcext:value-type="float">
            <text:p>9,118E-55</text:p>
          </table:table-cell>
          <table:table-cell office:value-type="float" office:value="1.863E-034" calcext:value-type="float">
            <text:p>1,863E-34</text:p>
          </table:table-cell>
          <table:table-cell office:value-type="float" office:value="1.665E-069" calcext:value-type="float">
            <text:p>1,665E-69</text:p>
          </table:table-cell>
          <table:table-cell office:value-type="float" office:value="2.358E-024" calcext:value-type="float">
            <text:p>2,358E-24</text:p>
          </table:table-cell>
          <table:table-cell office:value-type="float" office:value="4.474E-025" calcext:value-type="float">
            <text:p>4,474E-25</text:p>
          </table:table-cell>
          <table:table-cell office:value-type="float" office:value="2.094E-021" calcext:value-type="float">
            <text:p>2,094E-21</text:p>
          </table:table-cell>
          <table:table-cell office:value-type="float" office:value="2.481E-034" calcext:value-type="float">
            <text:p>2,481E-34</text:p>
          </table:table-cell>
          <table:table-cell office:value-type="float" office:value="3.068E-033" calcext:value-type="float">
            <text:p>3,068E-33</text:p>
          </table:table-cell>
          <table:table-cell office:value-type="float" office:value="1.509E-033" calcext:value-type="float">
            <text:p>1,509E-33</text:p>
          </table:table-cell>
          <table:table-cell office:value-type="float" office:value="3.134E-021" calcext:value-type="float">
            <text:p>3,134E-21</text:p>
          </table:table-cell>
          <table:table-cell office:value-type="float" office:value="1.377E-034" calcext:value-type="float">
            <text:p>1,377E-34</text:p>
          </table:table-cell>
          <table:table-cell office:value-type="float" office:value="2.896E-015" calcext:value-type="float">
            <text:p>2,896E-15</text:p>
          </table:table-cell>
          <table:table-cell office:value-type="float" office:value="3.048E-015" calcext:value-type="float">
            <text:p>3,048E-15</text:p>
          </table:table-cell>
          <table:table-cell office:value-type="float" office:value="4.458E-015" calcext:value-type="float">
            <text:p>4,458E-15</text:p>
          </table:table-cell>
          <table:table-cell office:value-type="float" office:value="3.088E-058" calcext:value-type="float">
            <text:p>3,088E-58</text:p>
          </table:table-cell>
          <table:table-cell office:value-type="float" office:value="3.064E-064" calcext:value-type="float">
            <text:p>3,064E-64</text:p>
          </table:table-cell>
          <table:table-cell office:value-type="float" office:value="3.748E-025" calcext:value-type="float">
            <text:p>3,748E-25</text:p>
          </table:table-cell>
          <table:table-cell office:value-type="float" office:value="7.182E-015" calcext:value-type="float">
            <text:p>7,182E-15</text:p>
          </table:table-cell>
          <table:table-cell office:value-type="float" office:value="7.31E-015" calcext:value-type="float">
            <text:p>7,31E-15</text:p>
          </table:table-cell>
          <table:table-cell office:value-type="float" office:value="9.221E-068" calcext:value-type="float">
            <text:p>9,221E-68</text:p>
          </table:table-cell>
          <table:table-cell office:value-type="float" office:value="7.806E-033" calcext:value-type="float">
            <text:p>7,806E-33</text:p>
          </table:table-cell>
          <table:table-cell office:value-type="float" office:value="7.907E-025" calcext:value-type="float">
            <text:p>7,907E-25</text:p>
          </table:table-cell>
          <table:table-cell office:value-type="float" office:value="9.782E-022" calcext:value-type="float">
            <text:p>9,782E-22</text:p>
          </table:table-cell>
          <table:table-cell office:value-type="float" office:value="1.298E-022" calcext:value-type="float">
            <text:p>1,298E-22</text:p>
          </table:table-cell>
          <table:table-cell office:value-type="float" office:value="7.939E-021" calcext:value-type="float">
            <text:p>7,939E-21</text:p>
          </table:table-cell>
          <table:table-cell office:value-type="float" office:value="2.925E-022" calcext:value-type="float">
            <text:p>2,925E-22</text:p>
          </table:table-cell>
          <table:table-cell office:value-type="float" office:value="8.686E-021" calcext:value-type="float">
            <text:p>8,686E-21</text:p>
          </table:table-cell>
          <table:table-cell office:value-type="float" office:value="4.657E-021" calcext:value-type="float">
            <text:p>4,657E-21</text:p>
          </table:table-cell>
          <table:table-cell office:value-type="float" office:value="1.676E-020" calcext:value-type="float">
            <text:p>1,676E-20</text:p>
          </table:table-cell>
          <table:table-cell office:value-type="float" office:value="7.871E-022" calcext:value-type="float">
            <text:p>7,871E-22</text:p>
          </table:table-cell>
          <table:table-cell office:value-type="float" office:value="1.006E-024" calcext:value-type="float">
            <text:p>1,006E-24</text:p>
          </table:table-cell>
          <table:table-cell office:value-type="float" office:value="9.721E-022" calcext:value-type="float">
            <text:p>9,721E-22</text:p>
          </table:table-cell>
          <table:table-cell office:value-type="float" office:value="1.361E-024" calcext:value-type="float">
            <text:p>1,361E-24</text:p>
          </table:table-cell>
          <table:table-cell office:value-type="float" office:value="1.124E-030" calcext:value-type="float">
            <text:p>1,124E-30</text:p>
          </table:table-cell>
          <table:table-cell office:value-type="float" office:value="3.806E-036" calcext:value-type="float">
            <text:p>3,806E-36</text:p>
          </table:table-cell>
          <table:table-cell office:value-type="float" office:value="5.015E-031" calcext:value-type="float">
            <text:p>5,015E-31</text:p>
          </table:table-cell>
          <table:table-cell office:value-type="float" office:value="1.21E-037" calcext:value-type="float">
            <text:p>1,21E-37</text:p>
          </table:table-cell>
          <table:table-cell office:value-type="float" office:value="9.922E-017" calcext:value-type="float">
            <text:p>9,922E-17</text:p>
          </table:table-cell>
          <table:table-cell office:value-type="float" office:value="8.101E-018" calcext:value-type="float">
            <text:p>8,101E-18</text:p>
          </table:table-cell>
          <table:table-cell office:value-type="float" office:value="1.96E-021" calcext:value-type="float">
            <text:p>1,96E-21</text:p>
          </table:table-cell>
          <table:table-cell office:value-type="float" office:value="3.315E-031" calcext:value-type="float">
            <text:p>3,315E-31</text:p>
          </table:table-cell>
          <table:table-cell office:value-type="float" office:value="1.317E-032" calcext:value-type="float">
            <text:p>1,317E-32</text:p>
          </table:table-cell>
          <table:table-cell office:value-type="float" office:value="5.714E-033" calcext:value-type="float">
            <text:p>5,714E-33</text:p>
          </table:table-cell>
          <table:table-cell office:value-type="float" office:value="1.435E-030" calcext:value-type="float">
            <text:p>1,435E-30</text:p>
          </table:table-cell>
          <table:table-cell office:value-type="float" office:value="3.162E-033" calcext:value-type="float">
            <text:p>3,162E-33</text:p>
          </table:table-cell>
          <table:table-cell office:value-type="float" office:value="1.21E-033" calcext:value-type="float">
            <text:p>1,21E-33</text:p>
          </table:table-cell>
          <table:table-cell office:value-type="float" office:value="1.181E-030" calcext:value-type="float">
            <text:p>1,181E-30</text:p>
          </table:table-cell>
          <table:table-cell office:value-type="float" office:value="3.423E-025" calcext:value-type="float">
            <text:p>3,423E-25</text:p>
          </table:table-cell>
          <table:table-cell office:value-type="float" office:value="2.654E-029" calcext:value-type="float">
            <text:p>2,654E-29</text:p>
          </table:table-cell>
          <table:table-cell office:value-type="float" office:value="2.58E-029" calcext:value-type="float">
            <text:p>2,58E-29</text:p>
          </table:table-cell>
          <table:table-cell office:value-type="float" office:value="1.427E-026" calcext:value-type="float">
            <text:p>1,427E-26</text:p>
          </table:table-cell>
          <table:table-cell office:value-type="float" office:value="3.407E-028" calcext:value-type="float">
            <text:p>3,407E-28</text:p>
          </table:table-cell>
          <table:table-cell office:value-type="float" office:value="3.335E-019" calcext:value-type="float">
            <text:p>3,335E-19</text:p>
          </table:table-cell>
          <table:table-cell office:value-type="float" office:value="1.495E-017" calcext:value-type="float">
            <text:p>1,495E-17</text:p>
          </table:table-cell>
          <table:table-cell office:value-type="float" office:value="3.647E-015" calcext:value-type="float">
            <text:p>3,647E-15</text:p>
          </table:table-cell>
          <table:table-cell office:value-type="float" office:value="2.23E-025" calcext:value-type="float">
            <text:p>2,23E-25</text:p>
          </table:table-cell>
          <table:table-cell office:value-type="float" office:value="1.936E-029" calcext:value-type="float">
            <text:p>1,936E-29</text:p>
          </table:table-cell>
          <table:table-cell office:value-type="float" office:value="1.266E-027" calcext:value-type="float">
            <text:p>1,266E-27</text:p>
          </table:table-cell>
          <table:table-cell office:value-type="float" office:value="7.287E-024" calcext:value-type="float">
            <text:p>7,287E-24</text:p>
          </table:table-cell>
          <table:table-cell office:value-type="float" office:value="1.333E-019" calcext:value-type="float">
            <text:p>1,333E-19</text:p>
          </table:table-cell>
          <table:table-cell office:value-type="float" office:value="2.959E-019" calcext:value-type="float">
            <text:p>2,959E-19</text:p>
          </table:table-cell>
          <table:table-cell office:value-type="float" office:value="4.572E-017" calcext:value-type="float">
            <text:p>4,572E-17</text:p>
          </table:table-cell>
          <table:table-cell office:value-type="float" office:value="1.602E-034" calcext:value-type="float">
            <text:p>1,602E-34</text:p>
          </table:table-cell>
          <table:table-cell office:value-type="float" office:value="7.428E-023" calcext:value-type="float">
            <text:p>7,428E-23</text:p>
          </table:table-cell>
          <table:table-cell office:value-type="float" office:value="9.674E-024" calcext:value-type="float">
            <text:p>9,674E-24</text:p>
          </table:table-cell>
          <table:table-cell office:value-type="float" office:value="6.288E-028" calcext:value-type="float">
            <text:p>6,288E-28</text:p>
          </table:table-cell>
          <table:table-cell office:value-type="float" office:value="1.508E-036" calcext:value-type="float">
            <text:p>1,508E-36</text:p>
          </table:table-cell>
          <table:table-cell office:value-type="float" office:value="4.263E-023" calcext:value-type="float">
            <text:p>4,263E-23</text:p>
          </table:table-cell>
          <table:table-cell office:value-type="float" office:value="1.355E-032" calcext:value-type="float">
            <text:p>1,355E-32</text:p>
          </table:table-cell>
          <table:table-cell office:value-type="float" office:value="2.762E-031" calcext:value-type="float">
            <text:p>2,762E-31</text:p>
          </table:table-cell>
          <table:table-cell office:value-type="float" office:value="2.133E-027" calcext:value-type="float">
            <text:p>2,133E-27</text:p>
          </table:table-cell>
          <table:table-cell office:value-type="float" office:value="5.873E-027" calcext:value-type="float">
            <text:p>5,873E-27</text:p>
          </table:table-cell>
          <table:table-cell office:value-type="float" office:value="1.744E-017" calcext:value-type="float">
            <text:p>1,744E-17</text:p>
          </table:table-cell>
          <table:table-cell office:value-type="float" office:value="2.974E-028" calcext:value-type="float">
            <text:p>2,974E-28</text:p>
          </table:table-cell>
          <table:table-cell office:value-type="float" office:value="2.631E-017" calcext:value-type="float">
            <text:p>2,631E-17</text:p>
          </table:table-cell>
          <table:table-cell office:value-type="float" office:value="9.922E-017" calcext:value-type="float">
            <text:p>9,922E-17</text:p>
          </table:table-cell>
          <table:table-cell office:value-type="float" office:value="4.056E-024" calcext:value-type="float">
            <text:p>4,056E-24</text:p>
          </table:table-cell>
          <table:table-cell office:value-type="float" office:value="1.987E-027" calcext:value-type="float">
            <text:p>1,987E-27</text:p>
          </table:table-cell>
          <table:table-cell office:value-type="float" office:value="1.623E-021" calcext:value-type="float">
            <text:p>1,623E-21</text:p>
          </table:table-cell>
          <table:table-cell office:value-type="float" office:value="1.091E-017" calcext:value-type="float">
            <text:p>1,091E-17</text:p>
          </table:table-cell>
          <table:table-cell office:value-type="float" office:value="3.723E-017" calcext:value-type="float">
            <text:p>3,723E-17</text:p>
          </table:table-cell>
          <table:table-cell office:value-type="float" office:value="4.298E-017" calcext:value-type="float">
            <text:p>4,298E-17</text:p>
          </table:table-cell>
          <table:table-cell office:value-type="float" office:value="2.704E-017" calcext:value-type="float">
            <text:p>2,704E-17</text:p>
          </table:table-cell>
          <table:table-cell office:value-type="float" office:value="5.908E-016" calcext:value-type="float">
            <text:p>5,908E-16</text:p>
          </table:table-cell>
          <table:table-cell office:value-type="float" office:value="1.466E-017" calcext:value-type="float">
            <text:p>1,466E-17</text:p>
          </table:table-cell>
          <table:table-cell office:value-type="float" office:value="2.564E-017" calcext:value-type="float">
            <text:p>2,564E-17</text:p>
          </table:table-cell>
          <table:table-cell office:value-type="float" office:value="2.491E-020" calcext:value-type="float">
            <text:p>2,491E-20</text:p>
          </table:table-cell>
          <table:table-cell office:value-type="float" office:value="7.081E-024" calcext:value-type="float">
            <text:p>7,081E-24</text:p>
          </table:table-cell>
          <table:table-cell office:value-type="float" office:value="7.309E-018" calcext:value-type="float">
            <text:p>7,309E-18</text:p>
          </table:table-cell>
        </table:table-row>
        <table:table-row table:style-name="ro1">
          <table:table-cell office:value-type="string" calcext:value-type="string">
            <text:p>NA20889_GIH</text:p>
          </table:table-cell>
          <table:table-cell office:value-type="float" office:value="55" calcext:value-type="float">
            <text:p>55</text:p>
          </table:table-cell>
          <table:table-cell office:value-type="float" office:value="4.232E-034" calcext:value-type="float">
            <text:p>4,232E-34</text:p>
          </table:table-cell>
          <table:table-cell office:value-type="float" office:value="4.136E-036" calcext:value-type="float">
            <text:p>4,136E-36</text:p>
          </table:table-cell>
          <table:table-cell office:value-type="float" office:value="3.097E-036" calcext:value-type="float">
            <text:p>3,097E-36</text:p>
          </table:table-cell>
          <table:table-cell office:value-type="float" office:value="8.453E-070" calcext:value-type="float">
            <text:p>8,453E-70</text:p>
          </table:table-cell>
          <table:table-cell office:value-type="float" office:value="7.788E-060" calcext:value-type="float">
            <text:p>7,788E-60</text:p>
          </table:table-cell>
          <table:table-cell office:value-type="float" office:value="9.681E-021" calcext:value-type="float">
            <text:p>9,681E-21</text:p>
          </table:table-cell>
          <table:table-cell office:value-type="float" office:value="6.431E-034" calcext:value-type="float">
            <text:p>6,431E-34</text:p>
          </table:table-cell>
          <table:table-cell office:value-type="float" office:value="8.715E-037" calcext:value-type="float">
            <text:p>8,715E-37</text:p>
          </table:table-cell>
          <table:table-cell office:value-type="float" office:value="5.787E-024" calcext:value-type="float">
            <text:p>5,787E-24</text:p>
          </table:table-cell>
          <table:table-cell office:value-type="float" office:value="7.68E-036" calcext:value-type="float">
            <text:p>7,68E-36</text:p>
          </table:table-cell>
          <table:table-cell office:value-type="float" office:value="1.806E-030" calcext:value-type="float">
            <text:p>1,806E-30</text:p>
          </table:table-cell>
          <table:table-cell office:value-type="float" office:value="2.798E-052" calcext:value-type="float">
            <text:p>2,798E-52</text:p>
          </table:table-cell>
          <table:table-cell office:value-type="float" office:value="4.913E-019" calcext:value-type="float">
            <text:p>4,913E-19</text:p>
          </table:table-cell>
          <table:table-cell office:value-type="float" office:value="4.781E-015" calcext:value-type="float">
            <text:p>4,781E-15</text:p>
          </table:table-cell>
          <table:table-cell office:value-type="float" office:value="4.174E-015" calcext:value-type="float">
            <text:p>4,174E-15</text:p>
          </table:table-cell>
          <table:table-cell office:value-type="float" office:value="5.713E-021" calcext:value-type="float">
            <text:p>5,713E-21</text:p>
          </table:table-cell>
          <table:table-cell office:value-type="float" office:value="5.998E-018" calcext:value-type="float">
            <text:p>5,998E-18</text:p>
          </table:table-cell>
          <table:table-cell office:value-type="float" office:value="1.983E-019" calcext:value-type="float">
            <text:p>1,983E-19</text:p>
          </table:table-cell>
          <table:table-cell office:value-type="float" office:value="4.123E-040" calcext:value-type="float">
            <text:p>4,123E-40</text:p>
          </table:table-cell>
          <table:table-cell office:value-type="float" office:value="1.254E-023" calcext:value-type="float">
            <text:p>1,254E-23</text:p>
          </table:table-cell>
          <table:table-cell office:value-type="float" office:value="2.827E-036" calcext:value-type="float">
            <text:p>2,827E-36</text:p>
          </table:table-cell>
          <table:table-cell office:value-type="float" office:value="7.592E-045" calcext:value-type="float">
            <text:p>7,592E-45</text:p>
          </table:table-cell>
          <table:table-cell office:value-type="float" office:value="8.332E-048" calcext:value-type="float">
            <text:p>8,332E-48</text:p>
          </table:table-cell>
          <table:table-cell office:value-type="float" office:value="2.663E-038" calcext:value-type="float">
            <text:p>2,663E-38</text:p>
          </table:table-cell>
          <table:table-cell office:value-type="float" office:value="3.38E-057" calcext:value-type="float">
            <text:p>3,38E-57</text:p>
          </table:table-cell>
          <table:table-cell office:value-type="float" office:value="2.476E-062" calcext:value-type="float">
            <text:p>2,476E-62</text:p>
          </table:table-cell>
          <table:table-cell office:value-type="float" office:value="0.00000000000001062" calcext:value-type="float">
            <text:p>1,062E-14</text:p>
          </table:table-cell>
          <table:table-cell office:value-type="float" office:value="0.00000000000001056" calcext:value-type="float">
            <text:p>1,056E-14</text:p>
          </table:table-cell>
          <table:table-cell office:value-type="float" office:value="8.09E-039" calcext:value-type="float">
            <text:p>8,09E-39</text:p>
          </table:table-cell>
          <table:table-cell office:value-type="float" office:value="3.933E-022" calcext:value-type="float">
            <text:p>3,933E-22</text:p>
          </table:table-cell>
          <table:table-cell office:value-type="float" office:value="1.751E-025" calcext:value-type="float">
            <text:p>1,751E-25</text:p>
          </table:table-cell>
          <table:table-cell office:value-type="float" office:value="2.327E-031" calcext:value-type="float">
            <text:p>2,327E-31</text:p>
          </table:table-cell>
          <table:table-cell office:value-type="float" office:value="1.847E-021" calcext:value-type="float">
            <text:p>1,847E-21</text:p>
          </table:table-cell>
          <table:table-cell office:value-type="float" office:value="6.594E-015" calcext:value-type="float">
            <text:p>6,594E-15</text:p>
          </table:table-cell>
          <table:table-cell office:value-type="float" office:value="3.084E-035" calcext:value-type="float">
            <text:p>3,084E-35</text:p>
          </table:table-cell>
          <table:table-cell office:value-type="float" office:value="9.339E-015" calcext:value-type="float">
            <text:p>9,339E-15</text:p>
          </table:table-cell>
          <table:table-cell office:value-type="float" office:value="1.846E-018" calcext:value-type="float">
            <text:p>1,846E-18</text:p>
          </table:table-cell>
          <table:table-cell office:value-type="float" office:value="6.51E-022" calcext:value-type="float">
            <text:p>6,51E-22</text:p>
          </table:table-cell>
          <table:table-cell office:value-type="float" office:value="3.733E-059" calcext:value-type="float">
            <text:p>3,733E-59</text:p>
          </table:table-cell>
          <table:table-cell office:value-type="float" office:value="8.897E-051" calcext:value-type="float">
            <text:p>8,897E-51</text:p>
          </table:table-cell>
          <table:table-cell office:value-type="float" office:value="2.906E-030" calcext:value-type="float">
            <text:p>2,906E-30</text:p>
          </table:table-cell>
          <table:table-cell office:value-type="float" office:value="1.407E-039" calcext:value-type="float">
            <text:p>1,407E-39</text:p>
          </table:table-cell>
          <table:table-cell office:value-type="float" office:value="4.209E-020" calcext:value-type="float">
            <text:p>4,209E-20</text:p>
          </table:table-cell>
          <table:table-cell office:value-type="float" office:value="4.037E-021" calcext:value-type="float">
            <text:p>4,037E-21</text:p>
          </table:table-cell>
          <table:table-cell office:value-type="float" office:value="2.465E-016" calcext:value-type="float">
            <text:p>2,465E-16</text:p>
          </table:table-cell>
          <table:table-cell office:value-type="float" office:value="6.363E-018" calcext:value-type="float">
            <text:p>6,363E-18</text:p>
          </table:table-cell>
          <table:table-cell office:value-type="float" office:value="2.323E-036" calcext:value-type="float">
            <text:p>2,323E-36</text:p>
          </table:table-cell>
          <table:table-cell office:value-type="float" office:value="5.789E-034" calcext:value-type="float">
            <text:p>5,789E-34</text:p>
          </table:table-cell>
          <table:table-cell office:value-type="float" office:value="2.881E-019" calcext:value-type="float">
            <text:p>2,881E-19</text:p>
          </table:table-cell>
          <table:table-cell office:value-type="float" office:value="6.435E-037" calcext:value-type="float">
            <text:p>6,435E-37</text:p>
          </table:table-cell>
          <table:table-cell office:value-type="float" office:value="7.494E-028" calcext:value-type="float">
            <text:p>7,494E-28</text:p>
          </table:table-cell>
          <table:table-cell office:value-type="float" office:value="0.0000000000008997" calcext:value-type="float">
            <text:p>8,997E-13</text:p>
          </table:table-cell>
          <table:table-cell office:value-type="float" office:value="2.53E-018" calcext:value-type="float">
            <text:p>2,53E-18</text:p>
          </table:table-cell>
          <table:table-cell office:value-type="float" office:value="9.637E-017" calcext:value-type="float">
            <text:p>9,637E-17</text:p>
          </table:table-cell>
          <table:table-cell office:value-type="float" office:value="1.435E-020" calcext:value-type="float">
            <text:p>1,435E-20</text:p>
          </table:table-cell>
          <table:table-cell office:value-type="float" office:value="0.000000000001404" calcext:value-type="float">
            <text:p>1,404E-12</text:p>
          </table:table-cell>
          <table:table-cell office:value-type="float" office:value="0.00000000000001136" calcext:value-type="float">
            <text:p>1,136E-14</text:p>
          </table:table-cell>
          <table:table-cell office:value-type="float" office:value="1.451E-017" calcext:value-type="float">
            <text:p>1,451E-17</text:p>
          </table:table-cell>
          <table:table-cell office:value-type="float" office:value="3.781E-024" calcext:value-type="float">
            <text:p>3,781E-24</text:p>
          </table:table-cell>
          <table:table-cell office:value-type="float" office:value="3.943E-027" calcext:value-type="float">
            <text:p>3,943E-27</text:p>
          </table:table-cell>
          <table:table-cell office:value-type="float" office:value="7.48E-030" calcext:value-type="float">
            <text:p>7,48E-30</text:p>
          </table:table-cell>
          <table:table-cell office:value-type="float" office:value="4.568E-027" calcext:value-type="float">
            <text:p>4,568E-27</text:p>
          </table:table-cell>
          <table:table-cell office:value-type="float" office:value="4.393E-051" calcext:value-type="float">
            <text:p>4,393E-51</text:p>
          </table:table-cell>
          <table:table-cell office:value-type="float" office:value="1.021E-015" calcext:value-type="float">
            <text:p>1,021E-15</text:p>
          </table:table-cell>
          <table:table-cell office:value-type="float" office:value="0.00000000000001077" calcext:value-type="float">
            <text:p>1,077E-14</text:p>
          </table:table-cell>
          <table:table-cell office:value-type="float" office:value="1.614E-017" calcext:value-type="float">
            <text:p>1,614E-17</text:p>
          </table:table-cell>
          <table:table-cell office:value-type="float" office:value="9.959E-016" calcext:value-type="float">
            <text:p>9,959E-16</text:p>
          </table:table-cell>
          <table:table-cell office:value-type="float" office:value="5.949E-047" calcext:value-type="float">
            <text:p>5,949E-47</text:p>
          </table:table-cell>
          <table:table-cell office:value-type="float" office:value="0.000000000001531" calcext:value-type="float">
            <text:p>1,531E-12</text:p>
          </table:table-cell>
          <table:table-cell office:value-type="float" office:value="4.657E-022" calcext:value-type="float">
            <text:p>4,657E-22</text:p>
          </table:table-cell>
          <table:table-cell office:value-type="float" office:value="1.713E-019" calcext:value-type="float">
            <text:p>1,713E-19</text:p>
          </table:table-cell>
          <table:table-cell office:value-type="float" office:value="2.932E-048" calcext:value-type="float">
            <text:p>2,932E-48</text:p>
          </table:table-cell>
          <table:table-cell office:value-type="float" office:value="2.858E-031" calcext:value-type="float">
            <text:p>2,858E-31</text:p>
          </table:table-cell>
          <table:table-cell office:value-type="float" office:value="8.917E-064" calcext:value-type="float">
            <text:p>8,917E-64</text:p>
          </table:table-cell>
          <table:table-cell office:value-type="float" office:value="1.029E-020" calcext:value-type="float">
            <text:p>1,029E-20</text:p>
          </table:table-cell>
          <table:table-cell office:value-type="float" office:value="1.899E-019" calcext:value-type="float">
            <text:p>1,899E-19</text:p>
          </table:table-cell>
          <table:table-cell office:value-type="float" office:value="1.648E-017" calcext:value-type="float">
            <text:p>1,648E-17</text:p>
          </table:table-cell>
          <table:table-cell office:value-type="float" office:value="2.848E-034" calcext:value-type="float">
            <text:p>2,848E-34</text:p>
          </table:table-cell>
          <table:table-cell office:value-type="float" office:value="7.113E-033" calcext:value-type="float">
            <text:p>7,113E-33</text:p>
          </table:table-cell>
          <table:table-cell office:value-type="float" office:value="3.36E-035" calcext:value-type="float">
            <text:p>3,36E-35</text:p>
          </table:table-cell>
          <table:table-cell office:value-type="float" office:value="4.599E-016" calcext:value-type="float">
            <text:p>4,599E-16</text:p>
          </table:table-cell>
          <table:table-cell office:value-type="float" office:value="6.417E-034" calcext:value-type="float">
            <text:p>6,417E-34</text:p>
          </table:table-cell>
          <table:table-cell office:value-type="float" office:value="0.000000000001086" calcext:value-type="float">
            <text:p>1,086E-12</text:p>
          </table:table-cell>
          <table:table-cell office:value-type="float" office:value="0.000000000007169" calcext:value-type="float">
            <text:p>7,169E-12</text:p>
          </table:table-cell>
          <table:table-cell office:value-type="float" office:value="0.000000000002082" calcext:value-type="float">
            <text:p>2,082E-12</text:p>
          </table:table-cell>
          <table:table-cell office:value-type="float" office:value="2.714E-052" calcext:value-type="float">
            <text:p>2,714E-52</text:p>
          </table:table-cell>
          <table:table-cell office:value-type="float" office:value="6.8E-060" calcext:value-type="float">
            <text:p>6,8E-60</text:p>
          </table:table-cell>
          <table:table-cell office:value-type="float" office:value="4.704E-025" calcext:value-type="float">
            <text:p>4,704E-25</text:p>
          </table:table-cell>
          <table:table-cell office:value-type="float" office:value="0.000000000001607" calcext:value-type="float">
            <text:p>1,607E-12</text:p>
          </table:table-cell>
          <table:table-cell office:value-type="float" office:value="0.000000000001457" calcext:value-type="float">
            <text:p>1,457E-12</text:p>
          </table:table-cell>
          <table:table-cell office:value-type="float" office:value="5.115E-062" calcext:value-type="float">
            <text:p>5,115E-62</text:p>
          </table:table-cell>
          <table:table-cell office:value-type="float" office:value="3.993E-032" calcext:value-type="float">
            <text:p>3,993E-32</text:p>
          </table:table-cell>
          <table:table-cell office:value-type="float" office:value="1.741E-019" calcext:value-type="float">
            <text:p>1,741E-19</text:p>
          </table:table-cell>
          <table:table-cell office:value-type="float" office:value="2.039E-016" calcext:value-type="float">
            <text:p>2,039E-16</text:p>
          </table:table-cell>
          <table:table-cell office:value-type="float" office:value="1.292E-015" calcext:value-type="float">
            <text:p>1,292E-15</text:p>
          </table:table-cell>
          <table:table-cell office:value-type="float" office:value="1.199E-015" calcext:value-type="float">
            <text:p>1,199E-15</text:p>
          </table:table-cell>
          <table:table-cell office:value-type="float" office:value="3.455E-015" calcext:value-type="float">
            <text:p>3,455E-15</text:p>
          </table:table-cell>
          <table:table-cell office:value-type="float" office:value="7.527E-016" calcext:value-type="float">
            <text:p>7,527E-16</text:p>
          </table:table-cell>
          <table:table-cell office:value-type="float" office:value="1.034E-015" calcext:value-type="float">
            <text:p>1,034E-15</text:p>
          </table:table-cell>
          <table:table-cell office:value-type="float" office:value="7.022E-015" calcext:value-type="float">
            <text:p>7,022E-15</text:p>
          </table:table-cell>
          <table:table-cell office:value-type="float" office:value="7.877E-015" calcext:value-type="float">
            <text:p>7,877E-15</text:p>
          </table:table-cell>
          <table:table-cell office:value-type="float" office:value="1.549E-026" calcext:value-type="float">
            <text:p>1,549E-26</text:p>
          </table:table-cell>
          <table:table-cell office:value-type="float" office:value="9.11E-022" calcext:value-type="float">
            <text:p>9,11E-22</text:p>
          </table:table-cell>
          <table:table-cell office:value-type="float" office:value="1.335E-025" calcext:value-type="float">
            <text:p>1,335E-25</text:p>
          </table:table-cell>
          <table:table-cell office:value-type="float" office:value="7.837E-032" calcext:value-type="float">
            <text:p>7,837E-32</text:p>
          </table:table-cell>
          <table:table-cell office:value-type="float" office:value="4.044E-035" calcext:value-type="float">
            <text:p>4,044E-35</text:p>
          </table:table-cell>
          <table:table-cell office:value-type="float" office:value="1.251E-031" calcext:value-type="float">
            <text:p>1,251E-31</text:p>
          </table:table-cell>
          <table:table-cell office:value-type="float" office:value="1.578E-036" calcext:value-type="float">
            <text:p>1,578E-36</text:p>
          </table:table-cell>
          <table:table-cell office:value-type="float" office:value="0.0000000000002037" calcext:value-type="float">
            <text:p>2,037E-13</text:p>
          </table:table-cell>
          <table:table-cell office:value-type="float" office:value="5.37E-015" calcext:value-type="float">
            <text:p>5,37E-15</text:p>
          </table:table-cell>
          <table:table-cell office:value-type="float" office:value="3.095E-018" calcext:value-type="float">
            <text:p>3,095E-18</text:p>
          </table:table-cell>
          <table:table-cell office:value-type="float" office:value="3.717E-031" calcext:value-type="float">
            <text:p>3,717E-31</text:p>
          </table:table-cell>
          <table:table-cell office:value-type="float" office:value="1.189E-032" calcext:value-type="float">
            <text:p>1,189E-32</text:p>
          </table:table-cell>
          <table:table-cell office:value-type="float" office:value="1.293E-032" calcext:value-type="float">
            <text:p>1,293E-32</text:p>
          </table:table-cell>
          <table:table-cell office:value-type="float" office:value="1.056E-029" calcext:value-type="float">
            <text:p>1,056E-29</text:p>
          </table:table-cell>
          <table:table-cell office:value-type="float" office:value="1.742E-034" calcext:value-type="float">
            <text:p>1,742E-34</text:p>
          </table:table-cell>
          <table:table-cell office:value-type="float" office:value="4.582E-034" calcext:value-type="float">
            <text:p>4,582E-34</text:p>
          </table:table-cell>
          <table:table-cell office:value-type="float" office:value="4.779E-032" calcext:value-type="float">
            <text:p>4,779E-32</text:p>
          </table:table-cell>
          <table:table-cell office:value-type="float" office:value="2.991E-026" calcext:value-type="float">
            <text:p>2,991E-26</text:p>
          </table:table-cell>
          <table:table-cell office:value-type="float" office:value="9.298E-030" calcext:value-type="float">
            <text:p>9,298E-30</text:p>
          </table:table-cell>
          <table:table-cell office:value-type="float" office:value="2.409E-032" calcext:value-type="float">
            <text:p>2,409E-32</text:p>
          </table:table-cell>
          <table:table-cell office:value-type="float" office:value="4.08E-028" calcext:value-type="float">
            <text:p>4,08E-28</text:p>
          </table:table-cell>
          <table:table-cell office:value-type="float" office:value="4.103E-029" calcext:value-type="float">
            <text:p>4,103E-29</text:p>
          </table:table-cell>
          <table:table-cell office:value-type="float" office:value="1.455E-017" calcext:value-type="float">
            <text:p>1,455E-17</text:p>
          </table:table-cell>
          <table:table-cell office:value-type="float" office:value="3.314E-017" calcext:value-type="float">
            <text:p>3,314E-17</text:p>
          </table:table-cell>
          <table:table-cell office:value-type="float" office:value="1.178E-015" calcext:value-type="float">
            <text:p>1,178E-15</text:p>
          </table:table-cell>
          <table:table-cell office:value-type="float" office:value="3.836E-026" calcext:value-type="float">
            <text:p>3,836E-26</text:p>
          </table:table-cell>
          <table:table-cell office:value-type="float" office:value="5.448E-030" calcext:value-type="float">
            <text:p>5,448E-30</text:p>
          </table:table-cell>
          <table:table-cell office:value-type="float" office:value="1.637E-030" calcext:value-type="float">
            <text:p>1,637E-30</text:p>
          </table:table-cell>
          <table:table-cell office:value-type="float" office:value="1.352E-025" calcext:value-type="float">
            <text:p>1,352E-25</text:p>
          </table:table-cell>
          <table:table-cell office:value-type="float" office:value="5.863E-016" calcext:value-type="float">
            <text:p>5,863E-16</text:p>
          </table:table-cell>
          <table:table-cell office:value-type="float" office:value="0.00000000000001765" calcext:value-type="float">
            <text:p>1,765E-14</text:p>
          </table:table-cell>
          <table:table-cell office:value-type="float" office:value="0.0000000000002942" calcext:value-type="float">
            <text:p>2,942E-13</text:p>
          </table:table-cell>
          <table:table-cell office:value-type="float" office:value="1.701E-034" calcext:value-type="float">
            <text:p>1,701E-34</text:p>
          </table:table-cell>
          <table:table-cell office:value-type="float" office:value="3.938E-025" calcext:value-type="float">
            <text:p>3,938E-25</text:p>
          </table:table-cell>
          <table:table-cell office:value-type="float" office:value="1.533E-017" calcext:value-type="float">
            <text:p>1,533E-17</text:p>
          </table:table-cell>
          <table:table-cell office:value-type="float" office:value="2.545E-026" calcext:value-type="float">
            <text:p>2,545E-26</text:p>
          </table:table-cell>
          <table:table-cell office:value-type="float" office:value="1.453E-039" calcext:value-type="float">
            <text:p>1,453E-39</text:p>
          </table:table-cell>
          <table:table-cell office:value-type="float" office:value="3.76E-023" calcext:value-type="float">
            <text:p>3,76E-23</text:p>
          </table:table-cell>
          <table:table-cell office:value-type="float" office:value="2.56E-034" calcext:value-type="float">
            <text:p>2,56E-34</text:p>
          </table:table-cell>
          <table:table-cell office:value-type="float" office:value="6.81E-034" calcext:value-type="float">
            <text:p>6,81E-34</text:p>
          </table:table-cell>
          <table:table-cell office:value-type="float" office:value="7.44E-032" calcext:value-type="float">
            <text:p>7,44E-32</text:p>
          </table:table-cell>
          <table:table-cell office:value-type="float" office:value="3.399E-030" calcext:value-type="float">
            <text:p>3,399E-30</text:p>
          </table:table-cell>
          <table:table-cell office:value-type="float" office:value="5.82E-016" calcext:value-type="float">
            <text:p>5,82E-16</text:p>
          </table:table-cell>
          <table:table-cell office:value-type="float" office:value="2.069E-028" calcext:value-type="float">
            <text:p>2,069E-28</text:p>
          </table:table-cell>
          <table:table-cell office:value-type="float" office:value="0.00000000000002438" calcext:value-type="float">
            <text:p>2,438E-14</text:p>
          </table:table-cell>
          <table:table-cell office:value-type="float" office:value="0.0000000000002037" calcext:value-type="float">
            <text:p>2,037E-13</text:p>
          </table:table-cell>
          <table:table-cell office:value-type="float" office:value="9.681E-021" calcext:value-type="float">
            <text:p>9,681E-21</text:p>
          </table:table-cell>
          <table:table-cell office:value-type="float" office:value="8.387E-021" calcext:value-type="float">
            <text:p>8,387E-21</text:p>
          </table:table-cell>
          <table:table-cell office:value-type="float" office:value="0.00000000000001694" calcext:value-type="float">
            <text:p>1,694E-14</text:p>
          </table:table-cell>
          <table:table-cell office:value-type="float" office:value="9.977E-015" calcext:value-type="float">
            <text:p>9,977E-15</text:p>
          </table:table-cell>
          <table:table-cell office:value-type="float" office:value="4.738E-015" calcext:value-type="float">
            <text:p>4,738E-15</text:p>
          </table:table-cell>
          <table:table-cell office:value-type="float" office:value="0.00000000000002735" calcext:value-type="float">
            <text:p>2,735E-14</text:p>
          </table:table-cell>
          <table:table-cell office:value-type="float" office:value="0.0000000000001003" calcext:value-type="float">
            <text:p>1,003E-13</text:p>
          </table:table-cell>
          <table:table-cell office:value-type="float" office:value="0.00000000000006715" calcext:value-type="float">
            <text:p>6,715E-14</text:p>
          </table:table-cell>
          <table:table-cell office:value-type="float" office:value="0.00000000000006492" calcext:value-type="float">
            <text:p>6,492E-14</text:p>
          </table:table-cell>
          <table:table-cell office:value-type="float" office:value="3.792E-015" calcext:value-type="float">
            <text:p>3,792E-15</text:p>
          </table:table-cell>
          <table:table-cell office:value-type="float" office:value="8.892E-016" calcext:value-type="float">
            <text:p>8,892E-16</text:p>
          </table:table-cell>
          <table:table-cell office:value-type="float" office:value="2.654E-020" calcext:value-type="float">
            <text:p>2,654E-20</text:p>
          </table:table-cell>
          <table:table-cell office:value-type="float" office:value="0.00000000000006641" calcext:value-type="float">
            <text:p>6,641E-14</text:p>
          </table:table-cell>
        </table:table-row>
        <table:table-row table:style-name="ro1">
          <table:table-cell office:value-type="string" calcext:value-type="string">
            <text:p>NA20890_GIH</text:p>
          </table:table-cell>
          <table:table-cell office:value-type="float" office:value="55" calcext:value-type="float">
            <text:p>55</text:p>
          </table:table-cell>
          <table:table-cell office:value-type="float" office:value="7.73E-034" calcext:value-type="float">
            <text:p>7,73E-34</text:p>
          </table:table-cell>
          <table:table-cell office:value-type="float" office:value="2.775E-037" calcext:value-type="float">
            <text:p>2,775E-37</text:p>
          </table:table-cell>
          <table:table-cell office:value-type="float" office:value="1.712E-035" calcext:value-type="float">
            <text:p>1,712E-35</text:p>
          </table:table-cell>
          <table:table-cell office:value-type="float" office:value="1.027E-071" calcext:value-type="float">
            <text:p>1,027E-71</text:p>
          </table:table-cell>
          <table:table-cell office:value-type="float" office:value="1.212E-063" calcext:value-type="float">
            <text:p>1,212E-63</text:p>
          </table:table-cell>
          <table:table-cell office:value-type="float" office:value="8.733E-022" calcext:value-type="float">
            <text:p>8,733E-22</text:p>
          </table:table-cell>
          <table:table-cell office:value-type="float" office:value="4.904E-033" calcext:value-type="float">
            <text:p>4,904E-33</text:p>
          </table:table-cell>
          <table:table-cell office:value-type="float" office:value="4.593E-035" calcext:value-type="float">
            <text:p>4,593E-35</text:p>
          </table:table-cell>
          <table:table-cell office:value-type="float" office:value="7.465E-023" calcext:value-type="float">
            <text:p>7,465E-23</text:p>
          </table:table-cell>
          <table:table-cell office:value-type="float" office:value="1.009E-042" calcext:value-type="float">
            <text:p>1,009E-42</text:p>
          </table:table-cell>
          <table:table-cell office:value-type="float" office:value="9.032E-027" calcext:value-type="float">
            <text:p>9,032E-27</text:p>
          </table:table-cell>
          <table:table-cell office:value-type="float" office:value="4.034E-045" calcext:value-type="float">
            <text:p>4,034E-45</text:p>
          </table:table-cell>
          <table:table-cell office:value-type="float" office:value="3.933E-023" calcext:value-type="float">
            <text:p>3,933E-23</text:p>
          </table:table-cell>
          <table:table-cell office:value-type="float" office:value="8.536E-017" calcext:value-type="float">
            <text:p>8,536E-17</text:p>
          </table:table-cell>
          <table:table-cell office:value-type="float" office:value="9.5E-015" calcext:value-type="float">
            <text:p>9,5E-15</text:p>
          </table:table-cell>
          <table:table-cell office:value-type="float" office:value="2.602E-021" calcext:value-type="float">
            <text:p>2,602E-21</text:p>
          </table:table-cell>
          <table:table-cell office:value-type="float" office:value="1.2E-018" calcext:value-type="float">
            <text:p>1,2E-18</text:p>
          </table:table-cell>
          <table:table-cell office:value-type="float" office:value="9.132E-020" calcext:value-type="float">
            <text:p>9,132E-20</text:p>
          </table:table-cell>
          <table:table-cell office:value-type="float" office:value="1.661E-042" calcext:value-type="float">
            <text:p>1,661E-42</text:p>
          </table:table-cell>
          <table:table-cell office:value-type="float" office:value="4.257E-025" calcext:value-type="float">
            <text:p>4,257E-25</text:p>
          </table:table-cell>
          <table:table-cell office:value-type="float" office:value="6.235E-030" calcext:value-type="float">
            <text:p>6,235E-30</text:p>
          </table:table-cell>
          <table:table-cell office:value-type="float" office:value="2.264E-038" calcext:value-type="float">
            <text:p>2,264E-38</text:p>
          </table:table-cell>
          <table:table-cell office:value-type="float" office:value="1.06E-037" calcext:value-type="float">
            <text:p>1,06E-37</text:p>
          </table:table-cell>
          <table:table-cell office:value-type="float" office:value="7.52E-034" calcext:value-type="float">
            <text:p>7,52E-34</text:p>
          </table:table-cell>
          <table:table-cell office:value-type="float" office:value="5.933E-049" calcext:value-type="float">
            <text:p>5,933E-49</text:p>
          </table:table-cell>
          <table:table-cell office:value-type="float" office:value="3.073E-062" calcext:value-type="float">
            <text:p>3,073E-62</text:p>
          </table:table-cell>
          <table:table-cell office:value-type="float" office:value="0.00000000000001683" calcext:value-type="float">
            <text:p>1,683E-14</text:p>
          </table:table-cell>
          <table:table-cell office:value-type="float" office:value="4.21E-017" calcext:value-type="float">
            <text:p>4,21E-17</text:p>
          </table:table-cell>
          <table:table-cell office:value-type="float" office:value="3.492E-033" calcext:value-type="float">
            <text:p>3,492E-33</text:p>
          </table:table-cell>
          <table:table-cell office:value-type="float" office:value="5.182E-023" calcext:value-type="float">
            <text:p>5,182E-23</text:p>
          </table:table-cell>
          <table:table-cell office:value-type="float" office:value="1.663E-029" calcext:value-type="float">
            <text:p>1,663E-29</text:p>
          </table:table-cell>
          <table:table-cell office:value-type="float" office:value="7.442E-030" calcext:value-type="float">
            <text:p>7,442E-30</text:p>
          </table:table-cell>
          <table:table-cell office:value-type="float" office:value="1.145E-026" calcext:value-type="float">
            <text:p>1,145E-26</text:p>
          </table:table-cell>
          <table:table-cell office:value-type="float" office:value="2.146E-015" calcext:value-type="float">
            <text:p>2,146E-15</text:p>
          </table:table-cell>
          <table:table-cell office:value-type="float" office:value="3.499E-047" calcext:value-type="float">
            <text:p>3,499E-47</text:p>
          </table:table-cell>
          <table:table-cell office:value-type="float" office:value="1.36E-017" calcext:value-type="float">
            <text:p>1,36E-17</text:p>
          </table:table-cell>
          <table:table-cell office:value-type="float" office:value="1.191E-020" calcext:value-type="float">
            <text:p>1,191E-20</text:p>
          </table:table-cell>
          <table:table-cell office:value-type="float" office:value="1.928E-026" calcext:value-type="float">
            <text:p>1,928E-26</text:p>
          </table:table-cell>
          <table:table-cell office:value-type="float" office:value="2.883E-062" calcext:value-type="float">
            <text:p>2,883E-62</text:p>
          </table:table-cell>
          <table:table-cell office:value-type="float" office:value="1.064E-051" calcext:value-type="float">
            <text:p>1,064E-51</text:p>
          </table:table-cell>
          <table:table-cell office:value-type="float" office:value="2.719E-033" calcext:value-type="float">
            <text:p>2,719E-33</text:p>
          </table:table-cell>
          <table:table-cell office:value-type="float" office:value="2.597E-042" calcext:value-type="float">
            <text:p>2,597E-42</text:p>
          </table:table-cell>
          <table:table-cell office:value-type="float" office:value="2.309E-017" calcext:value-type="float">
            <text:p>2,309E-17</text:p>
          </table:table-cell>
          <table:table-cell office:value-type="float" office:value="1.79E-018" calcext:value-type="float">
            <text:p>1,79E-18</text:p>
          </table:table-cell>
          <table:table-cell office:value-type="float" office:value="1.463E-017" calcext:value-type="float">
            <text:p>1,463E-17</text:p>
          </table:table-cell>
          <table:table-cell office:value-type="float" office:value="4.516E-017" calcext:value-type="float">
            <text:p>4,516E-17</text:p>
          </table:table-cell>
          <table:table-cell office:value-type="float" office:value="1.288E-038" calcext:value-type="float">
            <text:p>1,288E-38</text:p>
          </table:table-cell>
          <table:table-cell office:value-type="float" office:value="2.99E-033" calcext:value-type="float">
            <text:p>2,99E-33</text:p>
          </table:table-cell>
          <table:table-cell office:value-type="float" office:value="2.798E-020" calcext:value-type="float">
            <text:p>2,798E-20</text:p>
          </table:table-cell>
          <table:table-cell office:value-type="float" office:value="6.543E-038" calcext:value-type="float">
            <text:p>6,543E-38</text:p>
          </table:table-cell>
          <table:table-cell office:value-type="float" office:value="2.665E-028" calcext:value-type="float">
            <text:p>2,665E-28</text:p>
          </table:table-cell>
          <table:table-cell office:value-type="float" office:value="0.000000000002218" calcext:value-type="float">
            <text:p>2,218E-12</text:p>
          </table:table-cell>
          <table:table-cell office:value-type="float" office:value="2E-019" calcext:value-type="float">
            <text:p>2E-19</text:p>
          </table:table-cell>
          <table:table-cell office:value-type="float" office:value="4.449E-017" calcext:value-type="float">
            <text:p>4,449E-17</text:p>
          </table:table-cell>
          <table:table-cell office:value-type="float" office:value="8.465E-022" calcext:value-type="float">
            <text:p>8,465E-22</text:p>
          </table:table-cell>
          <table:table-cell office:value-type="float" office:value="0.000000000001202" calcext:value-type="float">
            <text:p>1,202E-12</text:p>
          </table:table-cell>
          <table:table-cell office:value-type="float" office:value="5.599E-015" calcext:value-type="float">
            <text:p>5,599E-15</text:p>
          </table:table-cell>
          <table:table-cell office:value-type="float" office:value="2.205E-017" calcext:value-type="float">
            <text:p>2,205E-17</text:p>
          </table:table-cell>
          <table:table-cell office:value-type="float" office:value="8.384E-022" calcext:value-type="float">
            <text:p>8,384E-22</text:p>
          </table:table-cell>
          <table:table-cell office:value-type="float" office:value="6.712E-027" calcext:value-type="float">
            <text:p>6,712E-27</text:p>
          </table:table-cell>
          <table:table-cell office:value-type="float" office:value="1.225E-027" calcext:value-type="float">
            <text:p>1,225E-27</text:p>
          </table:table-cell>
          <table:table-cell office:value-type="float" office:value="2.74E-023" calcext:value-type="float">
            <text:p>2,74E-23</text:p>
          </table:table-cell>
          <table:table-cell office:value-type="float" office:value="2.246E-054" calcext:value-type="float">
            <text:p>2,246E-54</text:p>
          </table:table-cell>
          <table:table-cell office:value-type="float" office:value="9.271E-017" calcext:value-type="float">
            <text:p>9,271E-17</text:p>
          </table:table-cell>
          <table:table-cell office:value-type="float" office:value="7.567E-017" calcext:value-type="float">
            <text:p>7,567E-17</text:p>
          </table:table-cell>
          <table:table-cell office:value-type="float" office:value="4.397E-019" calcext:value-type="float">
            <text:p>4,397E-19</text:p>
          </table:table-cell>
          <table:table-cell office:value-type="float" office:value="1.346E-019" calcext:value-type="float">
            <text:p>1,346E-19</text:p>
          </table:table-cell>
          <table:table-cell office:value-type="float" office:value="8.291E-049" calcext:value-type="float">
            <text:p>8,291E-49</text:p>
          </table:table-cell>
          <table:table-cell office:value-type="float" office:value="0.000000000002689" calcext:value-type="float">
            <text:p>2,689E-12</text:p>
          </table:table-cell>
          <table:table-cell office:value-type="float" office:value="1.895E-021" calcext:value-type="float">
            <text:p>1,895E-21</text:p>
          </table:table-cell>
          <table:table-cell office:value-type="float" office:value="9.314E-020" calcext:value-type="float">
            <text:p>9,314E-20</text:p>
          </table:table-cell>
          <table:table-cell office:value-type="float" office:value="5.027E-050" calcext:value-type="float">
            <text:p>5,027E-50</text:p>
          </table:table-cell>
          <table:table-cell office:value-type="float" office:value="1.03E-032" calcext:value-type="float">
            <text:p>1,03E-32</text:p>
          </table:table-cell>
          <table:table-cell office:value-type="float" office:value="7.782E-065" calcext:value-type="float">
            <text:p>7,782E-65</text:p>
          </table:table-cell>
          <table:table-cell office:value-type="float" office:value="3.679E-023" calcext:value-type="float">
            <text:p>3,679E-23</text:p>
          </table:table-cell>
          <table:table-cell office:value-type="float" office:value="2.653E-021" calcext:value-type="float">
            <text:p>2,653E-21</text:p>
          </table:table-cell>
          <table:table-cell office:value-type="float" office:value="2.627E-019" calcext:value-type="float">
            <text:p>2,627E-19</text:p>
          </table:table-cell>
          <table:table-cell office:value-type="float" office:value="1.359E-032" calcext:value-type="float">
            <text:p>1,359E-32</text:p>
          </table:table-cell>
          <table:table-cell office:value-type="float" office:value="1.872E-031" calcext:value-type="float">
            <text:p>1,872E-31</text:p>
          </table:table-cell>
          <table:table-cell office:value-type="float" office:value="4.433E-033" calcext:value-type="float">
            <text:p>4,433E-33</text:p>
          </table:table-cell>
          <table:table-cell office:value-type="float" office:value="9.262E-018" calcext:value-type="float">
            <text:p>9,262E-18</text:p>
          </table:table-cell>
          <table:table-cell office:value-type="float" office:value="5.218E-034" calcext:value-type="float">
            <text:p>5,218E-34</text:p>
          </table:table-cell>
          <table:table-cell office:value-type="float" office:value="0.0000000000002088" calcext:value-type="float">
            <text:p>2,088E-13</text:p>
          </table:table-cell>
          <table:table-cell office:value-type="float" office:value="0.0000000000004899" calcext:value-type="float">
            <text:p>4,899E-13</text:p>
          </table:table-cell>
          <table:table-cell office:value-type="float" office:value="0.0000000000007908" calcext:value-type="float">
            <text:p>7,908E-13</text:p>
          </table:table-cell>
          <table:table-cell office:value-type="float" office:value="3.025E-054" calcext:value-type="float">
            <text:p>3,025E-54</text:p>
          </table:table-cell>
          <table:table-cell office:value-type="float" office:value="9.47E-061" calcext:value-type="float">
            <text:p>9,47E-61</text:p>
          </table:table-cell>
          <table:table-cell office:value-type="float" office:value="5.93E-022" calcext:value-type="float">
            <text:p>5,93E-22</text:p>
          </table:table-cell>
          <table:table-cell office:value-type="float" office:value="0.0000000000009943" calcext:value-type="float">
            <text:p>9,943E-13</text:p>
          </table:table-cell>
          <table:table-cell office:value-type="float" office:value="0.00000000000138" calcext:value-type="float">
            <text:p>1,38E-12</text:p>
          </table:table-cell>
          <table:table-cell office:value-type="float" office:value="3.624E-061" calcext:value-type="float">
            <text:p>3,624E-61</text:p>
          </table:table-cell>
          <table:table-cell office:value-type="float" office:value="2.222E-032" calcext:value-type="float">
            <text:p>2,222E-32</text:p>
          </table:table-cell>
          <table:table-cell office:value-type="float" office:value="7.657E-021" calcext:value-type="float">
            <text:p>7,657E-21</text:p>
          </table:table-cell>
          <table:table-cell office:value-type="float" office:value="2.494E-018" calcext:value-type="float">
            <text:p>2,494E-18</text:p>
          </table:table-cell>
          <table:table-cell office:value-type="float" office:value="1.96E-018" calcext:value-type="float">
            <text:p>1,96E-18</text:p>
          </table:table-cell>
          <table:table-cell office:value-type="float" office:value="1.307E-017" calcext:value-type="float">
            <text:p>1,307E-17</text:p>
          </table:table-cell>
          <table:table-cell office:value-type="float" office:value="3.758E-017" calcext:value-type="float">
            <text:p>3,758E-17</text:p>
          </table:table-cell>
          <table:table-cell office:value-type="float" office:value="4.71E-017" calcext:value-type="float">
            <text:p>4,71E-17</text:p>
          </table:table-cell>
          <table:table-cell office:value-type="float" office:value="1.178E-017" calcext:value-type="float">
            <text:p>1,178E-17</text:p>
          </table:table-cell>
          <table:table-cell office:value-type="float" office:value="1.761E-018" calcext:value-type="float">
            <text:p>1,761E-18</text:p>
          </table:table-cell>
          <table:table-cell office:value-type="float" office:value="8.671E-017" calcext:value-type="float">
            <text:p>8,671E-17</text:p>
          </table:table-cell>
          <table:table-cell office:value-type="float" office:value="9.828E-026" calcext:value-type="float">
            <text:p>9,828E-26</text:p>
          </table:table-cell>
          <table:table-cell office:value-type="float" office:value="1.436E-020" calcext:value-type="float">
            <text:p>1,436E-20</text:p>
          </table:table-cell>
          <table:table-cell office:value-type="float" office:value="2.755E-024" calcext:value-type="float">
            <text:p>2,755E-24</text:p>
          </table:table-cell>
          <table:table-cell office:value-type="float" office:value="4.044E-028" calcext:value-type="float">
            <text:p>4,044E-28</text:p>
          </table:table-cell>
          <table:table-cell office:value-type="float" office:value="2.91E-035" calcext:value-type="float">
            <text:p>2,91E-35</text:p>
          </table:table-cell>
          <table:table-cell office:value-type="float" office:value="2.879E-029" calcext:value-type="float">
            <text:p>2,879E-29</text:p>
          </table:table-cell>
          <table:table-cell office:value-type="float" office:value="1.336E-035" calcext:value-type="float">
            <text:p>1,336E-35</text:p>
          </table:table-cell>
          <table:table-cell office:value-type="float" office:value="0.00000000000005668" calcext:value-type="float">
            <text:p>5,668E-14</text:p>
          </table:table-cell>
          <table:table-cell office:value-type="float" office:value="1.399E-015" calcext:value-type="float">
            <text:p>1,399E-15</text:p>
          </table:table-cell>
          <table:table-cell office:value-type="float" office:value="1.206E-026" calcext:value-type="float">
            <text:p>1,206E-26</text:p>
          </table:table-cell>
          <table:table-cell office:value-type="float" office:value="5.8E-032" calcext:value-type="float">
            <text:p>5,8E-32</text:p>
          </table:table-cell>
          <table:table-cell office:value-type="float" office:value="3.747E-031" calcext:value-type="float">
            <text:p>3,747E-31</text:p>
          </table:table-cell>
          <table:table-cell office:value-type="float" office:value="8.795E-032" calcext:value-type="float">
            <text:p>8,795E-32</text:p>
          </table:table-cell>
          <table:table-cell office:value-type="float" office:value="7.153E-031" calcext:value-type="float">
            <text:p>7,153E-31</text:p>
          </table:table-cell>
          <table:table-cell office:value-type="float" office:value="3.002E-035" calcext:value-type="float">
            <text:p>3,002E-35</text:p>
          </table:table-cell>
          <table:table-cell office:value-type="float" office:value="6.449E-033" calcext:value-type="float">
            <text:p>6,449E-33</text:p>
          </table:table-cell>
          <table:table-cell office:value-type="float" office:value="9.912E-032" calcext:value-type="float">
            <text:p>9,912E-32</text:p>
          </table:table-cell>
          <table:table-cell office:value-type="float" office:value="8.361E-025" calcext:value-type="float">
            <text:p>8,361E-25</text:p>
          </table:table-cell>
          <table:table-cell office:value-type="float" office:value="1.084E-028" calcext:value-type="float">
            <text:p>1,084E-28</text:p>
          </table:table-cell>
          <table:table-cell office:value-type="float" office:value="3.334E-030" calcext:value-type="float">
            <text:p>3,334E-30</text:p>
          </table:table-cell>
          <table:table-cell office:value-type="float" office:value="1.961E-026" calcext:value-type="float">
            <text:p>1,961E-26</text:p>
          </table:table-cell>
          <table:table-cell office:value-type="float" office:value="1.107E-028" calcext:value-type="float">
            <text:p>1,107E-28</text:p>
          </table:table-cell>
          <table:table-cell office:value-type="float" office:value="1.488E-016" calcext:value-type="float">
            <text:p>1,488E-16</text:p>
          </table:table-cell>
          <table:table-cell office:value-type="float" office:value="6.368E-017" calcext:value-type="float">
            <text:p>6,368E-17</text:p>
          </table:table-cell>
          <table:table-cell office:value-type="float" office:value="3.1E-015" calcext:value-type="float">
            <text:p>3,1E-15</text:p>
          </table:table-cell>
          <table:table-cell office:value-type="float" office:value="2.005E-025" calcext:value-type="float">
            <text:p>2,005E-25</text:p>
          </table:table-cell>
          <table:table-cell office:value-type="float" office:value="2.535E-029" calcext:value-type="float">
            <text:p>2,535E-29</text:p>
          </table:table-cell>
          <table:table-cell office:value-type="float" office:value="1.115E-029" calcext:value-type="float">
            <text:p>1,115E-29</text:p>
          </table:table-cell>
          <table:table-cell office:value-type="float" office:value="8.732E-024" calcext:value-type="float">
            <text:p>8,732E-24</text:p>
          </table:table-cell>
          <table:table-cell office:value-type="float" office:value="1.308E-016" calcext:value-type="float">
            <text:p>1,308E-16</text:p>
          </table:table-cell>
          <table:table-cell office:value-type="float" office:value="8.567E-017" calcext:value-type="float">
            <text:p>8,567E-17</text:p>
          </table:table-cell>
          <table:table-cell office:value-type="float" office:value="0.00000000000001127" calcext:value-type="float">
            <text:p>1,127E-14</text:p>
          </table:table-cell>
          <table:table-cell office:value-type="float" office:value="1.847E-028" calcext:value-type="float">
            <text:p>1,847E-28</text:p>
          </table:table-cell>
          <table:table-cell office:value-type="float" office:value="5.176E-024" calcext:value-type="float">
            <text:p>5,176E-24</text:p>
          </table:table-cell>
          <table:table-cell office:value-type="float" office:value="1.241E-019" calcext:value-type="float">
            <text:p>1,241E-19</text:p>
          </table:table-cell>
          <table:table-cell office:value-type="float" office:value="6.273E-026" calcext:value-type="float">
            <text:p>6,273E-26</text:p>
          </table:table-cell>
          <table:table-cell office:value-type="float" office:value="2.113E-031" calcext:value-type="float">
            <text:p>2,113E-31</text:p>
          </table:table-cell>
          <table:table-cell office:value-type="float" office:value="2.172E-019" calcext:value-type="float">
            <text:p>2,172E-19</text:p>
          </table:table-cell>
          <table:table-cell office:value-type="float" office:value="4.601E-032" calcext:value-type="float">
            <text:p>4,601E-32</text:p>
          </table:table-cell>
          <table:table-cell office:value-type="float" office:value="3.517E-032" calcext:value-type="float">
            <text:p>3,517E-32</text:p>
          </table:table-cell>
          <table:table-cell office:value-type="float" office:value="2.691E-029" calcext:value-type="float">
            <text:p>2,691E-29</text:p>
          </table:table-cell>
          <table:table-cell office:value-type="float" office:value="3.154E-028" calcext:value-type="float">
            <text:p>3,154E-28</text:p>
          </table:table-cell>
          <table:table-cell office:value-type="float" office:value="2.13E-016" calcext:value-type="float">
            <text:p>2,13E-16</text:p>
          </table:table-cell>
          <table:table-cell office:value-type="float" office:value="1.882E-029" calcext:value-type="float">
            <text:p>1,882E-29</text:p>
          </table:table-cell>
          <table:table-cell office:value-type="float" office:value="7.786E-015" calcext:value-type="float">
            <text:p>7,786E-15</text:p>
          </table:table-cell>
          <table:table-cell office:value-type="float" office:value="0.00000000000005668" calcext:value-type="float">
            <text:p>5,668E-14</text:p>
          </table:table-cell>
          <table:table-cell office:value-type="float" office:value="8.733E-022" calcext:value-type="float">
            <text:p>8,733E-22</text:p>
          </table:table-cell>
          <table:table-cell office:value-type="float" office:value="3.722E-023" calcext:value-type="float">
            <text:p>3,722E-23</text:p>
          </table:table-cell>
          <table:table-cell office:value-type="float" office:value="3.523E-018" calcext:value-type="float">
            <text:p>3,523E-18</text:p>
          </table:table-cell>
          <table:table-cell office:value-type="float" office:value="7.264E-017" calcext:value-type="float">
            <text:p>7,264E-17</text:p>
          </table:table-cell>
          <table:table-cell office:value-type="float" office:value="3.108E-015" calcext:value-type="float">
            <text:p>3,108E-15</text:p>
          </table:table-cell>
          <table:table-cell office:value-type="float" office:value="6.723E-015" calcext:value-type="float">
            <text:p>6,723E-15</text:p>
          </table:table-cell>
          <table:table-cell office:value-type="float" office:value="1.251E-015" calcext:value-type="float">
            <text:p>1,251E-15</text:p>
          </table:table-cell>
          <table:table-cell office:value-type="float" office:value="8.017E-015" calcext:value-type="float">
            <text:p>8,017E-15</text:p>
          </table:table-cell>
          <table:table-cell office:value-type="float" office:value="0.00000000000003889" calcext:value-type="float">
            <text:p>3,889E-14</text:p>
          </table:table-cell>
          <table:table-cell office:value-type="float" office:value="3.669E-017" calcext:value-type="float">
            <text:p>3,669E-17</text:p>
          </table:table-cell>
          <table:table-cell office:value-type="float" office:value="7.546E-017" calcext:value-type="float">
            <text:p>7,546E-17</text:p>
          </table:table-cell>
          <table:table-cell office:value-type="float" office:value="5.648E-021" calcext:value-type="float">
            <text:p>5,648E-21</text:p>
          </table:table-cell>
          <table:table-cell office:value-type="float" office:value="2.709E-016" calcext:value-type="float">
            <text:p>2,709E-16</text:p>
          </table:table-cell>
        </table:table-row>
        <table:table-row table:style-name="ro1">
          <table:table-cell office:value-type="string" calcext:value-type="string">
            <text:p>HG03870_ITU</text:p>
          </table:table-cell>
          <table:table-cell office:value-type="float" office:value="55" calcext:value-type="float">
            <text:p>55</text:p>
          </table:table-cell>
          <table:table-cell office:value-type="float" office:value="8.652E-036" calcext:value-type="float">
            <text:p>8,652E-36</text:p>
          </table:table-cell>
          <table:table-cell office:value-type="float" office:value="9.465E-036" calcext:value-type="float">
            <text:p>9,465E-36</text:p>
          </table:table-cell>
          <table:table-cell office:value-type="float" office:value="4.381E-036" calcext:value-type="float">
            <text:p>4,381E-36</text:p>
          </table:table-cell>
          <table:table-cell office:value-type="float" office:value="9.336E-070" calcext:value-type="float">
            <text:p>9,336E-70</text:p>
          </table:table-cell>
          <table:table-cell office:value-type="float" office:value="1.174E-064" calcext:value-type="float">
            <text:p>1,174E-64</text:p>
          </table:table-cell>
          <table:table-cell office:value-type="float" office:value="3.194E-028" calcext:value-type="float">
            <text:p>3,194E-28</text:p>
          </table:table-cell>
          <table:table-cell office:value-type="float" office:value="1.679E-034" calcext:value-type="float">
            <text:p>1,679E-34</text:p>
          </table:table-cell>
          <table:table-cell office:value-type="float" office:value="2.872E-037" calcext:value-type="float">
            <text:p>2,872E-37</text:p>
          </table:table-cell>
          <table:table-cell office:value-type="float" office:value="1.063E-024" calcext:value-type="float">
            <text:p>1,063E-24</text:p>
          </table:table-cell>
          <table:table-cell office:value-type="float" office:value="8.397E-032" calcext:value-type="float">
            <text:p>8,397E-32</text:p>
          </table:table-cell>
          <table:table-cell office:value-type="float" office:value="1.35E-025" calcext:value-type="float">
            <text:p>1,35E-25</text:p>
          </table:table-cell>
          <table:table-cell office:value-type="float" office:value="1.327E-040" calcext:value-type="float">
            <text:p>1,327E-40</text:p>
          </table:table-cell>
          <table:table-cell office:value-type="float" office:value="7.971E-027" calcext:value-type="float">
            <text:p>7,971E-27</text:p>
          </table:table-cell>
          <table:table-cell office:value-type="float" office:value="1.674E-026" calcext:value-type="float">
            <text:p>1,674E-26</text:p>
          </table:table-cell>
          <table:table-cell office:value-type="float" office:value="1.452E-021" calcext:value-type="float">
            <text:p>1,452E-21</text:p>
          </table:table-cell>
          <table:table-cell office:value-type="float" office:value="1.237E-027" calcext:value-type="float">
            <text:p>1,237E-27</text:p>
          </table:table-cell>
          <table:table-cell office:value-type="float" office:value="1.34E-024" calcext:value-type="float">
            <text:p>1,34E-24</text:p>
          </table:table-cell>
          <table:table-cell office:value-type="float" office:value="1.674E-027" calcext:value-type="float">
            <text:p>1,674E-27</text:p>
          </table:table-cell>
          <table:table-cell office:value-type="float" office:value="1.001E-038" calcext:value-type="float">
            <text:p>1,001E-38</text:p>
          </table:table-cell>
          <table:table-cell office:value-type="float" office:value="8.174E-024" calcext:value-type="float">
            <text:p>8,174E-24</text:p>
          </table:table-cell>
          <table:table-cell office:value-type="float" office:value="3.857E-029" calcext:value-type="float">
            <text:p>3,857E-29</text:p>
          </table:table-cell>
          <table:table-cell office:value-type="float" office:value="1.077E-036" calcext:value-type="float">
            <text:p>1,077E-36</text:p>
          </table:table-cell>
          <table:table-cell office:value-type="float" office:value="1.513E-040" calcext:value-type="float">
            <text:p>1,513E-40</text:p>
          </table:table-cell>
          <table:table-cell office:value-type="float" office:value="9.656E-032" calcext:value-type="float">
            <text:p>9,656E-32</text:p>
          </table:table-cell>
          <table:table-cell office:value-type="float" office:value="1.193E-046" calcext:value-type="float">
            <text:p>1,193E-46</text:p>
          </table:table-cell>
          <table:table-cell office:value-type="float" office:value="1.002E-064" calcext:value-type="float">
            <text:p>1,002E-64</text:p>
          </table:table-cell>
          <table:table-cell office:value-type="float" office:value="4.356E-016" calcext:value-type="float">
            <text:p>4,356E-16</text:p>
          </table:table-cell>
          <table:table-cell office:value-type="float" office:value="3.191E-024" calcext:value-type="float">
            <text:p>3,191E-24</text:p>
          </table:table-cell>
          <table:table-cell office:value-type="float" office:value="4.821E-035" calcext:value-type="float">
            <text:p>4,821E-35</text:p>
          </table:table-cell>
          <table:table-cell office:value-type="float" office:value="1.154E-029" calcext:value-type="float">
            <text:p>1,154E-29</text:p>
          </table:table-cell>
          <table:table-cell office:value-type="float" office:value="3.843E-026" calcext:value-type="float">
            <text:p>3,843E-26</text:p>
          </table:table-cell>
          <table:table-cell office:value-type="float" office:value="2.544E-027" calcext:value-type="float">
            <text:p>2,544E-27</text:p>
          </table:table-cell>
          <table:table-cell office:value-type="float" office:value="4.281E-022" calcext:value-type="float">
            <text:p>4,281E-22</text:p>
          </table:table-cell>
          <table:table-cell office:value-type="float" office:value="5.046E-019" calcext:value-type="float">
            <text:p>5,046E-19</text:p>
          </table:table-cell>
          <table:table-cell office:value-type="float" office:value="1.366E-034" calcext:value-type="float">
            <text:p>1,366E-34</text:p>
          </table:table-cell>
          <table:table-cell office:value-type="float" office:value="1.193E-026" calcext:value-type="float">
            <text:p>1,193E-26</text:p>
          </table:table-cell>
          <table:table-cell office:value-type="float" office:value="3.576E-022" calcext:value-type="float">
            <text:p>3,576E-22</text:p>
          </table:table-cell>
          <table:table-cell office:value-type="float" office:value="1.688E-030" calcext:value-type="float">
            <text:p>1,688E-30</text:p>
          </table:table-cell>
          <table:table-cell office:value-type="float" office:value="1.273E-063" calcext:value-type="float">
            <text:p>1,273E-63</text:p>
          </table:table-cell>
          <table:table-cell office:value-type="float" office:value="1.676E-052" calcext:value-type="float">
            <text:p>1,676E-52</text:p>
          </table:table-cell>
          <table:table-cell office:value-type="float" office:value="2.26E-034" calcext:value-type="float">
            <text:p>2,26E-34</text:p>
          </table:table-cell>
          <table:table-cell office:value-type="float" office:value="2.734E-048" calcext:value-type="float">
            <text:p>2,734E-48</text:p>
          </table:table-cell>
          <table:table-cell office:value-type="float" office:value="9.104E-020" calcext:value-type="float">
            <text:p>9,104E-20</text:p>
          </table:table-cell>
          <table:table-cell office:value-type="float" office:value="3.196E-023" calcext:value-type="float">
            <text:p>3,196E-23</text:p>
          </table:table-cell>
          <table:table-cell office:value-type="float" office:value="4.781E-025" calcext:value-type="float">
            <text:p>4,781E-25</text:p>
          </table:table-cell>
          <table:table-cell office:value-type="float" office:value="3.848E-023" calcext:value-type="float">
            <text:p>3,848E-23</text:p>
          </table:table-cell>
          <table:table-cell office:value-type="float" office:value="7.294E-042" calcext:value-type="float">
            <text:p>7,294E-42</text:p>
          </table:table-cell>
          <table:table-cell office:value-type="float" office:value="4.503E-035" calcext:value-type="float">
            <text:p>4,503E-35</text:p>
          </table:table-cell>
          <table:table-cell office:value-type="float" office:value="2.738E-026" calcext:value-type="float">
            <text:p>2,738E-26</text:p>
          </table:table-cell>
          <table:table-cell office:value-type="float" office:value="1.628E-041" calcext:value-type="float">
            <text:p>1,628E-41</text:p>
          </table:table-cell>
          <table:table-cell office:value-type="float" office:value="1.632E-028" calcext:value-type="float">
            <text:p>1,632E-28</text:p>
          </table:table-cell>
          <table:table-cell office:value-type="float" office:value="3.21E-016" calcext:value-type="float">
            <text:p>3,21E-16</text:p>
          </table:table-cell>
          <table:table-cell office:value-type="float" office:value="3.407E-025" calcext:value-type="float">
            <text:p>3,407E-25</text:p>
          </table:table-cell>
          <table:table-cell office:value-type="float" office:value="1.34E-019" calcext:value-type="float">
            <text:p>1,34E-19</text:p>
          </table:table-cell>
          <table:table-cell office:value-type="float" office:value="1.47E-027" calcext:value-type="float">
            <text:p>1,47E-27</text:p>
          </table:table-cell>
          <table:table-cell office:value-type="float" office:value="8.816E-017" calcext:value-type="float">
            <text:p>8,816E-17</text:p>
          </table:table-cell>
          <table:table-cell office:value-type="float" office:value="5.807E-017" calcext:value-type="float">
            <text:p>5,807E-17</text:p>
          </table:table-cell>
          <table:table-cell office:value-type="float" office:value="1.4E-020" calcext:value-type="float">
            <text:p>1,4E-20</text:p>
          </table:table-cell>
          <table:table-cell office:value-type="float" office:value="7.184E-026" calcext:value-type="float">
            <text:p>7,184E-26</text:p>
          </table:table-cell>
          <table:table-cell office:value-type="float" office:value="1.919E-029" calcext:value-type="float">
            <text:p>1,919E-29</text:p>
          </table:table-cell>
          <table:table-cell office:value-type="float" office:value="3.177E-029" calcext:value-type="float">
            <text:p>3,177E-29</text:p>
          </table:table-cell>
          <table:table-cell office:value-type="float" office:value="5.116E-028" calcext:value-type="float">
            <text:p>5,116E-28</text:p>
          </table:table-cell>
          <table:table-cell office:value-type="float" office:value="2.333E-056" calcext:value-type="float">
            <text:p>2,333E-56</text:p>
          </table:table-cell>
          <table:table-cell office:value-type="float" office:value="2.153E-021" calcext:value-type="float">
            <text:p>2,153E-21</text:p>
          </table:table-cell>
          <table:table-cell office:value-type="float" office:value="5.074E-022" calcext:value-type="float">
            <text:p>5,074E-22</text:p>
          </table:table-cell>
          <table:table-cell office:value-type="float" office:value="1.788E-026" calcext:value-type="float">
            <text:p>1,788E-26</text:p>
          </table:table-cell>
          <table:table-cell office:value-type="float" office:value="9.117E-024" calcext:value-type="float">
            <text:p>9,117E-24</text:p>
          </table:table-cell>
          <table:table-cell office:value-type="float" office:value="3.687E-046" calcext:value-type="float">
            <text:p>3,687E-46</text:p>
          </table:table-cell>
          <table:table-cell office:value-type="float" office:value="6.382E-018" calcext:value-type="float">
            <text:p>6,382E-18</text:p>
          </table:table-cell>
          <table:table-cell office:value-type="float" office:value="1.457E-023" calcext:value-type="float">
            <text:p>1,457E-23</text:p>
          </table:table-cell>
          <table:table-cell office:value-type="float" office:value="1.732E-023" calcext:value-type="float">
            <text:p>1,732E-23</text:p>
          </table:table-cell>
          <table:table-cell office:value-type="float" office:value="1.528E-055" calcext:value-type="float">
            <text:p>1,528E-55</text:p>
          </table:table-cell>
          <table:table-cell office:value-type="float" office:value="5.341E-034" calcext:value-type="float">
            <text:p>5,341E-34</text:p>
          </table:table-cell>
          <table:table-cell office:value-type="float" office:value="1.1E-066" calcext:value-type="float">
            <text:p>1,1E-66</text:p>
          </table:table-cell>
          <table:table-cell office:value-type="float" office:value="1.587E-028" calcext:value-type="float">
            <text:p>1,587E-28</text:p>
          </table:table-cell>
          <table:table-cell office:value-type="float" office:value="2.118E-028" calcext:value-type="float">
            <text:p>2,118E-28</text:p>
          </table:table-cell>
          <table:table-cell office:value-type="float" office:value="1.446E-026" calcext:value-type="float">
            <text:p>1,446E-26</text:p>
          </table:table-cell>
          <table:table-cell office:value-type="float" office:value="4.763E-035" calcext:value-type="float">
            <text:p>4,763E-35</text:p>
          </table:table-cell>
          <table:table-cell office:value-type="float" office:value="8.212E-033" calcext:value-type="float">
            <text:p>8,212E-33</text:p>
          </table:table-cell>
          <table:table-cell office:value-type="float" office:value="3.17E-035" calcext:value-type="float">
            <text:p>3,17E-35</text:p>
          </table:table-cell>
          <table:table-cell office:value-type="float" office:value="8.67E-025" calcext:value-type="float">
            <text:p>8,67E-25</text:p>
          </table:table-cell>
          <table:table-cell office:value-type="float" office:value="6.544E-034" calcext:value-type="float">
            <text:p>6,544E-34</text:p>
          </table:table-cell>
          <table:table-cell office:value-type="float" office:value="3.219E-015" calcext:value-type="float">
            <text:p>3,219E-15</text:p>
          </table:table-cell>
          <table:table-cell office:value-type="float" office:value="5.351E-016" calcext:value-type="float">
            <text:p>5,351E-16</text:p>
          </table:table-cell>
          <table:table-cell office:value-type="float" office:value="2.386E-016" calcext:value-type="float">
            <text:p>2,386E-16</text:p>
          </table:table-cell>
          <table:table-cell office:value-type="float" office:value="5.056E-057" calcext:value-type="float">
            <text:p>5,056E-57</text:p>
          </table:table-cell>
          <table:table-cell office:value-type="float" office:value="7.023E-063" calcext:value-type="float">
            <text:p>7,023E-63</text:p>
          </table:table-cell>
          <table:table-cell office:value-type="float" office:value="3.391E-022" calcext:value-type="float">
            <text:p>3,391E-22</text:p>
          </table:table-cell>
          <table:table-cell office:value-type="float" office:value="7.419E-017" calcext:value-type="float">
            <text:p>7,419E-17</text:p>
          </table:table-cell>
          <table:table-cell office:value-type="float" office:value="1.791E-016" calcext:value-type="float">
            <text:p>1,791E-16</text:p>
          </table:table-cell>
          <table:table-cell office:value-type="float" office:value="1.55E-065" calcext:value-type="float">
            <text:p>1,55E-65</text:p>
          </table:table-cell>
          <table:table-cell office:value-type="float" office:value="5.765E-032" calcext:value-type="float">
            <text:p>5,765E-32</text:p>
          </table:table-cell>
          <table:table-cell office:value-type="float" office:value="3.786E-029" calcext:value-type="float">
            <text:p>3,786E-29</text:p>
          </table:table-cell>
          <table:table-cell office:value-type="float" office:value="1.21E-024" calcext:value-type="float">
            <text:p>1,21E-24</text:p>
          </table:table-cell>
          <table:table-cell office:value-type="float" office:value="9.3E-023" calcext:value-type="float">
            <text:p>9,3E-23</text:p>
          </table:table-cell>
          <table:table-cell office:value-type="float" office:value="2.065E-022" calcext:value-type="float">
            <text:p>2,065E-22</text:p>
          </table:table-cell>
          <table:table-cell office:value-type="float" office:value="1.043E-022" calcext:value-type="float">
            <text:p>1,043E-22</text:p>
          </table:table-cell>
          <table:table-cell office:value-type="float" office:value="6.748E-022" calcext:value-type="float">
            <text:p>6,748E-22</text:p>
          </table:table-cell>
          <table:table-cell office:value-type="float" office:value="6.68E-023" calcext:value-type="float">
            <text:p>6,68E-23</text:p>
          </table:table-cell>
          <table:table-cell office:value-type="float" office:value="5.338E-022" calcext:value-type="float">
            <text:p>5,338E-22</text:p>
          </table:table-cell>
          <table:table-cell office:value-type="float" office:value="1.452E-022" calcext:value-type="float">
            <text:p>1,452E-22</text:p>
          </table:table-cell>
          <table:table-cell office:value-type="float" office:value="2.534E-027" calcext:value-type="float">
            <text:p>2,534E-27</text:p>
          </table:table-cell>
          <table:table-cell office:value-type="float" office:value="4.425E-023" calcext:value-type="float">
            <text:p>4,425E-23</text:p>
          </table:table-cell>
          <table:table-cell office:value-type="float" office:value="7.197E-027" calcext:value-type="float">
            <text:p>7,197E-27</text:p>
          </table:table-cell>
          <table:table-cell office:value-type="float" office:value="1.444E-032" calcext:value-type="float">
            <text:p>1,444E-32</text:p>
          </table:table-cell>
          <table:table-cell office:value-type="float" office:value="5.186E-036" calcext:value-type="float">
            <text:p>5,186E-36</text:p>
          </table:table-cell>
          <table:table-cell office:value-type="float" office:value="1.005E-031" calcext:value-type="float">
            <text:p>1,005E-31</text:p>
          </table:table-cell>
          <table:table-cell office:value-type="float" office:value="3.992E-037" calcext:value-type="float">
            <text:p>3,992E-37</text:p>
          </table:table-cell>
          <table:table-cell office:value-type="float" office:value="2.197E-020" calcext:value-type="float">
            <text:p>2,197E-20</text:p>
          </table:table-cell>
          <table:table-cell office:value-type="float" office:value="7.587E-023" calcext:value-type="float">
            <text:p>7,587E-23</text:p>
          </table:table-cell>
          <table:table-cell office:value-type="float" office:value="1.829E-019" calcext:value-type="float">
            <text:p>1,829E-19</text:p>
          </table:table-cell>
          <table:table-cell office:value-type="float" office:value="2.876E-032" calcext:value-type="float">
            <text:p>2,876E-32</text:p>
          </table:table-cell>
          <table:table-cell office:value-type="float" office:value="3.679E-033" calcext:value-type="float">
            <text:p>3,679E-33</text:p>
          </table:table-cell>
          <table:table-cell office:value-type="float" office:value="2.642E-032" calcext:value-type="float">
            <text:p>2,642E-32</text:p>
          </table:table-cell>
          <table:table-cell office:value-type="float" office:value="1.299E-031" calcext:value-type="float">
            <text:p>1,299E-31</text:p>
          </table:table-cell>
          <table:table-cell office:value-type="float" office:value="1.468E-034" calcext:value-type="float">
            <text:p>1,468E-34</text:p>
          </table:table-cell>
          <table:table-cell office:value-type="float" office:value="1.446E-034" calcext:value-type="float">
            <text:p>1,446E-34</text:p>
          </table:table-cell>
          <table:table-cell office:value-type="float" office:value="6.621E-032" calcext:value-type="float">
            <text:p>6,621E-32</text:p>
          </table:table-cell>
          <table:table-cell office:value-type="float" office:value="1.06E-027" calcext:value-type="float">
            <text:p>1,06E-27</text:p>
          </table:table-cell>
          <table:table-cell office:value-type="float" office:value="1.946E-031" calcext:value-type="float">
            <text:p>1,946E-31</text:p>
          </table:table-cell>
          <table:table-cell office:value-type="float" office:value="2.234E-033" calcext:value-type="float">
            <text:p>2,234E-33</text:p>
          </table:table-cell>
          <table:table-cell office:value-type="float" office:value="3.19E-028" calcext:value-type="float">
            <text:p>3,19E-28</text:p>
          </table:table-cell>
          <table:table-cell office:value-type="float" office:value="1.103E-030" calcext:value-type="float">
            <text:p>1,103E-30</text:p>
          </table:table-cell>
          <table:table-cell office:value-type="float" office:value="3.083E-021" calcext:value-type="float">
            <text:p>3,083E-21</text:p>
          </table:table-cell>
          <table:table-cell office:value-type="float" office:value="1.351E-020" calcext:value-type="float">
            <text:p>1,351E-20</text:p>
          </table:table-cell>
          <table:table-cell office:value-type="float" office:value="1.621E-018" calcext:value-type="float">
            <text:p>1,621E-18</text:p>
          </table:table-cell>
          <table:table-cell office:value-type="float" office:value="1.52E-025" calcext:value-type="float">
            <text:p>1,52E-25</text:p>
          </table:table-cell>
          <table:table-cell office:value-type="float" office:value="5.798E-031" calcext:value-type="float">
            <text:p>5,798E-31</text:p>
          </table:table-cell>
          <table:table-cell office:value-type="float" office:value="3.669E-030" calcext:value-type="float">
            <text:p>3,669E-30</text:p>
          </table:table-cell>
          <table:table-cell office:value-type="float" office:value="5.294E-027" calcext:value-type="float">
            <text:p>5,294E-27</text:p>
          </table:table-cell>
          <table:table-cell office:value-type="float" office:value="1.456E-023" calcext:value-type="float">
            <text:p>1,456E-23</text:p>
          </table:table-cell>
          <table:table-cell office:value-type="float" office:value="3.9E-022" calcext:value-type="float">
            <text:p>3,9E-22</text:p>
          </table:table-cell>
          <table:table-cell office:value-type="float" office:value="1.111E-019" calcext:value-type="float">
            <text:p>1,111E-19</text:p>
          </table:table-cell>
          <table:table-cell office:value-type="float" office:value="1.208E-029" calcext:value-type="float">
            <text:p>1,208E-29</text:p>
          </table:table-cell>
          <table:table-cell office:value-type="float" office:value="1.58E-021" calcext:value-type="float">
            <text:p>1,58E-21</text:p>
          </table:table-cell>
          <table:table-cell office:value-type="float" office:value="3.198E-027" calcext:value-type="float">
            <text:p>3,198E-27</text:p>
          </table:table-cell>
          <table:table-cell office:value-type="float" office:value="1.369E-025" calcext:value-type="float">
            <text:p>1,369E-25</text:p>
          </table:table-cell>
          <table:table-cell office:value-type="float" office:value="3.804E-032" calcext:value-type="float">
            <text:p>3,804E-32</text:p>
          </table:table-cell>
          <table:table-cell office:value-type="float" office:value="2.099E-020" calcext:value-type="float">
            <text:p>2,099E-20</text:p>
          </table:table-cell>
          <table:table-cell office:value-type="float" office:value="8.393E-035" calcext:value-type="float">
            <text:p>8,393E-35</text:p>
          </table:table-cell>
          <table:table-cell office:value-type="float" office:value="9.092E-035" calcext:value-type="float">
            <text:p>9,092E-35</text:p>
          </table:table-cell>
          <table:table-cell office:value-type="float" office:value="3.469E-028" calcext:value-type="float">
            <text:p>3,469E-28</text:p>
          </table:table-cell>
          <table:table-cell office:value-type="float" office:value="2.942E-028" calcext:value-type="float">
            <text:p>2,942E-28</text:p>
          </table:table-cell>
          <table:table-cell office:value-type="float" office:value="2.077E-020" calcext:value-type="float">
            <text:p>2,077E-20</text:p>
          </table:table-cell>
          <table:table-cell office:value-type="float" office:value="2.277E-029" calcext:value-type="float">
            <text:p>2,277E-29</text:p>
          </table:table-cell>
          <table:table-cell office:value-type="float" office:value="7.124E-021" calcext:value-type="float">
            <text:p>7,124E-21</text:p>
          </table:table-cell>
          <table:table-cell office:value-type="float" office:value="2.197E-020" calcext:value-type="float">
            <text:p>2,197E-20</text:p>
          </table:table-cell>
          <table:table-cell office:value-type="float" office:value="3.194E-028" calcext:value-type="float">
            <text:p>3,194E-28</text:p>
          </table:table-cell>
          <table:table-cell office:value-type="float" office:value="6.986E-029" calcext:value-type="float">
            <text:p>6,986E-29</text:p>
          </table:table-cell>
          <table:table-cell office:value-type="float" office:value="2.201E-023" calcext:value-type="float">
            <text:p>2,201E-23</text:p>
          </table:table-cell>
          <table:table-cell office:value-type="float" office:value="1.304E-021" calcext:value-type="float">
            <text:p>1,304E-21</text:p>
          </table:table-cell>
          <table:table-cell office:value-type="float" office:value="3.74E-021" calcext:value-type="float">
            <text:p>3,74E-21</text:p>
          </table:table-cell>
          <table:table-cell office:value-type="float" office:value="4.133E-022" calcext:value-type="float">
            <text:p>4,133E-22</text:p>
          </table:table-cell>
          <table:table-cell office:value-type="float" office:value="1.859E-021" calcext:value-type="float">
            <text:p>1,859E-21</text:p>
          </table:table-cell>
          <table:table-cell office:value-type="float" office:value="1.328E-021" calcext:value-type="float">
            <text:p>1,328E-21</text:p>
          </table:table-cell>
          <table:table-cell office:value-type="float" office:value="1.198E-021" calcext:value-type="float">
            <text:p>1,198E-21</text:p>
          </table:table-cell>
          <table:table-cell office:value-type="float" office:value="1.519E-024" calcext:value-type="float">
            <text:p>1,519E-24</text:p>
          </table:table-cell>
          <table:table-cell office:value-type="float" office:value="3.107E-024" calcext:value-type="float">
            <text:p>3,107E-24</text:p>
          </table:table-cell>
          <table:table-cell office:value-type="float" office:value="4.185E-028" calcext:value-type="float">
            <text:p>4,185E-28</text:p>
          </table:table-cell>
          <table:table-cell office:value-type="float" office:value="4.09E-021" calcext:value-type="float">
            <text:p>4,09E-21</text:p>
          </table:table-cell>
        </table:table-row>
        <table:table-row table:style-name="ro1">
          <table:table-cell office:value-type="string" calcext:value-type="string">
            <text:p>HG03871_ITU</text:p>
          </table:table-cell>
          <table:table-cell office:value-type="float" office:value="55" calcext:value-type="float">
            <text:p>55</text:p>
          </table:table-cell>
          <table:table-cell office:value-type="float" office:value="3.899E-032" calcext:value-type="float">
            <text:p>3,899E-32</text:p>
          </table:table-cell>
          <table:table-cell office:value-type="float" office:value="6.445E-034" calcext:value-type="float">
            <text:p>6,445E-34</text:p>
          </table:table-cell>
          <table:table-cell office:value-type="float" office:value="9.63E-033" calcext:value-type="float">
            <text:p>9,63E-33</text:p>
          </table:table-cell>
          <table:table-cell office:value-type="float" office:value="2.22E-069" calcext:value-type="float">
            <text:p>2,22E-69</text:p>
          </table:table-cell>
          <table:table-cell office:value-type="float" office:value="1.239E-061" calcext:value-type="float">
            <text:p>1,239E-61</text:p>
          </table:table-cell>
          <table:table-cell office:value-type="float" office:value="1.52E-026" calcext:value-type="float">
            <text:p>1,52E-26</text:p>
          </table:table-cell>
          <table:table-cell office:value-type="float" office:value="7.552E-031" calcext:value-type="float">
            <text:p>7,552E-31</text:p>
          </table:table-cell>
          <table:table-cell office:value-type="float" office:value="6.302E-033" calcext:value-type="float">
            <text:p>6,302E-33</text:p>
          </table:table-cell>
          <table:table-cell office:value-type="float" office:value="2.377E-023" calcext:value-type="float">
            <text:p>2,377E-23</text:p>
          </table:table-cell>
          <table:table-cell office:value-type="float" office:value="7.671E-034" calcext:value-type="float">
            <text:p>7,671E-34</text:p>
          </table:table-cell>
          <table:table-cell office:value-type="float" office:value="7.932E-032" calcext:value-type="float">
            <text:p>7,932E-32</text:p>
          </table:table-cell>
          <table:table-cell office:value-type="float" office:value="2.054E-050" calcext:value-type="float">
            <text:p>2,054E-50</text:p>
          </table:table-cell>
          <table:table-cell office:value-type="float" office:value="2.496E-024" calcext:value-type="float">
            <text:p>2,496E-24</text:p>
          </table:table-cell>
          <table:table-cell office:value-type="float" office:value="7.154E-026" calcext:value-type="float">
            <text:p>7,154E-26</text:p>
          </table:table-cell>
          <table:table-cell office:value-type="float" office:value="5.06E-021" calcext:value-type="float">
            <text:p>5,06E-21</text:p>
          </table:table-cell>
          <table:table-cell office:value-type="float" office:value="1.486E-024" calcext:value-type="float">
            <text:p>1,486E-24</text:p>
          </table:table-cell>
          <table:table-cell office:value-type="float" office:value="3.091E-023" calcext:value-type="float">
            <text:p>3,091E-23</text:p>
          </table:table-cell>
          <table:table-cell office:value-type="float" office:value="3.509E-026" calcext:value-type="float">
            <text:p>3,509E-26</text:p>
          </table:table-cell>
          <table:table-cell office:value-type="float" office:value="5.865E-038" calcext:value-type="float">
            <text:p>5,865E-38</text:p>
          </table:table-cell>
          <table:table-cell office:value-type="float" office:value="2.703E-022" calcext:value-type="float">
            <text:p>2,703E-22</text:p>
          </table:table-cell>
          <table:table-cell office:value-type="float" office:value="3.329E-034" calcext:value-type="float">
            <text:p>3,329E-34</text:p>
          </table:table-cell>
          <table:table-cell office:value-type="float" office:value="4.451E-046" calcext:value-type="float">
            <text:p>4,451E-46</text:p>
          </table:table-cell>
          <table:table-cell office:value-type="float" office:value="5.972E-052" calcext:value-type="float">
            <text:p>5,972E-52</text:p>
          </table:table-cell>
          <table:table-cell office:value-type="float" office:value="9.83E-039" calcext:value-type="float">
            <text:p>9,83E-39</text:p>
          </table:table-cell>
          <table:table-cell office:value-type="float" office:value="2.417E-057" calcext:value-type="float">
            <text:p>2,417E-57</text:p>
          </table:table-cell>
          <table:table-cell office:value-type="float" office:value="2.121E-062" calcext:value-type="float">
            <text:p>2,121E-62</text:p>
          </table:table-cell>
          <table:table-cell office:value-type="float" office:value="9.343E-015" calcext:value-type="float">
            <text:p>9,343E-15</text:p>
          </table:table-cell>
          <table:table-cell office:value-type="float" office:value="6.037E-024" calcext:value-type="float">
            <text:p>6,037E-24</text:p>
          </table:table-cell>
          <table:table-cell office:value-type="float" office:value="5.497E-040" calcext:value-type="float">
            <text:p>5,497E-40</text:p>
          </table:table-cell>
          <table:table-cell office:value-type="float" office:value="3.266E-028" calcext:value-type="float">
            <text:p>3,266E-28</text:p>
          </table:table-cell>
          <table:table-cell office:value-type="float" office:value="3.455E-023" calcext:value-type="float">
            <text:p>3,455E-23</text:p>
          </table:table-cell>
          <table:table-cell office:value-type="float" office:value="3.221E-034" calcext:value-type="float">
            <text:p>3,221E-34</text:p>
          </table:table-cell>
          <table:table-cell office:value-type="float" office:value="4.789E-020" calcext:value-type="float">
            <text:p>4,789E-20</text:p>
          </table:table-cell>
          <table:table-cell office:value-type="float" office:value="2.904E-015" calcext:value-type="float">
            <text:p>2,904E-15</text:p>
          </table:table-cell>
          <table:table-cell office:value-type="float" office:value="3.659E-037" calcext:value-type="float">
            <text:p>3,659E-37</text:p>
          </table:table-cell>
          <table:table-cell office:value-type="float" office:value="5.794E-024" calcext:value-type="float">
            <text:p>5,794E-24</text:p>
          </table:table-cell>
          <table:table-cell office:value-type="float" office:value="2.232E-019" calcext:value-type="float">
            <text:p>2,232E-19</text:p>
          </table:table-cell>
          <table:table-cell office:value-type="float" office:value="8.209E-028" calcext:value-type="float">
            <text:p>8,209E-28</text:p>
          </table:table-cell>
          <table:table-cell office:value-type="float" office:value="1.038E-060" calcext:value-type="float">
            <text:p>1,038E-60</text:p>
          </table:table-cell>
          <table:table-cell office:value-type="float" office:value="1.799E-050" calcext:value-type="float">
            <text:p>1,799E-50</text:p>
          </table:table-cell>
          <table:table-cell office:value-type="float" office:value="7.287E-032" calcext:value-type="float">
            <text:p>7,287E-32</text:p>
          </table:table-cell>
          <table:table-cell office:value-type="float" office:value="4.438E-043" calcext:value-type="float">
            <text:p>4,438E-43</text:p>
          </table:table-cell>
          <table:table-cell office:value-type="float" office:value="2.24E-024" calcext:value-type="float">
            <text:p>2,24E-24</text:p>
          </table:table-cell>
          <table:table-cell office:value-type="float" office:value="1.178E-023" calcext:value-type="float">
            <text:p>1,178E-23</text:p>
          </table:table-cell>
          <table:table-cell office:value-type="float" office:value="3.684E-024" calcext:value-type="float">
            <text:p>3,684E-24</text:p>
          </table:table-cell>
          <table:table-cell office:value-type="float" office:value="1.791E-020" calcext:value-type="float">
            <text:p>1,791E-20</text:p>
          </table:table-cell>
          <table:table-cell office:value-type="float" office:value="5.913E-039" calcext:value-type="float">
            <text:p>5,913E-39</text:p>
          </table:table-cell>
          <table:table-cell office:value-type="float" office:value="2.173E-032" calcext:value-type="float">
            <text:p>2,173E-32</text:p>
          </table:table-cell>
          <table:table-cell office:value-type="float" office:value="4.322E-025" calcext:value-type="float">
            <text:p>4,322E-25</text:p>
          </table:table-cell>
          <table:table-cell office:value-type="float" office:value="1.265E-039" calcext:value-type="float">
            <text:p>1,265E-39</text:p>
          </table:table-cell>
          <table:table-cell office:value-type="float" office:value="8.598E-026" calcext:value-type="float">
            <text:p>8,598E-26</text:p>
          </table:table-cell>
          <table:table-cell office:value-type="float" office:value="4.302E-015" calcext:value-type="float">
            <text:p>4,302E-15</text:p>
          </table:table-cell>
          <table:table-cell office:value-type="float" office:value="2.421E-024" calcext:value-type="float">
            <text:p>2,421E-24</text:p>
          </table:table-cell>
          <table:table-cell office:value-type="float" office:value="1.067E-018" calcext:value-type="float">
            <text:p>1,067E-18</text:p>
          </table:table-cell>
          <table:table-cell office:value-type="float" office:value="1.329E-024" calcext:value-type="float">
            <text:p>1,329E-24</text:p>
          </table:table-cell>
          <table:table-cell office:value-type="float" office:value="6.492E-016" calcext:value-type="float">
            <text:p>6,492E-16</text:p>
          </table:table-cell>
          <table:table-cell office:value-type="float" office:value="1.489E-016" calcext:value-type="float">
            <text:p>1,489E-16</text:p>
          </table:table-cell>
          <table:table-cell office:value-type="float" office:value="6.94E-017" calcext:value-type="float">
            <text:p>6,94E-17</text:p>
          </table:table-cell>
          <table:table-cell office:value-type="float" office:value="4.267E-022" calcext:value-type="float">
            <text:p>4,267E-22</text:p>
          </table:table-cell>
          <table:table-cell office:value-type="float" office:value="2.28E-022" calcext:value-type="float">
            <text:p>2,28E-22</text:p>
          </table:table-cell>
          <table:table-cell office:value-type="float" office:value="7.256E-027" calcext:value-type="float">
            <text:p>7,256E-27</text:p>
          </table:table-cell>
          <table:table-cell office:value-type="float" office:value="8.786E-023" calcext:value-type="float">
            <text:p>8,786E-23</text:p>
          </table:table-cell>
          <table:table-cell office:value-type="float" office:value="2.317E-053" calcext:value-type="float">
            <text:p>2,317E-53</text:p>
          </table:table-cell>
          <table:table-cell office:value-type="float" office:value="4.681E-020" calcext:value-type="float">
            <text:p>4,681E-20</text:p>
          </table:table-cell>
          <table:table-cell office:value-type="float" office:value="1.319E-021" calcext:value-type="float">
            <text:p>1,319E-21</text:p>
          </table:table-cell>
          <table:table-cell office:value-type="float" office:value="1.839E-024" calcext:value-type="float">
            <text:p>1,839E-24</text:p>
          </table:table-cell>
          <table:table-cell office:value-type="float" office:value="1.267E-023" calcext:value-type="float">
            <text:p>1,267E-23</text:p>
          </table:table-cell>
          <table:table-cell office:value-type="float" office:value="5.864E-046" calcext:value-type="float">
            <text:p>5,864E-46</text:p>
          </table:table-cell>
          <table:table-cell office:value-type="float" office:value="1.664E-016" calcext:value-type="float">
            <text:p>1,664E-16</text:p>
          </table:table-cell>
          <table:table-cell office:value-type="float" office:value="3.168E-022" calcext:value-type="float">
            <text:p>3,168E-22</text:p>
          </table:table-cell>
          <table:table-cell office:value-type="float" office:value="5.808E-022" calcext:value-type="float">
            <text:p>5,808E-22</text:p>
          </table:table-cell>
          <table:table-cell office:value-type="float" office:value="4.821E-052" calcext:value-type="float">
            <text:p>4,821E-52</text:p>
          </table:table-cell>
          <table:table-cell office:value-type="float" office:value="2.306E-033" calcext:value-type="float">
            <text:p>2,306E-33</text:p>
          </table:table-cell>
          <table:table-cell office:value-type="float" office:value="2.223E-065" calcext:value-type="float">
            <text:p>2,223E-65</text:p>
          </table:table-cell>
          <table:table-cell office:value-type="float" office:value="1.218E-025" calcext:value-type="float">
            <text:p>1,218E-25</text:p>
          </table:table-cell>
          <table:table-cell office:value-type="float" office:value="1.765E-026" calcext:value-type="float">
            <text:p>1,765E-26</text:p>
          </table:table-cell>
          <table:table-cell office:value-type="float" office:value="4.652E-024" calcext:value-type="float">
            <text:p>4,652E-24</text:p>
          </table:table-cell>
          <table:table-cell office:value-type="float" office:value="4.549E-032" calcext:value-type="float">
            <text:p>4,549E-32</text:p>
          </table:table-cell>
          <table:table-cell office:value-type="float" office:value="2.727E-030" calcext:value-type="float">
            <text:p>2,727E-30</text:p>
          </table:table-cell>
          <table:table-cell office:value-type="float" office:value="5.397E-031" calcext:value-type="float">
            <text:p>5,397E-31</text:p>
          </table:table-cell>
          <table:table-cell office:value-type="float" office:value="3.191E-022" calcext:value-type="float">
            <text:p>3,191E-22</text:p>
          </table:table-cell>
          <table:table-cell office:value-type="float" office:value="5.811E-030" calcext:value-type="float">
            <text:p>5,811E-30</text:p>
          </table:table-cell>
          <table:table-cell office:value-type="float" office:value="5.56E-015" calcext:value-type="float">
            <text:p>5,56E-15</text:p>
          </table:table-cell>
          <table:table-cell office:value-type="float" office:value="0.00000000000006146" calcext:value-type="float">
            <text:p>6,146E-14</text:p>
          </table:table-cell>
          <table:table-cell office:value-type="float" office:value="9.602E-015" calcext:value-type="float">
            <text:p>9,602E-15</text:p>
          </table:table-cell>
          <table:table-cell office:value-type="float" office:value="8.732E-055" calcext:value-type="float">
            <text:p>8,732E-55</text:p>
          </table:table-cell>
          <table:table-cell office:value-type="float" office:value="7.071E-061" calcext:value-type="float">
            <text:p>7,071E-61</text:p>
          </table:table-cell>
          <table:table-cell office:value-type="float" office:value="1.003E-025" calcext:value-type="float">
            <text:p>1,003E-25</text:p>
          </table:table-cell>
          <table:table-cell office:value-type="float" office:value="3.31E-015" calcext:value-type="float">
            <text:p>3,31E-15</text:p>
          </table:table-cell>
          <table:table-cell office:value-type="float" office:value="0.00000000000001976" calcext:value-type="float">
            <text:p>1,976E-14</text:p>
          </table:table-cell>
          <table:table-cell office:value-type="float" office:value="6.451E-063" calcext:value-type="float">
            <text:p>6,451E-63</text:p>
          </table:table-cell>
          <table:table-cell office:value-type="float" office:value="3.593E-028" calcext:value-type="float">
            <text:p>3,593E-28</text:p>
          </table:table-cell>
          <table:table-cell office:value-type="float" office:value="1.18E-026" calcext:value-type="float">
            <text:p>1,18E-26</text:p>
          </table:table-cell>
          <table:table-cell office:value-type="float" office:value="3.032E-021" calcext:value-type="float">
            <text:p>3,032E-21</text:p>
          </table:table-cell>
          <table:table-cell office:value-type="float" office:value="4.676E-022" calcext:value-type="float">
            <text:p>4,676E-22</text:p>
          </table:table-cell>
          <table:table-cell office:value-type="float" office:value="2.431E-021" calcext:value-type="float">
            <text:p>2,431E-21</text:p>
          </table:table-cell>
          <table:table-cell office:value-type="float" office:value="1.983E-022" calcext:value-type="float">
            <text:p>1,983E-22</text:p>
          </table:table-cell>
          <table:table-cell office:value-type="float" office:value="6.432E-022" calcext:value-type="float">
            <text:p>6,432E-22</text:p>
          </table:table-cell>
          <table:table-cell office:value-type="float" office:value="7.51E-022" calcext:value-type="float">
            <text:p>7,51E-22</text:p>
          </table:table-cell>
          <table:table-cell office:value-type="float" office:value="7.37E-021" calcext:value-type="float">
            <text:p>7,37E-21</text:p>
          </table:table-cell>
          <table:table-cell office:value-type="float" office:value="3.799E-022" calcext:value-type="float">
            <text:p>3,799E-22</text:p>
          </table:table-cell>
          <table:table-cell office:value-type="float" office:value="5.04E-024" calcext:value-type="float">
            <text:p>5,04E-24</text:p>
          </table:table-cell>
          <table:table-cell office:value-type="float" office:value="7.608E-022" calcext:value-type="float">
            <text:p>7,608E-22</text:p>
          </table:table-cell>
          <table:table-cell office:value-type="float" office:value="3.482E-025" calcext:value-type="float">
            <text:p>3,482E-25</text:p>
          </table:table-cell>
          <table:table-cell office:value-type="float" office:value="1.232E-029" calcext:value-type="float">
            <text:p>1,232E-29</text:p>
          </table:table-cell>
          <table:table-cell office:value-type="float" office:value="6.23E-031" calcext:value-type="float">
            <text:p>6,23E-31</text:p>
          </table:table-cell>
          <table:table-cell office:value-type="float" office:value="1.213E-028" calcext:value-type="float">
            <text:p>1,213E-28</text:p>
          </table:table-cell>
          <table:table-cell office:value-type="float" office:value="2.564E-034" calcext:value-type="float">
            <text:p>2,564E-34</text:p>
          </table:table-cell>
          <table:table-cell office:value-type="float" office:value="1.521E-018" calcext:value-type="float">
            <text:p>1,521E-18</text:p>
          </table:table-cell>
          <table:table-cell office:value-type="float" office:value="1.479E-021" calcext:value-type="float">
            <text:p>1,479E-21</text:p>
          </table:table-cell>
          <table:table-cell office:value-type="float" office:value="1.721E-017" calcext:value-type="float">
            <text:p>1,721E-17</text:p>
          </table:table-cell>
          <table:table-cell office:value-type="float" office:value="3.585E-028" calcext:value-type="float">
            <text:p>3,585E-28</text:p>
          </table:table-cell>
          <table:table-cell office:value-type="float" office:value="1.213E-030" calcext:value-type="float">
            <text:p>1,213E-30</text:p>
          </table:table-cell>
          <table:table-cell office:value-type="float" office:value="1.098E-029" calcext:value-type="float">
            <text:p>1,098E-29</text:p>
          </table:table-cell>
          <table:table-cell office:value-type="float" office:value="1.327E-028" calcext:value-type="float">
            <text:p>1,327E-28</text:p>
          </table:table-cell>
          <table:table-cell office:value-type="float" office:value="9.09E-031" calcext:value-type="float">
            <text:p>9,09E-31</text:p>
          </table:table-cell>
          <table:table-cell office:value-type="float" office:value="5.565E-032" calcext:value-type="float">
            <text:p>5,565E-32</text:p>
          </table:table-cell>
          <table:table-cell office:value-type="float" office:value="1.233E-028" calcext:value-type="float">
            <text:p>1,233E-28</text:p>
          </table:table-cell>
          <table:table-cell office:value-type="float" office:value="2.916E-024" calcext:value-type="float">
            <text:p>2,916E-24</text:p>
          </table:table-cell>
          <table:table-cell office:value-type="float" office:value="8.142E-028" calcext:value-type="float">
            <text:p>8,142E-28</text:p>
          </table:table-cell>
          <table:table-cell office:value-type="float" office:value="2.311E-029" calcext:value-type="float">
            <text:p>2,311E-29</text:p>
          </table:table-cell>
          <table:table-cell office:value-type="float" office:value="1.525E-025" calcext:value-type="float">
            <text:p>1,525E-25</text:p>
          </table:table-cell>
          <table:table-cell office:value-type="float" office:value="1.334E-027" calcext:value-type="float">
            <text:p>1,334E-27</text:p>
          </table:table-cell>
          <table:table-cell office:value-type="float" office:value="1.365E-017" calcext:value-type="float">
            <text:p>1,365E-17</text:p>
          </table:table-cell>
          <table:table-cell office:value-type="float" office:value="2.294E-018" calcext:value-type="float">
            <text:p>2,294E-18</text:p>
          </table:table-cell>
          <table:table-cell office:value-type="float" office:value="1.368E-017" calcext:value-type="float">
            <text:p>1,368E-17</text:p>
          </table:table-cell>
          <table:table-cell office:value-type="float" office:value="7.973E-022" calcext:value-type="float">
            <text:p>7,973E-22</text:p>
          </table:table-cell>
          <table:table-cell office:value-type="float" office:value="4.635E-027" calcext:value-type="float">
            <text:p>4,635E-27</text:p>
          </table:table-cell>
          <table:table-cell office:value-type="float" office:value="7.65E-028" calcext:value-type="float">
            <text:p>7,65E-28</text:p>
          </table:table-cell>
          <table:table-cell office:value-type="float" office:value="5.946E-021" calcext:value-type="float">
            <text:p>5,946E-21</text:p>
          </table:table-cell>
          <table:table-cell office:value-type="float" office:value="4.816E-023" calcext:value-type="float">
            <text:p>4,816E-23</text:p>
          </table:table-cell>
          <table:table-cell office:value-type="float" office:value="5.466E-021" calcext:value-type="float">
            <text:p>5,466E-21</text:p>
          </table:table-cell>
          <table:table-cell office:value-type="float" office:value="5.552E-018" calcext:value-type="float">
            <text:p>5,552E-18</text:p>
          </table:table-cell>
          <table:table-cell office:value-type="float" office:value="4.757E-034" calcext:value-type="float">
            <text:p>4,757E-34</text:p>
          </table:table-cell>
          <table:table-cell office:value-type="float" office:value="5.761E-025" calcext:value-type="float">
            <text:p>5,761E-25</text:p>
          </table:table-cell>
          <table:table-cell office:value-type="float" office:value="8.09E-024" calcext:value-type="float">
            <text:p>8,09E-24</text:p>
          </table:table-cell>
          <table:table-cell office:value-type="float" office:value="5.142E-026" calcext:value-type="float">
            <text:p>5,142E-26</text:p>
          </table:table-cell>
          <table:table-cell office:value-type="float" office:value="3.221E-037" calcext:value-type="float">
            <text:p>3,221E-37</text:p>
          </table:table-cell>
          <table:table-cell office:value-type="float" office:value="5.286E-024" calcext:value-type="float">
            <text:p>5,286E-24</text:p>
          </table:table-cell>
          <table:table-cell office:value-type="float" office:value="2.713E-031" calcext:value-type="float">
            <text:p>2,713E-31</text:p>
          </table:table-cell>
          <table:table-cell office:value-type="float" office:value="3.61E-030" calcext:value-type="float">
            <text:p>3,61E-30</text:p>
          </table:table-cell>
          <table:table-cell office:value-type="float" office:value="9.361E-027" calcext:value-type="float">
            <text:p>9,361E-27</text:p>
          </table:table-cell>
          <table:table-cell office:value-type="float" office:value="1.176E-025" calcext:value-type="float">
            <text:p>1,176E-25</text:p>
          </table:table-cell>
          <table:table-cell office:value-type="float" office:value="3.339E-017" calcext:value-type="float">
            <text:p>3,339E-17</text:p>
          </table:table-cell>
          <table:table-cell office:value-type="float" office:value="2.179E-026" calcext:value-type="float">
            <text:p>2,179E-26</text:p>
          </table:table-cell>
          <table:table-cell office:value-type="float" office:value="1.649E-019" calcext:value-type="float">
            <text:p>1,649E-19</text:p>
          </table:table-cell>
          <table:table-cell office:value-type="float" office:value="1.521E-018" calcext:value-type="float">
            <text:p>1,521E-18</text:p>
          </table:table-cell>
          <table:table-cell office:value-type="float" office:value="1.52E-026" calcext:value-type="float">
            <text:p>1,52E-26</text:p>
          </table:table-cell>
          <table:table-cell office:value-type="float" office:value="4.944E-026" calcext:value-type="float">
            <text:p>4,944E-26</text:p>
          </table:table-cell>
          <table:table-cell office:value-type="float" office:value="7.429E-022" calcext:value-type="float">
            <text:p>7,429E-22</text:p>
          </table:table-cell>
          <table:table-cell office:value-type="float" office:value="6.87E-021" calcext:value-type="float">
            <text:p>6,87E-21</text:p>
          </table:table-cell>
          <table:table-cell office:value-type="float" office:value="3.808E-021" calcext:value-type="float">
            <text:p>3,808E-21</text:p>
          </table:table-cell>
          <table:table-cell office:value-type="float" office:value="1.878E-021" calcext:value-type="float">
            <text:p>1,878E-21</text:p>
          </table:table-cell>
          <table:table-cell office:value-type="float" office:value="1.729E-019" calcext:value-type="float">
            <text:p>1,729E-19</text:p>
          </table:table-cell>
          <table:table-cell office:value-type="float" office:value="1.675E-019" calcext:value-type="float">
            <text:p>1,675E-19</text:p>
          </table:table-cell>
          <table:table-cell office:value-type="float" office:value="4.226E-019" calcext:value-type="float">
            <text:p>4,226E-19</text:p>
          </table:table-cell>
          <table:table-cell office:value-type="float" office:value="4.936E-022" calcext:value-type="float">
            <text:p>4,936E-22</text:p>
          </table:table-cell>
          <table:table-cell office:value-type="float" office:value="2.46E-024" calcext:value-type="float">
            <text:p>2,46E-24</text:p>
          </table:table-cell>
          <table:table-cell office:value-type="float" office:value="5.273E-026" calcext:value-type="float">
            <text:p>5,273E-26</text:p>
          </table:table-cell>
          <table:table-cell office:value-type="float" office:value="7.856E-019" calcext:value-type="float">
            <text:p>7,856E-19</text:p>
          </table:table-cell>
        </table:table-row>
        <table:table-row table:style-name="ro1">
          <table:table-cell office:value-type="string" calcext:value-type="string">
            <text:p>HG03644_STU</text:p>
          </table:table-cell>
          <table:table-cell office:value-type="float" office:value="55" calcext:value-type="float">
            <text:p>55</text:p>
          </table:table-cell>
          <table:table-cell office:value-type="float" office:value="6.361E-035" calcext:value-type="float">
            <text:p>6,361E-35</text:p>
          </table:table-cell>
          <table:table-cell office:value-type="float" office:value="7.94E-038" calcext:value-type="float">
            <text:p>7,94E-38</text:p>
          </table:table-cell>
          <table:table-cell office:value-type="float" office:value="1.094E-035" calcext:value-type="float">
            <text:p>1,094E-35</text:p>
          </table:table-cell>
          <table:table-cell office:value-type="float" office:value="1.966E-061" calcext:value-type="float">
            <text:p>1,966E-61</text:p>
          </table:table-cell>
          <table:table-cell office:value-type="float" office:value="2.075E-052" calcext:value-type="float">
            <text:p>2,075E-52</text:p>
          </table:table-cell>
          <table:table-cell office:value-type="float" office:value="4.585E-025" calcext:value-type="float">
            <text:p>4,585E-25</text:p>
          </table:table-cell>
          <table:table-cell office:value-type="float" office:value="1.187E-034" calcext:value-type="float">
            <text:p>1,187E-34</text:p>
          </table:table-cell>
          <table:table-cell office:value-type="float" office:value="6.5E-036" calcext:value-type="float">
            <text:p>6,5E-36</text:p>
          </table:table-cell>
          <table:table-cell office:value-type="float" office:value="2.849E-025" calcext:value-type="float">
            <text:p>2,849E-25</text:p>
          </table:table-cell>
          <table:table-cell office:value-type="float" office:value="2.424E-038" calcext:value-type="float">
            <text:p>2,424E-38</text:p>
          </table:table-cell>
          <table:table-cell office:value-type="float" office:value="4.033E-031" calcext:value-type="float">
            <text:p>4,033E-31</text:p>
          </table:table-cell>
          <table:table-cell office:value-type="float" office:value="9.787E-052" calcext:value-type="float">
            <text:p>9,787E-52</text:p>
          </table:table-cell>
          <table:table-cell office:value-type="float" office:value="7.67E-019" calcext:value-type="float">
            <text:p>7,67E-19</text:p>
          </table:table-cell>
          <table:table-cell office:value-type="float" office:value="3.81E-018" calcext:value-type="float">
            <text:p>3,81E-18</text:p>
          </table:table-cell>
          <table:table-cell office:value-type="float" office:value="3.548E-018" calcext:value-type="float">
            <text:p>3,548E-18</text:p>
          </table:table-cell>
          <table:table-cell office:value-type="float" office:value="1.281E-022" calcext:value-type="float">
            <text:p>1,281E-22</text:p>
          </table:table-cell>
          <table:table-cell office:value-type="float" office:value="3.406E-021" calcext:value-type="float">
            <text:p>3,406E-21</text:p>
          </table:table-cell>
          <table:table-cell office:value-type="float" office:value="1.448E-022" calcext:value-type="float">
            <text:p>1,448E-22</text:p>
          </table:table-cell>
          <table:table-cell office:value-type="float" office:value="9.379E-042" calcext:value-type="float">
            <text:p>9,379E-42</text:p>
          </table:table-cell>
          <table:table-cell office:value-type="float" office:value="4.033E-025" calcext:value-type="float">
            <text:p>4,033E-25</text:p>
          </table:table-cell>
          <table:table-cell office:value-type="float" office:value="4.06E-036" calcext:value-type="float">
            <text:p>4,06E-36</text:p>
          </table:table-cell>
          <table:table-cell office:value-type="float" office:value="6.99E-042" calcext:value-type="float">
            <text:p>6,99E-42</text:p>
          </table:table-cell>
          <table:table-cell office:value-type="float" office:value="2.393E-043" calcext:value-type="float">
            <text:p>2,393E-43</text:p>
          </table:table-cell>
          <table:table-cell office:value-type="float" office:value="7.148E-039" calcext:value-type="float">
            <text:p>7,148E-39</text:p>
          </table:table-cell>
          <table:table-cell office:value-type="float" office:value="1.089E-055" calcext:value-type="float">
            <text:p>1,089E-55</text:p>
          </table:table-cell>
          <table:table-cell office:value-type="float" office:value="2.281E-054" calcext:value-type="float">
            <text:p>2,281E-54</text:p>
          </table:table-cell>
          <table:table-cell office:value-type="float" office:value="1.022E-015" calcext:value-type="float">
            <text:p>1,022E-15</text:p>
          </table:table-cell>
          <table:table-cell office:value-type="float" office:value="1.059E-017" calcext:value-type="float">
            <text:p>1,059E-17</text:p>
          </table:table-cell>
          <table:table-cell office:value-type="float" office:value="1.063E-037" calcext:value-type="float">
            <text:p>1,063E-37</text:p>
          </table:table-cell>
          <table:table-cell office:value-type="float" office:value="2.629E-026" calcext:value-type="float">
            <text:p>2,629E-26</text:p>
          </table:table-cell>
          <table:table-cell office:value-type="float" office:value="2.287E-028" calcext:value-type="float">
            <text:p>2,287E-28</text:p>
          </table:table-cell>
          <table:table-cell office:value-type="float" office:value="4.171E-033" calcext:value-type="float">
            <text:p>4,171E-33</text:p>
          </table:table-cell>
          <table:table-cell office:value-type="float" office:value="3.054E-025" calcext:value-type="float">
            <text:p>3,054E-25</text:p>
          </table:table-cell>
          <table:table-cell office:value-type="float" office:value="4.428E-015" calcext:value-type="float">
            <text:p>4,428E-15</text:p>
          </table:table-cell>
          <table:table-cell office:value-type="float" office:value="3.86E-038" calcext:value-type="float">
            <text:p>3,86E-38</text:p>
          </table:table-cell>
          <table:table-cell office:value-type="float" office:value="6.448E-019" calcext:value-type="float">
            <text:p>6,448E-19</text:p>
          </table:table-cell>
          <table:table-cell office:value-type="float" office:value="2.401E-020" calcext:value-type="float">
            <text:p>2,401E-20</text:p>
          </table:table-cell>
          <table:table-cell office:value-type="float" office:value="2.607E-025" calcext:value-type="float">
            <text:p>2,607E-25</text:p>
          </table:table-cell>
          <table:table-cell office:value-type="float" office:value="1.882E-053" calcext:value-type="float">
            <text:p>1,882E-53</text:p>
          </table:table-cell>
          <table:table-cell office:value-type="float" office:value="1.072E-044" calcext:value-type="float">
            <text:p>1,072E-44</text:p>
          </table:table-cell>
          <table:table-cell office:value-type="float" office:value="2.074E-028" calcext:value-type="float">
            <text:p>2,074E-28</text:p>
          </table:table-cell>
          <table:table-cell office:value-type="float" office:value="6.349E-036" calcext:value-type="float">
            <text:p>6,349E-36</text:p>
          </table:table-cell>
          <table:table-cell office:value-type="float" office:value="2.745E-021" calcext:value-type="float">
            <text:p>2,745E-21</text:p>
          </table:table-cell>
          <table:table-cell office:value-type="float" office:value="7.522E-022" calcext:value-type="float">
            <text:p>7,522E-22</text:p>
          </table:table-cell>
          <table:table-cell office:value-type="float" office:value="1.263E-019" calcext:value-type="float">
            <text:p>1,263E-19</text:p>
          </table:table-cell>
          <table:table-cell office:value-type="float" office:value="7.656E-019" calcext:value-type="float">
            <text:p>7,656E-19</text:p>
          </table:table-cell>
          <table:table-cell office:value-type="float" office:value="7.178E-033" calcext:value-type="float">
            <text:p>7,178E-33</text:p>
          </table:table-cell>
          <table:table-cell office:value-type="float" office:value="1.739E-033" calcext:value-type="float">
            <text:p>1,739E-33</text:p>
          </table:table-cell>
          <table:table-cell office:value-type="float" office:value="1.581E-022" calcext:value-type="float">
            <text:p>1,581E-22</text:p>
          </table:table-cell>
          <table:table-cell office:value-type="float" office:value="2.801E-033" calcext:value-type="float">
            <text:p>2,801E-33</text:p>
          </table:table-cell>
          <table:table-cell office:value-type="float" office:value="3.408E-030" calcext:value-type="float">
            <text:p>3,408E-30</text:p>
          </table:table-cell>
          <table:table-cell office:value-type="float" office:value="0.00000000000004044" calcext:value-type="float">
            <text:p>4,044E-14</text:p>
          </table:table-cell>
          <table:table-cell office:value-type="float" office:value="1.698E-021" calcext:value-type="float">
            <text:p>1,698E-21</text:p>
          </table:table-cell>
          <table:table-cell office:value-type="float" office:value="9.562E-015" calcext:value-type="float">
            <text:p>9,562E-15</text:p>
          </table:table-cell>
          <table:table-cell office:value-type="float" office:value="9.072E-019" calcext:value-type="float">
            <text:p>9,072E-19</text:p>
          </table:table-cell>
          <table:table-cell office:value-type="float" office:value="4.044E-015" calcext:value-type="float">
            <text:p>4,044E-15</text:p>
          </table:table-cell>
          <table:table-cell office:value-type="float" office:value="1.19E-016" calcext:value-type="float">
            <text:p>1,19E-16</text:p>
          </table:table-cell>
          <table:table-cell office:value-type="float" office:value="5.044E-019" calcext:value-type="float">
            <text:p>5,044E-19</text:p>
          </table:table-cell>
          <table:table-cell office:value-type="float" office:value="2.64E-024" calcext:value-type="float">
            <text:p>2,64E-24</text:p>
          </table:table-cell>
          <table:table-cell office:value-type="float" office:value="4.36E-028" calcext:value-type="float">
            <text:p>4,36E-28</text:p>
          </table:table-cell>
          <table:table-cell office:value-type="float" office:value="1.466E-028" calcext:value-type="float">
            <text:p>1,466E-28</text:p>
          </table:table-cell>
          <table:table-cell office:value-type="float" office:value="3.502E-025" calcext:value-type="float">
            <text:p>3,502E-25</text:p>
          </table:table-cell>
          <table:table-cell office:value-type="float" office:value="7.187E-046" calcext:value-type="float">
            <text:p>7,187E-46</text:p>
          </table:table-cell>
          <table:table-cell office:value-type="float" office:value="3.39E-015" calcext:value-type="float">
            <text:p>3,39E-15</text:p>
          </table:table-cell>
          <table:table-cell office:value-type="float" office:value="1.823E-016" calcext:value-type="float">
            <text:p>1,823E-16</text:p>
          </table:table-cell>
          <table:table-cell office:value-type="float" office:value="3.57E-021" calcext:value-type="float">
            <text:p>3,57E-21</text:p>
          </table:table-cell>
          <table:table-cell office:value-type="float" office:value="2.968E-018" calcext:value-type="float">
            <text:p>2,968E-18</text:p>
          </table:table-cell>
          <table:table-cell office:value-type="float" office:value="1.941E-040" calcext:value-type="float">
            <text:p>1,941E-40</text:p>
          </table:table-cell>
          <table:table-cell office:value-type="float" office:value="0.00000000000001156" calcext:value-type="float">
            <text:p>1,156E-14</text:p>
          </table:table-cell>
          <table:table-cell office:value-type="float" office:value="5.512E-023" calcext:value-type="float">
            <text:p>5,512E-23</text:p>
          </table:table-cell>
          <table:table-cell office:value-type="float" office:value="7.403E-022" calcext:value-type="float">
            <text:p>7,403E-22</text:p>
          </table:table-cell>
          <table:table-cell office:value-type="float" office:value="7.682E-043" calcext:value-type="float">
            <text:p>7,682E-43</text:p>
          </table:table-cell>
          <table:table-cell office:value-type="float" office:value="1.707E-028" calcext:value-type="float">
            <text:p>1,707E-28</text:p>
          </table:table-cell>
          <table:table-cell office:value-type="float" office:value="8.698E-057" calcext:value-type="float">
            <text:p>8,698E-57</text:p>
          </table:table-cell>
          <table:table-cell office:value-type="float" office:value="1.114E-023" calcext:value-type="float">
            <text:p>1,114E-23</text:p>
          </table:table-cell>
          <table:table-cell office:value-type="float" office:value="1.051E-023" calcext:value-type="float">
            <text:p>1,051E-23</text:p>
          </table:table-cell>
          <table:table-cell office:value-type="float" office:value="1.915E-021" calcext:value-type="float">
            <text:p>1,915E-21</text:p>
          </table:table-cell>
          <table:table-cell office:value-type="float" office:value="1.017E-034" calcext:value-type="float">
            <text:p>1,017E-34</text:p>
          </table:table-cell>
          <table:table-cell office:value-type="float" office:value="1.298E-033" calcext:value-type="float">
            <text:p>1,298E-33</text:p>
          </table:table-cell>
          <table:table-cell office:value-type="float" office:value="2.673E-034" calcext:value-type="float">
            <text:p>2,673E-34</text:p>
          </table:table-cell>
          <table:table-cell office:value-type="float" office:value="6.152E-019" calcext:value-type="float">
            <text:p>6,152E-19</text:p>
          </table:table-cell>
          <table:table-cell office:value-type="float" office:value="7.967E-035" calcext:value-type="float">
            <text:p>7,967E-35</text:p>
          </table:table-cell>
          <table:table-cell office:value-type="float" office:value="0.0000000000001688" calcext:value-type="float">
            <text:p>1,688E-13</text:p>
          </table:table-cell>
          <table:table-cell office:value-type="float" office:value="0.0000000000001551" calcext:value-type="float">
            <text:p>1,551E-13</text:p>
          </table:table-cell>
          <table:table-cell office:value-type="float" office:value="0.000000000001276" calcext:value-type="float">
            <text:p>1,276E-12</text:p>
          </table:table-cell>
          <table:table-cell office:value-type="float" office:value="1.297E-047" calcext:value-type="float">
            <text:p>1,297E-47</text:p>
          </table:table-cell>
          <table:table-cell office:value-type="float" office:value="1.547E-053" calcext:value-type="float">
            <text:p>1,547E-53</text:p>
          </table:table-cell>
          <table:table-cell office:value-type="float" office:value="2.962E-025" calcext:value-type="float">
            <text:p>2,962E-25</text:p>
          </table:table-cell>
          <table:table-cell office:value-type="float" office:value="0.00000000000008595" calcext:value-type="float">
            <text:p>8,595E-14</text:p>
          </table:table-cell>
          <table:table-cell office:value-type="float" office:value="0.000000000002188" calcext:value-type="float">
            <text:p>2,188E-12</text:p>
          </table:table-cell>
          <table:table-cell office:value-type="float" office:value="1.192E-053" calcext:value-type="float">
            <text:p>1,192E-53</text:p>
          </table:table-cell>
          <table:table-cell office:value-type="float" office:value="8.756E-033" calcext:value-type="float">
            <text:p>8,756E-33</text:p>
          </table:table-cell>
          <table:table-cell office:value-type="float" office:value="4.849E-023" calcext:value-type="float">
            <text:p>4,849E-23</text:p>
          </table:table-cell>
          <table:table-cell office:value-type="float" office:value="4.286E-015" calcext:value-type="float">
            <text:p>4,286E-15</text:p>
          </table:table-cell>
          <table:table-cell office:value-type="float" office:value="2.512E-017" calcext:value-type="float">
            <text:p>2,512E-17</text:p>
          </table:table-cell>
          <table:table-cell office:value-type="float" office:value="3.723E-016" calcext:value-type="float">
            <text:p>3,723E-16</text:p>
          </table:table-cell>
          <table:table-cell office:value-type="float" office:value="2.41E-016" calcext:value-type="float">
            <text:p>2,41E-16</text:p>
          </table:table-cell>
          <table:table-cell office:value-type="float" office:value="5.771E-016" calcext:value-type="float">
            <text:p>5,771E-16</text:p>
          </table:table-cell>
          <table:table-cell office:value-type="float" office:value="2.603E-017" calcext:value-type="float">
            <text:p>2,603E-17</text:p>
          </table:table-cell>
          <table:table-cell office:value-type="float" office:value="3.474E-016" calcext:value-type="float">
            <text:p>3,474E-16</text:p>
          </table:table-cell>
          <table:table-cell office:value-type="float" office:value="4.104E-016" calcext:value-type="float">
            <text:p>4,104E-16</text:p>
          </table:table-cell>
          <table:table-cell office:value-type="float" office:value="7.692E-027" calcext:value-type="float">
            <text:p>7,692E-27</text:p>
          </table:table-cell>
          <table:table-cell office:value-type="float" office:value="1.272E-022" calcext:value-type="float">
            <text:p>1,272E-22</text:p>
          </table:table-cell>
          <table:table-cell office:value-type="float" office:value="4.684E-027" calcext:value-type="float">
            <text:p>4,684E-27</text:p>
          </table:table-cell>
          <table:table-cell office:value-type="float" office:value="3.849E-030" calcext:value-type="float">
            <text:p>3,849E-30</text:p>
          </table:table-cell>
          <table:table-cell office:value-type="float" office:value="3.794E-037" calcext:value-type="float">
            <text:p>3,794E-37</text:p>
          </table:table-cell>
          <table:table-cell office:value-type="float" office:value="4.329E-031" calcext:value-type="float">
            <text:p>4,329E-31</text:p>
          </table:table-cell>
          <table:table-cell office:value-type="float" office:value="3.043E-035" calcext:value-type="float">
            <text:p>3,043E-35</text:p>
          </table:table-cell>
          <table:table-cell office:value-type="float" office:value="1.419E-015" calcext:value-type="float">
            <text:p>1,419E-15</text:p>
          </table:table-cell>
          <table:table-cell office:value-type="float" office:value="5.55E-019" calcext:value-type="float">
            <text:p>5,55E-19</text:p>
          </table:table-cell>
          <table:table-cell office:value-type="float" office:value="3.93E-020" calcext:value-type="float">
            <text:p>3,93E-20</text:p>
          </table:table-cell>
          <table:table-cell office:value-type="float" office:value="1.42E-032" calcext:value-type="float">
            <text:p>1,42E-32</text:p>
          </table:table-cell>
          <table:table-cell office:value-type="float" office:value="6.44E-033" calcext:value-type="float">
            <text:p>6,44E-33</text:p>
          </table:table-cell>
          <table:table-cell office:value-type="float" office:value="5.81E-033" calcext:value-type="float">
            <text:p>5,81E-33</text:p>
          </table:table-cell>
          <table:table-cell office:value-type="float" office:value="1.046E-030" calcext:value-type="float">
            <text:p>1,046E-30</text:p>
          </table:table-cell>
          <table:table-cell office:value-type="float" office:value="2.188E-035" calcext:value-type="float">
            <text:p>2,188E-35</text:p>
          </table:table-cell>
          <table:table-cell office:value-type="float" office:value="2.729E-034" calcext:value-type="float">
            <text:p>2,729E-34</text:p>
          </table:table-cell>
          <table:table-cell office:value-type="float" office:value="3.465E-033" calcext:value-type="float">
            <text:p>3,465E-33</text:p>
          </table:table-cell>
          <table:table-cell office:value-type="float" office:value="1.107E-026" calcext:value-type="float">
            <text:p>1,107E-26</text:p>
          </table:table-cell>
          <table:table-cell office:value-type="float" office:value="2.444E-030" calcext:value-type="float">
            <text:p>2,444E-30</text:p>
          </table:table-cell>
          <table:table-cell office:value-type="float" office:value="1.341E-031" calcext:value-type="float">
            <text:p>1,341E-31</text:p>
          </table:table-cell>
          <table:table-cell office:value-type="float" office:value="8.327E-028" calcext:value-type="float">
            <text:p>8,327E-28</text:p>
          </table:table-cell>
          <table:table-cell office:value-type="float" office:value="3.273E-030" calcext:value-type="float">
            <text:p>3,273E-30</text:p>
          </table:table-cell>
          <table:table-cell office:value-type="float" office:value="1.156E-018" calcext:value-type="float">
            <text:p>1,156E-18</text:p>
          </table:table-cell>
          <table:table-cell office:value-type="float" office:value="2.671E-019" calcext:value-type="float">
            <text:p>2,671E-19</text:p>
          </table:table-cell>
          <table:table-cell office:value-type="float" office:value="1.686E-015" calcext:value-type="float">
            <text:p>1,686E-15</text:p>
          </table:table-cell>
          <table:table-cell office:value-type="float" office:value="4.49E-025" calcext:value-type="float">
            <text:p>4,49E-25</text:p>
          </table:table-cell>
          <table:table-cell office:value-type="float" office:value="1.883E-030" calcext:value-type="float">
            <text:p>1,883E-30</text:p>
          </table:table-cell>
          <table:table-cell office:value-type="float" office:value="4.09E-030" calcext:value-type="float">
            <text:p>4,09E-30</text:p>
          </table:table-cell>
          <table:table-cell office:value-type="float" office:value="1.423E-023" calcext:value-type="float">
            <text:p>1,423E-23</text:p>
          </table:table-cell>
          <table:table-cell office:value-type="float" office:value="1.907E-017" calcext:value-type="float">
            <text:p>1,907E-17</text:p>
          </table:table-cell>
          <table:table-cell office:value-type="float" office:value="5.684E-016" calcext:value-type="float">
            <text:p>5,684E-16</text:p>
          </table:table-cell>
          <table:table-cell office:value-type="float" office:value="0.00000000000004976" calcext:value-type="float">
            <text:p>4,976E-14</text:p>
          </table:table-cell>
          <table:table-cell office:value-type="float" office:value="1.458E-031" calcext:value-type="float">
            <text:p>1,458E-31</text:p>
          </table:table-cell>
          <table:table-cell office:value-type="float" office:value="8.633E-026" calcext:value-type="float">
            <text:p>8,633E-26</text:p>
          </table:table-cell>
          <table:table-cell office:value-type="float" office:value="1.386E-020" calcext:value-type="float">
            <text:p>1,386E-20</text:p>
          </table:table-cell>
          <table:table-cell office:value-type="float" office:value="1.699E-022" calcext:value-type="float">
            <text:p>1,699E-22</text:p>
          </table:table-cell>
          <table:table-cell office:value-type="float" office:value="7.896E-037" calcext:value-type="float">
            <text:p>7,896E-37</text:p>
          </table:table-cell>
          <table:table-cell office:value-type="float" office:value="9.322E-023" calcext:value-type="float">
            <text:p>9,322E-23</text:p>
          </table:table-cell>
          <table:table-cell office:value-type="float" office:value="1.636E-033" calcext:value-type="float">
            <text:p>1,636E-33</text:p>
          </table:table-cell>
          <table:table-cell office:value-type="float" office:value="1.28E-033" calcext:value-type="float">
            <text:p>1,28E-33</text:p>
          </table:table-cell>
          <table:table-cell office:value-type="float" office:value="9.096E-030" calcext:value-type="float">
            <text:p>9,096E-30</text:p>
          </table:table-cell>
          <table:table-cell office:value-type="float" office:value="2.276E-029" calcext:value-type="float">
            <text:p>2,276E-29</text:p>
          </table:table-cell>
          <table:table-cell office:value-type="float" office:value="9.04E-017" calcext:value-type="float">
            <text:p>9,04E-17</text:p>
          </table:table-cell>
          <table:table-cell office:value-type="float" office:value="1.644E-029" calcext:value-type="float">
            <text:p>1,644E-29</text:p>
          </table:table-cell>
          <table:table-cell office:value-type="float" office:value="1.331E-016" calcext:value-type="float">
            <text:p>1,331E-16</text:p>
          </table:table-cell>
          <table:table-cell office:value-type="float" office:value="1.419E-015" calcext:value-type="float">
            <text:p>1,419E-15</text:p>
          </table:table-cell>
          <table:table-cell office:value-type="float" office:value="4.585E-025" calcext:value-type="float">
            <text:p>4,585E-25</text:p>
          </table:table-cell>
          <table:table-cell office:value-type="float" office:value="8.557E-020" calcext:value-type="float">
            <text:p>8,557E-20</text:p>
          </table:table-cell>
          <table:table-cell office:value-type="float" office:value="8.272E-016" calcext:value-type="float">
            <text:p>8,272E-16</text:p>
          </table:table-cell>
          <table:table-cell office:value-type="float" office:value="3.269E-018" calcext:value-type="float">
            <text:p>3,269E-18</text:p>
          </table:table-cell>
          <table:table-cell office:value-type="float" office:value="8.025E-018" calcext:value-type="float">
            <text:p>8,025E-18</text:p>
          </table:table-cell>
          <table:table-cell office:value-type="float" office:value="1.532E-017" calcext:value-type="float">
            <text:p>1,532E-17</text:p>
          </table:table-cell>
          <table:table-cell office:value-type="float" office:value="1.875E-016" calcext:value-type="float">
            <text:p>1,875E-16</text:p>
          </table:table-cell>
          <table:table-cell office:value-type="float" office:value="3.486E-017" calcext:value-type="float">
            <text:p>3,486E-17</text:p>
          </table:table-cell>
          <table:table-cell office:value-type="float" office:value="2.576E-016" calcext:value-type="float">
            <text:p>2,576E-16</text:p>
          </table:table-cell>
          <table:table-cell office:value-type="float" office:value="4.185E-019" calcext:value-type="float">
            <text:p>4,185E-19</text:p>
          </table:table-cell>
          <table:table-cell office:value-type="float" office:value="1.247E-018" calcext:value-type="float">
            <text:p>1,247E-18</text:p>
          </table:table-cell>
          <table:table-cell office:value-type="float" office:value="5.813E-023" calcext:value-type="float">
            <text:p>5,813E-23</text:p>
          </table:table-cell>
          <table:table-cell office:value-type="float" office:value="8.737E-015" calcext:value-type="float">
            <text:p>8,737E-15</text:p>
          </table:table-cell>
        </table:table-row>
        <table:table-row table:style-name="ro1">
          <table:table-cell office:value-type="string" calcext:value-type="string">
            <text:p>HG03645_STU</text:p>
          </table:table-cell>
          <table:table-cell office:value-type="float" office:value="55" calcext:value-type="float">
            <text:p>55</text:p>
          </table:table-cell>
          <table:table-cell office:value-type="float" office:value="1.515E-039" calcext:value-type="float">
            <text:p>1,515E-39</text:p>
          </table:table-cell>
          <table:table-cell office:value-type="float" office:value="1.377E-043" calcext:value-type="float">
            <text:p>1,377E-43</text:p>
          </table:table-cell>
          <table:table-cell office:value-type="float" office:value="5.321E-041" calcext:value-type="float">
            <text:p>5,321E-41</text:p>
          </table:table-cell>
          <table:table-cell office:value-type="float" office:value="9.375E-074" calcext:value-type="float">
            <text:p>9,375E-74</text:p>
          </table:table-cell>
          <table:table-cell office:value-type="float" office:value="2.809E-063" calcext:value-type="float">
            <text:p>2,809E-63</text:p>
          </table:table-cell>
          <table:table-cell office:value-type="float" office:value="9.029E-025" calcext:value-type="float">
            <text:p>9,029E-25</text:p>
          </table:table-cell>
          <table:table-cell office:value-type="float" office:value="4.742E-040" calcext:value-type="float">
            <text:p>4,742E-40</text:p>
          </table:table-cell>
          <table:table-cell office:value-type="float" office:value="7.876E-042" calcext:value-type="float">
            <text:p>7,876E-42</text:p>
          </table:table-cell>
          <table:table-cell office:value-type="float" office:value="2.698E-029" calcext:value-type="float">
            <text:p>2,698E-29</text:p>
          </table:table-cell>
          <table:table-cell office:value-type="float" office:value="1.328E-038" calcext:value-type="float">
            <text:p>1,328E-38</text:p>
          </table:table-cell>
          <table:table-cell office:value-type="float" office:value="8.522E-033" calcext:value-type="float">
            <text:p>8,522E-33</text:p>
          </table:table-cell>
          <table:table-cell office:value-type="float" office:value="8.766E-055" calcext:value-type="float">
            <text:p>8,766E-55</text:p>
          </table:table-cell>
          <table:table-cell office:value-type="float" office:value="1.044E-023" calcext:value-type="float">
            <text:p>1,044E-23</text:p>
          </table:table-cell>
          <table:table-cell office:value-type="float" office:value="9.427E-021" calcext:value-type="float">
            <text:p>9,427E-21</text:p>
          </table:table-cell>
          <table:table-cell office:value-type="float" office:value="1.286E-018" calcext:value-type="float">
            <text:p>1,286E-18</text:p>
          </table:table-cell>
          <table:table-cell office:value-type="float" office:value="1.29E-023" calcext:value-type="float">
            <text:p>1,29E-23</text:p>
          </table:table-cell>
          <table:table-cell office:value-type="float" office:value="1.798E-021" calcext:value-type="float">
            <text:p>1,798E-21</text:p>
          </table:table-cell>
          <table:table-cell office:value-type="float" office:value="2.479E-023" calcext:value-type="float">
            <text:p>2,479E-23</text:p>
          </table:table-cell>
          <table:table-cell office:value-type="float" office:value="4.415E-047" calcext:value-type="float">
            <text:p>4,415E-47</text:p>
          </table:table-cell>
          <table:table-cell office:value-type="float" office:value="2.19E-028" calcext:value-type="float">
            <text:p>2,19E-28</text:p>
          </table:table-cell>
          <table:table-cell office:value-type="float" office:value="9.751E-039" calcext:value-type="float">
            <text:p>9,751E-39</text:p>
          </table:table-cell>
          <table:table-cell office:value-type="float" office:value="4.176E-047" calcext:value-type="float">
            <text:p>4,176E-47</text:p>
          </table:table-cell>
          <table:table-cell office:value-type="float" office:value="4.805E-052" calcext:value-type="float">
            <text:p>4,805E-52</text:p>
          </table:table-cell>
          <table:table-cell office:value-type="float" office:value="1.472E-041" calcext:value-type="float">
            <text:p>1,472E-41</text:p>
          </table:table-cell>
          <table:table-cell office:value-type="float" office:value="5.218E-057" calcext:value-type="float">
            <text:p>5,218E-57</text:p>
          </table:table-cell>
          <table:table-cell office:value-type="float" office:value="5.282E-067" calcext:value-type="float">
            <text:p>5,282E-67</text:p>
          </table:table-cell>
          <table:table-cell office:value-type="float" office:value="3.288E-016" calcext:value-type="float">
            <text:p>3,288E-16</text:p>
          </table:table-cell>
          <table:table-cell office:value-type="float" office:value="5.854E-017" calcext:value-type="float">
            <text:p>5,854E-17</text:p>
          </table:table-cell>
          <table:table-cell office:value-type="float" office:value="1.758E-038" calcext:value-type="float">
            <text:p>1,758E-38</text:p>
          </table:table-cell>
          <table:table-cell office:value-type="float" office:value="3.387E-025" calcext:value-type="float">
            <text:p>3,387E-25</text:p>
          </table:table-cell>
          <table:table-cell office:value-type="float" office:value="2.772E-031" calcext:value-type="float">
            <text:p>2,772E-31</text:p>
          </table:table-cell>
          <table:table-cell office:value-type="float" office:value="4.673E-034" calcext:value-type="float">
            <text:p>4,673E-34</text:p>
          </table:table-cell>
          <table:table-cell office:value-type="float" office:value="2.989E-028" calcext:value-type="float">
            <text:p>2,989E-28</text:p>
          </table:table-cell>
          <table:table-cell office:value-type="float" office:value="0.00000000000002864" calcext:value-type="float">
            <text:p>2,864E-14</text:p>
          </table:table-cell>
          <table:table-cell office:value-type="float" office:value="5.095E-040" calcext:value-type="float">
            <text:p>5,095E-40</text:p>
          </table:table-cell>
          <table:table-cell office:value-type="float" office:value="2.24E-020" calcext:value-type="float">
            <text:p>2,24E-20</text:p>
          </table:table-cell>
          <table:table-cell office:value-type="float" office:value="3.777E-024" calcext:value-type="float">
            <text:p>3,777E-24</text:p>
          </table:table-cell>
          <table:table-cell office:value-type="float" office:value="1.675E-024" calcext:value-type="float">
            <text:p>1,675E-24</text:p>
          </table:table-cell>
          <table:table-cell office:value-type="float" office:value="5.675E-065" calcext:value-type="float">
            <text:p>5,675E-65</text:p>
          </table:table-cell>
          <table:table-cell office:value-type="float" office:value="5.57E-056" calcext:value-type="float">
            <text:p>5,57E-56</text:p>
          </table:table-cell>
          <table:table-cell office:value-type="float" office:value="2.169E-033" calcext:value-type="float">
            <text:p>2,169E-33</text:p>
          </table:table-cell>
          <table:table-cell office:value-type="float" office:value="6.119E-044" calcext:value-type="float">
            <text:p>6,119E-44</text:p>
          </table:table-cell>
          <table:table-cell office:value-type="float" office:value="1.831E-023" calcext:value-type="float">
            <text:p>1,831E-23</text:p>
          </table:table-cell>
          <table:table-cell office:value-type="float" office:value="9.59E-023" calcext:value-type="float">
            <text:p>9,59E-23</text:p>
          </table:table-cell>
          <table:table-cell office:value-type="float" office:value="2.393E-020" calcext:value-type="float">
            <text:p>2,393E-20</text:p>
          </table:table-cell>
          <table:table-cell office:value-type="float" office:value="6.916E-020" calcext:value-type="float">
            <text:p>6,916E-20</text:p>
          </table:table-cell>
          <table:table-cell office:value-type="float" office:value="4.682E-041" calcext:value-type="float">
            <text:p>4,682E-41</text:p>
          </table:table-cell>
          <table:table-cell office:value-type="float" office:value="4.301E-040" calcext:value-type="float">
            <text:p>4,301E-40</text:p>
          </table:table-cell>
          <table:table-cell office:value-type="float" office:value="3.539E-022" calcext:value-type="float">
            <text:p>3,539E-22</text:p>
          </table:table-cell>
          <table:table-cell office:value-type="float" office:value="8.396E-043" calcext:value-type="float">
            <text:p>8,396E-43</text:p>
          </table:table-cell>
          <table:table-cell office:value-type="float" office:value="1.341E-033" calcext:value-type="float">
            <text:p>1,341E-33</text:p>
          </table:table-cell>
          <table:table-cell office:value-type="float" office:value="0.00000000000002109" calcext:value-type="float">
            <text:p>2,109E-14</text:p>
          </table:table-cell>
          <table:table-cell office:value-type="float" office:value="3.666E-022" calcext:value-type="float">
            <text:p>3,666E-22</text:p>
          </table:table-cell>
          <table:table-cell office:value-type="float" office:value="2.076E-019" calcext:value-type="float">
            <text:p>2,076E-19</text:p>
          </table:table-cell>
          <table:table-cell office:value-type="float" office:value="8.709E-024" calcext:value-type="float">
            <text:p>8,709E-24</text:p>
          </table:table-cell>
          <table:table-cell office:value-type="float" office:value="2.817E-016" calcext:value-type="float">
            <text:p>2,817E-16</text:p>
          </table:table-cell>
          <table:table-cell office:value-type="float" office:value="8.836E-019" calcext:value-type="float">
            <text:p>8,836E-19</text:p>
          </table:table-cell>
          <table:table-cell office:value-type="float" office:value="2.744E-020" calcext:value-type="float">
            <text:p>2,744E-20</text:p>
          </table:table-cell>
          <table:table-cell office:value-type="float" office:value="9.698E-028" calcext:value-type="float">
            <text:p>9,698E-28</text:p>
          </table:table-cell>
          <table:table-cell office:value-type="float" office:value="1.073E-031" calcext:value-type="float">
            <text:p>1,073E-31</text:p>
          </table:table-cell>
          <table:table-cell office:value-type="float" office:value="4.346E-034" calcext:value-type="float">
            <text:p>4,346E-34</text:p>
          </table:table-cell>
          <table:table-cell office:value-type="float" office:value="1.458E-029" calcext:value-type="float">
            <text:p>1,458E-29</text:p>
          </table:table-cell>
          <table:table-cell office:value-type="float" office:value="3.636E-057" calcext:value-type="float">
            <text:p>3,636E-57</text:p>
          </table:table-cell>
          <table:table-cell office:value-type="float" office:value="9.449E-020" calcext:value-type="float">
            <text:p>9,449E-20</text:p>
          </table:table-cell>
          <table:table-cell office:value-type="float" office:value="2.813E-018" calcext:value-type="float">
            <text:p>2,813E-18</text:p>
          </table:table-cell>
          <table:table-cell office:value-type="float" office:value="1.671E-021" calcext:value-type="float">
            <text:p>1,671E-21</text:p>
          </table:table-cell>
          <table:table-cell office:value-type="float" office:value="6.161E-017" calcext:value-type="float">
            <text:p>6,161E-17</text:p>
          </table:table-cell>
          <table:table-cell office:value-type="float" office:value="3.039E-048" calcext:value-type="float">
            <text:p>3,039E-48</text:p>
          </table:table-cell>
          <table:table-cell office:value-type="float" office:value="4.9E-016" calcext:value-type="float">
            <text:p>4,9E-16</text:p>
          </table:table-cell>
          <table:table-cell office:value-type="float" office:value="1.001E-026" calcext:value-type="float">
            <text:p>1,001E-26</text:p>
          </table:table-cell>
          <table:table-cell office:value-type="float" office:value="7.524E-027" calcext:value-type="float">
            <text:p>7,524E-27</text:p>
          </table:table-cell>
          <table:table-cell office:value-type="float" office:value="5.541E-054" calcext:value-type="float">
            <text:p>5,541E-54</text:p>
          </table:table-cell>
          <table:table-cell office:value-type="float" office:value="2.682E-035" calcext:value-type="float">
            <text:p>2,682E-35</text:p>
          </table:table-cell>
          <table:table-cell office:value-type="float" office:value="1.589E-069" calcext:value-type="float">
            <text:p>1,589E-69</text:p>
          </table:table-cell>
          <table:table-cell office:value-type="float" office:value="1.226E-023" calcext:value-type="float">
            <text:p>1,226E-23</text:p>
          </table:table-cell>
          <table:table-cell office:value-type="float" office:value="9.02E-023" calcext:value-type="float">
            <text:p>9,02E-23</text:p>
          </table:table-cell>
          <table:table-cell office:value-type="float" office:value="1.13E-021" calcext:value-type="float">
            <text:p>1,13E-21</text:p>
          </table:table-cell>
          <table:table-cell office:value-type="float" office:value="2.229E-039" calcext:value-type="float">
            <text:p>2,229E-39</text:p>
          </table:table-cell>
          <table:table-cell office:value-type="float" office:value="5.828E-039" calcext:value-type="float">
            <text:p>5,828E-39</text:p>
          </table:table-cell>
          <table:table-cell office:value-type="float" office:value="6.529E-041" calcext:value-type="float">
            <text:p>6,529E-41</text:p>
          </table:table-cell>
          <table:table-cell office:value-type="float" office:value="8.252E-020" calcext:value-type="float">
            <text:p>8,252E-20</text:p>
          </table:table-cell>
          <table:table-cell office:value-type="float" office:value="6.474E-040" calcext:value-type="float">
            <text:p>6,474E-40</text:p>
          </table:table-cell>
          <table:table-cell office:value-type="float" office:value="4.518E-015" calcext:value-type="float">
            <text:p>4,518E-15</text:p>
          </table:table-cell>
          <table:table-cell office:value-type="float" office:value="0.00000000000002175" calcext:value-type="float">
            <text:p>2,175E-14</text:p>
          </table:table-cell>
          <table:table-cell office:value-type="float" office:value="3.418E-015" calcext:value-type="float">
            <text:p>3,418E-15</text:p>
          </table:table-cell>
          <table:table-cell office:value-type="float" office:value="1.972E-057" calcext:value-type="float">
            <text:p>1,972E-57</text:p>
          </table:table-cell>
          <table:table-cell office:value-type="float" office:value="5.63E-065" calcext:value-type="float">
            <text:p>5,63E-65</text:p>
          </table:table-cell>
          <table:table-cell office:value-type="float" office:value="3.253E-028" calcext:value-type="float">
            <text:p>3,253E-28</text:p>
          </table:table-cell>
          <table:table-cell office:value-type="float" office:value="0.00000000000002095" calcext:value-type="float">
            <text:p>2,095E-14</text:p>
          </table:table-cell>
          <table:table-cell office:value-type="float" office:value="7.653E-015" calcext:value-type="float">
            <text:p>7,653E-15</text:p>
          </table:table-cell>
          <table:table-cell office:value-type="float" office:value="2.894E-067" calcext:value-type="float">
            <text:p>2,894E-67</text:p>
          </table:table-cell>
          <table:table-cell office:value-type="float" office:value="5.997E-038" calcext:value-type="float">
            <text:p>5,997E-38</text:p>
          </table:table-cell>
          <table:table-cell office:value-type="float" office:value="5.328E-023" calcext:value-type="float">
            <text:p>5,328E-23</text:p>
          </table:table-cell>
          <table:table-cell office:value-type="float" office:value="9.663E-022" calcext:value-type="float">
            <text:p>9,663E-22</text:p>
          </table:table-cell>
          <table:table-cell office:value-type="float" office:value="1.121E-019" calcext:value-type="float">
            <text:p>1,121E-19</text:p>
          </table:table-cell>
          <table:table-cell office:value-type="float" office:value="1.279E-020" calcext:value-type="float">
            <text:p>1,279E-20</text:p>
          </table:table-cell>
          <table:table-cell office:value-type="float" office:value="1.563E-020" calcext:value-type="float">
            <text:p>1,563E-20</text:p>
          </table:table-cell>
          <table:table-cell office:value-type="float" office:value="1.069E-019" calcext:value-type="float">
            <text:p>1,069E-19</text:p>
          </table:table-cell>
          <table:table-cell office:value-type="float" office:value="3.439E-021" calcext:value-type="float">
            <text:p>3,439E-21</text:p>
          </table:table-cell>
          <table:table-cell office:value-type="float" office:value="7.239E-020" calcext:value-type="float">
            <text:p>7,239E-20</text:p>
          </table:table-cell>
          <table:table-cell office:value-type="float" office:value="3.1E-020" calcext:value-type="float">
            <text:p>3,1E-20</text:p>
          </table:table-cell>
          <table:table-cell office:value-type="float" office:value="5.141E-032" calcext:value-type="float">
            <text:p>5,141E-32</text:p>
          </table:table-cell>
          <table:table-cell office:value-type="float" office:value="2.467E-026" calcext:value-type="float">
            <text:p>2,467E-26</text:p>
          </table:table-cell>
          <table:table-cell office:value-type="float" office:value="4.712E-029" calcext:value-type="float">
            <text:p>4,712E-29</text:p>
          </table:table-cell>
          <table:table-cell office:value-type="float" office:value="3.406E-037" calcext:value-type="float">
            <text:p>3,406E-37</text:p>
          </table:table-cell>
          <table:table-cell office:value-type="float" office:value="7.398E-041" calcext:value-type="float">
            <text:p>7,398E-41</text:p>
          </table:table-cell>
          <table:table-cell office:value-type="float" office:value="3.797E-037" calcext:value-type="float">
            <text:p>3,797E-37</text:p>
          </table:table-cell>
          <table:table-cell office:value-type="float" office:value="4.657E-042" calcext:value-type="float">
            <text:p>4,657E-42</text:p>
          </table:table-cell>
          <table:table-cell office:value-type="float" office:value="3.908E-017" calcext:value-type="float">
            <text:p>3,908E-17</text:p>
          </table:table-cell>
          <table:table-cell office:value-type="float" office:value="2.902E-018" calcext:value-type="float">
            <text:p>2,902E-18</text:p>
          </table:table-cell>
          <table:table-cell office:value-type="float" office:value="8.956E-021" calcext:value-type="float">
            <text:p>8,956E-21</text:p>
          </table:table-cell>
          <table:table-cell office:value-type="float" office:value="4.66E-036" calcext:value-type="float">
            <text:p>4,66E-36</text:p>
          </table:table-cell>
          <table:table-cell office:value-type="float" office:value="1.097E-038" calcext:value-type="float">
            <text:p>1,097E-38</text:p>
          </table:table-cell>
          <table:table-cell office:value-type="float" office:value="1.411E-037" calcext:value-type="float">
            <text:p>1,411E-37</text:p>
          </table:table-cell>
          <table:table-cell office:value-type="float" office:value="5.929E-036" calcext:value-type="float">
            <text:p>5,929E-36</text:p>
          </table:table-cell>
          <table:table-cell office:value-type="float" office:value="8.062E-040" calcext:value-type="float">
            <text:p>8,062E-40</text:p>
          </table:table-cell>
          <table:table-cell office:value-type="float" office:value="1.735E-040" calcext:value-type="float">
            <text:p>1,735E-40</text:p>
          </table:table-cell>
          <table:table-cell office:value-type="float" office:value="4.247E-037" calcext:value-type="float">
            <text:p>4,247E-37</text:p>
          </table:table-cell>
          <table:table-cell office:value-type="float" office:value="1.512E-030" calcext:value-type="float">
            <text:p>1,512E-30</text:p>
          </table:table-cell>
          <table:table-cell office:value-type="float" office:value="5.119E-035" calcext:value-type="float">
            <text:p>5,119E-35</text:p>
          </table:table-cell>
          <table:table-cell office:value-type="float" office:value="6.02E-036" calcext:value-type="float">
            <text:p>6,02E-36</text:p>
          </table:table-cell>
          <table:table-cell office:value-type="float" office:value="1.509E-032" calcext:value-type="float">
            <text:p>1,509E-32</text:p>
          </table:table-cell>
          <table:table-cell office:value-type="float" office:value="2.982E-034" calcext:value-type="float">
            <text:p>2,982E-34</text:p>
          </table:table-cell>
          <table:table-cell office:value-type="float" office:value="1.195E-021" calcext:value-type="float">
            <text:p>1,195E-21</text:p>
          </table:table-cell>
          <table:table-cell office:value-type="float" office:value="5.362E-024" calcext:value-type="float">
            <text:p>5,362E-24</text:p>
          </table:table-cell>
          <table:table-cell office:value-type="float" office:value="2.957E-018" calcext:value-type="float">
            <text:p>2,957E-18</text:p>
          </table:table-cell>
          <table:table-cell office:value-type="float" office:value="1.947E-028" calcext:value-type="float">
            <text:p>1,947E-28</text:p>
          </table:table-cell>
          <table:table-cell office:value-type="float" office:value="1.723E-034" calcext:value-type="float">
            <text:p>1,723E-34</text:p>
          </table:table-cell>
          <table:table-cell office:value-type="float" office:value="1.753E-035" calcext:value-type="float">
            <text:p>1,753E-35</text:p>
          </table:table-cell>
          <table:table-cell office:value-type="float" office:value="4.698E-028" calcext:value-type="float">
            <text:p>4,698E-28</text:p>
          </table:table-cell>
          <table:table-cell office:value-type="float" office:value="3.011E-019" calcext:value-type="float">
            <text:p>3,011E-19</text:p>
          </table:table-cell>
          <table:table-cell office:value-type="float" office:value="2.169E-019" calcext:value-type="float">
            <text:p>2,169E-19</text:p>
          </table:table-cell>
          <table:table-cell office:value-type="float" office:value="3.916E-017" calcext:value-type="float">
            <text:p>3,916E-17</text:p>
          </table:table-cell>
          <table:table-cell office:value-type="float" office:value="2.056E-037" calcext:value-type="float">
            <text:p>2,056E-37</text:p>
          </table:table-cell>
          <table:table-cell office:value-type="float" office:value="4.948E-029" calcext:value-type="float">
            <text:p>4,948E-29</text:p>
          </table:table-cell>
          <table:table-cell office:value-type="float" office:value="8.754E-022" calcext:value-type="float">
            <text:p>8,754E-22</text:p>
          </table:table-cell>
          <table:table-cell office:value-type="float" office:value="6.08E-030" calcext:value-type="float">
            <text:p>6,08E-30</text:p>
          </table:table-cell>
          <table:table-cell office:value-type="float" office:value="2.666E-040" calcext:value-type="float">
            <text:p>2,666E-40</text:p>
          </table:table-cell>
          <table:table-cell office:value-type="float" office:value="2.373E-024" calcext:value-type="float">
            <text:p>2,373E-24</text:p>
          </table:table-cell>
          <table:table-cell office:value-type="float" office:value="6.493E-040" calcext:value-type="float">
            <text:p>6,493E-40</text:p>
          </table:table-cell>
          <table:table-cell office:value-type="float" office:value="2.707E-039" calcext:value-type="float">
            <text:p>2,707E-39</text:p>
          </table:table-cell>
          <table:table-cell office:value-type="float" office:value="3.964E-036" calcext:value-type="float">
            <text:p>3,964E-36</text:p>
          </table:table-cell>
          <table:table-cell office:value-type="float" office:value="8.299E-035" calcext:value-type="float">
            <text:p>8,299E-35</text:p>
          </table:table-cell>
          <table:table-cell office:value-type="float" office:value="9.514E-020" calcext:value-type="float">
            <text:p>9,514E-20</text:p>
          </table:table-cell>
          <table:table-cell office:value-type="float" office:value="2.032E-034" calcext:value-type="float">
            <text:p>2,032E-34</text:p>
          </table:table-cell>
          <table:table-cell office:value-type="float" office:value="3.464E-017" calcext:value-type="float">
            <text:p>3,464E-17</text:p>
          </table:table-cell>
          <table:table-cell office:value-type="float" office:value="3.908E-017" calcext:value-type="float">
            <text:p>3,908E-17</text:p>
          </table:table-cell>
          <table:table-cell office:value-type="float" office:value="9.029E-025" calcext:value-type="float">
            <text:p>9,029E-25</text:p>
          </table:table-cell>
          <table:table-cell office:value-type="float" office:value="8.394E-025" calcext:value-type="float">
            <text:p>8,394E-25</text:p>
          </table:table-cell>
          <table:table-cell office:value-type="float" office:value="7.736E-021" calcext:value-type="float">
            <text:p>7,736E-21</text:p>
          </table:table-cell>
          <table:table-cell office:value-type="float" office:value="1.607E-019" calcext:value-type="float">
            <text:p>1,607E-19</text:p>
          </table:table-cell>
          <table:table-cell office:value-type="float" office:value="8.971E-018" calcext:value-type="float">
            <text:p>8,971E-18</text:p>
          </table:table-cell>
          <table:table-cell office:value-type="float" office:value="1.159E-017" calcext:value-type="float">
            <text:p>1,159E-17</text:p>
          </table:table-cell>
          <table:table-cell office:value-type="float" office:value="2.969E-018" calcext:value-type="float">
            <text:p>2,969E-18</text:p>
          </table:table-cell>
          <table:table-cell office:value-type="float" office:value="3.264E-018" calcext:value-type="float">
            <text:p>3,264E-18</text:p>
          </table:table-cell>
          <table:table-cell office:value-type="float" office:value="5.825E-019" calcext:value-type="float">
            <text:p>5,825E-19</text:p>
          </table:table-cell>
          <table:table-cell office:value-type="float" office:value="8.362E-020" calcext:value-type="float">
            <text:p>8,362E-20</text:p>
          </table:table-cell>
          <table:table-cell office:value-type="float" office:value="4.432E-021" calcext:value-type="float">
            <text:p>4,432E-21</text:p>
          </table:table-cell>
          <table:table-cell office:value-type="float" office:value="2.563E-023" calcext:value-type="float">
            <text:p>2,563E-23</text:p>
          </table:table-cell>
          <table:table-cell office:value-type="float" office:value="3.667E-018" calcext:value-type="float">
            <text:p>3,667E-18</text:p>
          </table:table-cell>
        </table:table-row>
        <table:table-row table:style-name="ro1">
          <table:table-cell office:value-type="string" calcext:value-type="string">
            <text:p>HG03600_BEB</text:p>
          </table:table-cell>
          <table:table-cell office:value-type="float" office:value="55" calcext:value-type="float">
            <text:p>55</text:p>
          </table:table-cell>
          <table:table-cell office:value-type="float" office:value="8.656E-036" calcext:value-type="float">
            <text:p>8,656E-36</text:p>
          </table:table-cell>
          <table:table-cell office:value-type="float" office:value="2.267E-039" calcext:value-type="float">
            <text:p>2,267E-39</text:p>
          </table:table-cell>
          <table:table-cell office:value-type="float" office:value="1.063E-039" calcext:value-type="float">
            <text:p>1,063E-39</text:p>
          </table:table-cell>
          <table:table-cell office:value-type="float" office:value="2.854E-072" calcext:value-type="float">
            <text:p>2,854E-72</text:p>
          </table:table-cell>
          <table:table-cell office:value-type="float" office:value="4.145E-064" calcext:value-type="float">
            <text:p>4,145E-64</text:p>
          </table:table-cell>
          <table:table-cell office:value-type="float" office:value="1.015E-024" calcext:value-type="float">
            <text:p>1,015E-24</text:p>
          </table:table-cell>
          <table:table-cell office:value-type="float" office:value="7.485E-037" calcext:value-type="float">
            <text:p>7,485E-37</text:p>
          </table:table-cell>
          <table:table-cell office:value-type="float" office:value="1.168E-039" calcext:value-type="float">
            <text:p>1,168E-39</text:p>
          </table:table-cell>
          <table:table-cell office:value-type="float" office:value="5.322E-027" calcext:value-type="float">
            <text:p>5,322E-27</text:p>
          </table:table-cell>
          <table:table-cell office:value-type="float" office:value="2.32E-042" calcext:value-type="float">
            <text:p>2,32E-42</text:p>
          </table:table-cell>
          <table:table-cell office:value-type="float" office:value="9.307E-030" calcext:value-type="float">
            <text:p>9,307E-30</text:p>
          </table:table-cell>
          <table:table-cell office:value-type="float" office:value="7.825E-046" calcext:value-type="float">
            <text:p>7,825E-46</text:p>
          </table:table-cell>
          <table:table-cell office:value-type="float" office:value="3.157E-026" calcext:value-type="float">
            <text:p>3,157E-26</text:p>
          </table:table-cell>
          <table:table-cell office:value-type="float" office:value="4.425E-022" calcext:value-type="float">
            <text:p>4,425E-22</text:p>
          </table:table-cell>
          <table:table-cell office:value-type="float" office:value="2.797E-018" calcext:value-type="float">
            <text:p>2,797E-18</text:p>
          </table:table-cell>
          <table:table-cell office:value-type="float" office:value="9.086E-025" calcext:value-type="float">
            <text:p>9,086E-25</text:p>
          </table:table-cell>
          <table:table-cell office:value-type="float" office:value="9.361E-022" calcext:value-type="float">
            <text:p>9,361E-22</text:p>
          </table:table-cell>
          <table:table-cell office:value-type="float" office:value="1.201E-024" calcext:value-type="float">
            <text:p>1,201E-24</text:p>
          </table:table-cell>
          <table:table-cell office:value-type="float" office:value="2.001E-045" calcext:value-type="float">
            <text:p>2,001E-45</text:p>
          </table:table-cell>
          <table:table-cell office:value-type="float" office:value="1.504E-027" calcext:value-type="float">
            <text:p>1,504E-27</text:p>
          </table:table-cell>
          <table:table-cell office:value-type="float" office:value="1.037E-033" calcext:value-type="float">
            <text:p>1,037E-33</text:p>
          </table:table-cell>
          <table:table-cell office:value-type="float" office:value="2.372E-041" calcext:value-type="float">
            <text:p>2,372E-41</text:p>
          </table:table-cell>
          <table:table-cell office:value-type="float" office:value="8.359E-048" calcext:value-type="float">
            <text:p>8,359E-48</text:p>
          </table:table-cell>
          <table:table-cell office:value-type="float" office:value="5.208E-038" calcext:value-type="float">
            <text:p>5,208E-38</text:p>
          </table:table-cell>
          <table:table-cell office:value-type="float" office:value="3.037E-053" calcext:value-type="float">
            <text:p>3,037E-53</text:p>
          </table:table-cell>
          <table:table-cell office:value-type="float" office:value="2.867E-065" calcext:value-type="float">
            <text:p>2,867E-65</text:p>
          </table:table-cell>
          <table:table-cell office:value-type="float" office:value="1.429E-016" calcext:value-type="float">
            <text:p>1,429E-16</text:p>
          </table:table-cell>
          <table:table-cell office:value-type="float" office:value="5.229E-022" calcext:value-type="float">
            <text:p>5,229E-22</text:p>
          </table:table-cell>
          <table:table-cell office:value-type="float" office:value="2.856E-034" calcext:value-type="float">
            <text:p>2,856E-34</text:p>
          </table:table-cell>
          <table:table-cell office:value-type="float" office:value="3.782E-026" calcext:value-type="float">
            <text:p>3,782E-26</text:p>
          </table:table-cell>
          <table:table-cell office:value-type="float" office:value="1.596E-030" calcext:value-type="float">
            <text:p>1,596E-30</text:p>
          </table:table-cell>
          <table:table-cell office:value-type="float" office:value="4.511E-030" calcext:value-type="float">
            <text:p>4,511E-30</text:p>
          </table:table-cell>
          <table:table-cell office:value-type="float" office:value="1.379E-026" calcext:value-type="float">
            <text:p>1,379E-26</text:p>
          </table:table-cell>
          <table:table-cell office:value-type="float" office:value="8.008E-018" calcext:value-type="float">
            <text:p>8,008E-18</text:p>
          </table:table-cell>
          <table:table-cell office:value-type="float" office:value="6.772E-043" calcext:value-type="float">
            <text:p>6,772E-43</text:p>
          </table:table-cell>
          <table:table-cell office:value-type="float" office:value="1.31E-021" calcext:value-type="float">
            <text:p>1,31E-21</text:p>
          </table:table-cell>
          <table:table-cell office:value-type="float" office:value="1.002E-022" calcext:value-type="float">
            <text:p>1,002E-22</text:p>
          </table:table-cell>
          <table:table-cell office:value-type="float" office:value="4.783E-028" calcext:value-type="float">
            <text:p>4,783E-28</text:p>
          </table:table-cell>
          <table:table-cell office:value-type="float" office:value="7.117E-064" calcext:value-type="float">
            <text:p>7,117E-64</text:p>
          </table:table-cell>
          <table:table-cell office:value-type="float" office:value="1.815E-053" calcext:value-type="float">
            <text:p>1,815E-53</text:p>
          </table:table-cell>
          <table:table-cell office:value-type="float" office:value="9.056E-035" calcext:value-type="float">
            <text:p>9,056E-35</text:p>
          </table:table-cell>
          <table:table-cell office:value-type="float" office:value="4.843E-046" calcext:value-type="float">
            <text:p>4,843E-46</text:p>
          </table:table-cell>
          <table:table-cell office:value-type="float" office:value="2.187E-022" calcext:value-type="float">
            <text:p>2,187E-22</text:p>
          </table:table-cell>
          <table:table-cell office:value-type="float" office:value="1.78E-023" calcext:value-type="float">
            <text:p>1,78E-23</text:p>
          </table:table-cell>
          <table:table-cell office:value-type="float" office:value="8.086E-022" calcext:value-type="float">
            <text:p>8,086E-22</text:p>
          </table:table-cell>
          <table:table-cell office:value-type="float" office:value="3.323E-021" calcext:value-type="float">
            <text:p>3,323E-21</text:p>
          </table:table-cell>
          <table:table-cell office:value-type="float" office:value="3.16E-040" calcext:value-type="float">
            <text:p>3,16E-40</text:p>
          </table:table-cell>
          <table:table-cell office:value-type="float" office:value="6.458E-039" calcext:value-type="float">
            <text:p>6,458E-39</text:p>
          </table:table-cell>
          <table:table-cell office:value-type="float" office:value="7.651E-024" calcext:value-type="float">
            <text:p>7,651E-24</text:p>
          </table:table-cell>
          <table:table-cell office:value-type="float" office:value="7.28E-040" calcext:value-type="float">
            <text:p>7,28E-40</text:p>
          </table:table-cell>
          <table:table-cell office:value-type="float" office:value="5.255E-031" calcext:value-type="float">
            <text:p>5,255E-31</text:p>
          </table:table-cell>
          <table:table-cell office:value-type="float" office:value="0.00000000000001215" calcext:value-type="float">
            <text:p>1,215E-14</text:p>
          </table:table-cell>
          <table:table-cell office:value-type="float" office:value="6.869E-023" calcext:value-type="float">
            <text:p>6,869E-23</text:p>
          </table:table-cell>
          <table:table-cell office:value-type="float" office:value="4.284E-019" calcext:value-type="float">
            <text:p>4,284E-19</text:p>
          </table:table-cell>
          <table:table-cell office:value-type="float" office:value="2.023E-025" calcext:value-type="float">
            <text:p>2,023E-25</text:p>
          </table:table-cell>
          <table:table-cell office:value-type="float" office:value="1.85E-015" calcext:value-type="float">
            <text:p>1,85E-15</text:p>
          </table:table-cell>
          <table:table-cell office:value-type="float" office:value="3.795E-018" calcext:value-type="float">
            <text:p>3,795E-18</text:p>
          </table:table-cell>
          <table:table-cell office:value-type="float" office:value="7.807E-019" calcext:value-type="float">
            <text:p>7,807E-19</text:p>
          </table:table-cell>
          <table:table-cell office:value-type="float" office:value="3.027E-025" calcext:value-type="float">
            <text:p>3,027E-25</text:p>
          </table:table-cell>
          <table:table-cell office:value-type="float" office:value="2.685E-028" calcext:value-type="float">
            <text:p>2,685E-28</text:p>
          </table:table-cell>
          <table:table-cell office:value-type="float" office:value="2.211E-029" calcext:value-type="float">
            <text:p>2,211E-29</text:p>
          </table:table-cell>
          <table:table-cell office:value-type="float" office:value="2.66E-025" calcext:value-type="float">
            <text:p>2,66E-25</text:p>
          </table:table-cell>
          <table:table-cell office:value-type="float" office:value="2.725E-055" calcext:value-type="float">
            <text:p>2,725E-55</text:p>
          </table:table-cell>
          <table:table-cell office:value-type="float" office:value="1.71E-018" calcext:value-type="float">
            <text:p>1,71E-18</text:p>
          </table:table-cell>
          <table:table-cell office:value-type="float" office:value="2.924E-018" calcext:value-type="float">
            <text:p>2,924E-18</text:p>
          </table:table-cell>
          <table:table-cell office:value-type="float" office:value="1.15E-022" calcext:value-type="float">
            <text:p>1,15E-22</text:p>
          </table:table-cell>
          <table:table-cell office:value-type="float" office:value="5.51E-021" calcext:value-type="float">
            <text:p>5,51E-21</text:p>
          </table:table-cell>
          <table:table-cell office:value-type="float" office:value="1.93E-047" calcext:value-type="float">
            <text:p>1,93E-47</text:p>
          </table:table-cell>
          <table:table-cell office:value-type="float" office:value="6.515E-017" calcext:value-type="float">
            <text:p>6,515E-17</text:p>
          </table:table-cell>
          <table:table-cell office:value-type="float" office:value="8.385E-024" calcext:value-type="float">
            <text:p>8,385E-24</text:p>
          </table:table-cell>
          <table:table-cell office:value-type="float" office:value="4.447E-022" calcext:value-type="float">
            <text:p>4,447E-22</text:p>
          </table:table-cell>
          <table:table-cell office:value-type="float" office:value="1.096E-053" calcext:value-type="float">
            <text:p>1,096E-53</text:p>
          </table:table-cell>
          <table:table-cell office:value-type="float" office:value="2.44E-033" calcext:value-type="float">
            <text:p>2,44E-33</text:p>
          </table:table-cell>
          <table:table-cell office:value-type="float" office:value="3.572E-068" calcext:value-type="float">
            <text:p>3,572E-68</text:p>
          </table:table-cell>
          <table:table-cell office:value-type="float" office:value="3.995E-026" calcext:value-type="float">
            <text:p>3,995E-26</text:p>
          </table:table-cell>
          <table:table-cell office:value-type="float" office:value="4.456E-024" calcext:value-type="float">
            <text:p>4,456E-24</text:p>
          </table:table-cell>
          <table:table-cell office:value-type="float" office:value="2.808E-022" calcext:value-type="float">
            <text:p>2,808E-22</text:p>
          </table:table-cell>
          <table:table-cell office:value-type="float" office:value="2.418E-036" calcext:value-type="float">
            <text:p>2,418E-36</text:p>
          </table:table-cell>
          <table:table-cell office:value-type="float" office:value="6.575E-035" calcext:value-type="float">
            <text:p>6,575E-35</text:p>
          </table:table-cell>
          <table:table-cell office:value-type="float" office:value="2.116E-037" calcext:value-type="float">
            <text:p>2,116E-37</text:p>
          </table:table-cell>
          <table:table-cell office:value-type="float" office:value="1.619E-021" calcext:value-type="float">
            <text:p>1,619E-21</text:p>
          </table:table-cell>
          <table:table-cell office:value-type="float" office:value="6.077E-037" calcext:value-type="float">
            <text:p>6,077E-37</text:p>
          </table:table-cell>
          <table:table-cell office:value-type="float" office:value="4.737E-015" calcext:value-type="float">
            <text:p>4,737E-15</text:p>
          </table:table-cell>
          <table:table-cell office:value-type="float" office:value="8.928E-015" calcext:value-type="float">
            <text:p>8,928E-15</text:p>
          </table:table-cell>
          <table:table-cell office:value-type="float" office:value="1.095E-015" calcext:value-type="float">
            <text:p>1,095E-15</text:p>
          </table:table-cell>
          <table:table-cell office:value-type="float" office:value="6.269E-057" calcext:value-type="float">
            <text:p>6,269E-57</text:p>
          </table:table-cell>
          <table:table-cell office:value-type="float" office:value="8.211E-063" calcext:value-type="float">
            <text:p>8,211E-63</text:p>
          </table:table-cell>
          <table:table-cell office:value-type="float" office:value="9.5E-024" calcext:value-type="float">
            <text:p>9,5E-24</text:p>
          </table:table-cell>
          <table:table-cell office:value-type="float" office:value="4.695E-015" calcext:value-type="float">
            <text:p>4,695E-15</text:p>
          </table:table-cell>
          <table:table-cell office:value-type="float" office:value="0.00000000000001169" calcext:value-type="float">
            <text:p>1,169E-14</text:p>
          </table:table-cell>
          <table:table-cell office:value-type="float" office:value="5.291E-066" calcext:value-type="float">
            <text:p>5,291E-66</text:p>
          </table:table-cell>
          <table:table-cell office:value-type="float" office:value="2.407E-034" calcext:value-type="float">
            <text:p>2,407E-34</text:p>
          </table:table-cell>
          <table:table-cell office:value-type="float" office:value="3.193E-024" calcext:value-type="float">
            <text:p>3,193E-24</text:p>
          </table:table-cell>
          <table:table-cell office:value-type="float" office:value="3.363E-022" calcext:value-type="float">
            <text:p>3,363E-22</text:p>
          </table:table-cell>
          <table:table-cell office:value-type="float" office:value="9.493E-021" calcext:value-type="float">
            <text:p>9,493E-21</text:p>
          </table:table-cell>
          <table:table-cell office:value-type="float" office:value="1.365E-020" calcext:value-type="float">
            <text:p>1,365E-20</text:p>
          </table:table-cell>
          <table:table-cell office:value-type="float" office:value="4.198E-022" calcext:value-type="float">
            <text:p>4,198E-22</text:p>
          </table:table-cell>
          <table:table-cell office:value-type="float" office:value="7.946E-020" calcext:value-type="float">
            <text:p>7,946E-20</text:p>
          </table:table-cell>
          <table:table-cell office:value-type="float" office:value="7.566E-022" calcext:value-type="float">
            <text:p>7,566E-22</text:p>
          </table:table-cell>
          <table:table-cell office:value-type="float" office:value="2.318E-020" calcext:value-type="float">
            <text:p>2,318E-20</text:p>
          </table:table-cell>
          <table:table-cell office:value-type="float" office:value="1.496E-020" calcext:value-type="float">
            <text:p>1,496E-20</text:p>
          </table:table-cell>
          <table:table-cell office:value-type="float" office:value="2.546E-028" calcext:value-type="float">
            <text:p>2,546E-28</text:p>
          </table:table-cell>
          <table:table-cell office:value-type="float" office:value="4.129E-023" calcext:value-type="float">
            <text:p>4,129E-23</text:p>
          </table:table-cell>
          <table:table-cell office:value-type="float" office:value="2.258E-026" calcext:value-type="float">
            <text:p>2,258E-26</text:p>
          </table:table-cell>
          <table:table-cell office:value-type="float" office:value="2.466E-034" calcext:value-type="float">
            <text:p>2,466E-34</text:p>
          </table:table-cell>
          <table:table-cell office:value-type="float" office:value="4.318E-038" calcext:value-type="float">
            <text:p>4,318E-38</text:p>
          </table:table-cell>
          <table:table-cell office:value-type="float" office:value="9.281E-034" calcext:value-type="float">
            <text:p>9,281E-34</text:p>
          </table:table-cell>
          <table:table-cell office:value-type="float" office:value="8.213E-040" calcext:value-type="float">
            <text:p>8,213E-40</text:p>
          </table:table-cell>
          <table:table-cell office:value-type="float" office:value="3.275E-017" calcext:value-type="float">
            <text:p>3,275E-17</text:p>
          </table:table-cell>
          <table:table-cell office:value-type="float" office:value="1.143E-018" calcext:value-type="float">
            <text:p>1,143E-18</text:p>
          </table:table-cell>
          <table:table-cell office:value-type="float" office:value="5.864E-022" calcext:value-type="float">
            <text:p>5,864E-22</text:p>
          </table:table-cell>
          <table:table-cell office:value-type="float" office:value="2.976E-034" calcext:value-type="float">
            <text:p>2,976E-34</text:p>
          </table:table-cell>
          <table:table-cell office:value-type="float" office:value="1.21E-035" calcext:value-type="float">
            <text:p>1,21E-35</text:p>
          </table:table-cell>
          <table:table-cell office:value-type="float" office:value="4.37E-035" calcext:value-type="float">
            <text:p>4,37E-35</text:p>
          </table:table-cell>
          <table:table-cell office:value-type="float" office:value="8.24E-034" calcext:value-type="float">
            <text:p>8,24E-34</text:p>
          </table:table-cell>
          <table:table-cell office:value-type="float" office:value="6.145E-039" calcext:value-type="float">
            <text:p>6,145E-39</text:p>
          </table:table-cell>
          <table:table-cell office:value-type="float" office:value="9.357E-038" calcext:value-type="float">
            <text:p>9,357E-38</text:p>
          </table:table-cell>
          <table:table-cell office:value-type="float" office:value="6.127E-036" calcext:value-type="float">
            <text:p>6,127E-36</text:p>
          </table:table-cell>
          <table:table-cell office:value-type="float" office:value="4.971E-028" calcext:value-type="float">
            <text:p>4,971E-28</text:p>
          </table:table-cell>
          <table:table-cell office:value-type="float" office:value="2.566E-034" calcext:value-type="float">
            <text:p>2,566E-34</text:p>
          </table:table-cell>
          <table:table-cell office:value-type="float" office:value="1.224E-032" calcext:value-type="float">
            <text:p>1,224E-32</text:p>
          </table:table-cell>
          <table:table-cell office:value-type="float" office:value="3.216E-029" calcext:value-type="float">
            <text:p>3,216E-29</text:p>
          </table:table-cell>
          <table:table-cell office:value-type="float" office:value="8.149E-032" calcext:value-type="float">
            <text:p>8,149E-32</text:p>
          </table:table-cell>
          <table:table-cell office:value-type="float" office:value="8.026E-020" calcext:value-type="float">
            <text:p>8,026E-20</text:p>
          </table:table-cell>
          <table:table-cell office:value-type="float" office:value="9.383E-021" calcext:value-type="float">
            <text:p>9,383E-21</text:p>
          </table:table-cell>
          <table:table-cell office:value-type="float" office:value="6.48E-017" calcext:value-type="float">
            <text:p>6,48E-17</text:p>
          </table:table-cell>
          <table:table-cell office:value-type="float" office:value="3.131E-027" calcext:value-type="float">
            <text:p>3,131E-27</text:p>
          </table:table-cell>
          <table:table-cell office:value-type="float" office:value="2.164E-032" calcext:value-type="float">
            <text:p>2,164E-32</text:p>
          </table:table-cell>
          <table:table-cell office:value-type="float" office:value="3.062E-032" calcext:value-type="float">
            <text:p>3,062E-32</text:p>
          </table:table-cell>
          <table:table-cell office:value-type="float" office:value="9.015E-027" calcext:value-type="float">
            <text:p>9,015E-27</text:p>
          </table:table-cell>
          <table:table-cell office:value-type="float" office:value="1.277E-020" calcext:value-type="float">
            <text:p>1,277E-20</text:p>
          </table:table-cell>
          <table:table-cell office:value-type="float" office:value="1.135E-020" calcext:value-type="float">
            <text:p>1,135E-20</text:p>
          </table:table-cell>
          <table:table-cell office:value-type="float" office:value="2.008E-017" calcext:value-type="float">
            <text:p>2,008E-17</text:p>
          </table:table-cell>
          <table:table-cell office:value-type="float" office:value="2.682E-031" calcext:value-type="float">
            <text:p>2,682E-31</text:p>
          </table:table-cell>
          <table:table-cell office:value-type="float" office:value="2.601E-024" calcext:value-type="float">
            <text:p>2,601E-24</text:p>
          </table:table-cell>
          <table:table-cell office:value-type="float" office:value="5.406E-023" calcext:value-type="float">
            <text:p>5,406E-23</text:p>
          </table:table-cell>
          <table:table-cell office:value-type="float" office:value="1.201E-027" calcext:value-type="float">
            <text:p>1,201E-27</text:p>
          </table:table-cell>
          <table:table-cell office:value-type="float" office:value="5.128E-035" calcext:value-type="float">
            <text:p>5,128E-35</text:p>
          </table:table-cell>
          <table:table-cell office:value-type="float" office:value="7.201E-022" calcext:value-type="float">
            <text:p>7,201E-22</text:p>
          </table:table-cell>
          <table:table-cell office:value-type="float" office:value="9.032E-037" calcext:value-type="float">
            <text:p>9,032E-37</text:p>
          </table:table-cell>
          <table:table-cell office:value-type="float" office:value="1.041E-035" calcext:value-type="float">
            <text:p>1,041E-35</text:p>
          </table:table-cell>
          <table:table-cell office:value-type="float" office:value="5.641E-030" calcext:value-type="float">
            <text:p>5,641E-30</text:p>
          </table:table-cell>
          <table:table-cell office:value-type="float" office:value="9.016E-030" calcext:value-type="float">
            <text:p>9,016E-30</text:p>
          </table:table-cell>
          <table:table-cell office:value-type="float" office:value="2.317E-019" calcext:value-type="float">
            <text:p>2,317E-19</text:p>
          </table:table-cell>
          <table:table-cell office:value-type="float" office:value="4.773E-031" calcext:value-type="float">
            <text:p>4,773E-31</text:p>
          </table:table-cell>
          <table:table-cell office:value-type="float" office:value="2.931E-017" calcext:value-type="float">
            <text:p>2,931E-17</text:p>
          </table:table-cell>
          <table:table-cell office:value-type="float" office:value="3.275E-017" calcext:value-type="float">
            <text:p>3,275E-17</text:p>
          </table:table-cell>
          <table:table-cell office:value-type="float" office:value="1.015E-024" calcext:value-type="float">
            <text:p>1,015E-24</text:p>
          </table:table-cell>
          <table:table-cell office:value-type="float" office:value="4.333E-027" calcext:value-type="float">
            <text:p>4,333E-27</text:p>
          </table:table-cell>
          <table:table-cell office:value-type="float" office:value="4.166E-022" calcext:value-type="float">
            <text:p>4,166E-22</text:p>
          </table:table-cell>
          <table:table-cell office:value-type="float" office:value="6.298E-021" calcext:value-type="float">
            <text:p>6,298E-21</text:p>
          </table:table-cell>
          <table:table-cell office:value-type="float" office:value="9.588E-018" calcext:value-type="float">
            <text:p>9,588E-18</text:p>
          </table:table-cell>
          <table:table-cell office:value-type="float" office:value="5.206E-018" calcext:value-type="float">
            <text:p>5,206E-18</text:p>
          </table:table-cell>
          <table:table-cell office:value-type="float" office:value="8.092E-019" calcext:value-type="float">
            <text:p>8,092E-19</text:p>
          </table:table-cell>
          <table:table-cell office:value-type="float" office:value="5.198E-018" calcext:value-type="float">
            <text:p>5,198E-18</text:p>
          </table:table-cell>
          <table:table-cell office:value-type="float" office:value="6.482E-022" calcext:value-type="float">
            <text:p>6,482E-22</text:p>
          </table:table-cell>
          <table:table-cell office:value-type="float" office:value="3.941E-019" calcext:value-type="float">
            <text:p>3,941E-19</text:p>
          </table:table-cell>
          <table:table-cell office:value-type="float" office:value="2.506E-021" calcext:value-type="float">
            <text:p>2,506E-21</text:p>
          </table:table-cell>
          <table:table-cell office:value-type="float" office:value="1.65E-024" calcext:value-type="float">
            <text:p>1,65E-24</text:p>
          </table:table-cell>
          <table:table-cell office:value-type="float" office:value="1.464E-018" calcext:value-type="float">
            <text:p>1,464E-18</text:p>
          </table:table-cell>
        </table:table-row>
        <table:table-row table:style-name="ro1">
          <table:table-cell office:value-type="string" calcext:value-type="string">
            <text:p>HG03603_BEB</text:p>
          </table:table-cell>
          <table:table-cell office:value-type="float" office:value="55" calcext:value-type="float">
            <text:p>55</text:p>
          </table:table-cell>
          <table:table-cell office:value-type="float" office:value="2.418E-028" calcext:value-type="float">
            <text:p>2,418E-28</text:p>
          </table:table-cell>
          <table:table-cell office:value-type="float" office:value="1.201E-029" calcext:value-type="float">
            <text:p>1,201E-29</text:p>
          </table:table-cell>
          <table:table-cell office:value-type="float" office:value="1.796E-028" calcext:value-type="float">
            <text:p>1,796E-28</text:p>
          </table:table-cell>
          <table:table-cell office:value-type="float" office:value="6.148E-065" calcext:value-type="float">
            <text:p>6,148E-65</text:p>
          </table:table-cell>
          <table:table-cell office:value-type="float" office:value="6.787E-059" calcext:value-type="float">
            <text:p>6,787E-59</text:p>
          </table:table-cell>
          <table:table-cell office:value-type="float" office:value="1.284E-030" calcext:value-type="float">
            <text:p>1,284E-30</text:p>
          </table:table-cell>
          <table:table-cell office:value-type="float" office:value="1.219E-027" calcext:value-type="float">
            <text:p>1,219E-27</text:p>
          </table:table-cell>
          <table:table-cell office:value-type="float" office:value="1.519E-029" calcext:value-type="float">
            <text:p>1,519E-29</text:p>
          </table:table-cell>
          <table:table-cell office:value-type="float" office:value="4.934E-020" calcext:value-type="float">
            <text:p>4,934E-20</text:p>
          </table:table-cell>
          <table:table-cell office:value-type="float" office:value="1.469E-034" calcext:value-type="float">
            <text:p>1,469E-34</text:p>
          </table:table-cell>
          <table:table-cell office:value-type="float" office:value="4.785E-028" calcext:value-type="float">
            <text:p>4,785E-28</text:p>
          </table:table-cell>
          <table:table-cell office:value-type="float" office:value="3.822E-048" calcext:value-type="float">
            <text:p>3,822E-48</text:p>
          </table:table-cell>
          <table:table-cell office:value-type="float" office:value="8.06E-026" calcext:value-type="float">
            <text:p>8,06E-26</text:p>
          </table:table-cell>
          <table:table-cell office:value-type="float" office:value="9.445E-029" calcext:value-type="float">
            <text:p>9,445E-29</text:p>
          </table:table-cell>
          <table:table-cell office:value-type="float" office:value="1.381E-024" calcext:value-type="float">
            <text:p>1,381E-24</text:p>
          </table:table-cell>
          <table:table-cell office:value-type="float" office:value="1.917E-028" calcext:value-type="float">
            <text:p>1,917E-28</text:p>
          </table:table-cell>
          <table:table-cell office:value-type="float" office:value="2.037E-026" calcext:value-type="float">
            <text:p>2,037E-26</text:p>
          </table:table-cell>
          <table:table-cell office:value-type="float" office:value="5.043E-030" calcext:value-type="float">
            <text:p>5,043E-30</text:p>
          </table:table-cell>
          <table:table-cell office:value-type="float" office:value="1.388E-033" calcext:value-type="float">
            <text:p>1,388E-33</text:p>
          </table:table-cell>
          <table:table-cell office:value-type="float" office:value="1.234E-020" calcext:value-type="float">
            <text:p>1,234E-20</text:p>
          </table:table-cell>
          <table:table-cell office:value-type="float" office:value="4.945E-030" calcext:value-type="float">
            <text:p>4,945E-30</text:p>
          </table:table-cell>
          <table:table-cell office:value-type="float" office:value="8.128E-039" calcext:value-type="float">
            <text:p>8,128E-39</text:p>
          </table:table-cell>
          <table:table-cell office:value-type="float" office:value="1.221E-040" calcext:value-type="float">
            <text:p>1,221E-40</text:p>
          </table:table-cell>
          <table:table-cell office:value-type="float" office:value="1.235E-034" calcext:value-type="float">
            <text:p>1,235E-34</text:p>
          </table:table-cell>
          <table:table-cell office:value-type="float" office:value="7.016E-049" calcext:value-type="float">
            <text:p>7,016E-49</text:p>
          </table:table-cell>
          <table:table-cell office:value-type="float" office:value="7.528E-059" calcext:value-type="float">
            <text:p>7,528E-59</text:p>
          </table:table-cell>
          <table:table-cell office:value-type="float" office:value="1.107E-016" calcext:value-type="float">
            <text:p>1,107E-16</text:p>
          </table:table-cell>
          <table:table-cell office:value-type="float" office:value="3.407E-028" calcext:value-type="float">
            <text:p>3,407E-28</text:p>
          </table:table-cell>
          <table:table-cell office:value-type="float" office:value="6.521E-035" calcext:value-type="float">
            <text:p>6,521E-35</text:p>
          </table:table-cell>
          <table:table-cell office:value-type="float" office:value="6.243E-034" calcext:value-type="float">
            <text:p>6,243E-34</text:p>
          </table:table-cell>
          <table:table-cell office:value-type="float" office:value="2.902E-025" calcext:value-type="float">
            <text:p>2,902E-25</text:p>
          </table:table-cell>
          <table:table-cell office:value-type="float" office:value="1.589E-030" calcext:value-type="float">
            <text:p>1,589E-30</text:p>
          </table:table-cell>
          <table:table-cell office:value-type="float" office:value="3.722E-020" calcext:value-type="float">
            <text:p>3,722E-20</text:p>
          </table:table-cell>
          <table:table-cell office:value-type="float" office:value="8.111E-018" calcext:value-type="float">
            <text:p>8,111E-18</text:p>
          </table:table-cell>
          <table:table-cell office:value-type="float" office:value="9.913E-040" calcext:value-type="float">
            <text:p>9,913E-40</text:p>
          </table:table-cell>
          <table:table-cell office:value-type="float" office:value="6.059E-028" calcext:value-type="float">
            <text:p>6,059E-28</text:p>
          </table:table-cell>
          <table:table-cell office:value-type="float" office:value="4.089E-018" calcext:value-type="float">
            <text:p>4,089E-18</text:p>
          </table:table-cell>
          <table:table-cell office:value-type="float" office:value="3.519E-034" calcext:value-type="float">
            <text:p>3,519E-34</text:p>
          </table:table-cell>
          <table:table-cell office:value-type="float" office:value="2.572E-058" calcext:value-type="float">
            <text:p>2,572E-58</text:p>
          </table:table-cell>
          <table:table-cell office:value-type="float" office:value="5.268E-049" calcext:value-type="float">
            <text:p>5,268E-49</text:p>
          </table:table-cell>
          <table:table-cell office:value-type="float" office:value="4.128E-031" calcext:value-type="float">
            <text:p>4,128E-31</text:p>
          </table:table-cell>
          <table:table-cell office:value-type="float" office:value="2.137E-041" calcext:value-type="float">
            <text:p>2,137E-41</text:p>
          </table:table-cell>
          <table:table-cell office:value-type="float" office:value="1.812E-020" calcext:value-type="float">
            <text:p>1,812E-20</text:p>
          </table:table-cell>
          <table:table-cell office:value-type="float" office:value="3.638E-026" calcext:value-type="float">
            <text:p>3,638E-26</text:p>
          </table:table-cell>
          <table:table-cell office:value-type="float" office:value="3.088E-028" calcext:value-type="float">
            <text:p>3,088E-28</text:p>
          </table:table-cell>
          <table:table-cell office:value-type="float" office:value="9.83E-023" calcext:value-type="float">
            <text:p>9,83E-23</text:p>
          </table:table-cell>
          <table:table-cell office:value-type="float" office:value="3.378E-037" calcext:value-type="float">
            <text:p>3,378E-37</text:p>
          </table:table-cell>
          <table:table-cell office:value-type="float" office:value="1.804E-027" calcext:value-type="float">
            <text:p>1,804E-27</text:p>
          </table:table-cell>
          <table:table-cell office:value-type="float" office:value="2.425E-028" calcext:value-type="float">
            <text:p>2,425E-28</text:p>
          </table:table-cell>
          <table:table-cell office:value-type="float" office:value="1.415E-037" calcext:value-type="float">
            <text:p>1,415E-37</text:p>
          </table:table-cell>
          <table:table-cell office:value-type="float" office:value="1.464E-024" calcext:value-type="float">
            <text:p>1,464E-24</text:p>
          </table:table-cell>
          <table:table-cell office:value-type="float" office:value="2.216E-017" calcext:value-type="float">
            <text:p>2,216E-17</text:p>
          </table:table-cell>
          <table:table-cell office:value-type="float" office:value="5.103E-028" calcext:value-type="float">
            <text:p>5,103E-28</text:p>
          </table:table-cell>
          <table:table-cell office:value-type="float" office:value="2.355E-020" calcext:value-type="float">
            <text:p>2,355E-20</text:p>
          </table:table-cell>
          <table:table-cell office:value-type="float" office:value="9.144E-024" calcext:value-type="float">
            <text:p>9,144E-24</text:p>
          </table:table-cell>
          <table:table-cell office:value-type="float" office:value="1.98E-019" calcext:value-type="float">
            <text:p>1,98E-19</text:p>
          </table:table-cell>
          <table:table-cell office:value-type="float" office:value="4.54E-016" calcext:value-type="float">
            <text:p>4,54E-16</text:p>
          </table:table-cell>
          <table:table-cell office:value-type="float" office:value="1.646E-017" calcext:value-type="float">
            <text:p>1,646E-17</text:p>
          </table:table-cell>
          <table:table-cell office:value-type="float" office:value="1.247E-020" calcext:value-type="float">
            <text:p>1,247E-20</text:p>
          </table:table-cell>
          <table:table-cell office:value-type="float" office:value="2.083E-023" calcext:value-type="float">
            <text:p>2,083E-23</text:p>
          </table:table-cell>
          <table:table-cell office:value-type="float" office:value="2.953E-024" calcext:value-type="float">
            <text:p>2,953E-24</text:p>
          </table:table-cell>
          <table:table-cell office:value-type="float" office:value="2.013E-020" calcext:value-type="float">
            <text:p>2,013E-20</text:p>
          </table:table-cell>
          <table:table-cell office:value-type="float" office:value="9.659E-051" calcext:value-type="float">
            <text:p>9,659E-51</text:p>
          </table:table-cell>
          <table:table-cell office:value-type="float" office:value="6.064E-023" calcext:value-type="float">
            <text:p>6,064E-23</text:p>
          </table:table-cell>
          <table:table-cell office:value-type="float" office:value="6.167E-025" calcext:value-type="float">
            <text:p>6,167E-25</text:p>
          </table:table-cell>
          <table:table-cell office:value-type="float" office:value="7.173E-029" calcext:value-type="float">
            <text:p>7,173E-29</text:p>
          </table:table-cell>
          <table:table-cell office:value-type="float" office:value="1.19E-028" calcext:value-type="float">
            <text:p>1,19E-28</text:p>
          </table:table-cell>
          <table:table-cell office:value-type="float" office:value="3.993E-042" calcext:value-type="float">
            <text:p>3,993E-42</text:p>
          </table:table-cell>
          <table:table-cell office:value-type="float" office:value="1.989E-018" calcext:value-type="float">
            <text:p>1,989E-18</text:p>
          </table:table-cell>
          <table:table-cell office:value-type="float" office:value="1.62E-020" calcext:value-type="float">
            <text:p>1,62E-20</text:p>
          </table:table-cell>
          <table:table-cell office:value-type="float" office:value="8.112E-020" calcext:value-type="float">
            <text:p>8,112E-20</text:p>
          </table:table-cell>
          <table:table-cell office:value-type="float" office:value="6.52E-049" calcext:value-type="float">
            <text:p>6,52E-49</text:p>
          </table:table-cell>
          <table:table-cell office:value-type="float" office:value="1.014E-030" calcext:value-type="float">
            <text:p>1,014E-30</text:p>
          </table:table-cell>
          <table:table-cell office:value-type="float" office:value="3.769E-062" calcext:value-type="float">
            <text:p>3,769E-62</text:p>
          </table:table-cell>
          <table:table-cell office:value-type="float" office:value="5.014E-029" calcext:value-type="float">
            <text:p>5,014E-29</text:p>
          </table:table-cell>
          <table:table-cell office:value-type="float" office:value="1.398E-030" calcext:value-type="float">
            <text:p>1,398E-30</text:p>
          </table:table-cell>
          <table:table-cell office:value-type="float" office:value="1.405E-030" calcext:value-type="float">
            <text:p>1,405E-30</text:p>
          </table:table-cell>
          <table:table-cell office:value-type="float" office:value="6.254E-029" calcext:value-type="float">
            <text:p>6,254E-29</text:p>
          </table:table-cell>
          <table:table-cell office:value-type="float" office:value="1.65E-028" calcext:value-type="float">
            <text:p>1,65E-28</text:p>
          </table:table-cell>
          <table:table-cell office:value-type="float" office:value="7.008E-029" calcext:value-type="float">
            <text:p>7,008E-29</text:p>
          </table:table-cell>
          <table:table-cell office:value-type="float" office:value="3.753E-028" calcext:value-type="float">
            <text:p>3,753E-28</text:p>
          </table:table-cell>
          <table:table-cell office:value-type="float" office:value="6.338E-027" calcext:value-type="float">
            <text:p>6,338E-27</text:p>
          </table:table-cell>
          <table:table-cell office:value-type="float" office:value="1.546E-015" calcext:value-type="float">
            <text:p>1,546E-15</text:p>
          </table:table-cell>
          <table:table-cell office:value-type="float" office:value="1.624E-018" calcext:value-type="float">
            <text:p>1,624E-18</text:p>
          </table:table-cell>
          <table:table-cell office:value-type="float" office:value="3.32E-017" calcext:value-type="float">
            <text:p>3,32E-17</text:p>
          </table:table-cell>
          <table:table-cell office:value-type="float" office:value="1.237E-052" calcext:value-type="float">
            <text:p>1,237E-52</text:p>
          </table:table-cell>
          <table:table-cell office:value-type="float" office:value="3.014E-058" calcext:value-type="float">
            <text:p>3,014E-58</text:p>
          </table:table-cell>
          <table:table-cell office:value-type="float" office:value="8.794E-024" calcext:value-type="float">
            <text:p>8,794E-24</text:p>
          </table:table-cell>
          <table:table-cell office:value-type="float" office:value="3.33E-019" calcext:value-type="float">
            <text:p>3,33E-19</text:p>
          </table:table-cell>
          <table:table-cell office:value-type="float" office:value="1.898E-017" calcext:value-type="float">
            <text:p>1,898E-17</text:p>
          </table:table-cell>
          <table:table-cell office:value-type="float" office:value="5.366E-061" calcext:value-type="float">
            <text:p>5,366E-61</text:p>
          </table:table-cell>
          <table:table-cell office:value-type="float" office:value="2.2E-026" calcext:value-type="float">
            <text:p>2,2E-26</text:p>
          </table:table-cell>
          <table:table-cell office:value-type="float" office:value="3.933E-032" calcext:value-type="float">
            <text:p>3,933E-32</text:p>
          </table:table-cell>
          <table:table-cell office:value-type="float" office:value="1.054E-024" calcext:value-type="float">
            <text:p>1,054E-24</text:p>
          </table:table-cell>
          <table:table-cell office:value-type="float" office:value="5.128E-025" calcext:value-type="float">
            <text:p>5,128E-25</text:p>
          </table:table-cell>
          <table:table-cell office:value-type="float" office:value="1.672E-024" calcext:value-type="float">
            <text:p>1,672E-24</text:p>
          </table:table-cell>
          <table:table-cell office:value-type="float" office:value="1.776E-025" calcext:value-type="float">
            <text:p>1,776E-25</text:p>
          </table:table-cell>
          <table:table-cell office:value-type="float" office:value="4.042E-024" calcext:value-type="float">
            <text:p>4,042E-24</text:p>
          </table:table-cell>
          <table:table-cell office:value-type="float" office:value="2.842E-025" calcext:value-type="float">
            <text:p>2,842E-25</text:p>
          </table:table-cell>
          <table:table-cell office:value-type="float" office:value="1.242E-024" calcext:value-type="float">
            <text:p>1,242E-24</text:p>
          </table:table-cell>
          <table:table-cell office:value-type="float" office:value="6.367E-024" calcext:value-type="float">
            <text:p>6,367E-24</text:p>
          </table:table-cell>
          <table:table-cell office:value-type="float" office:value="3.808E-023" calcext:value-type="float">
            <text:p>3,808E-23</text:p>
          </table:table-cell>
          <table:table-cell office:value-type="float" office:value="4.47E-019" calcext:value-type="float">
            <text:p>4,47E-19</text:p>
          </table:table-cell>
          <table:table-cell office:value-type="float" office:value="6.73E-021" calcext:value-type="float">
            <text:p>6,73E-21</text:p>
          </table:table-cell>
          <table:table-cell office:value-type="float" office:value="1.333E-025" calcext:value-type="float">
            <text:p>1,333E-25</text:p>
          </table:table-cell>
          <table:table-cell office:value-type="float" office:value="1.449E-028" calcext:value-type="float">
            <text:p>1,449E-28</text:p>
          </table:table-cell>
          <table:table-cell office:value-type="float" office:value="4.494E-026" calcext:value-type="float">
            <text:p>4,494E-26</text:p>
          </table:table-cell>
          <table:table-cell office:value-type="float" office:value="1.72E-028" calcext:value-type="float">
            <text:p>1,72E-28</text:p>
          </table:table-cell>
          <table:table-cell office:value-type="float" office:value="1.179E-022" calcext:value-type="float">
            <text:p>1,179E-22</text:p>
          </table:table-cell>
          <table:table-cell office:value-type="float" office:value="1.889E-025" calcext:value-type="float">
            <text:p>1,889E-25</text:p>
          </table:table-cell>
          <table:table-cell office:value-type="float" office:value="7.058E-020" calcext:value-type="float">
            <text:p>7,058E-20</text:p>
          </table:table-cell>
          <table:table-cell office:value-type="float" office:value="1.739E-024" calcext:value-type="float">
            <text:p>1,739E-24</text:p>
          </table:table-cell>
          <table:table-cell office:value-type="float" office:value="3.27E-027" calcext:value-type="float">
            <text:p>3,27E-27</text:p>
          </table:table-cell>
          <table:table-cell office:value-type="float" office:value="1.509E-025" calcext:value-type="float">
            <text:p>1,509E-25</text:p>
          </table:table-cell>
          <table:table-cell office:value-type="float" office:value="5.125E-025" calcext:value-type="float">
            <text:p>5,125E-25</text:p>
          </table:table-cell>
          <table:table-cell office:value-type="float" office:value="4.306E-026" calcext:value-type="float">
            <text:p>4,306E-26</text:p>
          </table:table-cell>
          <table:table-cell office:value-type="float" office:value="8.728E-028" calcext:value-type="float">
            <text:p>8,728E-28</text:p>
          </table:table-cell>
          <table:table-cell office:value-type="float" office:value="3.153E-025" calcext:value-type="float">
            <text:p>3,153E-25</text:p>
          </table:table-cell>
          <table:table-cell office:value-type="float" office:value="3.208E-021" calcext:value-type="float">
            <text:p>3,208E-21</text:p>
          </table:table-cell>
          <table:table-cell office:value-type="float" office:value="1.054E-023" calcext:value-type="float">
            <text:p>1,054E-23</text:p>
          </table:table-cell>
          <table:table-cell office:value-type="float" office:value="8.079E-024" calcext:value-type="float">
            <text:p>8,079E-24</text:p>
          </table:table-cell>
          <table:table-cell office:value-type="float" office:value="7.773E-023" calcext:value-type="float">
            <text:p>7,773E-23</text:p>
          </table:table-cell>
          <table:table-cell office:value-type="float" office:value="1.752E-023" calcext:value-type="float">
            <text:p>1,752E-23</text:p>
          </table:table-cell>
          <table:table-cell office:value-type="float" office:value="1.317E-017" calcext:value-type="float">
            <text:p>1,317E-17</text:p>
          </table:table-cell>
          <table:table-cell office:value-type="float" office:value="2.631E-018" calcext:value-type="float">
            <text:p>2,631E-18</text:p>
          </table:table-cell>
          <table:table-cell office:value-type="float" office:value="3.717E-019" calcext:value-type="float">
            <text:p>3,717E-19</text:p>
          </table:table-cell>
          <table:table-cell office:value-type="float" office:value="1.537E-018" calcext:value-type="float">
            <text:p>1,537E-18</text:p>
          </table:table-cell>
          <table:table-cell office:value-type="float" office:value="1.591E-023" calcext:value-type="float">
            <text:p>1,591E-23</text:p>
          </table:table-cell>
          <table:table-cell office:value-type="float" office:value="2.915E-022" calcext:value-type="float">
            <text:p>2,915E-22</text:p>
          </table:table-cell>
          <table:table-cell office:value-type="float" office:value="1.706E-018" calcext:value-type="float">
            <text:p>1,706E-18</text:p>
          </table:table-cell>
          <table:table-cell office:value-type="float" office:value="6.177E-025" calcext:value-type="float">
            <text:p>6,177E-25</text:p>
          </table:table-cell>
          <table:table-cell office:value-type="float" office:value="1.978E-023" calcext:value-type="float">
            <text:p>1,978E-23</text:p>
          </table:table-cell>
          <table:table-cell office:value-type="float" office:value="3.105E-021" calcext:value-type="float">
            <text:p>3,105E-21</text:p>
          </table:table-cell>
          <table:table-cell office:value-type="float" office:value="3.391E-029" calcext:value-type="float">
            <text:p>3,391E-29</text:p>
          </table:table-cell>
          <table:table-cell office:value-type="float" office:value="1.817E-022" calcext:value-type="float">
            <text:p>1,817E-22</text:p>
          </table:table-cell>
          <table:table-cell office:value-type="float" office:value="1.842E-030" calcext:value-type="float">
            <text:p>1,842E-30</text:p>
          </table:table-cell>
          <table:table-cell office:value-type="float" office:value="1.718E-024" calcext:value-type="float">
            <text:p>1,718E-24</text:p>
          </table:table-cell>
          <table:table-cell office:value-type="float" office:value="1.638E-033" calcext:value-type="float">
            <text:p>1,638E-33</text:p>
          </table:table-cell>
          <table:table-cell office:value-type="float" office:value="4.204E-022" calcext:value-type="float">
            <text:p>4,204E-22</text:p>
          </table:table-cell>
          <table:table-cell office:value-type="float" office:value="1.515E-027" calcext:value-type="float">
            <text:p>1,515E-27</text:p>
          </table:table-cell>
          <table:table-cell office:value-type="float" office:value="8.176E-027" calcext:value-type="float">
            <text:p>8,176E-27</text:p>
          </table:table-cell>
          <table:table-cell office:value-type="float" office:value="2.681E-022" calcext:value-type="float">
            <text:p>2,681E-22</text:p>
          </table:table-cell>
          <table:table-cell office:value-type="float" office:value="6.811E-024" calcext:value-type="float">
            <text:p>6,811E-24</text:p>
          </table:table-cell>
          <table:table-cell office:value-type="float" office:value="2.022E-017" calcext:value-type="float">
            <text:p>2,022E-17</text:p>
          </table:table-cell>
          <table:table-cell office:value-type="float" office:value="2.716E-024" calcext:value-type="float">
            <text:p>2,716E-24</text:p>
          </table:table-cell>
          <table:table-cell office:value-type="float" office:value="5.026E-025" calcext:value-type="float">
            <text:p>5,026E-25</text:p>
          </table:table-cell>
          <table:table-cell office:value-type="float" office:value="1.179E-022" calcext:value-type="float">
            <text:p>1,179E-22</text:p>
          </table:table-cell>
          <table:table-cell office:value-type="float" office:value="1.284E-030" calcext:value-type="float">
            <text:p>1,284E-30</text:p>
          </table:table-cell>
          <table:table-cell office:value-type="float" office:value="6.671E-028" calcext:value-type="float">
            <text:p>6,671E-28</text:p>
          </table:table-cell>
          <table:table-cell office:value-type="float" office:value="1.444E-024" calcext:value-type="float">
            <text:p>1,444E-24</text:p>
          </table:table-cell>
          <table:table-cell office:value-type="float" office:value="3.343E-026" calcext:value-type="float">
            <text:p>3,343E-26</text:p>
          </table:table-cell>
          <table:table-cell office:value-type="float" office:value="5.773E-027" calcext:value-type="float">
            <text:p>5,773E-27</text:p>
          </table:table-cell>
          <table:table-cell office:value-type="float" office:value="2.154E-025" calcext:value-type="float">
            <text:p>2,154E-25</text:p>
          </table:table-cell>
          <table:table-cell office:value-type="float" office:value="6.806E-024" calcext:value-type="float">
            <text:p>6,806E-24</text:p>
          </table:table-cell>
          <table:table-cell office:value-type="float" office:value="2.848E-025" calcext:value-type="float">
            <text:p>2,848E-25</text:p>
          </table:table-cell>
          <table:table-cell office:value-type="float" office:value="1.022E-021" calcext:value-type="float">
            <text:p>1,022E-21</text:p>
          </table:table-cell>
          <table:table-cell office:value-type="float" office:value="6.544E-030" calcext:value-type="float">
            <text:p>6,544E-30</text:p>
          </table:table-cell>
          <table:table-cell office:value-type="float" office:value="3.281E-027" calcext:value-type="float">
            <text:p>3,281E-27</text:p>
          </table:table-cell>
          <table:table-cell office:value-type="float" office:value="5.411E-029" calcext:value-type="float">
            <text:p>5,411E-29</text:p>
          </table:table-cell>
          <table:table-cell office:value-type="float" office:value="1.035E-023" calcext:value-type="float">
            <text:p>1,035E-23</text:p>
          </table:table-cell>
        </table:table-row>
        <table:table-row table:style-name="ro1">
          <table:table-cell office:value-type="string" calcext:value-type="string">
            <text:p>NA18943_JPT</text:p>
          </table:table-cell>
          <table:table-cell office:value-type="float" office:value="52" calcext:value-type="float">
            <text:p>52</text:p>
          </table:table-cell>
          <table:table-cell office:value-type="float" office:value="0.0000000002805" calcext:value-type="float">
            <text:p>2,805E-10</text:p>
          </table:table-cell>
          <table:table-cell office:value-type="float" office:value="0.0000000000001482" calcext:value-type="float">
            <text:p>1,482E-13</text:p>
          </table:table-cell>
          <table:table-cell office:value-type="float" office:value="0.000000000637" calcext:value-type="float">
            <text:p>6,37E-10</text:p>
          </table:table-cell>
          <table:table-cell office:value-type="float" office:value="4.763E-093" calcext:value-type="float">
            <text:p>4,763E-93</text:p>
          </table:table-cell>
          <table:table-cell office:value-type="float" office:value="7.586E-084" calcext:value-type="float">
            <text:p>7,586E-84</text:p>
          </table:table-cell>
          <table:table-cell office:value-type="float" office:value="1.153E-053" calcext:value-type="float">
            <text:p>1,153E-53</text:p>
          </table:table-cell>
          <table:table-cell office:value-type="float" office:value="0.000000003105" calcext:value-type="float">
            <text:p>3,105E-09</text:p>
          </table:table-cell>
          <table:table-cell office:value-type="float" office:value="0.00000001161" calcext:value-type="float">
            <text:p>1,161E-08</text:p>
          </table:table-cell>
          <table:table-cell office:value-type="float" office:value="5.781E-016" calcext:value-type="float">
            <text:p>5,781E-16</text:p>
          </table:table-cell>
          <table:table-cell office:value-type="float" office:value="2.118E-033" calcext:value-type="float">
            <text:p>2,118E-33</text:p>
          </table:table-cell>
          <table:table-cell office:value-type="float" office:value="1.259E-028" calcext:value-type="float">
            <text:p>1,259E-28</text:p>
          </table:table-cell>
          <table:table-cell office:value-type="float" office:value="3.186E-039" calcext:value-type="float">
            <text:p>3,186E-39</text:p>
          </table:table-cell>
          <table:table-cell office:value-type="float" office:value="4.55E-045" calcext:value-type="float">
            <text:p>4,55E-45</text:p>
          </table:table-cell>
          <table:table-cell office:value-type="float" office:value="6.701E-051" calcext:value-type="float">
            <text:p>6,701E-51</text:p>
          </table:table-cell>
          <table:table-cell office:value-type="float" office:value="1.7E-040" calcext:value-type="float">
            <text:p>1,7E-40</text:p>
          </table:table-cell>
          <table:table-cell office:value-type="float" office:value="3.877E-047" calcext:value-type="float">
            <text:p>3,877E-47</text:p>
          </table:table-cell>
          <table:table-cell office:value-type="float" office:value="2.313E-046" calcext:value-type="float">
            <text:p>2,313E-46</text:p>
          </table:table-cell>
          <table:table-cell office:value-type="float" office:value="4.947E-055" calcext:value-type="float">
            <text:p>4,947E-55</text:p>
          </table:table-cell>
          <table:table-cell office:value-type="float" office:value="7.509E-015" calcext:value-type="float">
            <text:p>7,509E-15</text:p>
          </table:table-cell>
          <table:table-cell office:value-type="float" office:value="0.00000000000001639" calcext:value-type="float">
            <text:p>1,639E-14</text:p>
          </table:table-cell>
          <table:table-cell office:value-type="float" office:value="1.6E-027" calcext:value-type="float">
            <text:p>1,6E-27</text:p>
          </table:table-cell>
          <table:table-cell office:value-type="float" office:value="3.602E-033" calcext:value-type="float">
            <text:p>3,602E-33</text:p>
          </table:table-cell>
          <table:table-cell office:value-type="float" office:value="2.457E-037" calcext:value-type="float">
            <text:p>2,457E-37</text:p>
          </table:table-cell>
          <table:table-cell office:value-type="float" office:value="1.388E-029" calcext:value-type="float">
            <text:p>1,388E-29</text:p>
          </table:table-cell>
          <table:table-cell office:value-type="float" office:value="1.826E-041" calcext:value-type="float">
            <text:p>1,826E-41</text:p>
          </table:table-cell>
          <table:table-cell office:value-type="float" office:value="5.075E-084" calcext:value-type="float">
            <text:p>5,075E-84</text:p>
          </table:table-cell>
          <table:table-cell office:value-type="float" office:value="1.528E-025" calcext:value-type="float">
            <text:p>1,528E-25</text:p>
          </table:table-cell>
          <table:table-cell office:value-type="float" office:value="3.101E-051" calcext:value-type="float">
            <text:p>3,101E-51</text:p>
          </table:table-cell>
          <table:table-cell office:value-type="float" office:value="1.412E-028" calcext:value-type="float">
            <text:p>1,412E-28</text:p>
          </table:table-cell>
          <table:table-cell office:value-type="float" office:value="5.064E-058" calcext:value-type="float">
            <text:p>5,064E-58</text:p>
          </table:table-cell>
          <table:table-cell office:value-type="float" office:value="1.346E-019" calcext:value-type="float">
            <text:p>1,346E-19</text:p>
          </table:table-cell>
          <table:table-cell office:value-type="float" office:value="7.569E-030" calcext:value-type="float">
            <text:p>7,569E-30</text:p>
          </table:table-cell>
          <table:table-cell office:value-type="float" office:value="2.847E-018" calcext:value-type="float">
            <text:p>2,847E-18</text:p>
          </table:table-cell>
          <table:table-cell office:value-type="float" office:value="3.339E-029" calcext:value-type="float">
            <text:p>3,339E-29</text:p>
          </table:table-cell>
          <table:table-cell office:value-type="float" office:value="5.605E-043" calcext:value-type="float">
            <text:p>5,605E-43</text:p>
          </table:table-cell>
          <table:table-cell office:value-type="float" office:value="4.596E-046" calcext:value-type="float">
            <text:p>4,596E-46</text:p>
          </table:table-cell>
          <table:table-cell office:value-type="float" office:value="2.707E-019" calcext:value-type="float">
            <text:p>2,707E-19</text:p>
          </table:table-cell>
          <table:table-cell office:value-type="float" office:value="1.886E-051" calcext:value-type="float">
            <text:p>1,886E-51</text:p>
          </table:table-cell>
          <table:table-cell office:value-type="float" office:value="1.059E-081" calcext:value-type="float">
            <text:p>1,059E-81</text:p>
          </table:table-cell>
          <table:table-cell office:value-type="float" office:value="1.427E-070" calcext:value-type="float">
            <text:p>1,427E-70</text:p>
          </table:table-cell>
          <table:table-cell office:value-type="float" office:value="6.06E-054" calcext:value-type="float">
            <text:p>6,06E-54</text:p>
          </table:table-cell>
          <table:table-cell office:value-type="float" office:value="2.878E-066" calcext:value-type="float">
            <text:p>2,878E-66</text:p>
          </table:table-cell>
          <table:table-cell office:value-type="float" office:value="1.23E-028" calcext:value-type="float">
            <text:p>1,23E-28</text:p>
          </table:table-cell>
          <table:table-cell office:value-type="float" office:value="4.32E-046" calcext:value-type="float">
            <text:p>4,32E-46</text:p>
          </table:table-cell>
          <table:table-cell office:value-type="float" office:value="5.317E-047" calcext:value-type="float">
            <text:p>5,317E-47</text:p>
          </table:table-cell>
          <table:table-cell office:value-type="float" office:value="1.013E-033" calcext:value-type="float">
            <text:p>1,013E-33</text:p>
          </table:table-cell>
          <table:table-cell office:value-type="float" office:value="5.702E-059" calcext:value-type="float">
            <text:p>5,702E-59</text:p>
          </table:table-cell>
          <table:table-cell office:value-type="float" office:value="0.000000006307" calcext:value-type="float">
            <text:p>6,307E-09</text:p>
          </table:table-cell>
          <table:table-cell office:value-type="float" office:value="1.919E-047" calcext:value-type="float">
            <text:p>1,919E-47</text:p>
          </table:table-cell>
          <table:table-cell office:value-type="float" office:value="2.429E-060" calcext:value-type="float">
            <text:p>2,429E-60</text:p>
          </table:table-cell>
          <table:table-cell office:value-type="float" office:value="0.000000000002784" calcext:value-type="float">
            <text:p>2,784E-12</text:p>
          </table:table-cell>
          <table:table-cell office:value-type="float" office:value="1.103E-032" calcext:value-type="float">
            <text:p>1,103E-32</text:p>
          </table:table-cell>
          <table:table-cell office:value-type="float" office:value="1.907E-050" calcext:value-type="float">
            <text:p>1,907E-50</text:p>
          </table:table-cell>
          <table:table-cell office:value-type="float" office:value="8.197E-039" calcext:value-type="float">
            <text:p>8,197E-39</text:p>
          </table:table-cell>
          <table:table-cell office:value-type="float" office:value="1.229E-043" calcext:value-type="float">
            <text:p>1,229E-43</text:p>
          </table:table-cell>
          <table:table-cell office:value-type="float" office:value="2.602E-035" calcext:value-type="float">
            <text:p>2,602E-35</text:p>
          </table:table-cell>
          <table:table-cell office:value-type="float" office:value="4.423E-020" calcext:value-type="float">
            <text:p>4,423E-20</text:p>
          </table:table-cell>
          <table:table-cell office:value-type="float" office:value="1.079E-018" calcext:value-type="float">
            <text:p>1,079E-18</text:p>
          </table:table-cell>
          <table:table-cell office:value-type="float" office:value="0.000000000002588" calcext:value-type="float">
            <text:p>2,588E-12</text:p>
          </table:table-cell>
          <table:table-cell office:value-type="float" office:value="0.000000000003104" calcext:value-type="float">
            <text:p>3,104E-12</text:p>
          </table:table-cell>
          <table:table-cell office:value-type="float" office:value="0.0000000000001204" calcext:value-type="float">
            <text:p>1,204E-13</text:p>
          </table:table-cell>
          <table:table-cell office:value-type="float" office:value="1.311E-015" calcext:value-type="float">
            <text:p>1,311E-15</text:p>
          </table:table-cell>
          <table:table-cell office:value-type="float" office:value="5.483E-074" calcext:value-type="float">
            <text:p>5,483E-74</text:p>
          </table:table-cell>
          <table:table-cell office:value-type="float" office:value="4.986E-040" calcext:value-type="float">
            <text:p>4,986E-40</text:p>
          </table:table-cell>
          <table:table-cell office:value-type="float" office:value="3.499E-045" calcext:value-type="float">
            <text:p>3,499E-45</text:p>
          </table:table-cell>
          <table:table-cell office:value-type="float" office:value="1.106E-048" calcext:value-type="float">
            <text:p>1,106E-48</text:p>
          </table:table-cell>
          <table:table-cell office:value-type="float" office:value="1.043E-052" calcext:value-type="float">
            <text:p>1,043E-52</text:p>
          </table:table-cell>
          <table:table-cell office:value-type="float" office:value="5.328E-061" calcext:value-type="float">
            <text:p>5,328E-61</text:p>
          </table:table-cell>
          <table:table-cell office:value-type="float" office:value="3.453E-033" calcext:value-type="float">
            <text:p>3,453E-33</text:p>
          </table:table-cell>
          <table:table-cell office:value-type="float" office:value="0.0000000000001638" calcext:value-type="float">
            <text:p>1,638E-13</text:p>
          </table:table-cell>
          <table:table-cell office:value-type="float" office:value="5.389E-016" calcext:value-type="float">
            <text:p>5,389E-16</text:p>
          </table:table-cell>
          <table:table-cell office:value-type="float" office:value="3.143E-075" calcext:value-type="float">
            <text:p>3,143E-75</text:p>
          </table:table-cell>
          <table:table-cell office:value-type="float" office:value="1.211E-053" calcext:value-type="float">
            <text:p>1,211E-53</text:p>
          </table:table-cell>
          <table:table-cell office:value-type="float" office:value="2.545E-088" calcext:value-type="float">
            <text:p>2,545E-88</text:p>
          </table:table-cell>
          <table:table-cell office:value-type="float" office:value="2.321E-050" calcext:value-type="float">
            <text:p>2,321E-50</text:p>
          </table:table-cell>
          <table:table-cell office:value-type="float" office:value="6.997E-057" calcext:value-type="float">
            <text:p>6,997E-57</text:p>
          </table:table-cell>
          <table:table-cell office:value-type="float" office:value="5.363E-053" calcext:value-type="float">
            <text:p>5,363E-53</text:p>
          </table:table-cell>
          <table:table-cell office:value-type="float" office:value="0.000000006395" calcext:value-type="float">
            <text:p>6,395E-09</text:p>
          </table:table-cell>
          <table:table-cell office:value-type="float" office:value="0.0000000004507" calcext:value-type="float">
            <text:p>4,507E-10</text:p>
          </table:table-cell>
          <table:table-cell office:value-type="float" office:value="0.000000004743" calcext:value-type="float">
            <text:p>4,743E-09</text:p>
          </table:table-cell>
          <table:table-cell office:value-type="float" office:value="1.264E-051" calcext:value-type="float">
            <text:p>1,264E-51</text:p>
          </table:table-cell>
          <table:table-cell office:value-type="float" office:value="0.00000000002411" calcext:value-type="float">
            <text:p>2,411E-11</text:p>
          </table:table-cell>
          <table:table-cell office:value-type="float" office:value="1.685E-030" calcext:value-type="float">
            <text:p>1,685E-30</text:p>
          </table:table-cell>
          <table:table-cell office:value-type="float" office:value="7.195E-035" calcext:value-type="float">
            <text:p>7,195E-35</text:p>
          </table:table-cell>
          <table:table-cell office:value-type="float" office:value="1.005E-034" calcext:value-type="float">
            <text:p>1,005E-34</text:p>
          </table:table-cell>
          <table:table-cell office:value-type="float" office:value="5.417E-080" calcext:value-type="float">
            <text:p>5,417E-80</text:p>
          </table:table-cell>
          <table:table-cell office:value-type="float" office:value="2.46E-084" calcext:value-type="float">
            <text:p>2,46E-84</text:p>
          </table:table-cell>
          <table:table-cell office:value-type="float" office:value="1.13E-028" calcext:value-type="float">
            <text:p>1,13E-28</text:p>
          </table:table-cell>
          <table:table-cell office:value-type="float" office:value="5.013E-035" calcext:value-type="float">
            <text:p>5,013E-35</text:p>
          </table:table-cell>
          <table:table-cell office:value-type="float" office:value="3.057E-034" calcext:value-type="float">
            <text:p>3,057E-34</text:p>
          </table:table-cell>
          <table:table-cell office:value-type="float" office:value="9.834E-086" calcext:value-type="float">
            <text:p>9,834E-86</text:p>
          </table:table-cell>
          <table:table-cell office:value-type="float" office:value="0.00000000004417" calcext:value-type="float">
            <text:p>4,417E-11</text:p>
          </table:table-cell>
          <table:table-cell office:value-type="float" office:value="2.92E-057" calcext:value-type="float">
            <text:p>2,92E-57</text:p>
          </table:table-cell>
          <table:table-cell office:value-type="float" office:value="4.36E-047" calcext:value-type="float">
            <text:p>4,36E-47</text:p>
          </table:table-cell>
          <table:table-cell office:value-type="float" office:value="1.541E-045" calcext:value-type="float">
            <text:p>1,541E-45</text:p>
          </table:table-cell>
          <table:table-cell office:value-type="float" office:value="7.257E-047" calcext:value-type="float">
            <text:p>7,257E-47</text:p>
          </table:table-cell>
          <table:table-cell office:value-type="float" office:value="1.434E-048" calcext:value-type="float">
            <text:p>1,434E-48</text:p>
          </table:table-cell>
          <table:table-cell office:value-type="float" office:value="9.939E-046" calcext:value-type="float">
            <text:p>9,939E-46</text:p>
          </table:table-cell>
          <table:table-cell office:value-type="float" office:value="1.511E-046" calcext:value-type="float">
            <text:p>1,511E-46</text:p>
          </table:table-cell>
          <table:table-cell office:value-type="float" office:value="6.64E-046" calcext:value-type="float">
            <text:p>6,64E-46</text:p>
          </table:table-cell>
          <table:table-cell office:value-type="float" office:value="7.54E-048" calcext:value-type="float">
            <text:p>7,54E-48</text:p>
          </table:table-cell>
          <table:table-cell office:value-type="float" office:value="0.0000000000004572" calcext:value-type="float">
            <text:p>4,572E-13</text:p>
          </table:table-cell>
          <table:table-cell office:value-type="float" office:value="0.0000000000001365" calcext:value-type="float">
            <text:p>1,365E-13</text:p>
          </table:table-cell>
          <table:table-cell office:value-type="float" office:value="0.0000000001971" calcext:value-type="float">
            <text:p>1,971E-10</text:p>
          </table:table-cell>
          <table:table-cell office:value-type="float" office:value="0.000000001107" calcext:value-type="float">
            <text:p>1,107E-09</text:p>
          </table:table-cell>
          <table:table-cell office:value-type="float" office:value="0.0000000001748" calcext:value-type="float">
            <text:p>1,748E-10</text:p>
          </table:table-cell>
          <table:table-cell office:value-type="float" office:value="0.0000000008492" calcext:value-type="float">
            <text:p>8,492E-10</text:p>
          </table:table-cell>
          <table:table-cell office:value-type="float" office:value="0.0000000000006311" calcext:value-type="float">
            <text:p>6,311E-13</text:p>
          </table:table-cell>
          <table:table-cell office:value-type="float" office:value="9.473E-038" calcext:value-type="float">
            <text:p>9,473E-38</text:p>
          </table:table-cell>
          <table:table-cell office:value-type="float" office:value="1.942E-039" calcext:value-type="float">
            <text:p>1,942E-39</text:p>
          </table:table-cell>
          <table:table-cell office:value-type="float" office:value="5.825E-039" calcext:value-type="float">
            <text:p>5,825E-39</text:p>
          </table:table-cell>
          <table:table-cell office:value-type="float" office:value="0.0000000001005" calcext:value-type="float">
            <text:p>1,005E-10</text:p>
          </table:table-cell>
          <table:table-cell office:value-type="float" office:value="0.000000000346" calcext:value-type="float">
            <text:p>3,46E-10</text:p>
          </table:table-cell>
          <table:table-cell office:value-type="float" office:value="0.0000000003734" calcext:value-type="float">
            <text:p>3,734E-10</text:p>
          </table:table-cell>
          <table:table-cell office:value-type="float" office:value="0.000000000006604" calcext:value-type="float">
            <text:p>6,604E-12</text:p>
          </table:table-cell>
          <table:table-cell office:value-type="float" office:value="0.000000001136" calcext:value-type="float">
            <text:p>1,136E-09</text:p>
          </table:table-cell>
          <table:table-cell office:value-type="float" office:value="0.000000000406" calcext:value-type="float">
            <text:p>4,06E-10</text:p>
          </table:table-cell>
          <table:table-cell office:value-type="float" office:value="0.0000000009725" calcext:value-type="float">
            <text:p>9,725E-10</text:p>
          </table:table-cell>
          <table:table-cell office:value-type="float" office:value="0.00000000004393" calcext:value-type="float">
            <text:p>4,393E-11</text:p>
          </table:table-cell>
          <table:table-cell office:value-type="float" office:value="0.000000002314" calcext:value-type="float">
            <text:p>2,314E-09</text:p>
          </table:table-cell>
          <table:table-cell office:value-type="float" office:value="0.00000000001488" calcext:value-type="float">
            <text:p>1,488E-11</text:p>
          </table:table-cell>
          <table:table-cell office:value-type="float" office:value="0.00000000007418" calcext:value-type="float">
            <text:p>7,418E-11</text:p>
          </table:table-cell>
          <table:table-cell office:value-type="float" office:value="0.0000000002578" calcext:value-type="float">
            <text:p>2,578E-10</text:p>
          </table:table-cell>
          <table:table-cell office:value-type="float" office:value="4.348E-017" calcext:value-type="float">
            <text:p>4,348E-17</text:p>
          </table:table-cell>
          <table:table-cell office:value-type="float" office:value="3.962E-016" calcext:value-type="float">
            <text:p>3,962E-16</text:p>
          </table:table-cell>
          <table:table-cell office:value-type="float" office:value="7.683E-029" calcext:value-type="float">
            <text:p>7,683E-29</text:p>
          </table:table-cell>
          <table:table-cell office:value-type="float" office:value="1.895E-015" calcext:value-type="float">
            <text:p>1,895E-15</text:p>
          </table:table-cell>
          <table:table-cell office:value-type="float" office:value="0.00000000002526" calcext:value-type="float">
            <text:p>2,526E-11</text:p>
          </table:table-cell>
          <table:table-cell office:value-type="float" office:value="0.00000000005546" calcext:value-type="float">
            <text:p>5,546E-11</text:p>
          </table:table-cell>
          <table:table-cell office:value-type="float" office:value="6.408E-015" calcext:value-type="float">
            <text:p>6,408E-15</text:p>
          </table:table-cell>
          <table:table-cell office:value-type="float" office:value="1.154E-044" calcext:value-type="float">
            <text:p>1,154E-44</text:p>
          </table:table-cell>
          <table:table-cell office:value-type="float" office:value="3.375E-043" calcext:value-type="float">
            <text:p>3,375E-43</text:p>
          </table:table-cell>
          <table:table-cell office:value-type="float" office:value="8.543E-040" calcext:value-type="float">
            <text:p>8,543E-40</text:p>
          </table:table-cell>
          <table:table-cell office:value-type="float" office:value="1.361E-029" calcext:value-type="float">
            <text:p>1,361E-29</text:p>
          </table:table-cell>
          <table:table-cell office:value-type="float" office:value="1.417E-027" calcext:value-type="float">
            <text:p>1,417E-27</text:p>
          </table:table-cell>
          <table:table-cell office:value-type="float" office:value="4.654E-054" calcext:value-type="float">
            <text:p>4,654E-54</text:p>
          </table:table-cell>
          <table:table-cell office:value-type="float" office:value="4.575E-037" calcext:value-type="float">
            <text:p>4,575E-37</text:p>
          </table:table-cell>
          <table:table-cell office:value-type="float" office:value="8.456E-031" calcext:value-type="float">
            <text:p>8,456E-31</text:p>
          </table:table-cell>
          <table:table-cell office:value-type="float" office:value="6.309E-029" calcext:value-type="float">
            <text:p>6,309E-29</text:p>
          </table:table-cell>
          <table:table-cell office:value-type="float" office:value="0.0000000031" calcext:value-type="float">
            <text:p>3,1E-09</text:p>
          </table:table-cell>
          <table:table-cell office:value-type="float" office:value="0.000000008162" calcext:value-type="float">
            <text:p>8,162E-09</text:p>
          </table:table-cell>
          <table:table-cell office:value-type="float" office:value="0.000000000007931" calcext:value-type="float">
            <text:p>7,931E-12</text:p>
          </table:table-cell>
          <table:table-cell office:value-type="float" office:value="0.000000000007261" calcext:value-type="float">
            <text:p>7,261E-12</text:p>
          </table:table-cell>
          <table:table-cell office:value-type="float" office:value="9.031E-019" calcext:value-type="float">
            <text:p>9,031E-19</text:p>
          </table:table-cell>
          <table:table-cell office:value-type="float" office:value="0.0000000000008997" calcext:value-type="float">
            <text:p>8,997E-13</text:p>
          </table:table-cell>
          <table:table-cell office:value-type="float" office:value="3.567E-042" calcext:value-type="float">
            <text:p>3,567E-42</text:p>
          </table:table-cell>
          <table:table-cell office:value-type="float" office:value="9.473E-038" calcext:value-type="float">
            <text:p>9,473E-38</text:p>
          </table:table-cell>
          <table:table-cell office:value-type="float" office:value="1.153E-053" calcext:value-type="float">
            <text:p>1,153E-53</text:p>
          </table:table-cell>
          <table:table-cell office:value-type="float" office:value="2.075E-050" calcext:value-type="float">
            <text:p>2,075E-50</text:p>
          </table:table-cell>
          <table:table-cell office:value-type="float" office:value="7.249E-047" calcext:value-type="float">
            <text:p>7,249E-47</text:p>
          </table:table-cell>
          <table:table-cell office:value-type="float" office:value="3.466E-042" calcext:value-type="float">
            <text:p>3,466E-42</text:p>
          </table:table-cell>
          <table:table-cell office:value-type="float" office:value="3.132E-045" calcext:value-type="float">
            <text:p>3,132E-45</text:p>
          </table:table-cell>
          <table:table-cell office:value-type="float" office:value="6.911E-044" calcext:value-type="float">
            <text:p>6,911E-44</text:p>
          </table:table-cell>
          <table:table-cell office:value-type="float" office:value="6.465E-043" calcext:value-type="float">
            <text:p>6,465E-43</text:p>
          </table:table-cell>
          <table:table-cell office:value-type="float" office:value="1.726E-042" calcext:value-type="float">
            <text:p>1,726E-42</text:p>
          </table:table-cell>
          <table:table-cell office:value-type="float" office:value="2.583E-037" calcext:value-type="float">
            <text:p>2,583E-37</text:p>
          </table:table-cell>
          <table:table-cell office:value-type="float" office:value="1.422E-047" calcext:value-type="float">
            <text:p>1,422E-47</text:p>
          </table:table-cell>
          <table:table-cell office:value-type="float" office:value="1.646E-047" calcext:value-type="float">
            <text:p>1,646E-47</text:p>
          </table:table-cell>
          <table:table-cell office:value-type="float" office:value="4.399E-052" calcext:value-type="float">
            <text:p>4,399E-52</text:p>
          </table:table-cell>
          <table:table-cell office:value-type="float" office:value="8.039E-045" calcext:value-type="float">
            <text:p>8,039E-45</text:p>
          </table:table-cell>
        </table:table-row>
        <table:table-row table:style-name="ro1">
          <table:table-cell office:value-type="string" calcext:value-type="string">
            <text:p>NA18944_JPT</text:p>
          </table:table-cell>
          <table:table-cell office:value-type="float" office:value="55" calcext:value-type="float">
            <text:p>55</text:p>
          </table:table-cell>
          <table:table-cell office:value-type="float" office:value="1.429E-015" calcext:value-type="float">
            <text:p>1,429E-15</text:p>
          </table:table-cell>
          <table:table-cell office:value-type="float" office:value="1.897E-020" calcext:value-type="float">
            <text:p>1,897E-20</text:p>
          </table:table-cell>
          <table:table-cell office:value-type="float" office:value="5.253E-016" calcext:value-type="float">
            <text:p>5,253E-16</text:p>
          </table:table-cell>
          <table:table-cell office:value-type="float" office:value="1.102E-084" calcext:value-type="float">
            <text:p>1,102E-84</text:p>
          </table:table-cell>
          <table:table-cell office:value-type="float" office:value="1.193E-076" calcext:value-type="float">
            <text:p>1,193E-76</text:p>
          </table:table-cell>
          <table:table-cell office:value-type="float" office:value="5.989E-057" calcext:value-type="float">
            <text:p>5,989E-57</text:p>
          </table:table-cell>
          <table:table-cell office:value-type="float" office:value="1.944E-015" calcext:value-type="float">
            <text:p>1,944E-15</text:p>
          </table:table-cell>
          <table:table-cell office:value-type="float" office:value="2.007E-015" calcext:value-type="float">
            <text:p>2,007E-15</text:p>
          </table:table-cell>
          <table:table-cell office:value-type="float" office:value="4.47E-020" calcext:value-type="float">
            <text:p>4,47E-20</text:p>
          </table:table-cell>
          <table:table-cell office:value-type="float" office:value="3.109E-039" calcext:value-type="float">
            <text:p>3,109E-39</text:p>
          </table:table-cell>
          <table:table-cell office:value-type="float" office:value="2.617E-026" calcext:value-type="float">
            <text:p>2,617E-26</text:p>
          </table:table-cell>
          <table:table-cell office:value-type="float" office:value="6.743E-039" calcext:value-type="float">
            <text:p>6,743E-39</text:p>
          </table:table-cell>
          <table:table-cell office:value-type="float" office:value="1.296E-044" calcext:value-type="float">
            <text:p>1,296E-44</text:p>
          </table:table-cell>
          <table:table-cell office:value-type="float" office:value="1.871E-054" calcext:value-type="float">
            <text:p>1,871E-54</text:p>
          </table:table-cell>
          <table:table-cell office:value-type="float" office:value="5.347E-045" calcext:value-type="float">
            <text:p>5,347E-45</text:p>
          </table:table-cell>
          <table:table-cell office:value-type="float" office:value="2.152E-049" calcext:value-type="float">
            <text:p>2,152E-49</text:p>
          </table:table-cell>
          <table:table-cell office:value-type="float" office:value="1.027E-047" calcext:value-type="float">
            <text:p>1,027E-47</text:p>
          </table:table-cell>
          <table:table-cell office:value-type="float" office:value="2.402E-056" calcext:value-type="float">
            <text:p>2,402E-56</text:p>
          </table:table-cell>
          <table:table-cell office:value-type="float" office:value="1.477E-021" calcext:value-type="float">
            <text:p>1,477E-21</text:p>
          </table:table-cell>
          <table:table-cell office:value-type="float" office:value="7.336E-017" calcext:value-type="float">
            <text:p>7,336E-17</text:p>
          </table:table-cell>
          <table:table-cell office:value-type="float" office:value="3.021E-025" calcext:value-type="float">
            <text:p>3,021E-25</text:p>
          </table:table-cell>
          <table:table-cell office:value-type="float" office:value="9.945E-028" calcext:value-type="float">
            <text:p>9,945E-28</text:p>
          </table:table-cell>
          <table:table-cell office:value-type="float" office:value="1.009E-031" calcext:value-type="float">
            <text:p>1,009E-31</text:p>
          </table:table-cell>
          <table:table-cell office:value-type="float" office:value="1.753E-029" calcext:value-type="float">
            <text:p>1,753E-29</text:p>
          </table:table-cell>
          <table:table-cell office:value-type="float" office:value="4.01E-036" calcext:value-type="float">
            <text:p>4,01E-36</text:p>
          </table:table-cell>
          <table:table-cell office:value-type="float" office:value="5.444E-077" calcext:value-type="float">
            <text:p>5,444E-77</text:p>
          </table:table-cell>
          <table:table-cell office:value-type="float" office:value="3.604E-029" calcext:value-type="float">
            <text:p>3,604E-29</text:p>
          </table:table-cell>
          <table:table-cell office:value-type="float" office:value="5.452E-053" calcext:value-type="float">
            <text:p>5,452E-53</text:p>
          </table:table-cell>
          <table:table-cell office:value-type="float" office:value="1.739E-027" calcext:value-type="float">
            <text:p>1,739E-27</text:p>
          </table:table-cell>
          <table:table-cell office:value-type="float" office:value="6.164E-060" calcext:value-type="float">
            <text:p>6,164E-60</text:p>
          </table:table-cell>
          <table:table-cell office:value-type="float" office:value="8.05E-024" calcext:value-type="float">
            <text:p>8,05E-24</text:p>
          </table:table-cell>
          <table:table-cell office:value-type="float" office:value="1.441E-026" calcext:value-type="float">
            <text:p>1,441E-26</text:p>
          </table:table-cell>
          <table:table-cell office:value-type="float" office:value="8.356E-027" calcext:value-type="float">
            <text:p>8,356E-27</text:p>
          </table:table-cell>
          <table:table-cell office:value-type="float" office:value="9.541E-033" calcext:value-type="float">
            <text:p>9,541E-33</text:p>
          </table:table-cell>
          <table:table-cell office:value-type="float" office:value="6.069E-046" calcext:value-type="float">
            <text:p>6,069E-46</text:p>
          </table:table-cell>
          <table:table-cell office:value-type="float" office:value="1.556E-050" calcext:value-type="float">
            <text:p>1,556E-50</text:p>
          </table:table-cell>
          <table:table-cell office:value-type="float" office:value="4.134E-022" calcext:value-type="float">
            <text:p>4,134E-22</text:p>
          </table:table-cell>
          <table:table-cell office:value-type="float" office:value="1.054E-056" calcext:value-type="float">
            <text:p>1,054E-56</text:p>
          </table:table-cell>
          <table:table-cell office:value-type="float" office:value="6.347E-075" calcext:value-type="float">
            <text:p>6,347E-75</text:p>
          </table:table-cell>
          <table:table-cell office:value-type="float" office:value="3.687E-064" calcext:value-type="float">
            <text:p>3,687E-64</text:p>
          </table:table-cell>
          <table:table-cell office:value-type="float" office:value="2.375E-050" calcext:value-type="float">
            <text:p>2,375E-50</text:p>
          </table:table-cell>
          <table:table-cell office:value-type="float" office:value="6.888E-062" calcext:value-type="float">
            <text:p>6,888E-62</text:p>
          </table:table-cell>
          <table:table-cell office:value-type="float" office:value="2.371E-029" calcext:value-type="float">
            <text:p>2,371E-29</text:p>
          </table:table-cell>
          <table:table-cell office:value-type="float" office:value="1.829E-047" calcext:value-type="float">
            <text:p>1,829E-47</text:p>
          </table:table-cell>
          <table:table-cell office:value-type="float" office:value="4.191E-050" calcext:value-type="float">
            <text:p>4,191E-50</text:p>
          </table:table-cell>
          <table:table-cell office:value-type="float" office:value="1.225E-036" calcext:value-type="float">
            <text:p>1,225E-36</text:p>
          </table:table-cell>
          <table:table-cell office:value-type="float" office:value="1.863E-055" calcext:value-type="float">
            <text:p>1,863E-55</text:p>
          </table:table-cell>
          <table:table-cell office:value-type="float" office:value="1.654E-016" calcext:value-type="float">
            <text:p>1,654E-16</text:p>
          </table:table-cell>
          <table:table-cell office:value-type="float" office:value="1.088E-048" calcext:value-type="float">
            <text:p>1,088E-48</text:p>
          </table:table-cell>
          <table:table-cell office:value-type="float" office:value="7.692E-058" calcext:value-type="float">
            <text:p>7,692E-58</text:p>
          </table:table-cell>
          <table:table-cell office:value-type="float" office:value="4.392E-017" calcext:value-type="float">
            <text:p>4,392E-17</text:p>
          </table:table-cell>
          <table:table-cell office:value-type="float" office:value="4.419E-036" calcext:value-type="float">
            <text:p>4,419E-36</text:p>
          </table:table-cell>
          <table:table-cell office:value-type="float" office:value="5.953E-052" calcext:value-type="float">
            <text:p>5,953E-52</text:p>
          </table:table-cell>
          <table:table-cell office:value-type="float" office:value="5.631E-036" calcext:value-type="float">
            <text:p>5,631E-36</text:p>
          </table:table-cell>
          <table:table-cell office:value-type="float" office:value="3.7E-040" calcext:value-type="float">
            <text:p>3,7E-40</text:p>
          </table:table-cell>
          <table:table-cell office:value-type="float" office:value="3.404E-037" calcext:value-type="float">
            <text:p>3,404E-37</text:p>
          </table:table-cell>
          <table:table-cell office:value-type="float" office:value="1.821E-025" calcext:value-type="float">
            <text:p>1,821E-25</text:p>
          </table:table-cell>
          <table:table-cell office:value-type="float" office:value="1.196E-021" calcext:value-type="float">
            <text:p>1,196E-21</text:p>
          </table:table-cell>
          <table:table-cell office:value-type="float" office:value="2.074E-016" calcext:value-type="float">
            <text:p>2,074E-16</text:p>
          </table:table-cell>
          <table:table-cell office:value-type="float" office:value="6.051E-019" calcext:value-type="float">
            <text:p>6,051E-19</text:p>
          </table:table-cell>
          <table:table-cell office:value-type="float" office:value="7.148E-018" calcext:value-type="float">
            <text:p>7,148E-18</text:p>
          </table:table-cell>
          <table:table-cell office:value-type="float" office:value="7.845E-022" calcext:value-type="float">
            <text:p>7,845E-22</text:p>
          </table:table-cell>
          <table:table-cell office:value-type="float" office:value="4.364E-069" calcext:value-type="float">
            <text:p>4,364E-69</text:p>
          </table:table-cell>
          <table:table-cell office:value-type="float" office:value="5.667E-040" calcext:value-type="float">
            <text:p>5,667E-40</text:p>
          </table:table-cell>
          <table:table-cell office:value-type="float" office:value="2.853E-046" calcext:value-type="float">
            <text:p>2,853E-46</text:p>
          </table:table-cell>
          <table:table-cell office:value-type="float" office:value="1.92E-052" calcext:value-type="float">
            <text:p>1,92E-52</text:p>
          </table:table-cell>
          <table:table-cell office:value-type="float" office:value="1.993E-053" calcext:value-type="float">
            <text:p>1,993E-53</text:p>
          </table:table-cell>
          <table:table-cell office:value-type="float" office:value="2.003E-055" calcext:value-type="float">
            <text:p>2,003E-55</text:p>
          </table:table-cell>
          <table:table-cell office:value-type="float" office:value="3.055E-038" calcext:value-type="float">
            <text:p>3,055E-38</text:p>
          </table:table-cell>
          <table:table-cell office:value-type="float" office:value="6.624E-018" calcext:value-type="float">
            <text:p>6,624E-18</text:p>
          </table:table-cell>
          <table:table-cell office:value-type="float" office:value="2.226E-022" calcext:value-type="float">
            <text:p>2,226E-22</text:p>
          </table:table-cell>
          <table:table-cell office:value-type="float" office:value="1.459E-070" calcext:value-type="float">
            <text:p>1,459E-70</text:p>
          </table:table-cell>
          <table:table-cell office:value-type="float" office:value="4.835E-049" calcext:value-type="float">
            <text:p>4,835E-49</text:p>
          </table:table-cell>
          <table:table-cell office:value-type="float" office:value="6.865E-081" calcext:value-type="float">
            <text:p>6,865E-81</text:p>
          </table:table-cell>
          <table:table-cell office:value-type="float" office:value="5.179E-052" calcext:value-type="float">
            <text:p>5,179E-52</text:p>
          </table:table-cell>
          <table:table-cell office:value-type="float" office:value="2.199E-058" calcext:value-type="float">
            <text:p>2,199E-58</text:p>
          </table:table-cell>
          <table:table-cell office:value-type="float" office:value="1.804E-056" calcext:value-type="float">
            <text:p>1,804E-56</text:p>
          </table:table-cell>
          <table:table-cell office:value-type="float" office:value="6.11E-016" calcext:value-type="float">
            <text:p>6,11E-16</text:p>
          </table:table-cell>
          <table:table-cell office:value-type="float" office:value="2.809E-015" calcext:value-type="float">
            <text:p>2,809E-15</text:p>
          </table:table-cell>
          <table:table-cell office:value-type="float" office:value="0.00000000000003296" calcext:value-type="float">
            <text:p>3,296E-14</text:p>
          </table:table-cell>
          <table:table-cell office:value-type="float" office:value="1.287E-054" calcext:value-type="float">
            <text:p>1,287E-54</text:p>
          </table:table-cell>
          <table:table-cell office:value-type="float" office:value="4.474E-017" calcext:value-type="float">
            <text:p>4,474E-17</text:p>
          </table:table-cell>
          <table:table-cell office:value-type="float" office:value="3.507E-033" calcext:value-type="float">
            <text:p>3,507E-33</text:p>
          </table:table-cell>
          <table:table-cell office:value-type="float" office:value="9.021E-038" calcext:value-type="float">
            <text:p>9,021E-38</text:p>
          </table:table-cell>
          <table:table-cell office:value-type="float" office:value="1.263E-037" calcext:value-type="float">
            <text:p>1,263E-37</text:p>
          </table:table-cell>
          <table:table-cell office:value-type="float" office:value="1.202E-075" calcext:value-type="float">
            <text:p>1,202E-75</text:p>
          </table:table-cell>
          <table:table-cell office:value-type="float" office:value="1.364E-077" calcext:value-type="float">
            <text:p>1,364E-77</text:p>
          </table:table-cell>
          <table:table-cell office:value-type="float" office:value="4.397E-027" calcext:value-type="float">
            <text:p>4,397E-27</text:p>
          </table:table-cell>
          <table:table-cell office:value-type="float" office:value="5.175E-038" calcext:value-type="float">
            <text:p>5,175E-38</text:p>
          </table:table-cell>
          <table:table-cell office:value-type="float" office:value="3.801E-037" calcext:value-type="float">
            <text:p>3,801E-37</text:p>
          </table:table-cell>
          <table:table-cell office:value-type="float" office:value="1.369E-078" calcext:value-type="float">
            <text:p>1,369E-78</text:p>
          </table:table-cell>
          <table:table-cell office:value-type="float" office:value="4.079E-016" calcext:value-type="float">
            <text:p>4,079E-16</text:p>
          </table:table-cell>
          <table:table-cell office:value-type="float" office:value="7.208E-059" calcext:value-type="float">
            <text:p>7,208E-59</text:p>
          </table:table-cell>
          <table:table-cell office:value-type="float" office:value="8.637E-047" calcext:value-type="float">
            <text:p>8,637E-47</text:p>
          </table:table-cell>
          <table:table-cell office:value-type="float" office:value="2.507E-044" calcext:value-type="float">
            <text:p>2,507E-44</text:p>
          </table:table-cell>
          <table:table-cell office:value-type="float" office:value="1.09E-045" calcext:value-type="float">
            <text:p>1,09E-45</text:p>
          </table:table-cell>
          <table:table-cell office:value-type="float" office:value="1.519E-046" calcext:value-type="float">
            <text:p>1,519E-46</text:p>
          </table:table-cell>
          <table:table-cell office:value-type="float" office:value="1.396E-045" calcext:value-type="float">
            <text:p>1,396E-45</text:p>
          </table:table-cell>
          <table:table-cell office:value-type="float" office:value="1.088E-046" calcext:value-type="float">
            <text:p>1,088E-46</text:p>
          </table:table-cell>
          <table:table-cell office:value-type="float" office:value="1.614E-045" calcext:value-type="float">
            <text:p>1,614E-45</text:p>
          </table:table-cell>
          <table:table-cell office:value-type="float" office:value="4.239E-047" calcext:value-type="float">
            <text:p>4,239E-47</text:p>
          </table:table-cell>
          <table:table-cell office:value-type="float" office:value="1.047E-017" calcext:value-type="float">
            <text:p>1,047E-17</text:p>
          </table:table-cell>
          <table:table-cell office:value-type="float" office:value="2.985E-018" calcext:value-type="float">
            <text:p>2,985E-18</text:p>
          </table:table-cell>
          <table:table-cell office:value-type="float" office:value="1.377E-017" calcext:value-type="float">
            <text:p>1,377E-17</text:p>
          </table:table-cell>
          <table:table-cell office:value-type="float" office:value="1.104E-015" calcext:value-type="float">
            <text:p>1,104E-15</text:p>
          </table:table-cell>
          <table:table-cell office:value-type="float" office:value="4.974E-018" calcext:value-type="float">
            <text:p>4,974E-18</text:p>
          </table:table-cell>
          <table:table-cell office:value-type="float" office:value="9.105E-016" calcext:value-type="float">
            <text:p>9,105E-16</text:p>
          </table:table-cell>
          <table:table-cell office:value-type="float" office:value="4.193E-018" calcext:value-type="float">
            <text:p>4,193E-18</text:p>
          </table:table-cell>
          <table:table-cell office:value-type="float" office:value="9.297E-042" calcext:value-type="float">
            <text:p>9,297E-42</text:p>
          </table:table-cell>
          <table:table-cell office:value-type="float" office:value="6.454E-043" calcext:value-type="float">
            <text:p>6,454E-43</text:p>
          </table:table-cell>
          <table:table-cell office:value-type="float" office:value="1.197E-040" calcext:value-type="float">
            <text:p>1,197E-40</text:p>
          </table:table-cell>
          <table:table-cell office:value-type="float" office:value="1.676E-018" calcext:value-type="float">
            <text:p>1,676E-18</text:p>
          </table:table-cell>
          <table:table-cell office:value-type="float" office:value="1.99E-015" calcext:value-type="float">
            <text:p>1,99E-15</text:p>
          </table:table-cell>
          <table:table-cell office:value-type="float" office:value="2.296E-016" calcext:value-type="float">
            <text:p>2,296E-16</text:p>
          </table:table-cell>
          <table:table-cell office:value-type="float" office:value="1.458E-016" calcext:value-type="float">
            <text:p>1,458E-16</text:p>
          </table:table-cell>
          <table:table-cell office:value-type="float" office:value="5.902E-019" calcext:value-type="float">
            <text:p>5,902E-19</text:p>
          </table:table-cell>
          <table:table-cell office:value-type="float" office:value="2.965E-015" calcext:value-type="float">
            <text:p>2,965E-15</text:p>
          </table:table-cell>
          <table:table-cell office:value-type="float" office:value="2.701E-016" calcext:value-type="float">
            <text:p>2,701E-16</text:p>
          </table:table-cell>
          <table:table-cell office:value-type="float" office:value="2.6E-019" calcext:value-type="float">
            <text:p>2,6E-19</text:p>
          </table:table-cell>
          <table:table-cell office:value-type="float" office:value="1.19E-016" calcext:value-type="float">
            <text:p>1,19E-16</text:p>
          </table:table-cell>
          <table:table-cell office:value-type="float" office:value="3.953E-020" calcext:value-type="float">
            <text:p>3,953E-20</text:p>
          </table:table-cell>
          <table:table-cell office:value-type="float" office:value="1.419E-017" calcext:value-type="float">
            <text:p>1,419E-17</text:p>
          </table:table-cell>
          <table:table-cell office:value-type="float" office:value="4E-017" calcext:value-type="float">
            <text:p>4E-17</text:p>
          </table:table-cell>
          <table:table-cell office:value-type="float" office:value="9.377E-022" calcext:value-type="float">
            <text:p>9,377E-22</text:p>
          </table:table-cell>
          <table:table-cell office:value-type="float" office:value="6.925E-022" calcext:value-type="float">
            <text:p>6,925E-22</text:p>
          </table:table-cell>
          <table:table-cell office:value-type="float" office:value="3.233E-031" calcext:value-type="float">
            <text:p>3,233E-31</text:p>
          </table:table-cell>
          <table:table-cell office:value-type="float" office:value="8.916E-020" calcext:value-type="float">
            <text:p>8,916E-20</text:p>
          </table:table-cell>
          <table:table-cell office:value-type="float" office:value="1.172E-017" calcext:value-type="float">
            <text:p>1,172E-17</text:p>
          </table:table-cell>
          <table:table-cell office:value-type="float" office:value="8.845E-018" calcext:value-type="float">
            <text:p>8,845E-18</text:p>
          </table:table-cell>
          <table:table-cell office:value-type="float" office:value="8.097E-022" calcext:value-type="float">
            <text:p>8,097E-22</text:p>
          </table:table-cell>
          <table:table-cell office:value-type="float" office:value="1.778E-047" calcext:value-type="float">
            <text:p>1,778E-47</text:p>
          </table:table-cell>
          <table:table-cell office:value-type="float" office:value="3.821E-044" calcext:value-type="float">
            <text:p>3,821E-44</text:p>
          </table:table-cell>
          <table:table-cell office:value-type="float" office:value="3.755E-041" calcext:value-type="float">
            <text:p>3,755E-41</text:p>
          </table:table-cell>
          <table:table-cell office:value-type="float" office:value="3.838E-026" calcext:value-type="float">
            <text:p>3,838E-26</text:p>
          </table:table-cell>
          <table:table-cell office:value-type="float" office:value="6.682E-027" calcext:value-type="float">
            <text:p>6,682E-27</text:p>
          </table:table-cell>
          <table:table-cell office:value-type="float" office:value="4.453E-057" calcext:value-type="float">
            <text:p>4,453E-57</text:p>
          </table:table-cell>
          <table:table-cell office:value-type="float" office:value="5.188E-034" calcext:value-type="float">
            <text:p>5,188E-34</text:p>
          </table:table-cell>
          <table:table-cell office:value-type="float" office:value="4.804E-027" calcext:value-type="float">
            <text:p>4,804E-27</text:p>
          </table:table-cell>
          <table:table-cell office:value-type="float" office:value="4.748E-027" calcext:value-type="float">
            <text:p>4,748E-27</text:p>
          </table:table-cell>
          <table:table-cell office:value-type="float" office:value="3.555E-015" calcext:value-type="float">
            <text:p>3,555E-15</text:p>
          </table:table-cell>
          <table:table-cell office:value-type="float" office:value="2.516E-016" calcext:value-type="float">
            <text:p>2,516E-16</text:p>
          </table:table-cell>
          <table:table-cell office:value-type="float" office:value="2.231E-019" calcext:value-type="float">
            <text:p>2,231E-19</text:p>
          </table:table-cell>
          <table:table-cell office:value-type="float" office:value="6.384E-018" calcext:value-type="float">
            <text:p>6,384E-18</text:p>
          </table:table-cell>
          <table:table-cell office:value-type="float" office:value="6.217E-024" calcext:value-type="float">
            <text:p>6,217E-24</text:p>
          </table:table-cell>
          <table:table-cell office:value-type="float" office:value="2.647E-016" calcext:value-type="float">
            <text:p>2,647E-16</text:p>
          </table:table-cell>
          <table:table-cell office:value-type="float" office:value="9.942E-045" calcext:value-type="float">
            <text:p>9,942E-45</text:p>
          </table:table-cell>
          <table:table-cell office:value-type="float" office:value="9.297E-042" calcext:value-type="float">
            <text:p>9,297E-42</text:p>
          </table:table-cell>
          <table:table-cell office:value-type="float" office:value="5.989E-057" calcext:value-type="float">
            <text:p>5,989E-57</text:p>
          </table:table-cell>
          <table:table-cell office:value-type="float" office:value="1.741E-048" calcext:value-type="float">
            <text:p>1,741E-48</text:p>
          </table:table-cell>
          <table:table-cell office:value-type="float" office:value="1.321E-046" calcext:value-type="float">
            <text:p>1,321E-46</text:p>
          </table:table-cell>
          <table:table-cell office:value-type="float" office:value="2.661E-044" calcext:value-type="float">
            <text:p>2,661E-44</text:p>
          </table:table-cell>
          <table:table-cell office:value-type="float" office:value="9.778E-049" calcext:value-type="float">
            <text:p>9,778E-49</text:p>
          </table:table-cell>
          <table:table-cell office:value-type="float" office:value="1.49E-047" calcext:value-type="float">
            <text:p>1,49E-47</text:p>
          </table:table-cell>
          <table:table-cell office:value-type="float" office:value="1.598E-046" calcext:value-type="float">
            <text:p>1,598E-46</text:p>
          </table:table-cell>
          <table:table-cell office:value-type="float" office:value="2.426E-046" calcext:value-type="float">
            <text:p>2,426E-46</text:p>
          </table:table-cell>
          <table:table-cell office:value-type="float" office:value="5.544E-040" calcext:value-type="float">
            <text:p>5,544E-40</text:p>
          </table:table-cell>
          <table:table-cell office:value-type="float" office:value="4.702E-053" calcext:value-type="float">
            <text:p>4,702E-53</text:p>
          </table:table-cell>
          <table:table-cell office:value-type="float" office:value="1.234E-050" calcext:value-type="float">
            <text:p>1,234E-50</text:p>
          </table:table-cell>
          <table:table-cell office:value-type="float" office:value="7.462E-055" calcext:value-type="float">
            <text:p>7,462E-55</text:p>
          </table:table-cell>
          <table:table-cell office:value-type="float" office:value="6.646E-045" calcext:value-type="float">
            <text:p>6,646E-45</text:p>
          </table:table-cell>
        </table:table-row>
        <table:table-row table:style-name="ro1">
          <table:table-cell office:value-type="string" calcext:value-type="string">
            <text:p>NA18558_CHB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0101" calcext:value-type="float">
            <text:p>1,01E-12</text:p>
          </table:table-cell>
          <table:table-cell office:value-type="float" office:value="1.611E-015" calcext:value-type="float">
            <text:p>1,611E-15</text:p>
          </table:table-cell>
          <table:table-cell office:value-type="float" office:value="0.000000000001861" calcext:value-type="float">
            <text:p>1,861E-12</text:p>
          </table:table-cell>
          <table:table-cell office:value-type="float" office:value="1.376E-080" calcext:value-type="float">
            <text:p>1,376E-80</text:p>
          </table:table-cell>
          <table:table-cell office:value-type="float" office:value="1.438E-071" calcext:value-type="float">
            <text:p>1,438E-71</text:p>
          </table:table-cell>
          <table:table-cell office:value-type="float" office:value="2.867E-050" calcext:value-type="float">
            <text:p>2,867E-50</text:p>
          </table:table-cell>
          <table:table-cell office:value-type="float" office:value="0.000000000001768" calcext:value-type="float">
            <text:p>1,768E-12</text:p>
          </table:table-cell>
          <table:table-cell office:value-type="float" office:value="0.000000000001716" calcext:value-type="float">
            <text:p>1,716E-12</text:p>
          </table:table-cell>
          <table:table-cell office:value-type="float" office:value="1.217E-020" calcext:value-type="float">
            <text:p>1,217E-20</text:p>
          </table:table-cell>
          <table:table-cell office:value-type="float" office:value="1.95E-036" calcext:value-type="float">
            <text:p>1,95E-36</text:p>
          </table:table-cell>
          <table:table-cell office:value-type="float" office:value="5.427E-033" calcext:value-type="float">
            <text:p>5,427E-33</text:p>
          </table:table-cell>
          <table:table-cell office:value-type="float" office:value="8.996E-049" calcext:value-type="float">
            <text:p>8,996E-49</text:p>
          </table:table-cell>
          <table:table-cell office:value-type="float" office:value="3.587E-040" calcext:value-type="float">
            <text:p>3,587E-40</text:p>
          </table:table-cell>
          <table:table-cell office:value-type="float" office:value="2.936E-048" calcext:value-type="float">
            <text:p>2,936E-48</text:p>
          </table:table-cell>
          <table:table-cell office:value-type="float" office:value="2.383E-039" calcext:value-type="float">
            <text:p>2,383E-39</text:p>
          </table:table-cell>
          <table:table-cell office:value-type="float" office:value="1.602E-045" calcext:value-type="float">
            <text:p>1,602E-45</text:p>
          </table:table-cell>
          <table:table-cell office:value-type="float" office:value="3.817E-045" calcext:value-type="float">
            <text:p>3,817E-45</text:p>
          </table:table-cell>
          <table:table-cell office:value-type="float" office:value="3.039E-053" calcext:value-type="float">
            <text:p>3,039E-53</text:p>
          </table:table-cell>
          <table:table-cell office:value-type="float" office:value="2.314E-016" calcext:value-type="float">
            <text:p>2,314E-16</text:p>
          </table:table-cell>
          <table:table-cell office:value-type="float" office:value="2.244E-016" calcext:value-type="float">
            <text:p>2,244E-16</text:p>
          </table:table-cell>
          <table:table-cell office:value-type="float" office:value="1.122E-030" calcext:value-type="float">
            <text:p>1,122E-30</text:p>
          </table:table-cell>
          <table:table-cell office:value-type="float" office:value="2.193E-035" calcext:value-type="float">
            <text:p>2,193E-35</text:p>
          </table:table-cell>
          <table:table-cell office:value-type="float" office:value="1.377E-039" calcext:value-type="float">
            <text:p>1,377E-39</text:p>
          </table:table-cell>
          <table:table-cell office:value-type="float" office:value="2.478E-035" calcext:value-type="float">
            <text:p>2,478E-35</text:p>
          </table:table-cell>
          <table:table-cell office:value-type="float" office:value="3.509E-047" calcext:value-type="float">
            <text:p>3,509E-47</text:p>
          </table:table-cell>
          <table:table-cell office:value-type="float" office:value="1.102E-071" calcext:value-type="float">
            <text:p>1,102E-71</text:p>
          </table:table-cell>
          <table:table-cell office:value-type="float" office:value="3.194E-028" calcext:value-type="float">
            <text:p>3,194E-28</text:p>
          </table:table-cell>
          <table:table-cell office:value-type="float" office:value="3.2E-048" calcext:value-type="float">
            <text:p>3,2E-48</text:p>
          </table:table-cell>
          <table:table-cell office:value-type="float" office:value="1.551E-033" calcext:value-type="float">
            <text:p>1,551E-33</text:p>
          </table:table-cell>
          <table:table-cell office:value-type="float" office:value="1.238E-056" calcext:value-type="float">
            <text:p>1,238E-56</text:p>
          </table:table-cell>
          <table:table-cell office:value-type="float" office:value="2.946E-022" calcext:value-type="float">
            <text:p>2,946E-22</text:p>
          </table:table-cell>
          <table:table-cell office:value-type="float" office:value="2.881E-032" calcext:value-type="float">
            <text:p>2,881E-32</text:p>
          </table:table-cell>
          <table:table-cell office:value-type="float" office:value="2.04E-023" calcext:value-type="float">
            <text:p>2,04E-23</text:p>
          </table:table-cell>
          <table:table-cell office:value-type="float" office:value="2.223E-029" calcext:value-type="float">
            <text:p>2,223E-29</text:p>
          </table:table-cell>
          <table:table-cell office:value-type="float" office:value="1.484E-046" calcext:value-type="float">
            <text:p>1,484E-46</text:p>
          </table:table-cell>
          <table:table-cell office:value-type="float" office:value="8.823E-043" calcext:value-type="float">
            <text:p>8,823E-43</text:p>
          </table:table-cell>
          <table:table-cell office:value-type="float" office:value="1.194E-021" calcext:value-type="float">
            <text:p>1,194E-21</text:p>
          </table:table-cell>
          <table:table-cell office:value-type="float" office:value="1.535E-052" calcext:value-type="float">
            <text:p>1,535E-52</text:p>
          </table:table-cell>
          <table:table-cell office:value-type="float" office:value="2.634E-071" calcext:value-type="float">
            <text:p>2,634E-71</text:p>
          </table:table-cell>
          <table:table-cell office:value-type="float" office:value="1.005E-060" calcext:value-type="float">
            <text:p>1,005E-60</text:p>
          </table:table-cell>
          <table:table-cell office:value-type="float" office:value="6.261E-047" calcext:value-type="float">
            <text:p>6,261E-47</text:p>
          </table:table-cell>
          <table:table-cell office:value-type="float" office:value="3.827E-057" calcext:value-type="float">
            <text:p>3,827E-57</text:p>
          </table:table-cell>
          <table:table-cell office:value-type="float" office:value="3.501E-031" calcext:value-type="float">
            <text:p>3,501E-31</text:p>
          </table:table-cell>
          <table:table-cell office:value-type="float" office:value="1.481E-046" calcext:value-type="float">
            <text:p>1,481E-46</text:p>
          </table:table-cell>
          <table:table-cell office:value-type="float" office:value="3.972E-044" calcext:value-type="float">
            <text:p>3,972E-44</text:p>
          </table:table-cell>
          <table:table-cell office:value-type="float" office:value="3.95E-034" calcext:value-type="float">
            <text:p>3,95E-34</text:p>
          </table:table-cell>
          <table:table-cell office:value-type="float" office:value="3.075E-051" calcext:value-type="float">
            <text:p>3,075E-51</text:p>
          </table:table-cell>
          <table:table-cell office:value-type="float" office:value="0.0000000000005244" calcext:value-type="float">
            <text:p>5,244E-13</text:p>
          </table:table-cell>
          <table:table-cell office:value-type="float" office:value="4.574E-047" calcext:value-type="float">
            <text:p>4,574E-47</text:p>
          </table:table-cell>
          <table:table-cell office:value-type="float" office:value="9.391E-053" calcext:value-type="float">
            <text:p>9,391E-53</text:p>
          </table:table-cell>
          <table:table-cell office:value-type="float" office:value="0.00000000000002975" calcext:value-type="float">
            <text:p>2,975E-14</text:p>
          </table:table-cell>
          <table:table-cell office:value-type="float" office:value="3.647E-033" calcext:value-type="float">
            <text:p>3,647E-33</text:p>
          </table:table-cell>
          <table:table-cell office:value-type="float" office:value="1.253E-047" calcext:value-type="float">
            <text:p>1,253E-47</text:p>
          </table:table-cell>
          <table:table-cell office:value-type="float" office:value="3.336E-035" calcext:value-type="float">
            <text:p>3,336E-35</text:p>
          </table:table-cell>
          <table:table-cell office:value-type="float" office:value="3.762E-038" calcext:value-type="float">
            <text:p>3,762E-38</text:p>
          </table:table-cell>
          <table:table-cell office:value-type="float" office:value="2.449E-035" calcext:value-type="float">
            <text:p>2,449E-35</text:p>
          </table:table-cell>
          <table:table-cell office:value-type="float" office:value="1.35E-022" calcext:value-type="float">
            <text:p>1,35E-22</text:p>
          </table:table-cell>
          <table:table-cell office:value-type="float" office:value="1.024E-019" calcext:value-type="float">
            <text:p>1,024E-19</text:p>
          </table:table-cell>
          <table:table-cell office:value-type="float" office:value="1.191E-015" calcext:value-type="float">
            <text:p>1,191E-15</text:p>
          </table:table-cell>
          <table:table-cell office:value-type="float" office:value="2.206E-017" calcext:value-type="float">
            <text:p>2,206E-17</text:p>
          </table:table-cell>
          <table:table-cell office:value-type="float" office:value="1.573E-015" calcext:value-type="float">
            <text:p>1,573E-15</text:p>
          </table:table-cell>
          <table:table-cell office:value-type="float" office:value="3.665E-020" calcext:value-type="float">
            <text:p>3,665E-20</text:p>
          </table:table-cell>
          <table:table-cell office:value-type="float" office:value="1.49E-065" calcext:value-type="float">
            <text:p>1,49E-65</text:p>
          </table:table-cell>
          <table:table-cell office:value-type="float" office:value="1.19E-038" calcext:value-type="float">
            <text:p>1,19E-38</text:p>
          </table:table-cell>
          <table:table-cell office:value-type="float" office:value="2.766E-042" calcext:value-type="float">
            <text:p>2,766E-42</text:p>
          </table:table-cell>
          <table:table-cell office:value-type="float" office:value="2.539E-047" calcext:value-type="float">
            <text:p>2,539E-47</text:p>
          </table:table-cell>
          <table:table-cell office:value-type="float" office:value="4.974E-048" calcext:value-type="float">
            <text:p>4,974E-48</text:p>
          </table:table-cell>
          <table:table-cell office:value-type="float" office:value="1.24E-051" calcext:value-type="float">
            <text:p>1,24E-51</text:p>
          </table:table-cell>
          <table:table-cell office:value-type="float" office:value="5.239E-033" calcext:value-type="float">
            <text:p>5,239E-33</text:p>
          </table:table-cell>
          <table:table-cell office:value-type="float" office:value="9.661E-017" calcext:value-type="float">
            <text:p>9,661E-17</text:p>
          </table:table-cell>
          <table:table-cell office:value-type="float" office:value="5.897E-020" calcext:value-type="float">
            <text:p>5,897E-20</text:p>
          </table:table-cell>
          <table:table-cell office:value-type="float" office:value="3.322E-065" calcext:value-type="float">
            <text:p>3,322E-65</text:p>
          </table:table-cell>
          <table:table-cell office:value-type="float" office:value="1.935E-046" calcext:value-type="float">
            <text:p>1,935E-46</text:p>
          </table:table-cell>
          <table:table-cell office:value-type="float" office:value="5.228E-075" calcext:value-type="float">
            <text:p>5,228E-75</text:p>
          </table:table-cell>
          <table:table-cell office:value-type="float" office:value="1.877E-051" calcext:value-type="float">
            <text:p>1,877E-51</text:p>
          </table:table-cell>
          <table:table-cell office:value-type="float" office:value="1.535E-054" calcext:value-type="float">
            <text:p>1,535E-54</text:p>
          </table:table-cell>
          <table:table-cell office:value-type="float" office:value="1.988E-051" calcext:value-type="float">
            <text:p>1,988E-51</text:p>
          </table:table-cell>
          <table:table-cell office:value-type="float" office:value="0.0000000000007606" calcext:value-type="float">
            <text:p>7,606E-13</text:p>
          </table:table-cell>
          <table:table-cell office:value-type="float" office:value="0.0000000000005523" calcext:value-type="float">
            <text:p>5,523E-13</text:p>
          </table:table-cell>
          <table:table-cell office:value-type="float" office:value="0.000000000001115" calcext:value-type="float">
            <text:p>1,115E-12</text:p>
          </table:table-cell>
          <table:table-cell office:value-type="float" office:value="2.821E-049" calcext:value-type="float">
            <text:p>2,821E-49</text:p>
          </table:table-cell>
          <table:table-cell office:value-type="float" office:value="0.00000000000008825" calcext:value-type="float">
            <text:p>8,825E-14</text:p>
          </table:table-cell>
          <table:table-cell office:value-type="float" office:value="1.167E-031" calcext:value-type="float">
            <text:p>1,167E-31</text:p>
          </table:table-cell>
          <table:table-cell office:value-type="float" office:value="6.946E-036" calcext:value-type="float">
            <text:p>6,946E-36</text:p>
          </table:table-cell>
          <table:table-cell office:value-type="float" office:value="4.55E-036" calcext:value-type="float">
            <text:p>4,55E-36</text:p>
          </table:table-cell>
          <table:table-cell office:value-type="float" office:value="1.245E-068" calcext:value-type="float">
            <text:p>1,245E-68</text:p>
          </table:table-cell>
          <table:table-cell office:value-type="float" office:value="8.679E-072" calcext:value-type="float">
            <text:p>8,679E-72</text:p>
          </table:table-cell>
          <table:table-cell office:value-type="float" office:value="1.575E-032" calcext:value-type="float">
            <text:p>1,575E-32</text:p>
          </table:table-cell>
          <table:table-cell office:value-type="float" office:value="8.568E-037" calcext:value-type="float">
            <text:p>8,568E-37</text:p>
          </table:table-cell>
          <table:table-cell office:value-type="float" office:value="2.521E-035" calcext:value-type="float">
            <text:p>2,521E-35</text:p>
          </table:table-cell>
          <table:table-cell office:value-type="float" office:value="8.948E-074" calcext:value-type="float">
            <text:p>8,948E-74</text:p>
          </table:table-cell>
          <table:table-cell office:value-type="float" office:value="0.00000000000006722" calcext:value-type="float">
            <text:p>6,722E-14</text:p>
          </table:table-cell>
          <table:table-cell office:value-type="float" office:value="1.997E-053" calcext:value-type="float">
            <text:p>1,997E-53</text:p>
          </table:table-cell>
          <table:table-cell office:value-type="float" office:value="1.971E-042" calcext:value-type="float">
            <text:p>1,971E-42</text:p>
          </table:table-cell>
          <table:table-cell office:value-type="float" office:value="2.457E-040" calcext:value-type="float">
            <text:p>2,457E-40</text:p>
          </table:table-cell>
          <table:table-cell office:value-type="float" office:value="4.762E-042" calcext:value-type="float">
            <text:p>4,762E-42</text:p>
          </table:table-cell>
          <table:table-cell office:value-type="float" office:value="4.074E-043" calcext:value-type="float">
            <text:p>4,074E-43</text:p>
          </table:table-cell>
          <table:table-cell office:value-type="float" office:value="1.567E-041" calcext:value-type="float">
            <text:p>1,567E-41</text:p>
          </table:table-cell>
          <table:table-cell office:value-type="float" office:value="8.506E-043" calcext:value-type="float">
            <text:p>8,506E-43</text:p>
          </table:table-cell>
          <table:table-cell office:value-type="float" office:value="1.603E-042" calcext:value-type="float">
            <text:p>1,603E-42</text:p>
          </table:table-cell>
          <table:table-cell office:value-type="float" office:value="1.485E-042" calcext:value-type="float">
            <text:p>1,485E-42</text:p>
          </table:table-cell>
          <table:table-cell office:value-type="float" office:value="1.849E-018" calcext:value-type="float">
            <text:p>1,849E-18</text:p>
          </table:table-cell>
          <table:table-cell office:value-type="float" office:value="9.357E-017" calcext:value-type="float">
            <text:p>9,357E-17</text:p>
          </table:table-cell>
          <table:table-cell office:value-type="float" office:value="0.0000000000001556" calcext:value-type="float">
            <text:p>1,556E-13</text:p>
          </table:table-cell>
          <table:table-cell office:value-type="float" office:value="0.0000000000003103" calcext:value-type="float">
            <text:p>3,103E-13</text:p>
          </table:table-cell>
          <table:table-cell office:value-type="float" office:value="0.0000000000006298" calcext:value-type="float">
            <text:p>6,298E-13</text:p>
          </table:table-cell>
          <table:table-cell office:value-type="float" office:value="0.0000000000001673" calcext:value-type="float">
            <text:p>1,673E-13</text:p>
          </table:table-cell>
          <table:table-cell office:value-type="float" office:value="0.0000000000001413" calcext:value-type="float">
            <text:p>1,413E-13</text:p>
          </table:table-cell>
          <table:table-cell office:value-type="float" office:value="1.067E-036" calcext:value-type="float">
            <text:p>1,067E-36</text:p>
          </table:table-cell>
          <table:table-cell office:value-type="float" office:value="7.434E-039" calcext:value-type="float">
            <text:p>7,434E-39</text:p>
          </table:table-cell>
          <table:table-cell office:value-type="float" office:value="1.257E-040" calcext:value-type="float">
            <text:p>1,257E-40</text:p>
          </table:table-cell>
          <table:table-cell office:value-type="float" office:value="0.0000000000001636" calcext:value-type="float">
            <text:p>1,636E-13</text:p>
          </table:table-cell>
          <table:table-cell office:value-type="float" office:value="0.0000000000009514" calcext:value-type="float">
            <text:p>9,514E-13</text:p>
          </table:table-cell>
          <table:table-cell office:value-type="float" office:value="0.0000000000001179" calcext:value-type="float">
            <text:p>1,179E-13</text:p>
          </table:table-cell>
          <table:table-cell office:value-type="float" office:value="0.00000000000007616" calcext:value-type="float">
            <text:p>7,616E-14</text:p>
          </table:table-cell>
          <table:table-cell office:value-type="float" office:value="6.348E-015" calcext:value-type="float">
            <text:p>6,348E-15</text:p>
          </table:table-cell>
          <table:table-cell office:value-type="float" office:value="0.00000000000008315" calcext:value-type="float">
            <text:p>8,315E-14</text:p>
          </table:table-cell>
          <table:table-cell office:value-type="float" office:value="0.0000000000001909" calcext:value-type="float">
            <text:p>1,909E-13</text:p>
          </table:table-cell>
          <table:table-cell office:value-type="float" office:value="5.636E-015" calcext:value-type="float">
            <text:p>5,636E-15</text:p>
          </table:table-cell>
          <table:table-cell office:value-type="float" office:value="0.000000000000061" calcext:value-type="float">
            <text:p>6,1E-14</text:p>
          </table:table-cell>
          <table:table-cell office:value-type="float" office:value="4.613E-018" calcext:value-type="float">
            <text:p>4,613E-18</text:p>
          </table:table-cell>
          <table:table-cell office:value-type="float" office:value="5.07E-015" calcext:value-type="float">
            <text:p>5,07E-15</text:p>
          </table:table-cell>
          <table:table-cell office:value-type="float" office:value="2.804E-015" calcext:value-type="float">
            <text:p>2,804E-15</text:p>
          </table:table-cell>
          <table:table-cell office:value-type="float" office:value="4.575E-020" calcext:value-type="float">
            <text:p>4,575E-20</text:p>
          </table:table-cell>
          <table:table-cell office:value-type="float" office:value="1.187E-018" calcext:value-type="float">
            <text:p>1,187E-18</text:p>
          </table:table-cell>
          <table:table-cell office:value-type="float" office:value="1.06E-029" calcext:value-type="float">
            <text:p>1,06E-29</text:p>
          </table:table-cell>
          <table:table-cell office:value-type="float" office:value="6.775E-019" calcext:value-type="float">
            <text:p>6,775E-19</text:p>
          </table:table-cell>
          <table:table-cell office:value-type="float" office:value="3.356E-015" calcext:value-type="float">
            <text:p>3,356E-15</text:p>
          </table:table-cell>
          <table:table-cell office:value-type="float" office:value="5.977E-015" calcext:value-type="float">
            <text:p>5,977E-15</text:p>
          </table:table-cell>
          <table:table-cell office:value-type="float" office:value="1.118E-019" calcext:value-type="float">
            <text:p>1,118E-19</text:p>
          </table:table-cell>
          <table:table-cell office:value-type="float" office:value="1.439E-042" calcext:value-type="float">
            <text:p>1,439E-42</text:p>
          </table:table-cell>
          <table:table-cell office:value-type="float" office:value="3.712E-041" calcext:value-type="float">
            <text:p>3,712E-41</text:p>
          </table:table-cell>
          <table:table-cell office:value-type="float" office:value="8.813E-038" calcext:value-type="float">
            <text:p>8,813E-38</text:p>
          </table:table-cell>
          <table:table-cell office:value-type="float" office:value="9.616E-034" calcext:value-type="float">
            <text:p>9,616E-34</text:p>
          </table:table-cell>
          <table:table-cell office:value-type="float" office:value="1.819E-031" calcext:value-type="float">
            <text:p>1,819E-31</text:p>
          </table:table-cell>
          <table:table-cell office:value-type="float" office:value="1.069E-051" calcext:value-type="float">
            <text:p>1,069E-51</text:p>
          </table:table-cell>
          <table:table-cell office:value-type="float" office:value="8.455E-035" calcext:value-type="float">
            <text:p>8,455E-35</text:p>
          </table:table-cell>
          <table:table-cell office:value-type="float" office:value="5.44E-035" calcext:value-type="float">
            <text:p>5,44E-35</text:p>
          </table:table-cell>
          <table:table-cell office:value-type="float" office:value="1.768E-031" calcext:value-type="float">
            <text:p>1,768E-31</text:p>
          </table:table-cell>
          <table:table-cell office:value-type="float" office:value="0.0000000000002871" calcext:value-type="float">
            <text:p>2,871E-13</text:p>
          </table:table-cell>
          <table:table-cell office:value-type="float" office:value="0.00000000000003109" calcext:value-type="float">
            <text:p>3,109E-14</text:p>
          </table:table-cell>
          <table:table-cell office:value-type="float" office:value="1.471E-017" calcext:value-type="float">
            <text:p>1,471E-17</text:p>
          </table:table-cell>
          <table:table-cell office:value-type="float" office:value="2.727E-016" calcext:value-type="float">
            <text:p>2,727E-16</text:p>
          </table:table-cell>
          <table:table-cell office:value-type="float" office:value="3.142E-021" calcext:value-type="float">
            <text:p>3,142E-21</text:p>
          </table:table-cell>
          <table:table-cell office:value-type="float" office:value="6.404E-016" calcext:value-type="float">
            <text:p>6,404E-16</text:p>
          </table:table-cell>
          <table:table-cell office:value-type="float" office:value="5.981E-041" calcext:value-type="float">
            <text:p>5,981E-41</text:p>
          </table:table-cell>
          <table:table-cell office:value-type="float" office:value="1.067E-036" calcext:value-type="float">
            <text:p>1,067E-36</text:p>
          </table:table-cell>
          <table:table-cell office:value-type="float" office:value="2.867E-050" calcext:value-type="float">
            <text:p>2,867E-50</text:p>
          </table:table-cell>
          <table:table-cell office:value-type="float" office:value="5.654E-046" calcext:value-type="float">
            <text:p>5,654E-46</text:p>
          </table:table-cell>
          <table:table-cell office:value-type="float" office:value="5.435E-042" calcext:value-type="float">
            <text:p>5,435E-42</text:p>
          </table:table-cell>
          <table:table-cell office:value-type="float" office:value="7.086E-041" calcext:value-type="float">
            <text:p>7,086E-41</text:p>
          </table:table-cell>
          <table:table-cell office:value-type="float" office:value="1.427E-043" calcext:value-type="float">
            <text:p>1,427E-43</text:p>
          </table:table-cell>
          <table:table-cell office:value-type="float" office:value="3.875E-042" calcext:value-type="float">
            <text:p>3,875E-42</text:p>
          </table:table-cell>
          <table:table-cell office:value-type="float" office:value="4.007E-041" calcext:value-type="float">
            <text:p>4,007E-41</text:p>
          </table:table-cell>
          <table:table-cell office:value-type="float" office:value="1.151E-042" calcext:value-type="float">
            <text:p>1,151E-42</text:p>
          </table:table-cell>
          <table:table-cell office:value-type="float" office:value="9.891E-036" calcext:value-type="float">
            <text:p>9,891E-36</text:p>
          </table:table-cell>
          <table:table-cell office:value-type="float" office:value="9.34E-048" calcext:value-type="float">
            <text:p>9,34E-48</text:p>
          </table:table-cell>
          <table:table-cell office:value-type="float" office:value="1.876E-045" calcext:value-type="float">
            <text:p>1,876E-45</text:p>
          </table:table-cell>
          <table:table-cell office:value-type="float" office:value="1.796E-051" calcext:value-type="float">
            <text:p>1,796E-51</text:p>
          </table:table-cell>
          <table:table-cell office:value-type="float" office:value="9.236E-042" calcext:value-type="float">
            <text:p>9,236E-42</text:p>
          </table:table-cell>
        </table:table-row>
        <table:table-row table:style-name="ro1">
          <table:table-cell office:value-type="string" calcext:value-type="string">
            <text:p>NA18559_CHB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005848" calcext:value-type="float">
            <text:p>5,848E-13</text:p>
          </table:table-cell>
          <table:table-cell office:value-type="float" office:value="1.15E-015" calcext:value-type="float">
            <text:p>1,15E-15</text:p>
          </table:table-cell>
          <table:table-cell office:value-type="float" office:value="0.000000000004236" calcext:value-type="float">
            <text:p>4,236E-12</text:p>
          </table:table-cell>
          <table:table-cell office:value-type="float" office:value="5.624E-091" calcext:value-type="float">
            <text:p>5,624E-91</text:p>
          </table:table-cell>
          <table:table-cell office:value-type="float" office:value="9.655E-080" calcext:value-type="float">
            <text:p>9,655E-80</text:p>
          </table:table-cell>
          <table:table-cell office:value-type="float" office:value="2.883E-050" calcext:value-type="float">
            <text:p>2,883E-50</text:p>
          </table:table-cell>
          <table:table-cell office:value-type="float" office:value="0.000000000003679" calcext:value-type="float">
            <text:p>3,679E-12</text:p>
          </table:table-cell>
          <table:table-cell office:value-type="float" office:value="0.00000000001142" calcext:value-type="float">
            <text:p>1,142E-11</text:p>
          </table:table-cell>
          <table:table-cell office:value-type="float" office:value="1.791E-018" calcext:value-type="float">
            <text:p>1,791E-18</text:p>
          </table:table-cell>
          <table:table-cell office:value-type="float" office:value="3.359E-033" calcext:value-type="float">
            <text:p>3,359E-33</text:p>
          </table:table-cell>
          <table:table-cell office:value-type="float" office:value="1.391E-031" calcext:value-type="float">
            <text:p>1,391E-31</text:p>
          </table:table-cell>
          <table:table-cell office:value-type="float" office:value="2.083E-044" calcext:value-type="float">
            <text:p>2,083E-44</text:p>
          </table:table-cell>
          <table:table-cell office:value-type="float" office:value="1.216E-042" calcext:value-type="float">
            <text:p>1,216E-42</text:p>
          </table:table-cell>
          <table:table-cell office:value-type="float" office:value="9.113E-047" calcext:value-type="float">
            <text:p>9,113E-47</text:p>
          </table:table-cell>
          <table:table-cell office:value-type="float" office:value="5.133E-039" calcext:value-type="float">
            <text:p>5,133E-39</text:p>
          </table:table-cell>
          <table:table-cell office:value-type="float" office:value="2.885E-044" calcext:value-type="float">
            <text:p>2,885E-44</text:p>
          </table:table-cell>
          <table:table-cell office:value-type="float" office:value="5.638E-043" calcext:value-type="float">
            <text:p>5,638E-43</text:p>
          </table:table-cell>
          <table:table-cell office:value-type="float" office:value="2.969E-051" calcext:value-type="float">
            <text:p>2,969E-51</text:p>
          </table:table-cell>
          <table:table-cell office:value-type="float" office:value="1.634E-018" calcext:value-type="float">
            <text:p>1,634E-18</text:p>
          </table:table-cell>
          <table:table-cell office:value-type="float" office:value="5.226E-016" calcext:value-type="float">
            <text:p>5,226E-16</text:p>
          </table:table-cell>
          <table:table-cell office:value-type="float" office:value="9.095E-032" calcext:value-type="float">
            <text:p>9,095E-32</text:p>
          </table:table-cell>
          <table:table-cell office:value-type="float" office:value="2.327E-035" calcext:value-type="float">
            <text:p>2,327E-35</text:p>
          </table:table-cell>
          <table:table-cell office:value-type="float" office:value="1.427E-040" calcext:value-type="float">
            <text:p>1,427E-40</text:p>
          </table:table-cell>
          <table:table-cell office:value-type="float" office:value="1.853E-032" calcext:value-type="float">
            <text:p>1,853E-32</text:p>
          </table:table-cell>
          <table:table-cell office:value-type="float" office:value="6.446E-044" calcext:value-type="float">
            <text:p>6,446E-44</text:p>
          </table:table-cell>
          <table:table-cell office:value-type="float" office:value="4.825E-084" calcext:value-type="float">
            <text:p>4,825E-84</text:p>
          </table:table-cell>
          <table:table-cell office:value-type="float" office:value="1.968E-025" calcext:value-type="float">
            <text:p>1,968E-25</text:p>
          </table:table-cell>
          <table:table-cell office:value-type="float" office:value="1.144E-046" calcext:value-type="float">
            <text:p>1,144E-46</text:p>
          </table:table-cell>
          <table:table-cell office:value-type="float" office:value="2.299E-032" calcext:value-type="float">
            <text:p>2,299E-32</text:p>
          </table:table-cell>
          <table:table-cell office:value-type="float" office:value="3.991E-055" calcext:value-type="float">
            <text:p>3,991E-55</text:p>
          </table:table-cell>
          <table:table-cell office:value-type="float" office:value="1.149E-020" calcext:value-type="float">
            <text:p>1,149E-20</text:p>
          </table:table-cell>
          <table:table-cell office:value-type="float" office:value="1.551E-031" calcext:value-type="float">
            <text:p>1,551E-31</text:p>
          </table:table-cell>
          <table:table-cell office:value-type="float" office:value="2.04E-020" calcext:value-type="float">
            <text:p>2,04E-20</text:p>
          </table:table-cell>
          <table:table-cell office:value-type="float" office:value="8.899E-030" calcext:value-type="float">
            <text:p>8,899E-30</text:p>
          </table:table-cell>
          <table:table-cell office:value-type="float" office:value="6.035E-038" calcext:value-type="float">
            <text:p>6,035E-38</text:p>
          </table:table-cell>
          <table:table-cell office:value-type="float" office:value="3.292E-043" calcext:value-type="float">
            <text:p>3,292E-43</text:p>
          </table:table-cell>
          <table:table-cell office:value-type="float" office:value="2.214E-022" calcext:value-type="float">
            <text:p>2,214E-22</text:p>
          </table:table-cell>
          <table:table-cell office:value-type="float" office:value="7.269E-048" calcext:value-type="float">
            <text:p>7,269E-48</text:p>
          </table:table-cell>
          <table:table-cell office:value-type="float" office:value="4.418E-081" calcext:value-type="float">
            <text:p>4,418E-81</text:p>
          </table:table-cell>
          <table:table-cell office:value-type="float" office:value="1.481E-070" calcext:value-type="float">
            <text:p>1,481E-70</text:p>
          </table:table-cell>
          <table:table-cell office:value-type="float" office:value="2.32E-053" calcext:value-type="float">
            <text:p>2,32E-53</text:p>
          </table:table-cell>
          <table:table-cell office:value-type="float" office:value="1.204E-065" calcext:value-type="float">
            <text:p>1,204E-65</text:p>
          </table:table-cell>
          <table:table-cell office:value-type="float" office:value="2.689E-029" calcext:value-type="float">
            <text:p>2,689E-29</text:p>
          </table:table-cell>
          <table:table-cell office:value-type="float" office:value="1.627E-041" calcext:value-type="float">
            <text:p>1,627E-41</text:p>
          </table:table-cell>
          <table:table-cell office:value-type="float" office:value="1.29E-042" calcext:value-type="float">
            <text:p>1,29E-42</text:p>
          </table:table-cell>
          <table:table-cell office:value-type="float" office:value="3.329E-032" calcext:value-type="float">
            <text:p>3,329E-32</text:p>
          </table:table-cell>
          <table:table-cell office:value-type="float" office:value="8.046E-058" calcext:value-type="float">
            <text:p>8,046E-58</text:p>
          </table:table-cell>
          <table:table-cell office:value-type="float" office:value="0.000000000008413" calcext:value-type="float">
            <text:p>8,413E-12</text:p>
          </table:table-cell>
          <table:table-cell office:value-type="float" office:value="3.531E-045" calcext:value-type="float">
            <text:p>3,531E-45</text:p>
          </table:table-cell>
          <table:table-cell office:value-type="float" office:value="1.087E-059" calcext:value-type="float">
            <text:p>1,087E-59</text:p>
          </table:table-cell>
          <table:table-cell office:value-type="float" office:value="0.0000000000000345" calcext:value-type="float">
            <text:p>3,45E-14</text:p>
          </table:table-cell>
          <table:table-cell office:value-type="float" office:value="2.071E-031" calcext:value-type="float">
            <text:p>2,071E-31</text:p>
          </table:table-cell>
          <table:table-cell office:value-type="float" office:value="1.537E-046" calcext:value-type="float">
            <text:p>1,537E-46</text:p>
          </table:table-cell>
          <table:table-cell office:value-type="float" office:value="1.768E-036" calcext:value-type="float">
            <text:p>1,768E-36</text:p>
          </table:table-cell>
          <table:table-cell office:value-type="float" office:value="3.124E-040" calcext:value-type="float">
            <text:p>3,124E-40</text:p>
          </table:table-cell>
          <table:table-cell office:value-type="float" office:value="1.98E-034" calcext:value-type="float">
            <text:p>1,98E-34</text:p>
          </table:table-cell>
          <table:table-cell office:value-type="float" office:value="2.847E-020" calcext:value-type="float">
            <text:p>2,847E-20</text:p>
          </table:table-cell>
          <table:table-cell office:value-type="float" office:value="4.18E-018" calcext:value-type="float">
            <text:p>4,18E-18</text:p>
          </table:table-cell>
          <table:table-cell office:value-type="float" office:value="0.00000000000001415" calcext:value-type="float">
            <text:p>1,415E-14</text:p>
          </table:table-cell>
          <table:table-cell office:value-type="float" office:value="7.902E-015" calcext:value-type="float">
            <text:p>7,902E-15</text:p>
          </table:table-cell>
          <table:table-cell office:value-type="float" office:value="0.00000000000004745" calcext:value-type="float">
            <text:p>4,745E-14</text:p>
          </table:table-cell>
          <table:table-cell office:value-type="float" office:value="7.771E-016" calcext:value-type="float">
            <text:p>7,771E-16</text:p>
          </table:table-cell>
          <table:table-cell office:value-type="float" office:value="2.861E-073" calcext:value-type="float">
            <text:p>2,861E-73</text:p>
          </table:table-cell>
          <table:table-cell office:value-type="float" office:value="5.86E-036" calcext:value-type="float">
            <text:p>5,86E-36</text:p>
          </table:table-cell>
          <table:table-cell office:value-type="float" office:value="2.54E-043" calcext:value-type="float">
            <text:p>2,54E-43</text:p>
          </table:table-cell>
          <table:table-cell office:value-type="float" office:value="7.349E-045" calcext:value-type="float">
            <text:p>7,349E-45</text:p>
          </table:table-cell>
          <table:table-cell office:value-type="float" office:value="2.136E-048" calcext:value-type="float">
            <text:p>2,136E-48</text:p>
          </table:table-cell>
          <table:table-cell office:value-type="float" office:value="3.792E-058" calcext:value-type="float">
            <text:p>3,792E-58</text:p>
          </table:table-cell>
          <table:table-cell office:value-type="float" office:value="1.994E-031" calcext:value-type="float">
            <text:p>1,994E-31</text:p>
          </table:table-cell>
          <table:table-cell office:value-type="float" office:value="0.00000000000001056" calcext:value-type="float">
            <text:p>1,056E-14</text:p>
          </table:table-cell>
          <table:table-cell office:value-type="float" office:value="1.189E-017" calcext:value-type="float">
            <text:p>1,189E-17</text:p>
          </table:table-cell>
          <table:table-cell office:value-type="float" office:value="7.104E-074" calcext:value-type="float">
            <text:p>7,104E-74</text:p>
          </table:table-cell>
          <table:table-cell office:value-type="float" office:value="1.171E-052" calcext:value-type="float">
            <text:p>1,171E-52</text:p>
          </table:table-cell>
          <table:table-cell office:value-type="float" office:value="8.577E-089" calcext:value-type="float">
            <text:p>8,577E-89</text:p>
          </table:table-cell>
          <table:table-cell office:value-type="float" office:value="7.306E-050" calcext:value-type="float">
            <text:p>7,306E-50</text:p>
          </table:table-cell>
          <table:table-cell office:value-type="float" office:value="1.974E-052" calcext:value-type="float">
            <text:p>1,974E-52</text:p>
          </table:table-cell>
          <table:table-cell office:value-type="float" office:value="1.75E-049" calcext:value-type="float">
            <text:p>1,75E-49</text:p>
          </table:table-cell>
          <table:table-cell office:value-type="float" office:value="0.00000000002343" calcext:value-type="float">
            <text:p>2,343E-11</text:p>
          </table:table-cell>
          <table:table-cell office:value-type="float" office:value="0.000000000001874" calcext:value-type="float">
            <text:p>1,874E-12</text:p>
          </table:table-cell>
          <table:table-cell office:value-type="float" office:value="0.000000000002804" calcext:value-type="float">
            <text:p>2,804E-12</text:p>
          </table:table-cell>
          <table:table-cell office:value-type="float" office:value="2.151E-047" calcext:value-type="float">
            <text:p>2,151E-47</text:p>
          </table:table-cell>
          <table:table-cell office:value-type="float" office:value="0.00000000000007146" calcext:value-type="float">
            <text:p>7,146E-14</text:p>
          </table:table-cell>
          <table:table-cell office:value-type="float" office:value="3.081E-029" calcext:value-type="float">
            <text:p>3,081E-29</text:p>
          </table:table-cell>
          <table:table-cell office:value-type="float" office:value="2.29E-034" calcext:value-type="float">
            <text:p>2,29E-34</text:p>
          </table:table-cell>
          <table:table-cell office:value-type="float" office:value="3.378E-034" calcext:value-type="float">
            <text:p>3,378E-34</text:p>
          </table:table-cell>
          <table:table-cell office:value-type="float" office:value="2.515E-079" calcext:value-type="float">
            <text:p>2,515E-79</text:p>
          </table:table-cell>
          <table:table-cell office:value-type="float" office:value="1.019E-084" calcext:value-type="float">
            <text:p>1,019E-84</text:p>
          </table:table-cell>
          <table:table-cell office:value-type="float" office:value="4.465E-030" calcext:value-type="float">
            <text:p>4,465E-30</text:p>
          </table:table-cell>
          <table:table-cell office:value-type="float" office:value="1.57E-034" calcext:value-type="float">
            <text:p>1,57E-34</text:p>
          </table:table-cell>
          <table:table-cell office:value-type="float" office:value="5.585E-034" calcext:value-type="float">
            <text:p>5,585E-34</text:p>
          </table:table-cell>
          <table:table-cell office:value-type="float" office:value="3.114E-086" calcext:value-type="float">
            <text:p>3,114E-86</text:p>
          </table:table-cell>
          <table:table-cell office:value-type="float" office:value="0.0000000000002072" calcext:value-type="float">
            <text:p>2,072E-13</text:p>
          </table:table-cell>
          <table:table-cell office:value-type="float" office:value="2.063E-053" calcext:value-type="float">
            <text:p>2,063E-53</text:p>
          </table:table-cell>
          <table:table-cell office:value-type="float" office:value="5.688E-042" calcext:value-type="float">
            <text:p>5,688E-42</text:p>
          </table:table-cell>
          <table:table-cell office:value-type="float" office:value="7.135E-043" calcext:value-type="float">
            <text:p>7,135E-43</text:p>
          </table:table-cell>
          <table:table-cell office:value-type="float" office:value="4.734E-043" calcext:value-type="float">
            <text:p>4,734E-43</text:p>
          </table:table-cell>
          <table:table-cell office:value-type="float" office:value="2.815E-046" calcext:value-type="float">
            <text:p>2,815E-46</text:p>
          </table:table-cell>
          <table:table-cell office:value-type="float" office:value="4.196E-043" calcext:value-type="float">
            <text:p>4,196E-43</text:p>
          </table:table-cell>
          <table:table-cell office:value-type="float" office:value="7.565E-045" calcext:value-type="float">
            <text:p>7,565E-45</text:p>
          </table:table-cell>
          <table:table-cell office:value-type="float" office:value="1.686E-043" calcext:value-type="float">
            <text:p>1,686E-43</text:p>
          </table:table-cell>
          <table:table-cell office:value-type="float" office:value="3.625E-044" calcext:value-type="float">
            <text:p>3,625E-44</text:p>
          </table:table-cell>
          <table:table-cell office:value-type="float" office:value="0.00000000000001445" calcext:value-type="float">
            <text:p>1,445E-14</text:p>
          </table:table-cell>
          <table:table-cell office:value-type="float" office:value="6.171E-015" calcext:value-type="float">
            <text:p>6,171E-15</text:p>
          </table:table-cell>
          <table:table-cell office:value-type="float" office:value="0.000000000002356" calcext:value-type="float">
            <text:p>2,356E-12</text:p>
          </table:table-cell>
          <table:table-cell office:value-type="float" office:value="0.000000000004486" calcext:value-type="float">
            <text:p>4,486E-12</text:p>
          </table:table-cell>
          <table:table-cell office:value-type="float" office:value="0.00000000000001791" calcext:value-type="float">
            <text:p>1,791E-14</text:p>
          </table:table-cell>
          <table:table-cell office:value-type="float" office:value="0.000000000004342" calcext:value-type="float">
            <text:p>4,342E-12</text:p>
          </table:table-cell>
          <table:table-cell office:value-type="float" office:value="8.672E-016" calcext:value-type="float">
            <text:p>8,672E-16</text:p>
          </table:table-cell>
          <table:table-cell office:value-type="float" office:value="1E-035" calcext:value-type="float">
            <text:p>1E-35</text:p>
          </table:table-cell>
          <table:table-cell office:value-type="float" office:value="2.637E-037" calcext:value-type="float">
            <text:p>2,637E-37</text:p>
          </table:table-cell>
          <table:table-cell office:value-type="float" office:value="3.45E-037" calcext:value-type="float">
            <text:p>3,45E-37</text:p>
          </table:table-cell>
          <table:table-cell office:value-type="float" office:value="0.000000000000323" calcext:value-type="float">
            <text:p>3,23E-13</text:p>
          </table:table-cell>
          <table:table-cell office:value-type="float" office:value="0.0000000000005978" calcext:value-type="float">
            <text:p>5,978E-13</text:p>
          </table:table-cell>
          <table:table-cell office:value-type="float" office:value="0.000000000001052" calcext:value-type="float">
            <text:p>1,052E-12</text:p>
          </table:table-cell>
          <table:table-cell office:value-type="float" office:value="7.234E-015" calcext:value-type="float">
            <text:p>7,234E-15</text:p>
          </table:table-cell>
          <table:table-cell office:value-type="float" office:value="0.0000000000005093" calcext:value-type="float">
            <text:p>5,093E-13</text:p>
          </table:table-cell>
          <table:table-cell office:value-type="float" office:value="0.000000000001808" calcext:value-type="float">
            <text:p>1,808E-12</text:p>
          </table:table-cell>
          <table:table-cell office:value-type="float" office:value="0.000000000003453" calcext:value-type="float">
            <text:p>3,453E-12</text:p>
          </table:table-cell>
          <table:table-cell office:value-type="float" office:value="0.0000000000003676" calcext:value-type="float">
            <text:p>3,676E-13</text:p>
          </table:table-cell>
          <table:table-cell office:value-type="float" office:value="0.00000000002524" calcext:value-type="float">
            <text:p>2,524E-11</text:p>
          </table:table-cell>
          <table:table-cell office:value-type="float" office:value="0.0000000000001176" calcext:value-type="float">
            <text:p>1,176E-13</text:p>
          </table:table-cell>
          <table:table-cell office:value-type="float" office:value="0.000000000006203" calcext:value-type="float">
            <text:p>6,203E-12</text:p>
          </table:table-cell>
          <table:table-cell office:value-type="float" office:value="0.000000000001097" calcext:value-type="float">
            <text:p>1,097E-12</text:p>
          </table:table-cell>
          <table:table-cell office:value-type="float" office:value="8.784E-019" calcext:value-type="float">
            <text:p>8,784E-19</text:p>
          </table:table-cell>
          <table:table-cell office:value-type="float" office:value="6.917E-017" calcext:value-type="float">
            <text:p>6,917E-17</text:p>
          </table:table-cell>
          <table:table-cell office:value-type="float" office:value="3.347E-028" calcext:value-type="float">
            <text:p>3,347E-28</text:p>
          </table:table-cell>
          <table:table-cell office:value-type="float" office:value="7.532E-017" calcext:value-type="float">
            <text:p>7,532E-17</text:p>
          </table:table-cell>
          <table:table-cell office:value-type="float" office:value="0.0000000000007866" calcext:value-type="float">
            <text:p>7,866E-13</text:p>
          </table:table-cell>
          <table:table-cell office:value-type="float" office:value="0.000000000001762" calcext:value-type="float">
            <text:p>1,762E-12</text:p>
          </table:table-cell>
          <table:table-cell office:value-type="float" office:value="3.044E-016" calcext:value-type="float">
            <text:p>3,044E-16</text:p>
          </table:table-cell>
          <table:table-cell office:value-type="float" office:value="6.072E-042" calcext:value-type="float">
            <text:p>6,072E-42</text:p>
          </table:table-cell>
          <table:table-cell office:value-type="float" office:value="9.065E-040" calcext:value-type="float">
            <text:p>9,065E-40</text:p>
          </table:table-cell>
          <table:table-cell office:value-type="float" office:value="6.22E-037" calcext:value-type="float">
            <text:p>6,22E-37</text:p>
          </table:table-cell>
          <table:table-cell office:value-type="float" office:value="2.85E-032" calcext:value-type="float">
            <text:p>2,85E-32</text:p>
          </table:table-cell>
          <table:table-cell office:value-type="float" office:value="2.541E-029" calcext:value-type="float">
            <text:p>2,541E-29</text:p>
          </table:table-cell>
          <table:table-cell office:value-type="float" office:value="3.763E-051" calcext:value-type="float">
            <text:p>3,763E-51</text:p>
          </table:table-cell>
          <table:table-cell office:value-type="float" office:value="4.243E-036" calcext:value-type="float">
            <text:p>4,243E-36</text:p>
          </table:table-cell>
          <table:table-cell office:value-type="float" office:value="4.134E-034" calcext:value-type="float">
            <text:p>4,134E-34</text:p>
          </table:table-cell>
          <table:table-cell office:value-type="float" office:value="1.314E-029" calcext:value-type="float">
            <text:p>1,314E-29</text:p>
          </table:table-cell>
          <table:table-cell office:value-type="float" office:value="0.000000000003096" calcext:value-type="float">
            <text:p>3,096E-12</text:p>
          </table:table-cell>
          <table:table-cell office:value-type="float" office:value="0.000000000000267" calcext:value-type="float">
            <text:p>2,67E-13</text:p>
          </table:table-cell>
          <table:table-cell office:value-type="float" office:value="0.00000000000007109" calcext:value-type="float">
            <text:p>7,109E-14</text:p>
          </table:table-cell>
          <table:table-cell office:value-type="float" office:value="0.0000000000004756" calcext:value-type="float">
            <text:p>4,756E-13</text:p>
          </table:table-cell>
          <table:table-cell office:value-type="float" office:value="8.053E-020" calcext:value-type="float">
            <text:p>8,053E-20</text:p>
          </table:table-cell>
          <table:table-cell office:value-type="float" office:value="0.00000000000002461" calcext:value-type="float">
            <text:p>2,461E-14</text:p>
          </table:table-cell>
          <table:table-cell office:value-type="float" office:value="4.52E-040" calcext:value-type="float">
            <text:p>4,52E-40</text:p>
          </table:table-cell>
          <table:table-cell office:value-type="float" office:value="1E-035" calcext:value-type="float">
            <text:p>1E-35</text:p>
          </table:table-cell>
          <table:table-cell office:value-type="float" office:value="2.883E-050" calcext:value-type="float">
            <text:p>2,883E-50</text:p>
          </table:table-cell>
          <table:table-cell office:value-type="float" office:value="1.666E-049" calcext:value-type="float">
            <text:p>1,666E-49</text:p>
          </table:table-cell>
          <table:table-cell office:value-type="float" office:value="4.624E-045" calcext:value-type="float">
            <text:p>4,624E-45</text:p>
          </table:table-cell>
          <table:table-cell office:value-type="float" office:value="1.046E-039" calcext:value-type="float">
            <text:p>1,046E-39</text:p>
          </table:table-cell>
          <table:table-cell office:value-type="float" office:value="1.885E-042" calcext:value-type="float">
            <text:p>1,885E-42</text:p>
          </table:table-cell>
          <table:table-cell office:value-type="float" office:value="1.096E-041" calcext:value-type="float">
            <text:p>1,096E-41</text:p>
          </table:table-cell>
          <table:table-cell office:value-type="float" office:value="1.815E-040" calcext:value-type="float">
            <text:p>1,815E-40</text:p>
          </table:table-cell>
          <table:table-cell office:value-type="float" office:value="4.127E-040" calcext:value-type="float">
            <text:p>4,127E-40</text:p>
          </table:table-cell>
          <table:table-cell office:value-type="float" office:value="8.688E-035" calcext:value-type="float">
            <text:p>8,688E-35</text:p>
          </table:table-cell>
          <table:table-cell office:value-type="float" office:value="7.451E-045" calcext:value-type="float">
            <text:p>7,451E-45</text:p>
          </table:table-cell>
          <table:table-cell office:value-type="float" office:value="8.045E-045" calcext:value-type="float">
            <text:p>8,045E-45</text:p>
          </table:table-cell>
          <table:table-cell office:value-type="float" office:value="2.085E-048" calcext:value-type="float">
            <text:p>2,085E-48</text:p>
          </table:table-cell>
          <table:table-cell office:value-type="float" office:value="2.059E-040" calcext:value-type="float">
            <text:p>2,059E-40</text:p>
          </table:table-cell>
        </table:table-row>
        <table:table-row table:style-name="ro1">
          <table:table-cell office:value-type="string" calcext:value-type="string">
            <text:p>HG00530_CHS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1978" calcext:value-type="float">
            <text:p>1,978E-10</text:p>
          </table:table-cell>
          <table:table-cell office:value-type="float" office:value="0.000000000003243" calcext:value-type="float">
            <text:p>3,243E-12</text:p>
          </table:table-cell>
          <table:table-cell office:value-type="float" office:value="0.0000000001277" calcext:value-type="float">
            <text:p>1,277E-10</text:p>
          </table:table-cell>
          <table:table-cell office:value-type="float" office:value="7.968E-080" calcext:value-type="float">
            <text:p>7,968E-80</text:p>
          </table:table-cell>
          <table:table-cell office:value-type="float" office:value="1.253E-067" calcext:value-type="float">
            <text:p>1,253E-67</text:p>
          </table:table-cell>
          <table:table-cell office:value-type="float" office:value="1.082E-043" calcext:value-type="float">
            <text:p>1,082E-43</text:p>
          </table:table-cell>
          <table:table-cell office:value-type="float" office:value="0.0000000001657" calcext:value-type="float">
            <text:p>1,657E-10</text:p>
          </table:table-cell>
          <table:table-cell office:value-type="float" office:value="0.00000000002633" calcext:value-type="float">
            <text:p>2,633E-11</text:p>
          </table:table-cell>
          <table:table-cell office:value-type="float" office:value="0.000000000000825" calcext:value-type="float">
            <text:p>8,25E-13</text:p>
          </table:table-cell>
          <table:table-cell office:value-type="float" office:value="1.286E-024" calcext:value-type="float">
            <text:p>1,286E-24</text:p>
          </table:table-cell>
          <table:table-cell office:value-type="float" office:value="1.144E-024" calcext:value-type="float">
            <text:p>1,144E-24</text:p>
          </table:table-cell>
          <table:table-cell office:value-type="float" office:value="2.511E-039" calcext:value-type="float">
            <text:p>2,511E-39</text:p>
          </table:table-cell>
          <table:table-cell office:value-type="float" office:value="2.524E-037" calcext:value-type="float">
            <text:p>2,524E-37</text:p>
          </table:table-cell>
          <table:table-cell office:value-type="float" office:value="7.614E-044" calcext:value-type="float">
            <text:p>7,614E-44</text:p>
          </table:table-cell>
          <table:table-cell office:value-type="float" office:value="7.222E-035" calcext:value-type="float">
            <text:p>7,222E-35</text:p>
          </table:table-cell>
          <table:table-cell office:value-type="float" office:value="5.387E-039" calcext:value-type="float">
            <text:p>5,387E-39</text:p>
          </table:table-cell>
          <table:table-cell office:value-type="float" office:value="8.303E-038" calcext:value-type="float">
            <text:p>8,303E-38</text:p>
          </table:table-cell>
          <table:table-cell office:value-type="float" office:value="1.754E-046" calcext:value-type="float">
            <text:p>1,754E-46</text:p>
          </table:table-cell>
          <table:table-cell office:value-type="float" office:value="1.524E-015" calcext:value-type="float">
            <text:p>1,524E-15</text:p>
          </table:table-cell>
          <table:table-cell office:value-type="float" office:value="0.000000000003941" calcext:value-type="float">
            <text:p>3,941E-12</text:p>
          </table:table-cell>
          <table:table-cell office:value-type="float" office:value="1.633E-023" calcext:value-type="float">
            <text:p>1,633E-23</text:p>
          </table:table-cell>
          <table:table-cell office:value-type="float" office:value="8.497E-026" calcext:value-type="float">
            <text:p>8,497E-26</text:p>
          </table:table-cell>
          <table:table-cell office:value-type="float" office:value="5.414E-031" calcext:value-type="float">
            <text:p>5,414E-31</text:p>
          </table:table-cell>
          <table:table-cell office:value-type="float" office:value="2.778E-025" calcext:value-type="float">
            <text:p>2,778E-25</text:p>
          </table:table-cell>
          <table:table-cell office:value-type="float" office:value="2.661E-038" calcext:value-type="float">
            <text:p>2,661E-38</text:p>
          </table:table-cell>
          <table:table-cell office:value-type="float" office:value="1.054E-071" calcext:value-type="float">
            <text:p>1,054E-71</text:p>
          </table:table-cell>
          <table:table-cell office:value-type="float" office:value="4.33E-021" calcext:value-type="float">
            <text:p>4,33E-21</text:p>
          </table:table-cell>
          <table:table-cell office:value-type="float" office:value="1.616E-041" calcext:value-type="float">
            <text:p>1,616E-41</text:p>
          </table:table-cell>
          <table:table-cell office:value-type="float" office:value="1.209E-027" calcext:value-type="float">
            <text:p>1,209E-27</text:p>
          </table:table-cell>
          <table:table-cell office:value-type="float" office:value="3.313E-049" calcext:value-type="float">
            <text:p>3,313E-49</text:p>
          </table:table-cell>
          <table:table-cell office:value-type="float" office:value="0.00000000000003408" calcext:value-type="float">
            <text:p>3,408E-14</text:p>
          </table:table-cell>
          <table:table-cell office:value-type="float" office:value="2.86E-024" calcext:value-type="float">
            <text:p>2,86E-24</text:p>
          </table:table-cell>
          <table:table-cell office:value-type="float" office:value="7.585E-016" calcext:value-type="float">
            <text:p>7,585E-16</text:p>
          </table:table-cell>
          <table:table-cell office:value-type="float" office:value="4.1E-024" calcext:value-type="float">
            <text:p>4,1E-24</text:p>
          </table:table-cell>
          <table:table-cell office:value-type="float" office:value="1.48E-031" calcext:value-type="float">
            <text:p>1,48E-31</text:p>
          </table:table-cell>
          <table:table-cell office:value-type="float" office:value="2.174E-039" calcext:value-type="float">
            <text:p>2,174E-39</text:p>
          </table:table-cell>
          <table:table-cell office:value-type="float" office:value="2.857E-016" calcext:value-type="float">
            <text:p>2,857E-16</text:p>
          </table:table-cell>
          <table:table-cell office:value-type="float" office:value="1.096E-048" calcext:value-type="float">
            <text:p>1,096E-48</text:p>
          </table:table-cell>
          <table:table-cell office:value-type="float" office:value="1.158E-070" calcext:value-type="float">
            <text:p>1,158E-70</text:p>
          </table:table-cell>
          <table:table-cell office:value-type="float" office:value="1.612E-060" calcext:value-type="float">
            <text:p>1,612E-60</text:p>
          </table:table-cell>
          <table:table-cell office:value-type="float" office:value="2.145E-043" calcext:value-type="float">
            <text:p>2,145E-43</text:p>
          </table:table-cell>
          <table:table-cell office:value-type="float" office:value="9.53E-055" calcext:value-type="float">
            <text:p>9,53E-55</text:p>
          </table:table-cell>
          <table:table-cell office:value-type="float" office:value="8.583E-022" calcext:value-type="float">
            <text:p>8,583E-22</text:p>
          </table:table-cell>
          <table:table-cell office:value-type="float" office:value="2.76E-038" calcext:value-type="float">
            <text:p>2,76E-38</text:p>
          </table:table-cell>
          <table:table-cell office:value-type="float" office:value="8.26E-039" calcext:value-type="float">
            <text:p>8,26E-39</text:p>
          </table:table-cell>
          <table:table-cell office:value-type="float" office:value="2.592E-028" calcext:value-type="float">
            <text:p>2,592E-28</text:p>
          </table:table-cell>
          <table:table-cell office:value-type="float" office:value="2.263E-049" calcext:value-type="float">
            <text:p>2,263E-49</text:p>
          </table:table-cell>
          <table:table-cell office:value-type="float" office:value="0.0000000006104" calcext:value-type="float">
            <text:p>6,104E-10</text:p>
          </table:table-cell>
          <table:table-cell office:value-type="float" office:value="2.834E-040" calcext:value-type="float">
            <text:p>2,834E-40</text:p>
          </table:table-cell>
          <table:table-cell office:value-type="float" office:value="7.559E-050" calcext:value-type="float">
            <text:p>7,559E-50</text:p>
          </table:table-cell>
          <table:table-cell office:value-type="float" office:value="0.0000000001028" calcext:value-type="float">
            <text:p>1,028E-10</text:p>
          </table:table-cell>
          <table:table-cell office:value-type="float" office:value="3.258E-027" calcext:value-type="float">
            <text:p>3,258E-27</text:p>
          </table:table-cell>
          <table:table-cell office:value-type="float" office:value="1.736E-041" calcext:value-type="float">
            <text:p>1,736E-41</text:p>
          </table:table-cell>
          <table:table-cell office:value-type="float" office:value="1.494E-030" calcext:value-type="float">
            <text:p>1,494E-30</text:p>
          </table:table-cell>
          <table:table-cell office:value-type="float" office:value="1.102E-033" calcext:value-type="float">
            <text:p>1,102E-33</text:p>
          </table:table-cell>
          <table:table-cell office:value-type="float" office:value="2.88E-028" calcext:value-type="float">
            <text:p>2,88E-28</text:p>
          </table:table-cell>
          <table:table-cell office:value-type="float" office:value="7.674E-017" calcext:value-type="float">
            <text:p>7,674E-17</text:p>
          </table:table-cell>
          <table:table-cell office:value-type="float" office:value="2.482E-016" calcext:value-type="float">
            <text:p>2,482E-16</text:p>
          </table:table-cell>
          <table:table-cell office:value-type="float" office:value="0.00000000004227" calcext:value-type="float">
            <text:p>4,227E-11</text:p>
          </table:table-cell>
          <table:table-cell office:value-type="float" office:value="0.0000000000001102" calcext:value-type="float">
            <text:p>1,102E-13</text:p>
          </table:table-cell>
          <table:table-cell office:value-type="float" office:value="0.00000000001736" calcext:value-type="float">
            <text:p>1,736E-11</text:p>
          </table:table-cell>
          <table:table-cell office:value-type="float" office:value="0.000000000001928" calcext:value-type="float">
            <text:p>1,928E-12</text:p>
          </table:table-cell>
          <table:table-cell office:value-type="float" office:value="1.184E-063" calcext:value-type="float">
            <text:p>1,184E-63</text:p>
          </table:table-cell>
          <table:table-cell office:value-type="float" office:value="2.65E-033" calcext:value-type="float">
            <text:p>2,65E-33</text:p>
          </table:table-cell>
          <table:table-cell office:value-type="float" office:value="9.554E-038" calcext:value-type="float">
            <text:p>9,554E-38</text:p>
          </table:table-cell>
          <table:table-cell office:value-type="float" office:value="2.693E-041" calcext:value-type="float">
            <text:p>2,693E-41</text:p>
          </table:table-cell>
          <table:table-cell office:value-type="float" office:value="2.437E-044" calcext:value-type="float">
            <text:p>2,437E-44</text:p>
          </table:table-cell>
          <table:table-cell office:value-type="float" office:value="4.544E-051" calcext:value-type="float">
            <text:p>4,544E-51</text:p>
          </table:table-cell>
          <table:table-cell office:value-type="float" office:value="1.132E-026" calcext:value-type="float">
            <text:p>1,132E-26</text:p>
          </table:table-cell>
          <table:table-cell office:value-type="float" office:value="0.00000000003087" calcext:value-type="float">
            <text:p>3,087E-11</text:p>
          </table:table-cell>
          <table:table-cell office:value-type="float" office:value="0.00000000000009145" calcext:value-type="float">
            <text:p>9,145E-14</text:p>
          </table:table-cell>
          <table:table-cell office:value-type="float" office:value="7.666E-063" calcext:value-type="float">
            <text:p>7,666E-63</text:p>
          </table:table-cell>
          <table:table-cell office:value-type="float" office:value="1.48E-043" calcext:value-type="float">
            <text:p>1,48E-43</text:p>
          </table:table-cell>
          <table:table-cell office:value-type="float" office:value="1.206E-075" calcext:value-type="float">
            <text:p>1,206E-75</text:p>
          </table:table-cell>
          <table:table-cell office:value-type="float" office:value="6.218E-043" calcext:value-type="float">
            <text:p>6,218E-43</text:p>
          </table:table-cell>
          <table:table-cell office:value-type="float" office:value="3.474E-047" calcext:value-type="float">
            <text:p>3,474E-47</text:p>
          </table:table-cell>
          <table:table-cell office:value-type="float" office:value="8.992E-046" calcext:value-type="float">
            <text:p>8,992E-46</text:p>
          </table:table-cell>
          <table:table-cell office:value-type="float" office:value="0.0000000003125" calcext:value-type="float">
            <text:p>3,125E-10</text:p>
          </table:table-cell>
          <table:table-cell office:value-type="float" office:value="0.0000000001416" calcext:value-type="float">
            <text:p>1,416E-10</text:p>
          </table:table-cell>
          <table:table-cell office:value-type="float" office:value="0.0000000002306" calcext:value-type="float">
            <text:p>2,306E-10</text:p>
          </table:table-cell>
          <table:table-cell office:value-type="float" office:value="2.652E-042" calcext:value-type="float">
            <text:p>2,652E-42</text:p>
          </table:table-cell>
          <table:table-cell office:value-type="float" office:value="0.0000000000985" calcext:value-type="float">
            <text:p>9,85E-11</text:p>
          </table:table-cell>
          <table:table-cell office:value-type="float" office:value="1.559E-023" calcext:value-type="float">
            <text:p>1,559E-23</text:p>
          </table:table-cell>
          <table:table-cell office:value-type="float" office:value="1.954E-028" calcext:value-type="float">
            <text:p>1,954E-28</text:p>
          </table:table-cell>
          <table:table-cell office:value-type="float" office:value="1.438E-027" calcext:value-type="float">
            <text:p>1,438E-27</text:p>
          </table:table-cell>
          <table:table-cell office:value-type="float" office:value="1.726E-067" calcext:value-type="float">
            <text:p>1,726E-67</text:p>
          </table:table-cell>
          <table:table-cell office:value-type="float" office:value="7.207E-073" calcext:value-type="float">
            <text:p>7,207E-73</text:p>
          </table:table-cell>
          <table:table-cell office:value-type="float" office:value="8.084E-024" calcext:value-type="float">
            <text:p>8,084E-24</text:p>
          </table:table-cell>
          <table:table-cell office:value-type="float" office:value="4.407E-029" calcext:value-type="float">
            <text:p>4,407E-29</text:p>
          </table:table-cell>
          <table:table-cell office:value-type="float" office:value="1.236E-027" calcext:value-type="float">
            <text:p>1,236E-27</text:p>
          </table:table-cell>
          <table:table-cell office:value-type="float" office:value="1.399E-074" calcext:value-type="float">
            <text:p>1,399E-74</text:p>
          </table:table-cell>
          <table:table-cell office:value-type="float" office:value="0.0000000001413" calcext:value-type="float">
            <text:p>1,413E-10</text:p>
          </table:table-cell>
          <table:table-cell office:value-type="float" office:value="6.402E-048" calcext:value-type="float">
            <text:p>6,402E-48</text:p>
          </table:table-cell>
          <table:table-cell office:value-type="float" office:value="1.105E-036" calcext:value-type="float">
            <text:p>1,105E-36</text:p>
          </table:table-cell>
          <table:table-cell office:value-type="float" office:value="2.39E-037" calcext:value-type="float">
            <text:p>2,39E-37</text:p>
          </table:table-cell>
          <table:table-cell office:value-type="float" office:value="9.296E-037" calcext:value-type="float">
            <text:p>9,296E-37</text:p>
          </table:table-cell>
          <table:table-cell office:value-type="float" office:value="1.07E-039" calcext:value-type="float">
            <text:p>1,07E-39</text:p>
          </table:table-cell>
          <table:table-cell office:value-type="float" office:value="2.451E-037" calcext:value-type="float">
            <text:p>2,451E-37</text:p>
          </table:table-cell>
          <table:table-cell office:value-type="float" office:value="1.534E-038" calcext:value-type="float">
            <text:p>1,534E-38</text:p>
          </table:table-cell>
          <table:table-cell office:value-type="float" office:value="5.619E-037" calcext:value-type="float">
            <text:p>5,619E-37</text:p>
          </table:table-cell>
          <table:table-cell office:value-type="float" office:value="5.412E-038" calcext:value-type="float">
            <text:p>5,412E-38</text:p>
          </table:table-cell>
          <table:table-cell office:value-type="float" office:value="0.000000000007666" calcext:value-type="float">
            <text:p>7,666E-12</text:p>
          </table:table-cell>
          <table:table-cell office:value-type="float" office:value="0.00000000001019" calcext:value-type="float">
            <text:p>1,019E-11</text:p>
          </table:table-cell>
          <table:table-cell office:value-type="float" office:value="0.00000000005809" calcext:value-type="float">
            <text:p>5,809E-11</text:p>
          </table:table-cell>
          <table:table-cell office:value-type="float" office:value="0.0000000003049" calcext:value-type="float">
            <text:p>3,049E-10</text:p>
          </table:table-cell>
          <table:table-cell office:value-type="float" office:value="0.000000000001811" calcext:value-type="float">
            <text:p>1,811E-12</text:p>
          </table:table-cell>
          <table:table-cell office:value-type="float" office:value="0.0000000002427" calcext:value-type="float">
            <text:p>2,427E-10</text:p>
          </table:table-cell>
          <table:table-cell office:value-type="float" office:value="0.0000000000141" calcext:value-type="float">
            <text:p>1,41E-11</text:p>
          </table:table-cell>
          <table:table-cell office:value-type="float" office:value="2.377E-031" calcext:value-type="float">
            <text:p>2,377E-31</text:p>
          </table:table-cell>
          <table:table-cell office:value-type="float" office:value="1.303E-034" calcext:value-type="float">
            <text:p>1,303E-34</text:p>
          </table:table-cell>
          <table:table-cell office:value-type="float" office:value="3.015E-030" calcext:value-type="float">
            <text:p>3,015E-30</text:p>
          </table:table-cell>
          <table:table-cell office:value-type="float" office:value="0.00000000007879" calcext:value-type="float">
            <text:p>7,879E-11</text:p>
          </table:table-cell>
          <table:table-cell office:value-type="float" office:value="0.0000000001091" calcext:value-type="float">
            <text:p>1,091E-10</text:p>
          </table:table-cell>
          <table:table-cell office:value-type="float" office:value="0.0000000001463" calcext:value-type="float">
            <text:p>1,463E-10</text:p>
          </table:table-cell>
          <table:table-cell office:value-type="float" office:value="0.00000000002181" calcext:value-type="float">
            <text:p>2,181E-11</text:p>
          </table:table-cell>
          <table:table-cell office:value-type="float" office:value="0.00000000009915" calcext:value-type="float">
            <text:p>9,915E-11</text:p>
          </table:table-cell>
          <table:table-cell office:value-type="float" office:value="0.00000000004035" calcext:value-type="float">
            <text:p>4,035E-11</text:p>
          </table:table-cell>
          <table:table-cell office:value-type="float" office:value="0.0000000000156" calcext:value-type="float">
            <text:p>1,56E-11</text:p>
          </table:table-cell>
          <table:table-cell office:value-type="float" office:value="0.00000000009527" calcext:value-type="float">
            <text:p>9,527E-11</text:p>
          </table:table-cell>
          <table:table-cell office:value-type="float" office:value="0.0000000003154" calcext:value-type="float">
            <text:p>3,154E-10</text:p>
          </table:table-cell>
          <table:table-cell office:value-type="float" office:value="0.000000000002204" calcext:value-type="float">
            <text:p>2,204E-12</text:p>
          </table:table-cell>
          <table:table-cell office:value-type="float" office:value="0.00000000007436" calcext:value-type="float">
            <text:p>7,436E-11</text:p>
          </table:table-cell>
          <table:table-cell office:value-type="float" office:value="0.00000000003214" calcext:value-type="float">
            <text:p>3,214E-11</text:p>
          </table:table-cell>
          <table:table-cell office:value-type="float" office:value="4.34E-015" calcext:value-type="float">
            <text:p>4,34E-15</text:p>
          </table:table-cell>
          <table:table-cell office:value-type="float" office:value="0.00000000000004836" calcext:value-type="float">
            <text:p>4,836E-14</text:p>
          </table:table-cell>
          <table:table-cell office:value-type="float" office:value="6.463E-024" calcext:value-type="float">
            <text:p>6,463E-24</text:p>
          </table:table-cell>
          <table:table-cell office:value-type="float" office:value="0.000000000002296" calcext:value-type="float">
            <text:p>2,296E-12</text:p>
          </table:table-cell>
          <table:table-cell office:value-type="float" office:value="0.0000000001517" calcext:value-type="float">
            <text:p>1,517E-10</text:p>
          </table:table-cell>
          <table:table-cell office:value-type="float" office:value="0.0000000002193" calcext:value-type="float">
            <text:p>2,193E-10</text:p>
          </table:table-cell>
          <table:table-cell office:value-type="float" office:value="0.0000000000002412" calcext:value-type="float">
            <text:p>2,412E-13</text:p>
          </table:table-cell>
          <table:table-cell office:value-type="float" office:value="4.491E-037" calcext:value-type="float">
            <text:p>4,491E-37</text:p>
          </table:table-cell>
          <table:table-cell office:value-type="float" office:value="2.202E-035" calcext:value-type="float">
            <text:p>2,202E-35</text:p>
          </table:table-cell>
          <table:table-cell office:value-type="float" office:value="4.919E-032" calcext:value-type="float">
            <text:p>4,919E-32</text:p>
          </table:table-cell>
          <table:table-cell office:value-type="float" office:value="4.505E-024" calcext:value-type="float">
            <text:p>4,505E-24</text:p>
          </table:table-cell>
          <table:table-cell office:value-type="float" office:value="1.115E-020" calcext:value-type="float">
            <text:p>1,115E-20</text:p>
          </table:table-cell>
          <table:table-cell office:value-type="float" office:value="4.116E-046" calcext:value-type="float">
            <text:p>4,116E-46</text:p>
          </table:table-cell>
          <table:table-cell office:value-type="float" office:value="5.244E-030" calcext:value-type="float">
            <text:p>5,244E-30</text:p>
          </table:table-cell>
          <table:table-cell office:value-type="float" office:value="3.287E-026" calcext:value-type="float">
            <text:p>3,287E-26</text:p>
          </table:table-cell>
          <table:table-cell office:value-type="float" office:value="7.339E-024" calcext:value-type="float">
            <text:p>7,339E-24</text:p>
          </table:table-cell>
          <table:table-cell office:value-type="float" office:value="0.0000000002131" calcext:value-type="float">
            <text:p>2,131E-10</text:p>
          </table:table-cell>
          <table:table-cell office:value-type="float" office:value="0.0000000001035" calcext:value-type="float">
            <text:p>1,035E-10</text:p>
          </table:table-cell>
          <table:table-cell office:value-type="float" office:value="0.00000000002503" calcext:value-type="float">
            <text:p>2,503E-11</text:p>
          </table:table-cell>
          <table:table-cell office:value-type="float" office:value="0.000000000115" calcext:value-type="float">
            <text:p>1,15E-10</text:p>
          </table:table-cell>
          <table:table-cell office:value-type="float" office:value="5.61E-017" calcext:value-type="float">
            <text:p>5,61E-17</text:p>
          </table:table-cell>
          <table:table-cell office:value-type="float" office:value="0.0000000004825" calcext:value-type="float">
            <text:p>4,825E-10</text:p>
          </table:table-cell>
          <table:table-cell office:value-type="float" office:value="2.03E-035" calcext:value-type="float">
            <text:p>2,03E-35</text:p>
          </table:table-cell>
          <table:table-cell office:value-type="float" office:value="2.377E-031" calcext:value-type="float">
            <text:p>2,377E-31</text:p>
          </table:table-cell>
          <table:table-cell office:value-type="float" office:value="1.082E-043" calcext:value-type="float">
            <text:p>1,082E-43</text:p>
          </table:table-cell>
          <table:table-cell office:value-type="float" office:value="1.177E-041" calcext:value-type="float">
            <text:p>1,177E-41</text:p>
          </table:table-cell>
          <table:table-cell office:value-type="float" office:value="6.756E-038" calcext:value-type="float">
            <text:p>6,756E-38</text:p>
          </table:table-cell>
          <table:table-cell office:value-type="float" office:value="5.436E-037" calcext:value-type="float">
            <text:p>5,436E-37</text:p>
          </table:table-cell>
          <table:table-cell office:value-type="float" office:value="1.564E-037" calcext:value-type="float">
            <text:p>1,564E-37</text:p>
          </table:table-cell>
          <table:table-cell office:value-type="float" office:value="3.138E-036" calcext:value-type="float">
            <text:p>3,138E-36</text:p>
          </table:table-cell>
          <table:table-cell office:value-type="float" office:value="1.773E-036" calcext:value-type="float">
            <text:p>1,773E-36</text:p>
          </table:table-cell>
          <table:table-cell office:value-type="float" office:value="1.649E-036" calcext:value-type="float">
            <text:p>1,649E-36</text:p>
          </table:table-cell>
          <table:table-cell office:value-type="float" office:value="6.808E-031" calcext:value-type="float">
            <text:p>6,808E-31</text:p>
          </table:table-cell>
          <table:table-cell office:value-type="float" office:value="8.771E-043" calcext:value-type="float">
            <text:p>8,771E-43</text:p>
          </table:table-cell>
          <table:table-cell office:value-type="float" office:value="4.614E-040" calcext:value-type="float">
            <text:p>4,614E-40</text:p>
          </table:table-cell>
          <table:table-cell office:value-type="float" office:value="4.88E-043" calcext:value-type="float">
            <text:p>4,88E-43</text:p>
          </table:table-cell>
          <table:table-cell office:value-type="float" office:value="1.623E-035" calcext:value-type="float">
            <text:p>1,623E-35</text:p>
          </table:table-cell>
        </table:table-row>
        <table:table-row table:style-name="ro1">
          <table:table-cell office:value-type="string" calcext:value-type="string">
            <text:p>HG00531_CHS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03194" calcext:value-type="float">
            <text:p>3,194E-12</text:p>
          </table:table-cell>
          <table:table-cell office:value-type="float" office:value="6.241E-015" calcext:value-type="float">
            <text:p>6,241E-15</text:p>
          </table:table-cell>
          <table:table-cell office:value-type="float" office:value="0.00000000005327" calcext:value-type="float">
            <text:p>5,327E-11</text:p>
          </table:table-cell>
          <table:table-cell office:value-type="float" office:value="2.289E-078" calcext:value-type="float">
            <text:p>2,289E-78</text:p>
          </table:table-cell>
          <table:table-cell office:value-type="float" office:value="2.095E-068" calcext:value-type="float">
            <text:p>2,095E-68</text:p>
          </table:table-cell>
          <table:table-cell office:value-type="float" office:value="1.257E-051" calcext:value-type="float">
            <text:p>1,257E-51</text:p>
          </table:table-cell>
          <table:table-cell office:value-type="float" office:value="0.00000000003137" calcext:value-type="float">
            <text:p>3,137E-11</text:p>
          </table:table-cell>
          <table:table-cell office:value-type="float" office:value="0.000000000004514" calcext:value-type="float">
            <text:p>4,514E-12</text:p>
          </table:table-cell>
          <table:table-cell office:value-type="float" office:value="1.297E-015" calcext:value-type="float">
            <text:p>1,297E-15</text:p>
          </table:table-cell>
          <table:table-cell office:value-type="float" office:value="5.116E-025" calcext:value-type="float">
            <text:p>5,116E-25</text:p>
          </table:table-cell>
          <table:table-cell office:value-type="float" office:value="6.924E-030" calcext:value-type="float">
            <text:p>6,924E-30</text:p>
          </table:table-cell>
          <table:table-cell office:value-type="float" office:value="1.037E-042" calcext:value-type="float">
            <text:p>1,037E-42</text:p>
          </table:table-cell>
          <table:table-cell office:value-type="float" office:value="4.485E-039" calcext:value-type="float">
            <text:p>4,485E-39</text:p>
          </table:table-cell>
          <table:table-cell office:value-type="float" office:value="6.132E-050" calcext:value-type="float">
            <text:p>6,132E-50</text:p>
          </table:table-cell>
          <table:table-cell office:value-type="float" office:value="1.167E-039" calcext:value-type="float">
            <text:p>1,167E-39</text:p>
          </table:table-cell>
          <table:table-cell office:value-type="float" office:value="2.289E-045" calcext:value-type="float">
            <text:p>2,289E-45</text:p>
          </table:table-cell>
          <table:table-cell office:value-type="float" office:value="2.347E-043" calcext:value-type="float">
            <text:p>2,347E-43</text:p>
          </table:table-cell>
          <table:table-cell office:value-type="float" office:value="3.792E-052" calcext:value-type="float">
            <text:p>3,792E-52</text:p>
          </table:table-cell>
          <table:table-cell office:value-type="float" office:value="4.669E-018" calcext:value-type="float">
            <text:p>4,669E-18</text:p>
          </table:table-cell>
          <table:table-cell office:value-type="float" office:value="0.000000000003098" calcext:value-type="float">
            <text:p>3,098E-12</text:p>
          </table:table-cell>
          <table:table-cell office:value-type="float" office:value="1.059E-025" calcext:value-type="float">
            <text:p>1,059E-25</text:p>
          </table:table-cell>
          <table:table-cell office:value-type="float" office:value="5.32E-032" calcext:value-type="float">
            <text:p>5,32E-32</text:p>
          </table:table-cell>
          <table:table-cell office:value-type="float" office:value="8.055E-038" calcext:value-type="float">
            <text:p>8,055E-38</text:p>
          </table:table-cell>
          <table:table-cell office:value-type="float" office:value="1.568E-029" calcext:value-type="float">
            <text:p>1,568E-29</text:p>
          </table:table-cell>
          <table:table-cell office:value-type="float" office:value="1.402E-044" calcext:value-type="float">
            <text:p>1,402E-44</text:p>
          </table:table-cell>
          <table:table-cell office:value-type="float" office:value="9.813E-070" calcext:value-type="float">
            <text:p>9,813E-70</text:p>
          </table:table-cell>
          <table:table-cell office:value-type="float" office:value="1.842E-022" calcext:value-type="float">
            <text:p>1,842E-22</text:p>
          </table:table-cell>
          <table:table-cell office:value-type="float" office:value="2.1E-047" calcext:value-type="float">
            <text:p>2,1E-47</text:p>
          </table:table-cell>
          <table:table-cell office:value-type="float" office:value="4.03E-031" calcext:value-type="float">
            <text:p>4,03E-31</text:p>
          </table:table-cell>
          <table:table-cell office:value-type="float" office:value="9.398E-056" calcext:value-type="float">
            <text:p>9,398E-56</text:p>
          </table:table-cell>
          <table:table-cell office:value-type="float" office:value="1.253E-015" calcext:value-type="float">
            <text:p>1,253E-15</text:p>
          </table:table-cell>
          <table:table-cell office:value-type="float" office:value="4.125E-028" calcext:value-type="float">
            <text:p>4,125E-28</text:p>
          </table:table-cell>
          <table:table-cell office:value-type="float" office:value="4.034E-018" calcext:value-type="float">
            <text:p>4,034E-18</text:p>
          </table:table-cell>
          <table:table-cell office:value-type="float" office:value="7.552E-028" calcext:value-type="float">
            <text:p>7,552E-28</text:p>
          </table:table-cell>
          <table:table-cell office:value-type="float" office:value="5.745E-033" calcext:value-type="float">
            <text:p>5,745E-33</text:p>
          </table:table-cell>
          <table:table-cell office:value-type="float" office:value="2.875E-046" calcext:value-type="float">
            <text:p>2,875E-46</text:p>
          </table:table-cell>
          <table:table-cell office:value-type="float" office:value="1.219E-016" calcext:value-type="float">
            <text:p>1,219E-16</text:p>
          </table:table-cell>
          <table:table-cell office:value-type="float" office:value="2.393E-054" calcext:value-type="float">
            <text:p>2,393E-54</text:p>
          </table:table-cell>
          <table:table-cell office:value-type="float" office:value="4.153E-069" calcext:value-type="float">
            <text:p>4,153E-69</text:p>
          </table:table-cell>
          <table:table-cell office:value-type="float" office:value="6.66E-059" calcext:value-type="float">
            <text:p>6,66E-59</text:p>
          </table:table-cell>
          <table:table-cell office:value-type="float" office:value="7.459E-045" calcext:value-type="float">
            <text:p>7,459E-45</text:p>
          </table:table-cell>
          <table:table-cell office:value-type="float" office:value="1.395E-056" calcext:value-type="float">
            <text:p>1,395E-56</text:p>
          </table:table-cell>
          <table:table-cell office:value-type="float" office:value="8.775E-026" calcext:value-type="float">
            <text:p>8,775E-26</text:p>
          </table:table-cell>
          <table:table-cell office:value-type="float" office:value="2.59E-044" calcext:value-type="float">
            <text:p>2,59E-44</text:p>
          </table:table-cell>
          <table:table-cell office:value-type="float" office:value="2.618E-044" calcext:value-type="float">
            <text:p>2,618E-44</text:p>
          </table:table-cell>
          <table:table-cell office:value-type="float" office:value="3.466E-032" calcext:value-type="float">
            <text:p>3,466E-32</text:p>
          </table:table-cell>
          <table:table-cell office:value-type="float" office:value="1.078E-050" calcext:value-type="float">
            <text:p>1,078E-50</text:p>
          </table:table-cell>
          <table:table-cell office:value-type="float" office:value="0.0000000001859" calcext:value-type="float">
            <text:p>1,859E-10</text:p>
          </table:table-cell>
          <table:table-cell office:value-type="float" office:value="1.849E-045" calcext:value-type="float">
            <text:p>1,849E-45</text:p>
          </table:table-cell>
          <table:table-cell office:value-type="float" office:value="1.389E-050" calcext:value-type="float">
            <text:p>1,389E-50</text:p>
          </table:table-cell>
          <table:table-cell office:value-type="float" office:value="0.00000000001036" calcext:value-type="float">
            <text:p>1,036E-11</text:p>
          </table:table-cell>
          <table:table-cell office:value-type="float" office:value="4.46E-030" calcext:value-type="float">
            <text:p>4,46E-30</text:p>
          </table:table-cell>
          <table:table-cell office:value-type="float" office:value="1.6E-047" calcext:value-type="float">
            <text:p>1,6E-47</text:p>
          </table:table-cell>
          <table:table-cell office:value-type="float" office:value="3.08E-034" calcext:value-type="float">
            <text:p>3,08E-34</text:p>
          </table:table-cell>
          <table:table-cell office:value-type="float" office:value="9.132E-035" calcext:value-type="float">
            <text:p>9,132E-35</text:p>
          </table:table-cell>
          <table:table-cell office:value-type="float" office:value="1.759E-031" calcext:value-type="float">
            <text:p>1,759E-31</text:p>
          </table:table-cell>
          <table:table-cell office:value-type="float" office:value="5.075E-019" calcext:value-type="float">
            <text:p>5,075E-19</text:p>
          </table:table-cell>
          <table:table-cell office:value-type="float" office:value="3.874E-018" calcext:value-type="float">
            <text:p>3,874E-18</text:p>
          </table:table-cell>
          <table:table-cell office:value-type="float" office:value="0.000000000001395" calcext:value-type="float">
            <text:p>1,395E-12</text:p>
          </table:table-cell>
          <table:table-cell office:value-type="float" office:value="0.0000000000004943" calcext:value-type="float">
            <text:p>4,943E-13</text:p>
          </table:table-cell>
          <table:table-cell office:value-type="float" office:value="0.00000000005706" calcext:value-type="float">
            <text:p>5,706E-11</text:p>
          </table:table-cell>
          <table:table-cell office:value-type="float" office:value="0.00000000000001063" calcext:value-type="float">
            <text:p>1,063E-14</text:p>
          </table:table-cell>
          <table:table-cell office:value-type="float" office:value="2.199E-063" calcext:value-type="float">
            <text:p>2,199E-63</text:p>
          </table:table-cell>
          <table:table-cell office:value-type="float" office:value="4.297E-036" calcext:value-type="float">
            <text:p>4,297E-36</text:p>
          </table:table-cell>
          <table:table-cell office:value-type="float" office:value="5.857E-042" calcext:value-type="float">
            <text:p>5,857E-42</text:p>
          </table:table-cell>
          <table:table-cell office:value-type="float" office:value="8.355E-049" calcext:value-type="float">
            <text:p>8,355E-49</text:p>
          </table:table-cell>
          <table:table-cell office:value-type="float" office:value="1.376E-049" calcext:value-type="float">
            <text:p>1,376E-49</text:p>
          </table:table-cell>
          <table:table-cell office:value-type="float" office:value="1.105E-051" calcext:value-type="float">
            <text:p>1,105E-51</text:p>
          </table:table-cell>
          <table:table-cell office:value-type="float" office:value="6.013E-031" calcext:value-type="float">
            <text:p>6,013E-31</text:p>
          </table:table-cell>
          <table:table-cell office:value-type="float" office:value="0.00000000000005961" calcext:value-type="float">
            <text:p>5,961E-14</text:p>
          </table:table-cell>
          <table:table-cell office:value-type="float" office:value="1.034E-016" calcext:value-type="float">
            <text:p>1,034E-16</text:p>
          </table:table-cell>
          <table:table-cell office:value-type="float" office:value="8.767E-063" calcext:value-type="float">
            <text:p>8,767E-63</text:p>
          </table:table-cell>
          <table:table-cell office:value-type="float" office:value="1.854E-045" calcext:value-type="float">
            <text:p>1,854E-45</text:p>
          </table:table-cell>
          <table:table-cell office:value-type="float" office:value="3.203E-073" calcext:value-type="float">
            <text:p>3,203E-73</text:p>
          </table:table-cell>
          <table:table-cell office:value-type="float" office:value="8.25E-050" calcext:value-type="float">
            <text:p>8,25E-50</text:p>
          </table:table-cell>
          <table:table-cell office:value-type="float" office:value="7.244E-054" calcext:value-type="float">
            <text:p>7,244E-54</text:p>
          </table:table-cell>
          <table:table-cell office:value-type="float" office:value="2.717E-051" calcext:value-type="float">
            <text:p>2,717E-51</text:p>
          </table:table-cell>
          <table:table-cell office:value-type="float" office:value="0.0000000001113" calcext:value-type="float">
            <text:p>1,113E-10</text:p>
          </table:table-cell>
          <table:table-cell office:value-type="float" office:value="0.0000000000642" calcext:value-type="float">
            <text:p>6,42E-11</text:p>
          </table:table-cell>
          <table:table-cell office:value-type="float" office:value="0.00000000003524" calcext:value-type="float">
            <text:p>3,524E-11</text:p>
          </table:table-cell>
          <table:table-cell office:value-type="float" office:value="2.847E-048" calcext:value-type="float">
            <text:p>2,847E-48</text:p>
          </table:table-cell>
          <table:table-cell office:value-type="float" office:value="0.000000000007349" calcext:value-type="float">
            <text:p>7,349E-12</text:p>
          </table:table-cell>
          <table:table-cell office:value-type="float" office:value="2.579E-026" calcext:value-type="float">
            <text:p>2,579E-26</text:p>
          </table:table-cell>
          <table:table-cell office:value-type="float" office:value="9.249E-031" calcext:value-type="float">
            <text:p>9,249E-31</text:p>
          </table:table-cell>
          <table:table-cell office:value-type="float" office:value="9.923E-031" calcext:value-type="float">
            <text:p>9,923E-31</text:p>
          </table:table-cell>
          <table:table-cell office:value-type="float" office:value="8.457E-067" calcext:value-type="float">
            <text:p>8,457E-67</text:p>
          </table:table-cell>
          <table:table-cell office:value-type="float" office:value="7.195E-071" calcext:value-type="float">
            <text:p>7,195E-71</text:p>
          </table:table-cell>
          <table:table-cell office:value-type="float" office:value="4.334E-027" calcext:value-type="float">
            <text:p>4,334E-27</text:p>
          </table:table-cell>
          <table:table-cell office:value-type="float" office:value="3.348E-031" calcext:value-type="float">
            <text:p>3,348E-31</text:p>
          </table:table-cell>
          <table:table-cell office:value-type="float" office:value="1.42E-030" calcext:value-type="float">
            <text:p>1,42E-30</text:p>
          </table:table-cell>
          <table:table-cell office:value-type="float" office:value="3.814E-072" calcext:value-type="float">
            <text:p>3,814E-72</text:p>
          </table:table-cell>
          <table:table-cell office:value-type="float" office:value="0.00000000001168" calcext:value-type="float">
            <text:p>1,168E-11</text:p>
          </table:table-cell>
          <table:table-cell office:value-type="float" office:value="1.182E-054" calcext:value-type="float">
            <text:p>1,182E-54</text:p>
          </table:table-cell>
          <table:table-cell office:value-type="float" office:value="4.038E-042" calcext:value-type="float">
            <text:p>4,038E-42</text:p>
          </table:table-cell>
          <table:table-cell office:value-type="float" office:value="5.6E-042" calcext:value-type="float">
            <text:p>5,6E-42</text:p>
          </table:table-cell>
          <table:table-cell office:value-type="float" office:value="1.106E-041" calcext:value-type="float">
            <text:p>1,106E-41</text:p>
          </table:table-cell>
          <table:table-cell office:value-type="float" office:value="6.654E-044" calcext:value-type="float">
            <text:p>6,654E-44</text:p>
          </table:table-cell>
          <table:table-cell office:value-type="float" office:value="2.506E-041" calcext:value-type="float">
            <text:p>2,506E-41</text:p>
          </table:table-cell>
          <table:table-cell office:value-type="float" office:value="3.623E-042" calcext:value-type="float">
            <text:p>3,623E-42</text:p>
          </table:table-cell>
          <table:table-cell office:value-type="float" office:value="9.935E-042" calcext:value-type="float">
            <text:p>9,935E-42</text:p>
          </table:table-cell>
          <table:table-cell office:value-type="float" office:value="2.34E-042" calcext:value-type="float">
            <text:p>2,34E-42</text:p>
          </table:table-cell>
          <table:table-cell office:value-type="float" office:value="0.000000000006509" calcext:value-type="float">
            <text:p>6,509E-12</text:p>
          </table:table-cell>
          <table:table-cell office:value-type="float" office:value="0.00000000000005626" calcext:value-type="float">
            <text:p>5,626E-14</text:p>
          </table:table-cell>
          <table:table-cell office:value-type="float" office:value="0.000000000003642" calcext:value-type="float">
            <text:p>3,642E-12</text:p>
          </table:table-cell>
          <table:table-cell office:value-type="float" office:value="0.0000000001238" calcext:value-type="float">
            <text:p>1,238E-10</text:p>
          </table:table-cell>
          <table:table-cell office:value-type="float" office:value="0.00000000005494" calcext:value-type="float">
            <text:p>5,494E-11</text:p>
          </table:table-cell>
          <table:table-cell office:value-type="float" office:value="0.00000000008748" calcext:value-type="float">
            <text:p>8,748E-11</text:p>
          </table:table-cell>
          <table:table-cell office:value-type="float" office:value="0.00000000000009437" calcext:value-type="float">
            <text:p>9,437E-14</text:p>
          </table:table-cell>
          <table:table-cell office:value-type="float" office:value="1.004E-036" calcext:value-type="float">
            <text:p>1,004E-36</text:p>
          </table:table-cell>
          <table:table-cell office:value-type="float" office:value="2.217E-037" calcext:value-type="float">
            <text:p>2,217E-37</text:p>
          </table:table-cell>
          <table:table-cell office:value-type="float" office:value="5.416E-035" calcext:value-type="float">
            <text:p>5,416E-35</text:p>
          </table:table-cell>
          <table:table-cell office:value-type="float" office:value="0.00000000000527" calcext:value-type="float">
            <text:p>5,27E-12</text:p>
          </table:table-cell>
          <table:table-cell office:value-type="float" office:value="0.00000000001215" calcext:value-type="float">
            <text:p>1,215E-11</text:p>
          </table:table-cell>
          <table:table-cell office:value-type="float" office:value="0.00000000000807" calcext:value-type="float">
            <text:p>8,07E-12</text:p>
          </table:table-cell>
          <table:table-cell office:value-type="float" office:value="0.000000000004605" calcext:value-type="float">
            <text:p>4,605E-12</text:p>
          </table:table-cell>
          <table:table-cell office:value-type="float" office:value="0.00000000003364" calcext:value-type="float">
            <text:p>3,364E-11</text:p>
          </table:table-cell>
          <table:table-cell office:value-type="float" office:value="0.000000000016" calcext:value-type="float">
            <text:p>1,6E-11</text:p>
          </table:table-cell>
          <table:table-cell office:value-type="float" office:value="0.00000000002519" calcext:value-type="float">
            <text:p>2,519E-11</text:p>
          </table:table-cell>
          <table:table-cell office:value-type="float" office:value="0.000000000002157" calcext:value-type="float">
            <text:p>2,157E-12</text:p>
          </table:table-cell>
          <table:table-cell office:value-type="float" office:value="0.0000000000171" calcext:value-type="float">
            <text:p>1,71E-11</text:p>
          </table:table-cell>
          <table:table-cell office:value-type="float" office:value="0.000000000001052" calcext:value-type="float">
            <text:p>1,052E-12</text:p>
          </table:table-cell>
          <table:table-cell office:value-type="float" office:value="0.000000000003097" calcext:value-type="float">
            <text:p>3,097E-12</text:p>
          </table:table-cell>
          <table:table-cell office:value-type="float" office:value="0.00000000001673" calcext:value-type="float">
            <text:p>1,673E-11</text:p>
          </table:table-cell>
          <table:table-cell office:value-type="float" office:value="1.916E-018" calcext:value-type="float">
            <text:p>1,916E-18</text:p>
          </table:table-cell>
          <table:table-cell office:value-type="float" office:value="2.065E-017" calcext:value-type="float">
            <text:p>2,065E-17</text:p>
          </table:table-cell>
          <table:table-cell office:value-type="float" office:value="1.239E-027" calcext:value-type="float">
            <text:p>1,239E-27</text:p>
          </table:table-cell>
          <table:table-cell office:value-type="float" office:value="0.0000000000002656" calcext:value-type="float">
            <text:p>2,656E-13</text:p>
          </table:table-cell>
          <table:table-cell office:value-type="float" office:value="0.000000000007931" calcext:value-type="float">
            <text:p>7,931E-12</text:p>
          </table:table-cell>
          <table:table-cell office:value-type="float" office:value="0.00000000001661" calcext:value-type="float">
            <text:p>1,661E-11</text:p>
          </table:table-cell>
          <table:table-cell office:value-type="float" office:value="0.00000000000002457" calcext:value-type="float">
            <text:p>2,457E-14</text:p>
          </table:table-cell>
          <table:table-cell office:value-type="float" office:value="5.507E-043" calcext:value-type="float">
            <text:p>5,507E-43</text:p>
          </table:table-cell>
          <table:table-cell office:value-type="float" office:value="6.279E-040" calcext:value-type="float">
            <text:p>6,279E-40</text:p>
          </table:table-cell>
          <table:table-cell office:value-type="float" office:value="1.001E-035" calcext:value-type="float">
            <text:p>1,001E-35</text:p>
          </table:table-cell>
          <table:table-cell office:value-type="float" office:value="1.158E-028" calcext:value-type="float">
            <text:p>1,158E-28</text:p>
          </table:table-cell>
          <table:table-cell office:value-type="float" office:value="4.04E-025" calcext:value-type="float">
            <text:p>4,04E-25</text:p>
          </table:table-cell>
          <table:table-cell office:value-type="float" office:value="2.283E-052" calcext:value-type="float">
            <text:p>2,283E-52</text:p>
          </table:table-cell>
          <table:table-cell office:value-type="float" office:value="1.445E-032" calcext:value-type="float">
            <text:p>1,445E-32</text:p>
          </table:table-cell>
          <table:table-cell office:value-type="float" office:value="9.214E-030" calcext:value-type="float">
            <text:p>9,214E-30</text:p>
          </table:table-cell>
          <table:table-cell office:value-type="float" office:value="2.686E-027" calcext:value-type="float">
            <text:p>2,686E-27</text:p>
          </table:table-cell>
          <table:table-cell office:value-type="float" office:value="0.000000000002744" calcext:value-type="float">
            <text:p>2,744E-12</text:p>
          </table:table-cell>
          <table:table-cell office:value-type="float" office:value="0.00000000000524" calcext:value-type="float">
            <text:p>5,24E-12</text:p>
          </table:table-cell>
          <table:table-cell office:value-type="float" office:value="0.00000000001686" calcext:value-type="float">
            <text:p>1,686E-11</text:p>
          </table:table-cell>
          <table:table-cell office:value-type="float" office:value="0.00000000001624" calcext:value-type="float">
            <text:p>1,624E-11</text:p>
          </table:table-cell>
          <table:table-cell office:value-type="float" office:value="3.232E-019" calcext:value-type="float">
            <text:p>3,232E-19</text:p>
          </table:table-cell>
          <table:table-cell office:value-type="float" office:value="0.0000000001386" calcext:value-type="float">
            <text:p>1,386E-10</text:p>
          </table:table-cell>
          <table:table-cell office:value-type="float" office:value="3.076E-040" calcext:value-type="float">
            <text:p>3,076E-40</text:p>
          </table:table-cell>
          <table:table-cell office:value-type="float" office:value="1.004E-036" calcext:value-type="float">
            <text:p>1,004E-36</text:p>
          </table:table-cell>
          <table:table-cell office:value-type="float" office:value="1.257E-051" calcext:value-type="float">
            <text:p>1,257E-51</text:p>
          </table:table-cell>
          <table:table-cell office:value-type="float" office:value="6.721E-043" calcext:value-type="float">
            <text:p>6,721E-43</text:p>
          </table:table-cell>
          <table:table-cell office:value-type="float" office:value="3.449E-042" calcext:value-type="float">
            <text:p>3,449E-42</text:p>
          </table:table-cell>
          <table:table-cell office:value-type="float" office:value="9.028E-042" calcext:value-type="float">
            <text:p>9,028E-42</text:p>
          </table:table-cell>
          <table:table-cell office:value-type="float" office:value="3.073E-043" calcext:value-type="float">
            <text:p>3,073E-43</text:p>
          </table:table-cell>
          <table:table-cell office:value-type="float" office:value="2.441E-042" calcext:value-type="float">
            <text:p>2,441E-42</text:p>
          </table:table-cell>
          <table:table-cell office:value-type="float" office:value="1.298E-041" calcext:value-type="float">
            <text:p>1,298E-41</text:p>
          </table:table-cell>
          <table:table-cell office:value-type="float" office:value="1.024E-040" calcext:value-type="float">
            <text:p>1,024E-40</text:p>
          </table:table-cell>
          <table:table-cell office:value-type="float" office:value="4.514E-037" calcext:value-type="float">
            <text:p>4,514E-37</text:p>
          </table:table-cell>
          <table:table-cell office:value-type="float" office:value="5.939E-048" calcext:value-type="float">
            <text:p>5,939E-48</text:p>
          </table:table-cell>
          <table:table-cell office:value-type="float" office:value="6.701E-046" calcext:value-type="float">
            <text:p>6,701E-46</text:p>
          </table:table-cell>
          <table:table-cell office:value-type="float" office:value="1.351E-049" calcext:value-type="float">
            <text:p>1,351E-49</text:p>
          </table:table-cell>
          <table:table-cell office:value-type="float" office:value="1.356E-040" calcext:value-type="float">
            <text:p>1,356E-40</text:p>
          </table:table-cell>
        </table:table-row>
        <table:table-row table:style-name="ro1">
          <table:table-cell office:value-type="string" calcext:value-type="string">
            <text:p>HG02409_CDX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1159" calcext:value-type="float">
            <text:p>1,159E-10</text:p>
          </table:table-cell>
          <table:table-cell office:value-type="float" office:value="0.00000000003812" calcext:value-type="float">
            <text:p>3,812E-11</text:p>
          </table:table-cell>
          <table:table-cell office:value-type="float" office:value="0.0000000003717" calcext:value-type="float">
            <text:p>3,717E-10</text:p>
          </table:table-cell>
          <table:table-cell office:value-type="float" office:value="6.488E-084" calcext:value-type="float">
            <text:p>6,488E-84</text:p>
          </table:table-cell>
          <table:table-cell office:value-type="float" office:value="3.081E-077" calcext:value-type="float">
            <text:p>3,081E-77</text:p>
          </table:table-cell>
          <table:table-cell office:value-type="float" office:value="6.99E-057" calcext:value-type="float">
            <text:p>6,99E-57</text:p>
          </table:table-cell>
          <table:table-cell office:value-type="float" office:value="0.0000000003006" calcext:value-type="float">
            <text:p>3,006E-10</text:p>
          </table:table-cell>
          <table:table-cell office:value-type="float" office:value="0.00000000001461" calcext:value-type="float">
            <text:p>1,461E-11</text:p>
          </table:table-cell>
          <table:table-cell office:value-type="float" office:value="3.434E-016" calcext:value-type="float">
            <text:p>3,434E-16</text:p>
          </table:table-cell>
          <table:table-cell office:value-type="float" office:value="1.97E-033" calcext:value-type="float">
            <text:p>1,97E-33</text:p>
          </table:table-cell>
          <table:table-cell office:value-type="float" office:value="3.566E-029" calcext:value-type="float">
            <text:p>3,566E-29</text:p>
          </table:table-cell>
          <table:table-cell office:value-type="float" office:value="1.141E-041" calcext:value-type="float">
            <text:p>1,141E-41</text:p>
          </table:table-cell>
          <table:table-cell office:value-type="float" office:value="1.825E-045" calcext:value-type="float">
            <text:p>1,825E-45</text:p>
          </table:table-cell>
          <table:table-cell office:value-type="float" office:value="3.164E-056" calcext:value-type="float">
            <text:p>3,164E-56</text:p>
          </table:table-cell>
          <table:table-cell office:value-type="float" office:value="3.863E-044" calcext:value-type="float">
            <text:p>3,863E-44</text:p>
          </table:table-cell>
          <table:table-cell office:value-type="float" office:value="6.901E-050" calcext:value-type="float">
            <text:p>6,901E-50</text:p>
          </table:table-cell>
          <table:table-cell office:value-type="float" office:value="1.596E-048" calcext:value-type="float">
            <text:p>1,596E-48</text:p>
          </table:table-cell>
          <table:table-cell office:value-type="float" office:value="3.579E-059" calcext:value-type="float">
            <text:p>3,579E-59</text:p>
          </table:table-cell>
          <table:table-cell office:value-type="float" office:value="0.00000000000007663" calcext:value-type="float">
            <text:p>7,663E-14</text:p>
          </table:table-cell>
          <table:table-cell office:value-type="float" office:value="0.00000000000268" calcext:value-type="float">
            <text:p>2,68E-12</text:p>
          </table:table-cell>
          <table:table-cell office:value-type="float" office:value="8.396E-025" calcext:value-type="float">
            <text:p>8,396E-25</text:p>
          </table:table-cell>
          <table:table-cell office:value-type="float" office:value="3.803E-032" calcext:value-type="float">
            <text:p>3,803E-32</text:p>
          </table:table-cell>
          <table:table-cell office:value-type="float" office:value="4.009E-037" calcext:value-type="float">
            <text:p>4,009E-37</text:p>
          </table:table-cell>
          <table:table-cell office:value-type="float" office:value="1.157E-029" calcext:value-type="float">
            <text:p>1,157E-29</text:p>
          </table:table-cell>
          <table:table-cell office:value-type="float" office:value="8.123E-041" calcext:value-type="float">
            <text:p>8,123E-41</text:p>
          </table:table-cell>
          <table:table-cell office:value-type="float" office:value="4.944E-075" calcext:value-type="float">
            <text:p>4,944E-75</text:p>
          </table:table-cell>
          <table:table-cell office:value-type="float" office:value="9.307E-026" calcext:value-type="float">
            <text:p>9,307E-26</text:p>
          </table:table-cell>
          <table:table-cell office:value-type="float" office:value="1.345E-054" calcext:value-type="float">
            <text:p>1,345E-54</text:p>
          </table:table-cell>
          <table:table-cell office:value-type="float" office:value="7.628E-030" calcext:value-type="float">
            <text:p>7,628E-30</text:p>
          </table:table-cell>
          <table:table-cell office:value-type="float" office:value="4.838E-062" calcext:value-type="float">
            <text:p>4,838E-62</text:p>
          </table:table-cell>
          <table:table-cell office:value-type="float" office:value="4.373E-018" calcext:value-type="float">
            <text:p>4,373E-18</text:p>
          </table:table-cell>
          <table:table-cell office:value-type="float" office:value="7.148E-029" calcext:value-type="float">
            <text:p>7,148E-29</text:p>
          </table:table-cell>
          <table:table-cell office:value-type="float" office:value="5.44E-020" calcext:value-type="float">
            <text:p>5,44E-20</text:p>
          </table:table-cell>
          <table:table-cell office:value-type="float" office:value="5.728E-030" calcext:value-type="float">
            <text:p>5,728E-30</text:p>
          </table:table-cell>
          <table:table-cell office:value-type="float" office:value="7.699E-047" calcext:value-type="float">
            <text:p>7,699E-47</text:p>
          </table:table-cell>
          <table:table-cell office:value-type="float" office:value="7.669E-051" calcext:value-type="float">
            <text:p>7,669E-51</text:p>
          </table:table-cell>
          <table:table-cell office:value-type="float" office:value="2.109E-017" calcext:value-type="float">
            <text:p>2,109E-17</text:p>
          </table:table-cell>
          <table:table-cell office:value-type="float" office:value="9.049E-060" calcext:value-type="float">
            <text:p>9,049E-60</text:p>
          </table:table-cell>
          <table:table-cell office:value-type="float" office:value="3.91E-074" calcext:value-type="float">
            <text:p>3,91E-74</text:p>
          </table:table-cell>
          <table:table-cell office:value-type="float" office:value="2.655E-062" calcext:value-type="float">
            <text:p>2,655E-62</text:p>
          </table:table-cell>
          <table:table-cell office:value-type="float" office:value="1.05E-048" calcext:value-type="float">
            <text:p>1,05E-48</text:p>
          </table:table-cell>
          <table:table-cell office:value-type="float" office:value="8.29E-061" calcext:value-type="float">
            <text:p>8,29E-61</text:p>
          </table:table-cell>
          <table:table-cell office:value-type="float" office:value="3.371E-028" calcext:value-type="float">
            <text:p>3,371E-28</text:p>
          </table:table-cell>
          <table:table-cell office:value-type="float" office:value="1.099E-049" calcext:value-type="float">
            <text:p>1,099E-49</text:p>
          </table:table-cell>
          <table:table-cell office:value-type="float" office:value="7.696E-051" calcext:value-type="float">
            <text:p>7,696E-51</text:p>
          </table:table-cell>
          <table:table-cell office:value-type="float" office:value="3.487E-035" calcext:value-type="float">
            <text:p>3,487E-35</text:p>
          </table:table-cell>
          <table:table-cell office:value-type="float" office:value="1.268E-054" calcext:value-type="float">
            <text:p>1,268E-54</text:p>
          </table:table-cell>
          <table:table-cell office:value-type="float" office:value="0.0000000003518" calcext:value-type="float">
            <text:p>3,518E-10</text:p>
          </table:table-cell>
          <table:table-cell office:value-type="float" office:value="3.144E-050" calcext:value-type="float">
            <text:p>3,144E-50</text:p>
          </table:table-cell>
          <table:table-cell office:value-type="float" office:value="5.302E-056" calcext:value-type="float">
            <text:p>5,302E-56</text:p>
          </table:table-cell>
          <table:table-cell office:value-type="float" office:value="0.00000000005801" calcext:value-type="float">
            <text:p>5,801E-11</text:p>
          </table:table-cell>
          <table:table-cell office:value-type="float" office:value="6.604E-034" calcext:value-type="float">
            <text:p>6,604E-34</text:p>
          </table:table-cell>
          <table:table-cell office:value-type="float" office:value="6.085E-053" calcext:value-type="float">
            <text:p>6,085E-53</text:p>
          </table:table-cell>
          <table:table-cell office:value-type="float" office:value="9.304E-038" calcext:value-type="float">
            <text:p>9,304E-38</text:p>
          </table:table-cell>
          <table:table-cell office:value-type="float" office:value="1.749E-040" calcext:value-type="float">
            <text:p>1,749E-40</text:p>
          </table:table-cell>
          <table:table-cell office:value-type="float" office:value="4.574E-035" calcext:value-type="float">
            <text:p>4,574E-35</text:p>
          </table:table-cell>
          <table:table-cell office:value-type="float" office:value="2.431E-022" calcext:value-type="float">
            <text:p>2,431E-22</text:p>
          </table:table-cell>
          <table:table-cell office:value-type="float" office:value="6.051E-019" calcext:value-type="float">
            <text:p>6,051E-19</text:p>
          </table:table-cell>
          <table:table-cell office:value-type="float" office:value="0.0000000000004375" calcext:value-type="float">
            <text:p>4,375E-13</text:p>
          </table:table-cell>
          <table:table-cell office:value-type="float" office:value="0.0000000000001029" calcext:value-type="float">
            <text:p>1,029E-13</text:p>
          </table:table-cell>
          <table:table-cell office:value-type="float" office:value="0.0000000000000354" calcext:value-type="float">
            <text:p>3,54E-14</text:p>
          </table:table-cell>
          <table:table-cell office:value-type="float" office:value="5.474E-016" calcext:value-type="float">
            <text:p>5,474E-16</text:p>
          </table:table-cell>
          <table:table-cell office:value-type="float" office:value="1.055E-067" calcext:value-type="float">
            <text:p>1,055E-67</text:p>
          </table:table-cell>
          <table:table-cell office:value-type="float" office:value="9.144E-042" calcext:value-type="float">
            <text:p>9,144E-42</text:p>
          </table:table-cell>
          <table:table-cell office:value-type="float" office:value="4.124E-046" calcext:value-type="float">
            <text:p>4,124E-46</text:p>
          </table:table-cell>
          <table:table-cell office:value-type="float" office:value="3.015E-054" calcext:value-type="float">
            <text:p>3,015E-54</text:p>
          </table:table-cell>
          <table:table-cell office:value-type="float" office:value="1.727E-054" calcext:value-type="float">
            <text:p>1,727E-54</text:p>
          </table:table-cell>
          <table:table-cell office:value-type="float" office:value="5.217E-055" calcext:value-type="float">
            <text:p>5,217E-55</text:p>
          </table:table-cell>
          <table:table-cell office:value-type="float" office:value="2.188E-035" calcext:value-type="float">
            <text:p>2,188E-35</text:p>
          </table:table-cell>
          <table:table-cell office:value-type="float" office:value="0.00000000000001514" calcext:value-type="float">
            <text:p>1,514E-14</text:p>
          </table:table-cell>
          <table:table-cell office:value-type="float" office:value="8.909E-018" calcext:value-type="float">
            <text:p>8,909E-18</text:p>
          </table:table-cell>
          <table:table-cell office:value-type="float" office:value="5.451E-069" calcext:value-type="float">
            <text:p>5,451E-69</text:p>
          </table:table-cell>
          <table:table-cell office:value-type="float" office:value="1.06E-048" calcext:value-type="float">
            <text:p>1,06E-48</text:p>
          </table:table-cell>
          <table:table-cell office:value-type="float" office:value="1.954E-078" calcext:value-type="float">
            <text:p>1,954E-78</text:p>
          </table:table-cell>
          <table:table-cell office:value-type="float" office:value="2.288E-055" calcext:value-type="float">
            <text:p>2,288E-55</text:p>
          </table:table-cell>
          <table:table-cell office:value-type="float" office:value="2.306E-060" calcext:value-type="float">
            <text:p>2,306E-60</text:p>
          </table:table-cell>
          <table:table-cell office:value-type="float" office:value="2.026E-056" calcext:value-type="float">
            <text:p>2,026E-56</text:p>
          </table:table-cell>
          <table:table-cell office:value-type="float" office:value="0.0000000004613" calcext:value-type="float">
            <text:p>4,613E-10</text:p>
          </table:table-cell>
          <table:table-cell office:value-type="float" office:value="0.0000000003256" calcext:value-type="float">
            <text:p>3,256E-10</text:p>
          </table:table-cell>
          <table:table-cell office:value-type="float" office:value="0.0000000001386" calcext:value-type="float">
            <text:p>1,386E-10</text:p>
          </table:table-cell>
          <table:table-cell office:value-type="float" office:value="5.642E-054" calcext:value-type="float">
            <text:p>5,642E-54</text:p>
          </table:table-cell>
          <table:table-cell office:value-type="float" office:value="0.0000000004758" calcext:value-type="float">
            <text:p>4,758E-10</text:p>
          </table:table-cell>
          <table:table-cell office:value-type="float" office:value="8.022E-031" calcext:value-type="float">
            <text:p>8,022E-31</text:p>
          </table:table-cell>
          <table:table-cell office:value-type="float" office:value="1.843E-035" calcext:value-type="float">
            <text:p>1,843E-35</text:p>
          </table:table-cell>
          <table:table-cell office:value-type="float" office:value="2.187E-034" calcext:value-type="float">
            <text:p>2,187E-34</text:p>
          </table:table-cell>
          <table:table-cell office:value-type="float" office:value="6.216E-073" calcext:value-type="float">
            <text:p>6,216E-73</text:p>
          </table:table-cell>
          <table:table-cell office:value-type="float" office:value="5.348E-075" calcext:value-type="float">
            <text:p>5,348E-75</text:p>
          </table:table-cell>
          <table:table-cell office:value-type="float" office:value="1.086E-028" calcext:value-type="float">
            <text:p>1,086E-28</text:p>
          </table:table-cell>
          <table:table-cell office:value-type="float" office:value="4.989E-036" calcext:value-type="float">
            <text:p>4,989E-36</text:p>
          </table:table-cell>
          <table:table-cell office:value-type="float" office:value="1.64E-034" calcext:value-type="float">
            <text:p>1,64E-34</text:p>
          </table:table-cell>
          <table:table-cell office:value-type="float" office:value="8.295E-077" calcext:value-type="float">
            <text:p>8,295E-77</text:p>
          </table:table-cell>
          <table:table-cell office:value-type="float" office:value="0.0000000003562" calcext:value-type="float">
            <text:p>3,562E-10</text:p>
          </table:table-cell>
          <table:table-cell office:value-type="float" office:value="1.503E-060" calcext:value-type="float">
            <text:p>1,503E-60</text:p>
          </table:table-cell>
          <table:table-cell office:value-type="float" office:value="4.954E-049" calcext:value-type="float">
            <text:p>4,954E-49</text:p>
          </table:table-cell>
          <table:table-cell office:value-type="float" office:value="2.659E-045" calcext:value-type="float">
            <text:p>2,659E-45</text:p>
          </table:table-cell>
          <table:table-cell office:value-type="float" office:value="8.607E-047" calcext:value-type="float">
            <text:p>8,607E-47</text:p>
          </table:table-cell>
          <table:table-cell office:value-type="float" office:value="1.107E-048" calcext:value-type="float">
            <text:p>1,107E-48</text:p>
          </table:table-cell>
          <table:table-cell office:value-type="float" office:value="1.779E-045" calcext:value-type="float">
            <text:p>1,779E-45</text:p>
          </table:table-cell>
          <table:table-cell office:value-type="float" office:value="2.798E-047" calcext:value-type="float">
            <text:p>2,798E-47</text:p>
          </table:table-cell>
          <table:table-cell office:value-type="float" office:value="1.613E-046" calcext:value-type="float">
            <text:p>1,613E-46</text:p>
          </table:table-cell>
          <table:table-cell office:value-type="float" office:value="4.375E-047" calcext:value-type="float">
            <text:p>4,375E-47</text:p>
          </table:table-cell>
          <table:table-cell office:value-type="float" office:value="0.00000000000002641" calcext:value-type="float">
            <text:p>2,641E-14</text:p>
          </table:table-cell>
          <table:table-cell office:value-type="float" office:value="8.356E-015" calcext:value-type="float">
            <text:p>8,356E-15</text:p>
          </table:table-cell>
          <table:table-cell office:value-type="float" office:value="0.000000000004231" calcext:value-type="float">
            <text:p>4,231E-12</text:p>
          </table:table-cell>
          <table:table-cell office:value-type="float" office:value="0.0000000001498" calcext:value-type="float">
            <text:p>1,498E-10</text:p>
          </table:table-cell>
          <table:table-cell office:value-type="float" office:value="0.000000007644" calcext:value-type="float">
            <text:p>7,644E-09</text:p>
          </table:table-cell>
          <table:table-cell office:value-type="float" office:value="0.0000000002544" calcext:value-type="float">
            <text:p>2,544E-10</text:p>
          </table:table-cell>
          <table:table-cell office:value-type="float" office:value="0.0000000006393" calcext:value-type="float">
            <text:p>6,393E-10</text:p>
          </table:table-cell>
          <table:table-cell office:value-type="float" office:value="4.262E-041" calcext:value-type="float">
            <text:p>4,262E-41</text:p>
          </table:table-cell>
          <table:table-cell office:value-type="float" office:value="1.412E-043" calcext:value-type="float">
            <text:p>1,412E-43</text:p>
          </table:table-cell>
          <table:table-cell office:value-type="float" office:value="1.235E-041" calcext:value-type="float">
            <text:p>1,235E-41</text:p>
          </table:table-cell>
          <table:table-cell office:value-type="float" office:value="0.0000000006828" calcext:value-type="float">
            <text:p>6,828E-10</text:p>
          </table:table-cell>
          <table:table-cell office:value-type="float" office:value="0.0000000004013" calcext:value-type="float">
            <text:p>4,013E-10</text:p>
          </table:table-cell>
          <table:table-cell office:value-type="float" office:value="0.0000000001017" calcext:value-type="float">
            <text:p>1,017E-10</text:p>
          </table:table-cell>
          <table:table-cell office:value-type="float" office:value="0.0000000001852" calcext:value-type="float">
            <text:p>1,852E-10</text:p>
          </table:table-cell>
          <table:table-cell office:value-type="float" office:value="0.0000000004059" calcext:value-type="float">
            <text:p>4,059E-10</text:p>
          </table:table-cell>
          <table:table-cell office:value-type="float" office:value="0.0000000002818" calcext:value-type="float">
            <text:p>2,818E-10</text:p>
          </table:table-cell>
          <table:table-cell office:value-type="float" office:value="0.0000000007939" calcext:value-type="float">
            <text:p>7,939E-10</text:p>
          </table:table-cell>
          <table:table-cell office:value-type="float" office:value="0.000000000003962" calcext:value-type="float">
            <text:p>3,962E-12</text:p>
          </table:table-cell>
          <table:table-cell office:value-type="float" office:value="0.00000000005947" calcext:value-type="float">
            <text:p>5,947E-11</text:p>
          </table:table-cell>
          <table:table-cell office:value-type="float" office:value="0.000000000002187" calcext:value-type="float">
            <text:p>2,187E-12</text:p>
          </table:table-cell>
          <table:table-cell office:value-type="float" office:value="0.000000000008391" calcext:value-type="float">
            <text:p>8,391E-12</text:p>
          </table:table-cell>
          <table:table-cell office:value-type="float" office:value="0.00000000002739" calcext:value-type="float">
            <text:p>2,739E-11</text:p>
          </table:table-cell>
          <table:table-cell office:value-type="float" office:value="2.794E-018" calcext:value-type="float">
            <text:p>2,794E-18</text:p>
          </table:table-cell>
          <table:table-cell office:value-type="float" office:value="8.862E-019" calcext:value-type="float">
            <text:p>8,862E-19</text:p>
          </table:table-cell>
          <table:table-cell office:value-type="float" office:value="6.198E-032" calcext:value-type="float">
            <text:p>6,198E-32</text:p>
          </table:table-cell>
          <table:table-cell office:value-type="float" office:value="4.109E-015" calcext:value-type="float">
            <text:p>4,109E-15</text:p>
          </table:table-cell>
          <table:table-cell office:value-type="float" office:value="0.00000000008523" calcext:value-type="float">
            <text:p>8,523E-11</text:p>
          </table:table-cell>
          <table:table-cell office:value-type="float" office:value="0.0000000001026" calcext:value-type="float">
            <text:p>1,026E-10</text:p>
          </table:table-cell>
          <table:table-cell office:value-type="float" office:value="3.84E-016" calcext:value-type="float">
            <text:p>3,84E-16</text:p>
          </table:table-cell>
          <table:table-cell office:value-type="float" office:value="5.372E-050" calcext:value-type="float">
            <text:p>5,372E-50</text:p>
          </table:table-cell>
          <table:table-cell office:value-type="float" office:value="1E-044" calcext:value-type="float">
            <text:p>1E-44</text:p>
          </table:table-cell>
          <table:table-cell office:value-type="float" office:value="3.482E-041" calcext:value-type="float">
            <text:p>3,482E-41</text:p>
          </table:table-cell>
          <table:table-cell office:value-type="float" office:value="6.608E-029" calcext:value-type="float">
            <text:p>6,608E-29</text:p>
          </table:table-cell>
          <table:table-cell office:value-type="float" office:value="1.382E-028" calcext:value-type="float">
            <text:p>1,382E-28</text:p>
          </table:table-cell>
          <table:table-cell office:value-type="float" office:value="7.045E-057" calcext:value-type="float">
            <text:p>7,045E-57</text:p>
          </table:table-cell>
          <table:table-cell office:value-type="float" office:value="1.289E-033" calcext:value-type="float">
            <text:p>1,289E-33</text:p>
          </table:table-cell>
          <table:table-cell office:value-type="float" office:value="4.573E-029" calcext:value-type="float">
            <text:p>4,573E-29</text:p>
          </table:table-cell>
          <table:table-cell office:value-type="float" office:value="7.208E-029" calcext:value-type="float">
            <text:p>7,208E-29</text:p>
          </table:table-cell>
          <table:table-cell office:value-type="float" office:value="0.00000000006515" calcext:value-type="float">
            <text:p>6,515E-11</text:p>
          </table:table-cell>
          <table:table-cell office:value-type="float" office:value="0.0000000002666" calcext:value-type="float">
            <text:p>2,666E-10</text:p>
          </table:table-cell>
          <table:table-cell office:value-type="float" office:value="0.0000000000005162" calcext:value-type="float">
            <text:p>5,162E-13</text:p>
          </table:table-cell>
          <table:table-cell office:value-type="float" office:value="0.0000000000009765" calcext:value-type="float">
            <text:p>9,765E-13</text:p>
          </table:table-cell>
          <table:table-cell office:value-type="float" office:value="4.876E-021" calcext:value-type="float">
            <text:p>4,876E-21</text:p>
          </table:table-cell>
          <table:table-cell office:value-type="float" office:value="0.000000000002099" calcext:value-type="float">
            <text:p>2,099E-12</text:p>
          </table:table-cell>
          <table:table-cell office:value-type="float" office:value="1.047E-044" calcext:value-type="float">
            <text:p>1,047E-44</text:p>
          </table:table-cell>
          <table:table-cell office:value-type="float" office:value="4.262E-041" calcext:value-type="float">
            <text:p>4,262E-41</text:p>
          </table:table-cell>
          <table:table-cell office:value-type="float" office:value="6.99E-057" calcext:value-type="float">
            <text:p>6,99E-57</text:p>
          </table:table-cell>
          <table:table-cell office:value-type="float" office:value="1.282E-049" calcext:value-type="float">
            <text:p>1,282E-49</text:p>
          </table:table-cell>
          <table:table-cell office:value-type="float" office:value="1.774E-047" calcext:value-type="float">
            <text:p>1,774E-47</text:p>
          </table:table-cell>
          <table:table-cell office:value-type="float" office:value="7.856E-047" calcext:value-type="float">
            <text:p>7,856E-47</text:p>
          </table:table-cell>
          <table:table-cell office:value-type="float" office:value="2.502E-048" calcext:value-type="float">
            <text:p>2,502E-48</text:p>
          </table:table-cell>
          <table:table-cell office:value-type="float" office:value="1.167E-047" calcext:value-type="float">
            <text:p>1,167E-47</text:p>
          </table:table-cell>
          <table:table-cell office:value-type="float" office:value="1.954E-045" calcext:value-type="float">
            <text:p>1,954E-45</text:p>
          </table:table-cell>
          <table:table-cell office:value-type="float" office:value="1.725E-045" calcext:value-type="float">
            <text:p>1,725E-45</text:p>
          </table:table-cell>
          <table:table-cell office:value-type="float" office:value="2.325E-040" calcext:value-type="float">
            <text:p>2,325E-40</text:p>
          </table:table-cell>
          <table:table-cell office:value-type="float" office:value="3.522E-053" calcext:value-type="float">
            <text:p>3,522E-53</text:p>
          </table:table-cell>
          <table:table-cell office:value-type="float" office:value="1.375E-051" calcext:value-type="float">
            <text:p>1,375E-51</text:p>
          </table:table-cell>
          <table:table-cell office:value-type="float" office:value="2.892E-056" calcext:value-type="float">
            <text:p>2,892E-56</text:p>
          </table:table-cell>
          <table:table-cell office:value-type="float" office:value="8.507E-046" calcext:value-type="float">
            <text:p>8,507E-46</text:p>
          </table:table-cell>
        </table:table-row>
        <table:table-row table:style-name="ro1">
          <table:table-cell office:value-type="string" calcext:value-type="string">
            <text:p>HG02410_CDX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5433" calcext:value-type="float">
            <text:p>5,433E-11</text:p>
          </table:table-cell>
          <table:table-cell office:value-type="float" office:value="0.0000000000008057" calcext:value-type="float">
            <text:p>8,057E-13</text:p>
          </table:table-cell>
          <table:table-cell office:value-type="float" office:value="0.0000000002218" calcext:value-type="float">
            <text:p>2,218E-10</text:p>
          </table:table-cell>
          <table:table-cell office:value-type="float" office:value="3.924E-090" calcext:value-type="float">
            <text:p>3,924E-90</text:p>
          </table:table-cell>
          <table:table-cell office:value-type="float" office:value="2.84E-079" calcext:value-type="float">
            <text:p>2,84E-79</text:p>
          </table:table-cell>
          <table:table-cell office:value-type="float" office:value="1.814E-052" calcext:value-type="float">
            <text:p>1,814E-52</text:p>
          </table:table-cell>
          <table:table-cell office:value-type="float" office:value="0.0000000002069" calcext:value-type="float">
            <text:p>2,069E-10</text:p>
          </table:table-cell>
          <table:table-cell office:value-type="float" office:value="0.00000000008642" calcext:value-type="float">
            <text:p>8,642E-11</text:p>
          </table:table-cell>
          <table:table-cell office:value-type="float" office:value="1.015E-016" calcext:value-type="float">
            <text:p>1,015E-16</text:p>
          </table:table-cell>
          <table:table-cell office:value-type="float" office:value="1.115E-033" calcext:value-type="float">
            <text:p>1,115E-33</text:p>
          </table:table-cell>
          <table:table-cell office:value-type="float" office:value="2.082E-028" calcext:value-type="float">
            <text:p>2,082E-28</text:p>
          </table:table-cell>
          <table:table-cell office:value-type="float" office:value="8.719E-042" calcext:value-type="float">
            <text:p>8,719E-42</text:p>
          </table:table-cell>
          <table:table-cell office:value-type="float" office:value="5.208E-044" calcext:value-type="float">
            <text:p>5,208E-44</text:p>
          </table:table-cell>
          <table:table-cell office:value-type="float" office:value="1.562E-052" calcext:value-type="float">
            <text:p>1,562E-52</text:p>
          </table:table-cell>
          <table:table-cell office:value-type="float" office:value="9.556E-042" calcext:value-type="float">
            <text:p>9,556E-42</text:p>
          </table:table-cell>
          <table:table-cell office:value-type="float" office:value="2.28E-047" calcext:value-type="float">
            <text:p>2,28E-47</text:p>
          </table:table-cell>
          <table:table-cell office:value-type="float" office:value="1.325E-045" calcext:value-type="float">
            <text:p>1,325E-45</text:p>
          </table:table-cell>
          <table:table-cell office:value-type="float" office:value="3.596E-056" calcext:value-type="float">
            <text:p>3,596E-56</text:p>
          </table:table-cell>
          <table:table-cell office:value-type="float" office:value="0.0000000000006931" calcext:value-type="float">
            <text:p>6,931E-13</text:p>
          </table:table-cell>
          <table:table-cell office:value-type="float" office:value="0.0000000000001304" calcext:value-type="float">
            <text:p>1,304E-13</text:p>
          </table:table-cell>
          <table:table-cell office:value-type="float" office:value="1.294E-024" calcext:value-type="float">
            <text:p>1,294E-24</text:p>
          </table:table-cell>
          <table:table-cell office:value-type="float" office:value="6.463E-030" calcext:value-type="float">
            <text:p>6,463E-30</text:p>
          </table:table-cell>
          <table:table-cell office:value-type="float" office:value="2.478E-036" calcext:value-type="float">
            <text:p>2,478E-36</text:p>
          </table:table-cell>
          <table:table-cell office:value-type="float" office:value="1.79E-028" calcext:value-type="float">
            <text:p>1,79E-28</text:p>
          </table:table-cell>
          <table:table-cell office:value-type="float" office:value="2.475E-041" calcext:value-type="float">
            <text:p>2,475E-41</text:p>
          </table:table-cell>
          <table:table-cell office:value-type="float" office:value="6.046E-080" calcext:value-type="float">
            <text:p>6,046E-80</text:p>
          </table:table-cell>
          <table:table-cell office:value-type="float" office:value="1.526E-025" calcext:value-type="float">
            <text:p>1,526E-25</text:p>
          </table:table-cell>
          <table:table-cell office:value-type="float" office:value="6.033E-050" calcext:value-type="float">
            <text:p>6,033E-50</text:p>
          </table:table-cell>
          <table:table-cell office:value-type="float" office:value="5.551E-028" calcext:value-type="float">
            <text:p>5,551E-28</text:p>
          </table:table-cell>
          <table:table-cell office:value-type="float" office:value="2.782E-058" calcext:value-type="float">
            <text:p>2,782E-58</text:p>
          </table:table-cell>
          <table:table-cell office:value-type="float" office:value="1.751E-018" calcext:value-type="float">
            <text:p>1,751E-18</text:p>
          </table:table-cell>
          <table:table-cell office:value-type="float" office:value="1.404E-026" calcext:value-type="float">
            <text:p>1,404E-26</text:p>
          </table:table-cell>
          <table:table-cell office:value-type="float" office:value="1.568E-020" calcext:value-type="float">
            <text:p>1,568E-20</text:p>
          </table:table-cell>
          <table:table-cell office:value-type="float" office:value="7.867E-028" calcext:value-type="float">
            <text:p>7,867E-28</text:p>
          </table:table-cell>
          <table:table-cell office:value-type="float" office:value="1.802E-044" calcext:value-type="float">
            <text:p>1,802E-44</text:p>
          </table:table-cell>
          <table:table-cell office:value-type="float" office:value="1.537E-046" calcext:value-type="float">
            <text:p>1,537E-46</text:p>
          </table:table-cell>
          <table:table-cell office:value-type="float" office:value="2.315E-019" calcext:value-type="float">
            <text:p>2,315E-19</text:p>
          </table:table-cell>
          <table:table-cell office:value-type="float" office:value="1.15E-052" calcext:value-type="float">
            <text:p>1,15E-52</text:p>
          </table:table-cell>
          <table:table-cell office:value-type="float" office:value="2.08E-079" calcext:value-type="float">
            <text:p>2,08E-79</text:p>
          </table:table-cell>
          <table:table-cell office:value-type="float" office:value="1.039E-068" calcext:value-type="float">
            <text:p>1,039E-68</text:p>
          </table:table-cell>
          <table:table-cell office:value-type="float" office:value="3.354E-051" calcext:value-type="float">
            <text:p>3,354E-51</text:p>
          </table:table-cell>
          <table:table-cell office:value-type="float" office:value="4.093E-063" calcext:value-type="float">
            <text:p>4,093E-63</text:p>
          </table:table-cell>
          <table:table-cell office:value-type="float" office:value="3.896E-027" calcext:value-type="float">
            <text:p>3,896E-27</text:p>
          </table:table-cell>
          <table:table-cell office:value-type="float" office:value="7.758E-046" calcext:value-type="float">
            <text:p>7,758E-46</text:p>
          </table:table-cell>
          <table:table-cell office:value-type="float" office:value="9.828E-047" calcext:value-type="float">
            <text:p>9,828E-47</text:p>
          </table:table-cell>
          <table:table-cell office:value-type="float" office:value="1.867E-034" calcext:value-type="float">
            <text:p>1,867E-34</text:p>
          </table:table-cell>
          <table:table-cell office:value-type="float" office:value="7.34E-057" calcext:value-type="float">
            <text:p>7,34E-57</text:p>
          </table:table-cell>
          <table:table-cell office:value-type="float" office:value="0.0000000001344" calcext:value-type="float">
            <text:p>1,344E-10</text:p>
          </table:table-cell>
          <table:table-cell office:value-type="float" office:value="9.782E-047" calcext:value-type="float">
            <text:p>9,782E-47</text:p>
          </table:table-cell>
          <table:table-cell office:value-type="float" office:value="4.488E-058" calcext:value-type="float">
            <text:p>4,488E-58</text:p>
          </table:table-cell>
          <table:table-cell office:value-type="float" office:value="0.000000000006485" calcext:value-type="float">
            <text:p>6,485E-12</text:p>
          </table:table-cell>
          <table:table-cell office:value-type="float" office:value="5.675E-033" calcext:value-type="float">
            <text:p>5,675E-33</text:p>
          </table:table-cell>
          <table:table-cell office:value-type="float" office:value="8.278E-050" calcext:value-type="float">
            <text:p>8,278E-50</text:p>
          </table:table-cell>
          <table:table-cell office:value-type="float" office:value="1.008E-037" calcext:value-type="float">
            <text:p>1,008E-37</text:p>
          </table:table-cell>
          <table:table-cell office:value-type="float" office:value="7.089E-041" calcext:value-type="float">
            <text:p>7,089E-41</text:p>
          </table:table-cell>
          <table:table-cell office:value-type="float" office:value="3.061E-034" calcext:value-type="float">
            <text:p>3,061E-34</text:p>
          </table:table-cell>
          <table:table-cell office:value-type="float" office:value="5.507E-021" calcext:value-type="float">
            <text:p>5,507E-21</text:p>
          </table:table-cell>
          <table:table-cell office:value-type="float" office:value="3.543E-018" calcext:value-type="float">
            <text:p>3,543E-18</text:p>
          </table:table-cell>
          <table:table-cell office:value-type="float" office:value="0.0000000000003801" calcext:value-type="float">
            <text:p>3,801E-13</text:p>
          </table:table-cell>
          <table:table-cell office:value-type="float" office:value="2.695E-015" calcext:value-type="float">
            <text:p>2,695E-15</text:p>
          </table:table-cell>
          <table:table-cell office:value-type="float" office:value="0.00000000000003465" calcext:value-type="float">
            <text:p>3,465E-14</text:p>
          </table:table-cell>
          <table:table-cell office:value-type="float" office:value="1.586E-018" calcext:value-type="float">
            <text:p>1,586E-18</text:p>
          </table:table-cell>
          <table:table-cell office:value-type="float" office:value="1.377E-072" calcext:value-type="float">
            <text:p>1,377E-72</text:p>
          </table:table-cell>
          <table:table-cell office:value-type="float" office:value="1.272E-041" calcext:value-type="float">
            <text:p>1,272E-41</text:p>
          </table:table-cell>
          <table:table-cell office:value-type="float" office:value="2.842E-045" calcext:value-type="float">
            <text:p>2,842E-45</text:p>
          </table:table-cell>
          <table:table-cell office:value-type="float" office:value="3.133E-049" calcext:value-type="float">
            <text:p>3,133E-49</text:p>
          </table:table-cell>
          <table:table-cell office:value-type="float" office:value="1.035E-052" calcext:value-type="float">
            <text:p>1,035E-52</text:p>
          </table:table-cell>
          <table:table-cell office:value-type="float" office:value="1.971E-057" calcext:value-type="float">
            <text:p>1,971E-57</text:p>
          </table:table-cell>
          <table:table-cell office:value-type="float" office:value="1.89E-033" calcext:value-type="float">
            <text:p>1,89E-33</text:p>
          </table:table-cell>
          <table:table-cell office:value-type="float" office:value="0.0000000000000398" calcext:value-type="float">
            <text:p>3,98E-14</text:p>
          </table:table-cell>
          <table:table-cell office:value-type="float" office:value="7.565E-018" calcext:value-type="float">
            <text:p>7,565E-18</text:p>
          </table:table-cell>
          <table:table-cell office:value-type="float" office:value="4.223E-073" calcext:value-type="float">
            <text:p>4,223E-73</text:p>
          </table:table-cell>
          <table:table-cell office:value-type="float" office:value="1.124E-051" calcext:value-type="float">
            <text:p>1,124E-51</text:p>
          </table:table-cell>
          <table:table-cell office:value-type="float" office:value="3.067E-084" calcext:value-type="float">
            <text:p>3,067E-84</text:p>
          </table:table-cell>
          <table:table-cell office:value-type="float" office:value="3.965E-052" calcext:value-type="float">
            <text:p>3,965E-52</text:p>
          </table:table-cell>
          <table:table-cell office:value-type="float" office:value="1.511E-056" calcext:value-type="float">
            <text:p>1,511E-56</text:p>
          </table:table-cell>
          <table:table-cell office:value-type="float" office:value="3.036E-053" calcext:value-type="float">
            <text:p>3,036E-53</text:p>
          </table:table-cell>
          <table:table-cell office:value-type="float" office:value="0.00000000001887" calcext:value-type="float">
            <text:p>1,887E-11</text:p>
          </table:table-cell>
          <table:table-cell office:value-type="float" office:value="0.0000000001433" calcext:value-type="float">
            <text:p>1,433E-10</text:p>
          </table:table-cell>
          <table:table-cell office:value-type="float" office:value="0.0000000001635" calcext:value-type="float">
            <text:p>1,635E-10</text:p>
          </table:table-cell>
          <table:table-cell office:value-type="float" office:value="1.037E-050" calcext:value-type="float">
            <text:p>1,037E-50</text:p>
          </table:table-cell>
          <table:table-cell office:value-type="float" office:value="0.00000000001514" calcext:value-type="float">
            <text:p>1,514E-11</text:p>
          </table:table-cell>
          <table:table-cell office:value-type="float" office:value="1.395E-030" calcext:value-type="float">
            <text:p>1,395E-30</text:p>
          </table:table-cell>
          <table:table-cell office:value-type="float" office:value="1.542E-034" calcext:value-type="float">
            <text:p>1,542E-34</text:p>
          </table:table-cell>
          <table:table-cell office:value-type="float" office:value="6.686E-035" calcext:value-type="float">
            <text:p>6,686E-35</text:p>
          </table:table-cell>
          <table:table-cell office:value-type="float" office:value="1.659E-077" calcext:value-type="float">
            <text:p>1,659E-77</text:p>
          </table:table-cell>
          <table:table-cell office:value-type="float" office:value="2.451E-081" calcext:value-type="float">
            <text:p>2,451E-81</text:p>
          </table:table-cell>
          <table:table-cell office:value-type="float" office:value="4.715E-028" calcext:value-type="float">
            <text:p>4,715E-28</text:p>
          </table:table-cell>
          <table:table-cell office:value-type="float" office:value="1.748E-036" calcext:value-type="float">
            <text:p>1,748E-36</text:p>
          </table:table-cell>
          <table:table-cell office:value-type="float" office:value="1.141E-034" calcext:value-type="float">
            <text:p>1,141E-34</text:p>
          </table:table-cell>
          <table:table-cell office:value-type="float" office:value="5.419E-083" calcext:value-type="float">
            <text:p>5,419E-83</text:p>
          </table:table-cell>
          <table:table-cell office:value-type="float" office:value="0.00000000004219" calcext:value-type="float">
            <text:p>4,219E-11</text:p>
          </table:table-cell>
          <table:table-cell office:value-type="float" office:value="1.352E-056" calcext:value-type="float">
            <text:p>1,352E-56</text:p>
          </table:table-cell>
          <table:table-cell office:value-type="float" office:value="4.731E-046" calcext:value-type="float">
            <text:p>4,731E-46</text:p>
          </table:table-cell>
          <table:table-cell office:value-type="float" office:value="1.73E-044" calcext:value-type="float">
            <text:p>1,73E-44</text:p>
          </table:table-cell>
          <table:table-cell office:value-type="float" office:value="2.772E-044" calcext:value-type="float">
            <text:p>2,772E-44</text:p>
          </table:table-cell>
          <table:table-cell office:value-type="float" office:value="7.196E-047" calcext:value-type="float">
            <text:p>7,196E-47</text:p>
          </table:table-cell>
          <table:table-cell office:value-type="float" office:value="1.559E-044" calcext:value-type="float">
            <text:p>1,559E-44</text:p>
          </table:table-cell>
          <table:table-cell office:value-type="float" office:value="8.886E-046" calcext:value-type="float">
            <text:p>8,886E-46</text:p>
          </table:table-cell>
          <table:table-cell office:value-type="float" office:value="4.228E-045" calcext:value-type="float">
            <text:p>4,228E-45</text:p>
          </table:table-cell>
          <table:table-cell office:value-type="float" office:value="5.502E-046" calcext:value-type="float">
            <text:p>5,502E-46</text:p>
          </table:table-cell>
          <table:table-cell office:value-type="float" office:value="4.581E-015" calcext:value-type="float">
            <text:p>4,581E-15</text:p>
          </table:table-cell>
          <table:table-cell office:value-type="float" office:value="9.155E-015" calcext:value-type="float">
            <text:p>9,155E-15</text:p>
          </table:table-cell>
          <table:table-cell office:value-type="float" office:value="0.0000000000005795" calcext:value-type="float">
            <text:p>5,795E-13</text:p>
          </table:table-cell>
          <table:table-cell office:value-type="float" office:value="0.00000000001166" calcext:value-type="float">
            <text:p>1,166E-11</text:p>
          </table:table-cell>
          <table:table-cell office:value-type="float" office:value="0.0000000001138" calcext:value-type="float">
            <text:p>1,138E-10</text:p>
          </table:table-cell>
          <table:table-cell office:value-type="float" office:value="0.00000000001812" calcext:value-type="float">
            <text:p>1,812E-11</text:p>
          </table:table-cell>
          <table:table-cell office:value-type="float" office:value="0.00000000001806" calcext:value-type="float">
            <text:p>1,806E-11</text:p>
          </table:table-cell>
          <table:table-cell office:value-type="float" office:value="3.049E-038" calcext:value-type="float">
            <text:p>3,049E-38</text:p>
          </table:table-cell>
          <table:table-cell office:value-type="float" office:value="6.334E-040" calcext:value-type="float">
            <text:p>6,334E-40</text:p>
          </table:table-cell>
          <table:table-cell office:value-type="float" office:value="2.276E-039" calcext:value-type="float">
            <text:p>2,276E-39</text:p>
          </table:table-cell>
          <table:table-cell office:value-type="float" office:value="0.000000000004341" calcext:value-type="float">
            <text:p>4,341E-12</text:p>
          </table:table-cell>
          <table:table-cell office:value-type="float" office:value="0.0000000001654" calcext:value-type="float">
            <text:p>1,654E-10</text:p>
          </table:table-cell>
          <table:table-cell office:value-type="float" office:value="0.00000000005649" calcext:value-type="float">
            <text:p>5,649E-11</text:p>
          </table:table-cell>
          <table:table-cell office:value-type="float" office:value="0.00000000002123" calcext:value-type="float">
            <text:p>2,123E-11</text:p>
          </table:table-cell>
          <table:table-cell office:value-type="float" office:value="0.00000000005634" calcext:value-type="float">
            <text:p>5,634E-11</text:p>
          </table:table-cell>
          <table:table-cell office:value-type="float" office:value="0.00000000003043" calcext:value-type="float">
            <text:p>3,043E-11</text:p>
          </table:table-cell>
          <table:table-cell office:value-type="float" office:value="0.00000000003516" calcext:value-type="float">
            <text:p>3,516E-11</text:p>
          </table:table-cell>
          <table:table-cell office:value-type="float" office:value="0.0000000000004333" calcext:value-type="float">
            <text:p>4,333E-13</text:p>
          </table:table-cell>
          <table:table-cell office:value-type="float" office:value="0.00000000002013" calcext:value-type="float">
            <text:p>2,013E-11</text:p>
          </table:table-cell>
          <table:table-cell office:value-type="float" office:value="0.0000000000001185" calcext:value-type="float">
            <text:p>1,185E-13</text:p>
          </table:table-cell>
          <table:table-cell office:value-type="float" office:value="0.0000000000001667" calcext:value-type="float">
            <text:p>1,667E-13</text:p>
          </table:table-cell>
          <table:table-cell office:value-type="float" office:value="0.00000000000568" calcext:value-type="float">
            <text:p>5,68E-12</text:p>
          </table:table-cell>
          <table:table-cell office:value-type="float" office:value="4.592E-018" calcext:value-type="float">
            <text:p>4,592E-18</text:p>
          </table:table-cell>
          <table:table-cell office:value-type="float" office:value="3.327E-018" calcext:value-type="float">
            <text:p>3,327E-18</text:p>
          </table:table-cell>
          <table:table-cell office:value-type="float" office:value="1.128E-029" calcext:value-type="float">
            <text:p>1,128E-29</text:p>
          </table:table-cell>
          <table:table-cell office:value-type="float" office:value="5.449E-016" calcext:value-type="float">
            <text:p>5,449E-16</text:p>
          </table:table-cell>
          <table:table-cell office:value-type="float" office:value="0.000000000004596" calcext:value-type="float">
            <text:p>4,596E-12</text:p>
          </table:table-cell>
          <table:table-cell office:value-type="float" office:value="0.000000000002666" calcext:value-type="float">
            <text:p>2,666E-12</text:p>
          </table:table-cell>
          <table:table-cell office:value-type="float" office:value="3.029E-017" calcext:value-type="float">
            <text:p>3,029E-17</text:p>
          </table:table-cell>
          <table:table-cell office:value-type="float" office:value="1.238E-045" calcext:value-type="float">
            <text:p>1,238E-45</text:p>
          </table:table-cell>
          <table:table-cell office:value-type="float" office:value="2.332E-043" calcext:value-type="float">
            <text:p>2,332E-43</text:p>
          </table:table-cell>
          <table:table-cell office:value-type="float" office:value="2.879E-039" calcext:value-type="float">
            <text:p>2,879E-39</text:p>
          </table:table-cell>
          <table:table-cell office:value-type="float" office:value="6.321E-028" calcext:value-type="float">
            <text:p>6,321E-28</text:p>
          </table:table-cell>
          <table:table-cell office:value-type="float" office:value="7.752E-027" calcext:value-type="float">
            <text:p>7,752E-27</text:p>
          </table:table-cell>
          <table:table-cell office:value-type="float" office:value="3.879E-054" calcext:value-type="float">
            <text:p>3,879E-54</text:p>
          </table:table-cell>
          <table:table-cell office:value-type="float" office:value="2.23E-035" calcext:value-type="float">
            <text:p>2,23E-35</text:p>
          </table:table-cell>
          <table:table-cell office:value-type="float" office:value="1.659E-028" calcext:value-type="float">
            <text:p>1,659E-28</text:p>
          </table:table-cell>
          <table:table-cell office:value-type="float" office:value="1.84E-027" calcext:value-type="float">
            <text:p>1,84E-27</text:p>
          </table:table-cell>
          <table:table-cell office:value-type="float" office:value="0.00000000005663" calcext:value-type="float">
            <text:p>5,663E-11</text:p>
          </table:table-cell>
          <table:table-cell office:value-type="float" office:value="0.0000000000296" calcext:value-type="float">
            <text:p>2,96E-11</text:p>
          </table:table-cell>
          <table:table-cell office:value-type="float" office:value="1.554E-015" calcext:value-type="float">
            <text:p>1,554E-15</text:p>
          </table:table-cell>
          <table:table-cell office:value-type="float" office:value="0.00000000000001561" calcext:value-type="float">
            <text:p>1,561E-14</text:p>
          </table:table-cell>
          <table:table-cell office:value-type="float" office:value="5.836E-020" calcext:value-type="float">
            <text:p>5,836E-20</text:p>
          </table:table-cell>
          <table:table-cell office:value-type="float" office:value="0.0000000000002782" calcext:value-type="float">
            <text:p>2,782E-13</text:p>
          </table:table-cell>
          <table:table-cell office:value-type="float" office:value="7.363E-042" calcext:value-type="float">
            <text:p>7,363E-42</text:p>
          </table:table-cell>
          <table:table-cell office:value-type="float" office:value="3.049E-038" calcext:value-type="float">
            <text:p>3,049E-38</text:p>
          </table:table-cell>
          <table:table-cell office:value-type="float" office:value="1.814E-052" calcext:value-type="float">
            <text:p>1,814E-52</text:p>
          </table:table-cell>
          <table:table-cell office:value-type="float" office:value="7.534E-050" calcext:value-type="float">
            <text:p>7,534E-50</text:p>
          </table:table-cell>
          <table:table-cell office:value-type="float" office:value="5.63E-046" calcext:value-type="float">
            <text:p>5,63E-46</text:p>
          </table:table-cell>
          <table:table-cell office:value-type="float" office:value="7.975E-042" calcext:value-type="float">
            <text:p>7,975E-42</text:p>
          </table:table-cell>
          <table:table-cell office:value-type="float" office:value="8.702E-045" calcext:value-type="float">
            <text:p>8,702E-45</text:p>
          </table:table-cell>
          <table:table-cell office:value-type="float" office:value="7.545E-044" calcext:value-type="float">
            <text:p>7,545E-44</text:p>
          </table:table-cell>
          <table:table-cell office:value-type="float" office:value="6.379E-043" calcext:value-type="float">
            <text:p>6,379E-43</text:p>
          </table:table-cell>
          <table:table-cell office:value-type="float" office:value="1.121E-042" calcext:value-type="float">
            <text:p>1,121E-42</text:p>
          </table:table-cell>
          <table:table-cell office:value-type="float" office:value="5.062E-036" calcext:value-type="float">
            <text:p>5,062E-36</text:p>
          </table:table-cell>
          <table:table-cell office:value-type="float" office:value="7.133E-050" calcext:value-type="float">
            <text:p>7,133E-50</text:p>
          </table:table-cell>
          <table:table-cell office:value-type="float" office:value="2.14E-048" calcext:value-type="float">
            <text:p>2,14E-48</text:p>
          </table:table-cell>
          <table:table-cell office:value-type="float" office:value="7.036E-053" calcext:value-type="float">
            <text:p>7,036E-53</text:p>
          </table:table-cell>
          <table:table-cell office:value-type="float" office:value="2.259E-043" calcext:value-type="float">
            <text:p>2,259E-43</text:p>
          </table:table-cell>
        </table:table-row>
        <table:table-row table:style-name="ro1">
          <table:table-cell office:value-type="string" calcext:value-type="string">
            <text:p>HG01595_KHV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00042" calcext:value-type="float">
            <text:p>4,2E-14</text:p>
          </table:table-cell>
          <table:table-cell office:value-type="float" office:value="0.00000000000002832" calcext:value-type="float">
            <text:p>2,832E-14</text:p>
          </table:table-cell>
          <table:table-cell office:value-type="float" office:value="0.0000000000001997" calcext:value-type="float">
            <text:p>1,997E-13</text:p>
          </table:table-cell>
          <table:table-cell office:value-type="float" office:value="2.996E-078" calcext:value-type="float">
            <text:p>2,996E-78</text:p>
          </table:table-cell>
          <table:table-cell office:value-type="float" office:value="1.84E-070" calcext:value-type="float">
            <text:p>1,84E-70</text:p>
          </table:table-cell>
          <table:table-cell office:value-type="float" office:value="1.46E-046" calcext:value-type="float">
            <text:p>1,46E-46</text:p>
          </table:table-cell>
          <table:table-cell office:value-type="float" office:value="0.00000000000004836" calcext:value-type="float">
            <text:p>4,836E-14</text:p>
          </table:table-cell>
          <table:table-cell office:value-type="float" office:value="0.0000000000001068" calcext:value-type="float">
            <text:p>1,068E-13</text:p>
          </table:table-cell>
          <table:table-cell office:value-type="float" office:value="1.877E-018" calcext:value-type="float">
            <text:p>1,877E-18</text:p>
          </table:table-cell>
          <table:table-cell office:value-type="float" office:value="1.608E-032" calcext:value-type="float">
            <text:p>1,608E-32</text:p>
          </table:table-cell>
          <table:table-cell office:value-type="float" office:value="6.316E-031" calcext:value-type="float">
            <text:p>6,316E-31</text:p>
          </table:table-cell>
          <table:table-cell office:value-type="float" office:value="9.634E-046" calcext:value-type="float">
            <text:p>9,634E-46</text:p>
          </table:table-cell>
          <table:table-cell office:value-type="float" office:value="1.779E-036" calcext:value-type="float">
            <text:p>1,779E-36</text:p>
          </table:table-cell>
          <table:table-cell office:value-type="float" office:value="1.74E-040" calcext:value-type="float">
            <text:p>1,74E-40</text:p>
          </table:table-cell>
          <table:table-cell office:value-type="float" office:value="2.25E-035" calcext:value-type="float">
            <text:p>2,25E-35</text:p>
          </table:table-cell>
          <table:table-cell office:value-type="float" office:value="1.138E-041" calcext:value-type="float">
            <text:p>1,138E-41</text:p>
          </table:table-cell>
          <table:table-cell office:value-type="float" office:value="1.671E-040" calcext:value-type="float">
            <text:p>1,671E-40</text:p>
          </table:table-cell>
          <table:table-cell office:value-type="float" office:value="5.313E-047" calcext:value-type="float">
            <text:p>5,313E-47</text:p>
          </table:table-cell>
          <table:table-cell office:value-type="float" office:value="0.00000000000002279" calcext:value-type="float">
            <text:p>2,279E-14</text:p>
          </table:table-cell>
          <table:table-cell office:value-type="float" office:value="0.00000000000001113" calcext:value-type="float">
            <text:p>1,113E-14</text:p>
          </table:table-cell>
          <table:table-cell office:value-type="float" office:value="1.075E-028" calcext:value-type="float">
            <text:p>1,075E-28</text:p>
          </table:table-cell>
          <table:table-cell office:value-type="float" office:value="5.752E-034" calcext:value-type="float">
            <text:p>5,752E-34</text:p>
          </table:table-cell>
          <table:table-cell office:value-type="float" office:value="2.168E-037" calcext:value-type="float">
            <text:p>2,168E-37</text:p>
          </table:table-cell>
          <table:table-cell office:value-type="float" office:value="2.924E-033" calcext:value-type="float">
            <text:p>2,924E-33</text:p>
          </table:table-cell>
          <table:table-cell office:value-type="float" office:value="1.627E-044" calcext:value-type="float">
            <text:p>1,627E-44</text:p>
          </table:table-cell>
          <table:table-cell office:value-type="float" office:value="4.073E-072" calcext:value-type="float">
            <text:p>4,073E-72</text:p>
          </table:table-cell>
          <table:table-cell office:value-type="float" office:value="2.271E-025" calcext:value-type="float">
            <text:p>2,271E-25</text:p>
          </table:table-cell>
          <table:table-cell office:value-type="float" office:value="1.484E-042" calcext:value-type="float">
            <text:p>1,484E-42</text:p>
          </table:table-cell>
          <table:table-cell office:value-type="float" office:value="2.017E-034" calcext:value-type="float">
            <text:p>2,017E-34</text:p>
          </table:table-cell>
          <table:table-cell office:value-type="float" office:value="1.01E-050" calcext:value-type="float">
            <text:p>1,01E-50</text:p>
          </table:table-cell>
          <table:table-cell office:value-type="float" office:value="7.321E-019" calcext:value-type="float">
            <text:p>7,321E-19</text:p>
          </table:table-cell>
          <table:table-cell office:value-type="float" office:value="1.45E-031" calcext:value-type="float">
            <text:p>1,45E-31</text:p>
          </table:table-cell>
          <table:table-cell office:value-type="float" office:value="1.725E-019" calcext:value-type="float">
            <text:p>1,725E-19</text:p>
          </table:table-cell>
          <table:table-cell office:value-type="float" office:value="6.353E-028" calcext:value-type="float">
            <text:p>6,353E-28</text:p>
          </table:table-cell>
          <table:table-cell office:value-type="float" office:value="1.392E-041" calcext:value-type="float">
            <text:p>1,392E-41</text:p>
          </table:table-cell>
          <table:table-cell office:value-type="float" office:value="1.614E-039" calcext:value-type="float">
            <text:p>1,614E-39</text:p>
          </table:table-cell>
          <table:table-cell office:value-type="float" office:value="2.343E-018" calcext:value-type="float">
            <text:p>2,343E-18</text:p>
          </table:table-cell>
          <table:table-cell office:value-type="float" office:value="8.179E-047" calcext:value-type="float">
            <text:p>8,179E-47</text:p>
          </table:table-cell>
          <table:table-cell office:value-type="float" office:value="1.312E-069" calcext:value-type="float">
            <text:p>1,312E-69</text:p>
          </table:table-cell>
          <table:table-cell office:value-type="float" office:value="9.979E-059" calcext:value-type="float">
            <text:p>9,979E-59</text:p>
          </table:table-cell>
          <table:table-cell office:value-type="float" office:value="3.421E-044" calcext:value-type="float">
            <text:p>3,421E-44</text:p>
          </table:table-cell>
          <table:table-cell office:value-type="float" office:value="3.212E-056" calcext:value-type="float">
            <text:p>3,212E-56</text:p>
          </table:table-cell>
          <table:table-cell office:value-type="float" office:value="2.394E-026" calcext:value-type="float">
            <text:p>2,394E-26</text:p>
          </table:table-cell>
          <table:table-cell office:value-type="float" office:value="6.583E-040" calcext:value-type="float">
            <text:p>6,583E-40</text:p>
          </table:table-cell>
          <table:table-cell office:value-type="float" office:value="7.73E-039" calcext:value-type="float">
            <text:p>7,73E-39</text:p>
          </table:table-cell>
          <table:table-cell office:value-type="float" office:value="3.766E-030" calcext:value-type="float">
            <text:p>3,766E-30</text:p>
          </table:table-cell>
          <table:table-cell office:value-type="float" office:value="1.045E-048" calcext:value-type="float">
            <text:p>1,045E-48</text:p>
          </table:table-cell>
          <table:table-cell office:value-type="float" office:value="0.00000000000001528" calcext:value-type="float">
            <text:p>1,528E-14</text:p>
          </table:table-cell>
          <table:table-cell office:value-type="float" office:value="7.728E-043" calcext:value-type="float">
            <text:p>7,728E-43</text:p>
          </table:table-cell>
          <table:table-cell office:value-type="float" office:value="4.027E-050" calcext:value-type="float">
            <text:p>4,027E-50</text:p>
          </table:table-cell>
          <table:table-cell office:value-type="float" office:value="0.00000000000008232" calcext:value-type="float">
            <text:p>8,232E-14</text:p>
          </table:table-cell>
          <table:table-cell office:value-type="float" office:value="4.093E-029" calcext:value-type="float">
            <text:p>4,093E-29</text:p>
          </table:table-cell>
          <table:table-cell office:value-type="float" office:value="7.839E-043" calcext:value-type="float">
            <text:p>7,839E-43</text:p>
          </table:table-cell>
          <table:table-cell office:value-type="float" office:value="1.493E-031" calcext:value-type="float">
            <text:p>1,493E-31</text:p>
          </table:table-cell>
          <table:table-cell office:value-type="float" office:value="7.127E-036" calcext:value-type="float">
            <text:p>7,127E-36</text:p>
          </table:table-cell>
          <table:table-cell office:value-type="float" office:value="4.671E-030" calcext:value-type="float">
            <text:p>4,671E-30</text:p>
          </table:table-cell>
          <table:table-cell office:value-type="float" office:value="6.993E-020" calcext:value-type="float">
            <text:p>6,993E-20</text:p>
          </table:table-cell>
          <table:table-cell office:value-type="float" office:value="1.4E-016" calcext:value-type="float">
            <text:p>1,4E-16</text:p>
          </table:table-cell>
          <table:table-cell office:value-type="float" office:value="0.00000000000006101" calcext:value-type="float">
            <text:p>6,101E-14</text:p>
          </table:table-cell>
          <table:table-cell office:value-type="float" office:value="3.901E-015" calcext:value-type="float">
            <text:p>3,901E-15</text:p>
          </table:table-cell>
          <table:table-cell office:value-type="float" office:value="5.659E-015" calcext:value-type="float">
            <text:p>5,659E-15</text:p>
          </table:table-cell>
          <table:table-cell office:value-type="float" office:value="7.227E-017" calcext:value-type="float">
            <text:p>7,227E-17</text:p>
          </table:table-cell>
          <table:table-cell office:value-type="float" office:value="2.202E-062" calcext:value-type="float">
            <text:p>2,202E-62</text:p>
          </table:table-cell>
          <table:table-cell office:value-type="float" office:value="3.699E-032" calcext:value-type="float">
            <text:p>3,699E-32</text:p>
          </table:table-cell>
          <table:table-cell office:value-type="float" office:value="5.24E-037" calcext:value-type="float">
            <text:p>5,24E-37</text:p>
          </table:table-cell>
          <table:table-cell office:value-type="float" office:value="6.734E-041" calcext:value-type="float">
            <text:p>6,734E-41</text:p>
          </table:table-cell>
          <table:table-cell office:value-type="float" office:value="3.827E-044" calcext:value-type="float">
            <text:p>3,827E-44</text:p>
          </table:table-cell>
          <table:table-cell office:value-type="float" office:value="4.38E-051" calcext:value-type="float">
            <text:p>4,38E-51</text:p>
          </table:table-cell>
          <table:table-cell office:value-type="float" office:value="5.272E-029" calcext:value-type="float">
            <text:p>5,272E-29</text:p>
          </table:table-cell>
          <table:table-cell office:value-type="float" office:value="4.652E-016" calcext:value-type="float">
            <text:p>4,652E-16</text:p>
          </table:table-cell>
          <table:table-cell office:value-type="float" office:value="4.017E-018" calcext:value-type="float">
            <text:p>4,017E-18</text:p>
          </table:table-cell>
          <table:table-cell office:value-type="float" office:value="8.409E-064" calcext:value-type="float">
            <text:p>8,409E-64</text:p>
          </table:table-cell>
          <table:table-cell office:value-type="float" office:value="1.066E-043" calcext:value-type="float">
            <text:p>1,066E-43</text:p>
          </table:table-cell>
          <table:table-cell office:value-type="float" office:value="1.44E-074" calcext:value-type="float">
            <text:p>1,44E-74</text:p>
          </table:table-cell>
          <table:table-cell office:value-type="float" office:value="8.03E-045" calcext:value-type="float">
            <text:p>8,03E-45</text:p>
          </table:table-cell>
          <table:table-cell office:value-type="float" office:value="5.469E-049" calcext:value-type="float">
            <text:p>5,469E-49</text:p>
          </table:table-cell>
          <table:table-cell office:value-type="float" office:value="5.45E-045" calcext:value-type="float">
            <text:p>5,45E-45</text:p>
          </table:table-cell>
          <table:table-cell office:value-type="float" office:value="0.0000000000001137" calcext:value-type="float">
            <text:p>1,137E-13</text:p>
          </table:table-cell>
          <table:table-cell office:value-type="float" office:value="0.00000000000006697" calcext:value-type="float">
            <text:p>6,697E-14</text:p>
          </table:table-cell>
          <table:table-cell office:value-type="float" office:value="0.00000000000001592" calcext:value-type="float">
            <text:p>1,592E-14</text:p>
          </table:table-cell>
          <table:table-cell office:value-type="float" office:value="9.255E-043" calcext:value-type="float">
            <text:p>9,255E-43</text:p>
          </table:table-cell>
          <table:table-cell office:value-type="float" office:value="0.0000000000002369" calcext:value-type="float">
            <text:p>2,369E-13</text:p>
          </table:table-cell>
          <table:table-cell office:value-type="float" office:value="4.772E-027" calcext:value-type="float">
            <text:p>4,772E-27</text:p>
          </table:table-cell>
          <table:table-cell office:value-type="float" office:value="2.562E-030" calcext:value-type="float">
            <text:p>2,562E-30</text:p>
          </table:table-cell>
          <table:table-cell office:value-type="float" office:value="2.692E-030" calcext:value-type="float">
            <text:p>2,692E-30</text:p>
          </table:table-cell>
          <table:table-cell office:value-type="float" office:value="4.489E-068" calcext:value-type="float">
            <text:p>4,489E-68</text:p>
          </table:table-cell>
          <table:table-cell office:value-type="float" office:value="1.015E-070" calcext:value-type="float">
            <text:p>1,015E-70</text:p>
          </table:table-cell>
          <table:table-cell office:value-type="float" office:value="2.036E-029" calcext:value-type="float">
            <text:p>2,036E-29</text:p>
          </table:table-cell>
          <table:table-cell office:value-type="float" office:value="2.921E-031" calcext:value-type="float">
            <text:p>2,921E-31</text:p>
          </table:table-cell>
          <table:table-cell office:value-type="float" office:value="5.285E-030" calcext:value-type="float">
            <text:p>5,285E-30</text:p>
          </table:table-cell>
          <table:table-cell office:value-type="float" office:value="1.353E-072" calcext:value-type="float">
            <text:p>1,353E-72</text:p>
          </table:table-cell>
          <table:table-cell office:value-type="float" office:value="0.0000000000001916" calcext:value-type="float">
            <text:p>1,916E-13</text:p>
          </table:table-cell>
          <table:table-cell office:value-type="float" office:value="3.999E-049" calcext:value-type="float">
            <text:p>3,999E-49</text:p>
          </table:table-cell>
          <table:table-cell office:value-type="float" office:value="8.875E-037" calcext:value-type="float">
            <text:p>8,875E-37</text:p>
          </table:table-cell>
          <table:table-cell office:value-type="float" office:value="1.309E-034" calcext:value-type="float">
            <text:p>1,309E-34</text:p>
          </table:table-cell>
          <table:table-cell office:value-type="float" office:value="1.598E-036" calcext:value-type="float">
            <text:p>1,598E-36</text:p>
          </table:table-cell>
          <table:table-cell office:value-type="float" office:value="1.783E-038" calcext:value-type="float">
            <text:p>1,783E-38</text:p>
          </table:table-cell>
          <table:table-cell office:value-type="float" office:value="4.921E-036" calcext:value-type="float">
            <text:p>4,921E-36</text:p>
          </table:table-cell>
          <table:table-cell office:value-type="float" office:value="6.215E-037" calcext:value-type="float">
            <text:p>6,215E-37</text:p>
          </table:table-cell>
          <table:table-cell office:value-type="float" office:value="2.051E-036" calcext:value-type="float">
            <text:p>2,051E-36</text:p>
          </table:table-cell>
          <table:table-cell office:value-type="float" office:value="9.469E-037" calcext:value-type="float">
            <text:p>9,469E-37</text:p>
          </table:table-cell>
          <table:table-cell office:value-type="float" office:value="2.029E-017" calcext:value-type="float">
            <text:p>2,029E-17</text:p>
          </table:table-cell>
          <table:table-cell office:value-type="float" office:value="2.913E-016" calcext:value-type="float">
            <text:p>2,913E-16</text:p>
          </table:table-cell>
          <table:table-cell office:value-type="float" office:value="0.0000000000002524" calcext:value-type="float">
            <text:p>2,524E-13</text:p>
          </table:table-cell>
          <table:table-cell office:value-type="float" office:value="0.00000000000006603" calcext:value-type="float">
            <text:p>6,603E-14</text:p>
          </table:table-cell>
          <table:table-cell office:value-type="float" office:value="0.00000000000003168" calcext:value-type="float">
            <text:p>3,168E-14</text:p>
          </table:table-cell>
          <table:table-cell office:value-type="float" office:value="0.00000000000009317" calcext:value-type="float">
            <text:p>9,317E-14</text:p>
          </table:table-cell>
          <table:table-cell office:value-type="float" office:value="0.00000000000008729" calcext:value-type="float">
            <text:p>8,729E-14</text:p>
          </table:table-cell>
          <table:table-cell office:value-type="float" office:value="5.89E-031" calcext:value-type="float">
            <text:p>5,89E-31</text:p>
          </table:table-cell>
          <table:table-cell office:value-type="float" office:value="4.967E-034" calcext:value-type="float">
            <text:p>4,967E-34</text:p>
          </table:table-cell>
          <table:table-cell office:value-type="float" office:value="1.716E-035" calcext:value-type="float">
            <text:p>1,716E-35</text:p>
          </table:table-cell>
          <table:table-cell office:value-type="float" office:value="0.0000000000001799" calcext:value-type="float">
            <text:p>1,799E-13</text:p>
          </table:table-cell>
          <table:table-cell office:value-type="float" office:value="0.0000000000006618" calcext:value-type="float">
            <text:p>6,618E-13</text:p>
          </table:table-cell>
          <table:table-cell office:value-type="float" office:value="0.000000000000677" calcext:value-type="float">
            <text:p>6,77E-13</text:p>
          </table:table-cell>
          <table:table-cell office:value-type="float" office:value="0.000000000000105" calcext:value-type="float">
            <text:p>1,05E-13</text:p>
          </table:table-cell>
          <table:table-cell office:value-type="float" office:value="0.0000000000001018" calcext:value-type="float">
            <text:p>1,018E-13</text:p>
          </table:table-cell>
          <table:table-cell office:value-type="float" office:value="0.0000000000000666" calcext:value-type="float">
            <text:p>6,66E-14</text:p>
          </table:table-cell>
          <table:table-cell office:value-type="float" office:value="0.000000000002187" calcext:value-type="float">
            <text:p>2,187E-12</text:p>
          </table:table-cell>
          <table:table-cell office:value-type="float" office:value="0.00000000000008875" calcext:value-type="float">
            <text:p>8,875E-14</text:p>
          </table:table-cell>
          <table:table-cell office:value-type="float" office:value="0.0000000000001379" calcext:value-type="float">
            <text:p>1,379E-13</text:p>
          </table:table-cell>
          <table:table-cell office:value-type="float" office:value="8.651E-015" calcext:value-type="float">
            <text:p>8,651E-15</text:p>
          </table:table-cell>
          <table:table-cell office:value-type="float" office:value="0.00000000000004871" calcext:value-type="float">
            <text:p>4,871E-14</text:p>
          </table:table-cell>
          <table:table-cell office:value-type="float" office:value="0.00000000000009863" calcext:value-type="float">
            <text:p>9,863E-14</text:p>
          </table:table-cell>
          <table:table-cell office:value-type="float" office:value="1.52E-017" calcext:value-type="float">
            <text:p>1,52E-17</text:p>
          </table:table-cell>
          <table:table-cell office:value-type="float" office:value="2.65E-016" calcext:value-type="float">
            <text:p>2,65E-16</text:p>
          </table:table-cell>
          <table:table-cell office:value-type="float" office:value="2.008E-025" calcext:value-type="float">
            <text:p>2,008E-25</text:p>
          </table:table-cell>
          <table:table-cell office:value-type="float" office:value="5.885E-016" calcext:value-type="float">
            <text:p>5,885E-16</text:p>
          </table:table-cell>
          <table:table-cell office:value-type="float" office:value="0.00000000000007853" calcext:value-type="float">
            <text:p>7,853E-14</text:p>
          </table:table-cell>
          <table:table-cell office:value-type="float" office:value="0.00000000000006722" calcext:value-type="float">
            <text:p>6,722E-14</text:p>
          </table:table-cell>
          <table:table-cell office:value-type="float" office:value="7.619E-015" calcext:value-type="float">
            <text:p>7,619E-15</text:p>
          </table:table-cell>
          <table:table-cell office:value-type="float" office:value="3.119E-037" calcext:value-type="float">
            <text:p>3,119E-37</text:p>
          </table:table-cell>
          <table:table-cell office:value-type="float" office:value="5.474E-034" calcext:value-type="float">
            <text:p>5,474E-34</text:p>
          </table:table-cell>
          <table:table-cell office:value-type="float" office:value="4.871E-032" calcext:value-type="float">
            <text:p>4,871E-32</text:p>
          </table:table-cell>
          <table:table-cell office:value-type="float" office:value="2.738E-032" calcext:value-type="float">
            <text:p>2,738E-32</text:p>
          </table:table-cell>
          <table:table-cell office:value-type="float" office:value="2.083E-027" calcext:value-type="float">
            <text:p>2,083E-27</text:p>
          </table:table-cell>
          <table:table-cell office:value-type="float" office:value="9.188E-046" calcext:value-type="float">
            <text:p>9,188E-46</text:p>
          </table:table-cell>
          <table:table-cell office:value-type="float" office:value="6.106E-032" calcext:value-type="float">
            <text:p>6,106E-32</text:p>
          </table:table-cell>
          <table:table-cell office:value-type="float" office:value="2.497E-032" calcext:value-type="float">
            <text:p>2,497E-32</text:p>
          </table:table-cell>
          <table:table-cell office:value-type="float" office:value="1.107E-027" calcext:value-type="float">
            <text:p>1,107E-27</text:p>
          </table:table-cell>
          <table:table-cell office:value-type="float" office:value="0.00000000000001273" calcext:value-type="float">
            <text:p>1,273E-14</text:p>
          </table:table-cell>
          <table:table-cell office:value-type="float" office:value="0.00000000000001086" calcext:value-type="float">
            <text:p>1,086E-14</text:p>
          </table:table-cell>
          <table:table-cell office:value-type="float" office:value="2.107E-015" calcext:value-type="float">
            <text:p>2,107E-15</text:p>
          </table:table-cell>
          <table:table-cell office:value-type="float" office:value="6.561E-016" calcext:value-type="float">
            <text:p>6,561E-16</text:p>
          </table:table-cell>
          <table:table-cell office:value-type="float" office:value="1.865E-018" calcext:value-type="float">
            <text:p>1,865E-18</text:p>
          </table:table-cell>
          <table:table-cell office:value-type="float" office:value="4.91E-016" calcext:value-type="float">
            <text:p>4,91E-16</text:p>
          </table:table-cell>
          <table:table-cell office:value-type="float" office:value="2.77E-034" calcext:value-type="float">
            <text:p>2,77E-34</text:p>
          </table:table-cell>
          <table:table-cell office:value-type="float" office:value="5.89E-031" calcext:value-type="float">
            <text:p>5,89E-31</text:p>
          </table:table-cell>
          <table:table-cell office:value-type="float" office:value="1.46E-046" calcext:value-type="float">
            <text:p>1,46E-46</text:p>
          </table:table-cell>
          <table:table-cell office:value-type="float" office:value="7.035E-042" calcext:value-type="float">
            <text:p>7,035E-42</text:p>
          </table:table-cell>
          <table:table-cell office:value-type="float" office:value="1.218E-036" calcext:value-type="float">
            <text:p>1,218E-36</text:p>
          </table:table-cell>
          <table:table-cell office:value-type="float" office:value="6.261E-036" calcext:value-type="float">
            <text:p>6,261E-36</text:p>
          </table:table-cell>
          <table:table-cell office:value-type="float" office:value="3.077E-038" calcext:value-type="float">
            <text:p>3,077E-38</text:p>
          </table:table-cell>
          <table:table-cell office:value-type="float" office:value="3.287E-036" calcext:value-type="float">
            <text:p>3,287E-36</text:p>
          </table:table-cell>
          <table:table-cell office:value-type="float" office:value="4.332E-034" calcext:value-type="float">
            <text:p>4,332E-34</text:p>
          </table:table-cell>
          <table:table-cell office:value-type="float" office:value="1.388E-035" calcext:value-type="float">
            <text:p>1,388E-35</text:p>
          </table:table-cell>
          <table:table-cell office:value-type="float" office:value="2.119E-031" calcext:value-type="float">
            <text:p>2,119E-31</text:p>
          </table:table-cell>
          <table:table-cell office:value-type="float" office:value="9.242E-040" calcext:value-type="float">
            <text:p>9,242E-40</text:p>
          </table:table-cell>
          <table:table-cell office:value-type="float" office:value="4.088E-039" calcext:value-type="float">
            <text:p>4,088E-39</text:p>
          </table:table-cell>
          <table:table-cell office:value-type="float" office:value="4.078E-045" calcext:value-type="float">
            <text:p>4,078E-45</text:p>
          </table:table-cell>
          <table:table-cell office:value-type="float" office:value="1.224E-034" calcext:value-type="float">
            <text:p>1,224E-34</text:p>
          </table:table-cell>
        </table:table-row>
        <table:table-row table:style-name="ro1">
          <table:table-cell office:value-type="string" calcext:value-type="string">
            <text:p>HG01596_KHV</text:p>
          </table:table-cell>
          <table:table-cell office:value-type="float" office:value="55" calcext:value-type="float">
            <text:p>55</text:p>
          </table:table-cell>
          <table:table-cell office:value-type="float" office:value="0.0000000000002916" calcext:value-type="float">
            <text:p>2,916E-13</text:p>
          </table:table-cell>
          <table:table-cell office:value-type="float" office:value="3.894E-015" calcext:value-type="float">
            <text:p>3,894E-15</text:p>
          </table:table-cell>
          <table:table-cell office:value-type="float" office:value="0.0000000000002747" calcext:value-type="float">
            <text:p>2,747E-13</text:p>
          </table:table-cell>
          <table:table-cell office:value-type="float" office:value="2.042E-075" calcext:value-type="float">
            <text:p>2,042E-75</text:p>
          </table:table-cell>
          <table:table-cell office:value-type="float" office:value="9.852E-067" calcext:value-type="float">
            <text:p>9,852E-67</text:p>
          </table:table-cell>
          <table:table-cell office:value-type="float" office:value="8.099E-051" calcext:value-type="float">
            <text:p>8,099E-51</text:p>
          </table:table-cell>
          <table:table-cell office:value-type="float" office:value="0.0000000000001004" calcext:value-type="float">
            <text:p>1,004E-13</text:p>
          </table:table-cell>
          <table:table-cell office:value-type="float" office:value="0.00000000000002609" calcext:value-type="float">
            <text:p>2,609E-14</text:p>
          </table:table-cell>
          <table:table-cell office:value-type="float" office:value="3.218E-019" calcext:value-type="float">
            <text:p>3,218E-19</text:p>
          </table:table-cell>
          <table:table-cell office:value-type="float" office:value="3.281E-036" calcext:value-type="float">
            <text:p>3,281E-36</text:p>
          </table:table-cell>
          <table:table-cell office:value-type="float" office:value="5.154E-029" calcext:value-type="float">
            <text:p>5,154E-29</text:p>
          </table:table-cell>
          <table:table-cell office:value-type="float" office:value="6.322E-043" calcext:value-type="float">
            <text:p>6,322E-43</text:p>
          </table:table-cell>
          <table:table-cell office:value-type="float" office:value="2.744E-036" calcext:value-type="float">
            <text:p>2,744E-36</text:p>
          </table:table-cell>
          <table:table-cell office:value-type="float" office:value="1.377E-045" calcext:value-type="float">
            <text:p>1,377E-45</text:p>
          </table:table-cell>
          <table:table-cell office:value-type="float" office:value="2.77E-039" calcext:value-type="float">
            <text:p>2,77E-39</text:p>
          </table:table-cell>
          <table:table-cell office:value-type="float" office:value="1.38E-043" calcext:value-type="float">
            <text:p>1,38E-43</text:p>
          </table:table-cell>
          <table:table-cell office:value-type="float" office:value="9.373E-044" calcext:value-type="float">
            <text:p>9,373E-44</text:p>
          </table:table-cell>
          <table:table-cell office:value-type="float" office:value="1.333E-050" calcext:value-type="float">
            <text:p>1,333E-50</text:p>
          </table:table-cell>
          <table:table-cell office:value-type="float" office:value="6.248E-017" calcext:value-type="float">
            <text:p>6,248E-17</text:p>
          </table:table-cell>
          <table:table-cell office:value-type="float" office:value="5.964E-015" calcext:value-type="float">
            <text:p>5,964E-15</text:p>
          </table:table-cell>
          <table:table-cell office:value-type="float" office:value="3.42E-027" calcext:value-type="float">
            <text:p>3,42E-27</text:p>
          </table:table-cell>
          <table:table-cell office:value-type="float" office:value="1.588E-030" calcext:value-type="float">
            <text:p>1,588E-30</text:p>
          </table:table-cell>
          <table:table-cell office:value-type="float" office:value="3.464E-034" calcext:value-type="float">
            <text:p>3,464E-34</text:p>
          </table:table-cell>
          <table:table-cell office:value-type="float" office:value="3.725E-033" calcext:value-type="float">
            <text:p>3,725E-33</text:p>
          </table:table-cell>
          <table:table-cell office:value-type="float" office:value="9.658E-041" calcext:value-type="float">
            <text:p>9,658E-41</text:p>
          </table:table-cell>
          <table:table-cell office:value-type="float" office:value="7.049E-068" calcext:value-type="float">
            <text:p>7,049E-68</text:p>
          </table:table-cell>
          <table:table-cell office:value-type="float" office:value="1.604E-023" calcext:value-type="float">
            <text:p>1,604E-23</text:p>
          </table:table-cell>
          <table:table-cell office:value-type="float" office:value="3.476E-045" calcext:value-type="float">
            <text:p>3,476E-45</text:p>
          </table:table-cell>
          <table:table-cell office:value-type="float" office:value="6.842E-032" calcext:value-type="float">
            <text:p>6,842E-32</text:p>
          </table:table-cell>
          <table:table-cell office:value-type="float" office:value="3.176E-055" calcext:value-type="float">
            <text:p>3,176E-55</text:p>
          </table:table-cell>
          <table:table-cell office:value-type="float" office:value="3.52E-021" calcext:value-type="float">
            <text:p>3,52E-21</text:p>
          </table:table-cell>
          <table:table-cell office:value-type="float" office:value="6.25E-028" calcext:value-type="float">
            <text:p>6,25E-28</text:p>
          </table:table-cell>
          <table:table-cell office:value-type="float" office:value="2.65E-024" calcext:value-type="float">
            <text:p>2,65E-24</text:p>
          </table:table-cell>
          <table:table-cell office:value-type="float" office:value="6.122E-026" calcext:value-type="float">
            <text:p>6,122E-26</text:p>
          </table:table-cell>
          <table:table-cell office:value-type="float" office:value="1.229E-044" calcext:value-type="float">
            <text:p>1,229E-44</text:p>
          </table:table-cell>
          <table:table-cell office:value-type="float" office:value="1.462E-044" calcext:value-type="float">
            <text:p>1,462E-44</text:p>
          </table:table-cell>
          <table:table-cell office:value-type="float" office:value="5.51E-020" calcext:value-type="float">
            <text:p>5,51E-20</text:p>
          </table:table-cell>
          <table:table-cell office:value-type="float" office:value="2.118E-047" calcext:value-type="float">
            <text:p>2,118E-47</text:p>
          </table:table-cell>
          <table:table-cell office:value-type="float" office:value="4.696E-068" calcext:value-type="float">
            <text:p>4,696E-68</text:p>
          </table:table-cell>
          <table:table-cell office:value-type="float" office:value="5.395E-056" calcext:value-type="float">
            <text:p>5,395E-56</text:p>
          </table:table-cell>
          <table:table-cell office:value-type="float" office:value="1.549E-043" calcext:value-type="float">
            <text:p>1,549E-43</text:p>
          </table:table-cell>
          <table:table-cell office:value-type="float" office:value="1.683E-052" calcext:value-type="float">
            <text:p>1,683E-52</text:p>
          </table:table-cell>
          <table:table-cell office:value-type="float" office:value="4.171E-030" calcext:value-type="float">
            <text:p>4,171E-30</text:p>
          </table:table-cell>
          <table:table-cell office:value-type="float" office:value="2.245E-043" calcext:value-type="float">
            <text:p>2,245E-43</text:p>
          </table:table-cell>
          <table:table-cell office:value-type="float" office:value="7.025E-043" calcext:value-type="float">
            <text:p>7,025E-43</text:p>
          </table:table-cell>
          <table:table-cell office:value-type="float" office:value="7.79E-033" calcext:value-type="float">
            <text:p>7,79E-33</text:p>
          </table:table-cell>
          <table:table-cell office:value-type="float" office:value="2.896E-048" calcext:value-type="float">
            <text:p>2,896E-48</text:p>
          </table:table-cell>
          <table:table-cell office:value-type="float" office:value="8.773E-015" calcext:value-type="float">
            <text:p>8,773E-15</text:p>
          </table:table-cell>
          <table:table-cell office:value-type="float" office:value="8.68E-046" calcext:value-type="float">
            <text:p>8,68E-46</text:p>
          </table:table-cell>
          <table:table-cell office:value-type="float" office:value="5.137E-050" calcext:value-type="float">
            <text:p>5,137E-50</text:p>
          </table:table-cell>
          <table:table-cell office:value-type="float" office:value="0.00000000000007558" calcext:value-type="float">
            <text:p>7,558E-14</text:p>
          </table:table-cell>
          <table:table-cell office:value-type="float" office:value="1.914E-031" calcext:value-type="float">
            <text:p>1,914E-31</text:p>
          </table:table-cell>
          <table:table-cell office:value-type="float" office:value="1.815E-045" calcext:value-type="float">
            <text:p>1,815E-45</text:p>
          </table:table-cell>
          <table:table-cell office:value-type="float" office:value="5.635E-032" calcext:value-type="float">
            <text:p>5,635E-32</text:p>
          </table:table-cell>
          <table:table-cell office:value-type="float" office:value="4.529E-034" calcext:value-type="float">
            <text:p>4,529E-34</text:p>
          </table:table-cell>
          <table:table-cell office:value-type="float" office:value="2.036E-032" calcext:value-type="float">
            <text:p>2,036E-32</text:p>
          </table:table-cell>
          <table:table-cell office:value-type="float" office:value="1.375E-021" calcext:value-type="float">
            <text:p>1,375E-21</text:p>
          </table:table-cell>
          <table:table-cell office:value-type="float" office:value="1.022E-017" calcext:value-type="float">
            <text:p>1,022E-17</text:p>
          </table:table-cell>
          <table:table-cell office:value-type="float" office:value="0.0000000000001145" calcext:value-type="float">
            <text:p>1,145E-13</text:p>
          </table:table-cell>
          <table:table-cell office:value-type="float" office:value="0.0000000000002416" calcext:value-type="float">
            <text:p>2,416E-13</text:p>
          </table:table-cell>
          <table:table-cell office:value-type="float" office:value="0.0000000000008871" calcext:value-type="float">
            <text:p>8,871E-13</text:p>
          </table:table-cell>
          <table:table-cell office:value-type="float" office:value="0.00000000000001888" calcext:value-type="float">
            <text:p>1,888E-14</text:p>
          </table:table-cell>
          <table:table-cell office:value-type="float" office:value="2.744E-062" calcext:value-type="float">
            <text:p>2,744E-62</text:p>
          </table:table-cell>
          <table:table-cell office:value-type="float" office:value="1.061E-034" calcext:value-type="float">
            <text:p>1,061E-34</text:p>
          </table:table-cell>
          <table:table-cell office:value-type="float" office:value="6.555E-041" calcext:value-type="float">
            <text:p>6,555E-41</text:p>
          </table:table-cell>
          <table:table-cell office:value-type="float" office:value="1.043E-045" calcext:value-type="float">
            <text:p>1,043E-45</text:p>
          </table:table-cell>
          <table:table-cell office:value-type="float" office:value="6.433E-045" calcext:value-type="float">
            <text:p>6,433E-45</text:p>
          </table:table-cell>
          <table:table-cell office:value-type="float" office:value="2.541E-048" calcext:value-type="float">
            <text:p>2,541E-48</text:p>
          </table:table-cell>
          <table:table-cell office:value-type="float" office:value="3.586E-031" calcext:value-type="float">
            <text:p>3,586E-31</text:p>
          </table:table-cell>
          <table:table-cell office:value-type="float" office:value="6.602E-016" calcext:value-type="float">
            <text:p>6,602E-16</text:p>
          </table:table-cell>
          <table:table-cell office:value-type="float" office:value="9.305E-020" calcext:value-type="float">
            <text:p>9,305E-20</text:p>
          </table:table-cell>
          <table:table-cell office:value-type="float" office:value="1.025E-060" calcext:value-type="float">
            <text:p>1,025E-60</text:p>
          </table:table-cell>
          <table:table-cell office:value-type="float" office:value="2.6E-043" calcext:value-type="float">
            <text:p>2,6E-43</text:p>
          </table:table-cell>
          <table:table-cell office:value-type="float" office:value="1.133E-072" calcext:value-type="float">
            <text:p>1,133E-72</text:p>
          </table:table-cell>
          <table:table-cell office:value-type="float" office:value="1.692E-047" calcext:value-type="float">
            <text:p>1,692E-47</text:p>
          </table:table-cell>
          <table:table-cell office:value-type="float" office:value="9.915E-052" calcext:value-type="float">
            <text:p>9,915E-52</text:p>
          </table:table-cell>
          <table:table-cell office:value-type="float" office:value="4.241E-048" calcext:value-type="float">
            <text:p>4,241E-48</text:p>
          </table:table-cell>
          <table:table-cell office:value-type="float" office:value="0.0000000000005363" calcext:value-type="float">
            <text:p>5,363E-13</text:p>
          </table:table-cell>
          <table:table-cell office:value-type="float" office:value="0.0000000000004308" calcext:value-type="float">
            <text:p>4,308E-13</text:p>
          </table:table-cell>
          <table:table-cell office:value-type="float" office:value="0.00000000000003871" calcext:value-type="float">
            <text:p>3,871E-14</text:p>
          </table:table-cell>
          <table:table-cell office:value-type="float" office:value="1.563E-045" calcext:value-type="float">
            <text:p>1,563E-45</text:p>
          </table:table-cell>
          <table:table-cell office:value-type="float" office:value="0.0000000000001139" calcext:value-type="float">
            <text:p>1,139E-13</text:p>
          </table:table-cell>
          <table:table-cell office:value-type="float" office:value="2.731E-027" calcext:value-type="float">
            <text:p>2,731E-27</text:p>
          </table:table-cell>
          <table:table-cell office:value-type="float" office:value="1.938E-031" calcext:value-type="float">
            <text:p>1,938E-31</text:p>
          </table:table-cell>
          <table:table-cell office:value-type="float" office:value="4.56E-032" calcext:value-type="float">
            <text:p>4,56E-32</text:p>
          </table:table-cell>
          <table:table-cell office:value-type="float" office:value="6.49E-066" calcext:value-type="float">
            <text:p>6,49E-66</text:p>
          </table:table-cell>
          <table:table-cell office:value-type="float" office:value="1.904E-069" calcext:value-type="float">
            <text:p>1,904E-69</text:p>
          </table:table-cell>
          <table:table-cell office:value-type="float" office:value="5.992E-028" calcext:value-type="float">
            <text:p>5,992E-28</text:p>
          </table:table-cell>
          <table:table-cell office:value-type="float" office:value="5.707E-033" calcext:value-type="float">
            <text:p>5,707E-33</text:p>
          </table:table-cell>
          <table:table-cell office:value-type="float" office:value="1.598E-030" calcext:value-type="float">
            <text:p>1,598E-30</text:p>
          </table:table-cell>
          <table:table-cell office:value-type="float" office:value="2.027E-071" calcext:value-type="float">
            <text:p>2,027E-71</text:p>
          </table:table-cell>
          <table:table-cell office:value-type="float" office:value="0.0000000000001371" calcext:value-type="float">
            <text:p>1,371E-13</text:p>
          </table:table-cell>
          <table:table-cell office:value-type="float" office:value="4.303E-051" calcext:value-type="float">
            <text:p>4,303E-51</text:p>
          </table:table-cell>
          <table:table-cell office:value-type="float" office:value="8.2E-037" calcext:value-type="float">
            <text:p>8,2E-37</text:p>
          </table:table-cell>
          <table:table-cell office:value-type="float" office:value="2.717E-037" calcext:value-type="float">
            <text:p>2,717E-37</text:p>
          </table:table-cell>
          <table:table-cell office:value-type="float" office:value="1.713E-037" calcext:value-type="float">
            <text:p>1,713E-37</text:p>
          </table:table-cell>
          <table:table-cell office:value-type="float" office:value="1.465E-041" calcext:value-type="float">
            <text:p>1,465E-41</text:p>
          </table:table-cell>
          <table:table-cell office:value-type="float" office:value="7.032E-038" calcext:value-type="float">
            <text:p>7,032E-38</text:p>
          </table:table-cell>
          <table:table-cell office:value-type="float" office:value="8.367E-040" calcext:value-type="float">
            <text:p>8,367E-40</text:p>
          </table:table-cell>
          <table:table-cell office:value-type="float" office:value="8.396E-039" calcext:value-type="float">
            <text:p>8,396E-39</text:p>
          </table:table-cell>
          <table:table-cell office:value-type="float" office:value="6.928E-038" calcext:value-type="float">
            <text:p>6,928E-38</text:p>
          </table:table-cell>
          <table:table-cell office:value-type="float" office:value="1.51E-015" calcext:value-type="float">
            <text:p>1,51E-15</text:p>
          </table:table-cell>
          <table:table-cell office:value-type="float" office:value="1.61E-015" calcext:value-type="float">
            <text:p>1,61E-15</text:p>
          </table:table-cell>
          <table:table-cell office:value-type="float" office:value="0.0000000000001199" calcext:value-type="float">
            <text:p>1,199E-13</text:p>
          </table:table-cell>
          <table:table-cell office:value-type="float" office:value="0.0000000000006737" calcext:value-type="float">
            <text:p>6,737E-13</text:p>
          </table:table-cell>
          <table:table-cell office:value-type="float" office:value="0.00000000000001015" calcext:value-type="float">
            <text:p>1,015E-14</text:p>
          </table:table-cell>
          <table:table-cell office:value-type="float" office:value="0.000000000000741" calcext:value-type="float">
            <text:p>7,41E-13</text:p>
          </table:table-cell>
          <table:table-cell office:value-type="float" office:value="0.00000000000009864" calcext:value-type="float">
            <text:p>9,864E-14</text:p>
          </table:table-cell>
          <table:table-cell office:value-type="float" office:value="4.223E-035" calcext:value-type="float">
            <text:p>4,223E-35</text:p>
          </table:table-cell>
          <table:table-cell office:value-type="float" office:value="5.426E-038" calcext:value-type="float">
            <text:p>5,426E-38</text:p>
          </table:table-cell>
          <table:table-cell office:value-type="float" office:value="3.434E-035" calcext:value-type="float">
            <text:p>3,434E-35</text:p>
          </table:table-cell>
          <table:table-cell office:value-type="float" office:value="0.0000000000001342" calcext:value-type="float">
            <text:p>1,342E-13</text:p>
          </table:table-cell>
          <table:table-cell office:value-type="float" office:value="0.00000000000004185" calcext:value-type="float">
            <text:p>4,185E-14</text:p>
          </table:table-cell>
          <table:table-cell office:value-type="float" office:value="0.00000000000003972" calcext:value-type="float">
            <text:p>3,972E-14</text:p>
          </table:table-cell>
          <table:table-cell office:value-type="float" office:value="1.356E-015" calcext:value-type="float">
            <text:p>1,356E-15</text:p>
          </table:table-cell>
          <table:table-cell office:value-type="float" office:value="0.00000000000001604" calcext:value-type="float">
            <text:p>1,604E-14</text:p>
          </table:table-cell>
          <table:table-cell office:value-type="float" office:value="0.00000000000008207" calcext:value-type="float">
            <text:p>8,207E-14</text:p>
          </table:table-cell>
          <table:table-cell office:value-type="float" office:value="0.00000000000005024" calcext:value-type="float">
            <text:p>5,024E-14</text:p>
          </table:table-cell>
          <table:table-cell office:value-type="float" office:value="7.257E-015" calcext:value-type="float">
            <text:p>7,257E-15</text:p>
          </table:table-cell>
          <table:table-cell office:value-type="float" office:value="0.00000000000007221" calcext:value-type="float">
            <text:p>7,221E-14</text:p>
          </table:table-cell>
          <table:table-cell office:value-type="float" office:value="1.043E-015" calcext:value-type="float">
            <text:p>1,043E-15</text:p>
          </table:table-cell>
          <table:table-cell office:value-type="float" office:value="0.00000000000006486" calcext:value-type="float">
            <text:p>6,486E-14</text:p>
          </table:table-cell>
          <table:table-cell office:value-type="float" office:value="6.953E-015" calcext:value-type="float">
            <text:p>6,953E-15</text:p>
          </table:table-cell>
          <table:table-cell office:value-type="float" office:value="4.833E-019" calcext:value-type="float">
            <text:p>4,833E-19</text:p>
          </table:table-cell>
          <table:table-cell office:value-type="float" office:value="8.032E-019" calcext:value-type="float">
            <text:p>8,032E-19</text:p>
          </table:table-cell>
          <table:table-cell office:value-type="float" office:value="5.016E-027" calcext:value-type="float">
            <text:p>5,016E-27</text:p>
          </table:table-cell>
          <table:table-cell office:value-type="float" office:value="1.909E-016" calcext:value-type="float">
            <text:p>1,909E-16</text:p>
          </table:table-cell>
          <table:table-cell office:value-type="float" office:value="0.00000000000006828" calcext:value-type="float">
            <text:p>6,828E-14</text:p>
          </table:table-cell>
          <table:table-cell office:value-type="float" office:value="0.00000000000004087" calcext:value-type="float">
            <text:p>4,087E-14</text:p>
          </table:table-cell>
          <table:table-cell office:value-type="float" office:value="9.115E-019" calcext:value-type="float">
            <text:p>9,115E-19</text:p>
          </table:table-cell>
          <table:table-cell office:value-type="float" office:value="6.223E-042" calcext:value-type="float">
            <text:p>6,223E-42</text:p>
          </table:table-cell>
          <table:table-cell office:value-type="float" office:value="4.038E-037" calcext:value-type="float">
            <text:p>4,038E-37</text:p>
          </table:table-cell>
          <table:table-cell office:value-type="float" office:value="2.423E-034" calcext:value-type="float">
            <text:p>2,423E-34</text:p>
          </table:table-cell>
          <table:table-cell office:value-type="float" office:value="2.966E-028" calcext:value-type="float">
            <text:p>2,966E-28</text:p>
          </table:table-cell>
          <table:table-cell office:value-type="float" office:value="3.957E-028" calcext:value-type="float">
            <text:p>3,957E-28</text:p>
          </table:table-cell>
          <table:table-cell office:value-type="float" office:value="4.882E-049" calcext:value-type="float">
            <text:p>4,882E-49</text:p>
          </table:table-cell>
          <table:table-cell office:value-type="float" office:value="8.304E-030" calcext:value-type="float">
            <text:p>8,304E-30</text:p>
          </table:table-cell>
          <table:table-cell office:value-type="float" office:value="2.112E-030" calcext:value-type="float">
            <text:p>2,112E-30</text:p>
          </table:table-cell>
          <table:table-cell office:value-type="float" office:value="4.978E-027" calcext:value-type="float">
            <text:p>4,978E-27</text:p>
          </table:table-cell>
          <table:table-cell office:value-type="float" office:value="0.00000000000001967" calcext:value-type="float">
            <text:p>1,967E-14</text:p>
          </table:table-cell>
          <table:table-cell office:value-type="float" office:value="3.865E-015" calcext:value-type="float">
            <text:p>3,865E-15</text:p>
          </table:table-cell>
          <table:table-cell office:value-type="float" office:value="0.00000000000001618" calcext:value-type="float">
            <text:p>1,618E-14</text:p>
          </table:table-cell>
          <table:table-cell office:value-type="float" office:value="0.00000000000006515" calcext:value-type="float">
            <text:p>6,515E-14</text:p>
          </table:table-cell>
          <table:table-cell office:value-type="float" office:value="1.477E-020" calcext:value-type="float">
            <text:p>1,477E-20</text:p>
          </table:table-cell>
          <table:table-cell office:value-type="float" office:value="0.0000000000001689" calcext:value-type="float">
            <text:p>1,689E-13</text:p>
          </table:table-cell>
          <table:table-cell office:value-type="float" office:value="4.83E-038" calcext:value-type="float">
            <text:p>4,83E-38</text:p>
          </table:table-cell>
          <table:table-cell office:value-type="float" office:value="4.223E-035" calcext:value-type="float">
            <text:p>4,223E-35</text:p>
          </table:table-cell>
          <table:table-cell office:value-type="float" office:value="8.099E-051" calcext:value-type="float">
            <text:p>8,099E-51</text:p>
          </table:table-cell>
          <table:table-cell office:value-type="float" office:value="1.56E-041" calcext:value-type="float">
            <text:p>1,56E-41</text:p>
          </table:table-cell>
          <table:table-cell office:value-type="float" office:value="4.152E-039" calcext:value-type="float">
            <text:p>4,152E-39</text:p>
          </table:table-cell>
          <table:table-cell office:value-type="float" office:value="1.418E-039" calcext:value-type="float">
            <text:p>1,418E-39</text:p>
          </table:table-cell>
          <table:table-cell office:value-type="float" office:value="1.145E-041" calcext:value-type="float">
            <text:p>1,145E-41</text:p>
          </table:table-cell>
          <table:table-cell office:value-type="float" office:value="1.204E-040" calcext:value-type="float">
            <text:p>1,204E-40</text:p>
          </table:table-cell>
          <table:table-cell office:value-type="float" office:value="1.436E-037" calcext:value-type="float">
            <text:p>1,436E-37</text:p>
          </table:table-cell>
          <table:table-cell office:value-type="float" office:value="1.069E-039" calcext:value-type="float">
            <text:p>1,069E-39</text:p>
          </table:table-cell>
          <table:table-cell office:value-type="float" office:value="1.227E-034" calcext:value-type="float">
            <text:p>1,227E-34</text:p>
          </table:table-cell>
          <table:table-cell office:value-type="float" office:value="1.185E-044" calcext:value-type="float">
            <text:p>1,185E-44</text:p>
          </table:table-cell>
          <table:table-cell office:value-type="float" office:value="1.369E-043" calcext:value-type="float">
            <text:p>1,369E-43</text:p>
          </table:table-cell>
          <table:table-cell office:value-type="float" office:value="5.363E-049" calcext:value-type="float">
            <text:p>5,363E-49</text:p>
          </table:table-cell>
          <table:table-cell office:value-type="float" office:value="2.263E-036" calcext:value-type="float">
            <text:p>2,263E-36</text:p>
          </table:table-cell>
        </table:table-row>
        <table:table-row table:style-name="ro1">
          <table:table-cell office:value-type="string" calcext:value-type="string">
            <text:p>HG01892_PEL</text:p>
          </table:table-cell>
          <table:table-cell office:value-type="float" office:value="55" calcext:value-type="float">
            <text:p>55</text:p>
          </table:table-cell>
          <table:table-cell office:value-type="float" office:value="2.764E-031" calcext:value-type="float">
            <text:p>2,764E-31</text:p>
          </table:table-cell>
          <table:table-cell office:value-type="float" office:value="1.073E-032" calcext:value-type="float">
            <text:p>1,073E-32</text:p>
          </table:table-cell>
          <table:table-cell office:value-type="float" office:value="1.918E-033" calcext:value-type="float">
            <text:p>1,918E-33</text:p>
          </table:table-cell>
          <table:table-cell office:value-type="float" office:value="1.119E-079" calcext:value-type="float">
            <text:p>1,119E-79</text:p>
          </table:table-cell>
          <table:table-cell office:value-type="float" office:value="3.198E-070" calcext:value-type="float">
            <text:p>3,198E-70</text:p>
          </table:table-cell>
          <table:table-cell office:value-type="float" office:value="1.999E-035" calcext:value-type="float">
            <text:p>1,999E-35</text:p>
          </table:table-cell>
          <table:table-cell office:value-type="float" office:value="9.3E-031" calcext:value-type="float">
            <text:p>9,3E-31</text:p>
          </table:table-cell>
          <table:table-cell office:value-type="float" office:value="4.028E-032" calcext:value-type="float">
            <text:p>4,028E-32</text:p>
          </table:table-cell>
          <table:table-cell office:value-type="float" office:value="8.986E-022" calcext:value-type="float">
            <text:p>8,986E-22</text:p>
          </table:table-cell>
          <table:table-cell office:value-type="float" office:value="4.343E-040" calcext:value-type="float">
            <text:p>4,343E-40</text:p>
          </table:table-cell>
          <table:table-cell office:value-type="float" office:value="2.004E-020" calcext:value-type="float">
            <text:p>2,004E-20</text:p>
          </table:table-cell>
          <table:table-cell office:value-type="float" office:value="2.053E-030" calcext:value-type="float">
            <text:p>2,053E-30</text:p>
          </table:table-cell>
          <table:table-cell office:value-type="float" office:value="6.442E-038" calcext:value-type="float">
            <text:p>6,442E-38</text:p>
          </table:table-cell>
          <table:table-cell office:value-type="float" office:value="2.595E-038" calcext:value-type="float">
            <text:p>2,595E-38</text:p>
          </table:table-cell>
          <table:table-cell office:value-type="float" office:value="4.503E-030" calcext:value-type="float">
            <text:p>4,503E-30</text:p>
          </table:table-cell>
          <table:table-cell office:value-type="float" office:value="1.046E-032" calcext:value-type="float">
            <text:p>1,046E-32</text:p>
          </table:table-cell>
          <table:table-cell office:value-type="float" office:value="6.897E-030" calcext:value-type="float">
            <text:p>6,897E-30</text:p>
          </table:table-cell>
          <table:table-cell office:value-type="float" office:value="1.029E-036" calcext:value-type="float">
            <text:p>1,029E-36</text:p>
          </table:table-cell>
          <table:table-cell office:value-type="float" office:value="5.039E-038" calcext:value-type="float">
            <text:p>5,039E-38</text:p>
          </table:table-cell>
          <table:table-cell office:value-type="float" office:value="1.696E-025" calcext:value-type="float">
            <text:p>1,696E-25</text:p>
          </table:table-cell>
          <table:table-cell office:value-type="float" office:value="2.763E-022" calcext:value-type="float">
            <text:p>2,763E-22</text:p>
          </table:table-cell>
          <table:table-cell office:value-type="float" office:value="1.258E-025" calcext:value-type="float">
            <text:p>1,258E-25</text:p>
          </table:table-cell>
          <table:table-cell office:value-type="float" office:value="1.962E-028" calcext:value-type="float">
            <text:p>1,962E-28</text:p>
          </table:table-cell>
          <table:table-cell office:value-type="float" office:value="5.33E-024" calcext:value-type="float">
            <text:p>5,33E-24</text:p>
          </table:table-cell>
          <table:table-cell office:value-type="float" office:value="1.048E-033" calcext:value-type="float">
            <text:p>1,048E-33</text:p>
          </table:table-cell>
          <table:table-cell office:value-type="float" office:value="7.053E-072" calcext:value-type="float">
            <text:p>7,053E-72</text:p>
          </table:table-cell>
          <table:table-cell office:value-type="float" office:value="2.457E-023" calcext:value-type="float">
            <text:p>2,457E-23</text:p>
          </table:table-cell>
          <table:table-cell office:value-type="float" office:value="2.755E-036" calcext:value-type="float">
            <text:p>2,755E-36</text:p>
          </table:table-cell>
          <table:table-cell office:value-type="float" office:value="4.336E-021" calcext:value-type="float">
            <text:p>4,336E-21</text:p>
          </table:table-cell>
          <table:table-cell office:value-type="float" office:value="2.952E-038" calcext:value-type="float">
            <text:p>2,952E-38</text:p>
          </table:table-cell>
          <table:table-cell office:value-type="float" office:value="2.331E-027" calcext:value-type="float">
            <text:p>2,331E-27</text:p>
          </table:table-cell>
          <table:table-cell office:value-type="float" office:value="4.018E-020" calcext:value-type="float">
            <text:p>4,018E-20</text:p>
          </table:table-cell>
          <table:table-cell office:value-type="float" office:value="1.211E-024" calcext:value-type="float">
            <text:p>1,211E-24</text:p>
          </table:table-cell>
          <table:table-cell office:value-type="float" office:value="3.719E-027" calcext:value-type="float">
            <text:p>3,719E-27</text:p>
          </table:table-cell>
          <table:table-cell office:value-type="float" office:value="4.19E-043" calcext:value-type="float">
            <text:p>4,19E-43</text:p>
          </table:table-cell>
          <table:table-cell office:value-type="float" office:value="6.545E-034" calcext:value-type="float">
            <text:p>6,545E-34</text:p>
          </table:table-cell>
          <table:table-cell office:value-type="float" office:value="5.653E-024" calcext:value-type="float">
            <text:p>5,653E-24</text:p>
          </table:table-cell>
          <table:table-cell office:value-type="float" office:value="2.877E-043" calcext:value-type="float">
            <text:p>2,877E-43</text:p>
          </table:table-cell>
          <table:table-cell office:value-type="float" office:value="8.766E-070" calcext:value-type="float">
            <text:p>8,766E-70</text:p>
          </table:table-cell>
          <table:table-cell office:value-type="float" office:value="6.044E-062" calcext:value-type="float">
            <text:p>6,044E-62</text:p>
          </table:table-cell>
          <table:table-cell office:value-type="float" office:value="6.506E-040" calcext:value-type="float">
            <text:p>6,506E-40</text:p>
          </table:table-cell>
          <table:table-cell office:value-type="float" office:value="9.372E-056" calcext:value-type="float">
            <text:p>9,372E-56</text:p>
          </table:table-cell>
          <table:table-cell office:value-type="float" office:value="2.388E-019" calcext:value-type="float">
            <text:p>2,388E-19</text:p>
          </table:table-cell>
          <table:table-cell office:value-type="float" office:value="1.45E-028" calcext:value-type="float">
            <text:p>1,45E-28</text:p>
          </table:table-cell>
          <table:table-cell office:value-type="float" office:value="1.748E-032" calcext:value-type="float">
            <text:p>1,748E-32</text:p>
          </table:table-cell>
          <table:table-cell office:value-type="float" office:value="2.061E-027" calcext:value-type="float">
            <text:p>2,061E-27</text:p>
          </table:table-cell>
          <table:table-cell office:value-type="float" office:value="1.099E-047" calcext:value-type="float">
            <text:p>1,099E-47</text:p>
          </table:table-cell>
          <table:table-cell office:value-type="float" office:value="1.132E-031" calcext:value-type="float">
            <text:p>1,132E-31</text:p>
          </table:table-cell>
          <table:table-cell office:value-type="float" office:value="7.32E-032" calcext:value-type="float">
            <text:p>7,32E-32</text:p>
          </table:table-cell>
          <table:table-cell office:value-type="float" office:value="9.857E-051" calcext:value-type="float">
            <text:p>9,857E-51</text:p>
          </table:table-cell>
          <table:table-cell office:value-type="float" office:value="2.634E-028" calcext:value-type="float">
            <text:p>2,634E-28</text:p>
          </table:table-cell>
          <table:table-cell office:value-type="float" office:value="5.697E-026" calcext:value-type="float">
            <text:p>5,697E-26</text:p>
          </table:table-cell>
          <table:table-cell office:value-type="float" office:value="4.537E-032" calcext:value-type="float">
            <text:p>4,537E-32</text:p>
          </table:table-cell>
          <table:table-cell office:value-type="float" office:value="4.99E-027" calcext:value-type="float">
            <text:p>4,99E-27</text:p>
          </table:table-cell>
          <table:table-cell office:value-type="float" office:value="1.026E-033" calcext:value-type="float">
            <text:p>1,026E-33</text:p>
          </table:table-cell>
          <table:table-cell office:value-type="float" office:value="2.193E-024" calcext:value-type="float">
            <text:p>2,193E-24</text:p>
          </table:table-cell>
          <table:table-cell office:value-type="float" office:value="4.577E-021" calcext:value-type="float">
            <text:p>4,577E-21</text:p>
          </table:table-cell>
          <table:table-cell office:value-type="float" office:value="3.34E-020" calcext:value-type="float">
            <text:p>3,34E-20</text:p>
          </table:table-cell>
          <table:table-cell office:value-type="float" office:value="2.441E-025" calcext:value-type="float">
            <text:p>2,441E-25</text:p>
          </table:table-cell>
          <table:table-cell office:value-type="float" office:value="3.697E-031" calcext:value-type="float">
            <text:p>3,697E-31</text:p>
          </table:table-cell>
          <table:table-cell office:value-type="float" office:value="3.586E-029" calcext:value-type="float">
            <text:p>3,586E-29</text:p>
          </table:table-cell>
          <table:table-cell office:value-type="float" office:value="2.235E-029" calcext:value-type="float">
            <text:p>2,235E-29</text:p>
          </table:table-cell>
          <table:table-cell office:value-type="float" office:value="6.794E-065" calcext:value-type="float">
            <text:p>6,794E-65</text:p>
          </table:table-cell>
          <table:table-cell office:value-type="float" office:value="5.058E-030" calcext:value-type="float">
            <text:p>5,058E-30</text:p>
          </table:table-cell>
          <table:table-cell office:value-type="float" office:value="3.255E-031" calcext:value-type="float">
            <text:p>3,255E-31</text:p>
          </table:table-cell>
          <table:table-cell office:value-type="float" office:value="1.294E-033" calcext:value-type="float">
            <text:p>1,294E-33</text:p>
          </table:table-cell>
          <table:table-cell office:value-type="float" office:value="9.309E-036" calcext:value-type="float">
            <text:p>9,309E-36</text:p>
          </table:table-cell>
          <table:table-cell office:value-type="float" office:value="6.104E-052" calcext:value-type="float">
            <text:p>6,104E-52</text:p>
          </table:table-cell>
          <table:table-cell office:value-type="float" office:value="4.504E-025" calcext:value-type="float">
            <text:p>4,504E-25</text:p>
          </table:table-cell>
          <table:table-cell office:value-type="float" office:value="1.04E-022" calcext:value-type="float">
            <text:p>1,04E-22</text:p>
          </table:table-cell>
          <table:table-cell office:value-type="float" office:value="2.618E-021" calcext:value-type="float">
            <text:p>2,618E-21</text:p>
          </table:table-cell>
          <table:table-cell office:value-type="float" office:value="1.751E-063" calcext:value-type="float">
            <text:p>1,751E-63</text:p>
          </table:table-cell>
          <table:table-cell office:value-type="float" office:value="1.474E-038" calcext:value-type="float">
            <text:p>1,474E-38</text:p>
          </table:table-cell>
          <table:table-cell office:value-type="float" office:value="3.187E-074" calcext:value-type="float">
            <text:p>3,187E-74</text:p>
          </table:table-cell>
          <table:table-cell office:value-type="float" office:value="6.645E-037" calcext:value-type="float">
            <text:p>6,645E-37</text:p>
          </table:table-cell>
          <table:table-cell office:value-type="float" office:value="1.488E-036" calcext:value-type="float">
            <text:p>1,488E-36</text:p>
          </table:table-cell>
          <table:table-cell office:value-type="float" office:value="8.122E-037" calcext:value-type="float">
            <text:p>8,122E-37</text:p>
          </table:table-cell>
          <table:table-cell office:value-type="float" office:value="1.498E-031" calcext:value-type="float">
            <text:p>1,498E-31</text:p>
          </table:table-cell>
          <table:table-cell office:value-type="float" office:value="2.239E-031" calcext:value-type="float">
            <text:p>2,239E-31</text:p>
          </table:table-cell>
          <table:table-cell office:value-type="float" office:value="2.542E-030" calcext:value-type="float">
            <text:p>2,542E-30</text:p>
          </table:table-cell>
          <table:table-cell office:value-type="float" office:value="1.832E-036" calcext:value-type="float">
            <text:p>1,832E-36</text:p>
          </table:table-cell>
          <table:table-cell office:value-type="float" office:value="6.866E-031" calcext:value-type="float">
            <text:p>6,866E-31</text:p>
          </table:table-cell>
          <table:table-cell office:value-type="float" office:value="2.497E-022" calcext:value-type="float">
            <text:p>2,497E-22</text:p>
          </table:table-cell>
          <table:table-cell office:value-type="float" office:value="2.689E-026" calcext:value-type="float">
            <text:p>2,689E-26</text:p>
          </table:table-cell>
          <table:table-cell office:value-type="float" office:value="3.824E-026" calcext:value-type="float">
            <text:p>3,824E-26</text:p>
          </table:table-cell>
          <table:table-cell office:value-type="float" office:value="7.763E-067" calcext:value-type="float">
            <text:p>7,763E-67</text:p>
          </table:table-cell>
          <table:table-cell office:value-type="float" office:value="3.086E-073" calcext:value-type="float">
            <text:p>3,086E-73</text:p>
          </table:table-cell>
          <table:table-cell office:value-type="float" office:value="3.585E-017" calcext:value-type="float">
            <text:p>3,585E-17</text:p>
          </table:table-cell>
          <table:table-cell office:value-type="float" office:value="8.949E-028" calcext:value-type="float">
            <text:p>8,949E-28</text:p>
          </table:table-cell>
          <table:table-cell office:value-type="float" office:value="4.558E-027" calcext:value-type="float">
            <text:p>4,558E-27</text:p>
          </table:table-cell>
          <table:table-cell office:value-type="float" office:value="9.33E-073" calcext:value-type="float">
            <text:p>9,33E-73</text:p>
          </table:table-cell>
          <table:table-cell office:value-type="float" office:value="5.264E-030" calcext:value-type="float">
            <text:p>5,264E-30</text:p>
          </table:table-cell>
          <table:table-cell office:value-type="float" office:value="1.325E-036" calcext:value-type="float">
            <text:p>1,325E-36</text:p>
          </table:table-cell>
          <table:table-cell office:value-type="float" office:value="4.592E-034" calcext:value-type="float">
            <text:p>4,592E-34</text:p>
          </table:table-cell>
          <table:table-cell office:value-type="float" office:value="4.914E-035" calcext:value-type="float">
            <text:p>4,914E-35</text:p>
          </table:table-cell>
          <table:table-cell office:value-type="float" office:value="3.885E-032" calcext:value-type="float">
            <text:p>3,885E-32</text:p>
          </table:table-cell>
          <table:table-cell office:value-type="float" office:value="3.124E-032" calcext:value-type="float">
            <text:p>3,124E-32</text:p>
          </table:table-cell>
          <table:table-cell office:value-type="float" office:value="1.639E-033" calcext:value-type="float">
            <text:p>1,639E-33</text:p>
          </table:table-cell>
          <table:table-cell office:value-type="float" office:value="1.658E-034" calcext:value-type="float">
            <text:p>1,658E-34</text:p>
          </table:table-cell>
          <table:table-cell office:value-type="float" office:value="3.341E-031" calcext:value-type="float">
            <text:p>3,341E-31</text:p>
          </table:table-cell>
          <table:table-cell office:value-type="float" office:value="1.019E-033" calcext:value-type="float">
            <text:p>1,019E-33</text:p>
          </table:table-cell>
          <table:table-cell office:value-type="float" office:value="6.965E-027" calcext:value-type="float">
            <text:p>6,965E-27</text:p>
          </table:table-cell>
          <table:table-cell office:value-type="float" office:value="1.539E-021" calcext:value-type="float">
            <text:p>1,539E-21</text:p>
          </table:table-cell>
          <table:table-cell office:value-type="float" office:value="2.851E-025" calcext:value-type="float">
            <text:p>2,851E-25</text:p>
          </table:table-cell>
          <table:table-cell office:value-type="float" office:value="1.755E-029" calcext:value-type="float">
            <text:p>1,755E-29</text:p>
          </table:table-cell>
          <table:table-cell office:value-type="float" office:value="1.191E-032" calcext:value-type="float">
            <text:p>1,191E-32</text:p>
          </table:table-cell>
          <table:table-cell office:value-type="float" office:value="5.381E-030" calcext:value-type="float">
            <text:p>5,381E-30</text:p>
          </table:table-cell>
          <table:table-cell office:value-type="float" office:value="5.944E-032" calcext:value-type="float">
            <text:p>5,944E-32</text:p>
          </table:table-cell>
          <table:table-cell office:value-type="float" office:value="2.123E-028" calcext:value-type="float">
            <text:p>2,123E-28</text:p>
          </table:table-cell>
          <table:table-cell office:value-type="float" office:value="9.317E-031" calcext:value-type="float">
            <text:p>9,317E-31</text:p>
          </table:table-cell>
          <table:table-cell office:value-type="float" office:value="5.64E-034" calcext:value-type="float">
            <text:p>5,64E-34</text:p>
          </table:table-cell>
          <table:table-cell office:value-type="float" office:value="4.118E-029" calcext:value-type="float">
            <text:p>4,118E-29</text:p>
          </table:table-cell>
          <table:table-cell office:value-type="float" office:value="5.035E-031" calcext:value-type="float">
            <text:p>5,035E-31</text:p>
          </table:table-cell>
          <table:table-cell office:value-type="float" office:value="2.37E-029" calcext:value-type="float">
            <text:p>2,37E-29</text:p>
          </table:table-cell>
          <table:table-cell office:value-type="float" office:value="2.807E-028" calcext:value-type="float">
            <text:p>2,807E-28</text:p>
          </table:table-cell>
          <table:table-cell office:value-type="float" office:value="1.587E-032" calcext:value-type="float">
            <text:p>1,587E-32</text:p>
          </table:table-cell>
          <table:table-cell office:value-type="float" office:value="1.487E-030" calcext:value-type="float">
            <text:p>1,487E-30</text:p>
          </table:table-cell>
          <table:table-cell office:value-type="float" office:value="1.548E-029" calcext:value-type="float">
            <text:p>1,548E-29</text:p>
          </table:table-cell>
          <table:table-cell office:value-type="float" office:value="9.514E-027" calcext:value-type="float">
            <text:p>9,514E-27</text:p>
          </table:table-cell>
          <table:table-cell office:value-type="float" office:value="3.353E-029" calcext:value-type="float">
            <text:p>3,353E-29</text:p>
          </table:table-cell>
          <table:table-cell office:value-type="float" office:value="4.696E-030" calcext:value-type="float">
            <text:p>4,696E-30</text:p>
          </table:table-cell>
          <table:table-cell office:value-type="float" office:value="7.977E-028" calcext:value-type="float">
            <text:p>7,977E-28</text:p>
          </table:table-cell>
          <table:table-cell office:value-type="float" office:value="3.143E-028" calcext:value-type="float">
            <text:p>3,143E-28</text:p>
          </table:table-cell>
          <table:table-cell office:value-type="float" office:value="3.743E-021" calcext:value-type="float">
            <text:p>3,743E-21</text:p>
          </table:table-cell>
          <table:table-cell office:value-type="float" office:value="3.853E-020" calcext:value-type="float">
            <text:p>3,853E-20</text:p>
          </table:table-cell>
          <table:table-cell office:value-type="float" office:value="1.093E-025" calcext:value-type="float">
            <text:p>1,093E-25</text:p>
          </table:table-cell>
          <table:table-cell office:value-type="float" office:value="7.539E-027" calcext:value-type="float">
            <text:p>7,539E-27</text:p>
          </table:table-cell>
          <table:table-cell office:value-type="float" office:value="7.701E-028" calcext:value-type="float">
            <text:p>7,701E-28</text:p>
          </table:table-cell>
          <table:table-cell office:value-type="float" office:value="1.06E-030" calcext:value-type="float">
            <text:p>1,06E-30</text:p>
          </table:table-cell>
          <table:table-cell office:value-type="float" office:value="3.073E-027" calcext:value-type="float">
            <text:p>3,073E-27</text:p>
          </table:table-cell>
          <table:table-cell office:value-type="float" office:value="1.002E-031" calcext:value-type="float">
            <text:p>1,002E-31</text:p>
          </table:table-cell>
          <table:table-cell office:value-type="float" office:value="5.532E-030" calcext:value-type="float">
            <text:p>5,532E-30</text:p>
          </table:table-cell>
          <table:table-cell office:value-type="float" office:value="2.545E-028" calcext:value-type="float">
            <text:p>2,545E-28</text:p>
          </table:table-cell>
          <table:table-cell office:value-type="float" office:value="2.266E-021" calcext:value-type="float">
            <text:p>2,266E-21</text:p>
          </table:table-cell>
          <table:table-cell office:value-type="float" office:value="1.266E-020" calcext:value-type="float">
            <text:p>1,266E-20</text:p>
          </table:table-cell>
          <table:table-cell office:value-type="float" office:value="3.593E-037" calcext:value-type="float">
            <text:p>3,593E-37</text:p>
          </table:table-cell>
          <table:table-cell office:value-type="float" office:value="7.406E-026" calcext:value-type="float">
            <text:p>7,406E-26</text:p>
          </table:table-cell>
          <table:table-cell office:value-type="float" office:value="5.449E-023" calcext:value-type="float">
            <text:p>5,449E-23</text:p>
          </table:table-cell>
          <table:table-cell office:value-type="float" office:value="6.644E-017" calcext:value-type="float">
            <text:p>6,644E-17</text:p>
          </table:table-cell>
          <table:table-cell office:value-type="float" office:value="2.067E-030" calcext:value-type="float">
            <text:p>2,067E-30</text:p>
          </table:table-cell>
          <table:table-cell office:value-type="float" office:value="3.058E-029" calcext:value-type="float">
            <text:p>3,058E-29</text:p>
          </table:table-cell>
          <table:table-cell office:value-type="float" office:value="1.473E-030" calcext:value-type="float">
            <text:p>1,473E-30</text:p>
          </table:table-cell>
          <table:table-cell office:value-type="float" office:value="5.516E-029" calcext:value-type="float">
            <text:p>5,516E-29</text:p>
          </table:table-cell>
          <table:table-cell office:value-type="float" office:value="7.971E-022" calcext:value-type="float">
            <text:p>7,971E-22</text:p>
          </table:table-cell>
          <table:table-cell office:value-type="float" office:value="3.267E-029" calcext:value-type="float">
            <text:p>3,267E-29</text:p>
          </table:table-cell>
          <table:table-cell office:value-type="float" office:value="3.883E-031" calcext:value-type="float">
            <text:p>3,883E-31</text:p>
          </table:table-cell>
          <table:table-cell office:value-type="float" office:value="2.123E-028" calcext:value-type="float">
            <text:p>2,123E-28</text:p>
          </table:table-cell>
          <table:table-cell office:value-type="float" office:value="1.999E-035" calcext:value-type="float">
            <text:p>1,999E-35</text:p>
          </table:table-cell>
          <table:table-cell office:value-type="float" office:value="1.086E-039" calcext:value-type="float">
            <text:p>1,086E-39</text:p>
          </table:table-cell>
          <table:table-cell office:value-type="float" office:value="2.993E-033" calcext:value-type="float">
            <text:p>2,993E-33</text:p>
          </table:table-cell>
          <table:table-cell office:value-type="float" office:value="1.215E-029" calcext:value-type="float">
            <text:p>1,215E-29</text:p>
          </table:table-cell>
          <table:table-cell office:value-type="float" office:value="1.258E-032" calcext:value-type="float">
            <text:p>1,258E-32</text:p>
          </table:table-cell>
          <table:table-cell office:value-type="float" office:value="6.457E-032" calcext:value-type="float">
            <text:p>6,457E-32</text:p>
          </table:table-cell>
          <table:table-cell office:value-type="float" office:value="5.025E-031" calcext:value-type="float">
            <text:p>5,025E-31</text:p>
          </table:table-cell>
          <table:table-cell office:value-type="float" office:value="6.997E-032" calcext:value-type="float">
            <text:p>6,997E-32</text:p>
          </table:table-cell>
          <table:table-cell office:value-type="float" office:value="4.633E-029" calcext:value-type="float">
            <text:p>4,633E-29</text:p>
          </table:table-cell>
          <table:table-cell office:value-type="float" office:value="2.454E-036" calcext:value-type="float">
            <text:p>2,454E-36</text:p>
          </table:table-cell>
          <table:table-cell office:value-type="float" office:value="1.083E-033" calcext:value-type="float">
            <text:p>1,083E-33</text:p>
          </table:table-cell>
          <table:table-cell office:value-type="float" office:value="3.739E-034" calcext:value-type="float">
            <text:p>3,739E-34</text:p>
          </table:table-cell>
          <table:table-cell office:value-type="float" office:value="4.261E-031" calcext:value-type="float">
            <text:p>4,261E-31</text:p>
          </table:table-cell>
        </table:table-row>
        <table:table-row table:style-name="ro1">
          <table:table-cell office:value-type="string" calcext:value-type="string">
            <text:p>HG01893_PEL</text:p>
          </table:table-cell>
          <table:table-cell office:value-type="float" office:value="55" calcext:value-type="float">
            <text:p>55</text:p>
          </table:table-cell>
          <table:table-cell office:value-type="float" office:value="4.011E-050" calcext:value-type="float">
            <text:p>4,011E-50</text:p>
          </table:table-cell>
          <table:table-cell office:value-type="float" office:value="9.467E-053" calcext:value-type="float">
            <text:p>9,467E-53</text:p>
          </table:table-cell>
          <table:table-cell office:value-type="float" office:value="1.55E-053" calcext:value-type="float">
            <text:p>1,55E-53</text:p>
          </table:table-cell>
          <table:table-cell office:value-type="float" office:value="7.396E-072" calcext:value-type="float">
            <text:p>7,396E-72</text:p>
          </table:table-cell>
          <table:table-cell office:value-type="float" office:value="7.353E-064" calcext:value-type="float">
            <text:p>7,353E-64</text:p>
          </table:table-cell>
          <table:table-cell office:value-type="float" office:value="3.017E-046" calcext:value-type="float">
            <text:p>3,017E-46</text:p>
          </table:table-cell>
          <table:table-cell office:value-type="float" office:value="6.014E-052" calcext:value-type="float">
            <text:p>6,014E-52</text:p>
          </table:table-cell>
          <table:table-cell office:value-type="float" office:value="5.486E-054" calcext:value-type="float">
            <text:p>5,486E-54</text:p>
          </table:table-cell>
          <table:table-cell office:value-type="float" office:value="5.062E-040" calcext:value-type="float">
            <text:p>5,062E-40</text:p>
          </table:table-cell>
          <table:table-cell office:value-type="float" office:value="6.511E-049" calcext:value-type="float">
            <text:p>6,511E-49</text:p>
          </table:table-cell>
          <table:table-cell office:value-type="float" office:value="4.136E-028" calcext:value-type="float">
            <text:p>4,136E-28</text:p>
          </table:table-cell>
          <table:table-cell office:value-type="float" office:value="3.077E-039" calcext:value-type="float">
            <text:p>3,077E-39</text:p>
          </table:table-cell>
          <table:table-cell office:value-type="float" office:value="6.223E-036" calcext:value-type="float">
            <text:p>6,223E-36</text:p>
          </table:table-cell>
          <table:table-cell office:value-type="float" office:value="2.058E-042" calcext:value-type="float">
            <text:p>2,058E-42</text:p>
          </table:table-cell>
          <table:table-cell office:value-type="float" office:value="6.16E-042" calcext:value-type="float">
            <text:p>6,16E-42</text:p>
          </table:table-cell>
          <table:table-cell office:value-type="float" office:value="4.887E-044" calcext:value-type="float">
            <text:p>4,887E-44</text:p>
          </table:table-cell>
          <table:table-cell office:value-type="float" office:value="2.535E-043" calcext:value-type="float">
            <text:p>2,535E-43</text:p>
          </table:table-cell>
          <table:table-cell office:value-type="float" office:value="1.292E-047" calcext:value-type="float">
            <text:p>1,292E-47</text:p>
          </table:table-cell>
          <table:table-cell office:value-type="float" office:value="2.408E-060" calcext:value-type="float">
            <text:p>2,408E-60</text:p>
          </table:table-cell>
          <table:table-cell office:value-type="float" office:value="6.396E-039" calcext:value-type="float">
            <text:p>6,396E-39</text:p>
          </table:table-cell>
          <table:table-cell office:value-type="float" office:value="4.14E-033" calcext:value-type="float">
            <text:p>4,14E-33</text:p>
          </table:table-cell>
          <table:table-cell office:value-type="float" office:value="7.762E-037" calcext:value-type="float">
            <text:p>7,762E-37</text:p>
          </table:table-cell>
          <table:table-cell office:value-type="float" office:value="2.272E-038" calcext:value-type="float">
            <text:p>2,272E-38</text:p>
          </table:table-cell>
          <table:table-cell office:value-type="float" office:value="2.935E-034" calcext:value-type="float">
            <text:p>2,935E-34</text:p>
          </table:table-cell>
          <table:table-cell office:value-type="float" office:value="2.903E-043" calcext:value-type="float">
            <text:p>2,903E-43</text:p>
          </table:table-cell>
          <table:table-cell office:value-type="float" office:value="4.414E-064" calcext:value-type="float">
            <text:p>4,414E-64</text:p>
          </table:table-cell>
          <table:table-cell office:value-type="float" office:value="9.072E-033" calcext:value-type="float">
            <text:p>9,072E-33</text:p>
          </table:table-cell>
          <table:table-cell office:value-type="float" office:value="5.885E-044" calcext:value-type="float">
            <text:p>5,885E-44</text:p>
          </table:table-cell>
          <table:table-cell office:value-type="float" office:value="1.491E-031" calcext:value-type="float">
            <text:p>1,491E-31</text:p>
          </table:table-cell>
          <table:table-cell office:value-type="float" office:value="3.36E-048" calcext:value-type="float">
            <text:p>3,36E-48</text:p>
          </table:table-cell>
          <table:table-cell office:value-type="float" office:value="3.8E-041" calcext:value-type="float">
            <text:p>3,8E-41</text:p>
          </table:table-cell>
          <table:table-cell office:value-type="float" office:value="9.179E-029" calcext:value-type="float">
            <text:p>9,179E-29</text:p>
          </table:table-cell>
          <table:table-cell office:value-type="float" office:value="2.127E-037" calcext:value-type="float">
            <text:p>2,127E-37</text:p>
          </table:table-cell>
          <table:table-cell office:value-type="float" office:value="1.111E-034" calcext:value-type="float">
            <text:p>1,111E-34</text:p>
          </table:table-cell>
          <table:table-cell office:value-type="float" office:value="1.407E-050" calcext:value-type="float">
            <text:p>1,407E-50</text:p>
          </table:table-cell>
          <table:table-cell office:value-type="float" office:value="8.49E-042" calcext:value-type="float">
            <text:p>8,49E-42</text:p>
          </table:table-cell>
          <table:table-cell office:value-type="float" office:value="2.2E-034" calcext:value-type="float">
            <text:p>2,2E-34</text:p>
          </table:table-cell>
          <table:table-cell office:value-type="float" office:value="8.551E-055" calcext:value-type="float">
            <text:p>8,551E-55</text:p>
          </table:table-cell>
          <table:table-cell office:value-type="float" office:value="1.359E-061" calcext:value-type="float">
            <text:p>1,359E-61</text:p>
          </table:table-cell>
          <table:table-cell office:value-type="float" office:value="4.039E-054" calcext:value-type="float">
            <text:p>4,039E-54</text:p>
          </table:table-cell>
          <table:table-cell office:value-type="float" office:value="3.776E-038" calcext:value-type="float">
            <text:p>3,776E-38</text:p>
          </table:table-cell>
          <table:table-cell office:value-type="float" office:value="1.549E-049" calcext:value-type="float">
            <text:p>1,549E-49</text:p>
          </table:table-cell>
          <table:table-cell office:value-type="float" office:value="2.721E-036" calcext:value-type="float">
            <text:p>2,721E-36</text:p>
          </table:table-cell>
          <table:table-cell office:value-type="float" office:value="2.651E-041" calcext:value-type="float">
            <text:p>2,651E-41</text:p>
          </table:table-cell>
          <table:table-cell office:value-type="float" office:value="7.53E-042" calcext:value-type="float">
            <text:p>7,53E-42</text:p>
          </table:table-cell>
          <table:table-cell office:value-type="float" office:value="2.058E-038" calcext:value-type="float">
            <text:p>2,058E-38</text:p>
          </table:table-cell>
          <table:table-cell office:value-type="float" office:value="6.056E-044" calcext:value-type="float">
            <text:p>6,056E-44</text:p>
          </table:table-cell>
          <table:table-cell office:value-type="float" office:value="1.186E-052" calcext:value-type="float">
            <text:p>1,186E-52</text:p>
          </table:table-cell>
          <table:table-cell office:value-type="float" office:value="9.19E-044" calcext:value-type="float">
            <text:p>9,19E-44</text:p>
          </table:table-cell>
          <table:table-cell office:value-type="float" office:value="1.399E-045" calcext:value-type="float">
            <text:p>1,399E-45</text:p>
          </table:table-cell>
          <table:table-cell office:value-type="float" office:value="2.978E-047" calcext:value-type="float">
            <text:p>2,978E-47</text:p>
          </table:table-cell>
          <table:table-cell office:value-type="float" office:value="6.105E-036" calcext:value-type="float">
            <text:p>6,105E-36</text:p>
          </table:table-cell>
          <table:table-cell office:value-type="float" office:value="1.011E-042" calcext:value-type="float">
            <text:p>1,011E-42</text:p>
          </table:table-cell>
          <table:table-cell office:value-type="float" office:value="1.542E-030" calcext:value-type="float">
            <text:p>1,542E-30</text:p>
          </table:table-cell>
          <table:table-cell office:value-type="float" office:value="1.308E-033" calcext:value-type="float">
            <text:p>1,308E-33</text:p>
          </table:table-cell>
          <table:table-cell office:value-type="float" office:value="2.61E-034" calcext:value-type="float">
            <text:p>2,61E-34</text:p>
          </table:table-cell>
          <table:table-cell office:value-type="float" office:value="5.876E-033" calcext:value-type="float">
            <text:p>5,876E-33</text:p>
          </table:table-cell>
          <table:table-cell office:value-type="float" office:value="4.402E-035" calcext:value-type="float">
            <text:p>4,402E-35</text:p>
          </table:table-cell>
          <table:table-cell office:value-type="float" office:value="1.919E-042" calcext:value-type="float">
            <text:p>1,919E-42</text:p>
          </table:table-cell>
          <table:table-cell office:value-type="float" office:value="7.749E-049" calcext:value-type="float">
            <text:p>7,749E-49</text:p>
          </table:table-cell>
          <table:table-cell office:value-type="float" office:value="2.118E-044" calcext:value-type="float">
            <text:p>2,118E-44</text:p>
          </table:table-cell>
          <table:table-cell office:value-type="float" office:value="2.887E-045" calcext:value-type="float">
            <text:p>2,887E-45</text:p>
          </table:table-cell>
          <table:table-cell office:value-type="float" office:value="1.522E-058" calcext:value-type="float">
            <text:p>1,522E-58</text:p>
          </table:table-cell>
          <table:table-cell office:value-type="float" office:value="4.54E-032" calcext:value-type="float">
            <text:p>4,54E-32</text:p>
          </table:table-cell>
          <table:table-cell office:value-type="float" office:value="9.02E-037" calcext:value-type="float">
            <text:p>9,02E-37</text:p>
          </table:table-cell>
          <table:table-cell office:value-type="float" office:value="2.221E-044" calcext:value-type="float">
            <text:p>2,221E-44</text:p>
          </table:table-cell>
          <table:table-cell office:value-type="float" office:value="1.284E-043" calcext:value-type="float">
            <text:p>1,284E-43</text:p>
          </table:table-cell>
          <table:table-cell office:value-type="float" office:value="5.309E-045" calcext:value-type="float">
            <text:p>5,309E-45</text:p>
          </table:table-cell>
          <table:table-cell office:value-type="float" office:value="7.409E-036" calcext:value-type="float">
            <text:p>7,409E-36</text:p>
          </table:table-cell>
          <table:table-cell office:value-type="float" office:value="2.823E-038" calcext:value-type="float">
            <text:p>2,823E-38</text:p>
          </table:table-cell>
          <table:table-cell office:value-type="float" office:value="2.763E-038" calcext:value-type="float">
            <text:p>2,763E-38</text:p>
          </table:table-cell>
          <table:table-cell office:value-type="float" office:value="7.656E-058" calcext:value-type="float">
            <text:p>7,656E-58</text:p>
          </table:table-cell>
          <table:table-cell office:value-type="float" office:value="2.339E-035" calcext:value-type="float">
            <text:p>2,339E-35</text:p>
          </table:table-cell>
          <table:table-cell office:value-type="float" office:value="2.897E-065" calcext:value-type="float">
            <text:p>2,897E-65</text:p>
          </table:table-cell>
          <table:table-cell office:value-type="float" office:value="1.985E-046" calcext:value-type="float">
            <text:p>1,985E-46</text:p>
          </table:table-cell>
          <table:table-cell office:value-type="float" office:value="1.216E-046" calcext:value-type="float">
            <text:p>1,216E-46</text:p>
          </table:table-cell>
          <table:table-cell office:value-type="float" office:value="6.6E-047" calcext:value-type="float">
            <text:p>6,6E-47</text:p>
          </table:table-cell>
          <table:table-cell office:value-type="float" office:value="1.016E-053" calcext:value-type="float">
            <text:p>1,016E-53</text:p>
          </table:table-cell>
          <table:table-cell office:value-type="float" office:value="5.712E-052" calcext:value-type="float">
            <text:p>5,712E-52</text:p>
          </table:table-cell>
          <table:table-cell office:value-type="float" office:value="6.204E-054" calcext:value-type="float">
            <text:p>6,204E-54</text:p>
          </table:table-cell>
          <table:table-cell office:value-type="float" office:value="1.073E-044" calcext:value-type="float">
            <text:p>1,073E-44</text:p>
          </table:table-cell>
          <table:table-cell office:value-type="float" office:value="9.488E-052" calcext:value-type="float">
            <text:p>9,488E-52</text:p>
          </table:table-cell>
          <table:table-cell office:value-type="float" office:value="8.847E-034" calcext:value-type="float">
            <text:p>8,847E-34</text:p>
          </table:table-cell>
          <table:table-cell office:value-type="float" office:value="8.959E-035" calcext:value-type="float">
            <text:p>8,959E-35</text:p>
          </table:table-cell>
          <table:table-cell office:value-type="float" office:value="5.708E-037" calcext:value-type="float">
            <text:p>5,708E-37</text:p>
          </table:table-cell>
          <table:table-cell office:value-type="float" office:value="2.283E-060" calcext:value-type="float">
            <text:p>2,283E-60</text:p>
          </table:table-cell>
          <table:table-cell office:value-type="float" office:value="9.425E-065" calcext:value-type="float">
            <text:p>9,425E-65</text:p>
          </table:table-cell>
          <table:table-cell office:value-type="float" office:value="3.011E-024" calcext:value-type="float">
            <text:p>3,011E-24</text:p>
          </table:table-cell>
          <table:table-cell office:value-type="float" office:value="5.642E-038" calcext:value-type="float">
            <text:p>5,642E-38</text:p>
          </table:table-cell>
          <table:table-cell office:value-type="float" office:value="1.786E-036" calcext:value-type="float">
            <text:p>1,786E-36</text:p>
          </table:table-cell>
          <table:table-cell office:value-type="float" office:value="1.724E-065" calcext:value-type="float">
            <text:p>1,724E-65</text:p>
          </table:table-cell>
          <table:table-cell office:value-type="float" office:value="1.449E-049" calcext:value-type="float">
            <text:p>1,449E-49</text:p>
          </table:table-cell>
          <table:table-cell office:value-type="float" office:value="9.169E-046" calcext:value-type="float">
            <text:p>9,169E-46</text:p>
          </table:table-cell>
          <table:table-cell office:value-type="float" office:value="6.171E-036" calcext:value-type="float">
            <text:p>6,171E-36</text:p>
          </table:table-cell>
          <table:table-cell office:value-type="float" office:value="4.847E-036" calcext:value-type="float">
            <text:p>4,847E-36</text:p>
          </table:table-cell>
          <table:table-cell office:value-type="float" office:value="3.466E-033" calcext:value-type="float">
            <text:p>3,466E-33</text:p>
          </table:table-cell>
          <table:table-cell office:value-type="float" office:value="4.004E-034" calcext:value-type="float">
            <text:p>4,004E-34</text:p>
          </table:table-cell>
          <table:table-cell office:value-type="float" office:value="3.773E-034" calcext:value-type="float">
            <text:p>3,773E-34</text:p>
          </table:table-cell>
          <table:table-cell office:value-type="float" office:value="1.332E-034" calcext:value-type="float">
            <text:p>1,332E-34</text:p>
          </table:table-cell>
          <table:table-cell office:value-type="float" office:value="9.617E-034" calcext:value-type="float">
            <text:p>9,617E-34</text:p>
          </table:table-cell>
          <table:table-cell office:value-type="float" office:value="5.681E-033" calcext:value-type="float">
            <text:p>5,681E-33</text:p>
          </table:table-cell>
          <table:table-cell office:value-type="float" office:value="2.996E-045" calcext:value-type="float">
            <text:p>2,996E-45</text:p>
          </table:table-cell>
          <table:table-cell office:value-type="float" office:value="8.653E-037" calcext:value-type="float">
            <text:p>8,653E-37</text:p>
          </table:table-cell>
          <table:table-cell office:value-type="float" office:value="2.207E-043" calcext:value-type="float">
            <text:p>2,207E-43</text:p>
          </table:table-cell>
          <table:table-cell office:value-type="float" office:value="9.988E-051" calcext:value-type="float">
            <text:p>9,988E-51</text:p>
          </table:table-cell>
          <table:table-cell office:value-type="float" office:value="3.14E-052" calcext:value-type="float">
            <text:p>3,14E-52</text:p>
          </table:table-cell>
          <table:table-cell office:value-type="float" office:value="3.215E-050" calcext:value-type="float">
            <text:p>3,215E-50</text:p>
          </table:table-cell>
          <table:table-cell office:value-type="float" office:value="5.347E-052" calcext:value-type="float">
            <text:p>5,347E-52</text:p>
          </table:table-cell>
          <table:table-cell office:value-type="float" office:value="5.555E-038" calcext:value-type="float">
            <text:p>5,555E-38</text:p>
          </table:table-cell>
          <table:table-cell office:value-type="float" office:value="6.73E-042" calcext:value-type="float">
            <text:p>6,73E-42</text:p>
          </table:table-cell>
          <table:table-cell office:value-type="float" office:value="4.398E-043" calcext:value-type="float">
            <text:p>4,398E-43</text:p>
          </table:table-cell>
          <table:table-cell office:value-type="float" office:value="5.623E-047" calcext:value-type="float">
            <text:p>5,623E-47</text:p>
          </table:table-cell>
          <table:table-cell office:value-type="float" office:value="2.926E-050" calcext:value-type="float">
            <text:p>2,926E-50</text:p>
          </table:table-cell>
          <table:table-cell office:value-type="float" office:value="1.884E-049" calcext:value-type="float">
            <text:p>1,884E-49</text:p>
          </table:table-cell>
          <table:table-cell office:value-type="float" office:value="3.995E-045" calcext:value-type="float">
            <text:p>3,995E-45</text:p>
          </table:table-cell>
          <table:table-cell office:value-type="float" office:value="5.342E-051" calcext:value-type="float">
            <text:p>5,342E-51</text:p>
          </table:table-cell>
          <table:table-cell office:value-type="float" office:value="3.412E-050" calcext:value-type="float">
            <text:p>3,412E-50</text:p>
          </table:table-cell>
          <table:table-cell office:value-type="float" office:value="2.632E-048" calcext:value-type="float">
            <text:p>2,632E-48</text:p>
          </table:table-cell>
          <table:table-cell office:value-type="float" office:value="3.612E-044" calcext:value-type="float">
            <text:p>3,612E-44</text:p>
          </table:table-cell>
          <table:table-cell office:value-type="float" office:value="3.076E-047" calcext:value-type="float">
            <text:p>3,076E-47</text:p>
          </table:table-cell>
          <table:table-cell office:value-type="float" office:value="4.228E-045" calcext:value-type="float">
            <text:p>4,228E-45</text:p>
          </table:table-cell>
          <table:table-cell office:value-type="float" office:value="1.55E-045" calcext:value-type="float">
            <text:p>1,55E-45</text:p>
          </table:table-cell>
          <table:table-cell office:value-type="float" office:value="3.718E-046" calcext:value-type="float">
            <text:p>3,718E-46</text:p>
          </table:table-cell>
          <table:table-cell office:value-type="float" office:value="1.112E-034" calcext:value-type="float">
            <text:p>1,112E-34</text:p>
          </table:table-cell>
          <table:table-cell office:value-type="float" office:value="1.955E-036" calcext:value-type="float">
            <text:p>1,955E-36</text:p>
          </table:table-cell>
          <table:table-cell office:value-type="float" office:value="1.446E-035" calcext:value-type="float">
            <text:p>1,446E-35</text:p>
          </table:table-cell>
          <table:table-cell office:value-type="float" office:value="9.717E-042" calcext:value-type="float">
            <text:p>9,717E-42</text:p>
          </table:table-cell>
          <table:table-cell office:value-type="float" office:value="5.729E-047" calcext:value-type="float">
            <text:p>5,729E-47</text:p>
          </table:table-cell>
          <table:table-cell office:value-type="float" office:value="8.61E-046" calcext:value-type="float">
            <text:p>8,61E-46</text:p>
          </table:table-cell>
          <table:table-cell office:value-type="float" office:value="3.076E-044" calcext:value-type="float">
            <text:p>3,076E-44</text:p>
          </table:table-cell>
          <table:table-cell office:value-type="float" office:value="3.94E-041" calcext:value-type="float">
            <text:p>3,94E-41</text:p>
          </table:table-cell>
          <table:table-cell office:value-type="float" office:value="1.607E-035" calcext:value-type="float">
            <text:p>1,607E-35</text:p>
          </table:table-cell>
          <table:table-cell office:value-type="float" office:value="3.216E-031" calcext:value-type="float">
            <text:p>3,216E-31</text:p>
          </table:table-cell>
          <table:table-cell office:value-type="float" office:value="7.12E-033" calcext:value-type="float">
            <text:p>7,12E-33</text:p>
          </table:table-cell>
          <table:table-cell office:value-type="float" office:value="1.93E-033" calcext:value-type="float">
            <text:p>1,93E-33</text:p>
          </table:table-cell>
          <table:table-cell office:value-type="float" office:value="8.085E-046" calcext:value-type="float">
            <text:p>8,085E-46</text:p>
          </table:table-cell>
          <table:table-cell office:value-type="float" office:value="5.813E-025" calcext:value-type="float">
            <text:p>5,813E-25</text:p>
          </table:table-cell>
          <table:table-cell office:value-type="float" office:value="3.486E-033" calcext:value-type="float">
            <text:p>3,486E-33</text:p>
          </table:table-cell>
          <table:table-cell office:value-type="float" office:value="2.665E-024" calcext:value-type="float">
            <text:p>2,665E-24</text:p>
          </table:table-cell>
          <table:table-cell office:value-type="float" office:value="1.876E-050" calcext:value-type="float">
            <text:p>1,876E-50</text:p>
          </table:table-cell>
          <table:table-cell office:value-type="float" office:value="2.062E-051" calcext:value-type="float">
            <text:p>2,062E-51</text:p>
          </table:table-cell>
          <table:table-cell office:value-type="float" office:value="4.387E-046" calcext:value-type="float">
            <text:p>4,387E-46</text:p>
          </table:table-cell>
          <table:table-cell office:value-type="float" office:value="3.393E-047" calcext:value-type="float">
            <text:p>3,393E-47</text:p>
          </table:table-cell>
          <table:table-cell office:value-type="float" office:value="9.005E-038" calcext:value-type="float">
            <text:p>9,005E-38</text:p>
          </table:table-cell>
          <table:table-cell office:value-type="float" office:value="2.469E-045" calcext:value-type="float">
            <text:p>2,469E-45</text:p>
          </table:table-cell>
          <table:table-cell office:value-type="float" office:value="3.054E-041" calcext:value-type="float">
            <text:p>3,054E-41</text:p>
          </table:table-cell>
          <table:table-cell office:value-type="float" office:value="5.555E-038" calcext:value-type="float">
            <text:p>5,555E-38</text:p>
          </table:table-cell>
          <table:table-cell office:value-type="float" office:value="3.017E-046" calcext:value-type="float">
            <text:p>3,017E-46</text:p>
          </table:table-cell>
          <table:table-cell office:value-type="float" office:value="2.705E-038" calcext:value-type="float">
            <text:p>2,705E-38</text:p>
          </table:table-cell>
          <table:table-cell office:value-type="float" office:value="6.684E-035" calcext:value-type="float">
            <text:p>6,684E-35</text:p>
          </table:table-cell>
          <table:table-cell office:value-type="float" office:value="3.797E-040" calcext:value-type="float">
            <text:p>3,797E-40</text:p>
          </table:table-cell>
          <table:table-cell office:value-type="float" office:value="3.617E-042" calcext:value-type="float">
            <text:p>3,617E-42</text:p>
          </table:table-cell>
          <table:table-cell office:value-type="float" office:value="3.171E-043" calcext:value-type="float">
            <text:p>3,171E-43</text:p>
          </table:table-cell>
          <table:table-cell office:value-type="float" office:value="4.739E-038" calcext:value-type="float">
            <text:p>4,739E-38</text:p>
          </table:table-cell>
          <table:table-cell office:value-type="float" office:value="5.516E-041" calcext:value-type="float">
            <text:p>5,516E-41</text:p>
          </table:table-cell>
          <table:table-cell office:value-type="float" office:value="1.238E-038" calcext:value-type="float">
            <text:p>1,238E-38</text:p>
          </table:table-cell>
          <table:table-cell office:value-type="float" office:value="1.287E-047" calcext:value-type="float">
            <text:p>1,287E-47</text:p>
          </table:table-cell>
          <table:table-cell office:value-type="float" office:value="1.124E-041" calcext:value-type="float">
            <text:p>1,124E-41</text:p>
          </table:table-cell>
          <table:table-cell office:value-type="float" office:value="1.267E-046" calcext:value-type="float">
            <text:p>1,267E-46</text:p>
          </table:table-cell>
          <table:table-cell office:value-type="float" office:value="3.778E-034" calcext:value-type="float">
            <text:p>3,778E-34</text:p>
          </table:table-cell>
        </table:table-row>
        <table:table-row table:style-name="ro1">
          <table:table-cell office:value-type="string" calcext:value-type="string">
            <text:p>NA19716_MXL</text:p>
          </table:table-cell>
          <table:table-cell office:value-type="float" office:value="55" calcext:value-type="float">
            <text:p>55</text:p>
          </table:table-cell>
          <table:table-cell office:value-type="float" office:value="5.287E-045" calcext:value-type="float">
            <text:p>5,287E-45</text:p>
          </table:table-cell>
          <table:table-cell office:value-type="float" office:value="8.608E-046" calcext:value-type="float">
            <text:p>8,608E-46</text:p>
          </table:table-cell>
          <table:table-cell office:value-type="float" office:value="3.218E-047" calcext:value-type="float">
            <text:p>3,218E-47</text:p>
          </table:table-cell>
          <table:table-cell office:value-type="float" office:value="1.816E-079" calcext:value-type="float">
            <text:p>1,816E-79</text:p>
          </table:table-cell>
          <table:table-cell office:value-type="float" office:value="1.014E-070" calcext:value-type="float">
            <text:p>1,014E-70</text:p>
          </table:table-cell>
          <table:table-cell office:value-type="float" office:value="1.349E-032" calcext:value-type="float">
            <text:p>1,349E-32</text:p>
          </table:table-cell>
          <table:table-cell office:value-type="float" office:value="7.383E-046" calcext:value-type="float">
            <text:p>7,383E-46</text:p>
          </table:table-cell>
          <table:table-cell office:value-type="float" office:value="1.45E-048" calcext:value-type="float">
            <text:p>1,45E-48</text:p>
          </table:table-cell>
          <table:table-cell office:value-type="float" office:value="1.298E-030" calcext:value-type="float">
            <text:p>1,298E-30</text:p>
          </table:table-cell>
          <table:table-cell office:value-type="float" office:value="1.84E-045" calcext:value-type="float">
            <text:p>1,84E-45</text:p>
          </table:table-cell>
          <table:table-cell office:value-type="float" office:value="8.38E-030" calcext:value-type="float">
            <text:p>8,38E-30</text:p>
          </table:table-cell>
          <table:table-cell office:value-type="float" office:value="1.41E-043" calcext:value-type="float">
            <text:p>1,41E-43</text:p>
          </table:table-cell>
          <table:table-cell office:value-type="float" office:value="4.409E-038" calcext:value-type="float">
            <text:p>4,409E-38</text:p>
          </table:table-cell>
          <table:table-cell office:value-type="float" office:value="1.094E-036" calcext:value-type="float">
            <text:p>1,094E-36</text:p>
          </table:table-cell>
          <table:table-cell office:value-type="float" office:value="1.397E-031" calcext:value-type="float">
            <text:p>1,397E-31</text:p>
          </table:table-cell>
          <table:table-cell office:value-type="float" office:value="4.807E-030" calcext:value-type="float">
            <text:p>4,807E-30</text:p>
          </table:table-cell>
          <table:table-cell office:value-type="float" office:value="9.274E-029" calcext:value-type="float">
            <text:p>9,274E-29</text:p>
          </table:table-cell>
          <table:table-cell office:value-type="float" office:value="2.04E-034" calcext:value-type="float">
            <text:p>2,04E-34</text:p>
          </table:table-cell>
          <table:table-cell office:value-type="float" office:value="3.534E-051" calcext:value-type="float">
            <text:p>3,534E-51</text:p>
          </table:table-cell>
          <table:table-cell office:value-type="float" office:value="2.299E-035" calcext:value-type="float">
            <text:p>2,299E-35</text:p>
          </table:table-cell>
          <table:table-cell office:value-type="float" office:value="9.665E-034" calcext:value-type="float">
            <text:p>9,665E-34</text:p>
          </table:table-cell>
          <table:table-cell office:value-type="float" office:value="2.951E-039" calcext:value-type="float">
            <text:p>2,951E-39</text:p>
          </table:table-cell>
          <table:table-cell office:value-type="float" office:value="2.924E-044" calcext:value-type="float">
            <text:p>2,924E-44</text:p>
          </table:table-cell>
          <table:table-cell office:value-type="float" office:value="8.314E-041" calcext:value-type="float">
            <text:p>8,314E-41</text:p>
          </table:table-cell>
          <table:table-cell office:value-type="float" office:value="2.315E-048" calcext:value-type="float">
            <text:p>2,315E-48</text:p>
          </table:table-cell>
          <table:table-cell office:value-type="float" office:value="8.708E-073" calcext:value-type="float">
            <text:p>8,708E-73</text:p>
          </table:table-cell>
          <table:table-cell office:value-type="float" office:value="4.216E-031" calcext:value-type="float">
            <text:p>4,216E-31</text:p>
          </table:table-cell>
          <table:table-cell office:value-type="float" office:value="4.344E-034" calcext:value-type="float">
            <text:p>4,344E-34</text:p>
          </table:table-cell>
          <table:table-cell office:value-type="float" office:value="1.942E-034" calcext:value-type="float">
            <text:p>1,942E-34</text:p>
          </table:table-cell>
          <table:table-cell office:value-type="float" office:value="4.872E-037" calcext:value-type="float">
            <text:p>4,872E-37</text:p>
          </table:table-cell>
          <table:table-cell office:value-type="float" office:value="2.829E-037" calcext:value-type="float">
            <text:p>2,829E-37</text:p>
          </table:table-cell>
          <table:table-cell office:value-type="float" office:value="3.936E-029" calcext:value-type="float">
            <text:p>3,936E-29</text:p>
          </table:table-cell>
          <table:table-cell office:value-type="float" office:value="1.508E-031" calcext:value-type="float">
            <text:p>1,508E-31</text:p>
          </table:table-cell>
          <table:table-cell office:value-type="float" office:value="6.65E-028" calcext:value-type="float">
            <text:p>6,65E-28</text:p>
          </table:table-cell>
          <table:table-cell office:value-type="float" office:value="8.299E-049" calcext:value-type="float">
            <text:p>8,299E-49</text:p>
          </table:table-cell>
          <table:table-cell office:value-type="float" office:value="6.184E-032" calcext:value-type="float">
            <text:p>6,184E-32</text:p>
          </table:table-cell>
          <table:table-cell office:value-type="float" office:value="7.358E-031" calcext:value-type="float">
            <text:p>7,358E-31</text:p>
          </table:table-cell>
          <table:table-cell office:value-type="float" office:value="6.725E-039" calcext:value-type="float">
            <text:p>6,725E-39</text:p>
          </table:table-cell>
          <table:table-cell office:value-type="float" office:value="3.364E-069" calcext:value-type="float">
            <text:p>3,364E-69</text:p>
          </table:table-cell>
          <table:table-cell office:value-type="float" office:value="1.141E-060" calcext:value-type="float">
            <text:p>1,141E-60</text:p>
          </table:table-cell>
          <table:table-cell office:value-type="float" office:value="1.866E-038" calcext:value-type="float">
            <text:p>1,866E-38</text:p>
          </table:table-cell>
          <table:table-cell office:value-type="float" office:value="4.737E-057" calcext:value-type="float">
            <text:p>4,737E-57</text:p>
          </table:table-cell>
          <table:table-cell office:value-type="float" office:value="7.116E-024" calcext:value-type="float">
            <text:p>7,116E-24</text:p>
          </table:table-cell>
          <table:table-cell office:value-type="float" office:value="1.003E-028" calcext:value-type="float">
            <text:p>1,003E-28</text:p>
          </table:table-cell>
          <table:table-cell office:value-type="float" office:value="6.933E-033" calcext:value-type="float">
            <text:p>6,933E-33</text:p>
          </table:table-cell>
          <table:table-cell office:value-type="float" office:value="6.119E-026" calcext:value-type="float">
            <text:p>6,119E-26</text:p>
          </table:table-cell>
          <table:table-cell office:value-type="float" office:value="3.122E-048" calcext:value-type="float">
            <text:p>3,122E-48</text:p>
          </table:table-cell>
          <table:table-cell office:value-type="float" office:value="3.926E-049" calcext:value-type="float">
            <text:p>3,926E-49</text:p>
          </table:table-cell>
          <table:table-cell office:value-type="float" office:value="3.645E-030" calcext:value-type="float">
            <text:p>3,645E-30</text:p>
          </table:table-cell>
          <table:table-cell office:value-type="float" office:value="2.462E-050" calcext:value-type="float">
            <text:p>2,462E-50</text:p>
          </table:table-cell>
          <table:table-cell office:value-type="float" office:value="7.027E-043" calcext:value-type="float">
            <text:p>7,027E-43</text:p>
          </table:table-cell>
          <table:table-cell office:value-type="float" office:value="1.053E-030" calcext:value-type="float">
            <text:p>1,053E-30</text:p>
          </table:table-cell>
          <table:table-cell office:value-type="float" office:value="7.313E-032" calcext:value-type="float">
            <text:p>7,313E-32</text:p>
          </table:table-cell>
          <table:table-cell office:value-type="float" office:value="1.826E-027" calcext:value-type="float">
            <text:p>1,826E-27</text:p>
          </table:table-cell>
          <table:table-cell office:value-type="float" office:value="7.412E-037" calcext:value-type="float">
            <text:p>7,412E-37</text:p>
          </table:table-cell>
          <table:table-cell office:value-type="float" office:value="2.014E-030" calcext:value-type="float">
            <text:p>2,014E-30</text:p>
          </table:table-cell>
          <table:table-cell office:value-type="float" office:value="1.418E-028" calcext:value-type="float">
            <text:p>1,418E-28</text:p>
          </table:table-cell>
          <table:table-cell office:value-type="float" office:value="3.71E-027" calcext:value-type="float">
            <text:p>3,71E-27</text:p>
          </table:table-cell>
          <table:table-cell office:value-type="float" office:value="1.617E-034" calcext:value-type="float">
            <text:p>1,617E-34</text:p>
          </table:table-cell>
          <table:table-cell office:value-type="float" office:value="1.65E-042" calcext:value-type="float">
            <text:p>1,65E-42</text:p>
          </table:table-cell>
          <table:table-cell office:value-type="float" office:value="2.527E-038" calcext:value-type="float">
            <text:p>2,527E-38</text:p>
          </table:table-cell>
          <table:table-cell office:value-type="float" office:value="6.507E-036" calcext:value-type="float">
            <text:p>6,507E-36</text:p>
          </table:table-cell>
          <table:table-cell office:value-type="float" office:value="1.115E-063" calcext:value-type="float">
            <text:p>1,115E-63</text:p>
          </table:table-cell>
          <table:table-cell office:value-type="float" office:value="1.291E-030" calcext:value-type="float">
            <text:p>1,291E-30</text:p>
          </table:table-cell>
          <table:table-cell office:value-type="float" office:value="3.679E-030" calcext:value-type="float">
            <text:p>3,679E-30</text:p>
          </table:table-cell>
          <table:table-cell office:value-type="float" office:value="2.999E-033" calcext:value-type="float">
            <text:p>2,999E-33</text:p>
          </table:table-cell>
          <table:table-cell office:value-type="float" office:value="3.767E-034" calcext:value-type="float">
            <text:p>3,767E-34</text:p>
          </table:table-cell>
          <table:table-cell office:value-type="float" office:value="7.794E-049" calcext:value-type="float">
            <text:p>7,794E-49</text:p>
          </table:table-cell>
          <table:table-cell office:value-type="float" office:value="1.788E-029" calcext:value-type="float">
            <text:p>1,788E-29</text:p>
          </table:table-cell>
          <table:table-cell office:value-type="float" office:value="2.347E-033" calcext:value-type="float">
            <text:p>2,347E-33</text:p>
          </table:table-cell>
          <table:table-cell office:value-type="float" office:value="1.098E-030" calcext:value-type="float">
            <text:p>1,098E-30</text:p>
          </table:table-cell>
          <table:table-cell office:value-type="float" office:value="1.591E-064" calcext:value-type="float">
            <text:p>1,591E-64</text:p>
          </table:table-cell>
          <table:table-cell office:value-type="float" office:value="7.504E-037" calcext:value-type="float">
            <text:p>7,504E-37</text:p>
          </table:table-cell>
          <table:table-cell office:value-type="float" office:value="3.093E-074" calcext:value-type="float">
            <text:p>3,093E-74</text:p>
          </table:table-cell>
          <table:table-cell office:value-type="float" office:value="9.605E-031" calcext:value-type="float">
            <text:p>9,605E-31</text:p>
          </table:table-cell>
          <table:table-cell office:value-type="float" office:value="3.921E-034" calcext:value-type="float">
            <text:p>3,921E-34</text:p>
          </table:table-cell>
          <table:table-cell office:value-type="float" office:value="2.517E-035" calcext:value-type="float">
            <text:p>2,517E-35</text:p>
          </table:table-cell>
          <table:table-cell office:value-type="float" office:value="6.323E-047" calcext:value-type="float">
            <text:p>6,323E-47</text:p>
          </table:table-cell>
          <table:table-cell office:value-type="float" office:value="5.812E-046" calcext:value-type="float">
            <text:p>5,812E-46</text:p>
          </table:table-cell>
          <table:table-cell office:value-type="float" office:value="6.064E-049" calcext:value-type="float">
            <text:p>6,064E-49</text:p>
          </table:table-cell>
          <table:table-cell office:value-type="float" office:value="2.24E-032" calcext:value-type="float">
            <text:p>2,24E-32</text:p>
          </table:table-cell>
          <table:table-cell office:value-type="float" office:value="3.803E-047" calcext:value-type="float">
            <text:p>3,803E-47</text:p>
          </table:table-cell>
          <table:table-cell office:value-type="float" office:value="2.682E-028" calcext:value-type="float">
            <text:p>2,682E-28</text:p>
          </table:table-cell>
          <table:table-cell office:value-type="float" office:value="4.408E-031" calcext:value-type="float">
            <text:p>4,408E-31</text:p>
          </table:table-cell>
          <table:table-cell office:value-type="float" office:value="8.431E-032" calcext:value-type="float">
            <text:p>8,431E-32</text:p>
          </table:table-cell>
          <table:table-cell office:value-type="float" office:value="4.966E-067" calcext:value-type="float">
            <text:p>4,966E-67</text:p>
          </table:table-cell>
          <table:table-cell office:value-type="float" office:value="4.602E-072" calcext:value-type="float">
            <text:p>4,602E-72</text:p>
          </table:table-cell>
          <table:table-cell office:value-type="float" office:value="1.659E-024" calcext:value-type="float">
            <text:p>1,659E-24</text:p>
          </table:table-cell>
          <table:table-cell office:value-type="float" office:value="7.141E-032" calcext:value-type="float">
            <text:p>7,141E-32</text:p>
          </table:table-cell>
          <table:table-cell office:value-type="float" office:value="1.202E-031" calcext:value-type="float">
            <text:p>1,202E-31</text:p>
          </table:table-cell>
          <table:table-cell office:value-type="float" office:value="9.473E-074" calcext:value-type="float">
            <text:p>9,473E-74</text:p>
          </table:table-cell>
          <table:table-cell office:value-type="float" office:value="1.358E-044" calcext:value-type="float">
            <text:p>1,358E-44</text:p>
          </table:table-cell>
          <table:table-cell office:value-type="float" office:value="2.085E-035" calcext:value-type="float">
            <text:p>2,085E-35</text:p>
          </table:table-cell>
          <table:table-cell office:value-type="float" office:value="1.134E-033" calcext:value-type="float">
            <text:p>1,134E-33</text:p>
          </table:table-cell>
          <table:table-cell office:value-type="float" office:value="7.659E-033" calcext:value-type="float">
            <text:p>7,659E-33</text:p>
          </table:table-cell>
          <table:table-cell office:value-type="float" office:value="1.42E-030" calcext:value-type="float">
            <text:p>1,42E-30</text:p>
          </table:table-cell>
          <table:table-cell office:value-type="float" office:value="3.989E-032" calcext:value-type="float">
            <text:p>3,989E-32</text:p>
          </table:table-cell>
          <table:table-cell office:value-type="float" office:value="1.97E-029" calcext:value-type="float">
            <text:p>1,97E-29</text:p>
          </table:table-cell>
          <table:table-cell office:value-type="float" office:value="8.745E-033" calcext:value-type="float">
            <text:p>8,745E-33</text:p>
          </table:table-cell>
          <table:table-cell office:value-type="float" office:value="6.656E-030" calcext:value-type="float">
            <text:p>6,656E-30</text:p>
          </table:table-cell>
          <table:table-cell office:value-type="float" office:value="4.04E-030" calcext:value-type="float">
            <text:p>4,04E-30</text:p>
          </table:table-cell>
          <table:table-cell office:value-type="float" office:value="5.285E-040" calcext:value-type="float">
            <text:p>5,285E-40</text:p>
          </table:table-cell>
          <table:table-cell office:value-type="float" office:value="4.577E-031" calcext:value-type="float">
            <text:p>4,577E-31</text:p>
          </table:table-cell>
          <table:table-cell office:value-type="float" office:value="3.229E-036" calcext:value-type="float">
            <text:p>3,229E-36</text:p>
          </table:table-cell>
          <table:table-cell office:value-type="float" office:value="1.961E-043" calcext:value-type="float">
            <text:p>1,961E-43</text:p>
          </table:table-cell>
          <table:table-cell office:value-type="float" office:value="6.589E-050" calcext:value-type="float">
            <text:p>6,589E-50</text:p>
          </table:table-cell>
          <table:table-cell office:value-type="float" office:value="6.348E-045" calcext:value-type="float">
            <text:p>6,348E-45</text:p>
          </table:table-cell>
          <table:table-cell office:value-type="float" office:value="1.947E-047" calcext:value-type="float">
            <text:p>1,947E-47</text:p>
          </table:table-cell>
          <table:table-cell office:value-type="float" office:value="1.484E-029" calcext:value-type="float">
            <text:p>1,484E-29</text:p>
          </table:table-cell>
          <table:table-cell office:value-type="float" office:value="6.106E-032" calcext:value-type="float">
            <text:p>6,106E-32</text:p>
          </table:table-cell>
          <table:table-cell office:value-type="float" office:value="2.669E-031" calcext:value-type="float">
            <text:p>2,669E-31</text:p>
          </table:table-cell>
          <table:table-cell office:value-type="float" office:value="1.809E-040" calcext:value-type="float">
            <text:p>1,809E-40</text:p>
          </table:table-cell>
          <table:table-cell office:value-type="float" office:value="3.127E-045" calcext:value-type="float">
            <text:p>3,127E-45</text:p>
          </table:table-cell>
          <table:table-cell office:value-type="float" office:value="1.873E-043" calcext:value-type="float">
            <text:p>1,873E-43</text:p>
          </table:table-cell>
          <table:table-cell office:value-type="float" office:value="5.209E-039" calcext:value-type="float">
            <text:p>5,209E-39</text:p>
          </table:table-cell>
          <table:table-cell office:value-type="float" office:value="5.705E-045" calcext:value-type="float">
            <text:p>5,705E-45</text:p>
          </table:table-cell>
          <table:table-cell office:value-type="float" office:value="2.009E-045" calcext:value-type="float">
            <text:p>2,009E-45</text:p>
          </table:table-cell>
          <table:table-cell office:value-type="float" office:value="5.29E-042" calcext:value-type="float">
            <text:p>5,29E-42</text:p>
          </table:table-cell>
          <table:table-cell office:value-type="float" office:value="1.23E-038" calcext:value-type="float">
            <text:p>1,23E-38</text:p>
          </table:table-cell>
          <table:table-cell office:value-type="float" office:value="1.201E-042" calcext:value-type="float">
            <text:p>1,201E-42</text:p>
          </table:table-cell>
          <table:table-cell office:value-type="float" office:value="3.546E-041" calcext:value-type="float">
            <text:p>3,546E-41</text:p>
          </table:table-cell>
          <table:table-cell office:value-type="float" office:value="1.55E-040" calcext:value-type="float">
            <text:p>1,55E-40</text:p>
          </table:table-cell>
          <table:table-cell office:value-type="float" office:value="1.277E-039" calcext:value-type="float">
            <text:p>1,277E-39</text:p>
          </table:table-cell>
          <table:table-cell office:value-type="float" office:value="7.455E-027" calcext:value-type="float">
            <text:p>7,455E-27</text:p>
          </table:table-cell>
          <table:table-cell office:value-type="float" office:value="1.913E-029" calcext:value-type="float">
            <text:p>1,913E-29</text:p>
          </table:table-cell>
          <table:table-cell office:value-type="float" office:value="8.44E-027" calcext:value-type="float">
            <text:p>8,44E-27</text:p>
          </table:table-cell>
          <table:table-cell office:value-type="float" office:value="8.912E-038" calcext:value-type="float">
            <text:p>8,912E-38</text:p>
          </table:table-cell>
          <table:table-cell office:value-type="float" office:value="5.122E-041" calcext:value-type="float">
            <text:p>5,122E-41</text:p>
          </table:table-cell>
          <table:table-cell office:value-type="float" office:value="3.288E-041" calcext:value-type="float">
            <text:p>3,288E-41</text:p>
          </table:table-cell>
          <table:table-cell office:value-type="float" office:value="1.564E-037" calcext:value-type="float">
            <text:p>1,564E-37</text:p>
          </table:table-cell>
          <table:table-cell office:value-type="float" office:value="2.804E-033" calcext:value-type="float">
            <text:p>2,804E-33</text:p>
          </table:table-cell>
          <table:table-cell office:value-type="float" office:value="1.05E-031" calcext:value-type="float">
            <text:p>1,05E-31</text:p>
          </table:table-cell>
          <table:table-cell office:value-type="float" office:value="2.33E-029" calcext:value-type="float">
            <text:p>2,33E-29</text:p>
          </table:table-cell>
          <table:table-cell office:value-type="float" office:value="1.284E-031" calcext:value-type="float">
            <text:p>1,284E-31</text:p>
          </table:table-cell>
          <table:table-cell office:value-type="float" office:value="5.869E-028" calcext:value-type="float">
            <text:p>5,869E-28</text:p>
          </table:table-cell>
          <table:table-cell office:value-type="float" office:value="1.305E-034" calcext:value-type="float">
            <text:p>1,305E-34</text:p>
          </table:table-cell>
          <table:table-cell office:value-type="float" office:value="2.492E-028" calcext:value-type="float">
            <text:p>2,492E-28</text:p>
          </table:table-cell>
          <table:table-cell office:value-type="float" office:value="4.385E-034" calcext:value-type="float">
            <text:p>4,385E-34</text:p>
          </table:table-cell>
          <table:table-cell office:value-type="float" office:value="2.278E-024" calcext:value-type="float">
            <text:p>2,278E-24</text:p>
          </table:table-cell>
          <table:table-cell office:value-type="float" office:value="3.974E-046" calcext:value-type="float">
            <text:p>3,974E-46</text:p>
          </table:table-cell>
          <table:table-cell office:value-type="float" office:value="1.183E-045" calcext:value-type="float">
            <text:p>1,183E-45</text:p>
          </table:table-cell>
          <table:table-cell office:value-type="float" office:value="2.684E-040" calcext:value-type="float">
            <text:p>2,684E-40</text:p>
          </table:table-cell>
          <table:table-cell office:value-type="float" office:value="1.079E-041" calcext:value-type="float">
            <text:p>1,079E-41</text:p>
          </table:table-cell>
          <table:table-cell office:value-type="float" office:value="1.12E-028" calcext:value-type="float">
            <text:p>1,12E-28</text:p>
          </table:table-cell>
          <table:table-cell office:value-type="float" office:value="2.451E-042" calcext:value-type="float">
            <text:p>2,451E-42</text:p>
          </table:table-cell>
          <table:table-cell office:value-type="float" office:value="2.034E-033" calcext:value-type="float">
            <text:p>2,034E-33</text:p>
          </table:table-cell>
          <table:table-cell office:value-type="float" office:value="1.484E-029" calcext:value-type="float">
            <text:p>1,484E-29</text:p>
          </table:table-cell>
          <table:table-cell office:value-type="float" office:value="1.349E-032" calcext:value-type="float">
            <text:p>1,349E-32</text:p>
          </table:table-cell>
          <table:table-cell office:value-type="float" office:value="9.385E-044" calcext:value-type="float">
            <text:p>9,385E-44</text:p>
          </table:table-cell>
          <table:table-cell office:value-type="float" office:value="3.667E-031" calcext:value-type="float">
            <text:p>3,667E-31</text:p>
          </table:table-cell>
          <table:table-cell office:value-type="float" office:value="1.145E-033" calcext:value-type="float">
            <text:p>1,145E-33</text:p>
          </table:table-cell>
          <table:table-cell office:value-type="float" office:value="1.75E-034" calcext:value-type="float">
            <text:p>1,75E-34</text:p>
          </table:table-cell>
          <table:table-cell office:value-type="float" office:value="1.775E-033" calcext:value-type="float">
            <text:p>1,775E-33</text:p>
          </table:table-cell>
          <table:table-cell office:value-type="float" office:value="5.274E-032" calcext:value-type="float">
            <text:p>5,274E-32</text:p>
          </table:table-cell>
          <table:table-cell office:value-type="float" office:value="2.333E-033" calcext:value-type="float">
            <text:p>2,333E-33</text:p>
          </table:table-cell>
          <table:table-cell office:value-type="float" office:value="2.555E-030" calcext:value-type="float">
            <text:p>2,555E-30</text:p>
          </table:table-cell>
          <table:table-cell office:value-type="float" office:value="9.567E-037" calcext:value-type="float">
            <text:p>9,567E-37</text:p>
          </table:table-cell>
          <table:table-cell office:value-type="float" office:value="1.111E-033" calcext:value-type="float">
            <text:p>1,111E-33</text:p>
          </table:table-cell>
          <table:table-cell office:value-type="float" office:value="3.224E-032" calcext:value-type="float">
            <text:p>3,224E-32</text:p>
          </table:table-cell>
          <table:table-cell office:value-type="float" office:value="4.088E-033" calcext:value-type="float">
            <text:p>4,088E-33</text:p>
          </table:table-cell>
        </table:table-row>
        <table:table-row table:style-name="ro1">
          <table:table-cell office:value-type="string" calcext:value-type="string">
            <text:p>NA19717_MXL</text:p>
          </table:table-cell>
          <table:table-cell office:value-type="float" office:value="55" calcext:value-type="float">
            <text:p>55</text:p>
          </table:table-cell>
          <table:table-cell office:value-type="float" office:value="3.344E-038" calcext:value-type="float">
            <text:p>3,344E-38</text:p>
          </table:table-cell>
          <table:table-cell office:value-type="float" office:value="5.145E-039" calcext:value-type="float">
            <text:p>5,145E-39</text:p>
          </table:table-cell>
          <table:table-cell office:value-type="float" office:value="1.188E-040" calcext:value-type="float">
            <text:p>1,188E-40</text:p>
          </table:table-cell>
          <table:table-cell office:value-type="float" office:value="5.59E-097" calcext:value-type="float">
            <text:p>5,59E-97</text:p>
          </table:table-cell>
          <table:table-cell office:value-type="float" office:value="1.126E-082" calcext:value-type="float">
            <text:p>1,126E-82</text:p>
          </table:table-cell>
          <table:table-cell office:value-type="float" office:value="3.175E-039" calcext:value-type="float">
            <text:p>3,175E-39</text:p>
          </table:table-cell>
          <table:table-cell office:value-type="float" office:value="1.334E-039" calcext:value-type="float">
            <text:p>1,334E-39</text:p>
          </table:table-cell>
          <table:table-cell office:value-type="float" office:value="5.856E-041" calcext:value-type="float">
            <text:p>5,856E-41</text:p>
          </table:table-cell>
          <table:table-cell office:value-type="float" office:value="8.583E-031" calcext:value-type="float">
            <text:p>8,583E-31</text:p>
          </table:table-cell>
          <table:table-cell office:value-type="float" office:value="1.335E-038" calcext:value-type="float">
            <text:p>1,335E-38</text:p>
          </table:table-cell>
          <table:table-cell office:value-type="float" office:value="8.563E-023" calcext:value-type="float">
            <text:p>8,563E-23</text:p>
          </table:table-cell>
          <table:table-cell office:value-type="float" office:value="4.792E-032" calcext:value-type="float">
            <text:p>4,792E-32</text:p>
          </table:table-cell>
          <table:table-cell office:value-type="float" office:value="2.465E-045" calcext:value-type="float">
            <text:p>2,465E-45</text:p>
          </table:table-cell>
          <table:table-cell office:value-type="float" office:value="4.344E-042" calcext:value-type="float">
            <text:p>4,344E-42</text:p>
          </table:table-cell>
          <table:table-cell office:value-type="float" office:value="2.817E-036" calcext:value-type="float">
            <text:p>2,817E-36</text:p>
          </table:table-cell>
          <table:table-cell office:value-type="float" office:value="3.448E-035" calcext:value-type="float">
            <text:p>3,448E-35</text:p>
          </table:table-cell>
          <table:table-cell office:value-type="float" office:value="2.011E-036" calcext:value-type="float">
            <text:p>2,011E-36</text:p>
          </table:table-cell>
          <table:table-cell office:value-type="float" office:value="1.837E-040" calcext:value-type="float">
            <text:p>1,837E-40</text:p>
          </table:table-cell>
          <table:table-cell office:value-type="float" office:value="3.792E-043" calcext:value-type="float">
            <text:p>3,792E-43</text:p>
          </table:table-cell>
          <table:table-cell office:value-type="float" office:value="1.014E-032" calcext:value-type="float">
            <text:p>1,014E-32</text:p>
          </table:table-cell>
          <table:table-cell office:value-type="float" office:value="2.549E-027" calcext:value-type="float">
            <text:p>2,549E-27</text:p>
          </table:table-cell>
          <table:table-cell office:value-type="float" office:value="4.823E-029" calcext:value-type="float">
            <text:p>4,823E-29</text:p>
          </table:table-cell>
          <table:table-cell office:value-type="float" office:value="5.462E-033" calcext:value-type="float">
            <text:p>5,462E-33</text:p>
          </table:table-cell>
          <table:table-cell office:value-type="float" office:value="2.222E-025" calcext:value-type="float">
            <text:p>2,222E-25</text:p>
          </table:table-cell>
          <table:table-cell office:value-type="float" office:value="5.159E-038" calcext:value-type="float">
            <text:p>5,159E-38</text:p>
          </table:table-cell>
          <table:table-cell office:value-type="float" office:value="1.22E-089" calcext:value-type="float">
            <text:p>1,22E-89</text:p>
          </table:table-cell>
          <table:table-cell office:value-type="float" office:value="1.728E-032" calcext:value-type="float">
            <text:p>1,728E-32</text:p>
          </table:table-cell>
          <table:table-cell office:value-type="float" office:value="1.318E-040" calcext:value-type="float">
            <text:p>1,318E-40</text:p>
          </table:table-cell>
          <table:table-cell office:value-type="float" office:value="4.066E-027" calcext:value-type="float">
            <text:p>4,066E-27</text:p>
          </table:table-cell>
          <table:table-cell office:value-type="float" office:value="4.863E-041" calcext:value-type="float">
            <text:p>4,863E-41</text:p>
          </table:table-cell>
          <table:table-cell office:value-type="float" office:value="3.846E-031" calcext:value-type="float">
            <text:p>3,846E-31</text:p>
          </table:table-cell>
          <table:table-cell office:value-type="float" office:value="2.231E-025" calcext:value-type="float">
            <text:p>2,231E-25</text:p>
          </table:table-cell>
          <table:table-cell office:value-type="float" office:value="2.842E-028" calcext:value-type="float">
            <text:p>2,842E-28</text:p>
          </table:table-cell>
          <table:table-cell office:value-type="float" office:value="1.036E-030" calcext:value-type="float">
            <text:p>1,036E-30</text:p>
          </table:table-cell>
          <table:table-cell office:value-type="float" office:value="4.459E-044" calcext:value-type="float">
            <text:p>4,459E-44</text:p>
          </table:table-cell>
          <table:table-cell office:value-type="float" office:value="1.247E-036" calcext:value-type="float">
            <text:p>1,247E-36</text:p>
          </table:table-cell>
          <table:table-cell office:value-type="float" office:value="2.135E-029" calcext:value-type="float">
            <text:p>2,135E-29</text:p>
          </table:table-cell>
          <table:table-cell office:value-type="float" office:value="6.597E-046" calcext:value-type="float">
            <text:p>6,597E-46</text:p>
          </table:table-cell>
          <table:table-cell office:value-type="float" office:value="1.433E-086" calcext:value-type="float">
            <text:p>1,433E-86</text:p>
          </table:table-cell>
          <table:table-cell office:value-type="float" office:value="1.766E-075" calcext:value-type="float">
            <text:p>1,766E-75</text:p>
          </table:table-cell>
          <table:table-cell office:value-type="float" office:value="8.803E-052" calcext:value-type="float">
            <text:p>8,803E-52</text:p>
          </table:table-cell>
          <table:table-cell office:value-type="float" office:value="6.017E-069" calcext:value-type="float">
            <text:p>6,017E-69</text:p>
          </table:table-cell>
          <table:table-cell office:value-type="float" office:value="4.072E-027" calcext:value-type="float">
            <text:p>4,072E-27</text:p>
          </table:table-cell>
          <table:table-cell office:value-type="float" office:value="1.269E-034" calcext:value-type="float">
            <text:p>1,269E-34</text:p>
          </table:table-cell>
          <table:table-cell office:value-type="float" office:value="2.22E-037" calcext:value-type="float">
            <text:p>2,22E-37</text:p>
          </table:table-cell>
          <table:table-cell office:value-type="float" office:value="1.157E-029" calcext:value-type="float">
            <text:p>1,157E-29</text:p>
          </table:table-cell>
          <table:table-cell office:value-type="float" office:value="1.018E-060" calcext:value-type="float">
            <text:p>1,018E-60</text:p>
          </table:table-cell>
          <table:table-cell office:value-type="float" office:value="1.892E-039" calcext:value-type="float">
            <text:p>1,892E-39</text:p>
          </table:table-cell>
          <table:table-cell office:value-type="float" office:value="7.515E-036" calcext:value-type="float">
            <text:p>7,515E-36</text:p>
          </table:table-cell>
          <table:table-cell office:value-type="float" office:value="1.128E-062" calcext:value-type="float">
            <text:p>1,128E-62</text:p>
          </table:table-cell>
          <table:table-cell office:value-type="float" office:value="2.536E-038" calcext:value-type="float">
            <text:p>2,536E-38</text:p>
          </table:table-cell>
          <table:table-cell office:value-type="float" office:value="5.837E-035" calcext:value-type="float">
            <text:p>5,837E-35</text:p>
          </table:table-cell>
          <table:table-cell office:value-type="float" office:value="2.441E-036" calcext:value-type="float">
            <text:p>2,441E-36</text:p>
          </table:table-cell>
          <table:table-cell office:value-type="float" office:value="2.807E-035" calcext:value-type="float">
            <text:p>2,807E-35</text:p>
          </table:table-cell>
          <table:table-cell office:value-type="float" office:value="3.668E-042" calcext:value-type="float">
            <text:p>3,668E-42</text:p>
          </table:table-cell>
          <table:table-cell office:value-type="float" office:value="1.643E-033" calcext:value-type="float">
            <text:p>1,643E-33</text:p>
          </table:table-cell>
          <table:table-cell office:value-type="float" office:value="1.545E-025" calcext:value-type="float">
            <text:p>1,545E-25</text:p>
          </table:table-cell>
          <table:table-cell office:value-type="float" office:value="2.379E-027" calcext:value-type="float">
            <text:p>2,379E-27</text:p>
          </table:table-cell>
          <table:table-cell office:value-type="float" office:value="1.791E-033" calcext:value-type="float">
            <text:p>1,791E-33</text:p>
          </table:table-cell>
          <table:table-cell office:value-type="float" office:value="1.431E-039" calcext:value-type="float">
            <text:p>1,431E-39</text:p>
          </table:table-cell>
          <table:table-cell office:value-type="float" office:value="7.312E-037" calcext:value-type="float">
            <text:p>7,312E-37</text:p>
          </table:table-cell>
          <table:table-cell office:value-type="float" office:value="1.028E-037" calcext:value-type="float">
            <text:p>1,028E-37</text:p>
          </table:table-cell>
          <table:table-cell office:value-type="float" office:value="7.891E-079" calcext:value-type="float">
            <text:p>7,891E-79</text:p>
          </table:table-cell>
          <table:table-cell office:value-type="float" office:value="2.758E-035" calcext:value-type="float">
            <text:p>2,758E-35</text:p>
          </table:table-cell>
          <table:table-cell office:value-type="float" office:value="1.513E-038" calcext:value-type="float">
            <text:p>1,513E-38</text:p>
          </table:table-cell>
          <table:table-cell office:value-type="float" office:value="4.244E-037" calcext:value-type="float">
            <text:p>4,244E-37</text:p>
          </table:table-cell>
          <table:table-cell office:value-type="float" office:value="1.543E-042" calcext:value-type="float">
            <text:p>1,543E-42</text:p>
          </table:table-cell>
          <table:table-cell office:value-type="float" office:value="4.642E-061" calcext:value-type="float">
            <text:p>4,642E-61</text:p>
          </table:table-cell>
          <table:table-cell office:value-type="float" office:value="4.869E-032" calcext:value-type="float">
            <text:p>4,869E-32</text:p>
          </table:table-cell>
          <table:table-cell office:value-type="float" office:value="8.646E-027" calcext:value-type="float">
            <text:p>8,646E-27</text:p>
          </table:table-cell>
          <table:table-cell office:value-type="float" office:value="9.675E-030" calcext:value-type="float">
            <text:p>9,675E-30</text:p>
          </table:table-cell>
          <table:table-cell office:value-type="float" office:value="3.777E-079" calcext:value-type="float">
            <text:p>3,777E-79</text:p>
          </table:table-cell>
          <table:table-cell office:value-type="float" office:value="4.957E-050" calcext:value-type="float">
            <text:p>4,957E-50</text:p>
          </table:table-cell>
          <table:table-cell office:value-type="float" office:value="8.885E-093" calcext:value-type="float">
            <text:p>8,885E-93</text:p>
          </table:table-cell>
          <table:table-cell office:value-type="float" office:value="6.137E-038" calcext:value-type="float">
            <text:p>6,137E-38</text:p>
          </table:table-cell>
          <table:table-cell office:value-type="float" office:value="1.591E-040" calcext:value-type="float">
            <text:p>1,591E-40</text:p>
          </table:table-cell>
          <table:table-cell office:value-type="float" office:value="8.045E-039" calcext:value-type="float">
            <text:p>8,045E-39</text:p>
          </table:table-cell>
          <table:table-cell office:value-type="float" office:value="6.738E-040" calcext:value-type="float">
            <text:p>6,738E-40</text:p>
          </table:table-cell>
          <table:table-cell office:value-type="float" office:value="7.702E-040" calcext:value-type="float">
            <text:p>7,702E-40</text:p>
          </table:table-cell>
          <table:table-cell office:value-type="float" office:value="1.991E-041" calcext:value-type="float">
            <text:p>1,991E-41</text:p>
          </table:table-cell>
          <table:table-cell office:value-type="float" office:value="1.822E-040" calcext:value-type="float">
            <text:p>1,822E-40</text:p>
          </table:table-cell>
          <table:table-cell office:value-type="float" office:value="4.875E-040" calcext:value-type="float">
            <text:p>4,875E-40</text:p>
          </table:table-cell>
          <table:table-cell office:value-type="float" office:value="6.283E-032" calcext:value-type="float">
            <text:p>6,283E-32</text:p>
          </table:table-cell>
          <table:table-cell office:value-type="float" office:value="8.542E-034" calcext:value-type="float">
            <text:p>8,542E-34</text:p>
          </table:table-cell>
          <table:table-cell office:value-type="float" office:value="3.457E-035" calcext:value-type="float">
            <text:p>3,457E-35</text:p>
          </table:table-cell>
          <table:table-cell office:value-type="float" office:value="3.959E-084" calcext:value-type="float">
            <text:p>3,959E-84</text:p>
          </table:table-cell>
          <table:table-cell office:value-type="float" office:value="1.068E-089" calcext:value-type="float">
            <text:p>1,068E-89</text:p>
          </table:table-cell>
          <table:table-cell office:value-type="float" office:value="1.109E-022" calcext:value-type="float">
            <text:p>1,109E-22</text:p>
          </table:table-cell>
          <table:table-cell office:value-type="float" office:value="1.84E-036" calcext:value-type="float">
            <text:p>1,84E-36</text:p>
          </table:table-cell>
          <table:table-cell office:value-type="float" office:value="1.845E-034" calcext:value-type="float">
            <text:p>1,845E-34</text:p>
          </table:table-cell>
          <table:table-cell office:value-type="float" office:value="1.119E-091" calcext:value-type="float">
            <text:p>1,119E-91</text:p>
          </table:table-cell>
          <table:table-cell office:value-type="float" office:value="5.86E-037" calcext:value-type="float">
            <text:p>5,86E-37</text:p>
          </table:table-cell>
          <table:table-cell office:value-type="float" office:value="3.163E-041" calcext:value-type="float">
            <text:p>3,163E-41</text:p>
          </table:table-cell>
          <table:table-cell office:value-type="float" office:value="1.359E-040" calcext:value-type="float">
            <text:p>1,359E-40</text:p>
          </table:table-cell>
          <table:table-cell office:value-type="float" office:value="1.904E-038" calcext:value-type="float">
            <text:p>1,904E-38</text:p>
          </table:table-cell>
          <table:table-cell office:value-type="float" office:value="3.733E-040" calcext:value-type="float">
            <text:p>3,733E-40</text:p>
          </table:table-cell>
          <table:table-cell office:value-type="float" office:value="4.866E-041" calcext:value-type="float">
            <text:p>4,866E-41</text:p>
          </table:table-cell>
          <table:table-cell office:value-type="float" office:value="3.826E-038" calcext:value-type="float">
            <text:p>3,826E-38</text:p>
          </table:table-cell>
          <table:table-cell office:value-type="float" office:value="6.604E-040" calcext:value-type="float">
            <text:p>6,604E-40</text:p>
          </table:table-cell>
          <table:table-cell office:value-type="float" office:value="2.015E-039" calcext:value-type="float">
            <text:p>2,015E-39</text:p>
          </table:table-cell>
          <table:table-cell office:value-type="float" office:value="8.385E-040" calcext:value-type="float">
            <text:p>8,385E-40</text:p>
          </table:table-cell>
          <table:table-cell office:value-type="float" office:value="2.527E-036" calcext:value-type="float">
            <text:p>2,527E-36</text:p>
          </table:table-cell>
          <table:table-cell office:value-type="float" office:value="1.559E-026" calcext:value-type="float">
            <text:p>1,559E-26</text:p>
          </table:table-cell>
          <table:table-cell office:value-type="float" office:value="4.58E-031" calcext:value-type="float">
            <text:p>4,58E-31</text:p>
          </table:table-cell>
          <table:table-cell office:value-type="float" office:value="4.462E-039" calcext:value-type="float">
            <text:p>4,462E-39</text:p>
          </table:table-cell>
          <table:table-cell office:value-type="float" office:value="8.355E-041" calcext:value-type="float">
            <text:p>8,355E-41</text:p>
          </table:table-cell>
          <table:table-cell office:value-type="float" office:value="2.784E-037" calcext:value-type="float">
            <text:p>2,784E-37</text:p>
          </table:table-cell>
          <table:table-cell office:value-type="float" office:value="9.436E-041" calcext:value-type="float">
            <text:p>9,436E-41</text:p>
          </table:table-cell>
          <table:table-cell office:value-type="float" office:value="4.474E-034" calcext:value-type="float">
            <text:p>4,474E-34</text:p>
          </table:table-cell>
          <table:table-cell office:value-type="float" office:value="3.592E-034" calcext:value-type="float">
            <text:p>3,592E-34</text:p>
          </table:table-cell>
          <table:table-cell office:value-type="float" office:value="2.106E-037" calcext:value-type="float">
            <text:p>2,106E-37</text:p>
          </table:table-cell>
          <table:table-cell office:value-type="float" office:value="3.863E-038" calcext:value-type="float">
            <text:p>3,863E-38</text:p>
          </table:table-cell>
          <table:table-cell office:value-type="float" office:value="1.179E-038" calcext:value-type="float">
            <text:p>1,179E-38</text:p>
          </table:table-cell>
          <table:table-cell office:value-type="float" office:value="5.358E-038" calcext:value-type="float">
            <text:p>5,358E-38</text:p>
          </table:table-cell>
          <table:table-cell office:value-type="float" office:value="2.263E-036" calcext:value-type="float">
            <text:p>2,263E-36</text:p>
          </table:table-cell>
          <table:table-cell office:value-type="float" office:value="1.371E-038" calcext:value-type="float">
            <text:p>1,371E-38</text:p>
          </table:table-cell>
          <table:table-cell office:value-type="float" office:value="7.227E-040" calcext:value-type="float">
            <text:p>7,227E-40</text:p>
          </table:table-cell>
          <table:table-cell office:value-type="float" office:value="7.713E-037" calcext:value-type="float">
            <text:p>7,713E-37</text:p>
          </table:table-cell>
          <table:table-cell office:value-type="float" office:value="1.295E-033" calcext:value-type="float">
            <text:p>1,295E-33</text:p>
          </table:table-cell>
          <table:table-cell office:value-type="float" office:value="9.439E-037" calcext:value-type="float">
            <text:p>9,439E-37</text:p>
          </table:table-cell>
          <table:table-cell office:value-type="float" office:value="5.627E-036" calcext:value-type="float">
            <text:p>5,627E-36</text:p>
          </table:table-cell>
          <table:table-cell office:value-type="float" office:value="1.251E-036" calcext:value-type="float">
            <text:p>1,251E-36</text:p>
          </table:table-cell>
          <table:table-cell office:value-type="float" office:value="1.199E-035" calcext:value-type="float">
            <text:p>1,199E-35</text:p>
          </table:table-cell>
          <table:table-cell office:value-type="float" office:value="5.695E-027" calcext:value-type="float">
            <text:p>5,695E-27</text:p>
          </table:table-cell>
          <table:table-cell office:value-type="float" office:value="1.44E-028" calcext:value-type="float">
            <text:p>1,44E-28</text:p>
          </table:table-cell>
          <table:table-cell office:value-type="float" office:value="5.974E-028" calcext:value-type="float">
            <text:p>5,974E-28</text:p>
          </table:table-cell>
          <table:table-cell office:value-type="float" office:value="2.577E-034" calcext:value-type="float">
            <text:p>2,577E-34</text:p>
          </table:table-cell>
          <table:table-cell office:value-type="float" office:value="9.987E-037" calcext:value-type="float">
            <text:p>9,987E-37</text:p>
          </table:table-cell>
          <table:table-cell office:value-type="float" office:value="1.71E-037" calcext:value-type="float">
            <text:p>1,71E-37</text:p>
          </table:table-cell>
          <table:table-cell office:value-type="float" office:value="1.064E-035" calcext:value-type="float">
            <text:p>1,064E-35</text:p>
          </table:table-cell>
          <table:table-cell office:value-type="float" office:value="7.976E-037" calcext:value-type="float">
            <text:p>7,976E-37</text:p>
          </table:table-cell>
          <table:table-cell office:value-type="float" office:value="5.641E-040" calcext:value-type="float">
            <text:p>5,641E-40</text:p>
          </table:table-cell>
          <table:table-cell office:value-type="float" office:value="5.609E-033" calcext:value-type="float">
            <text:p>5,609E-33</text:p>
          </table:table-cell>
          <table:table-cell office:value-type="float" office:value="3.48E-028" calcext:value-type="float">
            <text:p>3,48E-28</text:p>
          </table:table-cell>
          <table:table-cell office:value-type="float" office:value="3.523E-024" calcext:value-type="float">
            <text:p>3,523E-24</text:p>
          </table:table-cell>
          <table:table-cell office:value-type="float" office:value="4.162E-041" calcext:value-type="float">
            <text:p>4,162E-41</text:p>
          </table:table-cell>
          <table:table-cell office:value-type="float" office:value="3.293E-034" calcext:value-type="float">
            <text:p>3,293E-34</text:p>
          </table:table-cell>
          <table:table-cell office:value-type="float" office:value="3.944E-027" calcext:value-type="float">
            <text:p>3,944E-27</text:p>
          </table:table-cell>
          <table:table-cell office:value-type="float" office:value="7.295E-021" calcext:value-type="float">
            <text:p>7,295E-21</text:p>
          </table:table-cell>
          <table:table-cell office:value-type="float" office:value="5.938E-039" calcext:value-type="float">
            <text:p>5,938E-39</text:p>
          </table:table-cell>
          <table:table-cell office:value-type="float" office:value="7.115E-041" calcext:value-type="float">
            <text:p>7,115E-41</text:p>
          </table:table-cell>
          <table:table-cell office:value-type="float" office:value="7.02E-038" calcext:value-type="float">
            <text:p>7,02E-38</text:p>
          </table:table-cell>
          <table:table-cell office:value-type="float" office:value="1.093E-038" calcext:value-type="float">
            <text:p>1,093E-38</text:p>
          </table:table-cell>
          <table:table-cell office:value-type="float" office:value="3.099E-029" calcext:value-type="float">
            <text:p>3,099E-29</text:p>
          </table:table-cell>
          <table:table-cell office:value-type="float" office:value="3.275E-037" calcext:value-type="float">
            <text:p>3,275E-37</text:p>
          </table:table-cell>
          <table:table-cell office:value-type="float" office:value="4.854E-035" calcext:value-type="float">
            <text:p>4,854E-35</text:p>
          </table:table-cell>
          <table:table-cell office:value-type="float" office:value="4.474E-034" calcext:value-type="float">
            <text:p>4,474E-34</text:p>
          </table:table-cell>
          <table:table-cell office:value-type="float" office:value="3.175E-039" calcext:value-type="float">
            <text:p>3,175E-39</text:p>
          </table:table-cell>
          <table:table-cell office:value-type="float" office:value="2.082E-052" calcext:value-type="float">
            <text:p>2,082E-52</text:p>
          </table:table-cell>
          <table:table-cell office:value-type="float" office:value="1.337E-040" calcext:value-type="float">
            <text:p>1,337E-40</text:p>
          </table:table-cell>
          <table:table-cell office:value-type="float" office:value="5.246E-038" calcext:value-type="float">
            <text:p>5,246E-38</text:p>
          </table:table-cell>
          <table:table-cell office:value-type="float" office:value="5.632E-038" calcext:value-type="float">
            <text:p>5,632E-38</text:p>
          </table:table-cell>
          <table:table-cell office:value-type="float" office:value="2.128E-036" calcext:value-type="float">
            <text:p>2,128E-36</text:p>
          </table:table-cell>
          <table:table-cell office:value-type="float" office:value="2.071E-035" calcext:value-type="float">
            <text:p>2,071E-35</text:p>
          </table:table-cell>
          <table:table-cell office:value-type="float" office:value="6.999E-036" calcext:value-type="float">
            <text:p>6,999E-36</text:p>
          </table:table-cell>
          <table:table-cell office:value-type="float" office:value="5.372E-032" calcext:value-type="float">
            <text:p>5,372E-32</text:p>
          </table:table-cell>
          <table:table-cell office:value-type="float" office:value="1.025E-040" calcext:value-type="float">
            <text:p>1,025E-40</text:p>
          </table:table-cell>
          <table:table-cell office:value-type="float" office:value="2.647E-038" calcext:value-type="float">
            <text:p>2,647E-38</text:p>
          </table:table-cell>
          <table:table-cell office:value-type="float" office:value="8.356E-038" calcext:value-type="float">
            <text:p>8,356E-38</text:p>
          </table:table-cell>
          <table:table-cell office:value-type="float" office:value="2.826E-038" calcext:value-type="float">
            <text:p>2,826E-38</text:p>
          </table:table-cell>
        </table:table-row>
        <table:table-row table:style-name="ro1">
          <table:table-cell office:value-type="string" calcext:value-type="string">
            <text:p>HG01085_PUR</text:p>
          </table:table-cell>
          <table:table-cell office:value-type="float" office:value="55" calcext:value-type="float">
            <text:p>55</text:p>
          </table:table-cell>
          <table:table-cell office:value-type="float" office:value="3.509E-046" calcext:value-type="float">
            <text:p>3,509E-46</text:p>
          </table:table-cell>
          <table:table-cell office:value-type="float" office:value="4.15E-048" calcext:value-type="float">
            <text:p>4,15E-48</text:p>
          </table:table-cell>
          <table:table-cell office:value-type="float" office:value="7.473E-048" calcext:value-type="float">
            <text:p>7,473E-48</text:p>
          </table:table-cell>
          <table:table-cell office:value-type="float" office:value="2.771E-057" calcext:value-type="float">
            <text:p>2,771E-57</text:p>
          </table:table-cell>
          <table:table-cell office:value-type="float" office:value="7.11E-049" calcext:value-type="float">
            <text:p>7,11E-49</text:p>
          </table:table-cell>
          <table:table-cell office:value-type="float" office:value="6.379E-027" calcext:value-type="float">
            <text:p>6,379E-27</text:p>
          </table:table-cell>
          <table:table-cell office:value-type="float" office:value="3.274E-047" calcext:value-type="float">
            <text:p>3,274E-47</text:p>
          </table:table-cell>
          <table:table-cell office:value-type="float" office:value="1.059E-047" calcext:value-type="float">
            <text:p>1,059E-47</text:p>
          </table:table-cell>
          <table:table-cell office:value-type="float" office:value="1.736E-033" calcext:value-type="float">
            <text:p>1,736E-33</text:p>
          </table:table-cell>
          <table:table-cell office:value-type="float" office:value="3.196E-041" calcext:value-type="float">
            <text:p>3,196E-41</text:p>
          </table:table-cell>
          <table:table-cell office:value-type="float" office:value="4.312E-038" calcext:value-type="float">
            <text:p>4,312E-38</text:p>
          </table:table-cell>
          <table:table-cell office:value-type="float" office:value="5.769E-059" calcext:value-type="float">
            <text:p>5,769E-59</text:p>
          </table:table-cell>
          <table:table-cell office:value-type="float" office:value="2.679E-023" calcext:value-type="float">
            <text:p>2,679E-23</text:p>
          </table:table-cell>
          <table:table-cell office:value-type="float" office:value="1.751E-024" calcext:value-type="float">
            <text:p>1,751E-24</text:p>
          </table:table-cell>
          <table:table-cell office:value-type="float" office:value="1.001E-022" calcext:value-type="float">
            <text:p>1,001E-22</text:p>
          </table:table-cell>
          <table:table-cell office:value-type="float" office:value="9.42E-028" calcext:value-type="float">
            <text:p>9,42E-28</text:p>
          </table:table-cell>
          <table:table-cell office:value-type="float" office:value="7.423E-025" calcext:value-type="float">
            <text:p>7,423E-25</text:p>
          </table:table-cell>
          <table:table-cell office:value-type="float" office:value="3.04E-026" calcext:value-type="float">
            <text:p>3,04E-26</text:p>
          </table:table-cell>
          <table:table-cell office:value-type="float" office:value="3.932E-054" calcext:value-type="float">
            <text:p>3,932E-54</text:p>
          </table:table-cell>
          <table:table-cell office:value-type="float" office:value="3.116E-034" calcext:value-type="float">
            <text:p>3,116E-34</text:p>
          </table:table-cell>
          <table:table-cell office:value-type="float" office:value="4.435E-044" calcext:value-type="float">
            <text:p>4,435E-44</text:p>
          </table:table-cell>
          <table:table-cell office:value-type="float" office:value="9.052E-052" calcext:value-type="float">
            <text:p>9,052E-52</text:p>
          </table:table-cell>
          <table:table-cell office:value-type="float" office:value="7.988E-057" calcext:value-type="float">
            <text:p>7,988E-57</text:p>
          </table:table-cell>
          <table:table-cell office:value-type="float" office:value="4.115E-049" calcext:value-type="float">
            <text:p>4,115E-49</text:p>
          </table:table-cell>
          <table:table-cell office:value-type="float" office:value="2.099E-068" calcext:value-type="float">
            <text:p>2,099E-68</text:p>
          </table:table-cell>
          <table:table-cell office:value-type="float" office:value="1.073E-049" calcext:value-type="float">
            <text:p>1,073E-49</text:p>
          </table:table-cell>
          <table:table-cell office:value-type="float" office:value="5.135E-024" calcext:value-type="float">
            <text:p>5,135E-24</text:p>
          </table:table-cell>
          <table:table-cell office:value-type="float" office:value="6.669E-023" calcext:value-type="float">
            <text:p>6,669E-23</text:p>
          </table:table-cell>
          <table:table-cell office:value-type="float" office:value="2.756E-043" calcext:value-type="float">
            <text:p>2,756E-43</text:p>
          </table:table-cell>
          <table:table-cell office:value-type="float" office:value="8.358E-029" calcext:value-type="float">
            <text:p>8,358E-29</text:p>
          </table:table-cell>
          <table:table-cell office:value-type="float" office:value="5.442E-037" calcext:value-type="float">
            <text:p>5,442E-37</text:p>
          </table:table-cell>
          <table:table-cell office:value-type="float" office:value="1.13E-037" calcext:value-type="float">
            <text:p>1,13E-37</text:p>
          </table:table-cell>
          <table:table-cell office:value-type="float" office:value="3.481E-031" calcext:value-type="float">
            <text:p>3,481E-31</text:p>
          </table:table-cell>
          <table:table-cell office:value-type="float" office:value="1.288E-022" calcext:value-type="float">
            <text:p>1,288E-22</text:p>
          </table:table-cell>
          <table:table-cell office:value-type="float" office:value="2.6E-044" calcext:value-type="float">
            <text:p>2,6E-44</text:p>
          </table:table-cell>
          <table:table-cell office:value-type="float" office:value="3.44E-025" calcext:value-type="float">
            <text:p>3,44E-25</text:p>
          </table:table-cell>
          <table:table-cell office:value-type="float" office:value="2.275E-028" calcext:value-type="float">
            <text:p>2,275E-28</text:p>
          </table:table-cell>
          <table:table-cell office:value-type="float" office:value="1.48E-032" calcext:value-type="float">
            <text:p>1,48E-32</text:p>
          </table:table-cell>
          <table:table-cell office:value-type="float" office:value="4.375E-050" calcext:value-type="float">
            <text:p>4,375E-50</text:p>
          </table:table-cell>
          <table:table-cell office:value-type="float" office:value="2.678E-042" calcext:value-type="float">
            <text:p>2,678E-42</text:p>
          </table:table-cell>
          <table:table-cell office:value-type="float" office:value="2.44E-026" calcext:value-type="float">
            <text:p>2,44E-26</text:p>
          </table:table-cell>
          <table:table-cell office:value-type="float" office:value="1.602E-036" calcext:value-type="float">
            <text:p>1,602E-36</text:p>
          </table:table-cell>
          <table:table-cell office:value-type="float" office:value="4.574E-026" calcext:value-type="float">
            <text:p>4,574E-26</text:p>
          </table:table-cell>
          <table:table-cell office:value-type="float" office:value="2.865E-026" calcext:value-type="float">
            <text:p>2,865E-26</text:p>
          </table:table-cell>
          <table:table-cell office:value-type="float" office:value="7.592E-024" calcext:value-type="float">
            <text:p>7,592E-24</text:p>
          </table:table-cell>
          <table:table-cell office:value-type="float" office:value="4.897E-025" calcext:value-type="float">
            <text:p>4,897E-25</text:p>
          </table:table-cell>
          <table:table-cell office:value-type="float" office:value="4.675E-032" calcext:value-type="float">
            <text:p>4,675E-32</text:p>
          </table:table-cell>
          <table:table-cell office:value-type="float" office:value="2.759E-047" calcext:value-type="float">
            <text:p>2,759E-47</text:p>
          </table:table-cell>
          <table:table-cell office:value-type="float" office:value="1.335E-026" calcext:value-type="float">
            <text:p>1,335E-26</text:p>
          </table:table-cell>
          <table:table-cell office:value-type="float" office:value="7.878E-032" calcext:value-type="float">
            <text:p>7,878E-32</text:p>
          </table:table-cell>
          <table:table-cell office:value-type="float" office:value="1.338E-041" calcext:value-type="float">
            <text:p>1,338E-41</text:p>
          </table:table-cell>
          <table:table-cell office:value-type="float" office:value="3.108E-022" calcext:value-type="float">
            <text:p>3,108E-22</text:p>
          </table:table-cell>
          <table:table-cell office:value-type="float" office:value="1.826E-025" calcext:value-type="float">
            <text:p>1,826E-25</text:p>
          </table:table-cell>
          <table:table-cell office:value-type="float" office:value="1.321E-018" calcext:value-type="float">
            <text:p>1,321E-18</text:p>
          </table:table-cell>
          <table:table-cell office:value-type="float" office:value="4.664E-022" calcext:value-type="float">
            <text:p>4,664E-22</text:p>
          </table:table-cell>
          <table:table-cell office:value-type="float" office:value="2.825E-023" calcext:value-type="float">
            <text:p>2,825E-23</text:p>
          </table:table-cell>
          <table:table-cell office:value-type="float" office:value="4.971E-024" calcext:value-type="float">
            <text:p>4,971E-24</text:p>
          </table:table-cell>
          <table:table-cell office:value-type="float" office:value="2.292E-025" calcext:value-type="float">
            <text:p>2,292E-25</text:p>
          </table:table-cell>
          <table:table-cell office:value-type="float" office:value="4.959E-034" calcext:value-type="float">
            <text:p>4,959E-34</text:p>
          </table:table-cell>
          <table:table-cell office:value-type="float" office:value="8.64E-040" calcext:value-type="float">
            <text:p>8,64E-40</text:p>
          </table:table-cell>
          <table:table-cell office:value-type="float" office:value="4.788E-037" calcext:value-type="float">
            <text:p>4,788E-37</text:p>
          </table:table-cell>
          <table:table-cell office:value-type="float" office:value="1.609E-036" calcext:value-type="float">
            <text:p>1,609E-36</text:p>
          </table:table-cell>
          <table:table-cell office:value-type="float" office:value="4.378E-045" calcext:value-type="float">
            <text:p>4,378E-45</text:p>
          </table:table-cell>
          <table:table-cell office:value-type="float" office:value="4.544E-021" calcext:value-type="float">
            <text:p>4,544E-21</text:p>
          </table:table-cell>
          <table:table-cell office:value-type="float" office:value="3.709E-021" calcext:value-type="float">
            <text:p>3,709E-21</text:p>
          </table:table-cell>
          <table:table-cell office:value-type="float" office:value="1.819E-025" calcext:value-type="float">
            <text:p>1,819E-25</text:p>
          </table:table-cell>
          <table:table-cell office:value-type="float" office:value="1.056E-024" calcext:value-type="float">
            <text:p>1,056E-24</text:p>
          </table:table-cell>
          <table:table-cell office:value-type="float" office:value="8.974E-036" calcext:value-type="float">
            <text:p>8,974E-36</text:p>
          </table:table-cell>
          <table:table-cell office:value-type="float" office:value="4.671E-022" calcext:value-type="float">
            <text:p>4,671E-22</text:p>
          </table:table-cell>
          <table:table-cell office:value-type="float" office:value="9.012E-033" calcext:value-type="float">
            <text:p>9,012E-33</text:p>
          </table:table-cell>
          <table:table-cell office:value-type="float" office:value="4.589E-032" calcext:value-type="float">
            <text:p>4,589E-32</text:p>
          </table:table-cell>
          <table:table-cell office:value-type="float" office:value="2.079E-042" calcext:value-type="float">
            <text:p>2,079E-42</text:p>
          </table:table-cell>
          <table:table-cell office:value-type="float" office:value="1.908E-025" calcext:value-type="float">
            <text:p>1,908E-25</text:p>
          </table:table-cell>
          <table:table-cell office:value-type="float" office:value="1.082E-051" calcext:value-type="float">
            <text:p>1,082E-51</text:p>
          </table:table-cell>
          <table:table-cell office:value-type="float" office:value="1.312E-027" calcext:value-type="float">
            <text:p>1,312E-27</text:p>
          </table:table-cell>
          <table:table-cell office:value-type="float" office:value="4.756E-027" calcext:value-type="float">
            <text:p>4,756E-27</text:p>
          </table:table-cell>
          <table:table-cell office:value-type="float" office:value="1.978E-026" calcext:value-type="float">
            <text:p>1,978E-26</text:p>
          </table:table-cell>
          <table:table-cell office:value-type="float" office:value="3.69E-048" calcext:value-type="float">
            <text:p>3,69E-48</text:p>
          </table:table-cell>
          <table:table-cell office:value-type="float" office:value="4.343E-047" calcext:value-type="float">
            <text:p>4,343E-47</text:p>
          </table:table-cell>
          <table:table-cell office:value-type="float" office:value="2.356E-048" calcext:value-type="float">
            <text:p>2,356E-48</text:p>
          </table:table-cell>
          <table:table-cell office:value-type="float" office:value="7.581E-024" calcext:value-type="float">
            <text:p>7,581E-24</text:p>
          </table:table-cell>
          <table:table-cell office:value-type="float" office:value="7.414E-047" calcext:value-type="float">
            <text:p>7,414E-47</text:p>
          </table:table-cell>
          <table:table-cell office:value-type="float" office:value="7.931E-022" calcext:value-type="float">
            <text:p>7,931E-22</text:p>
          </table:table-cell>
          <table:table-cell office:value-type="float" office:value="8.498E-022" calcext:value-type="float">
            <text:p>8,498E-22</text:p>
          </table:table-cell>
          <table:table-cell office:value-type="float" office:value="1.734E-023" calcext:value-type="float">
            <text:p>1,734E-23</text:p>
          </table:table-cell>
          <table:table-cell office:value-type="float" office:value="1.906E-043" calcext:value-type="float">
            <text:p>1,906E-43</text:p>
          </table:table-cell>
          <table:table-cell office:value-type="float" office:value="3.618E-049" calcext:value-type="float">
            <text:p>3,618E-49</text:p>
          </table:table-cell>
          <table:table-cell office:value-type="float" office:value="3.067E-030" calcext:value-type="float">
            <text:p>3,067E-30</text:p>
          </table:table-cell>
          <table:table-cell office:value-type="float" office:value="1.009E-022" calcext:value-type="float">
            <text:p>1,009E-22</text:p>
          </table:table-cell>
          <table:table-cell office:value-type="float" office:value="1.449E-022" calcext:value-type="float">
            <text:p>1,449E-22</text:p>
          </table:table-cell>
          <table:table-cell office:value-type="float" office:value="6.315E-052" calcext:value-type="float">
            <text:p>6,315E-52</text:p>
          </table:table-cell>
          <table:table-cell office:value-type="float" office:value="6.037E-045" calcext:value-type="float">
            <text:p>6,037E-45</text:p>
          </table:table-cell>
          <table:table-cell office:value-type="float" office:value="2.634E-026" calcext:value-type="float">
            <text:p>2,634E-26</text:p>
          </table:table-cell>
          <table:table-cell office:value-type="float" office:value="7.143E-021" calcext:value-type="float">
            <text:p>7,143E-21</text:p>
          </table:table-cell>
          <table:table-cell office:value-type="float" office:value="2.744E-020" calcext:value-type="float">
            <text:p>2,744E-20</text:p>
          </table:table-cell>
          <table:table-cell office:value-type="float" office:value="1.55E-019" calcext:value-type="float">
            <text:p>1,55E-19</text:p>
          </table:table-cell>
          <table:table-cell office:value-type="float" office:value="9.275E-021" calcext:value-type="float">
            <text:p>9,275E-21</text:p>
          </table:table-cell>
          <table:table-cell office:value-type="float" office:value="1.176E-019" calcext:value-type="float">
            <text:p>1,176E-19</text:p>
          </table:table-cell>
          <table:table-cell office:value-type="float" office:value="2.363E-019" calcext:value-type="float">
            <text:p>2,363E-19</text:p>
          </table:table-cell>
          <table:table-cell office:value-type="float" office:value="2.596E-019" calcext:value-type="float">
            <text:p>2,596E-19</text:p>
          </table:table-cell>
          <table:table-cell office:value-type="float" office:value="1.584E-019" calcext:value-type="float">
            <text:p>1,584E-19</text:p>
          </table:table-cell>
          <table:table-cell office:value-type="float" office:value="2.128E-040" calcext:value-type="float">
            <text:p>2,128E-40</text:p>
          </table:table-cell>
          <table:table-cell office:value-type="float" office:value="1.913E-030" calcext:value-type="float">
            <text:p>1,913E-30</text:p>
          </table:table-cell>
          <table:table-cell office:value-type="float" office:value="5.027E-035" calcext:value-type="float">
            <text:p>5,027E-35</text:p>
          </table:table-cell>
          <table:table-cell office:value-type="float" office:value="1.511E-043" calcext:value-type="float">
            <text:p>1,511E-43</text:p>
          </table:table-cell>
          <table:table-cell office:value-type="float" office:value="1.622E-049" calcext:value-type="float">
            <text:p>1,622E-49</text:p>
          </table:table-cell>
          <table:table-cell office:value-type="float" office:value="1.809E-044" calcext:value-type="float">
            <text:p>1,809E-44</text:p>
          </table:table-cell>
          <table:table-cell office:value-type="float" office:value="1.204E-047" calcext:value-type="float">
            <text:p>1,204E-47</text:p>
          </table:table-cell>
          <table:table-cell office:value-type="float" office:value="1.376E-022" calcext:value-type="float">
            <text:p>1,376E-22</text:p>
          </table:table-cell>
          <table:table-cell office:value-type="float" office:value="2.072E-024" calcext:value-type="float">
            <text:p>2,072E-24</text:p>
          </table:table-cell>
          <table:table-cell office:value-type="float" office:value="1.731E-023" calcext:value-type="float">
            <text:p>1,731E-23</text:p>
          </table:table-cell>
          <table:table-cell office:value-type="float" office:value="3.668E-041" calcext:value-type="float">
            <text:p>3,668E-41</text:p>
          </table:table-cell>
          <table:table-cell office:value-type="float" office:value="2.629E-046" calcext:value-type="float">
            <text:p>2,629E-46</text:p>
          </table:table-cell>
          <table:table-cell office:value-type="float" office:value="2.031E-044" calcext:value-type="float">
            <text:p>2,031E-44</text:p>
          </table:table-cell>
          <table:table-cell office:value-type="float" office:value="5.465E-040" calcext:value-type="float">
            <text:p>5,465E-40</text:p>
          </table:table-cell>
          <table:table-cell office:value-type="float" office:value="6.547E-046" calcext:value-type="float">
            <text:p>6,547E-46</text:p>
          </table:table-cell>
          <table:table-cell office:value-type="float" office:value="1.416E-047" calcext:value-type="float">
            <text:p>1,416E-47</text:p>
          </table:table-cell>
          <table:table-cell office:value-type="float" office:value="1.524E-043" calcext:value-type="float">
            <text:p>1,524E-43</text:p>
          </table:table-cell>
          <table:table-cell office:value-type="float" office:value="3.319E-037" calcext:value-type="float">
            <text:p>3,319E-37</text:p>
          </table:table-cell>
          <table:table-cell office:value-type="float" office:value="1.172E-043" calcext:value-type="float">
            <text:p>1,172E-43</text:p>
          </table:table-cell>
          <table:table-cell office:value-type="float" office:value="8.319E-044" calcext:value-type="float">
            <text:p>8,319E-44</text:p>
          </table:table-cell>
          <table:table-cell office:value-type="float" office:value="3.1E-041" calcext:value-type="float">
            <text:p>3,1E-41</text:p>
          </table:table-cell>
          <table:table-cell office:value-type="float" office:value="2.023E-040" calcext:value-type="float">
            <text:p>2,023E-40</text:p>
          </table:table-cell>
          <table:table-cell office:value-type="float" office:value="2.548E-026" calcext:value-type="float">
            <text:p>2,548E-26</text:p>
          </table:table-cell>
          <table:table-cell office:value-type="float" office:value="1.46E-028" calcext:value-type="float">
            <text:p>1,46E-28</text:p>
          </table:table-cell>
          <table:table-cell office:value-type="float" office:value="7.351E-021" calcext:value-type="float">
            <text:p>7,351E-21</text:p>
          </table:table-cell>
          <table:table-cell office:value-type="float" office:value="1.839E-036" calcext:value-type="float">
            <text:p>1,839E-36</text:p>
          </table:table-cell>
          <table:table-cell office:value-type="float" office:value="2.662E-042" calcext:value-type="float">
            <text:p>2,662E-42</text:p>
          </table:table-cell>
          <table:table-cell office:value-type="float" office:value="1.389E-042" calcext:value-type="float">
            <text:p>1,389E-42</text:p>
          </table:table-cell>
          <table:table-cell office:value-type="float" office:value="1.126E-036" calcext:value-type="float">
            <text:p>1,126E-36</text:p>
          </table:table-cell>
          <table:table-cell office:value-type="float" office:value="1.401E-022" calcext:value-type="float">
            <text:p>1,401E-22</text:p>
          </table:table-cell>
          <table:table-cell office:value-type="float" office:value="1.125E-022" calcext:value-type="float">
            <text:p>1,125E-22</text:p>
          </table:table-cell>
          <table:table-cell office:value-type="float" office:value="1.464E-020" calcext:value-type="float">
            <text:p>1,464E-20</text:p>
          </table:table-cell>
          <table:table-cell office:value-type="float" office:value="3.172E-041" calcext:value-type="float">
            <text:p>3,172E-41</text:p>
          </table:table-cell>
          <table:table-cell office:value-type="float" office:value="9.272E-033" calcext:value-type="float">
            <text:p>9,272E-33</text:p>
          </table:table-cell>
          <table:table-cell office:value-type="float" office:value="5.763E-026" calcext:value-type="float">
            <text:p>5,763E-26</text:p>
          </table:table-cell>
          <table:table-cell office:value-type="float" office:value="1.088E-024" calcext:value-type="float">
            <text:p>1,088E-24</text:p>
          </table:table-cell>
          <table:table-cell office:value-type="float" office:value="3.069E-045" calcext:value-type="float">
            <text:p>3,069E-45</text:p>
          </table:table-cell>
          <table:table-cell office:value-type="float" office:value="7.477E-028" calcext:value-type="float">
            <text:p>7,477E-28</text:p>
          </table:table-cell>
          <table:table-cell office:value-type="float" office:value="1.231E-046" calcext:value-type="float">
            <text:p>1,231E-46</text:p>
          </table:table-cell>
          <table:table-cell office:value-type="float" office:value="1.613E-045" calcext:value-type="float">
            <text:p>1,613E-45</text:p>
          </table:table-cell>
          <table:table-cell office:value-type="float" office:value="2.003E-040" calcext:value-type="float">
            <text:p>2,003E-40</text:p>
          </table:table-cell>
          <table:table-cell office:value-type="float" office:value="9.387E-042" calcext:value-type="float">
            <text:p>9,387E-42</text:p>
          </table:table-cell>
          <table:table-cell office:value-type="float" office:value="1.244E-024" calcext:value-type="float">
            <text:p>1,244E-24</text:p>
          </table:table-cell>
          <table:table-cell office:value-type="float" office:value="1.463E-041" calcext:value-type="float">
            <text:p>1,463E-41</text:p>
          </table:table-cell>
          <table:table-cell office:value-type="float" office:value="6.955E-024" calcext:value-type="float">
            <text:p>6,955E-24</text:p>
          </table:table-cell>
          <table:table-cell office:value-type="float" office:value="1.376E-022" calcext:value-type="float">
            <text:p>1,376E-22</text:p>
          </table:table-cell>
          <table:table-cell office:value-type="float" office:value="6.379E-027" calcext:value-type="float">
            <text:p>6,379E-27</text:p>
          </table:table-cell>
          <table:table-cell office:value-type="float" office:value="3.389E-026" calcext:value-type="float">
            <text:p>3,389E-26</text:p>
          </table:table-cell>
          <table:table-cell office:value-type="float" office:value="9.846E-020" calcext:value-type="float">
            <text:p>9,846E-20</text:p>
          </table:table-cell>
          <table:table-cell office:value-type="float" office:value="1.812E-023" calcext:value-type="float">
            <text:p>1,812E-23</text:p>
          </table:table-cell>
          <table:table-cell office:value-type="float" office:value="8.771E-023" calcext:value-type="float">
            <text:p>8,771E-23</text:p>
          </table:table-cell>
          <table:table-cell office:value-type="float" office:value="5.156E-023" calcext:value-type="float">
            <text:p>5,156E-23</text:p>
          </table:table-cell>
          <table:table-cell office:value-type="float" office:value="3.436E-023" calcext:value-type="float">
            <text:p>3,436E-23</text:p>
          </table:table-cell>
          <table:table-cell office:value-type="float" office:value="7.705E-024" calcext:value-type="float">
            <text:p>7,705E-24</text:p>
          </table:table-cell>
          <table:table-cell office:value-type="float" office:value="2.047E-022" calcext:value-type="float">
            <text:p>2,047E-22</text:p>
          </table:table-cell>
          <table:table-cell office:value-type="float" office:value="2.899E-027" calcext:value-type="float">
            <text:p>2,899E-27</text:p>
          </table:table-cell>
          <table:table-cell office:value-type="float" office:value="2.044E-024" calcext:value-type="float">
            <text:p>2,044E-24</text:p>
          </table:table-cell>
          <table:table-cell office:value-type="float" office:value="2E-027" calcext:value-type="float">
            <text:p>2E-27</text:p>
          </table:table-cell>
          <table:table-cell office:value-type="float" office:value="9.767E-023" calcext:value-type="float">
            <text:p>9,767E-23</text:p>
          </table:table-cell>
        </table:table-row>
        <table:table-row table:style-name="ro1">
          <table:table-cell office:value-type="string" calcext:value-type="string">
            <text:p>HG01086_PUR</text:p>
          </table:table-cell>
          <table:table-cell office:value-type="float" office:value="55" calcext:value-type="float">
            <text:p>55</text:p>
          </table:table-cell>
          <table:table-cell office:value-type="float" office:value="7.188E-051" calcext:value-type="float">
            <text:p>7,188E-51</text:p>
          </table:table-cell>
          <table:table-cell office:value-type="float" office:value="7.404E-056" calcext:value-type="float">
            <text:p>7,404E-56</text:p>
          </table:table-cell>
          <table:table-cell office:value-type="float" office:value="8.292E-055" calcext:value-type="float">
            <text:p>8,292E-55</text:p>
          </table:table-cell>
          <table:table-cell office:value-type="float" office:value="8.199E-092" calcext:value-type="float">
            <text:p>8,199E-92</text:p>
          </table:table-cell>
          <table:table-cell office:value-type="float" office:value="5.207E-080" calcext:value-type="float">
            <text:p>5,207E-80</text:p>
          </table:table-cell>
          <table:table-cell office:value-type="float" office:value="7.25E-030" calcext:value-type="float">
            <text:p>7,25E-30</text:p>
          </table:table-cell>
          <table:table-cell office:value-type="float" office:value="2.355E-053" calcext:value-type="float">
            <text:p>2,355E-53</text:p>
          </table:table-cell>
          <table:table-cell office:value-type="float" office:value="5.198E-054" calcext:value-type="float">
            <text:p>5,198E-54</text:p>
          </table:table-cell>
          <table:table-cell office:value-type="float" office:value="1.195E-034" calcext:value-type="float">
            <text:p>1,195E-34</text:p>
          </table:table-cell>
          <table:table-cell office:value-type="float" office:value="7.214E-059" calcext:value-type="float">
            <text:p>7,214E-59</text:p>
          </table:table-cell>
          <table:table-cell office:value-type="float" office:value="6.357E-034" calcext:value-type="float">
            <text:p>6,357E-34</text:p>
          </table:table-cell>
          <table:table-cell office:value-type="float" office:value="1.169E-049" calcext:value-type="float">
            <text:p>1,169E-49</text:p>
          </table:table-cell>
          <table:table-cell office:value-type="float" office:value="7.805E-037" calcext:value-type="float">
            <text:p>7,805E-37</text:p>
          </table:table-cell>
          <table:table-cell office:value-type="float" office:value="4.166E-034" calcext:value-type="float">
            <text:p>4,166E-34</text:p>
          </table:table-cell>
          <table:table-cell office:value-type="float" office:value="5.816E-030" calcext:value-type="float">
            <text:p>5,816E-30</text:p>
          </table:table-cell>
          <table:table-cell office:value-type="float" office:value="7.772E-029" calcext:value-type="float">
            <text:p>7,772E-29</text:p>
          </table:table-cell>
          <table:table-cell office:value-type="float" office:value="1.659E-027" calcext:value-type="float">
            <text:p>1,659E-27</text:p>
          </table:table-cell>
          <table:table-cell office:value-type="float" office:value="2.221E-029" calcext:value-type="float">
            <text:p>2,221E-29</text:p>
          </table:table-cell>
          <table:table-cell office:value-type="float" office:value="1.496E-061" calcext:value-type="float">
            <text:p>1,496E-61</text:p>
          </table:table-cell>
          <table:table-cell office:value-type="float" office:value="5.795E-041" calcext:value-type="float">
            <text:p>5,795E-41</text:p>
          </table:table-cell>
          <table:table-cell office:value-type="float" office:value="1.225E-039" calcext:value-type="float">
            <text:p>1,225E-39</text:p>
          </table:table-cell>
          <table:table-cell office:value-type="float" office:value="4.389E-048" calcext:value-type="float">
            <text:p>4,389E-48</text:p>
          </table:table-cell>
          <table:table-cell office:value-type="float" office:value="1.687E-049" calcext:value-type="float">
            <text:p>1,687E-49</text:p>
          </table:table-cell>
          <table:table-cell office:value-type="float" office:value="1.363E-043" calcext:value-type="float">
            <text:p>1,363E-43</text:p>
          </table:table-cell>
          <table:table-cell office:value-type="float" office:value="9.082E-057" calcext:value-type="float">
            <text:p>9,082E-57</text:p>
          </table:table-cell>
          <table:table-cell office:value-type="float" office:value="8.927E-083" calcext:value-type="float">
            <text:p>8,927E-83</text:p>
          </table:table-cell>
          <table:table-cell office:value-type="float" office:value="2.363E-032" calcext:value-type="float">
            <text:p>2,363E-32</text:p>
          </table:table-cell>
          <table:table-cell office:value-type="float" office:value="5.587E-029" calcext:value-type="float">
            <text:p>5,587E-29</text:p>
          </table:table-cell>
          <table:table-cell office:value-type="float" office:value="3.013E-040" calcext:value-type="float">
            <text:p>3,013E-40</text:p>
          </table:table-cell>
          <table:table-cell office:value-type="float" office:value="1.342E-031" calcext:value-type="float">
            <text:p>1,342E-31</text:p>
          </table:table-cell>
          <table:table-cell office:value-type="float" office:value="9.264E-046" calcext:value-type="float">
            <text:p>9,264E-46</text:p>
          </table:table-cell>
          <table:table-cell office:value-type="float" office:value="1.125E-033" calcext:value-type="float">
            <text:p>1,125E-33</text:p>
          </table:table-cell>
          <table:table-cell office:value-type="float" office:value="2.875E-040" calcext:value-type="float">
            <text:p>2,875E-40</text:p>
          </table:table-cell>
          <table:table-cell office:value-type="float" office:value="1.777E-033" calcext:value-type="float">
            <text:p>1,777E-33</text:p>
          </table:table-cell>
          <table:table-cell office:value-type="float" office:value="4.213E-060" calcext:value-type="float">
            <text:p>4,213E-60</text:p>
          </table:table-cell>
          <table:table-cell office:value-type="float" office:value="1.847E-028" calcext:value-type="float">
            <text:p>1,847E-28</text:p>
          </table:table-cell>
          <table:table-cell office:value-type="float" office:value="5.007E-038" calcext:value-type="float">
            <text:p>5,007E-38</text:p>
          </table:table-cell>
          <table:table-cell office:value-type="float" office:value="2.507E-038" calcext:value-type="float">
            <text:p>2,507E-38</text:p>
          </table:table-cell>
          <table:table-cell office:value-type="float" office:value="8.286E-079" calcext:value-type="float">
            <text:p>8,286E-79</text:p>
          </table:table-cell>
          <table:table-cell office:value-type="float" office:value="4.233E-069" calcext:value-type="float">
            <text:p>4,233E-69</text:p>
          </table:table-cell>
          <table:table-cell office:value-type="float" office:value="3.556E-043" calcext:value-type="float">
            <text:p>3,556E-43</text:p>
          </table:table-cell>
          <table:table-cell office:value-type="float" office:value="7.061E-059" calcext:value-type="float">
            <text:p>7,061E-59</text:p>
          </table:table-cell>
          <table:table-cell office:value-type="float" office:value="1.041E-030" calcext:value-type="float">
            <text:p>1,041E-30</text:p>
          </table:table-cell>
          <table:table-cell office:value-type="float" office:value="5.646E-028" calcext:value-type="float">
            <text:p>5,646E-28</text:p>
          </table:table-cell>
          <table:table-cell office:value-type="float" office:value="2.923E-028" calcext:value-type="float">
            <text:p>2,923E-28</text:p>
          </table:table-cell>
          <table:table-cell office:value-type="float" office:value="3.789E-027" calcext:value-type="float">
            <text:p>3,789E-27</text:p>
          </table:table-cell>
          <table:table-cell office:value-type="float" office:value="2.637E-052" calcext:value-type="float">
            <text:p>2,637E-52</text:p>
          </table:table-cell>
          <table:table-cell office:value-type="float" office:value="6.033E-054" calcext:value-type="float">
            <text:p>6,033E-54</text:p>
          </table:table-cell>
          <table:table-cell office:value-type="float" office:value="6.859E-028" calcext:value-type="float">
            <text:p>6,859E-28</text:p>
          </table:table-cell>
          <table:table-cell office:value-type="float" office:value="1.88E-053" calcext:value-type="float">
            <text:p>1,88E-53</text:p>
          </table:table-cell>
          <table:table-cell office:value-type="float" office:value="3.151E-049" calcext:value-type="float">
            <text:p>3,151E-49</text:p>
          </table:table-cell>
          <table:table-cell office:value-type="float" office:value="2.47E-030" calcext:value-type="float">
            <text:p>2,47E-30</text:p>
          </table:table-cell>
          <table:table-cell office:value-type="float" office:value="4.386E-029" calcext:value-type="float">
            <text:p>4,386E-29</text:p>
          </table:table-cell>
          <table:table-cell office:value-type="float" office:value="3.886E-029" calcext:value-type="float">
            <text:p>3,886E-29</text:p>
          </table:table-cell>
          <table:table-cell office:value-type="float" office:value="4.456E-034" calcext:value-type="float">
            <text:p>4,456E-34</text:p>
          </table:table-cell>
          <table:table-cell office:value-type="float" office:value="8.216E-030" calcext:value-type="float">
            <text:p>8,216E-30</text:p>
          </table:table-cell>
          <table:table-cell office:value-type="float" office:value="1.897E-028" calcext:value-type="float">
            <text:p>1,897E-28</text:p>
          </table:table-cell>
          <table:table-cell office:value-type="float" office:value="1.762E-030" calcext:value-type="float">
            <text:p>1,762E-30</text:p>
          </table:table-cell>
          <table:table-cell office:value-type="float" office:value="2.649E-039" calcext:value-type="float">
            <text:p>2,649E-39</text:p>
          </table:table-cell>
          <table:table-cell office:value-type="float" office:value="4.156E-047" calcext:value-type="float">
            <text:p>4,156E-47</text:p>
          </table:table-cell>
          <table:table-cell office:value-type="float" office:value="6.215E-047" calcext:value-type="float">
            <text:p>6,215E-47</text:p>
          </table:table-cell>
          <table:table-cell office:value-type="float" office:value="1.477E-043" calcext:value-type="float">
            <text:p>1,477E-43</text:p>
          </table:table-cell>
          <table:table-cell office:value-type="float" office:value="5.26E-072" calcext:value-type="float">
            <text:p>5,26E-72</text:p>
          </table:table-cell>
          <table:table-cell office:value-type="float" office:value="4.804E-029" calcext:value-type="float">
            <text:p>4,804E-29</text:p>
          </table:table-cell>
          <table:table-cell office:value-type="float" office:value="1.85E-030" calcext:value-type="float">
            <text:p>1,85E-30</text:p>
          </table:table-cell>
          <table:table-cell office:value-type="float" office:value="8.34E-028" calcext:value-type="float">
            <text:p>8,34E-28</text:p>
          </table:table-cell>
          <table:table-cell office:value-type="float" office:value="3.374E-032" calcext:value-type="float">
            <text:p>3,374E-32</text:p>
          </table:table-cell>
          <table:table-cell office:value-type="float" office:value="1.729E-056" calcext:value-type="float">
            <text:p>1,729E-56</text:p>
          </table:table-cell>
          <table:table-cell office:value-type="float" office:value="1.575E-028" calcext:value-type="float">
            <text:p>1,575E-28</text:p>
          </table:table-cell>
          <table:table-cell office:value-type="float" office:value="4.257E-037" calcext:value-type="float">
            <text:p>4,257E-37</text:p>
          </table:table-cell>
          <table:table-cell office:value-type="float" office:value="1.466E-035" calcext:value-type="float">
            <text:p>1,466E-35</text:p>
          </table:table-cell>
          <table:table-cell office:value-type="float" office:value="2.624E-071" calcext:value-type="float">
            <text:p>2,624E-71</text:p>
          </table:table-cell>
          <table:table-cell office:value-type="float" office:value="1.851E-040" calcext:value-type="float">
            <text:p>1,851E-40</text:p>
          </table:table-cell>
          <table:table-cell office:value-type="float" office:value="2.237E-084" calcext:value-type="float">
            <text:p>2,237E-84</text:p>
          </table:table-cell>
          <table:table-cell office:value-type="float" office:value="7.973E-029" calcext:value-type="float">
            <text:p>7,973E-29</text:p>
          </table:table-cell>
          <table:table-cell office:value-type="float" office:value="1.393E-030" calcext:value-type="float">
            <text:p>1,393E-30</text:p>
          </table:table-cell>
          <table:table-cell office:value-type="float" office:value="2.318E-032" calcext:value-type="float">
            <text:p>2,318E-32</text:p>
          </table:table-cell>
          <table:table-cell office:value-type="float" office:value="3.675E-055" calcext:value-type="float">
            <text:p>3,675E-55</text:p>
          </table:table-cell>
          <table:table-cell office:value-type="float" office:value="1.882E-053" calcext:value-type="float">
            <text:p>1,882E-53</text:p>
          </table:table-cell>
          <table:table-cell office:value-type="float" office:value="1.376E-054" calcext:value-type="float">
            <text:p>1,376E-54</text:p>
          </table:table-cell>
          <table:table-cell office:value-type="float" office:value="5.739E-030" calcext:value-type="float">
            <text:p>5,739E-30</text:p>
          </table:table-cell>
          <table:table-cell office:value-type="float" office:value="8.317E-053" calcext:value-type="float">
            <text:p>8,317E-53</text:p>
          </table:table-cell>
          <table:table-cell office:value-type="float" office:value="6.316E-030" calcext:value-type="float">
            <text:p>6,316E-30</text:p>
          </table:table-cell>
          <table:table-cell office:value-type="float" office:value="1.454E-030" calcext:value-type="float">
            <text:p>1,454E-30</text:p>
          </table:table-cell>
          <table:table-cell office:value-type="float" office:value="1.497E-033" calcext:value-type="float">
            <text:p>1,497E-33</text:p>
          </table:table-cell>
          <table:table-cell office:value-type="float" office:value="8.301E-073" calcext:value-type="float">
            <text:p>8,301E-73</text:p>
          </table:table-cell>
          <table:table-cell office:value-type="float" office:value="1.101E-080" calcext:value-type="float">
            <text:p>1,101E-80</text:p>
          </table:table-cell>
          <table:table-cell office:value-type="float" office:value="7.02E-028" calcext:value-type="float">
            <text:p>7,02E-28</text:p>
          </table:table-cell>
          <table:table-cell office:value-type="float" office:value="2.507E-030" calcext:value-type="float">
            <text:p>2,507E-30</text:p>
          </table:table-cell>
          <table:table-cell office:value-type="float" office:value="3.389E-034" calcext:value-type="float">
            <text:p>3,389E-34</text:p>
          </table:table-cell>
          <table:table-cell office:value-type="float" office:value="1.704E-083" calcext:value-type="float">
            <text:p>1,704E-83</text:p>
          </table:table-cell>
          <table:table-cell office:value-type="float" office:value="4.855E-051" calcext:value-type="float">
            <text:p>4,855E-51</text:p>
          </table:table-cell>
          <table:table-cell office:value-type="float" office:value="2.793E-031" calcext:value-type="float">
            <text:p>2,793E-31</text:p>
          </table:table-cell>
          <table:table-cell office:value-type="float" office:value="6.958E-031" calcext:value-type="float">
            <text:p>6,958E-31</text:p>
          </table:table-cell>
          <table:table-cell office:value-type="float" office:value="1.106E-027" calcext:value-type="float">
            <text:p>1,106E-27</text:p>
          </table:table-cell>
          <table:table-cell office:value-type="float" office:value="7.782E-028" calcext:value-type="float">
            <text:p>7,782E-28</text:p>
          </table:table-cell>
          <table:table-cell office:value-type="float" office:value="5.73E-027" calcext:value-type="float">
            <text:p>5,73E-27</text:p>
          </table:table-cell>
          <table:table-cell office:value-type="float" office:value="3.825E-028" calcext:value-type="float">
            <text:p>3,825E-28</text:p>
          </table:table-cell>
          <table:table-cell office:value-type="float" office:value="1.329E-027" calcext:value-type="float">
            <text:p>1,329E-27</text:p>
          </table:table-cell>
          <table:table-cell office:value-type="float" office:value="4.575E-028" calcext:value-type="float">
            <text:p>4,575E-28</text:p>
          </table:table-cell>
          <table:table-cell office:value-type="float" office:value="4.921E-027" calcext:value-type="float">
            <text:p>4,921E-27</text:p>
          </table:table-cell>
          <table:table-cell office:value-type="float" office:value="3.98E-048" calcext:value-type="float">
            <text:p>3,98E-48</text:p>
          </table:table-cell>
          <table:table-cell office:value-type="float" office:value="1.41E-034" calcext:value-type="float">
            <text:p>1,41E-34</text:p>
          </table:table-cell>
          <table:table-cell office:value-type="float" office:value="3.851E-041" calcext:value-type="float">
            <text:p>3,851E-41</text:p>
          </table:table-cell>
          <table:table-cell office:value-type="float" office:value="2.162E-051" calcext:value-type="float">
            <text:p>2,162E-51</text:p>
          </table:table-cell>
          <table:table-cell office:value-type="float" office:value="4.707E-057" calcext:value-type="float">
            <text:p>4,707E-57</text:p>
          </table:table-cell>
          <table:table-cell office:value-type="float" office:value="5.441E-053" calcext:value-type="float">
            <text:p>5,441E-53</text:p>
          </table:table-cell>
          <table:table-cell office:value-type="float" office:value="2.373E-056" calcext:value-type="float">
            <text:p>2,373E-56</text:p>
          </table:table-cell>
          <table:table-cell office:value-type="float" office:value="9.112E-028" calcext:value-type="float">
            <text:p>9,112E-28</text:p>
          </table:table-cell>
          <table:table-cell office:value-type="float" office:value="1.106E-028" calcext:value-type="float">
            <text:p>1,106E-28</text:p>
          </table:table-cell>
          <table:table-cell office:value-type="float" office:value="1.096E-034" calcext:value-type="float">
            <text:p>1,096E-34</text:p>
          </table:table-cell>
          <table:table-cell office:value-type="float" office:value="5.261E-049" calcext:value-type="float">
            <text:p>5,261E-49</text:p>
          </table:table-cell>
          <table:table-cell office:value-type="float" office:value="3.899E-051" calcext:value-type="float">
            <text:p>3,899E-51</text:p>
          </table:table-cell>
          <table:table-cell office:value-type="float" office:value="1.85E-049" calcext:value-type="float">
            <text:p>1,85E-49</text:p>
          </table:table-cell>
          <table:table-cell office:value-type="float" office:value="5.112E-046" calcext:value-type="float">
            <text:p>5,112E-46</text:p>
          </table:table-cell>
          <table:table-cell office:value-type="float" office:value="1.521E-050" calcext:value-type="float">
            <text:p>1,521E-50</text:p>
          </table:table-cell>
          <table:table-cell office:value-type="float" office:value="3.073E-052" calcext:value-type="float">
            <text:p>3,073E-52</text:p>
          </table:table-cell>
          <table:table-cell office:value-type="float" office:value="4.159E-050" calcext:value-type="float">
            <text:p>4,159E-50</text:p>
          </table:table-cell>
          <table:table-cell office:value-type="float" office:value="3.638E-042" calcext:value-type="float">
            <text:p>3,638E-42</text:p>
          </table:table-cell>
          <table:table-cell office:value-type="float" office:value="8.179E-046" calcext:value-type="float">
            <text:p>8,179E-46</text:p>
          </table:table-cell>
          <table:table-cell office:value-type="float" office:value="2.992E-046" calcext:value-type="float">
            <text:p>2,992E-46</text:p>
          </table:table-cell>
          <table:table-cell office:value-type="float" office:value="9.145E-048" calcext:value-type="float">
            <text:p>9,145E-48</text:p>
          </table:table-cell>
          <table:table-cell office:value-type="float" office:value="1.822E-043" calcext:value-type="float">
            <text:p>1,822E-43</text:p>
          </table:table-cell>
          <table:table-cell office:value-type="float" office:value="1.2E-029" calcext:value-type="float">
            <text:p>1,2E-29</text:p>
          </table:table-cell>
          <table:table-cell office:value-type="float" office:value="1.193E-031" calcext:value-type="float">
            <text:p>1,193E-31</text:p>
          </table:table-cell>
          <table:table-cell office:value-type="float" office:value="2.956E-030" calcext:value-type="float">
            <text:p>2,956E-30</text:p>
          </table:table-cell>
          <table:table-cell office:value-type="float" office:value="8.612E-042" calcext:value-type="float">
            <text:p>8,612E-42</text:p>
          </table:table-cell>
          <table:table-cell office:value-type="float" office:value="4.928E-048" calcext:value-type="float">
            <text:p>4,928E-48</text:p>
          </table:table-cell>
          <table:table-cell office:value-type="float" office:value="3.372E-047" calcext:value-type="float">
            <text:p>3,372E-47</text:p>
          </table:table-cell>
          <table:table-cell office:value-type="float" office:value="1.049E-043" calcext:value-type="float">
            <text:p>1,049E-43</text:p>
          </table:table-cell>
          <table:table-cell office:value-type="float" office:value="8.418E-028" calcext:value-type="float">
            <text:p>8,418E-28</text:p>
          </table:table-cell>
          <table:table-cell office:value-type="float" office:value="4.532E-029" calcext:value-type="float">
            <text:p>4,532E-29</text:p>
          </table:table-cell>
          <table:table-cell office:value-type="float" office:value="8.408E-027" calcext:value-type="float">
            <text:p>8,408E-27</text:p>
          </table:table-cell>
          <table:table-cell office:value-type="float" office:value="2.029E-038" calcext:value-type="float">
            <text:p>2,029E-38</text:p>
          </table:table-cell>
          <table:table-cell office:value-type="float" office:value="1.228E-028" calcext:value-type="float">
            <text:p>1,228E-28</text:p>
          </table:table-cell>
          <table:table-cell office:value-type="float" office:value="3.153E-032" calcext:value-type="float">
            <text:p>3,153E-32</text:p>
          </table:table-cell>
          <table:table-cell office:value-type="float" office:value="2.376E-035" calcext:value-type="float">
            <text:p>2,376E-35</text:p>
          </table:table-cell>
          <table:table-cell office:value-type="float" office:value="2.895E-039" calcext:value-type="float">
            <text:p>2,895E-39</text:p>
          </table:table-cell>
          <table:table-cell office:value-type="float" office:value="1.45E-025" calcext:value-type="float">
            <text:p>1,45E-25</text:p>
          </table:table-cell>
          <table:table-cell office:value-type="float" office:value="9.684E-051" calcext:value-type="float">
            <text:p>9,684E-51</text:p>
          </table:table-cell>
          <table:table-cell office:value-type="float" office:value="3.827E-052" calcext:value-type="float">
            <text:p>3,827E-52</text:p>
          </table:table-cell>
          <table:table-cell office:value-type="float" office:value="2.928E-049" calcext:value-type="float">
            <text:p>2,928E-49</text:p>
          </table:table-cell>
          <table:table-cell office:value-type="float" office:value="9.718E-051" calcext:value-type="float">
            <text:p>9,718E-51</text:p>
          </table:table-cell>
          <table:table-cell office:value-type="float" office:value="1.727E-029" calcext:value-type="float">
            <text:p>1,727E-29</text:p>
          </table:table-cell>
          <table:table-cell office:value-type="float" office:value="2.255E-046" calcext:value-type="float">
            <text:p>2,255E-46</text:p>
          </table:table-cell>
          <table:table-cell office:value-type="float" office:value="1.087E-030" calcext:value-type="float">
            <text:p>1,087E-30</text:p>
          </table:table-cell>
          <table:table-cell office:value-type="float" office:value="9.112E-028" calcext:value-type="float">
            <text:p>9,112E-28</text:p>
          </table:table-cell>
          <table:table-cell office:value-type="float" office:value="7.25E-030" calcext:value-type="float">
            <text:p>7,25E-30</text:p>
          </table:table-cell>
          <table:table-cell office:value-type="float" office:value="4.813E-041" calcext:value-type="float">
            <text:p>4,813E-41</text:p>
          </table:table-cell>
          <table:table-cell office:value-type="float" office:value="5.392E-030" calcext:value-type="float">
            <text:p>5,392E-30</text:p>
          </table:table-cell>
          <table:table-cell office:value-type="float" office:value="9.969E-029" calcext:value-type="float">
            <text:p>9,969E-29</text:p>
          </table:table-cell>
          <table:table-cell office:value-type="float" office:value="1.424E-029" calcext:value-type="float">
            <text:p>1,424E-29</text:p>
          </table:table-cell>
          <table:table-cell office:value-type="float" office:value="6.425E-028" calcext:value-type="float">
            <text:p>6,425E-28</text:p>
          </table:table-cell>
          <table:table-cell office:value-type="float" office:value="4.899E-029" calcext:value-type="float">
            <text:p>4,899E-29</text:p>
          </table:table-cell>
          <table:table-cell office:value-type="float" office:value="3.128E-029" calcext:value-type="float">
            <text:p>3,128E-29</text:p>
          </table:table-cell>
          <table:table-cell office:value-type="float" office:value="5.767E-026" calcext:value-type="float">
            <text:p>5,767E-26</text:p>
          </table:table-cell>
          <table:table-cell office:value-type="float" office:value="1.338E-033" calcext:value-type="float">
            <text:p>1,338E-33</text:p>
          </table:table-cell>
          <table:table-cell office:value-type="float" office:value="1.171E-029" calcext:value-type="float">
            <text:p>1,171E-29</text:p>
          </table:table-cell>
          <table:table-cell office:value-type="float" office:value="1.16E-029" calcext:value-type="float">
            <text:p>1,16E-29</text:p>
          </table:table-cell>
          <table:table-cell office:value-type="float" office:value="1.447E-029" calcext:value-type="float">
            <text:p>1,447E-29</text:p>
          </table:table-cell>
        </table:table-row>
        <table:table-row table:style-name="ro1">
          <table:table-cell office:value-type="string" calcext:value-type="string">
            <text:p>HG01119_CLM</text:p>
          </table:table-cell>
          <table:table-cell office:value-type="float" office:value="55" calcext:value-type="float">
            <text:p>55</text:p>
          </table:table-cell>
          <table:table-cell office:value-type="float" office:value="2.642E-050" calcext:value-type="float">
            <text:p>2,642E-50</text:p>
          </table:table-cell>
          <table:table-cell office:value-type="float" office:value="3.578E-051" calcext:value-type="float">
            <text:p>3,578E-51</text:p>
          </table:table-cell>
          <table:table-cell office:value-type="float" office:value="3.91E-053" calcext:value-type="float">
            <text:p>3,91E-53</text:p>
          </table:table-cell>
          <table:table-cell office:value-type="float" office:value="4.391E-079" calcext:value-type="float">
            <text:p>4,391E-79</text:p>
          </table:table-cell>
          <table:table-cell office:value-type="float" office:value="6.685E-069" calcext:value-type="float">
            <text:p>6,685E-69</text:p>
          </table:table-cell>
          <table:table-cell office:value-type="float" office:value="8.07E-020" calcext:value-type="float">
            <text:p>8,07E-20</text:p>
          </table:table-cell>
          <table:table-cell office:value-type="float" office:value="1.354E-050" calcext:value-type="float">
            <text:p>1,354E-50</text:p>
          </table:table-cell>
          <table:table-cell office:value-type="float" office:value="2.669E-053" calcext:value-type="float">
            <text:p>2,669E-53</text:p>
          </table:table-cell>
          <table:table-cell office:value-type="float" office:value="6.217E-031" calcext:value-type="float">
            <text:p>6,217E-31</text:p>
          </table:table-cell>
          <table:table-cell office:value-type="float" office:value="2.62E-055" calcext:value-type="float">
            <text:p>2,62E-55</text:p>
          </table:table-cell>
          <table:table-cell office:value-type="float" office:value="5.784E-035" calcext:value-type="float">
            <text:p>5,784E-35</text:p>
          </table:table-cell>
          <table:table-cell office:value-type="float" office:value="9.643E-059" calcext:value-type="float">
            <text:p>9,643E-59</text:p>
          </table:table-cell>
          <table:table-cell office:value-type="float" office:value="6.761E-029" calcext:value-type="float">
            <text:p>6,761E-29</text:p>
          </table:table-cell>
          <table:table-cell office:value-type="float" office:value="2.909E-021" calcext:value-type="float">
            <text:p>2,909E-21</text:p>
          </table:table-cell>
          <table:table-cell office:value-type="float" office:value="1.873E-017" calcext:value-type="float">
            <text:p>1,873E-17</text:p>
          </table:table-cell>
          <table:table-cell office:value-type="float" office:value="8.761E-018" calcext:value-type="float">
            <text:p>8,761E-18</text:p>
          </table:table-cell>
          <table:table-cell office:value-type="float" office:value="1.581E-016" calcext:value-type="float">
            <text:p>1,581E-16</text:p>
          </table:table-cell>
          <table:table-cell office:value-type="float" office:value="6.333E-018" calcext:value-type="float">
            <text:p>6,333E-18</text:p>
          </table:table-cell>
          <table:table-cell office:value-type="float" office:value="1.208E-055" calcext:value-type="float">
            <text:p>1,208E-55</text:p>
          </table:table-cell>
          <table:table-cell office:value-type="float" office:value="1.13E-037" calcext:value-type="float">
            <text:p>1,13E-37</text:p>
          </table:table-cell>
          <table:table-cell office:value-type="float" office:value="1.537E-041" calcext:value-type="float">
            <text:p>1,537E-41</text:p>
          </table:table-cell>
          <table:table-cell office:value-type="float" office:value="2.879E-051" calcext:value-type="float">
            <text:p>2,879E-51</text:p>
          </table:table-cell>
          <table:table-cell office:value-type="float" office:value="1.697E-051" calcext:value-type="float">
            <text:p>1,697E-51</text:p>
          </table:table-cell>
          <table:table-cell office:value-type="float" office:value="1.502E-044" calcext:value-type="float">
            <text:p>1,502E-44</text:p>
          </table:table-cell>
          <table:table-cell office:value-type="float" office:value="1.644E-061" calcext:value-type="float">
            <text:p>1,644E-61</text:p>
          </table:table-cell>
          <table:table-cell office:value-type="float" office:value="1.617E-071" calcext:value-type="float">
            <text:p>1,617E-71</text:p>
          </table:table-cell>
          <table:table-cell office:value-type="float" office:value="2.829E-025" calcext:value-type="float">
            <text:p>2,829E-25</text:p>
          </table:table-cell>
          <table:table-cell office:value-type="float" office:value="2.343E-016" calcext:value-type="float">
            <text:p>2,343E-16</text:p>
          </table:table-cell>
          <table:table-cell office:value-type="float" office:value="7.313E-044" calcext:value-type="float">
            <text:p>7,313E-44</text:p>
          </table:table-cell>
          <table:table-cell office:value-type="float" office:value="4.289E-020" calcext:value-type="float">
            <text:p>4,289E-20</text:p>
          </table:table-cell>
          <table:table-cell office:value-type="float" office:value="3.808E-042" calcext:value-type="float">
            <text:p>3,808E-42</text:p>
          </table:table-cell>
          <table:table-cell office:value-type="float" office:value="6.001E-037" calcext:value-type="float">
            <text:p>6,001E-37</text:p>
          </table:table-cell>
          <table:table-cell office:value-type="float" office:value="4.744E-036" calcext:value-type="float">
            <text:p>4,744E-36</text:p>
          </table:table-cell>
          <table:table-cell office:value-type="float" office:value="6.882E-023" calcext:value-type="float">
            <text:p>6,882E-23</text:p>
          </table:table-cell>
          <table:table-cell office:value-type="float" office:value="6.416E-057" calcext:value-type="float">
            <text:p>6,416E-57</text:p>
          </table:table-cell>
          <table:table-cell office:value-type="float" office:value="8.54E-018" calcext:value-type="float">
            <text:p>8,54E-18</text:p>
          </table:table-cell>
          <table:table-cell office:value-type="float" office:value="1.028E-032" calcext:value-type="float">
            <text:p>1,028E-32</text:p>
          </table:table-cell>
          <table:table-cell office:value-type="float" office:value="5.493E-023" calcext:value-type="float">
            <text:p>5,493E-23</text:p>
          </table:table-cell>
          <table:table-cell office:value-type="float" office:value="7.521E-069" calcext:value-type="float">
            <text:p>7,521E-69</text:p>
          </table:table-cell>
          <table:table-cell office:value-type="float" office:value="6.718E-058" calcext:value-type="float">
            <text:p>6,718E-58</text:p>
          </table:table-cell>
          <table:table-cell office:value-type="float" office:value="1.975E-036" calcext:value-type="float">
            <text:p>1,975E-36</text:p>
          </table:table-cell>
          <table:table-cell office:value-type="float" office:value="3.288E-050" calcext:value-type="float">
            <text:p>3,288E-50</text:p>
          </table:table-cell>
          <table:table-cell office:value-type="float" office:value="5.859E-019" calcext:value-type="float">
            <text:p>5,859E-19</text:p>
          </table:table-cell>
          <table:table-cell office:value-type="float" office:value="2.951E-018" calcext:value-type="float">
            <text:p>2,951E-18</text:p>
          </table:table-cell>
          <table:table-cell office:value-type="float" office:value="1.454E-016" calcext:value-type="float">
            <text:p>1,454E-16</text:p>
          </table:table-cell>
          <table:table-cell office:value-type="float" office:value="1.754E-016" calcext:value-type="float">
            <text:p>1,754E-16</text:p>
          </table:table-cell>
          <table:table-cell office:value-type="float" office:value="5.43E-045" calcext:value-type="float">
            <text:p>5,43E-45</text:p>
          </table:table-cell>
          <table:table-cell office:value-type="float" office:value="3.332E-051" calcext:value-type="float">
            <text:p>3,332E-51</text:p>
          </table:table-cell>
          <table:table-cell office:value-type="float" office:value="3.669E-017" calcext:value-type="float">
            <text:p>3,669E-17</text:p>
          </table:table-cell>
          <table:table-cell office:value-type="float" office:value="2.778E-047" calcext:value-type="float">
            <text:p>2,778E-47</text:p>
          </table:table-cell>
          <table:table-cell office:value-type="float" office:value="4.19E-046" calcext:value-type="float">
            <text:p>4,19E-46</text:p>
          </table:table-cell>
          <table:table-cell office:value-type="float" office:value="3.181E-023" calcext:value-type="float">
            <text:p>3,181E-23</text:p>
          </table:table-cell>
          <table:table-cell office:value-type="float" office:value="8.425E-017" calcext:value-type="float">
            <text:p>8,425E-17</text:p>
          </table:table-cell>
          <table:table-cell office:value-type="float" office:value="1.055E-020" calcext:value-type="float">
            <text:p>1,055E-20</text:p>
          </table:table-cell>
          <table:table-cell office:value-type="float" office:value="2.82E-026" calcext:value-type="float">
            <text:p>2,82E-26</text:p>
          </table:table-cell>
          <table:table-cell office:value-type="float" office:value="1.243E-019" calcext:value-type="float">
            <text:p>1,243E-19</text:p>
          </table:table-cell>
          <table:table-cell office:value-type="float" office:value="4.389E-022" calcext:value-type="float">
            <text:p>4,389E-22</text:p>
          </table:table-cell>
          <table:table-cell office:value-type="float" office:value="1.763E-023" calcext:value-type="float">
            <text:p>1,763E-23</text:p>
          </table:table-cell>
          <table:table-cell office:value-type="float" office:value="4.443E-032" calcext:value-type="float">
            <text:p>4,443E-32</text:p>
          </table:table-cell>
          <table:table-cell office:value-type="float" office:value="1.287E-043" calcext:value-type="float">
            <text:p>1,287E-43</text:p>
          </table:table-cell>
          <table:table-cell office:value-type="float" office:value="6.152E-044" calcext:value-type="float">
            <text:p>6,152E-44</text:p>
          </table:table-cell>
          <table:table-cell office:value-type="float" office:value="6.493E-039" calcext:value-type="float">
            <text:p>6,493E-39</text:p>
          </table:table-cell>
          <table:table-cell office:value-type="float" office:value="1.553E-060" calcext:value-type="float">
            <text:p>1,553E-60</text:p>
          </table:table-cell>
          <table:table-cell office:value-type="float" office:value="2.684E-019" calcext:value-type="float">
            <text:p>2,684E-19</text:p>
          </table:table-cell>
          <table:table-cell office:value-type="float" office:value="5.792E-017" calcext:value-type="float">
            <text:p>5,792E-17</text:p>
          </table:table-cell>
          <table:table-cell office:value-type="float" office:value="1.248E-016" calcext:value-type="float">
            <text:p>1,248E-16</text:p>
          </table:table-cell>
          <table:table-cell office:value-type="float" office:value="1.343E-017" calcext:value-type="float">
            <text:p>1,343E-17</text:p>
          </table:table-cell>
          <table:table-cell office:value-type="float" office:value="2.066E-051" calcext:value-type="float">
            <text:p>2,066E-51</text:p>
          </table:table-cell>
          <table:table-cell office:value-type="float" office:value="1.104E-017" calcext:value-type="float">
            <text:p>1,104E-17</text:p>
          </table:table-cell>
          <table:table-cell office:value-type="float" office:value="1.658E-030" calcext:value-type="float">
            <text:p>1,658E-30</text:p>
          </table:table-cell>
          <table:table-cell office:value-type="float" office:value="6.011E-030" calcext:value-type="float">
            <text:p>6,011E-30</text:p>
          </table:table-cell>
          <table:table-cell office:value-type="float" office:value="9.953E-059" calcext:value-type="float">
            <text:p>9,953E-59</text:p>
          </table:table-cell>
          <table:table-cell office:value-type="float" office:value="4.312E-035" calcext:value-type="float">
            <text:p>4,312E-35</text:p>
          </table:table-cell>
          <table:table-cell office:value-type="float" office:value="3.885E-073" calcext:value-type="float">
            <text:p>3,885E-73</text:p>
          </table:table-cell>
          <table:table-cell office:value-type="float" office:value="1.821E-016" calcext:value-type="float">
            <text:p>1,821E-16</text:p>
          </table:table-cell>
          <table:table-cell office:value-type="float" office:value="3.251E-017" calcext:value-type="float">
            <text:p>3,251E-17</text:p>
          </table:table-cell>
          <table:table-cell office:value-type="float" office:value="1.139E-016" calcext:value-type="float">
            <text:p>1,139E-16</text:p>
          </table:table-cell>
          <table:table-cell office:value-type="float" office:value="3.398E-051" calcext:value-type="float">
            <text:p>3,398E-51</text:p>
          </table:table-cell>
          <table:table-cell office:value-type="float" office:value="1.63E-049" calcext:value-type="float">
            <text:p>1,63E-49</text:p>
          </table:table-cell>
          <table:table-cell office:value-type="float" office:value="9.015E-052" calcext:value-type="float">
            <text:p>9,015E-52</text:p>
          </table:table-cell>
          <table:table-cell office:value-type="float" office:value="4.382E-016" calcext:value-type="float">
            <text:p>4,382E-16</text:p>
          </table:table-cell>
          <table:table-cell office:value-type="float" office:value="1.423E-051" calcext:value-type="float">
            <text:p>1,423E-51</text:p>
          </table:table-cell>
          <table:table-cell office:value-type="float" office:value="4.327E-021" calcext:value-type="float">
            <text:p>4,327E-21</text:p>
          </table:table-cell>
          <table:table-cell office:value-type="float" office:value="7.025E-020" calcext:value-type="float">
            <text:p>7,025E-20</text:p>
          </table:table-cell>
          <table:table-cell office:value-type="float" office:value="8.916E-022" calcext:value-type="float">
            <text:p>8,916E-22</text:p>
          </table:table-cell>
          <table:table-cell office:value-type="float" office:value="1.021E-062" calcext:value-type="float">
            <text:p>1,021E-62</text:p>
          </table:table-cell>
          <table:table-cell office:value-type="float" office:value="6.264E-069" calcext:value-type="float">
            <text:p>6,264E-69</text:p>
          </table:table-cell>
          <table:table-cell office:value-type="float" office:value="4.314E-028" calcext:value-type="float">
            <text:p>4,314E-28</text:p>
          </table:table-cell>
          <table:table-cell office:value-type="float" office:value="8.068E-021" calcext:value-type="float">
            <text:p>8,068E-21</text:p>
          </table:table-cell>
          <table:table-cell office:value-type="float" office:value="5.244E-021" calcext:value-type="float">
            <text:p>5,244E-21</text:p>
          </table:table-cell>
          <table:table-cell office:value-type="float" office:value="1.15E-070" calcext:value-type="float">
            <text:p>1,15E-70</text:p>
          </table:table-cell>
          <table:table-cell office:value-type="float" office:value="1.486E-048" calcext:value-type="float">
            <text:p>1,486E-48</text:p>
          </table:table-cell>
          <table:table-cell office:value-type="float" office:value="6.499E-018" calcext:value-type="float">
            <text:p>6,499E-18</text:p>
          </table:table-cell>
          <table:table-cell office:value-type="float" office:value="3.245E-020" calcext:value-type="float">
            <text:p>3,245E-20</text:p>
          </table:table-cell>
          <table:table-cell office:value-type="float" office:value="1.956E-018" calcext:value-type="float">
            <text:p>1,956E-18</text:p>
          </table:table-cell>
          <table:table-cell office:value-type="float" office:value="2.498E-018" calcext:value-type="float">
            <text:p>2,498E-18</text:p>
          </table:table-cell>
          <table:table-cell office:value-type="float" office:value="5.887E-019" calcext:value-type="float">
            <text:p>5,887E-19</text:p>
          </table:table-cell>
          <table:table-cell office:value-type="float" office:value="2.507E-017" calcext:value-type="float">
            <text:p>2,507E-17</text:p>
          </table:table-cell>
          <table:table-cell office:value-type="float" office:value="1.942E-019" calcext:value-type="float">
            <text:p>1,942E-19</text:p>
          </table:table-cell>
          <table:table-cell office:value-type="float" office:value="1.641E-018" calcext:value-type="float">
            <text:p>1,641E-18</text:p>
          </table:table-cell>
          <table:table-cell office:value-type="float" office:value="5.994E-019" calcext:value-type="float">
            <text:p>5,994E-19</text:p>
          </table:table-cell>
          <table:table-cell office:value-type="float" office:value="1.958E-042" calcext:value-type="float">
            <text:p>1,958E-42</text:p>
          </table:table-cell>
          <table:table-cell office:value-type="float" office:value="5.276E-029" calcext:value-type="float">
            <text:p>5,276E-29</text:p>
          </table:table-cell>
          <table:table-cell office:value-type="float" office:value="2.884E-036" calcext:value-type="float">
            <text:p>2,884E-36</text:p>
          </table:table-cell>
          <table:table-cell office:value-type="float" office:value="8.984E-046" calcext:value-type="float">
            <text:p>8,984E-46</text:p>
          </table:table-cell>
          <table:table-cell office:value-type="float" office:value="7.4E-055" calcext:value-type="float">
            <text:p>7,4E-55</text:p>
          </table:table-cell>
          <table:table-cell office:value-type="float" office:value="2.578E-047" calcext:value-type="float">
            <text:p>2,578E-47</text:p>
          </table:table-cell>
          <table:table-cell office:value-type="float" office:value="1.005E-052" calcext:value-type="float">
            <text:p>1,005E-52</text:p>
          </table:table-cell>
          <table:table-cell office:value-type="float" office:value="1.433E-016" calcext:value-type="float">
            <text:p>1,433E-16</text:p>
          </table:table-cell>
          <table:table-cell office:value-type="float" office:value="1.223E-017" calcext:value-type="float">
            <text:p>1,223E-17</text:p>
          </table:table-cell>
          <table:table-cell office:value-type="float" office:value="2.754E-025" calcext:value-type="float">
            <text:p>2,754E-25</text:p>
          </table:table-cell>
          <table:table-cell office:value-type="float" office:value="9.589E-047" calcext:value-type="float">
            <text:p>9,589E-47</text:p>
          </table:table-cell>
          <table:table-cell office:value-type="float" office:value="1.242E-048" calcext:value-type="float">
            <text:p>1,242E-48</text:p>
          </table:table-cell>
          <table:table-cell office:value-type="float" office:value="4.311E-048" calcext:value-type="float">
            <text:p>4,311E-48</text:p>
          </table:table-cell>
          <table:table-cell office:value-type="float" office:value="1.428E-045" calcext:value-type="float">
            <text:p>1,428E-45</text:p>
          </table:table-cell>
          <table:table-cell office:value-type="float" office:value="4.919E-051" calcext:value-type="float">
            <text:p>4,919E-51</text:p>
          </table:table-cell>
          <table:table-cell office:value-type="float" office:value="1.294E-049" calcext:value-type="float">
            <text:p>1,294E-49</text:p>
          </table:table-cell>
          <table:table-cell office:value-type="float" office:value="1.194E-047" calcext:value-type="float">
            <text:p>1,194E-47</text:p>
          </table:table-cell>
          <table:table-cell office:value-type="float" office:value="3.621E-037" calcext:value-type="float">
            <text:p>3,621E-37</text:p>
          </table:table-cell>
          <table:table-cell office:value-type="float" office:value="2.218E-045" calcext:value-type="float">
            <text:p>2,218E-45</text:p>
          </table:table-cell>
          <table:table-cell office:value-type="float" office:value="1.767E-047" calcext:value-type="float">
            <text:p>1,767E-47</text:p>
          </table:table-cell>
          <table:table-cell office:value-type="float" office:value="1.622E-043" calcext:value-type="float">
            <text:p>1,622E-43</text:p>
          </table:table-cell>
          <table:table-cell office:value-type="float" office:value="7.305E-043" calcext:value-type="float">
            <text:p>7,305E-43</text:p>
          </table:table-cell>
          <table:table-cell office:value-type="float" office:value="1.971E-023" calcext:value-type="float">
            <text:p>1,971E-23</text:p>
          </table:table-cell>
          <table:table-cell office:value-type="float" office:value="1.126E-024" calcext:value-type="float">
            <text:p>1,126E-24</text:p>
          </table:table-cell>
          <table:table-cell office:value-type="float" office:value="1.484E-018" calcext:value-type="float">
            <text:p>1,484E-18</text:p>
          </table:table-cell>
          <table:table-cell office:value-type="float" office:value="9.055E-040" calcext:value-type="float">
            <text:p>9,055E-40</text:p>
          </table:table-cell>
          <table:table-cell office:value-type="float" office:value="3.932E-045" calcext:value-type="float">
            <text:p>3,932E-45</text:p>
          </table:table-cell>
          <table:table-cell office:value-type="float" office:value="6.103E-046" calcext:value-type="float">
            <text:p>6,103E-46</text:p>
          </table:table-cell>
          <table:table-cell office:value-type="float" office:value="1.88E-038" calcext:value-type="float">
            <text:p>1,88E-38</text:p>
          </table:table-cell>
          <table:table-cell office:value-type="float" office:value="4.501E-017" calcext:value-type="float">
            <text:p>4,501E-17</text:p>
          </table:table-cell>
          <table:table-cell office:value-type="float" office:value="4.109E-020" calcext:value-type="float">
            <text:p>4,109E-20</text:p>
          </table:table-cell>
          <table:table-cell office:value-type="float" office:value="5.07E-018" calcext:value-type="float">
            <text:p>5,07E-18</text:p>
          </table:table-cell>
          <table:table-cell office:value-type="float" office:value="2.828E-036" calcext:value-type="float">
            <text:p>2,828E-36</text:p>
          </table:table-cell>
          <table:table-cell office:value-type="float" office:value="1.373E-025" calcext:value-type="float">
            <text:p>1,373E-25</text:p>
          </table:table-cell>
          <table:table-cell office:value-type="float" office:value="4.843E-016" calcext:value-type="float">
            <text:p>4,843E-16</text:p>
          </table:table-cell>
          <table:table-cell office:value-type="float" office:value="1.515E-032" calcext:value-type="float">
            <text:p>1,515E-32</text:p>
          </table:table-cell>
          <table:table-cell office:value-type="float" office:value="1.439E-042" calcext:value-type="float">
            <text:p>1,439E-42</text:p>
          </table:table-cell>
          <table:table-cell office:value-type="float" office:value="1.199E-024" calcext:value-type="float">
            <text:p>1,199E-24</text:p>
          </table:table-cell>
          <table:table-cell office:value-type="float" office:value="6.688E-049" calcext:value-type="float">
            <text:p>6,688E-49</text:p>
          </table:table-cell>
          <table:table-cell office:value-type="float" office:value="1.678E-049" calcext:value-type="float">
            <text:p>1,678E-49</text:p>
          </table:table-cell>
          <table:table-cell office:value-type="float" office:value="2.749E-045" calcext:value-type="float">
            <text:p>2,749E-45</text:p>
          </table:table-cell>
          <table:table-cell office:value-type="float" office:value="1.067E-045" calcext:value-type="float">
            <text:p>1,067E-45</text:p>
          </table:table-cell>
          <table:table-cell office:value-type="float" office:value="5.086E-021" calcext:value-type="float">
            <text:p>5,086E-21</text:p>
          </table:table-cell>
          <table:table-cell office:value-type="float" office:value="5.487E-045" calcext:value-type="float">
            <text:p>5,487E-45</text:p>
          </table:table-cell>
          <table:table-cell office:value-type="float" office:value="1.523E-015" calcext:value-type="float">
            <text:p>1,523E-15</text:p>
          </table:table-cell>
          <table:table-cell office:value-type="float" office:value="1.433E-016" calcext:value-type="float">
            <text:p>1,433E-16</text:p>
          </table:table-cell>
          <table:table-cell office:value-type="float" office:value="8.07E-020" calcext:value-type="float">
            <text:p>8,07E-20</text:p>
          </table:table-cell>
          <table:table-cell office:value-type="float" office:value="2.864E-031" calcext:value-type="float">
            <text:p>2,864E-31</text:p>
          </table:table-cell>
          <table:table-cell office:value-type="float" office:value="1.161E-019" calcext:value-type="float">
            <text:p>1,161E-19</text:p>
          </table:table-cell>
          <table:table-cell office:value-type="float" office:value="7.554E-019" calcext:value-type="float">
            <text:p>7,554E-19</text:p>
          </table:table-cell>
          <table:table-cell office:value-type="float" office:value="1.818E-016" calcext:value-type="float">
            <text:p>1,818E-16</text:p>
          </table:table-cell>
          <table:table-cell office:value-type="float" office:value="6.356E-017" calcext:value-type="float">
            <text:p>6,356E-17</text:p>
          </table:table-cell>
          <table:table-cell office:value-type="float" office:value="2.452E-017" calcext:value-type="float">
            <text:p>2,452E-17</text:p>
          </table:table-cell>
          <table:table-cell office:value-type="float" office:value="2.65E-017" calcext:value-type="float">
            <text:p>2,65E-17</text:p>
          </table:table-cell>
          <table:table-cell office:value-type="float" office:value="3.951E-017" calcext:value-type="float">
            <text:p>3,951E-17</text:p>
          </table:table-cell>
          <table:table-cell office:value-type="float" office:value="2.875E-019" calcext:value-type="float">
            <text:p>2,875E-19</text:p>
          </table:table-cell>
          <table:table-cell office:value-type="float" office:value="1.754E-017" calcext:value-type="float">
            <text:p>1,754E-17</text:p>
          </table:table-cell>
          <table:table-cell office:value-type="float" office:value="1.966E-017" calcext:value-type="float">
            <text:p>1,966E-17</text:p>
          </table:table-cell>
          <table:table-cell office:value-type="float" office:value="5.208E-019" calcext:value-type="float">
            <text:p>5,208E-19</text:p>
          </table:table-cell>
        </table:table-row>
        <table:table-row table:style-name="ro1">
          <table:table-cell office:value-type="string" calcext:value-type="string">
            <text:p>HG01121_CLM</text:p>
          </table:table-cell>
          <table:table-cell office:value-type="float" office:value="55" calcext:value-type="float">
            <text:p>55</text:p>
          </table:table-cell>
          <table:table-cell office:value-type="float" office:value="1.052E-043" calcext:value-type="float">
            <text:p>1,052E-43</text:p>
          </table:table-cell>
          <table:table-cell office:value-type="float" office:value="4.763E-046" calcext:value-type="float">
            <text:p>4,763E-46</text:p>
          </table:table-cell>
          <table:table-cell office:value-type="float" office:value="1.94E-043" calcext:value-type="float">
            <text:p>1,94E-43</text:p>
          </table:table-cell>
          <table:table-cell office:value-type="float" office:value="2.674E-078" calcext:value-type="float">
            <text:p>2,674E-78</text:p>
          </table:table-cell>
          <table:table-cell office:value-type="float" office:value="4.27E-071" calcext:value-type="float">
            <text:p>4,27E-71</text:p>
          </table:table-cell>
          <table:table-cell office:value-type="float" office:value="1.886E-024" calcext:value-type="float">
            <text:p>1,886E-24</text:p>
          </table:table-cell>
          <table:table-cell office:value-type="float" office:value="1.323E-043" calcext:value-type="float">
            <text:p>1,323E-43</text:p>
          </table:table-cell>
          <table:table-cell office:value-type="float" office:value="1.824E-045" calcext:value-type="float">
            <text:p>1,824E-45</text:p>
          </table:table-cell>
          <table:table-cell office:value-type="float" office:value="4.097E-031" calcext:value-type="float">
            <text:p>4,097E-31</text:p>
          </table:table-cell>
          <table:table-cell office:value-type="float" office:value="1.791E-043" calcext:value-type="float">
            <text:p>1,791E-43</text:p>
          </table:table-cell>
          <table:table-cell office:value-type="float" office:value="2.411E-029" calcext:value-type="float">
            <text:p>2,411E-29</text:p>
          </table:table-cell>
          <table:table-cell office:value-type="float" office:value="2.461E-044" calcext:value-type="float">
            <text:p>2,461E-44</text:p>
          </table:table-cell>
          <table:table-cell office:value-type="float" office:value="5.054E-033" calcext:value-type="float">
            <text:p>5,054E-33</text:p>
          </table:table-cell>
          <table:table-cell office:value-type="float" office:value="6.179E-029" calcext:value-type="float">
            <text:p>6,179E-29</text:p>
          </table:table-cell>
          <table:table-cell office:value-type="float" office:value="1.932E-022" calcext:value-type="float">
            <text:p>1,932E-22</text:p>
          </table:table-cell>
          <table:table-cell office:value-type="float" office:value="3.393E-022" calcext:value-type="float">
            <text:p>3,393E-22</text:p>
          </table:table-cell>
          <table:table-cell office:value-type="float" office:value="7.921E-023" calcext:value-type="float">
            <text:p>7,921E-23</text:p>
          </table:table-cell>
          <table:table-cell office:value-type="float" office:value="3.05E-024" calcext:value-type="float">
            <text:p>3,05E-24</text:p>
          </table:table-cell>
          <table:table-cell office:value-type="float" office:value="9.058E-052" calcext:value-type="float">
            <text:p>9,058E-52</text:p>
          </table:table-cell>
          <table:table-cell office:value-type="float" office:value="2.49E-032" calcext:value-type="float">
            <text:p>2,49E-32</text:p>
          </table:table-cell>
          <table:table-cell office:value-type="float" office:value="3.522E-033" calcext:value-type="float">
            <text:p>3,522E-33</text:p>
          </table:table-cell>
          <table:table-cell office:value-type="float" office:value="1.411E-038" calcext:value-type="float">
            <text:p>1,411E-38</text:p>
          </table:table-cell>
          <table:table-cell office:value-type="float" office:value="1.056E-042" calcext:value-type="float">
            <text:p>1,056E-42</text:p>
          </table:table-cell>
          <table:table-cell office:value-type="float" office:value="6.259E-035" calcext:value-type="float">
            <text:p>6,259E-35</text:p>
          </table:table-cell>
          <table:table-cell office:value-type="float" office:value="3.904E-048" calcext:value-type="float">
            <text:p>3,904E-48</text:p>
          </table:table-cell>
          <table:table-cell office:value-type="float" office:value="7.476E-072" calcext:value-type="float">
            <text:p>7,476E-72</text:p>
          </table:table-cell>
          <table:table-cell office:value-type="float" office:value="1.039E-024" calcext:value-type="float">
            <text:p>1,039E-24</text:p>
          </table:table-cell>
          <table:table-cell office:value-type="float" office:value="3.536E-026" calcext:value-type="float">
            <text:p>3,536E-26</text:p>
          </table:table-cell>
          <table:table-cell office:value-type="float" office:value="1.577E-032" calcext:value-type="float">
            <text:p>1,577E-32</text:p>
          </table:table-cell>
          <table:table-cell office:value-type="float" office:value="1.602E-025" calcext:value-type="float">
            <text:p>1,602E-25</text:p>
          </table:table-cell>
          <table:table-cell office:value-type="float" office:value="2.703E-035" calcext:value-type="float">
            <text:p>2,703E-35</text:p>
          </table:table-cell>
          <table:table-cell office:value-type="float" office:value="2.415E-029" calcext:value-type="float">
            <text:p>2,415E-29</text:p>
          </table:table-cell>
          <table:table-cell office:value-type="float" office:value="3.427E-030" calcext:value-type="float">
            <text:p>3,427E-30</text:p>
          </table:table-cell>
          <table:table-cell office:value-type="float" office:value="1.361E-023" calcext:value-type="float">
            <text:p>1,361E-23</text:p>
          </table:table-cell>
          <table:table-cell office:value-type="float" office:value="2.212E-047" calcext:value-type="float">
            <text:p>2,212E-47</text:p>
          </table:table-cell>
          <table:table-cell office:value-type="float" office:value="1.317E-025" calcext:value-type="float">
            <text:p>1,317E-25</text:p>
          </table:table-cell>
          <table:table-cell office:value-type="float" office:value="4.423E-028" calcext:value-type="float">
            <text:p>4,423E-28</text:p>
          </table:table-cell>
          <table:table-cell office:value-type="float" office:value="1.046E-032" calcext:value-type="float">
            <text:p>1,046E-32</text:p>
          </table:table-cell>
          <table:table-cell office:value-type="float" office:value="1.328E-070" calcext:value-type="float">
            <text:p>1,328E-70</text:p>
          </table:table-cell>
          <table:table-cell office:value-type="float" office:value="1.034E-058" calcext:value-type="float">
            <text:p>1,034E-58</text:p>
          </table:table-cell>
          <table:table-cell office:value-type="float" office:value="2.337E-038" calcext:value-type="float">
            <text:p>2,337E-38</text:p>
          </table:table-cell>
          <table:table-cell office:value-type="float" office:value="1.128E-053" calcext:value-type="float">
            <text:p>1,128E-53</text:p>
          </table:table-cell>
          <table:table-cell office:value-type="float" office:value="4.229E-024" calcext:value-type="float">
            <text:p>4,229E-24</text:p>
          </table:table-cell>
          <table:table-cell office:value-type="float" office:value="5.989E-022" calcext:value-type="float">
            <text:p>5,989E-22</text:p>
          </table:table-cell>
          <table:table-cell office:value-type="float" office:value="2.002E-025" calcext:value-type="float">
            <text:p>2,002E-25</text:p>
          </table:table-cell>
          <table:table-cell office:value-type="float" office:value="5.455E-021" calcext:value-type="float">
            <text:p>5,455E-21</text:p>
          </table:table-cell>
          <table:table-cell office:value-type="float" office:value="1.069E-046" calcext:value-type="float">
            <text:p>1,069E-46</text:p>
          </table:table-cell>
          <table:table-cell office:value-type="float" office:value="3.193E-044" calcext:value-type="float">
            <text:p>3,193E-44</text:p>
          </table:table-cell>
          <table:table-cell office:value-type="float" office:value="3.309E-024" calcext:value-type="float">
            <text:p>3,309E-24</text:p>
          </table:table-cell>
          <table:table-cell office:value-type="float" office:value="1.554E-046" calcext:value-type="float">
            <text:p>1,554E-46</text:p>
          </table:table-cell>
          <table:table-cell office:value-type="float" office:value="8.146E-040" calcext:value-type="float">
            <text:p>8,146E-40</text:p>
          </table:table-cell>
          <table:table-cell office:value-type="float" office:value="4.435E-022" calcext:value-type="float">
            <text:p>4,435E-22</text:p>
          </table:table-cell>
          <table:table-cell office:value-type="float" office:value="2.035E-022" calcext:value-type="float">
            <text:p>2,035E-22</text:p>
          </table:table-cell>
          <table:table-cell office:value-type="float" office:value="3.498E-022" calcext:value-type="float">
            <text:p>3,498E-22</text:p>
          </table:table-cell>
          <table:table-cell office:value-type="float" office:value="1.123E-029" calcext:value-type="float">
            <text:p>1,123E-29</text:p>
          </table:table-cell>
          <table:table-cell office:value-type="float" office:value="4.581E-021" calcext:value-type="float">
            <text:p>4,581E-21</text:p>
          </table:table-cell>
          <table:table-cell office:value-type="float" office:value="3.403E-023" calcext:value-type="float">
            <text:p>3,403E-23</text:p>
          </table:table-cell>
          <table:table-cell office:value-type="float" office:value="5.69E-023" calcext:value-type="float">
            <text:p>5,69E-23</text:p>
          </table:table-cell>
          <table:table-cell office:value-type="float" office:value="6.645E-031" calcext:value-type="float">
            <text:p>6,645E-31</text:p>
          </table:table-cell>
          <table:table-cell office:value-type="float" office:value="2.569E-037" calcext:value-type="float">
            <text:p>2,569E-37</text:p>
          </table:table-cell>
          <table:table-cell office:value-type="float" office:value="1.45E-037" calcext:value-type="float">
            <text:p>1,45E-37</text:p>
          </table:table-cell>
          <table:table-cell office:value-type="float" office:value="6.733E-035" calcext:value-type="float">
            <text:p>6,733E-35</text:p>
          </table:table-cell>
          <table:table-cell office:value-type="float" office:value="2.438E-061" calcext:value-type="float">
            <text:p>2,438E-61</text:p>
          </table:table-cell>
          <table:table-cell office:value-type="float" office:value="1.886E-023" calcext:value-type="float">
            <text:p>1,886E-23</text:p>
          </table:table-cell>
          <table:table-cell office:value-type="float" office:value="1.224E-024" calcext:value-type="float">
            <text:p>1,224E-24</text:p>
          </table:table-cell>
          <table:table-cell office:value-type="float" office:value="2.109E-024" calcext:value-type="float">
            <text:p>2,109E-24</text:p>
          </table:table-cell>
          <table:table-cell office:value-type="float" office:value="4.789E-024" calcext:value-type="float">
            <text:p>4,789E-24</text:p>
          </table:table-cell>
          <table:table-cell office:value-type="float" office:value="8.185E-049" calcext:value-type="float">
            <text:p>8,185E-49</text:p>
          </table:table-cell>
          <table:table-cell office:value-type="float" office:value="7.947E-022" calcext:value-type="float">
            <text:p>7,947E-22</text:p>
          </table:table-cell>
          <table:table-cell office:value-type="float" office:value="9.603E-028" calcext:value-type="float">
            <text:p>9,603E-28</text:p>
          </table:table-cell>
          <table:table-cell office:value-type="float" office:value="3.885E-029" calcext:value-type="float">
            <text:p>3,885E-29</text:p>
          </table:table-cell>
          <table:table-cell office:value-type="float" office:value="3.446E-061" calcext:value-type="float">
            <text:p>3,446E-61</text:p>
          </table:table-cell>
          <table:table-cell office:value-type="float" office:value="1.747E-035" calcext:value-type="float">
            <text:p>1,747E-35</text:p>
          </table:table-cell>
          <table:table-cell office:value-type="float" office:value="7.003E-074" calcext:value-type="float">
            <text:p>7,003E-74</text:p>
          </table:table-cell>
          <table:table-cell office:value-type="float" office:value="4.48E-025" calcext:value-type="float">
            <text:p>4,48E-25</text:p>
          </table:table-cell>
          <table:table-cell office:value-type="float" office:value="1.243E-024" calcext:value-type="float">
            <text:p>1,243E-24</text:p>
          </table:table-cell>
          <table:table-cell office:value-type="float" office:value="3.157E-024" calcext:value-type="float">
            <text:p>3,157E-24</text:p>
          </table:table-cell>
          <table:table-cell office:value-type="float" office:value="1.93E-042" calcext:value-type="float">
            <text:p>1,93E-42</text:p>
          </table:table-cell>
          <table:table-cell office:value-type="float" office:value="3.941E-042" calcext:value-type="float">
            <text:p>3,941E-42</text:p>
          </table:table-cell>
          <table:table-cell office:value-type="float" office:value="1.825E-044" calcext:value-type="float">
            <text:p>1,825E-44</text:p>
          </table:table-cell>
          <table:table-cell office:value-type="float" office:value="7.288E-023" calcext:value-type="float">
            <text:p>7,288E-23</text:p>
          </table:table-cell>
          <table:table-cell office:value-type="float" office:value="9.62E-045" calcext:value-type="float">
            <text:p>9,62E-45</text:p>
          </table:table-cell>
          <table:table-cell office:value-type="float" office:value="4E-022" calcext:value-type="float">
            <text:p>4E-22</text:p>
          </table:table-cell>
          <table:table-cell office:value-type="float" office:value="1.272E-021" calcext:value-type="float">
            <text:p>1,272E-21</text:p>
          </table:table-cell>
          <table:table-cell office:value-type="float" office:value="6.637E-023" calcext:value-type="float">
            <text:p>6,637E-23</text:p>
          </table:table-cell>
          <table:table-cell office:value-type="float" office:value="3.56E-065" calcext:value-type="float">
            <text:p>3,56E-65</text:p>
          </table:table-cell>
          <table:table-cell office:value-type="float" office:value="1.925E-070" calcext:value-type="float">
            <text:p>1,925E-70</text:p>
          </table:table-cell>
          <table:table-cell office:value-type="float" office:value="1.866E-023" calcext:value-type="float">
            <text:p>1,866E-23</text:p>
          </table:table-cell>
          <table:table-cell office:value-type="float" office:value="4.04E-023" calcext:value-type="float">
            <text:p>4,04E-23</text:p>
          </table:table-cell>
          <table:table-cell office:value-type="float" office:value="7.681E-023" calcext:value-type="float">
            <text:p>7,681E-23</text:p>
          </table:table-cell>
          <table:table-cell office:value-type="float" office:value="5.531E-072" calcext:value-type="float">
            <text:p>5,531E-72</text:p>
          </table:table-cell>
          <table:table-cell office:value-type="float" office:value="3.011E-040" calcext:value-type="float">
            <text:p>3,011E-40</text:p>
          </table:table-cell>
          <table:table-cell office:value-type="float" office:value="1.634E-025" calcext:value-type="float">
            <text:p>1,634E-25</text:p>
          </table:table-cell>
          <table:table-cell office:value-type="float" office:value="1.025E-025" calcext:value-type="float">
            <text:p>1,025E-25</text:p>
          </table:table-cell>
          <table:table-cell office:value-type="float" office:value="4.745E-023" calcext:value-type="float">
            <text:p>4,745E-23</text:p>
          </table:table-cell>
          <table:table-cell office:value-type="float" office:value="4.328E-025" calcext:value-type="float">
            <text:p>4,328E-25</text:p>
          </table:table-cell>
          <table:table-cell office:value-type="float" office:value="4.411E-025" calcext:value-type="float">
            <text:p>4,411E-25</text:p>
          </table:table-cell>
          <table:table-cell office:value-type="float" office:value="1.512E-023" calcext:value-type="float">
            <text:p>1,512E-23</text:p>
          </table:table-cell>
          <table:table-cell office:value-type="float" office:value="8.91E-027" calcext:value-type="float">
            <text:p>8,91E-27</text:p>
          </table:table-cell>
          <table:table-cell office:value-type="float" office:value="6.461E-024" calcext:value-type="float">
            <text:p>6,461E-24</text:p>
          </table:table-cell>
          <table:table-cell office:value-type="float" office:value="2.292E-024" calcext:value-type="float">
            <text:p>2,292E-24</text:p>
          </table:table-cell>
          <table:table-cell office:value-type="float" office:value="2.985E-037" calcext:value-type="float">
            <text:p>2,985E-37</text:p>
          </table:table-cell>
          <table:table-cell office:value-type="float" office:value="4.433E-028" calcext:value-type="float">
            <text:p>4,433E-28</text:p>
          </table:table-cell>
          <table:table-cell office:value-type="float" office:value="3.72E-033" calcext:value-type="float">
            <text:p>3,72E-33</text:p>
          </table:table-cell>
          <table:table-cell office:value-type="float" office:value="1.115E-039" calcext:value-type="float">
            <text:p>1,115E-39</text:p>
          </table:table-cell>
          <table:table-cell office:value-type="float" office:value="1.575E-046" calcext:value-type="float">
            <text:p>1,575E-46</text:p>
          </table:table-cell>
          <table:table-cell office:value-type="float" office:value="2.453E-040" calcext:value-type="float">
            <text:p>2,453E-40</text:p>
          </table:table-cell>
          <table:table-cell office:value-type="float" office:value="3.565E-046" calcext:value-type="float">
            <text:p>3,565E-46</text:p>
          </table:table-cell>
          <table:table-cell office:value-type="float" office:value="4.594E-022" calcext:value-type="float">
            <text:p>4,594E-22</text:p>
          </table:table-cell>
          <table:table-cell office:value-type="float" office:value="1.263E-022" calcext:value-type="float">
            <text:p>1,263E-22</text:p>
          </table:table-cell>
          <table:table-cell office:value-type="float" office:value="9.082E-027" calcext:value-type="float">
            <text:p>9,082E-27</text:p>
          </table:table-cell>
          <table:table-cell office:value-type="float" office:value="2.098E-041" calcext:value-type="float">
            <text:p>2,098E-41</text:p>
          </table:table-cell>
          <table:table-cell office:value-type="float" office:value="2.069E-041" calcext:value-type="float">
            <text:p>2,069E-41</text:p>
          </table:table-cell>
          <table:table-cell office:value-type="float" office:value="3.378E-041" calcext:value-type="float">
            <text:p>3,378E-41</text:p>
          </table:table-cell>
          <table:table-cell office:value-type="float" office:value="1.395E-039" calcext:value-type="float">
            <text:p>1,395E-39</text:p>
          </table:table-cell>
          <table:table-cell office:value-type="float" office:value="5.528E-045" calcext:value-type="float">
            <text:p>5,528E-45</text:p>
          </table:table-cell>
          <table:table-cell office:value-type="float" office:value="1.102E-042" calcext:value-type="float">
            <text:p>1,102E-42</text:p>
          </table:table-cell>
          <table:table-cell office:value-type="float" office:value="5.549E-039" calcext:value-type="float">
            <text:p>5,549E-39</text:p>
          </table:table-cell>
          <table:table-cell office:value-type="float" office:value="1.838E-035" calcext:value-type="float">
            <text:p>1,838E-35</text:p>
          </table:table-cell>
          <table:table-cell office:value-type="float" office:value="2.416E-039" calcext:value-type="float">
            <text:p>2,416E-39</text:p>
          </table:table-cell>
          <table:table-cell office:value-type="float" office:value="4.562E-039" calcext:value-type="float">
            <text:p>4,562E-39</text:p>
          </table:table-cell>
          <table:table-cell office:value-type="float" office:value="2.958E-036" calcext:value-type="float">
            <text:p>2,958E-36</text:p>
          </table:table-cell>
          <table:table-cell office:value-type="float" office:value="4.65E-038" calcext:value-type="float">
            <text:p>4,65E-38</text:p>
          </table:table-cell>
          <table:table-cell office:value-type="float" office:value="2.189E-023" calcext:value-type="float">
            <text:p>2,189E-23</text:p>
          </table:table-cell>
          <table:table-cell office:value-type="float" office:value="1.788E-025" calcext:value-type="float">
            <text:p>1,788E-25</text:p>
          </table:table-cell>
          <table:table-cell office:value-type="float" office:value="7.222E-021" calcext:value-type="float">
            <text:p>7,222E-21</text:p>
          </table:table-cell>
          <table:table-cell office:value-type="float" office:value="1.704E-034" calcext:value-type="float">
            <text:p>1,704E-34</text:p>
          </table:table-cell>
          <table:table-cell office:value-type="float" office:value="5.236E-039" calcext:value-type="float">
            <text:p>5,236E-39</text:p>
          </table:table-cell>
          <table:table-cell office:value-type="float" office:value="5.421E-039" calcext:value-type="float">
            <text:p>5,421E-39</text:p>
          </table:table-cell>
          <table:table-cell office:value-type="float" office:value="2.201E-034" calcext:value-type="float">
            <text:p>2,201E-34</text:p>
          </table:table-cell>
          <table:table-cell office:value-type="float" office:value="9.934E-025" calcext:value-type="float">
            <text:p>9,934E-25</text:p>
          </table:table-cell>
          <table:table-cell office:value-type="float" office:value="4.803E-025" calcext:value-type="float">
            <text:p>4,803E-25</text:p>
          </table:table-cell>
          <table:table-cell office:value-type="float" office:value="2.427E-022" calcext:value-type="float">
            <text:p>2,427E-22</text:p>
          </table:table-cell>
          <table:table-cell office:value-type="float" office:value="4.013E-031" calcext:value-type="float">
            <text:p>4,013E-31</text:p>
          </table:table-cell>
          <table:table-cell office:value-type="float" office:value="4.683E-026" calcext:value-type="float">
            <text:p>4,683E-26</text:p>
          </table:table-cell>
          <table:table-cell office:value-type="float" office:value="8.174E-023" calcext:value-type="float">
            <text:p>8,174E-23</text:p>
          </table:table-cell>
          <table:table-cell office:value-type="float" office:value="1.61E-028" calcext:value-type="float">
            <text:p>1,61E-28</text:p>
          </table:table-cell>
          <table:table-cell office:value-type="float" office:value="2.099E-033" calcext:value-type="float">
            <text:p>2,099E-33</text:p>
          </table:table-cell>
          <table:table-cell office:value-type="float" office:value="4.967E-021" calcext:value-type="float">
            <text:p>4,967E-21</text:p>
          </table:table-cell>
          <table:table-cell office:value-type="float" office:value="6.353E-043" calcext:value-type="float">
            <text:p>6,353E-43</text:p>
          </table:table-cell>
          <table:table-cell office:value-type="float" office:value="2.155E-044" calcext:value-type="float">
            <text:p>2,155E-44</text:p>
          </table:table-cell>
          <table:table-cell office:value-type="float" office:value="7.739E-039" calcext:value-type="float">
            <text:p>7,739E-39</text:p>
          </table:table-cell>
          <table:table-cell office:value-type="float" office:value="4.066E-038" calcext:value-type="float">
            <text:p>4,066E-38</text:p>
          </table:table-cell>
          <table:table-cell office:value-type="float" office:value="2.529E-024" calcext:value-type="float">
            <text:p>2,529E-24</text:p>
          </table:table-cell>
          <table:table-cell office:value-type="float" office:value="9.111E-040" calcext:value-type="float">
            <text:p>9,111E-40</text:p>
          </table:table-cell>
          <table:table-cell office:value-type="float" office:value="4.274E-023" calcext:value-type="float">
            <text:p>4,274E-23</text:p>
          </table:table-cell>
          <table:table-cell office:value-type="float" office:value="4.594E-022" calcext:value-type="float">
            <text:p>4,594E-22</text:p>
          </table:table-cell>
          <table:table-cell office:value-type="float" office:value="1.886E-024" calcext:value-type="float">
            <text:p>1,886E-24</text:p>
          </table:table-cell>
          <table:table-cell office:value-type="float" office:value="4.933E-036" calcext:value-type="float">
            <text:p>4,933E-36</text:p>
          </table:table-cell>
          <table:table-cell office:value-type="float" office:value="8.745E-026" calcext:value-type="float">
            <text:p>8,745E-26</text:p>
          </table:table-cell>
          <table:table-cell office:value-type="float" office:value="6.504E-027" calcext:value-type="float">
            <text:p>6,504E-27</text:p>
          </table:table-cell>
          <table:table-cell office:value-type="float" office:value="1.079E-023" calcext:value-type="float">
            <text:p>1,079E-23</text:p>
          </table:table-cell>
          <table:table-cell office:value-type="float" office:value="5.944E-024" calcext:value-type="float">
            <text:p>5,944E-24</text:p>
          </table:table-cell>
          <table:table-cell office:value-type="float" office:value="4.781E-022" calcext:value-type="float">
            <text:p>4,781E-22</text:p>
          </table:table-cell>
          <table:table-cell office:value-type="float" office:value="1.977E-022" calcext:value-type="float">
            <text:p>1,977E-22</text:p>
          </table:table-cell>
          <table:table-cell office:value-type="float" office:value="4.638E-023" calcext:value-type="float">
            <text:p>4,638E-23</text:p>
          </table:table-cell>
          <table:table-cell office:value-type="float" office:value="2.336E-026" calcext:value-type="float">
            <text:p>2,336E-26</text:p>
          </table:table-cell>
          <table:table-cell office:value-type="float" office:value="6.957E-025" calcext:value-type="float">
            <text:p>6,957E-25</text:p>
          </table:table-cell>
          <table:table-cell office:value-type="float" office:value="5.804E-024" calcext:value-type="float">
            <text:p>5,804E-24</text:p>
          </table:table-cell>
          <table:table-cell office:value-type="float" office:value="9.619E-025" calcext:value-type="float">
            <text:p>9,619E-25</text:p>
          </table:table-cell>
        </table:table-row>
        <table:table-row table:style-name="ro1">
          <table:table-cell office:value-type="string" calcext:value-type="string">
            <text:p>NA20362_ASW</text:p>
          </table:table-cell>
          <table:table-cell office:value-type="float" office:value="55" calcext:value-type="float">
            <text:p>55</text:p>
          </table:table-cell>
          <table:table-cell office:value-type="float" office:value="6.522E-066" calcext:value-type="float">
            <text:p>6,522E-66</text:p>
          </table:table-cell>
          <table:table-cell office:value-type="float" office:value="3.877E-068" calcext:value-type="float">
            <text:p>3,877E-68</text:p>
          </table:table-cell>
          <table:table-cell office:value-type="float" office:value="4.929E-066" calcext:value-type="float">
            <text:p>4,929E-66</text:p>
          </table:table-cell>
          <table:table-cell office:value-type="float" office:value="7.557E-038" calcext:value-type="float">
            <text:p>7,557E-38</text:p>
          </table:table-cell>
          <table:table-cell office:value-type="float" office:value="2.433E-037" calcext:value-type="float">
            <text:p>2,433E-37</text:p>
          </table:table-cell>
          <table:table-cell office:value-type="float" office:value="6.644E-046" calcext:value-type="float">
            <text:p>6,644E-46</text:p>
          </table:table-cell>
          <table:table-cell office:value-type="float" office:value="1.364E-064" calcext:value-type="float">
            <text:p>1,364E-64</text:p>
          </table:table-cell>
          <table:table-cell office:value-type="float" office:value="8.321E-070" calcext:value-type="float">
            <text:p>8,321E-70</text:p>
          </table:table-cell>
          <table:table-cell office:value-type="float" office:value="6.962E-054" calcext:value-type="float">
            <text:p>6,962E-54</text:p>
          </table:table-cell>
          <table:table-cell office:value-type="float" office:value="1.036E-062" calcext:value-type="float">
            <text:p>1,036E-62</text:p>
          </table:table-cell>
          <table:table-cell office:value-type="float" office:value="1.6E-055" calcext:value-type="float">
            <text:p>1,6E-55</text:p>
          </table:table-cell>
          <table:table-cell office:value-type="float" office:value="9.047E-082" calcext:value-type="float">
            <text:p>9,047E-82</text:p>
          </table:table-cell>
          <table:table-cell office:value-type="float" office:value="1.801E-024" calcext:value-type="float">
            <text:p>1,801E-24</text:p>
          </table:table-cell>
          <table:table-cell office:value-type="float" office:value="1.285E-039" calcext:value-type="float">
            <text:p>1,285E-39</text:p>
          </table:table-cell>
          <table:table-cell office:value-type="float" office:value="1.116E-041" calcext:value-type="float">
            <text:p>1,116E-41</text:p>
          </table:table-cell>
          <table:table-cell office:value-type="float" office:value="1.352E-044" calcext:value-type="float">
            <text:p>1,352E-44</text:p>
          </table:table-cell>
          <table:table-cell office:value-type="float" office:value="1.972E-043" calcext:value-type="float">
            <text:p>1,972E-43</text:p>
          </table:table-cell>
          <table:table-cell office:value-type="float" office:value="2.059E-046" calcext:value-type="float">
            <text:p>2,059E-46</text:p>
          </table:table-cell>
          <table:table-cell office:value-type="float" office:value="2.009E-076" calcext:value-type="float">
            <text:p>2,009E-76</text:p>
          </table:table-cell>
          <table:table-cell office:value-type="float" office:value="5.244E-048" calcext:value-type="float">
            <text:p>5,244E-48</text:p>
          </table:table-cell>
          <table:table-cell office:value-type="float" office:value="2.325E-062" calcext:value-type="float">
            <text:p>2,325E-62</text:p>
          </table:table-cell>
          <table:table-cell office:value-type="float" office:value="5.421E-072" calcext:value-type="float">
            <text:p>5,421E-72</text:p>
          </table:table-cell>
          <table:table-cell office:value-type="float" office:value="1.394E-079" calcext:value-type="float">
            <text:p>1,394E-79</text:p>
          </table:table-cell>
          <table:table-cell office:value-type="float" office:value="2.196E-067" calcext:value-type="float">
            <text:p>2,196E-67</text:p>
          </table:table-cell>
          <table:table-cell office:value-type="float" office:value="1.126E-084" calcext:value-type="float">
            <text:p>1,126E-84</text:p>
          </table:table-cell>
          <table:table-cell office:value-type="float" office:value="1.88E-034" calcext:value-type="float">
            <text:p>1,88E-34</text:p>
          </table:table-cell>
          <table:table-cell office:value-type="float" office:value="1.271E-037" calcext:value-type="float">
            <text:p>1,271E-37</text:p>
          </table:table-cell>
          <table:table-cell office:value-type="float" office:value="2.648E-038" calcext:value-type="float">
            <text:p>2,648E-38</text:p>
          </table:table-cell>
          <table:table-cell office:value-type="float" office:value="5.74E-062" calcext:value-type="float">
            <text:p>5,74E-62</text:p>
          </table:table-cell>
          <table:table-cell office:value-type="float" office:value="8.082E-049" calcext:value-type="float">
            <text:p>8,082E-49</text:p>
          </table:table-cell>
          <table:table-cell office:value-type="float" office:value="3.281E-054" calcext:value-type="float">
            <text:p>3,281E-54</text:p>
          </table:table-cell>
          <table:table-cell office:value-type="float" office:value="4.052E-056" calcext:value-type="float">
            <text:p>4,052E-56</text:p>
          </table:table-cell>
          <table:table-cell office:value-type="float" office:value="4.47E-045" calcext:value-type="float">
            <text:p>4,47E-45</text:p>
          </table:table-cell>
          <table:table-cell office:value-type="float" office:value="1.684E-038" calcext:value-type="float">
            <text:p>1,684E-38</text:p>
          </table:table-cell>
          <table:table-cell office:value-type="float" office:value="1.118E-061" calcext:value-type="float">
            <text:p>1,118E-61</text:p>
          </table:table-cell>
          <table:table-cell office:value-type="float" office:value="2.443E-039" calcext:value-type="float">
            <text:p>2,443E-39</text:p>
          </table:table-cell>
          <table:table-cell office:value-type="float" office:value="9.139E-044" calcext:value-type="float">
            <text:p>9,139E-44</text:p>
          </table:table-cell>
          <table:table-cell office:value-type="float" office:value="2.217E-052" calcext:value-type="float">
            <text:p>2,217E-52</text:p>
          </table:table-cell>
          <table:table-cell office:value-type="float" office:value="1.586E-033" calcext:value-type="float">
            <text:p>1,586E-33</text:p>
          </table:table-cell>
          <table:table-cell office:value-type="float" office:value="1.129E-029" calcext:value-type="float">
            <text:p>1,129E-29</text:p>
          </table:table-cell>
          <table:table-cell office:value-type="float" office:value="1.072E-023" calcext:value-type="float">
            <text:p>1,072E-23</text:p>
          </table:table-cell>
          <table:table-cell office:value-type="float" office:value="7.129E-028" calcext:value-type="float">
            <text:p>7,129E-28</text:p>
          </table:table-cell>
          <table:table-cell office:value-type="float" office:value="1.6E-053" calcext:value-type="float">
            <text:p>1,6E-53</text:p>
          </table:table-cell>
          <table:table-cell office:value-type="float" office:value="1.949E-043" calcext:value-type="float">
            <text:p>1,949E-43</text:p>
          </table:table-cell>
          <table:table-cell office:value-type="float" office:value="1.439E-041" calcext:value-type="float">
            <text:p>1,439E-41</text:p>
          </table:table-cell>
          <table:table-cell office:value-type="float" office:value="3.639E-045" calcext:value-type="float">
            <text:p>3,639E-45</text:p>
          </table:table-cell>
          <table:table-cell office:value-type="float" office:value="3.285E-025" calcext:value-type="float">
            <text:p>3,285E-25</text:p>
          </table:table-cell>
          <table:table-cell office:value-type="float" office:value="1.84E-068" calcext:value-type="float">
            <text:p>1,84E-68</text:p>
          </table:table-cell>
          <table:table-cell office:value-type="float" office:value="1.566E-045" calcext:value-type="float">
            <text:p>1,566E-45</text:p>
          </table:table-cell>
          <table:table-cell office:value-type="float" office:value="1.125E-025" calcext:value-type="float">
            <text:p>1,125E-25</text:p>
          </table:table-cell>
          <table:table-cell office:value-type="float" office:value="2.266E-060" calcext:value-type="float">
            <text:p>2,266E-60</text:p>
          </table:table-cell>
          <table:table-cell office:value-type="float" office:value="4.784E-037" calcext:value-type="float">
            <text:p>4,784E-37</text:p>
          </table:table-cell>
          <table:table-cell office:value-type="float" office:value="2.014E-044" calcext:value-type="float">
            <text:p>2,014E-44</text:p>
          </table:table-cell>
          <table:table-cell office:value-type="float" office:value="3.187E-027" calcext:value-type="float">
            <text:p>3,187E-27</text:p>
          </table:table-cell>
          <table:table-cell office:value-type="float" office:value="8.348E-024" calcext:value-type="float">
            <text:p>8,348E-24</text:p>
          </table:table-cell>
          <table:table-cell office:value-type="float" office:value="1.344E-039" calcext:value-type="float">
            <text:p>1,344E-39</text:p>
          </table:table-cell>
          <table:table-cell office:value-type="float" office:value="4.255E-043" calcext:value-type="float">
            <text:p>4,255E-43</text:p>
          </table:table-cell>
          <table:table-cell office:value-type="float" office:value="2.707E-047" calcext:value-type="float">
            <text:p>2,707E-47</text:p>
          </table:table-cell>
          <table:table-cell office:value-type="float" office:value="1.945E-053" calcext:value-type="float">
            <text:p>1,945E-53</text:p>
          </table:table-cell>
          <table:table-cell office:value-type="float" office:value="7.704E-058" calcext:value-type="float">
            <text:p>7,704E-58</text:p>
          </table:table-cell>
          <table:table-cell office:value-type="float" office:value="3.622E-058" calcext:value-type="float">
            <text:p>3,622E-58</text:p>
          </table:table-cell>
          <table:table-cell office:value-type="float" office:value="8.357E-054" calcext:value-type="float">
            <text:p>8,357E-54</text:p>
          </table:table-cell>
          <table:table-cell office:value-type="float" office:value="1.061E-030" calcext:value-type="float">
            <text:p>1,061E-30</text:p>
          </table:table-cell>
          <table:table-cell office:value-type="float" office:value="3.17E-031" calcext:value-type="float">
            <text:p>3,17E-31</text:p>
          </table:table-cell>
          <table:table-cell office:value-type="float" office:value="1.326E-033" calcext:value-type="float">
            <text:p>1,326E-33</text:p>
          </table:table-cell>
          <table:table-cell office:value-type="float" office:value="2.811E-043" calcext:value-type="float">
            <text:p>2,811E-43</text:p>
          </table:table-cell>
          <table:table-cell office:value-type="float" office:value="5.231E-039" calcext:value-type="float">
            <text:p>5,231E-39</text:p>
          </table:table-cell>
          <table:table-cell office:value-type="float" office:value="7.143E-025" calcext:value-type="float">
            <text:p>7,143E-25</text:p>
          </table:table-cell>
          <table:table-cell office:value-type="float" office:value="7.546E-041" calcext:value-type="float">
            <text:p>7,546E-41</text:p>
          </table:table-cell>
          <table:table-cell office:value-type="float" office:value="4.26E-052" calcext:value-type="float">
            <text:p>4,26E-52</text:p>
          </table:table-cell>
          <table:table-cell office:value-type="float" office:value="3.831E-049" calcext:value-type="float">
            <text:p>3,831E-49</text:p>
          </table:table-cell>
          <table:table-cell office:value-type="float" office:value="1.248E-030" calcext:value-type="float">
            <text:p>1,248E-30</text:p>
          </table:table-cell>
          <table:table-cell office:value-type="float" office:value="1.834E-020" calcext:value-type="float">
            <text:p>1,834E-20</text:p>
          </table:table-cell>
          <table:table-cell office:value-type="float" office:value="9.679E-037" calcext:value-type="float">
            <text:p>9,679E-37</text:p>
          </table:table-cell>
          <table:table-cell office:value-type="float" office:value="3.508E-050" calcext:value-type="float">
            <text:p>3,508E-50</text:p>
          </table:table-cell>
          <table:table-cell office:value-type="float" office:value="1.702E-046" calcext:value-type="float">
            <text:p>1,702E-46</text:p>
          </table:table-cell>
          <table:table-cell office:value-type="float" office:value="2.336E-046" calcext:value-type="float">
            <text:p>2,336E-46</text:p>
          </table:table-cell>
          <table:table-cell office:value-type="float" office:value="8.629E-069" calcext:value-type="float">
            <text:p>8,629E-69</text:p>
          </table:table-cell>
          <table:table-cell office:value-type="float" office:value="9.03E-067" calcext:value-type="float">
            <text:p>9,03E-67</text:p>
          </table:table-cell>
          <table:table-cell office:value-type="float" office:value="8.399E-071" calcext:value-type="float">
            <text:p>8,399E-71</text:p>
          </table:table-cell>
          <table:table-cell office:value-type="float" office:value="1.391E-038" calcext:value-type="float">
            <text:p>1,391E-38</text:p>
          </table:table-cell>
          <table:table-cell office:value-type="float" office:value="9.551E-067" calcext:value-type="float">
            <text:p>9,551E-67</text:p>
          </table:table-cell>
          <table:table-cell office:value-type="float" office:value="6E-039" calcext:value-type="float">
            <text:p>6E-39</text:p>
          </table:table-cell>
          <table:table-cell office:value-type="float" office:value="1.009E-039" calcext:value-type="float">
            <text:p>1,009E-39</text:p>
          </table:table-cell>
          <table:table-cell office:value-type="float" office:value="2.806E-039" calcext:value-type="float">
            <text:p>2,806E-39</text:p>
          </table:table-cell>
          <table:table-cell office:value-type="float" office:value="4.194E-031" calcext:value-type="float">
            <text:p>4,194E-31</text:p>
          </table:table-cell>
          <table:table-cell office:value-type="float" office:value="9.236E-034" calcext:value-type="float">
            <text:p>9,236E-34</text:p>
          </table:table-cell>
          <table:table-cell office:value-type="float" office:value="2.648E-044" calcext:value-type="float">
            <text:p>2,648E-44</text:p>
          </table:table-cell>
          <table:table-cell office:value-type="float" office:value="6.612E-040" calcext:value-type="float">
            <text:p>6,612E-40</text:p>
          </table:table-cell>
          <table:table-cell office:value-type="float" office:value="6.373E-040" calcext:value-type="float">
            <text:p>6,373E-40</text:p>
          </table:table-cell>
          <table:table-cell office:value-type="float" office:value="1.155E-034" calcext:value-type="float">
            <text:p>1,155E-34</text:p>
          </table:table-cell>
          <table:table-cell office:value-type="float" office:value="5.456E-067" calcext:value-type="float">
            <text:p>5,456E-67</text:p>
          </table:table-cell>
          <table:table-cell office:value-type="float" office:value="1.038E-045" calcext:value-type="float">
            <text:p>1,038E-45</text:p>
          </table:table-cell>
          <table:table-cell office:value-type="float" office:value="1.225E-024" calcext:value-type="float">
            <text:p>1,225E-24</text:p>
          </table:table-cell>
          <table:table-cell office:value-type="float" office:value="3.181E-027" calcext:value-type="float">
            <text:p>3,181E-27</text:p>
          </table:table-cell>
          <table:table-cell office:value-type="float" office:value="3.841E-026" calcext:value-type="float">
            <text:p>3,841E-26</text:p>
          </table:table-cell>
          <table:table-cell office:value-type="float" office:value="2.097E-028" calcext:value-type="float">
            <text:p>2,097E-28</text:p>
          </table:table-cell>
          <table:table-cell office:value-type="float" office:value="1.765E-027" calcext:value-type="float">
            <text:p>1,765E-27</text:p>
          </table:table-cell>
          <table:table-cell office:value-type="float" office:value="4.114E-027" calcext:value-type="float">
            <text:p>4,114E-27</text:p>
          </table:table-cell>
          <table:table-cell office:value-type="float" office:value="2.95E-027" calcext:value-type="float">
            <text:p>2,95E-27</text:p>
          </table:table-cell>
          <table:table-cell office:value-type="float" office:value="4.321E-026" calcext:value-type="float">
            <text:p>4,321E-26</text:p>
          </table:table-cell>
          <table:table-cell office:value-type="float" office:value="7.704E-060" calcext:value-type="float">
            <text:p>7,704E-60</text:p>
          </table:table-cell>
          <table:table-cell office:value-type="float" office:value="6.644E-051" calcext:value-type="float">
            <text:p>6,644E-51</text:p>
          </table:table-cell>
          <table:table-cell office:value-type="float" office:value="1.517E-055" calcext:value-type="float">
            <text:p>1,517E-55</text:p>
          </table:table-cell>
          <table:table-cell office:value-type="float" office:value="3.09E-065" calcext:value-type="float">
            <text:p>3,09E-65</text:p>
          </table:table-cell>
          <table:table-cell office:value-type="float" office:value="2.205E-071" calcext:value-type="float">
            <text:p>2,205E-71</text:p>
          </table:table-cell>
          <table:table-cell office:value-type="float" office:value="1.767E-065" calcext:value-type="float">
            <text:p>1,767E-65</text:p>
          </table:table-cell>
          <table:table-cell office:value-type="float" office:value="3.388E-070" calcext:value-type="float">
            <text:p>3,388E-70</text:p>
          </table:table-cell>
          <table:table-cell office:value-type="float" office:value="2.564E-038" calcext:value-type="float">
            <text:p>2,564E-38</text:p>
          </table:table-cell>
          <table:table-cell office:value-type="float" office:value="3.431E-044" calcext:value-type="float">
            <text:p>3,431E-44</text:p>
          </table:table-cell>
          <table:table-cell office:value-type="float" office:value="1.798E-041" calcext:value-type="float">
            <text:p>1,798E-41</text:p>
          </table:table-cell>
          <table:table-cell office:value-type="float" office:value="2.495E-059" calcext:value-type="float">
            <text:p>2,495E-59</text:p>
          </table:table-cell>
          <table:table-cell office:value-type="float" office:value="1.969E-064" calcext:value-type="float">
            <text:p>1,969E-64</text:p>
          </table:table-cell>
          <table:table-cell office:value-type="float" office:value="4.689E-062" calcext:value-type="float">
            <text:p>4,689E-62</text:p>
          </table:table-cell>
          <table:table-cell office:value-type="float" office:value="3.677E-057" calcext:value-type="float">
            <text:p>3,677E-57</text:p>
          </table:table-cell>
          <table:table-cell office:value-type="float" office:value="8.758E-065" calcext:value-type="float">
            <text:p>8,758E-65</text:p>
          </table:table-cell>
          <table:table-cell office:value-type="float" office:value="4.745E-064" calcext:value-type="float">
            <text:p>4,745E-64</text:p>
          </table:table-cell>
          <table:table-cell office:value-type="float" office:value="3.412E-060" calcext:value-type="float">
            <text:p>3,412E-60</text:p>
          </table:table-cell>
          <table:table-cell office:value-type="float" office:value="4.409E-053" calcext:value-type="float">
            <text:p>4,409E-53</text:p>
          </table:table-cell>
          <table:table-cell office:value-type="float" office:value="3.588E-060" calcext:value-type="float">
            <text:p>3,588E-60</text:p>
          </table:table-cell>
          <table:table-cell office:value-type="float" office:value="3.371E-059" calcext:value-type="float">
            <text:p>3,371E-59</text:p>
          </table:table-cell>
          <table:table-cell office:value-type="float" office:value="3.032E-057" calcext:value-type="float">
            <text:p>3,032E-57</text:p>
          </table:table-cell>
          <table:table-cell office:value-type="float" office:value="2.322E-059" calcext:value-type="float">
            <text:p>2,322E-59</text:p>
          </table:table-cell>
          <table:table-cell office:value-type="float" office:value="7.06E-045" calcext:value-type="float">
            <text:p>7,06E-45</text:p>
          </table:table-cell>
          <table:table-cell office:value-type="float" office:value="2.141E-045" calcext:value-type="float">
            <text:p>2,141E-45</text:p>
          </table:table-cell>
          <table:table-cell office:value-type="float" office:value="2.056E-040" calcext:value-type="float">
            <text:p>2,056E-40</text:p>
          </table:table-cell>
          <table:table-cell office:value-type="float" office:value="7.901E-050" calcext:value-type="float">
            <text:p>7,901E-50</text:p>
          </table:table-cell>
          <table:table-cell office:value-type="float" office:value="1.216E-058" calcext:value-type="float">
            <text:p>1,216E-58</text:p>
          </table:table-cell>
          <table:table-cell office:value-type="float" office:value="8.631E-056" calcext:value-type="float">
            <text:p>8,631E-56</text:p>
          </table:table-cell>
          <table:table-cell office:value-type="float" office:value="4.289E-049" calcext:value-type="float">
            <text:p>4,289E-49</text:p>
          </table:table-cell>
          <table:table-cell office:value-type="float" office:value="2.82E-039" calcext:value-type="float">
            <text:p>2,82E-39</text:p>
          </table:table-cell>
          <table:table-cell office:value-type="float" office:value="4.106E-030" calcext:value-type="float">
            <text:p>4,106E-30</text:p>
          </table:table-cell>
          <table:table-cell office:value-type="float" office:value="4.462E-030" calcext:value-type="float">
            <text:p>4,462E-30</text:p>
          </table:table-cell>
          <table:table-cell office:value-type="float" office:value="1.132E-058" calcext:value-type="float">
            <text:p>1,132E-58</text:p>
          </table:table-cell>
          <table:table-cell office:value-type="float" office:value="6.294E-054" calcext:value-type="float">
            <text:p>6,294E-54</text:p>
          </table:table-cell>
          <table:table-cell office:value-type="float" office:value="8.607E-045" calcext:value-type="float">
            <text:p>8,607E-45</text:p>
          </table:table-cell>
          <table:table-cell office:value-type="float" office:value="1.081E-024" calcext:value-type="float">
            <text:p>1,081E-24</text:p>
          </table:table-cell>
          <table:table-cell office:value-type="float" office:value="1.143E-063" calcext:value-type="float">
            <text:p>1,143E-63</text:p>
          </table:table-cell>
          <table:table-cell office:value-type="float" office:value="9.87E-043" calcext:value-type="float">
            <text:p>9,87E-43</text:p>
          </table:table-cell>
          <table:table-cell office:value-type="float" office:value="2.658E-066" calcext:value-type="float">
            <text:p>2,658E-66</text:p>
          </table:table-cell>
          <table:table-cell office:value-type="float" office:value="6.292E-066" calcext:value-type="float">
            <text:p>6,292E-66</text:p>
          </table:table-cell>
          <table:table-cell office:value-type="float" office:value="1.342E-056" calcext:value-type="float">
            <text:p>1,342E-56</text:p>
          </table:table-cell>
          <table:table-cell office:value-type="float" office:value="5.185E-058" calcext:value-type="float">
            <text:p>5,185E-58</text:p>
          </table:table-cell>
          <table:table-cell office:value-type="float" office:value="6.702E-044" calcext:value-type="float">
            <text:p>6,702E-44</text:p>
          </table:table-cell>
          <table:table-cell office:value-type="float" office:value="1.322E-058" calcext:value-type="float">
            <text:p>1,322E-58</text:p>
          </table:table-cell>
          <table:table-cell office:value-type="float" office:value="3.623E-042" calcext:value-type="float">
            <text:p>3,623E-42</text:p>
          </table:table-cell>
          <table:table-cell office:value-type="float" office:value="2.564E-038" calcext:value-type="float">
            <text:p>2,564E-38</text:p>
          </table:table-cell>
          <table:table-cell office:value-type="float" office:value="6.644E-046" calcext:value-type="float">
            <text:p>6,644E-46</text:p>
          </table:table-cell>
          <table:table-cell office:value-type="float" office:value="1.816E-025" calcext:value-type="float">
            <text:p>1,816E-25</text:p>
          </table:table-cell>
          <table:table-cell office:value-type="float" office:value="1.933E-026" calcext:value-type="float">
            <text:p>1,933E-26</text:p>
          </table:table-cell>
          <table:table-cell office:value-type="float" office:value="1.01E-039" calcext:value-type="float">
            <text:p>1,01E-39</text:p>
          </table:table-cell>
          <table:table-cell office:value-type="float" office:value="1.671E-041" calcext:value-type="float">
            <text:p>1,671E-41</text:p>
          </table:table-cell>
          <table:table-cell office:value-type="float" office:value="2.798E-042" calcext:value-type="float">
            <text:p>2,798E-42</text:p>
          </table:table-cell>
          <table:table-cell office:value-type="float" office:value="1.495E-036" calcext:value-type="float">
            <text:p>1,495E-36</text:p>
          </table:table-cell>
          <table:table-cell office:value-type="float" office:value="1.686E-040" calcext:value-type="float">
            <text:p>1,686E-40</text:p>
          </table:table-cell>
          <table:table-cell office:value-type="float" office:value="2.458E-036" calcext:value-type="float">
            <text:p>2,458E-36</text:p>
          </table:table-cell>
          <table:table-cell office:value-type="float" office:value="7.92E-050" calcext:value-type="float">
            <text:p>7,92E-50</text:p>
          </table:table-cell>
          <table:table-cell office:value-type="float" office:value="8.966E-042" calcext:value-type="float">
            <text:p>8,966E-42</text:p>
          </table:table-cell>
          <table:table-cell office:value-type="float" office:value="9.625E-049" calcext:value-type="float">
            <text:p>9,625E-49</text:p>
          </table:table-cell>
          <table:table-cell office:value-type="float" office:value="4.659E-031" calcext:value-type="float">
            <text:p>4,659E-31</text:p>
          </table:table-cell>
        </table:table-row>
        <table:table-row table:style-name="ro1">
          <table:table-cell office:value-type="string" calcext:value-type="string">
            <text:p>NA20412_ASW</text:p>
          </table:table-cell>
          <table:table-cell office:value-type="float" office:value="55" calcext:value-type="float">
            <text:p>55</text:p>
          </table:table-cell>
          <table:table-cell office:value-type="float" office:value="1.392E-063" calcext:value-type="float">
            <text:p>1,392E-63</text:p>
          </table:table-cell>
          <table:table-cell office:value-type="float" office:value="3.609E-067" calcext:value-type="float">
            <text:p>3,609E-67</text:p>
          </table:table-cell>
          <table:table-cell office:value-type="float" office:value="1.171E-065" calcext:value-type="float">
            <text:p>1,171E-65</text:p>
          </table:table-cell>
          <table:table-cell office:value-type="float" office:value="5.334E-033" calcext:value-type="float">
            <text:p>5,334E-33</text:p>
          </table:table-cell>
          <table:table-cell office:value-type="float" office:value="2.688E-032" calcext:value-type="float">
            <text:p>2,688E-32</text:p>
          </table:table-cell>
          <table:table-cell office:value-type="float" office:value="1.587E-052" calcext:value-type="float">
            <text:p>1,587E-52</text:p>
          </table:table-cell>
          <table:table-cell office:value-type="float" office:value="7.23E-064" calcext:value-type="float">
            <text:p>7,23E-64</text:p>
          </table:table-cell>
          <table:table-cell office:value-type="float" office:value="1.549E-065" calcext:value-type="float">
            <text:p>1,549E-65</text:p>
          </table:table-cell>
          <table:table-cell office:value-type="float" office:value="7.859E-053" calcext:value-type="float">
            <text:p>7,859E-53</text:p>
          </table:table-cell>
          <table:table-cell office:value-type="float" office:value="1.797E-059" calcext:value-type="float">
            <text:p>1,797E-59</text:p>
          </table:table-cell>
          <table:table-cell office:value-type="float" office:value="5.903E-053" calcext:value-type="float">
            <text:p>5,903E-53</text:p>
          </table:table-cell>
          <table:table-cell office:value-type="float" office:value="7.842E-084" calcext:value-type="float">
            <text:p>7,842E-84</text:p>
          </table:table-cell>
          <table:table-cell office:value-type="float" office:value="4.347E-024" calcext:value-type="float">
            <text:p>4,347E-24</text:p>
          </table:table-cell>
          <table:table-cell office:value-type="float" office:value="7.454E-040" calcext:value-type="float">
            <text:p>7,454E-40</text:p>
          </table:table-cell>
          <table:table-cell office:value-type="float" office:value="6.354E-047" calcext:value-type="float">
            <text:p>6,354E-47</text:p>
          </table:table-cell>
          <table:table-cell office:value-type="float" office:value="1.339E-053" calcext:value-type="float">
            <text:p>1,339E-53</text:p>
          </table:table-cell>
          <table:table-cell office:value-type="float" office:value="9.931E-050" calcext:value-type="float">
            <text:p>9,931E-50</text:p>
          </table:table-cell>
          <table:table-cell office:value-type="float" office:value="6.438E-054" calcext:value-type="float">
            <text:p>6,438E-54</text:p>
          </table:table-cell>
          <table:table-cell office:value-type="float" office:value="3.167E-075" calcext:value-type="float">
            <text:p>3,167E-75</text:p>
          </table:table-cell>
          <table:table-cell office:value-type="float" office:value="2.201E-047" calcext:value-type="float">
            <text:p>2,201E-47</text:p>
          </table:table-cell>
          <table:table-cell office:value-type="float" office:value="2.004E-062" calcext:value-type="float">
            <text:p>2,004E-62</text:p>
          </table:table-cell>
          <table:table-cell office:value-type="float" office:value="5.318E-070" calcext:value-type="float">
            <text:p>5,318E-70</text:p>
          </table:table-cell>
          <table:table-cell office:value-type="float" office:value="1.963E-077" calcext:value-type="float">
            <text:p>1,963E-77</text:p>
          </table:table-cell>
          <table:table-cell office:value-type="float" office:value="1.831E-066" calcext:value-type="float">
            <text:p>1,831E-66</text:p>
          </table:table-cell>
          <table:table-cell office:value-type="float" office:value="1.114E-084" calcext:value-type="float">
            <text:p>1,114E-84</text:p>
          </table:table-cell>
          <table:table-cell office:value-type="float" office:value="4.332E-029" calcext:value-type="float">
            <text:p>4,332E-29</text:p>
          </table:table-cell>
          <table:table-cell office:value-type="float" office:value="1.526E-039" calcext:value-type="float">
            <text:p>1,526E-39</text:p>
          </table:table-cell>
          <table:table-cell office:value-type="float" office:value="8.635E-043" calcext:value-type="float">
            <text:p>8,635E-43</text:p>
          </table:table-cell>
          <table:table-cell office:value-type="float" office:value="4.15E-060" calcext:value-type="float">
            <text:p>4,15E-60</text:p>
          </table:table-cell>
          <table:table-cell office:value-type="float" office:value="1.503E-054" calcext:value-type="float">
            <text:p>1,503E-54</text:p>
          </table:table-cell>
          <table:table-cell office:value-type="float" office:value="4.188E-053" calcext:value-type="float">
            <text:p>4,188E-53</text:p>
          </table:table-cell>
          <table:table-cell office:value-type="float" office:value="1.005E-054" calcext:value-type="float">
            <text:p>1,005E-54</text:p>
          </table:table-cell>
          <table:table-cell office:value-type="float" office:value="1.365E-045" calcext:value-type="float">
            <text:p>1,365E-45</text:p>
          </table:table-cell>
          <table:table-cell office:value-type="float" office:value="1.962E-037" calcext:value-type="float">
            <text:p>1,962E-37</text:p>
          </table:table-cell>
          <table:table-cell office:value-type="float" office:value="8.716E-059" calcext:value-type="float">
            <text:p>8,716E-59</text:p>
          </table:table-cell>
          <table:table-cell office:value-type="float" office:value="2.883E-045" calcext:value-type="float">
            <text:p>2,883E-45</text:p>
          </table:table-cell>
          <table:table-cell office:value-type="float" office:value="5.213E-044" calcext:value-type="float">
            <text:p>5,213E-44</text:p>
          </table:table-cell>
          <table:table-cell office:value-type="float" office:value="7.171E-055" calcext:value-type="float">
            <text:p>7,171E-55</text:p>
          </table:table-cell>
          <table:table-cell office:value-type="float" office:value="1.9E-029" calcext:value-type="float">
            <text:p>1,9E-29</text:p>
          </table:table-cell>
          <table:table-cell office:value-type="float" office:value="1.839E-027" calcext:value-type="float">
            <text:p>1,839E-27</text:p>
          </table:table-cell>
          <table:table-cell office:value-type="float" office:value="2.768E-020" calcext:value-type="float">
            <text:p>2,768E-20</text:p>
          </table:table-cell>
          <table:table-cell office:value-type="float" office:value="4.443E-026" calcext:value-type="float">
            <text:p>4,443E-26</text:p>
          </table:table-cell>
          <table:table-cell office:value-type="float" office:value="4.791E-052" calcext:value-type="float">
            <text:p>4,791E-52</text:p>
          </table:table-cell>
          <table:table-cell office:value-type="float" office:value="1.175E-048" calcext:value-type="float">
            <text:p>1,175E-48</text:p>
          </table:table-cell>
          <table:table-cell office:value-type="float" office:value="3.894E-046" calcext:value-type="float">
            <text:p>3,894E-46</text:p>
          </table:table-cell>
          <table:table-cell office:value-type="float" office:value="9.631E-051" calcext:value-type="float">
            <text:p>9,631E-51</text:p>
          </table:table-cell>
          <table:table-cell office:value-type="float" office:value="7.59E-023" calcext:value-type="float">
            <text:p>7,59E-23</text:p>
          </table:table-cell>
          <table:table-cell office:value-type="float" office:value="1.293E-064" calcext:value-type="float">
            <text:p>1,293E-64</text:p>
          </table:table-cell>
          <table:table-cell office:value-type="float" office:value="5.105E-052" calcext:value-type="float">
            <text:p>5,105E-52</text:p>
          </table:table-cell>
          <table:table-cell office:value-type="float" office:value="3.46E-022" calcext:value-type="float">
            <text:p>3,46E-22</text:p>
          </table:table-cell>
          <table:table-cell office:value-type="float" office:value="7.058E-060" calcext:value-type="float">
            <text:p>7,058E-60</text:p>
          </table:table-cell>
          <table:table-cell office:value-type="float" office:value="7.766E-039" calcext:value-type="float">
            <text:p>7,766E-39</text:p>
          </table:table-cell>
          <table:table-cell office:value-type="float" office:value="6.765E-050" calcext:value-type="float">
            <text:p>6,765E-50</text:p>
          </table:table-cell>
          <table:table-cell office:value-type="float" office:value="2.369E-025" calcext:value-type="float">
            <text:p>2,369E-25</text:p>
          </table:table-cell>
          <table:table-cell office:value-type="float" office:value="3.146E-025" calcext:value-type="float">
            <text:p>3,146E-25</text:p>
          </table:table-cell>
          <table:table-cell office:value-type="float" office:value="2.436E-040" calcext:value-type="float">
            <text:p>2,436E-40</text:p>
          </table:table-cell>
          <table:table-cell office:value-type="float" office:value="1.917E-043" calcext:value-type="float">
            <text:p>1,917E-43</text:p>
          </table:table-cell>
          <table:table-cell office:value-type="float" office:value="1.058E-045" calcext:value-type="float">
            <text:p>1,058E-45</text:p>
          </table:table-cell>
          <table:table-cell office:value-type="float" office:value="5.173E-051" calcext:value-type="float">
            <text:p>5,173E-51</text:p>
          </table:table-cell>
          <table:table-cell office:value-type="float" office:value="1.146E-056" calcext:value-type="float">
            <text:p>1,146E-56</text:p>
          </table:table-cell>
          <table:table-cell office:value-type="float" office:value="1.954E-056" calcext:value-type="float">
            <text:p>1,954E-56</text:p>
          </table:table-cell>
          <table:table-cell office:value-type="float" office:value="2.123E-054" calcext:value-type="float">
            <text:p>2,123E-54</text:p>
          </table:table-cell>
          <table:table-cell office:value-type="float" office:value="2.26E-027" calcext:value-type="float">
            <text:p>2,26E-27</text:p>
          </table:table-cell>
          <table:table-cell office:value-type="float" office:value="3.91E-032" calcext:value-type="float">
            <text:p>3,91E-32</text:p>
          </table:table-cell>
          <table:table-cell office:value-type="float" office:value="4.008E-035" calcext:value-type="float">
            <text:p>4,008E-35</text:p>
          </table:table-cell>
          <table:table-cell office:value-type="float" office:value="3.532E-048" calcext:value-type="float">
            <text:p>3,532E-48</text:p>
          </table:table-cell>
          <table:table-cell office:value-type="float" office:value="3.068E-045" calcext:value-type="float">
            <text:p>3,068E-45</text:p>
          </table:table-cell>
          <table:table-cell office:value-type="float" office:value="4.032E-022" calcext:value-type="float">
            <text:p>4,032E-22</text:p>
          </table:table-cell>
          <table:table-cell office:value-type="float" office:value="2.807E-042" calcext:value-type="float">
            <text:p>2,807E-42</text:p>
          </table:table-cell>
          <table:table-cell office:value-type="float" office:value="2.09E-052" calcext:value-type="float">
            <text:p>2,09E-52</text:p>
          </table:table-cell>
          <table:table-cell office:value-type="float" office:value="1.444E-050" calcext:value-type="float">
            <text:p>1,444E-50</text:p>
          </table:table-cell>
          <table:table-cell office:value-type="float" office:value="2.138E-027" calcext:value-type="float">
            <text:p>2,138E-27</text:p>
          </table:table-cell>
          <table:table-cell office:value-type="float" office:value="2.176E-018" calcext:value-type="float">
            <text:p>2,176E-18</text:p>
          </table:table-cell>
          <table:table-cell office:value-type="float" office:value="1.14E-031" calcext:value-type="float">
            <text:p>1,14E-31</text:p>
          </table:table-cell>
          <table:table-cell office:value-type="float" office:value="6.688E-056" calcext:value-type="float">
            <text:p>6,688E-56</text:p>
          </table:table-cell>
          <table:table-cell office:value-type="float" office:value="5.832E-054" calcext:value-type="float">
            <text:p>5,832E-54</text:p>
          </table:table-cell>
          <table:table-cell office:value-type="float" office:value="1.214E-052" calcext:value-type="float">
            <text:p>1,214E-52</text:p>
          </table:table-cell>
          <table:table-cell office:value-type="float" office:value="4.456E-067" calcext:value-type="float">
            <text:p>4,456E-67</text:p>
          </table:table-cell>
          <table:table-cell office:value-type="float" office:value="1.157E-065" calcext:value-type="float">
            <text:p>1,157E-65</text:p>
          </table:table-cell>
          <table:table-cell office:value-type="float" office:value="8.302E-066" calcext:value-type="float">
            <text:p>8,302E-66</text:p>
          </table:table-cell>
          <table:table-cell office:value-type="float" office:value="5.028E-046" calcext:value-type="float">
            <text:p>5,028E-46</text:p>
          </table:table-cell>
          <table:table-cell office:value-type="float" office:value="8.337E-065" calcext:value-type="float">
            <text:p>8,337E-65</text:p>
          </table:table-cell>
          <table:table-cell office:value-type="float" office:value="2.732E-039" calcext:value-type="float">
            <text:p>2,732E-39</text:p>
          </table:table-cell>
          <table:table-cell office:value-type="float" office:value="1.606E-040" calcext:value-type="float">
            <text:p>1,606E-40</text:p>
          </table:table-cell>
          <table:table-cell office:value-type="float" office:value="1.34E-039" calcext:value-type="float">
            <text:p>1,34E-39</text:p>
          </table:table-cell>
          <table:table-cell office:value-type="float" office:value="1.317E-027" calcext:value-type="float">
            <text:p>1,317E-27</text:p>
          </table:table-cell>
          <table:table-cell office:value-type="float" office:value="3.569E-030" calcext:value-type="float">
            <text:p>3,569E-30</text:p>
          </table:table-cell>
          <table:table-cell office:value-type="float" office:value="1.614E-044" calcext:value-type="float">
            <text:p>1,614E-44</text:p>
          </table:table-cell>
          <table:table-cell office:value-type="float" office:value="2.605E-041" calcext:value-type="float">
            <text:p>2,605E-41</text:p>
          </table:table-cell>
          <table:table-cell office:value-type="float" office:value="1.789E-039" calcext:value-type="float">
            <text:p>1,789E-39</text:p>
          </table:table-cell>
          <table:table-cell office:value-type="float" office:value="3.028E-031" calcext:value-type="float">
            <text:p>3,028E-31</text:p>
          </table:table-cell>
          <table:table-cell office:value-type="float" office:value="8.293E-065" calcext:value-type="float">
            <text:p>8,293E-65</text:p>
          </table:table-cell>
          <table:table-cell office:value-type="float" office:value="7.869E-052" calcext:value-type="float">
            <text:p>7,869E-52</text:p>
          </table:table-cell>
          <table:table-cell office:value-type="float" office:value="1.614E-027" calcext:value-type="float">
            <text:p>1,614E-27</text:p>
          </table:table-cell>
          <table:table-cell office:value-type="float" office:value="7.994E-030" calcext:value-type="float">
            <text:p>7,994E-30</text:p>
          </table:table-cell>
          <table:table-cell office:value-type="float" office:value="4.686E-029" calcext:value-type="float">
            <text:p>4,686E-29</text:p>
          </table:table-cell>
          <table:table-cell office:value-type="float" office:value="3.619E-031" calcext:value-type="float">
            <text:p>3,619E-31</text:p>
          </table:table-cell>
          <table:table-cell office:value-type="float" office:value="9.193E-030" calcext:value-type="float">
            <text:p>9,193E-30</text:p>
          </table:table-cell>
          <table:table-cell office:value-type="float" office:value="2.213E-029" calcext:value-type="float">
            <text:p>2,213E-29</text:p>
          </table:table-cell>
          <table:table-cell office:value-type="float" office:value="1.546E-028" calcext:value-type="float">
            <text:p>1,546E-28</text:p>
          </table:table-cell>
          <table:table-cell office:value-type="float" office:value="1.699E-030" calcext:value-type="float">
            <text:p>1,699E-30</text:p>
          </table:table-cell>
          <table:table-cell office:value-type="float" office:value="4.81E-057" calcext:value-type="float">
            <text:p>4,81E-57</text:p>
          </table:table-cell>
          <table:table-cell office:value-type="float" office:value="2.333E-050" calcext:value-type="float">
            <text:p>2,333E-50</text:p>
          </table:table-cell>
          <table:table-cell office:value-type="float" office:value="1.523E-054" calcext:value-type="float">
            <text:p>1,523E-54</text:p>
          </table:table-cell>
          <table:table-cell office:value-type="float" office:value="7.131E-064" calcext:value-type="float">
            <text:p>7,131E-64</text:p>
          </table:table-cell>
          <table:table-cell office:value-type="float" office:value="5.096E-068" calcext:value-type="float">
            <text:p>5,096E-68</text:p>
          </table:table-cell>
          <table:table-cell office:value-type="float" office:value="2.293E-063" calcext:value-type="float">
            <text:p>2,293E-63</text:p>
          </table:table-cell>
          <table:table-cell office:value-type="float" office:value="1.265E-067" calcext:value-type="float">
            <text:p>1,265E-67</text:p>
          </table:table-cell>
          <table:table-cell office:value-type="float" office:value="8.139E-043" calcext:value-type="float">
            <text:p>8,139E-43</text:p>
          </table:table-cell>
          <table:table-cell office:value-type="float" office:value="1.227E-049" calcext:value-type="float">
            <text:p>1,227E-49</text:p>
          </table:table-cell>
          <table:table-cell office:value-type="float" office:value="3.116E-040" calcext:value-type="float">
            <text:p>3,116E-40</text:p>
          </table:table-cell>
          <table:table-cell office:value-type="float" office:value="1.049E-057" calcext:value-type="float">
            <text:p>1,049E-57</text:p>
          </table:table-cell>
          <table:table-cell office:value-type="float" office:value="2.771E-063" calcext:value-type="float">
            <text:p>2,771E-63</text:p>
          </table:table-cell>
          <table:table-cell office:value-type="float" office:value="1.397E-060" calcext:value-type="float">
            <text:p>1,397E-60</text:p>
          </table:table-cell>
          <table:table-cell office:value-type="float" office:value="9.918E-056" calcext:value-type="float">
            <text:p>9,918E-56</text:p>
          </table:table-cell>
          <table:table-cell office:value-type="float" office:value="2.706E-063" calcext:value-type="float">
            <text:p>2,706E-63</text:p>
          </table:table-cell>
          <table:table-cell office:value-type="float" office:value="9.125E-063" calcext:value-type="float">
            <text:p>9,125E-63</text:p>
          </table:table-cell>
          <table:table-cell office:value-type="float" office:value="2.493E-059" calcext:value-type="float">
            <text:p>2,493E-59</text:p>
          </table:table-cell>
          <table:table-cell office:value-type="float" office:value="3.942E-052" calcext:value-type="float">
            <text:p>3,942E-52</text:p>
          </table:table-cell>
          <table:table-cell office:value-type="float" office:value="2.428E-059" calcext:value-type="float">
            <text:p>2,428E-59</text:p>
          </table:table-cell>
          <table:table-cell office:value-type="float" office:value="5.483E-057" calcext:value-type="float">
            <text:p>5,483E-57</text:p>
          </table:table-cell>
          <table:table-cell office:value-type="float" office:value="3.186E-055" calcext:value-type="float">
            <text:p>3,186E-55</text:p>
          </table:table-cell>
          <table:table-cell office:value-type="float" office:value="1.915E-058" calcext:value-type="float">
            <text:p>1,915E-58</text:p>
          </table:table-cell>
          <table:table-cell office:value-type="float" office:value="9.027E-046" calcext:value-type="float">
            <text:p>9,027E-46</text:p>
          </table:table-cell>
          <table:table-cell office:value-type="float" office:value="5.517E-047" calcext:value-type="float">
            <text:p>5,517E-47</text:p>
          </table:table-cell>
          <table:table-cell office:value-type="float" office:value="7.652E-043" calcext:value-type="float">
            <text:p>7,652E-43</text:p>
          </table:table-cell>
          <table:table-cell office:value-type="float" office:value="4.031E-050" calcext:value-type="float">
            <text:p>4,031E-50</text:p>
          </table:table-cell>
          <table:table-cell office:value-type="float" office:value="4.465E-058" calcext:value-type="float">
            <text:p>4,465E-58</text:p>
          </table:table-cell>
          <table:table-cell office:value-type="float" office:value="9.34E-055" calcext:value-type="float">
            <text:p>9,34E-55</text:p>
          </table:table-cell>
          <table:table-cell office:value-type="float" office:value="1.097E-049" calcext:value-type="float">
            <text:p>1,097E-49</text:p>
          </table:table-cell>
          <table:table-cell office:value-type="float" office:value="6.608E-043" calcext:value-type="float">
            <text:p>6,608E-43</text:p>
          </table:table-cell>
          <table:table-cell office:value-type="float" office:value="2.564E-032" calcext:value-type="float">
            <text:p>2,564E-32</text:p>
          </table:table-cell>
          <table:table-cell office:value-type="float" office:value="6.261E-033" calcext:value-type="float">
            <text:p>6,261E-33</text:p>
          </table:table-cell>
          <table:table-cell office:value-type="float" office:value="3.445E-058" calcext:value-type="float">
            <text:p>3,445E-58</text:p>
          </table:table-cell>
          <table:table-cell office:value-type="float" office:value="2.098E-055" calcext:value-type="float">
            <text:p>2,098E-55</text:p>
          </table:table-cell>
          <table:table-cell office:value-type="float" office:value="1.515E-053" calcext:value-type="float">
            <text:p>1,515E-53</text:p>
          </table:table-cell>
          <table:table-cell office:value-type="float" office:value="1.389E-020" calcext:value-type="float">
            <text:p>1,389E-20</text:p>
          </table:table-cell>
          <table:table-cell office:value-type="float" office:value="1.272E-063" calcext:value-type="float">
            <text:p>1,272E-63</text:p>
          </table:table-cell>
          <table:table-cell office:value-type="float" office:value="3.04E-042" calcext:value-type="float">
            <text:p>3,04E-42</text:p>
          </table:table-cell>
          <table:table-cell office:value-type="float" office:value="1.986E-062" calcext:value-type="float">
            <text:p>1,986E-62</text:p>
          </table:table-cell>
          <table:table-cell office:value-type="float" office:value="1.37E-060" calcext:value-type="float">
            <text:p>1,37E-60</text:p>
          </table:table-cell>
          <table:table-cell office:value-type="float" office:value="1.258E-053" calcext:value-type="float">
            <text:p>1,258E-53</text:p>
          </table:table-cell>
          <table:table-cell office:value-type="float" office:value="1.318E-055" calcext:value-type="float">
            <text:p>1,318E-55</text:p>
          </table:table-cell>
          <table:table-cell office:value-type="float" office:value="1.322E-044" calcext:value-type="float">
            <text:p>1,322E-44</text:p>
          </table:table-cell>
          <table:table-cell office:value-type="float" office:value="1.141E-056" calcext:value-type="float">
            <text:p>1,141E-56</text:p>
          </table:table-cell>
          <table:table-cell office:value-type="float" office:value="1.716E-046" calcext:value-type="float">
            <text:p>1,716E-46</text:p>
          </table:table-cell>
          <table:table-cell office:value-type="float" office:value="8.139E-043" calcext:value-type="float">
            <text:p>8,139E-43</text:p>
          </table:table-cell>
          <table:table-cell office:value-type="float" office:value="1.587E-052" calcext:value-type="float">
            <text:p>1,587E-52</text:p>
          </table:table-cell>
          <table:table-cell office:value-type="float" office:value="1.372E-024" calcext:value-type="float">
            <text:p>1,372E-24</text:p>
          </table:table-cell>
          <table:table-cell office:value-type="float" office:value="7.999E-030" calcext:value-type="float">
            <text:p>7,999E-30</text:p>
          </table:table-cell>
          <table:table-cell office:value-type="float" office:value="1.21E-041" calcext:value-type="float">
            <text:p>1,21E-41</text:p>
          </table:table-cell>
          <table:table-cell office:value-type="float" office:value="9.19E-046" calcext:value-type="float">
            <text:p>9,19E-46</text:p>
          </table:table-cell>
          <table:table-cell office:value-type="float" office:value="4.833E-047" calcext:value-type="float">
            <text:p>4,833E-47</text:p>
          </table:table-cell>
          <table:table-cell office:value-type="float" office:value="1.077E-039" calcext:value-type="float">
            <text:p>1,077E-39</text:p>
          </table:table-cell>
          <table:table-cell office:value-type="float" office:value="3.215E-046" calcext:value-type="float">
            <text:p>3,215E-46</text:p>
          </table:table-cell>
          <table:table-cell office:value-type="float" office:value="6.411E-041" calcext:value-type="float">
            <text:p>6,411E-41</text:p>
          </table:table-cell>
          <table:table-cell office:value-type="float" office:value="1.631E-052" calcext:value-type="float">
            <text:p>1,631E-52</text:p>
          </table:table-cell>
          <table:table-cell office:value-type="float" office:value="1.145E-046" calcext:value-type="float">
            <text:p>1,145E-46</text:p>
          </table:table-cell>
          <table:table-cell office:value-type="float" office:value="9.605E-056" calcext:value-type="float">
            <text:p>9,605E-56</text:p>
          </table:table-cell>
          <table:table-cell office:value-type="float" office:value="2.762E-033" calcext:value-type="float">
            <text:p>2,762E-33</text:p>
          </table:table-cell>
        </table:table-row>
        <table:table-row table:style-name="ro1">
          <table:table-cell office:value-type="string" calcext:value-type="string">
            <text:p>HG01879_ACB</text:p>
          </table:table-cell>
          <table:table-cell office:value-type="float" office:value="55" calcext:value-type="float">
            <text:p>55</text:p>
          </table:table-cell>
          <table:table-cell office:value-type="float" office:value="1.798E-056" calcext:value-type="float">
            <text:p>1,798E-56</text:p>
          </table:table-cell>
          <table:table-cell office:value-type="float" office:value="1.213E-057" calcext:value-type="float">
            <text:p>1,213E-57</text:p>
          </table:table-cell>
          <table:table-cell office:value-type="float" office:value="1.905E-057" calcext:value-type="float">
            <text:p>1,905E-57</text:p>
          </table:table-cell>
          <table:table-cell office:value-type="float" office:value="6.022E-020" calcext:value-type="float">
            <text:p>6,022E-20</text:p>
          </table:table-cell>
          <table:table-cell office:value-type="float" office:value="3.901E-018" calcext:value-type="float">
            <text:p>3,901E-18</text:p>
          </table:table-cell>
          <table:table-cell office:value-type="float" office:value="1.009E-054" calcext:value-type="float">
            <text:p>1,009E-54</text:p>
          </table:table-cell>
          <table:table-cell office:value-type="float" office:value="2.031E-056" calcext:value-type="float">
            <text:p>2,031E-56</text:p>
          </table:table-cell>
          <table:table-cell office:value-type="float" office:value="2.068E-057" calcext:value-type="float">
            <text:p>2,068E-57</text:p>
          </table:table-cell>
          <table:table-cell office:value-type="float" office:value="2.37E-050" calcext:value-type="float">
            <text:p>2,37E-50</text:p>
          </table:table-cell>
          <table:table-cell office:value-type="float" office:value="1.065E-052" calcext:value-type="float">
            <text:p>1,065E-52</text:p>
          </table:table-cell>
          <table:table-cell office:value-type="float" office:value="4.475E-053" calcext:value-type="float">
            <text:p>4,475E-53</text:p>
          </table:table-cell>
          <table:table-cell office:value-type="float" office:value="1.148E-080" calcext:value-type="float">
            <text:p>1,148E-80</text:p>
          </table:table-cell>
          <table:table-cell office:value-type="float" office:value="4.428E-018" calcext:value-type="float">
            <text:p>4,428E-18</text:p>
          </table:table-cell>
          <table:table-cell office:value-type="float" office:value="5.118E-036" calcext:value-type="float">
            <text:p>5,118E-36</text:p>
          </table:table-cell>
          <table:table-cell office:value-type="float" office:value="2.479E-046" calcext:value-type="float">
            <text:p>2,479E-46</text:p>
          </table:table-cell>
          <table:table-cell office:value-type="float" office:value="2.091E-055" calcext:value-type="float">
            <text:p>2,091E-55</text:p>
          </table:table-cell>
          <table:table-cell office:value-type="float" office:value="1.971E-051" calcext:value-type="float">
            <text:p>1,971E-51</text:p>
          </table:table-cell>
          <table:table-cell office:value-type="float" office:value="2.018E-055" calcext:value-type="float">
            <text:p>2,018E-55</text:p>
          </table:table-cell>
          <table:table-cell office:value-type="float" office:value="3.457E-065" calcext:value-type="float">
            <text:p>3,457E-65</text:p>
          </table:table-cell>
          <table:table-cell office:value-type="float" office:value="4.143E-042" calcext:value-type="float">
            <text:p>4,143E-42</text:p>
          </table:table-cell>
          <table:table-cell office:value-type="float" office:value="1.724E-057" calcext:value-type="float">
            <text:p>1,724E-57</text:p>
          </table:table-cell>
          <table:table-cell office:value-type="float" office:value="2.638E-063" calcext:value-type="float">
            <text:p>2,638E-63</text:p>
          </table:table-cell>
          <table:table-cell office:value-type="float" office:value="1.879E-070" calcext:value-type="float">
            <text:p>1,879E-70</text:p>
          </table:table-cell>
          <table:table-cell office:value-type="float" office:value="4.429E-062" calcext:value-type="float">
            <text:p>4,429E-62</text:p>
          </table:table-cell>
          <table:table-cell office:value-type="float" office:value="2.25E-080" calcext:value-type="float">
            <text:p>2,25E-80</text:p>
          </table:table-cell>
          <table:table-cell office:value-type="float" office:value="5.6E-016" calcext:value-type="float">
            <text:p>5,6E-16</text:p>
          </table:table-cell>
          <table:table-cell office:value-type="float" office:value="1.415E-035" calcext:value-type="float">
            <text:p>1,415E-35</text:p>
          </table:table-cell>
          <table:table-cell office:value-type="float" office:value="1.296E-040" calcext:value-type="float">
            <text:p>1,296E-40</text:p>
          </table:table-cell>
          <table:table-cell office:value-type="float" office:value="4.68E-056" calcext:value-type="float">
            <text:p>4,68E-56</text:p>
          </table:table-cell>
          <table:table-cell office:value-type="float" office:value="2.927E-056" calcext:value-type="float">
            <text:p>2,927E-56</text:p>
          </table:table-cell>
          <table:table-cell office:value-type="float" office:value="2.138E-046" calcext:value-type="float">
            <text:p>2,138E-46</text:p>
          </table:table-cell>
          <table:table-cell office:value-type="float" office:value="1.02E-054" calcext:value-type="float">
            <text:p>1,02E-54</text:p>
          </table:table-cell>
          <table:table-cell office:value-type="float" office:value="7.314E-042" calcext:value-type="float">
            <text:p>7,314E-42</text:p>
          </table:table-cell>
          <table:table-cell office:value-type="float" office:value="3.465E-035" calcext:value-type="float">
            <text:p>3,465E-35</text:p>
          </table:table-cell>
          <table:table-cell office:value-type="float" office:value="1.955E-049" calcext:value-type="float">
            <text:p>1,955E-49</text:p>
          </table:table-cell>
          <table:table-cell office:value-type="float" office:value="1.975E-044" calcext:value-type="float">
            <text:p>1,975E-44</text:p>
          </table:table-cell>
          <table:table-cell office:value-type="float" office:value="1.867E-038" calcext:value-type="float">
            <text:p>1,867E-38</text:p>
          </table:table-cell>
          <table:table-cell office:value-type="float" office:value="2.037E-057" calcext:value-type="float">
            <text:p>2,037E-57</text:p>
          </table:table-cell>
          <table:table-cell office:value-type="float" office:value="1.809E-015" calcext:value-type="float">
            <text:p>1,809E-15</text:p>
          </table:table-cell>
          <table:table-cell office:value-type="float" office:value="1.228E-015" calcext:value-type="float">
            <text:p>1,228E-15</text:p>
          </table:table-cell>
          <table:table-cell office:value-type="float" office:value="0.00000000000002801" calcext:value-type="float">
            <text:p>2,801E-14</text:p>
          </table:table-cell>
          <table:table-cell office:value-type="float" office:value="0.00000000000007101" calcext:value-type="float">
            <text:p>7,101E-14</text:p>
          </table:table-cell>
          <table:table-cell office:value-type="float" office:value="8.922E-048" calcext:value-type="float">
            <text:p>8,922E-48</text:p>
          </table:table-cell>
          <table:table-cell office:value-type="float" office:value="7.541E-053" calcext:value-type="float">
            <text:p>7,541E-53</text:p>
          </table:table-cell>
          <table:table-cell office:value-type="float" office:value="5.276E-045" calcext:value-type="float">
            <text:p>5,276E-45</text:p>
          </table:table-cell>
          <table:table-cell office:value-type="float" office:value="6.918E-050" calcext:value-type="float">
            <text:p>6,918E-50</text:p>
          </table:table-cell>
          <table:table-cell office:value-type="float" office:value="0.000000000001137" calcext:value-type="float">
            <text:p>1,137E-12</text:p>
          </table:table-cell>
          <table:table-cell office:value-type="float" office:value="1.017E-055" calcext:value-type="float">
            <text:p>1,017E-55</text:p>
          </table:table-cell>
          <table:table-cell office:value-type="float" office:value="5.529E-054" calcext:value-type="float">
            <text:p>5,529E-54</text:p>
          </table:table-cell>
          <table:table-cell office:value-type="float" office:value="0.0000000000007915" calcext:value-type="float">
            <text:p>7,915E-13</text:p>
          </table:table-cell>
          <table:table-cell office:value-type="float" office:value="1.808E-050" calcext:value-type="float">
            <text:p>1,808E-50</text:p>
          </table:table-cell>
          <table:table-cell office:value-type="float" office:value="2.706E-035" calcext:value-type="float">
            <text:p>2,706E-35</text:p>
          </table:table-cell>
          <table:table-cell office:value-type="float" office:value="3.332E-051" calcext:value-type="float">
            <text:p>3,332E-51</text:p>
          </table:table-cell>
          <table:table-cell office:value-type="float" office:value="2.854E-023" calcext:value-type="float">
            <text:p>2,854E-23</text:p>
          </table:table-cell>
          <table:table-cell office:value-type="float" office:value="1.205E-018" calcext:value-type="float">
            <text:p>1,205E-18</text:p>
          </table:table-cell>
          <table:table-cell office:value-type="float" office:value="1.566E-036" calcext:value-type="float">
            <text:p>1,566E-36</text:p>
          </table:table-cell>
          <table:table-cell office:value-type="float" office:value="3.336E-041" calcext:value-type="float">
            <text:p>3,336E-41</text:p>
          </table:table-cell>
          <table:table-cell office:value-type="float" office:value="1.624E-041" calcext:value-type="float">
            <text:p>1,624E-41</text:p>
          </table:table-cell>
          <table:table-cell office:value-type="float" office:value="7.257E-047" calcext:value-type="float">
            <text:p>7,257E-47</text:p>
          </table:table-cell>
          <table:table-cell office:value-type="float" office:value="9.95E-051" calcext:value-type="float">
            <text:p>9,95E-51</text:p>
          </table:table-cell>
          <table:table-cell office:value-type="float" office:value="1.918E-047" calcext:value-type="float">
            <text:p>1,918E-47</text:p>
          </table:table-cell>
          <table:table-cell office:value-type="float" office:value="3.074E-047" calcext:value-type="float">
            <text:p>3,074E-47</text:p>
          </table:table-cell>
          <table:table-cell office:value-type="float" office:value="8.15E-016" calcext:value-type="float">
            <text:p>8,15E-16</text:p>
          </table:table-cell>
          <table:table-cell office:value-type="float" office:value="5.05E-028" calcext:value-type="float">
            <text:p>5,05E-28</text:p>
          </table:table-cell>
          <table:table-cell office:value-type="float" office:value="1.758E-033" calcext:value-type="float">
            <text:p>1,758E-33</text:p>
          </table:table-cell>
          <table:table-cell office:value-type="float" office:value="1.661E-048" calcext:value-type="float">
            <text:p>1,661E-48</text:p>
          </table:table-cell>
          <table:table-cell office:value-type="float" office:value="2.023E-043" calcext:value-type="float">
            <text:p>2,023E-43</text:p>
          </table:table-cell>
          <table:table-cell office:value-type="float" office:value="2.849E-016" calcext:value-type="float">
            <text:p>2,849E-16</text:p>
          </table:table-cell>
          <table:table-cell office:value-type="float" office:value="6.997E-040" calcext:value-type="float">
            <text:p>6,997E-40</text:p>
          </table:table-cell>
          <table:table-cell office:value-type="float" office:value="8.365E-050" calcext:value-type="float">
            <text:p>8,365E-50</text:p>
          </table:table-cell>
          <table:table-cell office:value-type="float" office:value="4.682E-048" calcext:value-type="float">
            <text:p>4,682E-48</text:p>
          </table:table-cell>
          <table:table-cell office:value-type="float" office:value="0.00000000000001276" calcext:value-type="float">
            <text:p>1,276E-14</text:p>
          </table:table-cell>
          <table:table-cell office:value-type="float" office:value="0.00000000000002851" calcext:value-type="float">
            <text:p>2,851E-14</text:p>
          </table:table-cell>
          <table:table-cell office:value-type="float" office:value="2.645E-015" calcext:value-type="float">
            <text:p>2,645E-15</text:p>
          </table:table-cell>
          <table:table-cell office:value-type="float" office:value="7.403E-057" calcext:value-type="float">
            <text:p>7,403E-57</text:p>
          </table:table-cell>
          <table:table-cell office:value-type="float" office:value="2.439E-054" calcext:value-type="float">
            <text:p>2,439E-54</text:p>
          </table:table-cell>
          <table:table-cell office:value-type="float" office:value="1.192E-052" calcext:value-type="float">
            <text:p>1,192E-52</text:p>
          </table:table-cell>
          <table:table-cell office:value-type="float" office:value="1.711E-058" calcext:value-type="float">
            <text:p>1,711E-58</text:p>
          </table:table-cell>
          <table:table-cell office:value-type="float" office:value="1.226E-057" calcext:value-type="float">
            <text:p>1,226E-57</text:p>
          </table:table-cell>
          <table:table-cell office:value-type="float" office:value="2.056E-058" calcext:value-type="float">
            <text:p>2,056E-58</text:p>
          </table:table-cell>
          <table:table-cell office:value-type="float" office:value="1.852E-046" calcext:value-type="float">
            <text:p>1,852E-46</text:p>
          </table:table-cell>
          <table:table-cell office:value-type="float" office:value="6.097E-055" calcext:value-type="float">
            <text:p>6,097E-55</text:p>
          </table:table-cell>
          <table:table-cell office:value-type="float" office:value="3.553E-036" calcext:value-type="float">
            <text:p>3,553E-36</text:p>
          </table:table-cell>
          <table:table-cell office:value-type="float" office:value="4.544E-037" calcext:value-type="float">
            <text:p>4,544E-37</text:p>
          </table:table-cell>
          <table:table-cell office:value-type="float" office:value="2.304E-036" calcext:value-type="float">
            <text:p>2,304E-36</text:p>
          </table:table-cell>
          <table:table-cell office:value-type="float" office:value="5.582E-015" calcext:value-type="float">
            <text:p>5,582E-15</text:p>
          </table:table-cell>
          <table:table-cell office:value-type="float" office:value="7.595E-017" calcext:value-type="float">
            <text:p>7,595E-17</text:p>
          </table:table-cell>
          <table:table-cell office:value-type="float" office:value="4.043E-045" calcext:value-type="float">
            <text:p>4,043E-45</text:p>
          </table:table-cell>
          <table:table-cell office:value-type="float" office:value="3.373E-038" calcext:value-type="float">
            <text:p>3,373E-38</text:p>
          </table:table-cell>
          <table:table-cell office:value-type="float" office:value="4.316E-036" calcext:value-type="float">
            <text:p>4,316E-36</text:p>
          </table:table-cell>
          <table:table-cell office:value-type="float" office:value="1.646E-016" calcext:value-type="float">
            <text:p>1,646E-16</text:p>
          </table:table-cell>
          <table:table-cell office:value-type="float" office:value="4.077E-056" calcext:value-type="float">
            <text:p>4,077E-56</text:p>
          </table:table-cell>
          <table:table-cell office:value-type="float" office:value="4.372E-054" calcext:value-type="float">
            <text:p>4,372E-54</text:p>
          </table:table-cell>
          <table:table-cell office:value-type="float" office:value="1.13E-025" calcext:value-type="float">
            <text:p>1,13E-25</text:p>
          </table:table-cell>
          <table:table-cell office:value-type="float" office:value="2.275E-028" calcext:value-type="float">
            <text:p>2,275E-28</text:p>
          </table:table-cell>
          <table:table-cell office:value-type="float" office:value="3.264E-027" calcext:value-type="float">
            <text:p>3,264E-27</text:p>
          </table:table-cell>
          <table:table-cell office:value-type="float" office:value="6.586E-030" calcext:value-type="float">
            <text:p>6,586E-30</text:p>
          </table:table-cell>
          <table:table-cell office:value-type="float" office:value="1.523E-028" calcext:value-type="float">
            <text:p>1,523E-28</text:p>
          </table:table-cell>
          <table:table-cell office:value-type="float" office:value="1.328E-027" calcext:value-type="float">
            <text:p>1,328E-27</text:p>
          </table:table-cell>
          <table:table-cell office:value-type="float" office:value="1.061E-026" calcext:value-type="float">
            <text:p>1,061E-26</text:p>
          </table:table-cell>
          <table:table-cell office:value-type="float" office:value="2.175E-027" calcext:value-type="float">
            <text:p>2,175E-27</text:p>
          </table:table-cell>
          <table:table-cell office:value-type="float" office:value="1.173E-052" calcext:value-type="float">
            <text:p>1,173E-52</text:p>
          </table:table-cell>
          <table:table-cell office:value-type="float" office:value="5.422E-048" calcext:value-type="float">
            <text:p>5,422E-48</text:p>
          </table:table-cell>
          <table:table-cell office:value-type="float" office:value="2.812E-048" calcext:value-type="float">
            <text:p>2,812E-48</text:p>
          </table:table-cell>
          <table:table-cell office:value-type="float" office:value="2.587E-056" calcext:value-type="float">
            <text:p>2,587E-56</text:p>
          </table:table-cell>
          <table:table-cell office:value-type="float" office:value="7.78E-056" calcext:value-type="float">
            <text:p>7,78E-56</text:p>
          </table:table-cell>
          <table:table-cell office:value-type="float" office:value="1.75E-055" calcext:value-type="float">
            <text:p>1,75E-55</text:p>
          </table:table-cell>
          <table:table-cell office:value-type="float" office:value="1.565E-056" calcext:value-type="float">
            <text:p>1,565E-56</text:p>
          </table:table-cell>
          <table:table-cell office:value-type="float" office:value="3.001E-039" calcext:value-type="float">
            <text:p>3,001E-39</text:p>
          </table:table-cell>
          <table:table-cell office:value-type="float" office:value="4.028E-048" calcext:value-type="float">
            <text:p>4,028E-48</text:p>
          </table:table-cell>
          <table:table-cell office:value-type="float" office:value="1.195E-042" calcext:value-type="float">
            <text:p>1,195E-42</text:p>
          </table:table-cell>
          <table:table-cell office:value-type="float" office:value="5.073E-050" calcext:value-type="float">
            <text:p>5,073E-50</text:p>
          </table:table-cell>
          <table:table-cell office:value-type="float" office:value="1.111E-055" calcext:value-type="float">
            <text:p>1,111E-55</text:p>
          </table:table-cell>
          <table:table-cell office:value-type="float" office:value="3.343E-053" calcext:value-type="float">
            <text:p>3,343E-53</text:p>
          </table:table-cell>
          <table:table-cell office:value-type="float" office:value="7.041E-048" calcext:value-type="float">
            <text:p>7,041E-48</text:p>
          </table:table-cell>
          <table:table-cell office:value-type="float" office:value="2.953E-055" calcext:value-type="float">
            <text:p>2,953E-55</text:p>
          </table:table-cell>
          <table:table-cell office:value-type="float" office:value="5.24E-055" calcext:value-type="float">
            <text:p>5,24E-55</text:p>
          </table:table-cell>
          <table:table-cell office:value-type="float" office:value="8.171E-052" calcext:value-type="float">
            <text:p>8,171E-52</text:p>
          </table:table-cell>
          <table:table-cell office:value-type="float" office:value="5.488E-048" calcext:value-type="float">
            <text:p>5,488E-48</text:p>
          </table:table-cell>
          <table:table-cell office:value-type="float" office:value="3.307E-052" calcext:value-type="float">
            <text:p>3,307E-52</text:p>
          </table:table-cell>
          <table:table-cell office:value-type="float" office:value="8.259E-049" calcext:value-type="float">
            <text:p>8,259E-49</text:p>
          </table:table-cell>
          <table:table-cell office:value-type="float" office:value="1.768E-049" calcext:value-type="float">
            <text:p>1,768E-49</text:p>
          </table:table-cell>
          <table:table-cell office:value-type="float" office:value="2.986E-052" calcext:value-type="float">
            <text:p>2,986E-52</text:p>
          </table:table-cell>
          <table:table-cell office:value-type="float" office:value="1.366E-044" calcext:value-type="float">
            <text:p>1,366E-44</text:p>
          </table:table-cell>
          <table:table-cell office:value-type="float" office:value="6.836E-044" calcext:value-type="float">
            <text:p>6,836E-44</text:p>
          </table:table-cell>
          <table:table-cell office:value-type="float" office:value="1.554E-040" calcext:value-type="float">
            <text:p>1,554E-40</text:p>
          </table:table-cell>
          <table:table-cell office:value-type="float" office:value="5.097E-044" calcext:value-type="float">
            <text:p>5,097E-44</text:p>
          </table:table-cell>
          <table:table-cell office:value-type="float" office:value="3.897E-050" calcext:value-type="float">
            <text:p>3,897E-50</text:p>
          </table:table-cell>
          <table:table-cell office:value-type="float" office:value="1.494E-049" calcext:value-type="float">
            <text:p>1,494E-49</text:p>
          </table:table-cell>
          <table:table-cell office:value-type="float" office:value="9.09E-044" calcext:value-type="float">
            <text:p>9,09E-44</text:p>
          </table:table-cell>
          <table:table-cell office:value-type="float" office:value="5.001E-042" calcext:value-type="float">
            <text:p>5,001E-42</text:p>
          </table:table-cell>
          <table:table-cell office:value-type="float" office:value="2.263E-028" calcext:value-type="float">
            <text:p>2,263E-28</text:p>
          </table:table-cell>
          <table:table-cell office:value-type="float" office:value="1.173E-029" calcext:value-type="float">
            <text:p>1,173E-29</text:p>
          </table:table-cell>
          <table:table-cell office:value-type="float" office:value="2.808E-058" calcext:value-type="float">
            <text:p>2,808E-58</text:p>
          </table:table-cell>
          <table:table-cell office:value-type="float" office:value="4.967E-055" calcext:value-type="float">
            <text:p>4,967E-55</text:p>
          </table:table-cell>
          <table:table-cell office:value-type="float" office:value="1.305E-052" calcext:value-type="float">
            <text:p>1,305E-52</text:p>
          </table:table-cell>
          <table:table-cell office:value-type="float" office:value="1.701E-017" calcext:value-type="float">
            <text:p>1,701E-17</text:p>
          </table:table-cell>
          <table:table-cell office:value-type="float" office:value="1.931E-060" calcext:value-type="float">
            <text:p>1,931E-60</text:p>
          </table:table-cell>
          <table:table-cell office:value-type="float" office:value="1.872E-042" calcext:value-type="float">
            <text:p>1,872E-42</text:p>
          </table:table-cell>
          <table:table-cell office:value-type="float" office:value="5.465E-055" calcext:value-type="float">
            <text:p>5,465E-55</text:p>
          </table:table-cell>
          <table:table-cell office:value-type="float" office:value="9.913E-053" calcext:value-type="float">
            <text:p>9,913E-53</text:p>
          </table:table-cell>
          <table:table-cell office:value-type="float" office:value="9.933E-050" calcext:value-type="float">
            <text:p>9,933E-50</text:p>
          </table:table-cell>
          <table:table-cell office:value-type="float" office:value="2.036E-051" calcext:value-type="float">
            <text:p>2,036E-51</text:p>
          </table:table-cell>
          <table:table-cell office:value-type="float" office:value="2.788E-041" calcext:value-type="float">
            <text:p>2,788E-41</text:p>
          </table:table-cell>
          <table:table-cell office:value-type="float" office:value="2.218E-050" calcext:value-type="float">
            <text:p>2,218E-50</text:p>
          </table:table-cell>
          <table:table-cell office:value-type="float" office:value="9.003E-045" calcext:value-type="float">
            <text:p>9,003E-45</text:p>
          </table:table-cell>
          <table:table-cell office:value-type="float" office:value="3.001E-039" calcext:value-type="float">
            <text:p>3,001E-39</text:p>
          </table:table-cell>
          <table:table-cell office:value-type="float" office:value="1.009E-054" calcext:value-type="float">
            <text:p>1,009E-54</text:p>
          </table:table-cell>
          <table:table-cell office:value-type="float" office:value="7.843E-017" calcext:value-type="float">
            <text:p>7,843E-17</text:p>
          </table:table-cell>
          <table:table-cell office:value-type="float" office:value="8.603E-028" calcext:value-type="float">
            <text:p>8,603E-28</text:p>
          </table:table-cell>
          <table:table-cell office:value-type="float" office:value="1.458E-041" calcext:value-type="float">
            <text:p>1,458E-41</text:p>
          </table:table-cell>
          <table:table-cell office:value-type="float" office:value="6.977E-045" calcext:value-type="float">
            <text:p>6,977E-45</text:p>
          </table:table-cell>
          <table:table-cell office:value-type="float" office:value="3.482E-046" calcext:value-type="float">
            <text:p>3,482E-46</text:p>
          </table:table-cell>
          <table:table-cell office:value-type="float" office:value="5.261E-037" calcext:value-type="float">
            <text:p>5,261E-37</text:p>
          </table:table-cell>
          <table:table-cell office:value-type="float" office:value="7.513E-044" calcext:value-type="float">
            <text:p>7,513E-44</text:p>
          </table:table-cell>
          <table:table-cell office:value-type="float" office:value="7.404E-040" calcext:value-type="float">
            <text:p>7,404E-40</text:p>
          </table:table-cell>
          <table:table-cell office:value-type="float" office:value="5.531E-051" calcext:value-type="float">
            <text:p>5,531E-51</text:p>
          </table:table-cell>
          <table:table-cell office:value-type="float" office:value="2.526E-044" calcext:value-type="float">
            <text:p>2,526E-44</text:p>
          </table:table-cell>
          <table:table-cell office:value-type="float" office:value="1.974E-057" calcext:value-type="float">
            <text:p>1,974E-57</text:p>
          </table:table-cell>
          <table:table-cell office:value-type="float" office:value="2.457E-029" calcext:value-type="float">
            <text:p>2,457E-29</text:p>
          </table:table-cell>
        </table:table-row>
        <table:table-row table:style-name="ro1">
          <table:table-cell office:value-type="string" calcext:value-type="string">
            <text:p>HG01880_ACB</text:p>
          </table:table-cell>
          <table:table-cell office:value-type="float" office:value="55" calcext:value-type="float">
            <text:p>55</text:p>
          </table:table-cell>
          <table:table-cell office:value-type="float" office:value="1.906E-055" calcext:value-type="float">
            <text:p>1,906E-55</text:p>
          </table:table-cell>
          <table:table-cell office:value-type="float" office:value="2.37E-057" calcext:value-type="float">
            <text:p>2,37E-57</text:p>
          </table:table-cell>
          <table:table-cell office:value-type="float" office:value="2.746E-054" calcext:value-type="float">
            <text:p>2,746E-54</text:p>
          </table:table-cell>
          <table:table-cell office:value-type="float" office:value="1.489E-037" calcext:value-type="float">
            <text:p>1,489E-37</text:p>
          </table:table-cell>
          <table:table-cell office:value-type="float" office:value="1.515E-036" calcext:value-type="float">
            <text:p>1,515E-36</text:p>
          </table:table-cell>
          <table:table-cell office:value-type="float" office:value="3.771E-048" calcext:value-type="float">
            <text:p>3,771E-48</text:p>
          </table:table-cell>
          <table:table-cell office:value-type="float" office:value="2.6E-054" calcext:value-type="float">
            <text:p>2,6E-54</text:p>
          </table:table-cell>
          <table:table-cell office:value-type="float" office:value="3.549E-056" calcext:value-type="float">
            <text:p>3,549E-56</text:p>
          </table:table-cell>
          <table:table-cell office:value-type="float" office:value="2.989E-045" calcext:value-type="float">
            <text:p>2,989E-45</text:p>
          </table:table-cell>
          <table:table-cell office:value-type="float" office:value="1.006E-045" calcext:value-type="float">
            <text:p>1,006E-45</text:p>
          </table:table-cell>
          <table:table-cell office:value-type="float" office:value="1.71E-046" calcext:value-type="float">
            <text:p>1,71E-46</text:p>
          </table:table-cell>
          <table:table-cell office:value-type="float" office:value="5.318E-072" calcext:value-type="float">
            <text:p>5,318E-72</text:p>
          </table:table-cell>
          <table:table-cell office:value-type="float" office:value="5.719E-026" calcext:value-type="float">
            <text:p>5,719E-26</text:p>
          </table:table-cell>
          <table:table-cell office:value-type="float" office:value="2.068E-041" calcext:value-type="float">
            <text:p>2,068E-41</text:p>
          </table:table-cell>
          <table:table-cell office:value-type="float" office:value="1.505E-043" calcext:value-type="float">
            <text:p>1,505E-43</text:p>
          </table:table-cell>
          <table:table-cell office:value-type="float" office:value="2.398E-048" calcext:value-type="float">
            <text:p>2,398E-48</text:p>
          </table:table-cell>
          <table:table-cell office:value-type="float" office:value="1.778E-047" calcext:value-type="float">
            <text:p>1,778E-47</text:p>
          </table:table-cell>
          <table:table-cell office:value-type="float" office:value="8.042E-051" calcext:value-type="float">
            <text:p>8,042E-51</text:p>
          </table:table-cell>
          <table:table-cell office:value-type="float" office:value="1.881E-065" calcext:value-type="float">
            <text:p>1,881E-65</text:p>
          </table:table-cell>
          <table:table-cell office:value-type="float" office:value="2.489E-040" calcext:value-type="float">
            <text:p>2,489E-40</text:p>
          </table:table-cell>
          <table:table-cell office:value-type="float" office:value="2.965E-052" calcext:value-type="float">
            <text:p>2,965E-52</text:p>
          </table:table-cell>
          <table:table-cell office:value-type="float" office:value="4.89E-059" calcext:value-type="float">
            <text:p>4,89E-59</text:p>
          </table:table-cell>
          <table:table-cell office:value-type="float" office:value="2.384E-065" calcext:value-type="float">
            <text:p>2,384E-65</text:p>
          </table:table-cell>
          <table:table-cell office:value-type="float" office:value="1.023E-057" calcext:value-type="float">
            <text:p>1,023E-57</text:p>
          </table:table-cell>
          <table:table-cell office:value-type="float" office:value="6.58E-075" calcext:value-type="float">
            <text:p>6,58E-75</text:p>
          </table:table-cell>
          <table:table-cell office:value-type="float" office:value="1.127E-032" calcext:value-type="float">
            <text:p>1,127E-32</text:p>
          </table:table-cell>
          <table:table-cell office:value-type="float" office:value="2.679E-032" calcext:value-type="float">
            <text:p>2,679E-32</text:p>
          </table:table-cell>
          <table:table-cell office:value-type="float" office:value="4.971E-044" calcext:value-type="float">
            <text:p>4,971E-44</text:p>
          </table:table-cell>
          <table:table-cell office:value-type="float" office:value="3.102E-051" calcext:value-type="float">
            <text:p>3,102E-51</text:p>
          </table:table-cell>
          <table:table-cell office:value-type="float" office:value="1.78E-051" calcext:value-type="float">
            <text:p>1,78E-51</text:p>
          </table:table-cell>
          <table:table-cell office:value-type="float" office:value="1.47E-044" calcext:value-type="float">
            <text:p>1,47E-44</text:p>
          </table:table-cell>
          <table:table-cell office:value-type="float" office:value="2.32E-049" calcext:value-type="float">
            <text:p>2,32E-49</text:p>
          </table:table-cell>
          <table:table-cell office:value-type="float" office:value="1.737E-038" calcext:value-type="float">
            <text:p>1,737E-38</text:p>
          </table:table-cell>
          <table:table-cell office:value-type="float" office:value="2.825E-031" calcext:value-type="float">
            <text:p>2,825E-31</text:p>
          </table:table-cell>
          <table:table-cell office:value-type="float" office:value="6.824E-050" calcext:value-type="float">
            <text:p>6,824E-50</text:p>
          </table:table-cell>
          <table:table-cell office:value-type="float" office:value="1.882E-044" calcext:value-type="float">
            <text:p>1,882E-44</text:p>
          </table:table-cell>
          <table:table-cell office:value-type="float" office:value="5.067E-033" calcext:value-type="float">
            <text:p>5,067E-33</text:p>
          </table:table-cell>
          <table:table-cell office:value-type="float" office:value="2.33E-058" calcext:value-type="float">
            <text:p>2,33E-58</text:p>
          </table:table-cell>
          <table:table-cell office:value-type="float" office:value="8.692E-033" calcext:value-type="float">
            <text:p>8,692E-33</text:p>
          </table:table-cell>
          <table:table-cell office:value-type="float" office:value="1.804E-028" calcext:value-type="float">
            <text:p>1,804E-28</text:p>
          </table:table-cell>
          <table:table-cell office:value-type="float" office:value="1.622E-020" calcext:value-type="float">
            <text:p>1,622E-20</text:p>
          </table:table-cell>
          <table:table-cell office:value-type="float" office:value="2.48E-026" calcext:value-type="float">
            <text:p>2,48E-26</text:p>
          </table:table-cell>
          <table:table-cell office:value-type="float" office:value="6.021E-043" calcext:value-type="float">
            <text:p>6,021E-43</text:p>
          </table:table-cell>
          <table:table-cell office:value-type="float" office:value="4.629E-048" calcext:value-type="float">
            <text:p>4,629E-48</text:p>
          </table:table-cell>
          <table:table-cell office:value-type="float" office:value="3.119E-045" calcext:value-type="float">
            <text:p>3,119E-45</text:p>
          </table:table-cell>
          <table:table-cell office:value-type="float" office:value="8.911E-043" calcext:value-type="float">
            <text:p>8,911E-43</text:p>
          </table:table-cell>
          <table:table-cell office:value-type="float" office:value="1.189E-025" calcext:value-type="float">
            <text:p>1,189E-25</text:p>
          </table:table-cell>
          <table:table-cell office:value-type="float" office:value="6.84E-054" calcext:value-type="float">
            <text:p>6,84E-54</text:p>
          </table:table-cell>
          <table:table-cell office:value-type="float" office:value="9.398E-049" calcext:value-type="float">
            <text:p>9,398E-49</text:p>
          </table:table-cell>
          <table:table-cell office:value-type="float" office:value="1.774E-024" calcext:value-type="float">
            <text:p>1,774E-24</text:p>
          </table:table-cell>
          <table:table-cell office:value-type="float" office:value="1.848E-049" calcext:value-type="float">
            <text:p>1,848E-49</text:p>
          </table:table-cell>
          <table:table-cell office:value-type="float" office:value="2.35E-033" calcext:value-type="float">
            <text:p>2,35E-33</text:p>
          </table:table-cell>
          <table:table-cell office:value-type="float" office:value="2.723E-048" calcext:value-type="float">
            <text:p>2,723E-48</text:p>
          </table:table-cell>
          <table:table-cell office:value-type="float" office:value="1.577E-023" calcext:value-type="float">
            <text:p>1,577E-23</text:p>
          </table:table-cell>
          <table:table-cell office:value-type="float" office:value="1.016E-023" calcext:value-type="float">
            <text:p>1,016E-23</text:p>
          </table:table-cell>
          <table:table-cell office:value-type="float" office:value="5.825E-035" calcext:value-type="float">
            <text:p>5,825E-35</text:p>
          </table:table-cell>
          <table:table-cell office:value-type="float" office:value="7.56E-038" calcext:value-type="float">
            <text:p>7,56E-38</text:p>
          </table:table-cell>
          <table:table-cell office:value-type="float" office:value="1.83E-037" calcext:value-type="float">
            <text:p>1,83E-37</text:p>
          </table:table-cell>
          <table:table-cell office:value-type="float" office:value="4.217E-042" calcext:value-type="float">
            <text:p>4,217E-42</text:p>
          </table:table-cell>
          <table:table-cell office:value-type="float" office:value="2.648E-047" calcext:value-type="float">
            <text:p>2,648E-47</text:p>
          </table:table-cell>
          <table:table-cell office:value-type="float" office:value="2.836E-047" calcext:value-type="float">
            <text:p>2,836E-47</text:p>
          </table:table-cell>
          <table:table-cell office:value-type="float" office:value="2.621E-043" calcext:value-type="float">
            <text:p>2,621E-43</text:p>
          </table:table-cell>
          <table:table-cell office:value-type="float" office:value="7.559E-030" calcext:value-type="float">
            <text:p>7,559E-30</text:p>
          </table:table-cell>
          <table:table-cell office:value-type="float" office:value="1.849E-033" calcext:value-type="float">
            <text:p>1,849E-33</text:p>
          </table:table-cell>
          <table:table-cell office:value-type="float" office:value="2.109E-036" calcext:value-type="float">
            <text:p>2,109E-36</text:p>
          </table:table-cell>
          <table:table-cell office:value-type="float" office:value="7.098E-049" calcext:value-type="float">
            <text:p>7,098E-49</text:p>
          </table:table-cell>
          <table:table-cell office:value-type="float" office:value="2.925E-046" calcext:value-type="float">
            <text:p>2,925E-46</text:p>
          </table:table-cell>
          <table:table-cell office:value-type="float" office:value="1.796E-026" calcext:value-type="float">
            <text:p>1,796E-26</text:p>
          </table:table-cell>
          <table:table-cell office:value-type="float" office:value="8.293E-037" calcext:value-type="float">
            <text:p>8,293E-37</text:p>
          </table:table-cell>
          <table:table-cell office:value-type="float" office:value="5.395E-044" calcext:value-type="float">
            <text:p>5,395E-44</text:p>
          </table:table-cell>
          <table:table-cell office:value-type="float" office:value="6.728E-045" calcext:value-type="float">
            <text:p>6,728E-45</text:p>
          </table:table-cell>
          <table:table-cell office:value-type="float" office:value="1.531E-030" calcext:value-type="float">
            <text:p>1,531E-30</text:p>
          </table:table-cell>
          <table:table-cell office:value-type="float" office:value="1.25E-020" calcext:value-type="float">
            <text:p>1,25E-20</text:p>
          </table:table-cell>
          <table:table-cell office:value-type="float" office:value="3.154E-034" calcext:value-type="float">
            <text:p>3,154E-34</text:p>
          </table:table-cell>
          <table:table-cell office:value-type="float" office:value="8.851E-051" calcext:value-type="float">
            <text:p>8,851E-51</text:p>
          </table:table-cell>
          <table:table-cell office:value-type="float" office:value="7.794E-051" calcext:value-type="float">
            <text:p>7,794E-51</text:p>
          </table:table-cell>
          <table:table-cell office:value-type="float" office:value="1.79E-051" calcext:value-type="float">
            <text:p>1,79E-51</text:p>
          </table:table-cell>
          <table:table-cell office:value-type="float" office:value="2.648E-056" calcext:value-type="float">
            <text:p>2,648E-56</text:p>
          </table:table-cell>
          <table:table-cell office:value-type="float" office:value="3.272E-055" calcext:value-type="float">
            <text:p>3,272E-55</text:p>
          </table:table-cell>
          <table:table-cell office:value-type="float" office:value="5.871E-057" calcext:value-type="float">
            <text:p>5,871E-57</text:p>
          </table:table-cell>
          <table:table-cell office:value-type="float" office:value="6.795E-044" calcext:value-type="float">
            <text:p>6,795E-44</text:p>
          </table:table-cell>
          <table:table-cell office:value-type="float" office:value="8.556E-054" calcext:value-type="float">
            <text:p>8,556E-54</text:p>
          </table:table-cell>
          <table:table-cell office:value-type="float" office:value="9.583E-033" calcext:value-type="float">
            <text:p>9,583E-33</text:p>
          </table:table-cell>
          <table:table-cell office:value-type="float" office:value="1.032E-032" calcext:value-type="float">
            <text:p>1,032E-32</text:p>
          </table:table-cell>
          <table:table-cell office:value-type="float" office:value="4.124E-033" calcext:value-type="float">
            <text:p>4,124E-33</text:p>
          </table:table-cell>
          <table:table-cell office:value-type="float" office:value="6.194E-031" calcext:value-type="float">
            <text:p>6,194E-31</text:p>
          </table:table-cell>
          <table:table-cell office:value-type="float" office:value="1.212E-033" calcext:value-type="float">
            <text:p>1,212E-33</text:p>
          </table:table-cell>
          <table:table-cell office:value-type="float" office:value="1.408E-039" calcext:value-type="float">
            <text:p>1,408E-39</text:p>
          </table:table-cell>
          <table:table-cell office:value-type="float" office:value="2.483E-034" calcext:value-type="float">
            <text:p>2,483E-34</text:p>
          </table:table-cell>
          <table:table-cell office:value-type="float" office:value="1.417E-032" calcext:value-type="float">
            <text:p>1,417E-32</text:p>
          </table:table-cell>
          <table:table-cell office:value-type="float" office:value="2.582E-034" calcext:value-type="float">
            <text:p>2,582E-34</text:p>
          </table:table-cell>
          <table:table-cell office:value-type="float" office:value="8.628E-052" calcext:value-type="float">
            <text:p>8,628E-52</text:p>
          </table:table-cell>
          <table:table-cell office:value-type="float" office:value="7.264E-049" calcext:value-type="float">
            <text:p>7,264E-49</text:p>
          </table:table-cell>
          <table:table-cell office:value-type="float" office:value="7.323E-029" calcext:value-type="float">
            <text:p>7,323E-29</text:p>
          </table:table-cell>
          <table:table-cell office:value-type="float" office:value="1.334E-030" calcext:value-type="float">
            <text:p>1,334E-30</text:p>
          </table:table-cell>
          <table:table-cell office:value-type="float" office:value="7.104E-030" calcext:value-type="float">
            <text:p>7,104E-30</text:p>
          </table:table-cell>
          <table:table-cell office:value-type="float" office:value="3.998E-032" calcext:value-type="float">
            <text:p>3,998E-32</text:p>
          </table:table-cell>
          <table:table-cell office:value-type="float" office:value="1.558E-030" calcext:value-type="float">
            <text:p>1,558E-30</text:p>
          </table:table-cell>
          <table:table-cell office:value-type="float" office:value="5.283E-030" calcext:value-type="float">
            <text:p>5,283E-30</text:p>
          </table:table-cell>
          <table:table-cell office:value-type="float" office:value="5.255E-029" calcext:value-type="float">
            <text:p>5,255E-29</text:p>
          </table:table-cell>
          <table:table-cell office:value-type="float" office:value="8.721E-031" calcext:value-type="float">
            <text:p>8,721E-31</text:p>
          </table:table-cell>
          <table:table-cell office:value-type="float" office:value="7.904E-051" calcext:value-type="float">
            <text:p>7,904E-51</text:p>
          </table:table-cell>
          <table:table-cell office:value-type="float" office:value="5.771E-043" calcext:value-type="float">
            <text:p>5,771E-43</text:p>
          </table:table-cell>
          <table:table-cell office:value-type="float" office:value="6.991E-047" calcext:value-type="float">
            <text:p>6,991E-47</text:p>
          </table:table-cell>
          <table:table-cell office:value-type="float" office:value="1.673E-053" calcext:value-type="float">
            <text:p>1,673E-53</text:p>
          </table:table-cell>
          <table:table-cell office:value-type="float" office:value="2.516E-056" calcext:value-type="float">
            <text:p>2,516E-56</text:p>
          </table:table-cell>
          <table:table-cell office:value-type="float" office:value="1.066E-052" calcext:value-type="float">
            <text:p>1,066E-52</text:p>
          </table:table-cell>
          <table:table-cell office:value-type="float" office:value="2.734E-055" calcext:value-type="float">
            <text:p>2,734E-55</text:p>
          </table:table-cell>
          <table:table-cell office:value-type="float" office:value="8.175E-040" calcext:value-type="float">
            <text:p>8,175E-40</text:p>
          </table:table-cell>
          <table:table-cell office:value-type="float" office:value="5.17E-047" calcext:value-type="float">
            <text:p>5,17E-47</text:p>
          </table:table-cell>
          <table:table-cell office:value-type="float" office:value="3.3E-036" calcext:value-type="float">
            <text:p>3,3E-36</text:p>
          </table:table-cell>
          <table:table-cell office:value-type="float" office:value="1.29E-048" calcext:value-type="float">
            <text:p>1,29E-48</text:p>
          </table:table-cell>
          <table:table-cell office:value-type="float" office:value="1.686E-053" calcext:value-type="float">
            <text:p>1,686E-53</text:p>
          </table:table-cell>
          <table:table-cell office:value-type="float" office:value="2.06E-051" calcext:value-type="float">
            <text:p>2,06E-51</text:p>
          </table:table-cell>
          <table:table-cell office:value-type="float" office:value="2.058E-045" calcext:value-type="float">
            <text:p>2,058E-45</text:p>
          </table:table-cell>
          <table:table-cell office:value-type="float" office:value="2.424E-054" calcext:value-type="float">
            <text:p>2,424E-54</text:p>
          </table:table-cell>
          <table:table-cell office:value-type="float" office:value="6.258E-054" calcext:value-type="float">
            <text:p>6,258E-54</text:p>
          </table:table-cell>
          <table:table-cell office:value-type="float" office:value="1.436E-049" calcext:value-type="float">
            <text:p>1,436E-49</text:p>
          </table:table-cell>
          <table:table-cell office:value-type="float" office:value="9.365E-047" calcext:value-type="float">
            <text:p>9,365E-47</text:p>
          </table:table-cell>
          <table:table-cell office:value-type="float" office:value="5.746E-050" calcext:value-type="float">
            <text:p>5,746E-50</text:p>
          </table:table-cell>
          <table:table-cell office:value-type="float" office:value="1.177E-047" calcext:value-type="float">
            <text:p>1,177E-47</text:p>
          </table:table-cell>
          <table:table-cell office:value-type="float" office:value="5.053E-048" calcext:value-type="float">
            <text:p>5,053E-48</text:p>
          </table:table-cell>
          <table:table-cell office:value-type="float" office:value="7.486E-050" calcext:value-type="float">
            <text:p>7,486E-50</text:p>
          </table:table-cell>
          <table:table-cell office:value-type="float" office:value="3.821E-037" calcext:value-type="float">
            <text:p>3,821E-37</text:p>
          </table:table-cell>
          <table:table-cell office:value-type="float" office:value="1.398E-040" calcext:value-type="float">
            <text:p>1,398E-40</text:p>
          </table:table-cell>
          <table:table-cell office:value-type="float" office:value="1.182E-038" calcext:value-type="float">
            <text:p>1,182E-38</text:p>
          </table:table-cell>
          <table:table-cell office:value-type="float" office:value="4.805E-041" calcext:value-type="float">
            <text:p>4,805E-41</text:p>
          </table:table-cell>
          <table:table-cell office:value-type="float" office:value="5.669E-048" calcext:value-type="float">
            <text:p>5,669E-48</text:p>
          </table:table-cell>
          <table:table-cell office:value-type="float" office:value="9.175E-047" calcext:value-type="float">
            <text:p>9,175E-47</text:p>
          </table:table-cell>
          <table:table-cell office:value-type="float" office:value="8.095E-042" calcext:value-type="float">
            <text:p>8,095E-42</text:p>
          </table:table-cell>
          <table:table-cell office:value-type="float" office:value="8.001E-044" calcext:value-type="float">
            <text:p>8,001E-44</text:p>
          </table:table-cell>
          <table:table-cell office:value-type="float" office:value="6.144E-033" calcext:value-type="float">
            <text:p>6,144E-33</text:p>
          </table:table-cell>
          <table:table-cell office:value-type="float" office:value="3.723E-031" calcext:value-type="float">
            <text:p>3,723E-31</text:p>
          </table:table-cell>
          <table:table-cell office:value-type="float" office:value="2.896E-052" calcext:value-type="float">
            <text:p>2,896E-52</text:p>
          </table:table-cell>
          <table:table-cell office:value-type="float" office:value="2.306E-050" calcext:value-type="float">
            <text:p>2,306E-50</text:p>
          </table:table-cell>
          <table:table-cell office:value-type="float" office:value="9.933E-048" calcext:value-type="float">
            <text:p>9,933E-48</text:p>
          </table:table-cell>
          <table:table-cell office:value-type="float" office:value="3.536E-020" calcext:value-type="float">
            <text:p>3,536E-20</text:p>
          </table:table-cell>
          <table:table-cell office:value-type="float" office:value="2.212E-054" calcext:value-type="float">
            <text:p>2,212E-54</text:p>
          </table:table-cell>
          <table:table-cell office:value-type="float" office:value="4.592E-038" calcext:value-type="float">
            <text:p>4,592E-38</text:p>
          </table:table-cell>
          <table:table-cell office:value-type="float" office:value="3.263E-053" calcext:value-type="float">
            <text:p>3,263E-53</text:p>
          </table:table-cell>
          <table:table-cell office:value-type="float" office:value="4.645E-052" calcext:value-type="float">
            <text:p>4,645E-52</text:p>
          </table:table-cell>
          <table:table-cell office:value-type="float" office:value="3.3E-047" calcext:value-type="float">
            <text:p>3,3E-47</text:p>
          </table:table-cell>
          <table:table-cell office:value-type="float" office:value="7.002E-050" calcext:value-type="float">
            <text:p>7,002E-50</text:p>
          </table:table-cell>
          <table:table-cell office:value-type="float" office:value="2.345E-038" calcext:value-type="float">
            <text:p>2,345E-38</text:p>
          </table:table-cell>
          <table:table-cell office:value-type="float" office:value="9.39E-050" calcext:value-type="float">
            <text:p>9,39E-50</text:p>
          </table:table-cell>
          <table:table-cell office:value-type="float" office:value="2.422E-044" calcext:value-type="float">
            <text:p>2,422E-44</text:p>
          </table:table-cell>
          <table:table-cell office:value-type="float" office:value="8.175E-040" calcext:value-type="float">
            <text:p>8,175E-40</text:p>
          </table:table-cell>
          <table:table-cell office:value-type="float" office:value="3.771E-048" calcext:value-type="float">
            <text:p>3,771E-48</text:p>
          </table:table-cell>
          <table:table-cell office:value-type="float" office:value="1.284E-025" calcext:value-type="float">
            <text:p>1,284E-25</text:p>
          </table:table-cell>
          <table:table-cell office:value-type="float" office:value="3.332E-029" calcext:value-type="float">
            <text:p>3,332E-29</text:p>
          </table:table-cell>
          <table:table-cell office:value-type="float" office:value="8.209E-045" calcext:value-type="float">
            <text:p>8,209E-45</text:p>
          </table:table-cell>
          <table:table-cell office:value-type="float" office:value="1.321E-043" calcext:value-type="float">
            <text:p>1,321E-43</text:p>
          </table:table-cell>
          <table:table-cell office:value-type="float" office:value="8.122E-045" calcext:value-type="float">
            <text:p>8,122E-45</text:p>
          </table:table-cell>
          <table:table-cell office:value-type="float" office:value="1.502E-038" calcext:value-type="float">
            <text:p>1,502E-38</text:p>
          </table:table-cell>
          <table:table-cell office:value-type="float" office:value="2.732E-043" calcext:value-type="float">
            <text:p>2,732E-43</text:p>
          </table:table-cell>
          <table:table-cell office:value-type="float" office:value="1.068E-038" calcext:value-type="float">
            <text:p>1,068E-38</text:p>
          </table:table-cell>
          <table:table-cell office:value-type="float" office:value="1.38E-050" calcext:value-type="float">
            <text:p>1,38E-50</text:p>
          </table:table-cell>
          <table:table-cell office:value-type="float" office:value="3.915E-045" calcext:value-type="float">
            <text:p>3,915E-45</text:p>
          </table:table-cell>
          <table:table-cell office:value-type="float" office:value="2.26E-051" calcext:value-type="float">
            <text:p>2,26E-51</text:p>
          </table:table-cell>
          <table:table-cell office:value-type="float" office:value="1.589E-034" calcext:value-type="float">
            <text:p>1,589E-34</text:p>
          </table:table-cell>
        </table:table-row>
      </table:table>
      <table:table table:name="Grafico" table:style-name="ta1">
        <table:shapes>
          <draw:frame draw:z-index="0" draw:style-name="gr1" draw:text-style-name="P1" svg:width="103.237cm" svg:height="16.116cm" svg:x="350.993cm" svg:y="1.948cm">
            <draw:object draw:notify-on-update-of-ranges="Grafico.C1:Grafico.FF1 Grafico.C2:Grafico.F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56" table:number-columns-repeated="323" table:default-cell-style-name="Default"/>
        <table:table-row table:style-name="ro1">
          <table:table-cell table:formula="of:=[$55_aisnp_1000_Genome_likelihood.A1]" office:value-type="string" office:string-value="Individual" calcext:value-type="string">
            <text:p>Individual</text:p>
          </table:table-cell>
          <table:table-cell table:formula="of:=[$55_aisnp_1000_Genome_likelihood.B1]" office:value-type="string" office:string-value="SNP_Count" calcext:value-type="string">
            <text:p>SNP_Count</text:p>
          </table:table-cell>
          <table:table-cell table:formula="of:=[$55_aisnp_1000_Genome_likelihood.C1]" office:value-type="string" office:string-value="Taiwanese Han" calcext:value-type="string">
            <text:p>Taiwanese Han</text:p>
          </table:table-cell>
          <table:table-cell table:formula="of:=[$55_aisnp_1000_Genome_likelihood.D1]" office:value-type="string" office:string-value="Ami" calcext:value-type="string">
            <text:p>Ami</text:p>
          </table:table-cell>
          <table:table-cell table:formula="of:=[$55_aisnp_1000_Genome_likelihood.E1]" office:value-type="string" office:string-value="Hakka" calcext:value-type="string">
            <text:p>Hakka</text:p>
          </table:table-cell>
          <table:table-cell table:formula="of:=[$55_aisnp_1000_Genome_likelihood.F1]" office:value-type="string" office:string-value="Biaka" calcext:value-type="string">
            <text:p>Biaka</text:p>
          </table:table-cell>
          <table:table-cell table:formula="of:=[$55_aisnp_1000_Genome_likelihood.G1]" office:value-type="string" office:string-value="Mbuti" calcext:value-type="string">
            <text:p>Mbuti</text:p>
          </table:table-cell>
          <table:table-cell table:formula="of:=[$55_aisnp_1000_Genome_likelihood.H1]" office:value-type="string" office:string-value="Danes" calcext:value-type="string">
            <text:p>Danes</text:p>
          </table:table-cell>
          <table:table-cell table:formula="of:=[$55_aisnp_1000_Genome_likelihood.I1]" office:value-type="string" office:string-value="San Francisco Chinese" calcext:value-type="string">
            <text:p>San Francisco Chinese</text:p>
          </table:table-cell>
          <table:table-cell table:formula="of:=[$55_aisnp_1000_Genome_likelihood.J1]" office:value-type="string" office:string-value="Japanese" calcext:value-type="string">
            <text:p>Japanese</text:p>
          </table:table-cell>
          <table:table-cell table:formula="of:=[$55_aisnp_1000_Genome_likelihood.K1]" office:value-type="string" office:string-value="Yakut" calcext:value-type="string">
            <text:p>Yakut</text:p>
          </table:table-cell>
          <table:table-cell table:formula="of:=[$55_aisnp_1000_Genome_likelihood.L1]" office:value-type="string" office:string-value="Nasioi speakers" calcext:value-type="string">
            <text:p>Nasioi speakers</text:p>
          </table:table-cell>
          <table:table-cell table:formula="of:=[$55_aisnp_1000_Genome_likelihood.M1]" office:value-type="string" office:string-value="Maya-Yucatec" calcext:value-type="string">
            <text:p>Maya-Yucatec</text:p>
          </table:table-cell>
          <table:table-cell table:formula="of:=[$55_aisnp_1000_Genome_likelihood.N1]" office:value-type="string" office:string-value="Surui-Rondonia" calcext:value-type="string">
            <text:p>Surui-Rondonia</text:p>
          </table:table-cell>
          <table:table-cell table:formula="of:=[$55_aisnp_1000_Genome_likelihood.O1]" office:value-type="string" office:string-value="Ethiopian Jews" calcext:value-type="string">
            <text:p>Ethiopian Jews</text:p>
          </table:table-cell>
          <table:table-cell table:formula="of:=[$55_aisnp_1000_Genome_likelihood.P1]" office:value-type="string" office:string-value="Yemenite Jews" calcext:value-type="string">
            <text:p>Yemenite Jews</text:p>
          </table:table-cell>
          <table:table-cell table:formula="of:=[$55_aisnp_1000_Genome_likelihood.Q1]" office:value-type="string" office:string-value="Adygei" calcext:value-type="string">
            <text:p>Adygei</text:p>
          </table:table-cell>
          <table:table-cell table:formula="of:=[$55_aisnp_1000_Genome_likelihood.R1]" office:value-type="string" office:string-value="Finns" calcext:value-type="string">
            <text:p>Finns</text:p>
          </table:table-cell>
          <table:table-cell table:formula="of:=[$55_aisnp_1000_Genome_likelihood.S1]" office:value-type="string" office:string-value="Russians" calcext:value-type="string">
            <text:p>Russians</text:p>
          </table:table-cell>
          <table:table-cell table:formula="of:=[$55_aisnp_1000_Genome_likelihood.T1]" office:value-type="string" office:string-value="Mixed Europeans" calcext:value-type="string">
            <text:p>Mixed Europeans</text:p>
          </table:table-cell>
          <table:table-cell table:formula="of:=[$55_aisnp_1000_Genome_likelihood.U1]" office:value-type="string" office:string-value="Atayal" calcext:value-type="string">
            <text:p>Atayal</text:p>
          </table:table-cell>
          <table:table-cell table:formula="of:=[$55_aisnp_1000_Genome_likelihood.V1]" office:value-type="string" office:string-value="Cambodian" calcext:value-type="string">
            <text:p>Cambodian</text:p>
          </table:table-cell>
          <table:table-cell table:formula="of:=[$55_aisnp_1000_Genome_likelihood.W1]" office:value-type="string" office:string-value="Plains Amerindians" calcext:value-type="string">
            <text:p>Plains Amerindians</text:p>
          </table:table-cell>
          <table:table-cell table:formula="of:=[$55_aisnp_1000_Genome_likelihood.X1]" office:value-type="string" office:string-value="Southwest Amerindians" calcext:value-type="string">
            <text:p>Southwest Amerindians</text:p>
          </table:table-cell>
          <table:table-cell table:formula="of:=[$55_aisnp_1000_Genome_likelihood.Y1]" office:value-type="string" office:string-value="Mexican Pima" calcext:value-type="string">
            <text:p>Mexican Pima</text:p>
          </table:table-cell>
          <table:table-cell table:formula="of:=[$55_aisnp_1000_Genome_likelihood.Z1]" office:value-type="string" office:string-value="Ticuna" calcext:value-type="string">
            <text:p>Ticuna</text:p>
          </table:table-cell>
          <table:table-cell table:formula="of:=[$55_aisnp_1000_Genome_likelihood.AA1]" office:value-type="string" office:string-value="Karitiana" calcext:value-type="string">
            <text:p>Karitiana</text:p>
          </table:table-cell>
          <table:table-cell table:formula="of:=[$55_aisnp_1000_Genome_likelihood.AB1]" office:value-type="string" office:string-value="Yoruba" calcext:value-type="string">
            <text:p>Yoruba</text:p>
          </table:table-cell>
          <table:table-cell table:formula="of:=[$55_aisnp_1000_Genome_likelihood.AC1]" office:value-type="string" office:string-value="Kachari" calcext:value-type="string">
            <text:p>Kachari</text:p>
          </table:table-cell>
          <table:table-cell table:formula="of:=[$55_aisnp_1000_Genome_likelihood.AD1]" office:value-type="string" office:string-value="Druze" calcext:value-type="string">
            <text:p>Druze</text:p>
          </table:table-cell>
          <table:table-cell table:formula="of:=[$55_aisnp_1000_Genome_likelihood.AE1]" office:value-type="string" office:string-value="Guihiba speakers" calcext:value-type="string">
            <text:p>Guihiba speakers</text:p>
          </table:table-cell>
          <table:table-cell table:formula="of:=[$55_aisnp_1000_Genome_likelihood.AF1]" office:value-type="string" office:string-value="Irish" calcext:value-type="string">
            <text:p>Irish</text:p>
          </table:table-cell>
          <table:table-cell table:formula="of:=[$55_aisnp_1000_Genome_likelihood.AG1]" office:value-type="string" office:string-value="Micronesians" calcext:value-type="string">
            <text:p>Micronesians</text:p>
          </table:table-cell>
          <table:table-cell table:formula="of:=[$55_aisnp_1000_Genome_likelihood.AH1]" office:value-type="string" office:string-value="Peruvian Quechuan" calcext:value-type="string">
            <text:p>Peruvian Quechuan</text:p>
          </table:table-cell>
          <table:table-cell table:formula="of:=[$55_aisnp_1000_Genome_likelihood.AI1]" office:value-type="string" office:string-value="Samoans" calcext:value-type="string">
            <text:p>Samoans</text:p>
          </table:table-cell>
          <table:table-cell table:formula="of:=[$55_aisnp_1000_Genome_likelihood.AJ1]" office:value-type="string" office:string-value="Thoti" calcext:value-type="string">
            <text:p>Thoti</text:p>
          </table:table-cell>
          <table:table-cell table:formula="of:=[$55_aisnp_1000_Genome_likelihood.AK1]" office:value-type="string" office:string-value="Papuan New Guinean" calcext:value-type="string">
            <text:p>Papuan New Guinean</text:p>
          </table:table-cell>
          <table:table-cell table:formula="of:=[$55_aisnp_1000_Genome_likelihood.AL1]" office:value-type="string" office:string-value="Roman Jews" calcext:value-type="string">
            <text:p>Roman Jews</text:p>
          </table:table-cell>
          <table:table-cell table:formula="of:=[$55_aisnp_1000_Genome_likelihood.AM1]" office:value-type="string" office:string-value="Malaysians" calcext:value-type="string">
            <text:p>Malaysians</text:p>
          </table:table-cell>
          <table:table-cell table:formula="of:=[$55_aisnp_1000_Genome_likelihood.AN1]" office:value-type="string" office:string-value="Samaritans" calcext:value-type="string">
            <text:p>Samaritans</text:p>
          </table:table-cell>
          <table:table-cell table:formula="of:=[$55_aisnp_1000_Genome_likelihood.AO1]" office:value-type="string" office:string-value="Ibo" calcext:value-type="string">
            <text:p>Ibo</text:p>
          </table:table-cell>
          <table:table-cell table:formula="of:=[$55_aisnp_1000_Genome_likelihood.AP1]" office:value-type="string" office:string-value="Hausa" calcext:value-type="string">
            <text:p>Hausa</text:p>
          </table:table-cell>
          <table:table-cell table:formula="of:=[$55_aisnp_1000_Genome_likelihood.AQ1]" office:value-type="string" office:string-value="African Americans" calcext:value-type="string">
            <text:p>African Americans</text:p>
          </table:table-cell>
          <table:table-cell table:formula="of:=[$55_aisnp_1000_Genome_likelihood.AR1]" office:value-type="string" office:string-value="Chagga" calcext:value-type="string">
            <text:p>Chagga</text:p>
          </table:table-cell>
          <table:table-cell table:formula="of:=[$55_aisnp_1000_Genome_likelihood.AS1]" office:value-type="string" office:string-value="Khanty" calcext:value-type="string">
            <text:p>Khanty</text:p>
          </table:table-cell>
          <table:table-cell table:formula="of:=[$55_aisnp_1000_Genome_likelihood.AT1]" office:value-type="string" office:string-value="Komi-Zyrian" calcext:value-type="string">
            <text:p>Komi-Zyrian</text:p>
          </table:table-cell>
          <table:table-cell table:formula="of:=[$55_aisnp_1000_Genome_likelihood.AU1]" office:value-type="string" office:string-value="Ashkenazi Jews" calcext:value-type="string">
            <text:p>Ashkenazi Jews</text:p>
          </table:table-cell>
          <table:table-cell table:formula="of:=[$55_aisnp_1000_Genome_likelihood.AV1]" office:value-type="string" office:string-value="Chuvash" calcext:value-type="string">
            <text:p>Chuvash</text:p>
          </table:table-cell>
          <table:table-cell table:formula="of:=[$55_aisnp_1000_Genome_likelihood.AW1]" office:value-type="string" office:string-value="Masai" calcext:value-type="string">
            <text:p>Masai</text:p>
          </table:table-cell>
          <table:table-cell table:formula="of:=[$55_aisnp_1000_Genome_likelihood.AX1]" office:value-type="string" office:string-value="Koreans" calcext:value-type="string">
            <text:p>Koreans</text:p>
          </table:table-cell>
          <table:table-cell table:formula="of:=[$55_aisnp_1000_Genome_likelihood.AY1]" office:value-type="string" office:string-value="Russians-Archangel'sk" calcext:value-type="string">
            <text:p>Russians-Archangel'sk</text:p>
          </table:table-cell>
          <table:table-cell table:formula="of:=[$55_aisnp_1000_Genome_likelihood.AZ1]" office:value-type="string" office:string-value="Sandawe" calcext:value-type="string">
            <text:p>Sandawe</text:p>
          </table:table-cell>
          <table:table-cell table:formula="of:=[$55_aisnp_1000_Genome_likelihood.BA1]" office:value-type="string" office:string-value="Lao Long" calcext:value-type="string">
            <text:p>Lao Long</text:p>
          </table:table-cell>
          <table:table-cell table:formula="of:=[$55_aisnp_1000_Genome_likelihood.BB1]" office:value-type="string" office:string-value="Keralite" calcext:value-type="string">
            <text:p>Keralite</text:p>
          </table:table-cell>
          <table:table-cell table:formula="of:=[$55_aisnp_1000_Genome_likelihood.BC1]" office:value-type="string" office:string-value="Hungarians" calcext:value-type="string">
            <text:p>Hungarians</text:p>
          </table:table-cell>
          <table:table-cell table:formula="of:=[$55_aisnp_1000_Genome_likelihood.BD1]" office:value-type="string" office:string-value="Negroid Makrani" calcext:value-type="string">
            <text:p>Negroid Makrani</text:p>
          </table:table-cell>
          <table:table-cell table:formula="of:=[$55_aisnp_1000_Genome_likelihood.BE1]" office:value-type="string" office:string-value="Somali" calcext:value-type="string">
            <text:p>Somali</text:p>
          </table:table-cell>
          <table:table-cell table:formula="of:=[$55_aisnp_1000_Genome_likelihood.BF1]" office:value-type="string" office:string-value="Mohannas" calcext:value-type="string">
            <text:p>Mohannas</text:p>
          </table:table-cell>
          <table:table-cell table:formula="of:=[$55_aisnp_1000_Genome_likelihood.BG1]" office:value-type="string" office:string-value="Hazaras" calcext:value-type="string">
            <text:p>Hazaras</text:p>
          </table:table-cell>
          <table:table-cell table:formula="of:=[$55_aisnp_1000_Genome_likelihood.BH1]" office:value-type="string" office:string-value="Khazaks" calcext:value-type="string">
            <text:p>Khazaks</text:p>
          </table:table-cell>
          <table:table-cell table:formula="of:=[$55_aisnp_1000_Genome_likelihood.BI1]" office:value-type="string" office:string-value="Inner Mongolians" calcext:value-type="string">
            <text:p>Inner Mongolians</text:p>
          </table:table-cell>
          <table:table-cell table:formula="of:=[$55_aisnp_1000_Genome_likelihood.BJ1]" office:value-type="string" office:string-value="Baima Dee" calcext:value-type="string">
            <text:p>Baima Dee</text:p>
          </table:table-cell>
          <table:table-cell table:formula="of:=[$55_aisnp_1000_Genome_likelihood.BK1]" office:value-type="string" office:string-value="Qiang" calcext:value-type="string">
            <text:p>Qiang</text:p>
          </table:table-cell>
          <table:table-cell table:formula="of:=[$55_aisnp_1000_Genome_likelihood.BL1]" office:value-type="string" office:string-value="Khamba Tibetan" calcext:value-type="string">
            <text:p>Khamba Tibetan</text:p>
          </table:table-cell>
          <table:table-cell table:formula="of:=[$55_aisnp_1000_Genome_likelihood.BM1]" office:value-type="string" office:string-value="Zaramo" calcext:value-type="string">
            <text:p>Zaramo</text:p>
          </table:table-cell>
          <table:table-cell table:formula="of:=[$55_aisnp_1000_Genome_likelihood.BN1]" office:value-type="string" office:string-value="Kuwaiti" calcext:value-type="string">
            <text:p>Kuwaiti</text:p>
          </table:table-cell>
          <table:table-cell table:formula="of:=[$55_aisnp_1000_Genome_likelihood.BO1]" office:value-type="string" office:string-value="Palestinian Arabs" calcext:value-type="string">
            <text:p>Palestinian Arabs</text:p>
          </table:table-cell>
          <table:table-cell table:formula="of:=[$55_aisnp_1000_Genome_likelihood.BP1]" office:value-type="string" office:string-value="Greeks" calcext:value-type="string">
            <text:p>Greeks</text:p>
          </table:table-cell>
          <table:table-cell table:formula="of:=[$55_aisnp_1000_Genome_likelihood.BQ1]" office:value-type="string" office:string-value="Sardinian" calcext:value-type="string">
            <text:p>Sardinian</text:p>
          </table:table-cell>
          <table:table-cell table:formula="of:=[$55_aisnp_1000_Genome_likelihood.BR1]" office:value-type="string" office:string-value="Lisongo" calcext:value-type="string">
            <text:p>Lisongo</text:p>
          </table:table-cell>
          <table:table-cell table:formula="of:=[$55_aisnp_1000_Genome_likelihood.BS1]" office:value-type="string" office:string-value="Pathan" calcext:value-type="string">
            <text:p>Pathan</text:p>
          </table:table-cell>
          <table:table-cell table:formula="of:=[$55_aisnp_1000_Genome_likelihood.BT1]" office:value-type="string" office:string-value="Outer Mongolians" calcext:value-type="string">
            <text:p>Outer Mongolians</text:p>
          </table:table-cell>
          <table:table-cell table:formula="of:=[$55_aisnp_1000_Genome_likelihood.BU1]" office:value-type="string" office:string-value="Tsaatan" calcext:value-type="string">
            <text:p>Tsaatan</text:p>
          </table:table-cell>
          <table:table-cell table:formula="of:=[$55_aisnp_1000_Genome_likelihood.BV1]" office:value-type="string" office:string-value="Luhya(LWK)" calcext:value-type="string">
            <text:p>Luhya(LWK)</text:p>
          </table:table-cell>
          <table:table-cell table:formula="of:=[$55_aisnp_1000_Genome_likelihood.BW1]" office:value-type="string" office:string-value="African American(ASW)" calcext:value-type="string">
            <text:p>African American(ASW)</text:p>
          </table:table-cell>
          <table:table-cell table:formula="of:=[$55_aisnp_1000_Genome_likelihood.BX1]" office:value-type="string" office:string-value="Yoruba(YRI)" calcext:value-type="string">
            <text:p>Yoruba(YRI)</text:p>
          </table:table-cell>
          <table:table-cell table:formula="of:=[$55_aisnp_1000_Genome_likelihood.BY1]" office:value-type="string" office:string-value="Finns(FIN)" calcext:value-type="string">
            <text:p>Finns(FIN)</text:p>
          </table:table-cell>
          <table:table-cell table:formula="of:=[$55_aisnp_1000_Genome_likelihood.BZ1]" office:value-type="string" office:string-value="British(GBR)" calcext:value-type="string">
            <text:p>British(GBR)</text:p>
          </table:table-cell>
          <table:table-cell table:formula="of:=[$55_aisnp_1000_Genome_likelihood.CA1]" office:value-type="string" office:string-value="Toscani(TSI)" calcext:value-type="string">
            <text:p>Toscani(TSI)</text:p>
          </table:table-cell>
          <table:table-cell table:formula="of:=[$55_aisnp_1000_Genome_likelihood.CB1]" office:value-type="string" office:string-value="Han Chinese(CHB)" calcext:value-type="string">
            <text:p>Han Chinese(CHB)</text:p>
          </table:table-cell>
          <table:table-cell table:formula="of:=[$55_aisnp_1000_Genome_likelihood.CC1]" office:value-type="string" office:string-value="Han Chinese(CHS)" calcext:value-type="string">
            <text:p>Han Chinese(CHS)</text:p>
          </table:table-cell>
          <table:table-cell table:formula="of:=[$55_aisnp_1000_Genome_likelihood.CD1]" office:value-type="string" office:string-value="Japanese(JPT)" calcext:value-type="string">
            <text:p>Japanese(JPT)</text:p>
          </table:table-cell>
          <table:table-cell table:formula="of:=[$55_aisnp_1000_Genome_likelihood.CE1]" office:value-type="string" office:string-value="Iberian(IBS)" calcext:value-type="string">
            <text:p>Iberian(IBS)</text:p>
          </table:table-cell>
          <table:table-cell table:formula="of:=[$55_aisnp_1000_Genome_likelihood.CF1]" office:value-type="string" office:string-value="Chinese Dai(CDX)" calcext:value-type="string">
            <text:p>Chinese Dai(CDX)</text:p>
          </table:table-cell>
          <table:table-cell table:formula="of:=[$55_aisnp_1000_Genome_likelihood.CG1]" office:value-type="string" office:string-value="Bengali(BEB)" calcext:value-type="string">
            <text:p>Bengali(BEB)</text:p>
          </table:table-cell>
          <table:table-cell table:formula="of:=[$55_aisnp_1000_Genome_likelihood.CH1]" office:value-type="string" office:string-value="Punjabi(PJL)" calcext:value-type="string">
            <text:p>Punjabi(PJL)</text:p>
          </table:table-cell>
          <table:table-cell table:formula="of:=[$55_aisnp_1000_Genome_likelihood.CI1]" office:value-type="string" office:string-value="Sri Lankan Tamil(STU)" calcext:value-type="string">
            <text:p>Sri Lankan Tamil(STU)</text:p>
          </table:table-cell>
          <table:table-cell table:formula="of:=[$55_aisnp_1000_Genome_likelihood.CJ1]" office:value-type="string" office:string-value="Gambian(GWD)" calcext:value-type="string">
            <text:p>Gambian(GWD)</text:p>
          </table:table-cell>
          <table:table-cell table:formula="of:=[$55_aisnp_1000_Genome_likelihood.CK1]" office:value-type="string" office:string-value="Mende(MSL)" calcext:value-type="string">
            <text:p>Mende(MSL)</text:p>
          </table:table-cell>
          <table:table-cell table:formula="of:=[$55_aisnp_1000_Genome_likelihood.CL1]" office:value-type="string" office:string-value="Peruvian(PEL)" calcext:value-type="string">
            <text:p>Peruvian(PEL)</text:p>
          </table:table-cell>
          <table:table-cell table:formula="of:=[$55_aisnp_1000_Genome_likelihood.CM1]" office:value-type="string" office:string-value="Gujarati(GIH)" calcext:value-type="string">
            <text:p>Gujarati(GIH)</text:p>
          </table:table-cell>
          <table:table-cell table:formula="of:=[$55_aisnp_1000_Genome_likelihood.CN1]" office:value-type="string" office:string-value="Telugu(ITU)" calcext:value-type="string">
            <text:p>Telugu(ITU)</text:p>
          </table:table-cell>
          <table:table-cell table:formula="of:=[$55_aisnp_1000_Genome_likelihood.CO1]" office:value-type="string" office:string-value="Esan(ESN)" calcext:value-type="string">
            <text:p>Esan(ESN)</text:p>
          </table:table-cell>
          <table:table-cell table:formula="of:=[$55_aisnp_1000_Genome_likelihood.CP1]" office:value-type="string" office:string-value="Vietnamese(KHV)" calcext:value-type="string">
            <text:p>Vietnamese(KHV)</text:p>
          </table:table-cell>
          <table:table-cell table:formula="of:=[$55_aisnp_1000_Genome_likelihood.CQ1]" office:value-type="string" office:string-value="Mixed Europeans(CEU)" calcext:value-type="string">
            <text:p>Mixed Europeans(CEU)</text:p>
          </table:table-cell>
          <table:table-cell table:formula="of:=[$55_aisnp_1000_Genome_likelihood.CR1]" office:value-type="string" office:string-value="Nebeur-Tunisia" calcext:value-type="string">
            <text:p>Nebeur-Tunisia</text:p>
          </table:table-cell>
          <table:table-cell table:formula="of:=[$55_aisnp_1000_Genome_likelihood.CS1]" office:value-type="string" office:string-value="Kesra-Tunisia" calcext:value-type="string">
            <text:p>Kesra-Tunisia</text:p>
          </table:table-cell>
          <table:table-cell table:formula="of:=[$55_aisnp_1000_Genome_likelihood.CT1]" office:value-type="string" office:string-value="Kairoun-Tunisia" calcext:value-type="string">
            <text:p>Kairoun-Tunisia</text:p>
          </table:table-cell>
          <table:table-cell table:formula="of:=[$55_aisnp_1000_Genome_likelihood.CU1]" office:value-type="string" office:string-value="Sousse-Tunisia" calcext:value-type="string">
            <text:p>Sousse-Tunisia</text:p>
          </table:table-cell>
          <table:table-cell table:formula="of:=[$55_aisnp_1000_Genome_likelihood.CV1]" office:value-type="string" office:string-value="Mehdia-Tunisia" calcext:value-type="string">
            <text:p>Mehdia-Tunisia</text:p>
          </table:table-cell>
          <table:table-cell table:formula="of:=[$55_aisnp_1000_Genome_likelihood.CW1]" office:value-type="string" office:string-value="Kerkennah-Tunisia" calcext:value-type="string">
            <text:p>Kerkennah-Tunisia</text:p>
          </table:table-cell>
          <table:table-cell table:formula="of:=[$55_aisnp_1000_Genome_likelihood.CX1]" office:value-type="string" office:string-value="Smar-South Tunisia" calcext:value-type="string">
            <text:p>Smar-South Tunisia</text:p>
          </table:table-cell>
          <table:table-cell table:formula="of:=[$55_aisnp_1000_Genome_likelihood.CY1]" office:value-type="string" office:string-value="Lybia" calcext:value-type="string">
            <text:p>Lybia</text:p>
          </table:table-cell>
          <table:table-cell table:formula="of:=[$55_aisnp_1000_Genome_likelihood.CZ1]" office:value-type="string" office:string-value="Tibetan(Tibet)" calcext:value-type="string">
            <text:p>Tibetan(Tibet)</text:p>
          </table:table-cell>
          <table:table-cell table:formula="of:=[$55_aisnp_1000_Genome_likelihood.DA1]" office:value-type="string" office:string-value="Mongols(Inner Mongolia)" calcext:value-type="string">
            <text:p>Mongols(Inner Mongolia)</text:p>
          </table:table-cell>
          <table:table-cell table:formula="of:=[$55_aisnp_1000_Genome_likelihood.DB1]" office:value-type="string" office:string-value="Hui(Ningxia)" calcext:value-type="string">
            <text:p>Hui(Ningxia)</text:p>
          </table:table-cell>
          <table:table-cell table:formula="of:=[$55_aisnp_1000_Genome_likelihood.DC1]" office:value-type="string" office:string-value="Han(Shaanxi)" calcext:value-type="string">
            <text:p>Han(Shaanxi)</text:p>
          </table:table-cell>
          <table:table-cell table:formula="of:=[$55_aisnp_1000_Genome_likelihood.DD1]" office:value-type="string" office:string-value="Miao(Guizhou)" calcext:value-type="string">
            <text:p>Miao(Guizhou)</text:p>
          </table:table-cell>
          <table:table-cell table:formula="of:=[$55_aisnp_1000_Genome_likelihood.DE1]" office:value-type="string" office:string-value="Han(Yunnan)" calcext:value-type="string">
            <text:p>Han(Yunnan)</text:p>
          </table:table-cell>
          <table:table-cell table:formula="of:=[$55_aisnp_1000_Genome_likelihood.DF1]" office:value-type="string" office:string-value="Li" calcext:value-type="string">
            <text:p>Li</text:p>
          </table:table-cell>
          <table:table-cell table:formula="of:=[$55_aisnp_1000_Genome_likelihood.DG1]" office:value-type="string" office:string-value="Iranians" calcext:value-type="string">
            <text:p>Iranians</text:p>
          </table:table-cell>
          <table:table-cell table:formula="of:=[$55_aisnp_1000_Genome_likelihood.DH1]" office:value-type="string" office:string-value="Turkish" calcext:value-type="string">
            <text:p>Turkish</text:p>
          </table:table-cell>
          <table:table-cell table:formula="of:=[$55_aisnp_1000_Genome_likelihood.DI1]" office:value-type="string" office:string-value="Aboriginals" calcext:value-type="string">
            <text:p>Aboriginals</text:p>
          </table:table-cell>
          <table:table-cell table:formula="of:=[$55_aisnp_1000_Genome_likelihood.DJ1]" office:value-type="string" office:string-value="Dong(Guangxi)" calcext:value-type="string">
            <text:p>Dong(Guangxi)</text:p>
          </table:table-cell>
          <table:table-cell table:formula="of:=[$55_aisnp_1000_Genome_likelihood.DK1]" office:value-type="string" office:string-value="Han(Guangdong)" calcext:value-type="string">
            <text:p>Han(Guangdong)</text:p>
          </table:table-cell>
          <table:table-cell table:formula="of:=[$55_aisnp_1000_Genome_likelihood.DL1]" office:value-type="string" office:string-value="Han(Guangzhou)" calcext:value-type="string">
            <text:p>Han(Guangzhou)</text:p>
          </table:table-cell>
          <table:table-cell table:formula="of:=[$55_aisnp_1000_Genome_likelihood.DM1]" office:value-type="string" office:string-value="Jing(Guangxi)" calcext:value-type="string">
            <text:p>Jing(Guangxi)</text:p>
          </table:table-cell>
          <table:table-cell table:formula="of:=[$55_aisnp_1000_Genome_likelihood.DN1]" office:value-type="string" office:string-value="Miao(Guangxi)" calcext:value-type="string">
            <text:p>Miao(Guangxi)</text:p>
          </table:table-cell>
          <table:table-cell table:formula="of:=[$55_aisnp_1000_Genome_likelihood.DO1]" office:value-type="string" office:string-value="Hakka(Meizhou)" calcext:value-type="string">
            <text:p>Hakka(Meizhou)</text:p>
          </table:table-cell>
          <table:table-cell table:formula="of:=[$55_aisnp_1000_Genome_likelihood.DP1]" office:value-type="string" office:string-value="Han(Guangxi)" calcext:value-type="string">
            <text:p>Han(Guangxi)</text:p>
          </table:table-cell>
          <table:table-cell table:formula="of:=[$55_aisnp_1000_Genome_likelihood.DQ1]" office:value-type="string" office:string-value="Tu" calcext:value-type="string">
            <text:p>Tu</text:p>
          </table:table-cell>
          <table:table-cell table:formula="of:=[$55_aisnp_1000_Genome_likelihood.DR1]" office:value-type="string" office:string-value="Han(Shandong)" calcext:value-type="string">
            <text:p>Han(Shandong)</text:p>
          </table:table-cell>
          <table:table-cell table:formula="of:=[$55_aisnp_1000_Genome_likelihood.DS1]" office:value-type="string" office:string-value="Yi" calcext:value-type="string">
            <text:p>Yi</text:p>
          </table:table-cell>
          <table:table-cell table:formula="of:=[$55_aisnp_1000_Genome_likelihood.DT1]" office:value-type="string" office:string-value="Tibetans" calcext:value-type="string">
            <text:p>Tibetans</text:p>
          </table:table-cell>
          <table:table-cell table:formula="of:=[$55_aisnp_1000_Genome_likelihood.DU1]" office:value-type="string" office:string-value="Xibo" calcext:value-type="string">
            <text:p>Xibo</text:p>
          </table:table-cell>
          <table:table-cell table:formula="of:=[$55_aisnp_1000_Genome_likelihood.DV1]" office:value-type="string" office:string-value="Kazak" calcext:value-type="string">
            <text:p>Kazak</text:p>
          </table:table-cell>
          <table:table-cell table:formula="of:=[$55_aisnp_1000_Genome_likelihood.DW1]" office:value-type="string" office:string-value="Kirghiz" calcext:value-type="string">
            <text:p>Kirghiz</text:p>
          </table:table-cell>
          <table:table-cell table:formula="of:=[$55_aisnp_1000_Genome_likelihood.DX1]" office:value-type="string" office:string-value="Tajiks" calcext:value-type="string">
            <text:p>Tajiks</text:p>
          </table:table-cell>
          <table:table-cell table:formula="of:=[$55_aisnp_1000_Genome_likelihood.DY1]" office:value-type="string" office:string-value="Va(Yunnan)" calcext:value-type="string">
            <text:p>Va(Yunnan)</text:p>
          </table:table-cell>
          <table:table-cell table:formula="of:=[$55_aisnp_1000_Genome_likelihood.DZ1]" office:value-type="string" office:string-value="Dai" calcext:value-type="string">
            <text:p>Dai</text:p>
          </table:table-cell>
          <table:table-cell table:formula="of:=[$55_aisnp_1000_Genome_likelihood.EA1]" office:value-type="string" office:string-value="Bai" calcext:value-type="string">
            <text:p>Bai</text:p>
          </table:table-cell>
          <table:table-cell table:formula="of:=[$55_aisnp_1000_Genome_likelihood.EB1]" office:value-type="string" office:string-value="Va(Burma)" calcext:value-type="string">
            <text:p>Va(Burma)</text:p>
          </table:table-cell>
          <table:table-cell table:formula="of:=[$55_aisnp_1000_Genome_likelihood.EC1]" office:value-type="string" office:string-value="Turkish Cypriots" calcext:value-type="string">
            <text:p>Turkish Cypriots</text:p>
          </table:table-cell>
          <table:table-cell table:formula="of:=[$55_aisnp_1000_Genome_likelihood.ED1]" office:value-type="string" office:string-value="Saudi" calcext:value-type="string">
            <text:p>Saudi</text:p>
          </table:table-cell>
          <table:table-cell table:formula="of:=[$55_aisnp_1000_Genome_likelihood.EE1]" office:value-type="string" office:string-value="UAE-Arabs" calcext:value-type="string">
            <text:p>UAE-Arabs</text:p>
          </table:table-cell>
          <table:table-cell table:formula="of:=[$55_aisnp_1000_Genome_likelihood.EF1]" office:value-type="string" office:string-value="Yavapai" calcext:value-type="string">
            <text:p>Yavapai</text:p>
          </table:table-cell>
          <table:table-cell table:formula="of:=[$55_aisnp_1000_Genome_likelihood.EG1]" office:value-type="string" office:string-value="Greenlanders" calcext:value-type="string">
            <text:p>Greenlanders</text:p>
          </table:table-cell>
          <table:table-cell table:formula="of:=[$55_aisnp_1000_Genome_likelihood.EH1]" office:value-type="string" office:string-value="Basque" calcext:value-type="string">
            <text:p>Basque</text:p>
          </table:table-cell>
          <table:table-cell table:formula="of:=[$55_aisnp_1000_Genome_likelihood.EI1]" office:value-type="string" office:string-value="Afro-Ecuadorian" calcext:value-type="string">
            <text:p>Afro-Ecuadorian</text:p>
          </table:table-cell>
          <table:table-cell table:formula="of:=[$55_aisnp_1000_Genome_likelihood.EJ1]" office:value-type="string" office:string-value="Kichwa" calcext:value-type="string">
            <text:p>Kichwa</text:p>
          </table:table-cell>
          <table:table-cell table:formula="of:=[$55_aisnp_1000_Genome_likelihood.EK1]" office:value-type="string" office:string-value="Ecuadorian Mestizo" calcext:value-type="string">
            <text:p>Ecuadorian Mestizo</text:p>
          </table:table-cell>
          <table:table-cell table:formula="of:=[$55_aisnp_1000_Genome_likelihood.EL1]" office:value-type="string" office:string-value="Mainland Japanese" calcext:value-type="string">
            <text:p>Mainland Japanese</text:p>
          </table:table-cell>
          <table:table-cell table:formula="of:=[$55_aisnp_1000_Genome_likelihood.EM1]" office:value-type="string" office:string-value="Okinawa Japanese" calcext:value-type="string">
            <text:p>Okinawa Japanese</text:p>
          </table:table-cell>
          <table:table-cell table:formula="of:=[$55_aisnp_1000_Genome_likelihood.EN1]" office:value-type="string" office:string-value="Liangshan Tibetan" calcext:value-type="string">
            <text:p>Liangshan Tibetan</text:p>
          </table:table-cell>
          <table:table-cell table:formula="of:=[$55_aisnp_1000_Genome_likelihood.EO1]" office:value-type="string" office:string-value="Chengdu Tibetans" calcext:value-type="string">
            <text:p>Chengdu Tibetans</text:p>
          </table:table-cell>
          <table:table-cell table:formula="of:=[$55_aisnp_1000_Genome_likelihood.EP1]" office:value-type="string" office:string-value="Qinghai Tibetans" calcext:value-type="string">
            <text:p>Qinghai Tibetans</text:p>
          </table:table-cell>
          <table:table-cell table:formula="of:=[$55_aisnp_1000_Genome_likelihood.EQ1]" office:value-type="string" office:string-value="Yi(Sichuan)" calcext:value-type="string">
            <text:p>Yi(Sichuan)</text:p>
          </table:table-cell>
          <table:table-cell table:formula="of:=[$55_aisnp_1000_Genome_likelihood.ER1]" office:value-type="string" office:string-value="Turks" calcext:value-type="string">
            <text:p>Turks</text:p>
          </table:table-cell>
          <table:table-cell table:formula="of:=[$55_aisnp_1000_Genome_likelihood.ES1]" office:value-type="string" office:string-value="Iranians" calcext:value-type="string">
            <text:p>Iranians</text:p>
          </table:table-cell>
          <table:table-cell table:formula="of:=[$55_aisnp_1000_Genome_likelihood.ET1]" office:value-type="string" office:string-value="Danes" calcext:value-type="string">
            <text:p>Danes</text:p>
          </table:table-cell>
          <table:table-cell table:formula="of:=[$55_aisnp_1000_Genome_likelihood.EU1]" office:value-type="string" office:string-value="Somalis" calcext:value-type="string">
            <text:p>Somalis</text:p>
          </table:table-cell>
          <table:table-cell table:formula="of:=[$55_aisnp_1000_Genome_likelihood.EV1]" office:value-type="string" office:string-value="Southern Tunisians" calcext:value-type="string">
            <text:p>Southern Tunisians</text:p>
          </table:table-cell>
          <table:table-cell table:formula="of:=[$55_aisnp_1000_Genome_likelihood.EW1]" office:value-type="string" office:string-value="Chaldeans" calcext:value-type="string">
            <text:p>Chaldeans</text:p>
          </table:table-cell>
          <table:table-cell table:formula="of:=[$55_aisnp_1000_Genome_likelihood.EX1]" office:value-type="string" office:string-value="Yazidis" calcext:value-type="string">
            <text:p>Yazidis</text:p>
          </table:table-cell>
          <table:table-cell table:formula="of:=[$55_aisnp_1000_Genome_likelihood.EY1]" office:value-type="string" office:string-value="Kurds" calcext:value-type="string">
            <text:p>Kurds</text:p>
          </table:table-cell>
          <table:table-cell table:formula="of:=[$55_aisnp_1000_Genome_likelihood.EZ1]" office:value-type="string" office:string-value="Arabs from Northern Iraq" calcext:value-type="string">
            <text:p>Arabs from Northern Iraq</text:p>
          </table:table-cell>
          <table:table-cell table:formula="of:=[$55_aisnp_1000_Genome_likelihood.FA1]" office:value-type="string" office:string-value="Turkmen" calcext:value-type="string">
            <text:p>Turkmen</text:p>
          </table:table-cell>
          <table:table-cell table:formula="of:=[$55_aisnp_1000_Genome_likelihood.FB1]" office:value-type="string" office:string-value="Shabaks" calcext:value-type="string">
            <text:p>Shabaks</text:p>
          </table:table-cell>
          <table:table-cell table:formula="of:=[$55_aisnp_1000_Genome_likelihood.FC1]" office:value-type="string" office:string-value="Syriacs" calcext:value-type="string">
            <text:p>Syriacs</text:p>
          </table:table-cell>
          <table:table-cell table:formula="of:=[$55_aisnp_1000_Genome_likelihood.FD1]" office:value-type="string" office:string-value="Greek Cypriots" calcext:value-type="string">
            <text:p>Greek Cypriots</text:p>
          </table:table-cell>
          <table:table-cell table:formula="of:=[$55_aisnp_1000_Genome_likelihood.FE1]" office:value-type="string" office:string-value="Norwegians" calcext:value-type="string">
            <text:p>Norwegians</text:p>
          </table:table-cell>
          <table:table-cell table:formula="of:=[$55_aisnp_1000_Genome_likelihood.FF1]" office:value-type="string" office:string-value="Qatari" calcext:value-type="string">
            <text:p>Qatari</text:p>
          </table:table-cell>
          <table:table-cell table:number-columns-repeated="162"/>
        </table:table-row>
        <table:table-row table:style-name="ro1">
          <table:table-cell table:formula="of:=[$55_aisnp_1000_Genome_likelihood.A2]" office:value-type="string" office:string-value="HG02561_GWD" calcext:value-type="string">
            <text:p>HG02561_GWD</text:p>
          </table:table-cell>
          <table:table-cell table:formula="of:=[$55_aisnp_1000_Genome_likelihood.B2]" office:value-type="float" office:value="54" calcext:value-type="float">
            <text:p>54</text:p>
          </table:table-cell>
          <table:table-cell table:formula="of:=EXP([$55_aisnp_1000_Genome_likelihood.C2])/[.$FH2]" office:value-type="float" office:value="0.00624999999976974" calcext:value-type="float">
            <text:p>0,00624999999977</text:p>
          </table:table-cell>
          <table:table-cell table:formula="of:=EXP([$55_aisnp_1000_Genome_likelihood.D2])/[.$FH2]" office:value-type="float" office:value="0.00624999999976974" calcext:value-type="float">
            <text:p>0,00624999999977</text:p>
          </table:table-cell>
          <table:table-cell table:formula="of:=EXP([$55_aisnp_1000_Genome_likelihood.E2])/[.$FH2]" office:value-type="float" office:value="0.00624999999976974" calcext:value-type="float">
            <text:p>0,00624999999977</text:p>
          </table:table-cell>
          <table:table-cell table:formula="of:=EXP([$55_aisnp_1000_Genome_likelihood.F2])/[.$FH2]" office:value-type="float" office:value="0.0062499999997712" calcext:value-type="float">
            <text:p>0,006249999999771</text:p>
          </table:table-cell>
          <table:table-cell table:formula="of:=EXP([$55_aisnp_1000_Genome_likelihood.G2])/[.$FH2]" office:value-type="float" office:value="0.00624999999976982" calcext:value-type="float">
            <text:p>0,00624999999977</text:p>
          </table:table-cell>
          <table:table-cell table:formula="of:=EXP([$55_aisnp_1000_Genome_likelihood.H2])/[.$FH2]" office:value-type="float" office:value="0.00624999999976974" calcext:value-type="float">
            <text:p>0,00624999999977</text:p>
          </table:table-cell>
          <table:table-cell table:formula="of:=EXP([$55_aisnp_1000_Genome_likelihood.I2])/[.$FH2]" office:value-type="float" office:value="0.00624999999976974" calcext:value-type="float">
            <text:p>0,00624999999977</text:p>
          </table:table-cell>
          <table:table-cell table:formula="of:=EXP([$55_aisnp_1000_Genome_likelihood.J2])/[.$FH2]" office:value-type="float" office:value="0.00624999999976974" calcext:value-type="float">
            <text:p>0,00624999999977</text:p>
          </table:table-cell>
          <table:table-cell table:formula="of:=EXP([$55_aisnp_1000_Genome_likelihood.K2])/[.$FH2]" office:value-type="float" office:value="0.00624999999976974" calcext:value-type="float">
            <text:p>0,00624999999977</text:p>
          </table:table-cell>
          <table:table-cell table:formula="of:=EXP([$55_aisnp_1000_Genome_likelihood.L2])/[.$FH2]" office:value-type="float" office:value="0.00624999999976974" calcext:value-type="float">
            <text:p>0,00624999999977</text:p>
          </table:table-cell>
          <table:table-cell table:formula="of:=EXP([$55_aisnp_1000_Genome_likelihood.M2])/[.$FH2]" office:value-type="float" office:value="0.00624999999976974" calcext:value-type="float">
            <text:p>0,00624999999977</text:p>
          </table:table-cell>
          <table:table-cell table:formula="of:=EXP([$55_aisnp_1000_Genome_likelihood.N2])/[.$FH2]" office:value-type="float" office:value="0.00624999999976974" calcext:value-type="float">
            <text:p>0,00624999999977</text:p>
          </table:table-cell>
          <table:table-cell table:formula="of:=EXP([$55_aisnp_1000_Genome_likelihood.O2])/[.$FH2]" office:value-type="float" office:value="0.00624999999976974" calcext:value-type="float">
            <text:p>0,00624999999977</text:p>
          </table:table-cell>
          <table:table-cell table:formula="of:=EXP([$55_aisnp_1000_Genome_likelihood.P2])/[.$FH2]" office:value-type="float" office:value="0.00624999999976974" calcext:value-type="float">
            <text:p>0,00624999999977</text:p>
          </table:table-cell>
          <table:table-cell table:formula="of:=EXP([$55_aisnp_1000_Genome_likelihood.Q2])/[.$FH2]" office:value-type="float" office:value="0.00624999999976974" calcext:value-type="float">
            <text:p>0,00624999999977</text:p>
          </table:table-cell>
          <table:table-cell table:formula="of:=EXP([$55_aisnp_1000_Genome_likelihood.R2])/[.$FH2]" office:value-type="float" office:value="0.00624999999976974" calcext:value-type="float">
            <text:p>0,00624999999977</text:p>
          </table:table-cell>
          <table:table-cell table:formula="of:=EXP([$55_aisnp_1000_Genome_likelihood.S2])/[.$FH2]" office:value-type="float" office:value="0.00624999999976974" calcext:value-type="float">
            <text:p>0,00624999999977</text:p>
          </table:table-cell>
          <table:table-cell table:formula="of:=EXP([$55_aisnp_1000_Genome_likelihood.T2])/[.$FH2]" office:value-type="float" office:value="0.00624999999976974" calcext:value-type="float">
            <text:p>0,00624999999977</text:p>
          </table:table-cell>
          <table:table-cell table:formula="of:=EXP([$55_aisnp_1000_Genome_likelihood.U2])/[.$FH2]" office:value-type="float" office:value="0.00624999999976974" calcext:value-type="float">
            <text:p>0,00624999999977</text:p>
          </table:table-cell>
          <table:table-cell table:formula="of:=EXP([$55_aisnp_1000_Genome_likelihood.V2])/[.$FH2]" office:value-type="float" office:value="0.00624999999976974" calcext:value-type="float">
            <text:p>0,00624999999977</text:p>
          </table:table-cell>
          <table:table-cell table:formula="of:=EXP([$55_aisnp_1000_Genome_likelihood.W2])/[.$FH2]" office:value-type="float" office:value="0.00624999999976974" calcext:value-type="float">
            <text:p>0,00624999999977</text:p>
          </table:table-cell>
          <table:table-cell table:formula="of:=EXP([$55_aisnp_1000_Genome_likelihood.X2])/[.$FH2]" office:value-type="float" office:value="0.00624999999976974" calcext:value-type="float">
            <text:p>0,00624999999977</text:p>
          </table:table-cell>
          <table:table-cell table:formula="of:=EXP([$55_aisnp_1000_Genome_likelihood.Y2])/[.$FH2]" office:value-type="float" office:value="0.00624999999976974" calcext:value-type="float">
            <text:p>0,00624999999977</text:p>
          </table:table-cell>
          <table:table-cell table:formula="of:=EXP([$55_aisnp_1000_Genome_likelihood.Z2])/[.$FH2]" office:value-type="float" office:value="0.00624999999976974" calcext:value-type="float">
            <text:p>0,00624999999977</text:p>
          </table:table-cell>
          <table:table-cell table:formula="of:=EXP([$55_aisnp_1000_Genome_likelihood.AA2])/[.$FH2]" office:value-type="float" office:value="0.00624999999976974" calcext:value-type="float">
            <text:p>0,00624999999977</text:p>
          </table:table-cell>
          <table:table-cell table:formula="of:=EXP([$55_aisnp_1000_Genome_likelihood.AB2])/[.$FH2]" office:value-type="float" office:value="0.00625000000059474" calcext:value-type="float">
            <text:p>0,006250000000595</text:p>
          </table:table-cell>
          <table:table-cell table:formula="of:=EXP([$55_aisnp_1000_Genome_likelihood.AC2])/[.$FH2]" office:value-type="float" office:value="0.00624999999976974" calcext:value-type="float">
            <text:p>0,00624999999977</text:p>
          </table:table-cell>
          <table:table-cell table:formula="of:=EXP([$55_aisnp_1000_Genome_likelihood.AD2])/[.$FH2]" office:value-type="float" office:value="0.00624999999976974" calcext:value-type="float">
            <text:p>0,00624999999977</text:p>
          </table:table-cell>
          <table:table-cell table:formula="of:=EXP([$55_aisnp_1000_Genome_likelihood.AE2])/[.$FH2]" office:value-type="float" office:value="0.00624999999976974" calcext:value-type="float">
            <text:p>0,00624999999977</text:p>
          </table:table-cell>
          <table:table-cell table:formula="of:=EXP([$55_aisnp_1000_Genome_likelihood.AF2])/[.$FH2]" office:value-type="float" office:value="0.00624999999976974" calcext:value-type="float">
            <text:p>0,00624999999977</text:p>
          </table:table-cell>
          <table:table-cell table:formula="of:=EXP([$55_aisnp_1000_Genome_likelihood.AG2])/[.$FH2]" office:value-type="float" office:value="0.00624999999976974" calcext:value-type="float">
            <text:p>0,00624999999977</text:p>
          </table:table-cell>
          <table:table-cell table:formula="of:=EXP([$55_aisnp_1000_Genome_likelihood.AH2])/[.$FH2]" office:value-type="float" office:value="0.00624999999976974" calcext:value-type="float">
            <text:p>0,00624999999977</text:p>
          </table:table-cell>
          <table:table-cell table:formula="of:=EXP([$55_aisnp_1000_Genome_likelihood.AI2])/[.$FH2]" office:value-type="float" office:value="0.00624999999976974" calcext:value-type="float">
            <text:p>0,00624999999977</text:p>
          </table:table-cell>
          <table:table-cell table:formula="of:=EXP([$55_aisnp_1000_Genome_likelihood.AJ2])/[.$FH2]" office:value-type="float" office:value="0.00624999999976974" calcext:value-type="float">
            <text:p>0,00624999999977</text:p>
          </table:table-cell>
          <table:table-cell table:formula="of:=EXP([$55_aisnp_1000_Genome_likelihood.AK2])/[.$FH2]" office:value-type="float" office:value="0.00624999999976974" calcext:value-type="float">
            <text:p>0,00624999999977</text:p>
          </table:table-cell>
          <table:table-cell table:formula="of:=EXP([$55_aisnp_1000_Genome_likelihood.AL2])/[.$FH2]" office:value-type="float" office:value="0.00624999999976974" calcext:value-type="float">
            <text:p>0,00624999999977</text:p>
          </table:table-cell>
          <table:table-cell table:formula="of:=EXP([$55_aisnp_1000_Genome_likelihood.AM2])/[.$FH2]" office:value-type="float" office:value="0.00624999999976974" calcext:value-type="float">
            <text:p>0,00624999999977</text:p>
          </table:table-cell>
          <table:table-cell table:formula="of:=EXP([$55_aisnp_1000_Genome_likelihood.AN2])/[.$FH2]" office:value-type="float" office:value="0.00624999999976974" calcext:value-type="float">
            <text:p>0,00624999999977</text:p>
          </table:table-cell>
          <table:table-cell table:formula="of:=EXP([$55_aisnp_1000_Genome_likelihood.AO2])/[.$FH2]" office:value-type="float" office:value="0.0062499999999263" calcext:value-type="float">
            <text:p>0,006249999999926</text:p>
          </table:table-cell>
          <table:table-cell table:formula="of:=EXP([$55_aisnp_1000_Genome_likelihood.AP2])/[.$FH2]" office:value-type="float" office:value="0.00625000000097786" calcext:value-type="float">
            <text:p>0,006250000000978</text:p>
          </table:table-cell>
          <table:table-cell table:formula="of:=EXP([$55_aisnp_1000_Genome_likelihood.AQ2])/[.$FH2]" office:value-type="float" office:value="0.00624999999978357" calcext:value-type="float">
            <text:p>0,006249999999784</text:p>
          </table:table-cell>
          <table:table-cell table:formula="of:=EXP([$55_aisnp_1000_Genome_likelihood.AR2])/[.$FH2]" office:value-type="float" office:value="0.00625000000143911" calcext:value-type="float">
            <text:p>0,006250000001439</text:p>
          </table:table-cell>
          <table:table-cell table:formula="of:=EXP([$55_aisnp_1000_Genome_likelihood.AS2])/[.$FH2]" office:value-type="float" office:value="0.00624999999976974" calcext:value-type="float">
            <text:p>0,00624999999977</text:p>
          </table:table-cell>
          <table:table-cell table:formula="of:=EXP([$55_aisnp_1000_Genome_likelihood.AT2])/[.$FH2]" office:value-type="float" office:value="0.00624999999976974" calcext:value-type="float">
            <text:p>0,00624999999977</text:p>
          </table:table-cell>
          <table:table-cell table:formula="of:=EXP([$55_aisnp_1000_Genome_likelihood.AU2])/[.$FH2]" office:value-type="float" office:value="0.00624999999976974" calcext:value-type="float">
            <text:p>0,00624999999977</text:p>
          </table:table-cell>
          <table:table-cell table:formula="of:=EXP([$55_aisnp_1000_Genome_likelihood.AV2])/[.$FH2]" office:value-type="float" office:value="0.00624999999976974" calcext:value-type="float">
            <text:p>0,00624999999977</text:p>
          </table:table-cell>
          <table:table-cell table:formula="of:=EXP([$55_aisnp_1000_Genome_likelihood.AW2])/[.$FH2]" office:value-type="float" office:value="0.00624999999998711" calcext:value-type="float">
            <text:p>0,006249999999987</text:p>
          </table:table-cell>
          <table:table-cell table:formula="of:=EXP([$55_aisnp_1000_Genome_likelihood.AX2])/[.$FH2]" office:value-type="float" office:value="0.00624999999976974" calcext:value-type="float">
            <text:p>0,00624999999977</text:p>
          </table:table-cell>
          <table:table-cell table:formula="of:=EXP([$55_aisnp_1000_Genome_likelihood.AY2])/[.$FH2]" office:value-type="float" office:value="0.00624999999976974" calcext:value-type="float">
            <text:p>0,00624999999977</text:p>
          </table:table-cell>
          <table:table-cell table:formula="of:=EXP([$55_aisnp_1000_Genome_likelihood.AZ2])/[.$FH2]" office:value-type="float" office:value="0.00624999999981974" calcext:value-type="float">
            <text:p>0,00624999999982</text:p>
          </table:table-cell>
          <table:table-cell table:formula="of:=EXP([$55_aisnp_1000_Genome_likelihood.BA2])/[.$FH2]" office:value-type="float" office:value="0.00624999999976974" calcext:value-type="float">
            <text:p>0,00624999999977</text:p>
          </table:table-cell>
          <table:table-cell table:formula="of:=EXP([$55_aisnp_1000_Genome_likelihood.BB2])/[.$FH2]" office:value-type="float" office:value="0.00624999999976974" calcext:value-type="float">
            <text:p>0,00624999999977</text:p>
          </table:table-cell>
          <table:table-cell table:formula="of:=EXP([$55_aisnp_1000_Genome_likelihood.BC2])/[.$FH2]" office:value-type="float" office:value="0.00624999999976974" calcext:value-type="float">
            <text:p>0,00624999999977</text:p>
          </table:table-cell>
          <table:table-cell table:formula="of:=EXP([$55_aisnp_1000_Genome_likelihood.BD2])/[.$FH2]" office:value-type="float" office:value="0.00624999999976974" calcext:value-type="float">
            <text:p>0,00624999999977</text:p>
          </table:table-cell>
          <table:table-cell table:formula="of:=EXP([$55_aisnp_1000_Genome_likelihood.BE2])/[.$FH2]" office:value-type="float" office:value="0.00624999999976974" calcext:value-type="float">
            <text:p>0,00624999999977</text:p>
          </table:table-cell>
          <table:table-cell table:formula="of:=EXP([$55_aisnp_1000_Genome_likelihood.BF2])/[.$FH2]" office:value-type="float" office:value="0.00624999999976974" calcext:value-type="float">
            <text:p>0,00624999999977</text:p>
          </table:table-cell>
          <table:table-cell table:formula="of:=EXP([$55_aisnp_1000_Genome_likelihood.BG2])/[.$FH2]" office:value-type="float" office:value="0.00624999999976974" calcext:value-type="float">
            <text:p>0,00624999999977</text:p>
          </table:table-cell>
          <table:table-cell table:formula="of:=EXP([$55_aisnp_1000_Genome_likelihood.BH2])/[.$FH2]" office:value-type="float" office:value="0.00624999999976974" calcext:value-type="float">
            <text:p>0,00624999999977</text:p>
          </table:table-cell>
          <table:table-cell table:formula="of:=EXP([$55_aisnp_1000_Genome_likelihood.BI2])/[.$FH2]" office:value-type="float" office:value="0.00624999999976974" calcext:value-type="float">
            <text:p>0,00624999999977</text:p>
          </table:table-cell>
          <table:table-cell table:formula="of:=EXP([$55_aisnp_1000_Genome_likelihood.BJ2])/[.$FH2]" office:value-type="float" office:value="0.00624999999976974" calcext:value-type="float">
            <text:p>0,00624999999977</text:p>
          </table:table-cell>
          <table:table-cell table:formula="of:=EXP([$55_aisnp_1000_Genome_likelihood.BK2])/[.$FH2]" office:value-type="float" office:value="0.00624999999976974" calcext:value-type="float">
            <text:p>0,00624999999977</text:p>
          </table:table-cell>
          <table:table-cell table:formula="of:=EXP([$55_aisnp_1000_Genome_likelihood.BL2])/[.$FH2]" office:value-type="float" office:value="0.00624999999976974" calcext:value-type="float">
            <text:p>0,00624999999977</text:p>
          </table:table-cell>
          <table:table-cell table:formula="of:=EXP([$55_aisnp_1000_Genome_likelihood.BM2])/[.$FH2]" office:value-type="float" office:value="0.00625000000112786" calcext:value-type="float">
            <text:p>0,006250000001128</text:p>
          </table:table-cell>
          <table:table-cell table:formula="of:=EXP([$55_aisnp_1000_Genome_likelihood.BN2])/[.$FH2]" office:value-type="float" office:value="0.00624999999976974" calcext:value-type="float">
            <text:p>0,00624999999977</text:p>
          </table:table-cell>
          <table:table-cell table:formula="of:=EXP([$55_aisnp_1000_Genome_likelihood.BO2])/[.$FH2]" office:value-type="float" office:value="0.00624999999976974" calcext:value-type="float">
            <text:p>0,00624999999977</text:p>
          </table:table-cell>
          <table:table-cell table:formula="of:=EXP([$55_aisnp_1000_Genome_likelihood.BP2])/[.$FH2]" office:value-type="float" office:value="0.00624999999976974" calcext:value-type="float">
            <text:p>0,00624999999977</text:p>
          </table:table-cell>
          <table:table-cell table:formula="of:=EXP([$55_aisnp_1000_Genome_likelihood.BQ2])/[.$FH2]" office:value-type="float" office:value="0.00624999999976974" calcext:value-type="float">
            <text:p>0,00624999999977</text:p>
          </table:table-cell>
          <table:table-cell table:formula="of:=EXP([$55_aisnp_1000_Genome_likelihood.BR2])/[.$FH2]" office:value-type="float" office:value="0.00625000002065724" calcext:value-type="float">
            <text:p>0,006250000020657</text:p>
          </table:table-cell>
          <table:table-cell table:formula="of:=EXP([$55_aisnp_1000_Genome_likelihood.BS2])/[.$FH2]" office:value-type="float" office:value="0.00624999999976974" calcext:value-type="float">
            <text:p>0,00624999999977</text:p>
          </table:table-cell>
          <table:table-cell table:formula="of:=EXP([$55_aisnp_1000_Genome_likelihood.BT2])/[.$FH2]" office:value-type="float" office:value="0.00624999999976974" calcext:value-type="float">
            <text:p>0,00624999999977</text:p>
          </table:table-cell>
          <table:table-cell table:formula="of:=EXP([$55_aisnp_1000_Genome_likelihood.BU2])/[.$FH2]" office:value-type="float" office:value="0.00624999999976974" calcext:value-type="float">
            <text:p>0,00624999999977</text:p>
          </table:table-cell>
          <table:table-cell table:formula="of:=EXP([$55_aisnp_1000_Genome_likelihood.BV2])/[.$FH2]" office:value-type="float" office:value="0.00625000000139224" calcext:value-type="float">
            <text:p>0,006250000001392</text:p>
          </table:table-cell>
          <table:table-cell table:formula="of:=EXP([$55_aisnp_1000_Genome_likelihood.BW2])/[.$FH2]" office:value-type="float" office:value="0.00624999999978824" calcext:value-type="float">
            <text:p>0,006249999999788</text:p>
          </table:table-cell>
          <table:table-cell table:formula="of:=EXP([$55_aisnp_1000_Genome_likelihood.BX2])/[.$FH2]" office:value-type="float" office:value="0.00625000000001586" calcext:value-type="float">
            <text:p>0,006250000000016</text:p>
          </table:table-cell>
          <table:table-cell table:formula="of:=EXP([$55_aisnp_1000_Genome_likelihood.BY2])/[.$FH2]" office:value-type="float" office:value="0.00624999999976974" calcext:value-type="float">
            <text:p>0,00624999999977</text:p>
          </table:table-cell>
          <table:table-cell table:formula="of:=EXP([$55_aisnp_1000_Genome_likelihood.BZ2])/[.$FH2]" office:value-type="float" office:value="0.00624999999976974" calcext:value-type="float">
            <text:p>0,00624999999977</text:p>
          </table:table-cell>
          <table:table-cell table:formula="of:=EXP([$55_aisnp_1000_Genome_likelihood.CA2])/[.$FH2]" office:value-type="float" office:value="0.00624999999976974" calcext:value-type="float">
            <text:p>0,00624999999977</text:p>
          </table:table-cell>
          <table:table-cell table:formula="of:=EXP([$55_aisnp_1000_Genome_likelihood.CB2])/[.$FH2]" office:value-type="float" office:value="0.00624999999976974" calcext:value-type="float">
            <text:p>0,00624999999977</text:p>
          </table:table-cell>
          <table:table-cell table:formula="of:=EXP([$55_aisnp_1000_Genome_likelihood.CC2])/[.$FH2]" office:value-type="float" office:value="0.00624999999976974" calcext:value-type="float">
            <text:p>0,00624999999977</text:p>
          </table:table-cell>
          <table:table-cell table:formula="of:=EXP([$55_aisnp_1000_Genome_likelihood.CD2])/[.$FH2]" office:value-type="float" office:value="0.00624999999976974" calcext:value-type="float">
            <text:p>0,00624999999977</text:p>
          </table:table-cell>
          <table:table-cell table:formula="of:=EXP([$55_aisnp_1000_Genome_likelihood.CE2])/[.$FH2]" office:value-type="float" office:value="0.00624999999976974" calcext:value-type="float">
            <text:p>0,00624999999977</text:p>
          </table:table-cell>
          <table:table-cell table:formula="of:=EXP([$55_aisnp_1000_Genome_likelihood.CF2])/[.$FH2]" office:value-type="float" office:value="0.00624999999976974" calcext:value-type="float">
            <text:p>0,00624999999977</text:p>
          </table:table-cell>
          <table:table-cell table:formula="of:=EXP([$55_aisnp_1000_Genome_likelihood.CG2])/[.$FH2]" office:value-type="float" office:value="0.00624999999976974" calcext:value-type="float">
            <text:p>0,00624999999977</text:p>
          </table:table-cell>
          <table:table-cell table:formula="of:=EXP([$55_aisnp_1000_Genome_likelihood.CH2])/[.$FH2]" office:value-type="float" office:value="0.00624999999976974" calcext:value-type="float">
            <text:p>0,00624999999977</text:p>
          </table:table-cell>
          <table:table-cell table:formula="of:=EXP([$55_aisnp_1000_Genome_likelihood.CI2])/[.$FH2]" office:value-type="float" office:value="0.00624999999976974" calcext:value-type="float">
            <text:p>0,00624999999977</text:p>
          </table:table-cell>
          <table:table-cell table:formula="of:=EXP([$55_aisnp_1000_Genome_likelihood.CJ2])/[.$FH2]" office:value-type="float" office:value="0.00625000000772599" calcext:value-type="float">
            <text:p>0,006250000007726</text:p>
          </table:table-cell>
          <table:table-cell table:formula="of:=EXP([$55_aisnp_1000_Genome_likelihood.CK2])/[.$FH2]" office:value-type="float" office:value="0.0062500000002038" calcext:value-type="float">
            <text:p>0,006250000000204</text:p>
          </table:table-cell>
          <table:table-cell table:formula="of:=EXP([$55_aisnp_1000_Genome_likelihood.CL2])/[.$FH2]" office:value-type="float" office:value="0.00624999999976974" calcext:value-type="float">
            <text:p>0,00624999999977</text:p>
          </table:table-cell>
          <table:table-cell table:formula="of:=EXP([$55_aisnp_1000_Genome_likelihood.CM2])/[.$FH2]" office:value-type="float" office:value="0.00624999999976974" calcext:value-type="float">
            <text:p>0,00624999999977</text:p>
          </table:table-cell>
          <table:table-cell table:formula="of:=EXP([$55_aisnp_1000_Genome_likelihood.CN2])/[.$FH2]" office:value-type="float" office:value="0.00624999999976974" calcext:value-type="float">
            <text:p>0,00624999999977</text:p>
          </table:table-cell>
          <table:table-cell table:formula="of:=EXP([$55_aisnp_1000_Genome_likelihood.CO2])/[.$FH2]" office:value-type="float" office:value="0.00624999999994692" calcext:value-type="float">
            <text:p>0,006249999999947</text:p>
          </table:table-cell>
          <table:table-cell table:formula="of:=EXP([$55_aisnp_1000_Genome_likelihood.CP2])/[.$FH2]" office:value-type="float" office:value="0.00624999999976974" calcext:value-type="float">
            <text:p>0,00624999999977</text:p>
          </table:table-cell>
          <table:table-cell table:formula="of:=EXP([$55_aisnp_1000_Genome_likelihood.CQ2])/[.$FH2]" office:value-type="float" office:value="0.00624999999976974" calcext:value-type="float">
            <text:p>0,00624999999977</text:p>
          </table:table-cell>
          <table:table-cell table:formula="of:=EXP([$55_aisnp_1000_Genome_likelihood.CR2])/[.$FH2]" office:value-type="float" office:value="0.00624999999976974" calcext:value-type="float">
            <text:p>0,00624999999977</text:p>
          </table:table-cell>
          <table:table-cell table:formula="of:=EXP([$55_aisnp_1000_Genome_likelihood.CS2])/[.$FH2]" office:value-type="float" office:value="0.00624999999976974" calcext:value-type="float">
            <text:p>0,00624999999977</text:p>
          </table:table-cell>
          <table:table-cell table:formula="of:=EXP([$55_aisnp_1000_Genome_likelihood.CT2])/[.$FH2]" office:value-type="float" office:value="0.00624999999976974" calcext:value-type="float">
            <text:p>0,00624999999977</text:p>
          </table:table-cell>
          <table:table-cell table:formula="of:=EXP([$55_aisnp_1000_Genome_likelihood.CU2])/[.$FH2]" office:value-type="float" office:value="0.00624999999976974" calcext:value-type="float">
            <text:p>0,00624999999977</text:p>
          </table:table-cell>
          <table:table-cell table:formula="of:=EXP([$55_aisnp_1000_Genome_likelihood.CV2])/[.$FH2]" office:value-type="float" office:value="0.00624999999976974" calcext:value-type="float">
            <text:p>0,00624999999977</text:p>
          </table:table-cell>
          <table:table-cell table:formula="of:=EXP([$55_aisnp_1000_Genome_likelihood.CW2])/[.$FH2]" office:value-type="float" office:value="0.00624999999976974" calcext:value-type="float">
            <text:p>0,00624999999977</text:p>
          </table:table-cell>
          <table:table-cell table:formula="of:=EXP([$55_aisnp_1000_Genome_likelihood.CX2])/[.$FH2]" office:value-type="float" office:value="0.00624999999976974" calcext:value-type="float">
            <text:p>0,00624999999977</text:p>
          </table:table-cell>
          <table:table-cell table:formula="of:=EXP([$55_aisnp_1000_Genome_likelihood.CY2])/[.$FH2]" office:value-type="float" office:value="0.00624999999976974" calcext:value-type="float">
            <text:p>0,00624999999977</text:p>
          </table:table-cell>
          <table:table-cell table:formula="of:=EXP([$55_aisnp_1000_Genome_likelihood.CZ2])/[.$FH2]" office:value-type="float" office:value="0.00624999999976974" calcext:value-type="float">
            <text:p>0,00624999999977</text:p>
          </table:table-cell>
          <table:table-cell table:formula="of:=EXP([$55_aisnp_1000_Genome_likelihood.DA2])/[.$FH2]" office:value-type="float" office:value="0.00624999999976974" calcext:value-type="float">
            <text:p>0,00624999999977</text:p>
          </table:table-cell>
          <table:table-cell table:formula="of:=EXP([$55_aisnp_1000_Genome_likelihood.DB2])/[.$FH2]" office:value-type="float" office:value="0.00624999999976974" calcext:value-type="float">
            <text:p>0,00624999999977</text:p>
          </table:table-cell>
          <table:table-cell table:formula="of:=EXP([$55_aisnp_1000_Genome_likelihood.DC2])/[.$FH2]" office:value-type="float" office:value="0.00624999999976974" calcext:value-type="float">
            <text:p>0,00624999999977</text:p>
          </table:table-cell>
          <table:table-cell table:formula="of:=EXP([$55_aisnp_1000_Genome_likelihood.DD2])/[.$FH2]" office:value-type="float" office:value="0.00624999999976974" calcext:value-type="float">
            <text:p>0,00624999999977</text:p>
          </table:table-cell>
          <table:table-cell table:formula="of:=EXP([$55_aisnp_1000_Genome_likelihood.DE2])/[.$FH2]" office:value-type="float" office:value="0.00624999999976974" calcext:value-type="float">
            <text:p>0,00624999999977</text:p>
          </table:table-cell>
          <table:table-cell table:formula="of:=EXP([$55_aisnp_1000_Genome_likelihood.DF2])/[.$FH2]" office:value-type="float" office:value="0.00624999999976974" calcext:value-type="float">
            <text:p>0,00624999999977</text:p>
          </table:table-cell>
          <table:table-cell table:formula="of:=EXP([$55_aisnp_1000_Genome_likelihood.DG2])/[.$FH2]" office:value-type="float" office:value="0.00624999999976974" calcext:value-type="float">
            <text:p>0,00624999999977</text:p>
          </table:table-cell>
          <table:table-cell table:formula="of:=EXP([$55_aisnp_1000_Genome_likelihood.DH2])/[.$FH2]" office:value-type="float" office:value="0.00624999999976974" calcext:value-type="float">
            <text:p>0,00624999999977</text:p>
          </table:table-cell>
          <table:table-cell table:formula="of:=EXP([$55_aisnp_1000_Genome_likelihood.DI2])/[.$FH2]" office:value-type="float" office:value="0.00624999999976974" calcext:value-type="float">
            <text:p>0,00624999999977</text:p>
          </table:table-cell>
          <table:table-cell table:formula="of:=EXP([$55_aisnp_1000_Genome_likelihood.DJ2])/[.$FH2]" office:value-type="float" office:value="0.00624999999976974" calcext:value-type="float">
            <text:p>0,00624999999977</text:p>
          </table:table-cell>
          <table:table-cell table:formula="of:=EXP([$55_aisnp_1000_Genome_likelihood.DK2])/[.$FH2]" office:value-type="float" office:value="0.00624999999976974" calcext:value-type="float">
            <text:p>0,00624999999977</text:p>
          </table:table-cell>
          <table:table-cell table:formula="of:=EXP([$55_aisnp_1000_Genome_likelihood.DL2])/[.$FH2]" office:value-type="float" office:value="0.00624999999976974" calcext:value-type="float">
            <text:p>0,00624999999977</text:p>
          </table:table-cell>
          <table:table-cell table:formula="of:=EXP([$55_aisnp_1000_Genome_likelihood.DM2])/[.$FH2]" office:value-type="float" office:value="0.00624999999976974" calcext:value-type="float">
            <text:p>0,00624999999977</text:p>
          </table:table-cell>
          <table:table-cell table:formula="of:=EXP([$55_aisnp_1000_Genome_likelihood.DN2])/[.$FH2]" office:value-type="float" office:value="0.00624999999976974" calcext:value-type="float">
            <text:p>0,00624999999977</text:p>
          </table:table-cell>
          <table:table-cell table:formula="of:=EXP([$55_aisnp_1000_Genome_likelihood.DO2])/[.$FH2]" office:value-type="float" office:value="0.00624999999976974" calcext:value-type="float">
            <text:p>0,00624999999977</text:p>
          </table:table-cell>
          <table:table-cell table:formula="of:=EXP([$55_aisnp_1000_Genome_likelihood.DP2])/[.$FH2]" office:value-type="float" office:value="0.00624999999976974" calcext:value-type="float">
            <text:p>0,00624999999977</text:p>
          </table:table-cell>
          <table:table-cell table:formula="of:=EXP([$55_aisnp_1000_Genome_likelihood.DQ2])/[.$FH2]" office:value-type="float" office:value="0.00624999999976974" calcext:value-type="float">
            <text:p>0,00624999999977</text:p>
          </table:table-cell>
          <table:table-cell table:formula="of:=EXP([$55_aisnp_1000_Genome_likelihood.DR2])/[.$FH2]" office:value-type="float" office:value="0.00624999999976974" calcext:value-type="float">
            <text:p>0,00624999999977</text:p>
          </table:table-cell>
          <table:table-cell table:formula="of:=EXP([$55_aisnp_1000_Genome_likelihood.DS2])/[.$FH2]" office:value-type="float" office:value="0.00624999999976974" calcext:value-type="float">
            <text:p>0,00624999999977</text:p>
          </table:table-cell>
          <table:table-cell table:formula="of:=EXP([$55_aisnp_1000_Genome_likelihood.DT2])/[.$FH2]" office:value-type="float" office:value="0.00624999999976974" calcext:value-type="float">
            <text:p>0,00624999999977</text:p>
          </table:table-cell>
          <table:table-cell table:formula="of:=EXP([$55_aisnp_1000_Genome_likelihood.DU2])/[.$FH2]" office:value-type="float" office:value="0.00624999999976974" calcext:value-type="float">
            <text:p>0,00624999999977</text:p>
          </table:table-cell>
          <table:table-cell table:formula="of:=EXP([$55_aisnp_1000_Genome_likelihood.DV2])/[.$FH2]" office:value-type="float" office:value="0.00624999999976974" calcext:value-type="float">
            <text:p>0,00624999999977</text:p>
          </table:table-cell>
          <table:table-cell table:formula="of:=EXP([$55_aisnp_1000_Genome_likelihood.DW2])/[.$FH2]" office:value-type="float" office:value="0.00624999999976974" calcext:value-type="float">
            <text:p>0,00624999999977</text:p>
          </table:table-cell>
          <table:table-cell table:formula="of:=EXP([$55_aisnp_1000_Genome_likelihood.DX2])/[.$FH2]" office:value-type="float" office:value="0.00624999999976974" calcext:value-type="float">
            <text:p>0,00624999999977</text:p>
          </table:table-cell>
          <table:table-cell table:formula="of:=EXP([$55_aisnp_1000_Genome_likelihood.DY2])/[.$FH2]" office:value-type="float" office:value="0.00624999999976974" calcext:value-type="float">
            <text:p>0,00624999999977</text:p>
          </table:table-cell>
          <table:table-cell table:formula="of:=EXP([$55_aisnp_1000_Genome_likelihood.DZ2])/[.$FH2]" office:value-type="float" office:value="0.00624999999976974" calcext:value-type="float">
            <text:p>0,00624999999977</text:p>
          </table:table-cell>
          <table:table-cell table:formula="of:=EXP([$55_aisnp_1000_Genome_likelihood.EA2])/[.$FH2]" office:value-type="float" office:value="0.00624999999976974" calcext:value-type="float">
            <text:p>0,00624999999977</text:p>
          </table:table-cell>
          <table:table-cell table:formula="of:=EXP([$55_aisnp_1000_Genome_likelihood.EB2])/[.$FH2]" office:value-type="float" office:value="0.00624999999976974" calcext:value-type="float">
            <text:p>0,00624999999977</text:p>
          </table:table-cell>
          <table:table-cell table:formula="of:=EXP([$55_aisnp_1000_Genome_likelihood.EC2])/[.$FH2]" office:value-type="float" office:value="0.00624999999976974" calcext:value-type="float">
            <text:p>0,00624999999977</text:p>
          </table:table-cell>
          <table:table-cell table:formula="of:=EXP([$55_aisnp_1000_Genome_likelihood.ED2])/[.$FH2]" office:value-type="float" office:value="0.00624999999976974" calcext:value-type="float">
            <text:p>0,00624999999977</text:p>
          </table:table-cell>
          <table:table-cell table:formula="of:=EXP([$55_aisnp_1000_Genome_likelihood.EE2])/[.$FH2]" office:value-type="float" office:value="0.00624999999976974" calcext:value-type="float">
            <text:p>0,00624999999977</text:p>
          </table:table-cell>
          <table:table-cell table:formula="of:=EXP([$55_aisnp_1000_Genome_likelihood.EF2])/[.$FH2]" office:value-type="float" office:value="0.00624999999976974" calcext:value-type="float">
            <text:p>0,00624999999977</text:p>
          </table:table-cell>
          <table:table-cell table:formula="of:=EXP([$55_aisnp_1000_Genome_likelihood.EG2])/[.$FH2]" office:value-type="float" office:value="0.00624999999976974" calcext:value-type="float">
            <text:p>0,00624999999977</text:p>
          </table:table-cell>
          <table:table-cell table:formula="of:=EXP([$55_aisnp_1000_Genome_likelihood.EH2])/[.$FH2]" office:value-type="float" office:value="0.00624999999976974" calcext:value-type="float">
            <text:p>0,00624999999977</text:p>
          </table:table-cell>
          <table:table-cell table:formula="of:=EXP([$55_aisnp_1000_Genome_likelihood.EI2])/[.$FH2]" office:value-type="float" office:value="0.00624999999976974" calcext:value-type="float">
            <text:p>0,00624999999977</text:p>
          </table:table-cell>
          <table:table-cell table:formula="of:=EXP([$55_aisnp_1000_Genome_likelihood.EJ2])/[.$FH2]" office:value-type="float" office:value="0.00624999999976974" calcext:value-type="float">
            <text:p>0,00624999999977</text:p>
          </table:table-cell>
          <table:table-cell table:formula="of:=EXP([$55_aisnp_1000_Genome_likelihood.EK2])/[.$FH2]" office:value-type="float" office:value="0.00624999999976974" calcext:value-type="float">
            <text:p>0,00624999999977</text:p>
          </table:table-cell>
          <table:table-cell table:formula="of:=EXP([$55_aisnp_1000_Genome_likelihood.EL2])/[.$FH2]" office:value-type="float" office:value="0.00624999999976974" calcext:value-type="float">
            <text:p>0,00624999999977</text:p>
          </table:table-cell>
          <table:table-cell table:formula="of:=EXP([$55_aisnp_1000_Genome_likelihood.EM2])/[.$FH2]" office:value-type="float" office:value="0.00624999999976974" calcext:value-type="float">
            <text:p>0,00624999999977</text:p>
          </table:table-cell>
          <table:table-cell table:formula="of:=EXP([$55_aisnp_1000_Genome_likelihood.EN2])/[.$FH2]" office:value-type="float" office:value="0.00624999999976974" calcext:value-type="float">
            <text:p>0,00624999999977</text:p>
          </table:table-cell>
          <table:table-cell table:formula="of:=EXP([$55_aisnp_1000_Genome_likelihood.EO2])/[.$FH2]" office:value-type="float" office:value="0.00624999999976974" calcext:value-type="float">
            <text:p>0,00624999999977</text:p>
          </table:table-cell>
          <table:table-cell table:formula="of:=EXP([$55_aisnp_1000_Genome_likelihood.EP2])/[.$FH2]" office:value-type="float" office:value="0.00624999999976974" calcext:value-type="float">
            <text:p>0,00624999999977</text:p>
          </table:table-cell>
          <table:table-cell table:formula="of:=EXP([$55_aisnp_1000_Genome_likelihood.EQ2])/[.$FH2]" office:value-type="float" office:value="0.00624999999976974" calcext:value-type="float">
            <text:p>0,00624999999977</text:p>
          </table:table-cell>
          <table:table-cell table:formula="of:=EXP([$55_aisnp_1000_Genome_likelihood.ER2])/[.$FH2]" office:value-type="float" office:value="0.00624999999976974" calcext:value-type="float">
            <text:p>0,00624999999977</text:p>
          </table:table-cell>
          <table:table-cell table:formula="of:=EXP([$55_aisnp_1000_Genome_likelihood.ES2])/[.$FH2]" office:value-type="float" office:value="0.00624999999976974" calcext:value-type="float">
            <text:p>0,00624999999977</text:p>
          </table:table-cell>
          <table:table-cell table:formula="of:=EXP([$55_aisnp_1000_Genome_likelihood.ET2])/[.$FH2]" office:value-type="float" office:value="0.00624999999976974" calcext:value-type="float">
            <text:p>0,00624999999977</text:p>
          </table:table-cell>
          <table:table-cell table:formula="of:=EXP([$55_aisnp_1000_Genome_likelihood.EU2])/[.$FH2]" office:value-type="float" office:value="0.00624999999976975" calcext:value-type="float">
            <text:p>0,00624999999977</text:p>
          </table:table-cell>
          <table:table-cell table:formula="of:=EXP([$55_aisnp_1000_Genome_likelihood.EV2])/[.$FH2]" office:value-type="float" office:value="0.00624999999976974" calcext:value-type="float">
            <text:p>0,00624999999977</text:p>
          </table:table-cell>
          <table:table-cell table:formula="of:=EXP([$55_aisnp_1000_Genome_likelihood.EW2])/[.$FH2]" office:value-type="float" office:value="0.00624999999976974" calcext:value-type="float">
            <text:p>0,00624999999977</text:p>
          </table:table-cell>
          <table:table-cell table:formula="of:=EXP([$55_aisnp_1000_Genome_likelihood.EX2])/[.$FH2]" office:value-type="float" office:value="0.00624999999976974" calcext:value-type="float">
            <text:p>0,00624999999977</text:p>
          </table:table-cell>
          <table:table-cell table:formula="of:=EXP([$55_aisnp_1000_Genome_likelihood.EY2])/[.$FH2]" office:value-type="float" office:value="0.00624999999976974" calcext:value-type="float">
            <text:p>0,00624999999977</text:p>
          </table:table-cell>
          <table:table-cell table:formula="of:=EXP([$55_aisnp_1000_Genome_likelihood.EZ2])/[.$FH2]" office:value-type="float" office:value="0.00624999999976974" calcext:value-type="float">
            <text:p>0,00624999999977</text:p>
          </table:table-cell>
          <table:table-cell table:formula="of:=EXP([$55_aisnp_1000_Genome_likelihood.FA2])/[.$FH2]" office:value-type="float" office:value="0.00624999999976974" calcext:value-type="float">
            <text:p>0,00624999999977</text:p>
          </table:table-cell>
          <table:table-cell table:formula="of:=EXP([$55_aisnp_1000_Genome_likelihood.FB2])/[.$FH2]" office:value-type="float" office:value="0.00624999999976974" calcext:value-type="float">
            <text:p>0,00624999999977</text:p>
          </table:table-cell>
          <table:table-cell table:formula="of:=EXP([$55_aisnp_1000_Genome_likelihood.FC2])/[.$FH2]" office:value-type="float" office:value="0.00624999999976974" calcext:value-type="float">
            <text:p>0,00624999999977</text:p>
          </table:table-cell>
          <table:table-cell table:formula="of:=EXP([$55_aisnp_1000_Genome_likelihood.FD2])/[.$FH2]" office:value-type="float" office:value="0.00624999999976974" calcext:value-type="float">
            <text:p>0,00624999999977</text:p>
          </table:table-cell>
          <table:table-cell table:formula="of:=EXP([$55_aisnp_1000_Genome_likelihood.FE2])/[.$FH2]" office:value-type="float" office:value="0.00624999999976974" calcext:value-type="float">
            <text:p>0,00624999999977</text:p>
          </table:table-cell>
          <table:table-cell table:formula="of:=EXP([$55_aisnp_1000_Genome_likelihood.FF2])/[.$FH2]" office:value-type="float" office:value="0.00624999999976974" calcext:value-type="float">
            <text:p>0,00624999999977</text:p>
          </table:table-cell>
          <table:table-cell/>
          <table:table-cell table:formula="of:=SUM([.FI2:.LL2])" office:value-type="float" office:value="160.000000005895" calcext:value-type="float">
            <text:p>160,000000005895</text:p>
          </table:table-cell>
          <table:table-cell table:formula="of:=EXP([$55_aisnp_1000_Genome_likelihood.C2])" office:value-type="float" office:value="1" calcext:value-type="float">
            <text:p>1</text:p>
          </table:table-cell>
          <table:table-cell table:formula="of:=EXP([$55_aisnp_1000_Genome_likelihood.D2])" office:value-type="float" office:value="1" calcext:value-type="float">
            <text:p>1</text:p>
          </table:table-cell>
          <table:table-cell table:formula="of:=EXP([$55_aisnp_1000_Genome_likelihood.E2])" office:value-type="float" office:value="1" calcext:value-type="float">
            <text:p>1</text:p>
          </table:table-cell>
          <table:table-cell table:formula="of:=EXP([$55_aisnp_1000_Genome_likelihood.F2])" office:value-type="float" office:value="1.00000000000023" calcext:value-type="float">
            <text:p>1,00000000000023</text:p>
          </table:table-cell>
          <table:table-cell table:formula="of:=EXP([$55_aisnp_1000_Genome_likelihood.G2])" office:value-type="float" office:value="1.00000000000001" calcext:value-type="float">
            <text:p>1,00000000000001</text:p>
          </table:table-cell>
          <table:table-cell table:formula="of:=EXP([$55_aisnp_1000_Genome_likelihood.H2])" office:value-type="float" office:value="1" calcext:value-type="float">
            <text:p>1</text:p>
          </table:table-cell>
          <table:table-cell table:formula="of:=EXP([$55_aisnp_1000_Genome_likelihood.I2])" office:value-type="float" office:value="1" calcext:value-type="float">
            <text:p>1</text:p>
          </table:table-cell>
          <table:table-cell table:formula="of:=EXP([$55_aisnp_1000_Genome_likelihood.J2])" office:value-type="float" office:value="1" calcext:value-type="float">
            <text:p>1</text:p>
          </table:table-cell>
          <table:table-cell table:formula="of:=EXP([$55_aisnp_1000_Genome_likelihood.K2])" office:value-type="float" office:value="1" calcext:value-type="float">
            <text:p>1</text:p>
          </table:table-cell>
          <table:table-cell table:formula="of:=EXP([$55_aisnp_1000_Genome_likelihood.L2])" office:value-type="float" office:value="1" calcext:value-type="float">
            <text:p>1</text:p>
          </table:table-cell>
          <table:table-cell table:formula="of:=EXP([$55_aisnp_1000_Genome_likelihood.M2])" office:value-type="float" office:value="1" calcext:value-type="float">
            <text:p>1</text:p>
          </table:table-cell>
          <table:table-cell table:formula="of:=EXP([$55_aisnp_1000_Genome_likelihood.N2])" office:value-type="float" office:value="1" calcext:value-type="float">
            <text:p>1</text:p>
          </table:table-cell>
          <table:table-cell table:formula="of:=EXP([$55_aisnp_1000_Genome_likelihood.O2])" office:value-type="float" office:value="1" calcext:value-type="float">
            <text:p>1</text:p>
          </table:table-cell>
          <table:table-cell table:formula="of:=EXP([$55_aisnp_1000_Genome_likelihood.P2])" office:value-type="float" office:value="1" calcext:value-type="float">
            <text:p>1</text:p>
          </table:table-cell>
          <table:table-cell table:formula="of:=EXP([$55_aisnp_1000_Genome_likelihood.Q2])" office:value-type="float" office:value="1" calcext:value-type="float">
            <text:p>1</text:p>
          </table:table-cell>
          <table:table-cell table:formula="of:=EXP([$55_aisnp_1000_Genome_likelihood.R2])" office:value-type="float" office:value="1" calcext:value-type="float">
            <text:p>1</text:p>
          </table:table-cell>
          <table:table-cell table:formula="of:=EXP([$55_aisnp_1000_Genome_likelihood.S2])" office:value-type="float" office:value="1" calcext:value-type="float">
            <text:p>1</text:p>
          </table:table-cell>
          <table:table-cell table:formula="of:=EXP([$55_aisnp_1000_Genome_likelihood.T2])" office:value-type="float" office:value="1" calcext:value-type="float">
            <text:p>1</text:p>
          </table:table-cell>
          <table:table-cell table:formula="of:=EXP([$55_aisnp_1000_Genome_likelihood.U2])" office:value-type="float" office:value="1" calcext:value-type="float">
            <text:p>1</text:p>
          </table:table-cell>
          <table:table-cell table:formula="of:=EXP([$55_aisnp_1000_Genome_likelihood.V2])" office:value-type="float" office:value="1" calcext:value-type="float">
            <text:p>1</text:p>
          </table:table-cell>
          <table:table-cell table:formula="of:=EXP([$55_aisnp_1000_Genome_likelihood.W2])" office:value-type="float" office:value="1" calcext:value-type="float">
            <text:p>1</text:p>
          </table:table-cell>
          <table:table-cell table:formula="of:=EXP([$55_aisnp_1000_Genome_likelihood.X2])" office:value-type="float" office:value="1" calcext:value-type="float">
            <text:p>1</text:p>
          </table:table-cell>
          <table:table-cell table:formula="of:=EXP([$55_aisnp_1000_Genome_likelihood.Y2])" office:value-type="float" office:value="1" calcext:value-type="float">
            <text:p>1</text:p>
          </table:table-cell>
          <table:table-cell table:formula="of:=EXP([$55_aisnp_1000_Genome_likelihood.Z2])" office:value-type="float" office:value="1" calcext:value-type="float">
            <text:p>1</text:p>
          </table:table-cell>
          <table:table-cell table:formula="of:=EXP([$55_aisnp_1000_Genome_likelihood.AA2])" office:value-type="float" office:value="1" calcext:value-type="float">
            <text:p>1</text:p>
          </table:table-cell>
          <table:table-cell table:formula="of:=EXP([$55_aisnp_1000_Genome_likelihood.AB2])" office:value-type="float" office:value="1.000000000132" calcext:value-type="float">
            <text:p>1,000000000132</text:p>
          </table:table-cell>
          <table:table-cell table:formula="of:=EXP([$55_aisnp_1000_Genome_likelihood.AC2])" office:value-type="float" office:value="1" calcext:value-type="float">
            <text:p>1</text:p>
          </table:table-cell>
          <table:table-cell table:formula="of:=EXP([$55_aisnp_1000_Genome_likelihood.AD2])" office:value-type="float" office:value="1" calcext:value-type="float">
            <text:p>1</text:p>
          </table:table-cell>
          <table:table-cell table:formula="of:=EXP([$55_aisnp_1000_Genome_likelihood.AE2])" office:value-type="float" office:value="1" calcext:value-type="float">
            <text:p>1</text:p>
          </table:table-cell>
          <table:table-cell table:formula="of:=EXP([$55_aisnp_1000_Genome_likelihood.AF2])" office:value-type="float" office:value="1" calcext:value-type="float">
            <text:p>1</text:p>
          </table:table-cell>
          <table:table-cell table:formula="of:=EXP([$55_aisnp_1000_Genome_likelihood.AG2])" office:value-type="float" office:value="1" calcext:value-type="float">
            <text:p>1</text:p>
          </table:table-cell>
          <table:table-cell table:formula="of:=EXP([$55_aisnp_1000_Genome_likelihood.AH2])" office:value-type="float" office:value="1" calcext:value-type="float">
            <text:p>1</text:p>
          </table:table-cell>
          <table:table-cell table:formula="of:=EXP([$55_aisnp_1000_Genome_likelihood.AI2])" office:value-type="float" office:value="1" calcext:value-type="float">
            <text:p>1</text:p>
          </table:table-cell>
          <table:table-cell table:formula="of:=EXP([$55_aisnp_1000_Genome_likelihood.AJ2])" office:value-type="float" office:value="1" calcext:value-type="float">
            <text:p>1</text:p>
          </table:table-cell>
          <table:table-cell table:formula="of:=EXP([$55_aisnp_1000_Genome_likelihood.AK2])" office:value-type="float" office:value="1" calcext:value-type="float">
            <text:p>1</text:p>
          </table:table-cell>
          <table:table-cell table:formula="of:=EXP([$55_aisnp_1000_Genome_likelihood.AL2])" office:value-type="float" office:value="1" calcext:value-type="float">
            <text:p>1</text:p>
          </table:table-cell>
          <table:table-cell table:formula="of:=EXP([$55_aisnp_1000_Genome_likelihood.AM2])" office:value-type="float" office:value="1" calcext:value-type="float">
            <text:p>1</text:p>
          </table:table-cell>
          <table:table-cell table:formula="of:=EXP([$55_aisnp_1000_Genome_likelihood.AN2])" office:value-type="float" office:value="1" calcext:value-type="float">
            <text:p>1</text:p>
          </table:table-cell>
          <table:table-cell table:formula="of:=EXP([$55_aisnp_1000_Genome_likelihood.AO2])" office:value-type="float" office:value="1.00000000002505" calcext:value-type="float">
            <text:p>1,00000000002505</text:p>
          </table:table-cell>
          <table:table-cell table:formula="of:=EXP([$55_aisnp_1000_Genome_likelihood.AP2])" office:value-type="float" office:value="1.0000000001933" calcext:value-type="float">
            <text:p>1,0000000001933</text:p>
          </table:table-cell>
          <table:table-cell table:formula="of:=EXP([$55_aisnp_1000_Genome_likelihood.AQ2])" office:value-type="float" office:value="1.00000000000221" calcext:value-type="float">
            <text:p>1,00000000000221</text:p>
          </table:table-cell>
          <table:table-cell table:formula="of:=EXP([$55_aisnp_1000_Genome_likelihood.AR2])" office:value-type="float" office:value="1.0000000002671" calcext:value-type="float">
            <text:p>1,0000000002671</text:p>
          </table:table-cell>
          <table:table-cell table:formula="of:=EXP([$55_aisnp_1000_Genome_likelihood.AS2])" office:value-type="float" office:value="1" calcext:value-type="float">
            <text:p>1</text:p>
          </table:table-cell>
          <table:table-cell table:formula="of:=EXP([$55_aisnp_1000_Genome_likelihood.AT2])" office:value-type="float" office:value="1" calcext:value-type="float">
            <text:p>1</text:p>
          </table:table-cell>
          <table:table-cell table:formula="of:=EXP([$55_aisnp_1000_Genome_likelihood.AU2])" office:value-type="float" office:value="1" calcext:value-type="float">
            <text:p>1</text:p>
          </table:table-cell>
          <table:table-cell table:formula="of:=EXP([$55_aisnp_1000_Genome_likelihood.AV2])" office:value-type="float" office:value="1" calcext:value-type="float">
            <text:p>1</text:p>
          </table:table-cell>
          <table:table-cell table:formula="of:=EXP([$55_aisnp_1000_Genome_likelihood.AW2])" office:value-type="float" office:value="1.00000000003478" calcext:value-type="float">
            <text:p>1,00000000003478</text:p>
          </table:table-cell>
          <table:table-cell table:formula="of:=EXP([$55_aisnp_1000_Genome_likelihood.AX2])" office:value-type="float" office:value="1" calcext:value-type="float">
            <text:p>1</text:p>
          </table:table-cell>
          <table:table-cell table:formula="of:=EXP([$55_aisnp_1000_Genome_likelihood.AY2])" office:value-type="float" office:value="1" calcext:value-type="float">
            <text:p>1</text:p>
          </table:table-cell>
          <table:table-cell table:formula="of:=EXP([$55_aisnp_1000_Genome_likelihood.AZ2])" office:value-type="float" office:value="1.000000000008" calcext:value-type="float">
            <text:p>1,000000000008</text:p>
          </table:table-cell>
          <table:table-cell table:formula="of:=EXP([$55_aisnp_1000_Genome_likelihood.BA2])" office:value-type="float" office:value="1" calcext:value-type="float">
            <text:p>1</text:p>
          </table:table-cell>
          <table:table-cell table:formula="of:=EXP([$55_aisnp_1000_Genome_likelihood.BB2])" office:value-type="float" office:value="1" calcext:value-type="float">
            <text:p>1</text:p>
          </table:table-cell>
          <table:table-cell table:formula="of:=EXP([$55_aisnp_1000_Genome_likelihood.BC2])" office:value-type="float" office:value="1" calcext:value-type="float">
            <text:p>1</text:p>
          </table:table-cell>
          <table:table-cell table:formula="of:=EXP([$55_aisnp_1000_Genome_likelihood.BD2])" office:value-type="float" office:value="1" calcext:value-type="float">
            <text:p>1</text:p>
          </table:table-cell>
          <table:table-cell table:formula="of:=EXP([$55_aisnp_1000_Genome_likelihood.BE2])" office:value-type="float" office:value="1" calcext:value-type="float">
            <text:p>1</text:p>
          </table:table-cell>
          <table:table-cell table:formula="of:=EXP([$55_aisnp_1000_Genome_likelihood.BF2])" office:value-type="float" office:value="1" calcext:value-type="float">
            <text:p>1</text:p>
          </table:table-cell>
          <table:table-cell table:formula="of:=EXP([$55_aisnp_1000_Genome_likelihood.BG2])" office:value-type="float" office:value="1" calcext:value-type="float">
            <text:p>1</text:p>
          </table:table-cell>
          <table:table-cell table:formula="of:=EXP([$55_aisnp_1000_Genome_likelihood.BH2])" office:value-type="float" office:value="1" calcext:value-type="float">
            <text:p>1</text:p>
          </table:table-cell>
          <table:table-cell table:formula="of:=EXP([$55_aisnp_1000_Genome_likelihood.BI2])" office:value-type="float" office:value="1" calcext:value-type="float">
            <text:p>1</text:p>
          </table:table-cell>
          <table:table-cell table:formula="of:=EXP([$55_aisnp_1000_Genome_likelihood.BJ2])" office:value-type="float" office:value="1" calcext:value-type="float">
            <text:p>1</text:p>
          </table:table-cell>
          <table:table-cell table:formula="of:=EXP([$55_aisnp_1000_Genome_likelihood.BK2])" office:value-type="float" office:value="1" calcext:value-type="float">
            <text:p>1</text:p>
          </table:table-cell>
          <table:table-cell table:formula="of:=EXP([$55_aisnp_1000_Genome_likelihood.BL2])" office:value-type="float" office:value="1" calcext:value-type="float">
            <text:p>1</text:p>
          </table:table-cell>
          <table:table-cell table:formula="of:=EXP([$55_aisnp_1000_Genome_likelihood.BM2])" office:value-type="float" office:value="1.0000000002173" calcext:value-type="float">
            <text:p>1,0000000002173</text:p>
          </table:table-cell>
          <table:table-cell table:formula="of:=EXP([$55_aisnp_1000_Genome_likelihood.BN2])" office:value-type="float" office:value="1" calcext:value-type="float">
            <text:p>1</text:p>
          </table:table-cell>
          <table:table-cell table:formula="of:=EXP([$55_aisnp_1000_Genome_likelihood.BO2])" office:value-type="float" office:value="1" calcext:value-type="float">
            <text:p>1</text:p>
          </table:table-cell>
          <table:table-cell table:formula="of:=EXP([$55_aisnp_1000_Genome_likelihood.BP2])" office:value-type="float" office:value="1" calcext:value-type="float">
            <text:p>1</text:p>
          </table:table-cell>
          <table:table-cell table:formula="of:=EXP([$55_aisnp_1000_Genome_likelihood.BQ2])" office:value-type="float" office:value="1" calcext:value-type="float">
            <text:p>1</text:p>
          </table:table-cell>
          <table:table-cell table:formula="of:=EXP([$55_aisnp_1000_Genome_likelihood.BR2])" office:value-type="float" office:value="1.000000003342" calcext:value-type="float">
            <text:p>1,000000003342</text:p>
          </table:table-cell>
          <table:table-cell table:formula="of:=EXP([$55_aisnp_1000_Genome_likelihood.BS2])" office:value-type="float" office:value="1" calcext:value-type="float">
            <text:p>1</text:p>
          </table:table-cell>
          <table:table-cell table:formula="of:=EXP([$55_aisnp_1000_Genome_likelihood.BT2])" office:value-type="float" office:value="1" calcext:value-type="float">
            <text:p>1</text:p>
          </table:table-cell>
          <table:table-cell table:formula="of:=EXP([$55_aisnp_1000_Genome_likelihood.BU2])" office:value-type="float" office:value="1" calcext:value-type="float">
            <text:p>1</text:p>
          </table:table-cell>
          <table:table-cell table:formula="of:=EXP([$55_aisnp_1000_Genome_likelihood.BV2])" office:value-type="float" office:value="1.0000000002596" calcext:value-type="float">
            <text:p>1,0000000002596</text:p>
          </table:table-cell>
          <table:table-cell table:formula="of:=EXP([$55_aisnp_1000_Genome_likelihood.BW2])" office:value-type="float" office:value="1.00000000000296" calcext:value-type="float">
            <text:p>1,00000000000296</text:p>
          </table:table-cell>
          <table:table-cell table:formula="of:=EXP([$55_aisnp_1000_Genome_likelihood.BX2])" office:value-type="float" office:value="1.00000000003938" calcext:value-type="float">
            <text:p>1,00000000003938</text:p>
          </table:table-cell>
          <table:table-cell table:formula="of:=EXP([$55_aisnp_1000_Genome_likelihood.BY2])" office:value-type="float" office:value="1" calcext:value-type="float">
            <text:p>1</text:p>
          </table:table-cell>
          <table:table-cell table:formula="of:=EXP([$55_aisnp_1000_Genome_likelihood.BZ2])" office:value-type="float" office:value="1" calcext:value-type="float">
            <text:p>1</text:p>
          </table:table-cell>
          <table:table-cell table:formula="of:=EXP([$55_aisnp_1000_Genome_likelihood.CA2])" office:value-type="float" office:value="1" calcext:value-type="float">
            <text:p>1</text:p>
          </table:table-cell>
          <table:table-cell table:formula="of:=EXP([$55_aisnp_1000_Genome_likelihood.CB2])" office:value-type="float" office:value="1" calcext:value-type="float">
            <text:p>1</text:p>
          </table:table-cell>
          <table:table-cell table:formula="of:=EXP([$55_aisnp_1000_Genome_likelihood.CC2])" office:value-type="float" office:value="1" calcext:value-type="float">
            <text:p>1</text:p>
          </table:table-cell>
          <table:table-cell table:formula="of:=EXP([$55_aisnp_1000_Genome_likelihood.CD2])" office:value-type="float" office:value="1" calcext:value-type="float">
            <text:p>1</text:p>
          </table:table-cell>
          <table:table-cell table:formula="of:=EXP([$55_aisnp_1000_Genome_likelihood.CE2])" office:value-type="float" office:value="1" calcext:value-type="float">
            <text:p>1</text:p>
          </table:table-cell>
          <table:table-cell table:formula="of:=EXP([$55_aisnp_1000_Genome_likelihood.CF2])" office:value-type="float" office:value="1" calcext:value-type="float">
            <text:p>1</text:p>
          </table:table-cell>
          <table:table-cell table:formula="of:=EXP([$55_aisnp_1000_Genome_likelihood.CG2])" office:value-type="float" office:value="1" calcext:value-type="float">
            <text:p>1</text:p>
          </table:table-cell>
          <table:table-cell table:formula="of:=EXP([$55_aisnp_1000_Genome_likelihood.CH2])" office:value-type="float" office:value="1" calcext:value-type="float">
            <text:p>1</text:p>
          </table:table-cell>
          <table:table-cell table:formula="of:=EXP([$55_aisnp_1000_Genome_likelihood.CI2])" office:value-type="float" office:value="1" calcext:value-type="float">
            <text:p>1</text:p>
          </table:table-cell>
          <table:table-cell table:formula="of:=EXP([$55_aisnp_1000_Genome_likelihood.CJ2])" office:value-type="float" office:value="1.000000001273" calcext:value-type="float">
            <text:p>1,000000001273</text:p>
          </table:table-cell>
          <table:table-cell table:formula="of:=EXP([$55_aisnp_1000_Genome_likelihood.CK2])" office:value-type="float" office:value="1.00000000006945" calcext:value-type="float">
            <text:p>1,00000000006945</text:p>
          </table:table-cell>
          <table:table-cell table:formula="of:=EXP([$55_aisnp_1000_Genome_likelihood.CL2])" office:value-type="float" office:value="1" calcext:value-type="float">
            <text:p>1</text:p>
          </table:table-cell>
          <table:table-cell table:formula="of:=EXP([$55_aisnp_1000_Genome_likelihood.CM2])" office:value-type="float" office:value="1" calcext:value-type="float">
            <text:p>1</text:p>
          </table:table-cell>
          <table:table-cell table:formula="of:=EXP([$55_aisnp_1000_Genome_likelihood.CN2])" office:value-type="float" office:value="1" calcext:value-type="float">
            <text:p>1</text:p>
          </table:table-cell>
          <table:table-cell table:formula="of:=EXP([$55_aisnp_1000_Genome_likelihood.CO2])" office:value-type="float" office:value="1.00000000002835" calcext:value-type="float">
            <text:p>1,00000000002835</text:p>
          </table:table-cell>
          <table:table-cell table:formula="of:=EXP([$55_aisnp_1000_Genome_likelihood.CP2])" office:value-type="float" office:value="1" calcext:value-type="float">
            <text:p>1</text:p>
          </table:table-cell>
          <table:table-cell table:formula="of:=EXP([$55_aisnp_1000_Genome_likelihood.CQ2])" office:value-type="float" office:value="1" calcext:value-type="float">
            <text:p>1</text:p>
          </table:table-cell>
          <table:table-cell table:formula="of:=EXP([$55_aisnp_1000_Genome_likelihood.CR2])" office:value-type="float" office:value="1" calcext:value-type="float">
            <text:p>1</text:p>
          </table:table-cell>
          <table:table-cell table:formula="of:=EXP([$55_aisnp_1000_Genome_likelihood.CS2])" office:value-type="float" office:value="1" calcext:value-type="float">
            <text:p>1</text:p>
          </table:table-cell>
          <table:table-cell table:formula="of:=EXP([$55_aisnp_1000_Genome_likelihood.CT2])" office:value-type="float" office:value="1" calcext:value-type="float">
            <text:p>1</text:p>
          </table:table-cell>
          <table:table-cell table:formula="of:=EXP([$55_aisnp_1000_Genome_likelihood.CU2])" office:value-type="float" office:value="1" calcext:value-type="float">
            <text:p>1</text:p>
          </table:table-cell>
          <table:table-cell table:formula="of:=EXP([$55_aisnp_1000_Genome_likelihood.CV2])" office:value-type="float" office:value="1" calcext:value-type="float">
            <text:p>1</text:p>
          </table:table-cell>
          <table:table-cell table:formula="of:=EXP([$55_aisnp_1000_Genome_likelihood.CW2])" office:value-type="float" office:value="1" calcext:value-type="float">
            <text:p>1</text:p>
          </table:table-cell>
          <table:table-cell table:formula="of:=EXP([$55_aisnp_1000_Genome_likelihood.CX2])" office:value-type="float" office:value="1" calcext:value-type="float">
            <text:p>1</text:p>
          </table:table-cell>
          <table:table-cell table:formula="of:=EXP([$55_aisnp_1000_Genome_likelihood.CY2])" office:value-type="float" office:value="1" calcext:value-type="float">
            <text:p>1</text:p>
          </table:table-cell>
          <table:table-cell table:formula="of:=EXP([$55_aisnp_1000_Genome_likelihood.CZ2])" office:value-type="float" office:value="1" calcext:value-type="float">
            <text:p>1</text:p>
          </table:table-cell>
          <table:table-cell table:formula="of:=EXP([$55_aisnp_1000_Genome_likelihood.DA2])" office:value-type="float" office:value="1" calcext:value-type="float">
            <text:p>1</text:p>
          </table:table-cell>
          <table:table-cell table:formula="of:=EXP([$55_aisnp_1000_Genome_likelihood.DB2])" office:value-type="float" office:value="1" calcext:value-type="float">
            <text:p>1</text:p>
          </table:table-cell>
          <table:table-cell table:formula="of:=EXP([$55_aisnp_1000_Genome_likelihood.DC2])" office:value-type="float" office:value="1" calcext:value-type="float">
            <text:p>1</text:p>
          </table:table-cell>
          <table:table-cell table:formula="of:=EXP([$55_aisnp_1000_Genome_likelihood.DD2])" office:value-type="float" office:value="1" calcext:value-type="float">
            <text:p>1</text:p>
          </table:table-cell>
          <table:table-cell table:formula="of:=EXP([$55_aisnp_1000_Genome_likelihood.DE2])" office:value-type="float" office:value="1" calcext:value-type="float">
            <text:p>1</text:p>
          </table:table-cell>
          <table:table-cell table:formula="of:=EXP([$55_aisnp_1000_Genome_likelihood.DF2])" office:value-type="float" office:value="1" calcext:value-type="float">
            <text:p>1</text:p>
          </table:table-cell>
          <table:table-cell table:formula="of:=EXP([$55_aisnp_1000_Genome_likelihood.DG2])" office:value-type="float" office:value="1" calcext:value-type="float">
            <text:p>1</text:p>
          </table:table-cell>
          <table:table-cell table:formula="of:=EXP([$55_aisnp_1000_Genome_likelihood.DH2])" office:value-type="float" office:value="1" calcext:value-type="float">
            <text:p>1</text:p>
          </table:table-cell>
          <table:table-cell table:formula="of:=EXP([$55_aisnp_1000_Genome_likelihood.DI2])" office:value-type="float" office:value="1" calcext:value-type="float">
            <text:p>1</text:p>
          </table:table-cell>
          <table:table-cell table:formula="of:=EXP([$55_aisnp_1000_Genome_likelihood.DJ2])" office:value-type="float" office:value="1" calcext:value-type="float">
            <text:p>1</text:p>
          </table:table-cell>
          <table:table-cell table:formula="of:=EXP([$55_aisnp_1000_Genome_likelihood.DK2])" office:value-type="float" office:value="1" calcext:value-type="float">
            <text:p>1</text:p>
          </table:table-cell>
          <table:table-cell table:formula="of:=EXP([$55_aisnp_1000_Genome_likelihood.DL2])" office:value-type="float" office:value="1" calcext:value-type="float">
            <text:p>1</text:p>
          </table:table-cell>
          <table:table-cell table:formula="of:=EXP([$55_aisnp_1000_Genome_likelihood.DM2])" office:value-type="float" office:value="1" calcext:value-type="float">
            <text:p>1</text:p>
          </table:table-cell>
          <table:table-cell table:formula="of:=EXP([$55_aisnp_1000_Genome_likelihood.DN2])" office:value-type="float" office:value="1" calcext:value-type="float">
            <text:p>1</text:p>
          </table:table-cell>
          <table:table-cell table:formula="of:=EXP([$55_aisnp_1000_Genome_likelihood.DO2])" office:value-type="float" office:value="1" calcext:value-type="float">
            <text:p>1</text:p>
          </table:table-cell>
          <table:table-cell table:formula="of:=EXP([$55_aisnp_1000_Genome_likelihood.DP2])" office:value-type="float" office:value="1" calcext:value-type="float">
            <text:p>1</text:p>
          </table:table-cell>
          <table:table-cell table:formula="of:=EXP([$55_aisnp_1000_Genome_likelihood.DQ2])" office:value-type="float" office:value="1" calcext:value-type="float">
            <text:p>1</text:p>
          </table:table-cell>
          <table:table-cell table:formula="of:=EXP([$55_aisnp_1000_Genome_likelihood.DR2])" office:value-type="float" office:value="1" calcext:value-type="float">
            <text:p>1</text:p>
          </table:table-cell>
          <table:table-cell table:formula="of:=EXP([$55_aisnp_1000_Genome_likelihood.DS2])" office:value-type="float" office:value="1" calcext:value-type="float">
            <text:p>1</text:p>
          </table:table-cell>
          <table:table-cell table:formula="of:=EXP([$55_aisnp_1000_Genome_likelihood.DT2])" office:value-type="float" office:value="1" calcext:value-type="float">
            <text:p>1</text:p>
          </table:table-cell>
          <table:table-cell table:formula="of:=EXP([$55_aisnp_1000_Genome_likelihood.DU2])" office:value-type="float" office:value="1" calcext:value-type="float">
            <text:p>1</text:p>
          </table:table-cell>
          <table:table-cell table:formula="of:=EXP([$55_aisnp_1000_Genome_likelihood.DV2])" office:value-type="float" office:value="1" calcext:value-type="float">
            <text:p>1</text:p>
          </table:table-cell>
          <table:table-cell table:formula="of:=EXP([$55_aisnp_1000_Genome_likelihood.DW2])" office:value-type="float" office:value="1" calcext:value-type="float">
            <text:p>1</text:p>
          </table:table-cell>
          <table:table-cell table:formula="of:=EXP([$55_aisnp_1000_Genome_likelihood.DX2])" office:value-type="float" office:value="1" calcext:value-type="float">
            <text:p>1</text:p>
          </table:table-cell>
          <table:table-cell table:formula="of:=EXP([$55_aisnp_1000_Genome_likelihood.DY2])" office:value-type="float" office:value="1" calcext:value-type="float">
            <text:p>1</text:p>
          </table:table-cell>
          <table:table-cell table:formula="of:=EXP([$55_aisnp_1000_Genome_likelihood.DZ2])" office:value-type="float" office:value="1" calcext:value-type="float">
            <text:p>1</text:p>
          </table:table-cell>
          <table:table-cell table:formula="of:=EXP([$55_aisnp_1000_Genome_likelihood.EA2])" office:value-type="float" office:value="1" calcext:value-type="float">
            <text:p>1</text:p>
          </table:table-cell>
          <table:table-cell table:formula="of:=EXP([$55_aisnp_1000_Genome_likelihood.EB2])" office:value-type="float" office:value="1" calcext:value-type="float">
            <text:p>1</text:p>
          </table:table-cell>
          <table:table-cell table:formula="of:=EXP([$55_aisnp_1000_Genome_likelihood.EC2])" office:value-type="float" office:value="1" calcext:value-type="float">
            <text:p>1</text:p>
          </table:table-cell>
          <table:table-cell table:formula="of:=EXP([$55_aisnp_1000_Genome_likelihood.ED2])" office:value-type="float" office:value="1" calcext:value-type="float">
            <text:p>1</text:p>
          </table:table-cell>
          <table:table-cell table:formula="of:=EXP([$55_aisnp_1000_Genome_likelihood.EE2])" office:value-type="float" office:value="1" calcext:value-type="float">
            <text:p>1</text:p>
          </table:table-cell>
          <table:table-cell table:formula="of:=EXP([$55_aisnp_1000_Genome_likelihood.EF2])" office:value-type="float" office:value="1" calcext:value-type="float">
            <text:p>1</text:p>
          </table:table-cell>
          <table:table-cell table:formula="of:=EXP([$55_aisnp_1000_Genome_likelihood.EG2])" office:value-type="float" office:value="1" calcext:value-type="float">
            <text:p>1</text:p>
          </table:table-cell>
          <table:table-cell table:formula="of:=EXP([$55_aisnp_1000_Genome_likelihood.EH2])" office:value-type="float" office:value="1" calcext:value-type="float">
            <text:p>1</text:p>
          </table:table-cell>
          <table:table-cell table:formula="of:=EXP([$55_aisnp_1000_Genome_likelihood.EI2])" office:value-type="float" office:value="1" calcext:value-type="float">
            <text:p>1</text:p>
          </table:table-cell>
          <table:table-cell table:formula="of:=EXP([$55_aisnp_1000_Genome_likelihood.EJ2])" office:value-type="float" office:value="1" calcext:value-type="float">
            <text:p>1</text:p>
          </table:table-cell>
          <table:table-cell table:formula="of:=EXP([$55_aisnp_1000_Genome_likelihood.EK2])" office:value-type="float" office:value="1" calcext:value-type="float">
            <text:p>1</text:p>
          </table:table-cell>
          <table:table-cell table:formula="of:=EXP([$55_aisnp_1000_Genome_likelihood.EL2])" office:value-type="float" office:value="1" calcext:value-type="float">
            <text:p>1</text:p>
          </table:table-cell>
          <table:table-cell table:formula="of:=EXP([$55_aisnp_1000_Genome_likelihood.EM2])" office:value-type="float" office:value="1" calcext:value-type="float">
            <text:p>1</text:p>
          </table:table-cell>
          <table:table-cell table:formula="of:=EXP([$55_aisnp_1000_Genome_likelihood.EN2])" office:value-type="float" office:value="1" calcext:value-type="float">
            <text:p>1</text:p>
          </table:table-cell>
          <table:table-cell table:formula="of:=EXP([$55_aisnp_1000_Genome_likelihood.EO2])" office:value-type="float" office:value="1" calcext:value-type="float">
            <text:p>1</text:p>
          </table:table-cell>
          <table:table-cell table:formula="of:=EXP([$55_aisnp_1000_Genome_likelihood.EP2])" office:value-type="float" office:value="1" calcext:value-type="float">
            <text:p>1</text:p>
          </table:table-cell>
          <table:table-cell table:formula="of:=EXP([$55_aisnp_1000_Genome_likelihood.EQ2])" office:value-type="float" office:value="1" calcext:value-type="float">
            <text:p>1</text:p>
          </table:table-cell>
          <table:table-cell table:formula="of:=EXP([$55_aisnp_1000_Genome_likelihood.ER2])" office:value-type="float" office:value="1" calcext:value-type="float">
            <text:p>1</text:p>
          </table:table-cell>
          <table:table-cell table:formula="of:=EXP([$55_aisnp_1000_Genome_likelihood.ES2])" office:value-type="float" office:value="1" calcext:value-type="float">
            <text:p>1</text:p>
          </table:table-cell>
          <table:table-cell table:formula="of:=EXP([$55_aisnp_1000_Genome_likelihood.ET2])" office:value-type="float" office:value="1" calcext:value-type="float">
            <text:p>1</text:p>
          </table:table-cell>
          <table:table-cell table:formula="of:=EXP([$55_aisnp_1000_Genome_likelihood.EU2])" office:value-type="float" office:value="1" calcext:value-type="float">
            <text:p>1</text:p>
          </table:table-cell>
          <table:table-cell table:formula="of:=EXP([$55_aisnp_1000_Genome_likelihood.EV2])" office:value-type="float" office:value="1" calcext:value-type="float">
            <text:p>1</text:p>
          </table:table-cell>
          <table:table-cell table:formula="of:=EXP([$55_aisnp_1000_Genome_likelihood.EW2])" office:value-type="float" office:value="1" calcext:value-type="float">
            <text:p>1</text:p>
          </table:table-cell>
          <table:table-cell table:formula="of:=EXP([$55_aisnp_1000_Genome_likelihood.EX2])" office:value-type="float" office:value="1" calcext:value-type="float">
            <text:p>1</text:p>
          </table:table-cell>
          <table:table-cell table:formula="of:=EXP([$55_aisnp_1000_Genome_likelihood.EY2])" office:value-type="float" office:value="1" calcext:value-type="float">
            <text:p>1</text:p>
          </table:table-cell>
          <table:table-cell table:formula="of:=EXP([$55_aisnp_1000_Genome_likelihood.EZ2])" office:value-type="float" office:value="1" calcext:value-type="float">
            <text:p>1</text:p>
          </table:table-cell>
          <table:table-cell table:formula="of:=EXP([$55_aisnp_1000_Genome_likelihood.FA2])" office:value-type="float" office:value="1" calcext:value-type="float">
            <text:p>1</text:p>
          </table:table-cell>
          <table:table-cell table:formula="of:=EXP([$55_aisnp_1000_Genome_likelihood.FB2])" office:value-type="float" office:value="1" calcext:value-type="float">
            <text:p>1</text:p>
          </table:table-cell>
          <table:table-cell table:formula="of:=EXP([$55_aisnp_1000_Genome_likelihood.FC2])" office:value-type="float" office:value="1" calcext:value-type="float">
            <text:p>1</text:p>
          </table:table-cell>
          <table:table-cell table:formula="of:=EXP([$55_aisnp_1000_Genome_likelihood.FD2])" office:value-type="float" office:value="1" calcext:value-type="float">
            <text:p>1</text:p>
          </table:table-cell>
          <table:table-cell table:formula="of:=EXP([$55_aisnp_1000_Genome_likelihood.FE2])" office:value-type="float" office:value="1" calcext:value-type="float">
            <text:p>1</text:p>
          </table:table-cell>
          <table:table-cell table:formula="of:=EXP([$55_aisnp_1000_Genome_likelihood.FF2])" office:value-type="float" office:value="1" calcext:value-type="float">
            <text:p>1</text:p>
          </table:table-cell>
        </table:table-row>
        <table:table-row table:style-name="ro1">
          <table:table-cell table:formula="of:=[$55_aisnp_1000_Genome_likelihood.A3]" office:value-type="string" office:string-value="HG02562_GWD" calcext:value-type="string">
            <text:p>HG02562_GWD</text:p>
          </table:table-cell>
          <table:table-cell table:formula="of:=[$55_aisnp_1000_Genome_likelihood.B3]" office:value-type="float" office:value="55" calcext:value-type="float">
            <text:p>55</text:p>
          </table:table-cell>
          <table:table-cell table:formula="of:=LOG([$55_aisnp_1000_Genome_likelihood.C3])" office:value-type="float" office:value="-67.869666231505" calcext:value-type="float">
            <text:p>-67,869666231505</text:p>
          </table:table-cell>
          <table:table-cell table:formula="of:=LOG([$55_aisnp_1000_Genome_likelihood.D3])" office:value-type="float" office:value="-70.5922692719737" calcext:value-type="float">
            <text:p>-70,5922692719737</text:p>
          </table:table-cell>
          <table:table-cell table:number-columns-repeated="320"/>
        </table:table-row>
        <table:table-row table:style-name="ro1">
          <table:table-cell table:formula="of:=[$55_aisnp_1000_Genome_likelihood.A4]" office:value-type="string" office:string-value="HG03055_MSL" calcext:value-type="string">
            <text:p>HG03055_MSL</text:p>
          </table:table-cell>
          <table:table-cell table:formula="of:=[$55_aisnp_1000_Genome_likelihood.B4]" office:value-type="float" office:value="55" calcext:value-type="float">
            <text:p>55</text:p>
          </table:table-cell>
          <table:table-cell table:formula="of:=LOG([$55_aisnp_1000_Genome_likelihood.C4])" office:value-type="float" office:value="-59.3587242427681" calcext:value-type="float">
            <text:p>-59,3587242427681</text:p>
          </table:table-cell>
          <table:table-cell table:formula="of:=LOG([$55_aisnp_1000_Genome_likelihood.D4])" office:value-type="float" office:value="-62.4350973274708" calcext:value-type="float">
            <text:p>-62,4350973274708</text:p>
          </table:table-cell>
          <table:table-cell table:number-columns-repeated="320"/>
        </table:table-row>
        <table:table-row table:style-name="ro1">
          <table:table-cell table:formula="of:=[$55_aisnp_1000_Genome_likelihood.A5]" office:value-type="string" office:string-value="HG03057_MSL" calcext:value-type="string">
            <text:p>HG03057_MSL</text:p>
          </table:table-cell>
          <table:table-cell table:formula="of:=[$55_aisnp_1000_Genome_likelihood.B5]" office:value-type="float" office:value="55" calcext:value-type="float">
            <text:p>55</text:p>
          </table:table-cell>
          <table:table-cell table:formula="of:=LOG([$55_aisnp_1000_Genome_likelihood.C5])" office:value-type="float" office:value="-61.5000381344038" calcext:value-type="float">
            <text:p>-61,5000381344038</text:p>
          </table:table-cell>
          <table:table-cell table:formula="of:=LOG([$55_aisnp_1000_Genome_likelihood.D5])" office:value-type="float" office:value="-63.4360445350042" calcext:value-type="float">
            <text:p>-63,4360445350042</text:p>
          </table:table-cell>
          <table:table-cell table:number-columns-repeated="320"/>
        </table:table-row>
        <table:table-row table:style-name="ro1">
          <table:table-cell table:formula="of:=[$55_aisnp_1000_Genome_likelihood.A6]" office:value-type="string" office:string-value="HG02922_ESN" calcext:value-type="string">
            <text:p>HG02922_ESN</text:p>
          </table:table-cell>
          <table:table-cell table:formula="of:=[$55_aisnp_1000_Genome_likelihood.B6]" office:value-type="float" office:value="55" calcext:value-type="float">
            <text:p>55</text:p>
          </table:table-cell>
          <table:table-cell table:formula="of:=LOG([$55_aisnp_1000_Genome_likelihood.C6])" office:value-type="float" office:value="-60.5765902722669" calcext:value-type="float">
            <text:p>-60,5765902722669</text:p>
          </table:table-cell>
          <table:table-cell table:formula="of:=LOG([$55_aisnp_1000_Genome_likelihood.D6])" office:value-type="float" office:value="-62.5154154707171" calcext:value-type="float">
            <text:p>-62,5154154707171</text:p>
          </table:table-cell>
          <table:table-cell table:number-columns-repeated="320"/>
        </table:table-row>
        <table:table-row table:style-name="ro1">
          <table:table-cell table:formula="of:=[$55_aisnp_1000_Genome_likelihood.A7]" office:value-type="string" office:string-value="HG02923_ESN" calcext:value-type="string">
            <text:p>HG02923_ESN</text:p>
          </table:table-cell>
          <table:table-cell table:formula="of:=[$55_aisnp_1000_Genome_likelihood.B7]" office:value-type="float" office:value="55" calcext:value-type="float">
            <text:p>55</text:p>
          </table:table-cell>
          <table:table-cell table:formula="of:=LOG([$55_aisnp_1000_Genome_likelihood.C7])" office:value-type="float" office:value="-64.2437443512458" calcext:value-type="float">
            <text:p>-64,2437443512458</text:p>
          </table:table-cell>
          <table:table-cell table:formula="of:=LOG([$55_aisnp_1000_Genome_likelihood.D7])" office:value-type="float" office:value="-66.0156077214757" calcext:value-type="float">
            <text:p>-66,0156077214757</text:p>
          </table:table-cell>
          <table:table-cell table:number-columns-repeated="320"/>
        </table:table-row>
        <table:table-row table:style-name="ro1">
          <table:table-cell table:formula="of:=[$55_aisnp_1000_Genome_likelihood.A8]" office:value-type="string" office:string-value="NA18501_YRI" calcext:value-type="string">
            <text:p>NA18501_YRI</text:p>
          </table:table-cell>
          <table:table-cell table:formula="of:=[$55_aisnp_1000_Genome_likelihood.B8]" office:value-type="float" office:value="53" calcext:value-type="float">
            <text:p>53</text:p>
          </table:table-cell>
          <table:table-cell table:formula="of:=LOG([$55_aisnp_1000_Genome_likelihood.C8])" office:value-type="float" office:value="-61.1350145393402" calcext:value-type="float">
            <text:p>-61,1350145393402</text:p>
          </table:table-cell>
          <table:table-cell table:formula="of:=LOG([$55_aisnp_1000_Genome_likelihood.D8])" office:value-type="float" office:value="-62.8486301497525" calcext:value-type="float">
            <text:p>-62,8486301497525</text:p>
          </table:table-cell>
          <table:table-cell table:number-columns-repeated="320"/>
        </table:table-row>
        <table:table-row table:style-name="ro1">
          <table:table-cell table:formula="of:=[$55_aisnp_1000_Genome_likelihood.A9]" office:value-type="string" office:string-value="NA18502_YRI" calcext:value-type="string">
            <text:p>NA18502_YRI</text:p>
          </table:table-cell>
          <table:table-cell table:formula="of:=[$55_aisnp_1000_Genome_likelihood.B9]" office:value-type="float" office:value="55" calcext:value-type="float">
            <text:p>55</text:p>
          </table:table-cell>
          <table:table-cell table:formula="of:=LOG([$55_aisnp_1000_Genome_likelihood.C9])" office:value-type="float" office:value="-64.0907649966317" calcext:value-type="float">
            <text:p>-64,0907649966317</text:p>
          </table:table-cell>
          <table:table-cell table:formula="of:=LOG([$55_aisnp_1000_Genome_likelihood.D9])" office:value-type="float" office:value="-66.8867253075356" calcext:value-type="float">
            <text:p>-66,8867253075356</text:p>
          </table:table-cell>
          <table:table-cell table:number-columns-repeated="320"/>
        </table:table-row>
        <table:table-row table:style-name="ro1">
          <table:table-cell table:formula="of:=[$55_aisnp_1000_Genome_likelihood.A10]" office:value-type="string" office:string-value="NA19338_LWK" calcext:value-type="string">
            <text:p>NA19338_LWK</text:p>
          </table:table-cell>
          <table:table-cell table:formula="of:=[$55_aisnp_1000_Genome_likelihood.B10]" office:value-type="float" office:value="55" calcext:value-type="float">
            <text:p>55</text:p>
          </table:table-cell>
          <table:table-cell table:formula="of:=LOG([$55_aisnp_1000_Genome_likelihood.C10])" office:value-type="float" office:value="-60.5234581909726" calcext:value-type="float">
            <text:p>-60,5234581909726</text:p>
          </table:table-cell>
          <table:table-cell table:formula="of:=LOG([$55_aisnp_1000_Genome_likelihood.D10])" office:value-type="float" office:value="-63.1280186461566" calcext:value-type="float">
            <text:p>-63,1280186461566</text:p>
          </table:table-cell>
          <table:table-cell table:number-columns-repeated="320"/>
        </table:table-row>
        <table:table-row table:style-name="ro1">
          <table:table-cell table:formula="of:=[$55_aisnp_1000_Genome_likelihood.A11]" office:value-type="string" office:string-value="NA19346_LWK" calcext:value-type="string">
            <text:p>NA19346_LWK</text:p>
          </table:table-cell>
          <table:table-cell table:formula="of:=[$55_aisnp_1000_Genome_likelihood.B11]" office:value-type="float" office:value="55" calcext:value-type="float">
            <text:p>55</text:p>
          </table:table-cell>
          <table:table-cell table:formula="of:=LOG([$55_aisnp_1000_Genome_likelihood.C11])" office:value-type="float" office:value="-60.708409174342" calcext:value-type="float">
            <text:p>-60,708409174342</text:p>
          </table:table-cell>
          <table:table-cell table:formula="of:=LOG([$55_aisnp_1000_Genome_likelihood.D11])" office:value-type="float" office:value="-63.7522721670903" calcext:value-type="float">
            <text:p>-63,7522721670903</text:p>
          </table:table-cell>
          <table:table-cell table:number-columns-repeated="320"/>
        </table:table-row>
        <table:table-row table:style-name="ro1">
          <table:table-cell table:formula="of:=[$55_aisnp_1000_Genome_likelihood.A12]" office:value-type="string" office:string-value="HG01615_IBS" calcext:value-type="string">
            <text:p>HG01615_IBS</text:p>
          </table:table-cell>
          <table:table-cell table:formula="of:=[$55_aisnp_1000_Genome_likelihood.B12]" office:value-type="float" office:value="55" calcext:value-type="float">
            <text:p>55</text:p>
          </table:table-cell>
          <table:table-cell table:formula="of:=LOG([$55_aisnp_1000_Genome_likelihood.C12])" office:value-type="float" office:value="-47.6320852612062" calcext:value-type="float">
            <text:p>-47,6320852612062</text:p>
          </table:table-cell>
          <table:table-cell table:formula="of:=LOG([$55_aisnp_1000_Genome_likelihood.D12])" office:value-type="float" office:value="-49.6217838502501" calcext:value-type="float">
            <text:p>-49,6217838502501</text:p>
          </table:table-cell>
          <table:table-cell table:number-columns-repeated="320"/>
        </table:table-row>
        <table:table-row table:style-name="ro1">
          <table:table-cell table:formula="of:=[$55_aisnp_1000_Genome_likelihood.A13]" office:value-type="string" office:string-value="HG01617_IBS" calcext:value-type="string">
            <text:p>HG01617_IBS</text:p>
          </table:table-cell>
          <table:table-cell table:formula="of:=[$55_aisnp_1000_Genome_likelihood.B13]" office:value-type="float" office:value="55" calcext:value-type="float">
            <text:p>55</text:p>
          </table:table-cell>
          <table:table-cell table:formula="of:=LOG([$55_aisnp_1000_Genome_likelihood.C13])" office:value-type="float" office:value="-46.71063404848" calcext:value-type="float">
            <text:p>-46,71063404848</text:p>
          </table:table-cell>
          <table:table-cell table:formula="of:=LOG([$55_aisnp_1000_Genome_likelihood.D13])" office:value-type="float" office:value="-48.6518899315198" calcext:value-type="float">
            <text:p>-48,6518899315198</text:p>
          </table:table-cell>
          <table:table-cell table:number-columns-repeated="320"/>
        </table:table-row>
        <table:table-row table:style-name="ro1">
          <table:table-cell table:formula="of:=[$55_aisnp_1000_Genome_likelihood.A14]" office:value-type="string" office:string-value="NA20769_TSI" calcext:value-type="string">
            <text:p>NA20769_TSI</text:p>
          </table:table-cell>
          <table:table-cell table:formula="of:=[$55_aisnp_1000_Genome_likelihood.B14]" office:value-type="float" office:value="55" calcext:value-type="float">
            <text:p>55</text:p>
          </table:table-cell>
          <table:table-cell table:formula="of:=LOG([$55_aisnp_1000_Genome_likelihood.C14])" office:value-type="float" office:value="-53.5904049806032" calcext:value-type="float">
            <text:p>-53,5904049806032</text:p>
          </table:table-cell>
          <table:table-cell table:formula="of:=LOG([$55_aisnp_1000_Genome_likelihood.D14])" office:value-type="float" office:value="-56.1274358569094" calcext:value-type="float">
            <text:p>-56,1274358569094</text:p>
          </table:table-cell>
          <table:table-cell table:number-columns-repeated="320"/>
        </table:table-row>
        <table:table-row table:style-name="ro1">
          <table:table-cell table:formula="of:=[$55_aisnp_1000_Genome_likelihood.A15]" office:value-type="string" office:string-value="NA20770_TSI" calcext:value-type="string">
            <text:p>NA20770_TSI</text:p>
          </table:table-cell>
          <table:table-cell table:formula="of:=[$55_aisnp_1000_Genome_likelihood.B15]" office:value-type="float" office:value="55" calcext:value-type="float">
            <text:p>55</text:p>
          </table:table-cell>
          <table:table-cell table:formula="of:=LOG([$55_aisnp_1000_Genome_likelihood.C15])" office:value-type="float" office:value="-51.1613397740111" calcext:value-type="float">
            <text:p>-51,1613397740111</text:p>
          </table:table-cell>
          <table:table-cell table:formula="of:=LOG([$55_aisnp_1000_Genome_likelihood.D15])" office:value-type="float" office:value="-54.1953835830127" calcext:value-type="float">
            <text:p>-54,1953835830127</text:p>
          </table:table-cell>
          <table:table-cell table:number-columns-repeated="320"/>
        </table:table-row>
        <table:table-row table:style-name="ro1">
          <table:table-cell table:formula="of:=[$55_aisnp_1000_Genome_likelihood.A16]" office:value-type="string" office:string-value="HG00149_GBR" calcext:value-type="string">
            <text:p>HG00149_GBR</text:p>
          </table:table-cell>
          <table:table-cell table:formula="of:=[$55_aisnp_1000_Genome_likelihood.B16]" office:value-type="float" office:value="55" calcext:value-type="float">
            <text:p>55</text:p>
          </table:table-cell>
          <table:table-cell table:formula="of:=LOG([$55_aisnp_1000_Genome_likelihood.C16])" office:value-type="float" office:value="-58.5033470607491" calcext:value-type="float">
            <text:p>-58,5033470607491</text:p>
          </table:table-cell>
          <table:table-cell table:formula="of:=LOG([$55_aisnp_1000_Genome_likelihood.D16])" office:value-type="float" office:value="-60.9582126810282" calcext:value-type="float">
            <text:p>-60,9582126810282</text:p>
          </table:table-cell>
          <table:table-cell table:number-columns-repeated="320"/>
        </table:table-row>
        <table:table-row table:style-name="ro1">
          <table:table-cell table:formula="of:=[$55_aisnp_1000_Genome_likelihood.A17]" office:value-type="string" office:string-value="HG00150_GBR" calcext:value-type="string">
            <text:p>HG00150_GBR</text:p>
          </table:table-cell>
          <table:table-cell table:formula="of:=[$55_aisnp_1000_Genome_likelihood.B17]" office:value-type="float" office:value="55" calcext:value-type="float">
            <text:p>55</text:p>
          </table:table-cell>
          <table:table-cell table:formula="of:=LOG([$55_aisnp_1000_Genome_likelihood.C17])" office:value-type="float" office:value="-49.0820745779353" calcext:value-type="float">
            <text:p>-49,0820745779353</text:p>
          </table:table-cell>
          <table:table-cell table:formula="of:=LOG([$55_aisnp_1000_Genome_likelihood.D17])" office:value-type="float" office:value="-51.3276250212539" calcext:value-type="float">
            <text:p>-51,3276250212539</text:p>
          </table:table-cell>
          <table:table-cell table:number-columns-repeated="320"/>
        </table:table-row>
        <table:table-row table:style-name="ro1">
          <table:table-cell table:formula="of:=[$55_aisnp_1000_Genome_likelihood.A18]" office:value-type="string" office:string-value="NA12045_CEU" calcext:value-type="string">
            <text:p>NA12045_CEU</text:p>
          </table:table-cell>
          <table:table-cell table:formula="of:=[$55_aisnp_1000_Genome_likelihood.B18]" office:value-type="float" office:value="55" calcext:value-type="float">
            <text:p>55</text:p>
          </table:table-cell>
          <table:table-cell table:formula="of:=LOG([$55_aisnp_1000_Genome_likelihood.C18])" office:value-type="float" office:value="-49.0500248221703" calcext:value-type="float">
            <text:p>-49,0500248221703</text:p>
          </table:table-cell>
          <table:table-cell table:formula="of:=LOG([$55_aisnp_1000_Genome_likelihood.D18])" office:value-type="float" office:value="-53.3809066693733" calcext:value-type="float">
            <text:p>-53,3809066693733</text:p>
          </table:table-cell>
          <table:table-cell table:number-columns-repeated="320"/>
        </table:table-row>
        <table:table-row table:style-name="ro1">
          <table:table-cell table:formula="of:=[$55_aisnp_1000_Genome_likelihood.A19]" office:value-type="string" office:string-value="NA12046_CEU" calcext:value-type="string">
            <text:p>NA12046_CEU</text:p>
          </table:table-cell>
          <table:table-cell table:formula="of:=[$55_aisnp_1000_Genome_likelihood.B19]" office:value-type="float" office:value="55" calcext:value-type="float">
            <text:p>55</text:p>
          </table:table-cell>
          <table:table-cell table:formula="of:=LOG([$55_aisnp_1000_Genome_likelihood.C19])" office:value-type="float" office:value="-62.2810833139851" calcext:value-type="float">
            <text:p>-62,2810833139851</text:p>
          </table:table-cell>
          <table:table-cell table:formula="of:=LOG([$55_aisnp_1000_Genome_likelihood.D19])" office:value-type="float" office:value="-64.7194216296319" calcext:value-type="float">
            <text:p>-64,7194216296319</text:p>
          </table:table-cell>
          <table:table-cell table:number-columns-repeated="320"/>
        </table:table-row>
        <table:table-row table:style-name="ro1">
          <table:table-cell table:formula="of:=[$55_aisnp_1000_Genome_likelihood.A20]" office:value-type="string" office:string-value="HG00174_FIN" calcext:value-type="string">
            <text:p>HG00174_FIN</text:p>
          </table:table-cell>
          <table:table-cell table:formula="of:=[$55_aisnp_1000_Genome_likelihood.B20]" office:value-type="float" office:value="55" calcext:value-type="float">
            <text:p>55</text:p>
          </table:table-cell>
          <table:table-cell table:formula="of:=LOG([$55_aisnp_1000_Genome_likelihood.C20])" office:value-type="float" office:value="-49.251424383069" calcext:value-type="float">
            <text:p>-49,251424383069</text:p>
          </table:table-cell>
          <table:table-cell table:formula="of:=LOG([$55_aisnp_1000_Genome_likelihood.D20])" office:value-type="float" office:value="-51.5941416006824" calcext:value-type="float">
            <text:p>-51,5941416006824</text:p>
          </table:table-cell>
          <table:table-cell table:number-columns-repeated="320"/>
        </table:table-row>
        <table:table-row table:style-name="ro1">
          <table:table-cell table:formula="of:=[$55_aisnp_1000_Genome_likelihood.A21]" office:value-type="string" office:string-value="HG00176_FIN" calcext:value-type="string">
            <text:p>HG00176_FIN</text:p>
          </table:table-cell>
          <table:table-cell table:formula="of:=[$55_aisnp_1000_Genome_likelihood.B21]" office:value-type="float" office:value="55" calcext:value-type="float">
            <text:p>55</text:p>
          </table:table-cell>
          <table:table-cell table:formula="of:=LOG([$55_aisnp_1000_Genome_likelihood.C21])" office:value-type="float" office:value="-53.3308691526267" calcext:value-type="float">
            <text:p>-53,3308691526267</text:p>
          </table:table-cell>
          <table:table-cell table:formula="of:=LOG([$55_aisnp_1000_Genome_likelihood.D21])" office:value-type="float" office:value="-56.8049310035314" calcext:value-type="float">
            <text:p>-56,8049310035314</text:p>
          </table:table-cell>
          <table:table-cell table:number-columns-repeated="320"/>
        </table:table-row>
        <table:table-row table:style-name="ro1">
          <table:table-cell table:formula="of:=[$55_aisnp_1000_Genome_likelihood.A22]" office:value-type="string" office:string-value="HG01586_PJL" calcext:value-type="string">
            <text:p>HG01586_PJL</text:p>
          </table:table-cell>
          <table:table-cell table:formula="of:=[$55_aisnp_1000_Genome_likelihood.B22]" office:value-type="float" office:value="55" calcext:value-type="float">
            <text:p>55</text:p>
          </table:table-cell>
          <table:table-cell table:formula="of:=LOG([$55_aisnp_1000_Genome_likelihood.C22])" office:value-type="float" office:value="-33.9211808169011" calcext:value-type="float">
            <text:p>-33,9211808169011</text:p>
          </table:table-cell>
          <table:table-cell table:formula="of:=LOG([$55_aisnp_1000_Genome_likelihood.D22])" office:value-type="float" office:value="-36.9157813132608" calcext:value-type="float">
            <text:p>-36,9157813132608</text:p>
          </table:table-cell>
          <table:table-cell table:number-columns-repeated="320"/>
        </table:table-row>
        <table:table-row table:style-name="ro1">
          <table:table-cell table:formula="of:=[$55_aisnp_1000_Genome_likelihood.A23]" office:value-type="string" office:string-value="HG01589_PJL" calcext:value-type="string">
            <text:p>HG01589_PJL</text:p>
          </table:table-cell>
          <table:table-cell table:formula="of:=[$55_aisnp_1000_Genome_likelihood.B23]" office:value-type="float" office:value="55" calcext:value-type="float">
            <text:p>55</text:p>
          </table:table-cell>
          <table:table-cell table:formula="of:=LOG([$55_aisnp_1000_Genome_likelihood.C23])" office:value-type="float" office:value="-32.2534436385896" calcext:value-type="float">
            <text:p>-32,2534436385896</text:p>
          </table:table-cell>
          <table:table-cell table:formula="of:=LOG([$55_aisnp_1000_Genome_likelihood.D23])" office:value-type="float" office:value="-35.4253900586598" calcext:value-type="float">
            <text:p>-35,4253900586598</text:p>
          </table:table-cell>
          <table:table-cell table:number-columns-repeated="320"/>
        </table:table-row>
        <table:table-row table:style-name="ro1">
          <table:table-cell table:formula="of:=[$55_aisnp_1000_Genome_likelihood.A24]" office:value-type="string" office:string-value="NA20889_GIH" calcext:value-type="string">
            <text:p>NA20889_GIH</text:p>
          </table:table-cell>
          <table:table-cell table:formula="of:=[$55_aisnp_1000_Genome_likelihood.B24]" office:value-type="float" office:value="55" calcext:value-type="float">
            <text:p>55</text:p>
          </table:table-cell>
          <table:table-cell table:formula="of:=LOG([$55_aisnp_1000_Genome_likelihood.C24])" office:value-type="float" office:value="-33.3734543409729" calcext:value-type="float">
            <text:p>-33,3734543409729</text:p>
          </table:table-cell>
          <table:table-cell table:formula="of:=LOG([$55_aisnp_1000_Genome_likelihood.D24])" office:value-type="float" office:value="-35.3834194699141" calcext:value-type="float">
            <text:p>-35,3834194699141</text:p>
          </table:table-cell>
          <table:table-cell table:number-columns-repeated="320"/>
        </table:table-row>
        <table:table-row table:style-name="ro1">
          <table:table-cell table:formula="of:=[$55_aisnp_1000_Genome_likelihood.A25]" office:value-type="string" office:string-value="NA20890_GIH" calcext:value-type="string">
            <text:p>NA20890_GIH</text:p>
          </table:table-cell>
          <table:table-cell table:formula="of:=[$55_aisnp_1000_Genome_likelihood.B25]" office:value-type="float" office:value="55" calcext:value-type="float">
            <text:p>55</text:p>
          </table:table-cell>
          <table:table-cell table:formula="of:=LOG([$55_aisnp_1000_Genome_likelihood.C25])" office:value-type="float" office:value="-33.1118205060817" calcext:value-type="float">
            <text:p>-33,1118205060817</text:p>
          </table:table-cell>
          <table:table-cell table:formula="of:=LOG([$55_aisnp_1000_Genome_likelihood.D25])" office:value-type="float" office:value="-36.5567370125413" calcext:value-type="float">
            <text:p>-36,5567370125413</text:p>
          </table:table-cell>
          <table:table-cell table:number-columns-repeated="320"/>
        </table:table-row>
        <table:table-row table:style-name="ro1">
          <table:table-cell table:formula="of:=[$55_aisnp_1000_Genome_likelihood.A26]" office:value-type="string" office:string-value="HG03870_ITU" calcext:value-type="string">
            <text:p>HG03870_ITU</text:p>
          </table:table-cell>
          <table:table-cell table:formula="of:=[$55_aisnp_1000_Genome_likelihood.B26]" office:value-type="float" office:value="55" calcext:value-type="float">
            <text:p>55</text:p>
          </table:table-cell>
          <table:table-cell table:formula="of:=LOG([$55_aisnp_1000_Genome_likelihood.C26])" office:value-type="float" office:value="-35.0628834892329" calcext:value-type="float">
            <text:p>-35,0628834892329</text:p>
          </table:table-cell>
          <table:table-cell table:formula="of:=LOG([$55_aisnp_1000_Genome_likelihood.D26])" office:value-type="float" office:value="-35.0238793817002" calcext:value-type="float">
            <text:p>-35,0238793817002</text:p>
          </table:table-cell>
          <table:table-cell table:number-columns-repeated="320"/>
        </table:table-row>
        <table:table-row table:style-name="ro1">
          <table:table-cell table:formula="of:=[$55_aisnp_1000_Genome_likelihood.A27]" office:value-type="string" office:string-value="HG03871_ITU" calcext:value-type="string">
            <text:p>HG03871_ITU</text:p>
          </table:table-cell>
          <table:table-cell table:formula="of:=[$55_aisnp_1000_Genome_likelihood.B27]" office:value-type="float" office:value="55" calcext:value-type="float">
            <text:p>55</text:p>
          </table:table-cell>
          <table:table-cell table:formula="of:=LOG([$55_aisnp_1000_Genome_likelihood.C27])" office:value-type="float" office:value="-31.409046764812" calcext:value-type="float">
            <text:p>-31,409046764812</text:p>
          </table:table-cell>
          <table:table-cell table:formula="of:=LOG([$55_aisnp_1000_Genome_likelihood.D27])" office:value-type="float" office:value="-33.1907770783106" calcext:value-type="float">
            <text:p>-33,1907770783106</text:p>
          </table:table-cell>
          <table:table-cell table:number-columns-repeated="320"/>
        </table:table-row>
        <table:table-row table:style-name="ro1">
          <table:table-cell table:formula="of:=[$55_aisnp_1000_Genome_likelihood.A28]" office:value-type="string" office:string-value="HG03644_STU" calcext:value-type="string">
            <text:p>HG03644_STU</text:p>
          </table:table-cell>
          <table:table-cell table:formula="of:=[$55_aisnp_1000_Genome_likelihood.B28]" office:value-type="float" office:value="55" calcext:value-type="float">
            <text:p>55</text:p>
          </table:table-cell>
          <table:table-cell table:formula="of:=LOG([$55_aisnp_1000_Genome_likelihood.C28])" office:value-type="float" office:value="-34.1964746044235" calcext:value-type="float">
            <text:p>-34,1964746044235</text:p>
          </table:table-cell>
          <table:table-cell table:formula="of:=LOG([$55_aisnp_1000_Genome_likelihood.D28])" office:value-type="float" office:value="-37.1001794975729" calcext:value-type="float">
            <text:p>-37,1001794975729</text:p>
          </table:table-cell>
          <table:table-cell table:number-columns-repeated="320"/>
        </table:table-row>
        <table:table-row table:style-name="ro1">
          <table:table-cell table:formula="of:=[$55_aisnp_1000_Genome_likelihood.A29]" office:value-type="string" office:string-value="HG03645_STU" calcext:value-type="string">
            <text:p>HG03645_STU</text:p>
          </table:table-cell>
          <table:table-cell table:formula="of:=[$55_aisnp_1000_Genome_likelihood.B29]" office:value-type="float" office:value="55" calcext:value-type="float">
            <text:p>55</text:p>
          </table:table-cell>
          <table:table-cell table:formula="of:=LOG([$55_aisnp_1000_Genome_likelihood.C29])" office:value-type="float" office:value="-38.8195873671617" calcext:value-type="float">
            <text:p>-38,8195873671617</text:p>
          </table:table-cell>
          <table:table-cell table:formula="of:=LOG([$55_aisnp_1000_Genome_likelihood.D29])" office:value-type="float" office:value="-42.8610660597431" calcext:value-type="float">
            <text:p>-42,8610660597431</text:p>
          </table:table-cell>
          <table:table-cell table:number-columns-repeated="320"/>
        </table:table-row>
        <table:table-row table:style-name="ro1">
          <table:table-cell table:formula="of:=[$55_aisnp_1000_Genome_likelihood.A30]" office:value-type="string" office:string-value="HG03600_BEB" calcext:value-type="string">
            <text:p>HG03600_BEB</text:p>
          </table:table-cell>
          <table:table-cell table:formula="of:=[$55_aisnp_1000_Genome_likelihood.B30]" office:value-type="float" office:value="55" calcext:value-type="float">
            <text:p>55</text:p>
          </table:table-cell>
          <table:table-cell table:formula="of:=LOG([$55_aisnp_1000_Genome_likelihood.C30])" office:value-type="float" office:value="-35.0626827522375" calcext:value-type="float">
            <text:p>-35,0626827522375</text:p>
          </table:table-cell>
          <table:table-cell table:formula="of:=LOG([$55_aisnp_1000_Genome_likelihood.D30])" office:value-type="float" office:value="-38.6445484798735" calcext:value-type="float">
            <text:p>-38,6445484798735</text:p>
          </table:table-cell>
          <table:table-cell table:number-columns-repeated="320"/>
        </table:table-row>
        <table:table-row table:style-name="ro1">
          <table:table-cell table:formula="of:=[$55_aisnp_1000_Genome_likelihood.A31]" office:value-type="string" office:string-value="HG03603_BEB" calcext:value-type="string">
            <text:p>HG03603_BEB</text:p>
          </table:table-cell>
          <table:table-cell table:formula="of:=[$55_aisnp_1000_Genome_likelihood.B31]" office:value-type="float" office:value="55" calcext:value-type="float">
            <text:p>55</text:p>
          </table:table-cell>
          <table:table-cell table:formula="of:=LOG([$55_aisnp_1000_Genome_likelihood.C31])" office:value-type="float" office:value="-27.6165437034752" calcext:value-type="float">
            <text:p>-27,6165437034752</text:p>
          </table:table-cell>
          <table:table-cell table:formula="of:=LOG([$55_aisnp_1000_Genome_likelihood.D31])" office:value-type="float" office:value="-28.9204569925971" calcext:value-type="float">
            <text:p>-28,9204569925971</text:p>
          </table:table-cell>
          <table:table-cell table:number-columns-repeated="320"/>
        </table:table-row>
        <table:table-row table:style-name="ro1">
          <table:table-cell table:formula="of:=[$55_aisnp_1000_Genome_likelihood.A32]" office:value-type="string" office:string-value="NA18943_JPT" calcext:value-type="string">
            <text:p>NA18943_JPT</text:p>
          </table:table-cell>
          <table:table-cell table:number-columns-repeated="3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11-06T10:43:45.146144468</dc:date>
    <meta:editing-duration>PT10M48S</meta:editing-duration>
    <meta:editing-cycles>1</meta:editing-cycles>
    <meta:document-statistic meta:table-count="2" meta:cell-count="918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3.238cm" svg:height="16.117cm" xlink:href=".." xlink:type="simple" chart:class="chart:bar" chart:style-name="ch1">
        <chart:legend chart:legend-position="end" svg:x="101.53cm" svg:y="7.759cm" style:legend-expansion="high" chart:style-name="ch2"/>
        <chart:plot-area chart:style-name="ch3" table:cell-range-address="Grafico.C1:Grafico.FF2" chart:data-source-has-labels="row" svg:x="2.064cm" svg:y="0.322cm" svg:width="97.402cm" svg:height="15.473cm">
          <chartooo:coordinate-region svg:x="4.829cm" svg:y="0.322cm" svg:width="94.637cm" svg:height="12.068cm"/>
          <chart:axis chart:dimension="x" chart:name="primary-x" chart:style-name="ch4" chartooo:axis-type="auto">
            <chartooo:date-scale/>
            <chart:categories table:cell-range-address="Grafico.C1:Grafico.F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C2:Grafico.FF2" chart:class="chart:bar">
            <chart:data-point chart:repeated="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wanese Han</text:p>
                <draw:g>
                  <svg:desc>Grafico.C1:Grafico.FF1</svg:desc>
                </draw:g>
              </table:table-cell>
              <table:table-cell office:value-type="string">
                <text:p>Ami</text:p>
              </table:table-cell>
              <table:table-cell office:value-type="string">
                <text:p>Hakka</text:p>
              </table:table-cell>
              <table:table-cell office:value-type="string">
                <text:p>Biaka</text:p>
              </table:table-cell>
              <table:table-cell office:value-type="string">
                <text:p>Mbuti</text:p>
              </table:table-cell>
              <table:table-cell office:value-type="string">
                <text:p>Danes</text:p>
              </table:table-cell>
              <table:table-cell office:value-type="string">
                <text:p>San Francisco Chinese</text:p>
              </table:table-cell>
              <table:table-cell office:value-type="string">
                <text:p>Japanese</text:p>
              </table:table-cell>
              <table:table-cell office:value-type="string">
                <text:p>Yakut</text:p>
              </table:table-cell>
              <table:table-cell office:value-type="string">
                <text:p>Nasioi speakers</text:p>
              </table:table-cell>
              <table:table-cell office:value-type="string">
                <text:p>Maya-Yucatec</text:p>
              </table:table-cell>
              <table:table-cell office:value-type="string">
                <text:p>Surui-Rondonia</text:p>
              </table:table-cell>
              <table:table-cell office:value-type="string">
                <text:p>Ethiopian Jews</text:p>
              </table:table-cell>
              <table:table-cell office:value-type="string">
                <text:p>Yemenite Jews</text:p>
              </table:table-cell>
              <table:table-cell office:value-type="string">
                <text:p>Adygei</text:p>
              </table:table-cell>
              <table:table-cell office:value-type="string">
                <text:p>Finns</text:p>
              </table:table-cell>
              <table:table-cell office:value-type="string">
                <text:p>Russians</text:p>
              </table:table-cell>
              <table:table-cell office:value-type="string">
                <text:p>Mixed Europeans</text:p>
              </table:table-cell>
              <table:table-cell office:value-type="string">
                <text:p>Atayal</text:p>
              </table:table-cell>
              <table:table-cell office:value-type="string">
                <text:p>Cambodian</text:p>
              </table:table-cell>
              <table:table-cell office:value-type="string">
                <text:p>Plains Amerindians</text:p>
              </table:table-cell>
              <table:table-cell office:value-type="string">
                <text:p>Southwest Amerindians</text:p>
              </table:table-cell>
              <table:table-cell office:value-type="string">
                <text:p>Mexican Pima</text:p>
              </table:table-cell>
              <table:table-cell office:value-type="string">
                <text:p>Ticuna</text:p>
              </table:table-cell>
              <table:table-cell office:value-type="string">
                <text:p>Karitiana</text:p>
              </table:table-cell>
              <table:table-cell office:value-type="string">
                <text:p>Yoruba</text:p>
              </table:table-cell>
              <table:table-cell office:value-type="string">
                <text:p>Kachari</text:p>
              </table:table-cell>
              <table:table-cell office:value-type="string">
                <text:p>Druze</text:p>
              </table:table-cell>
              <table:table-cell office:value-type="string">
                <text:p>Guihiba speakers</text:p>
              </table:table-cell>
              <table:table-cell office:value-type="string">
                <text:p>Irish</text:p>
              </table:table-cell>
              <table:table-cell office:value-type="string">
                <text:p>Micronesians</text:p>
              </table:table-cell>
              <table:table-cell office:value-type="string">
                <text:p>Peruvian Quechuan</text:p>
              </table:table-cell>
              <table:table-cell office:value-type="string">
                <text:p>Samoans</text:p>
              </table:table-cell>
              <table:table-cell office:value-type="string">
                <text:p>Thoti</text:p>
              </table:table-cell>
              <table:table-cell office:value-type="string">
                <text:p>Papuan New Guinean</text:p>
              </table:table-cell>
              <table:table-cell office:value-type="string">
                <text:p>Roman Jews</text:p>
              </table:table-cell>
              <table:table-cell office:value-type="string">
                <text:p>Malaysians</text:p>
              </table:table-cell>
              <table:table-cell office:value-type="string">
                <text:p>Samaritans</text:p>
              </table:table-cell>
              <table:table-cell office:value-type="string">
                <text:p>Ibo</text:p>
              </table:table-cell>
              <table:table-cell office:value-type="string">
                <text:p>Hausa</text:p>
              </table:table-cell>
              <table:table-cell office:value-type="string">
                <text:p>African Americans</text:p>
              </table:table-cell>
              <table:table-cell office:value-type="string">
                <text:p>Chagga</text:p>
              </table:table-cell>
              <table:table-cell office:value-type="string">
                <text:p>Khanty</text:p>
              </table:table-cell>
              <table:table-cell office:value-type="string">
                <text:p>Komi-Zyrian</text:p>
              </table:table-cell>
              <table:table-cell office:value-type="string">
                <text:p>Ashkenazi Jews</text:p>
              </table:table-cell>
              <table:table-cell office:value-type="string">
                <text:p>Chuvash</text:p>
              </table:table-cell>
              <table:table-cell office:value-type="string">
                <text:p>Masai</text:p>
              </table:table-cell>
              <table:table-cell office:value-type="string">
                <text:p>Koreans</text:p>
              </table:table-cell>
              <table:table-cell office:value-type="string">
                <text:p>Russians-Archangel'sk</text:p>
              </table:table-cell>
              <table:table-cell office:value-type="string">
                <text:p>Sandawe</text:p>
              </table:table-cell>
              <table:table-cell office:value-type="string">
                <text:p>Lao Long</text:p>
              </table:table-cell>
              <table:table-cell office:value-type="string">
                <text:p>Keralite</text:p>
              </table:table-cell>
              <table:table-cell office:value-type="string">
                <text:p>Hungarians</text:p>
              </table:table-cell>
              <table:table-cell office:value-type="string">
                <text:p>Negroid Makrani</text:p>
              </table:table-cell>
              <table:table-cell office:value-type="string">
                <text:p>Somali</text:p>
              </table:table-cell>
              <table:table-cell office:value-type="string">
                <text:p>Mohannas</text:p>
              </table:table-cell>
              <table:table-cell office:value-type="string">
                <text:p>Hazaras</text:p>
              </table:table-cell>
              <table:table-cell office:value-type="string">
                <text:p>Khazaks</text:p>
              </table:table-cell>
              <table:table-cell office:value-type="string">
                <text:p>Inner Mongolians</text:p>
              </table:table-cell>
              <table:table-cell office:value-type="string">
                <text:p>Baima Dee</text:p>
              </table:table-cell>
              <table:table-cell office:value-type="string">
                <text:p>Qiang</text:p>
              </table:table-cell>
              <table:table-cell office:value-type="string">
                <text:p>Khamba Tibetan</text:p>
              </table:table-cell>
              <table:table-cell office:value-type="string">
                <text:p>Zaramo</text:p>
              </table:table-cell>
              <table:table-cell office:value-type="string">
                <text:p>Kuwaiti</text:p>
              </table:table-cell>
              <table:table-cell office:value-type="string">
                <text:p>Palestinian Arabs</text:p>
              </table:table-cell>
              <table:table-cell office:value-type="string">
                <text:p>Greeks</text:p>
              </table:table-cell>
              <table:table-cell office:value-type="string">
                <text:p>Sardinian</text:p>
              </table:table-cell>
              <table:table-cell office:value-type="string">
                <text:p>Lisongo</text:p>
              </table:table-cell>
              <table:table-cell office:value-type="string">
                <text:p>Pathan</text:p>
              </table:table-cell>
              <table:table-cell office:value-type="string">
                <text:p>Outer Mongolians</text:p>
              </table:table-cell>
              <table:table-cell office:value-type="string">
                <text:p>Tsaatan</text:p>
              </table:table-cell>
              <table:table-cell office:value-type="string">
                <text:p>Luhya(LWK)</text:p>
              </table:table-cell>
              <table:table-cell office:value-type="string">
                <text:p>African American(ASW)</text:p>
              </table:table-cell>
              <table:table-cell office:value-type="string">
                <text:p>Yoruba(YRI)</text:p>
              </table:table-cell>
              <table:table-cell office:value-type="string">
                <text:p>Finns(FIN)</text:p>
              </table:table-cell>
              <table:table-cell office:value-type="string">
                <text:p>British(GBR)</text:p>
              </table:table-cell>
              <table:table-cell office:value-type="string">
                <text:p>Toscani(TSI)</text:p>
              </table:table-cell>
              <table:table-cell office:value-type="string">
                <text:p>Han Chinese(CHB)</text:p>
              </table:table-cell>
              <table:table-cell office:value-type="string">
                <text:p>Han Chinese(CHS)</text:p>
              </table:table-cell>
              <table:table-cell office:value-type="string">
                <text:p>Japanese(JPT)</text:p>
              </table:table-cell>
              <table:table-cell office:value-type="string">
                <text:p>Iberian(IBS)</text:p>
              </table:table-cell>
              <table:table-cell office:value-type="string">
                <text:p>Chinese Dai(CDX)</text:p>
              </table:table-cell>
              <table:table-cell office:value-type="string">
                <text:p>Bengali(BEB)</text:p>
              </table:table-cell>
              <table:table-cell office:value-type="string">
                <text:p>Punjabi(PJL)</text:p>
              </table:table-cell>
              <table:table-cell office:value-type="string">
                <text:p>Sri Lankan Tamil(STU)</text:p>
              </table:table-cell>
              <table:table-cell office:value-type="string">
                <text:p>Gambian(GWD)</text:p>
              </table:table-cell>
              <table:table-cell office:value-type="string">
                <text:p>Mende(MSL)</text:p>
              </table:table-cell>
              <table:table-cell office:value-type="string">
                <text:p>Peruvian(PEL)</text:p>
              </table:table-cell>
              <table:table-cell office:value-type="string">
                <text:p>Gujarati(GIH)</text:p>
              </table:table-cell>
              <table:table-cell office:value-type="string">
                <text:p>Telugu(ITU)</text:p>
              </table:table-cell>
              <table:table-cell office:value-type="string">
                <text:p>Esan(ESN)</text:p>
              </table:table-cell>
              <table:table-cell office:value-type="string">
                <text:p>Vietnamese(KHV)</text:p>
              </table:table-cell>
              <table:table-cell office:value-type="string">
                <text:p>Mixed Europeans(CEU)</text:p>
              </table:table-cell>
              <table:table-cell office:value-type="string">
                <text:p>Nebeur-Tunisia</text:p>
              </table:table-cell>
              <table:table-cell office:value-type="string">
                <text:p>Kesra-Tunisia</text:p>
              </table:table-cell>
              <table:table-cell office:value-type="string">
                <text:p>Kairoun-Tunisia</text:p>
              </table:table-cell>
              <table:table-cell office:value-type="string">
                <text:p>Sousse-Tunisia</text:p>
              </table:table-cell>
              <table:table-cell office:value-type="string">
                <text:p>Mehdia-Tunisia</text:p>
              </table:table-cell>
              <table:table-cell office:value-type="string">
                <text:p>Kerkennah-Tunisia</text:p>
              </table:table-cell>
              <table:table-cell office:value-type="string">
                <text:p>Smar-South Tunisia</text:p>
              </table:table-cell>
              <table:table-cell office:value-type="string">
                <text:p>Lybia</text:p>
              </table:table-cell>
              <table:table-cell office:value-type="string">
                <text:p>Tibetan(Tibet)</text:p>
              </table:table-cell>
              <table:table-cell office:value-type="string">
                <text:p>Mongols(Inner Mongolia)</text:p>
              </table:table-cell>
              <table:table-cell office:value-type="string">
                <text:p>Hui(Ningxia)</text:p>
              </table:table-cell>
              <table:table-cell office:value-type="string">
                <text:p>Han(Shaanxi)</text:p>
              </table:table-cell>
              <table:table-cell office:value-type="string">
                <text:p>Miao(Guizhou)</text:p>
              </table:table-cell>
              <table:table-cell office:value-type="string">
                <text:p>Han(Yunnan)</text:p>
              </table:table-cell>
              <table:table-cell office:value-type="string">
                <text:p>Li</text:p>
              </table:table-cell>
              <table:table-cell office:value-type="string">
                <text:p>Iranians</text:p>
              </table:table-cell>
              <table:table-cell office:value-type="string">
                <text:p>Turkish</text:p>
              </table:table-cell>
              <table:table-cell office:value-type="string">
                <text:p>Aboriginals</text:p>
              </table:table-cell>
              <table:table-cell office:value-type="string">
                <text:p>Dong(Guangxi)</text:p>
              </table:table-cell>
              <table:table-cell office:value-type="string">
                <text:p>Han(Guangdong)</text:p>
              </table:table-cell>
              <table:table-cell office:value-type="string">
                <text:p>Han(Guangzhou)</text:p>
              </table:table-cell>
              <table:table-cell office:value-type="string">
                <text:p>Jing(Guangxi)</text:p>
              </table:table-cell>
              <table:table-cell office:value-type="string">
                <text:p>Miao(Guangxi)</text:p>
              </table:table-cell>
              <table:table-cell office:value-type="string">
                <text:p>Hakka(Meizhou)</text:p>
              </table:table-cell>
              <table:table-cell office:value-type="string">
                <text:p>Han(Guangxi)</text:p>
              </table:table-cell>
              <table:table-cell office:value-type="string">
                <text:p>Tu</text:p>
              </table:table-cell>
              <table:table-cell office:value-type="string">
                <text:p>Han(Shandong)</text:p>
              </table:table-cell>
              <table:table-cell office:value-type="string">
                <text:p>Yi</text:p>
              </table:table-cell>
              <table:table-cell office:value-type="string">
                <text:p>Tibetans</text:p>
              </table:table-cell>
              <table:table-cell office:value-type="string">
                <text:p>Xibo</text:p>
              </table:table-cell>
              <table:table-cell office:value-type="string">
                <text:p>Kazak</text:p>
              </table:table-cell>
              <table:table-cell office:value-type="string">
                <text:p>Kirghiz</text:p>
              </table:table-cell>
              <table:table-cell office:value-type="string">
                <text:p>Tajiks</text:p>
              </table:table-cell>
              <table:table-cell office:value-type="string">
                <text:p>Va(Yunnan)</text:p>
              </table:table-cell>
              <table:table-cell office:value-type="string">
                <text:p>Dai</text:p>
              </table:table-cell>
              <table:table-cell office:value-type="string">
                <text:p>Bai</text:p>
              </table:table-cell>
              <table:table-cell office:value-type="string">
                <text:p>Va(Burma)</text:p>
              </table:table-cell>
              <table:table-cell office:value-type="string">
                <text:p>Turkish Cypriots</text:p>
              </table:table-cell>
              <table:table-cell office:value-type="string">
                <text:p>Saudi</text:p>
              </table:table-cell>
              <table:table-cell office:value-type="string">
                <text:p>UAE-Arabs</text:p>
              </table:table-cell>
              <table:table-cell office:value-type="string">
                <text:p>Yavapai</text:p>
              </table:table-cell>
              <table:table-cell office:value-type="string">
                <text:p>Greenlanders</text:p>
              </table:table-cell>
              <table:table-cell office:value-type="string">
                <text:p>Basque</text:p>
              </table:table-cell>
              <table:table-cell office:value-type="string">
                <text:p>Afro-Ecuadorian</text:p>
              </table:table-cell>
              <table:table-cell office:value-type="string">
                <text:p>Kichwa</text:p>
              </table:table-cell>
              <table:table-cell office:value-type="string">
                <text:p>Ecuadorian Mestizo</text:p>
              </table:table-cell>
              <table:table-cell office:value-type="string">
                <text:p>Mainland Japanese</text:p>
              </table:table-cell>
              <table:table-cell office:value-type="string">
                <text:p>Okinawa Japanese</text:p>
              </table:table-cell>
              <table:table-cell office:value-type="string">
                <text:p>Liangshan Tibetan</text:p>
              </table:table-cell>
              <table:table-cell office:value-type="string">
                <text:p>Chengdu Tibetans</text:p>
              </table:table-cell>
              <table:table-cell office:value-type="string">
                <text:p>Qinghai Tibetans</text:p>
              </table:table-cell>
              <table:table-cell office:value-type="string">
                <text:p>Yi(Sichuan)</text:p>
              </table:table-cell>
              <table:table-cell office:value-type="string">
                <text:p>Turks</text:p>
              </table:table-cell>
              <table:table-cell office:value-type="string">
                <text:p>Iranians</text:p>
              </table:table-cell>
              <table:table-cell office:value-type="string">
                <text:p>Danes</text:p>
              </table:table-cell>
              <table:table-cell office:value-type="string">
                <text:p>Somalis</text:p>
              </table:table-cell>
              <table:table-cell office:value-type="string">
                <text:p>Southern Tunisians</text:p>
              </table:table-cell>
              <table:table-cell office:value-type="string">
                <text:p>Chaldeans</text:p>
              </table:table-cell>
              <table:table-cell office:value-type="string">
                <text:p>Yazidis</text:p>
              </table:table-cell>
              <table:table-cell office:value-type="string">
                <text:p>Kurds</text:p>
              </table:table-cell>
              <table:table-cell office:value-type="string">
                <text:p>Arabs from Northern Iraq</text:p>
              </table:table-cell>
              <table:table-cell office:value-type="string">
                <text:p>Turkmen</text:p>
              </table:table-cell>
              <table:table-cell office:value-type="string">
                <text:p>Shabaks</text:p>
              </table:table-cell>
              <table:table-cell office:value-type="string">
                <text:p>Syriacs</text:p>
              </table:table-cell>
              <table:table-cell office:value-type="string">
                <text:p>Greek Cypriots</text:p>
              </table:table-cell>
              <table:table-cell office:value-type="string">
                <text:p>Norwegians</text:p>
              </table:table-cell>
              <table:table-cell office:value-type="string">
                <text:p>Qatari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0624999999976974">
                <text:p>0.00624999999976974</text:p>
                <draw:g>
                  <svg:desc>Grafico.C2:Grafico.FF2</svg:desc>
                </draw:g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712">
                <text:p>0.0062499999997712</text:p>
              </table:table-cell>
              <table:table-cell office:value-type="float" office:value="0.00624999999976982">
                <text:p>0.00624999999976982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5000000059474">
                <text:p>0.006250000000594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9263">
                <text:p>0.0062499999999263</text:p>
              </table:table-cell>
              <table:table-cell office:value-type="float" office:value="0.00625000000097786">
                <text:p>0.00625000000097786</text:p>
              </table:table-cell>
              <table:table-cell office:value-type="float" office:value="0.00624999999978357">
                <text:p>0.00624999999978357</text:p>
              </table:table-cell>
              <table:table-cell office:value-type="float" office:value="0.00625000000143911">
                <text:p>0.00625000000143911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98711">
                <text:p>0.00624999999998711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81974">
                <text:p>0.00624999999981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5000000112786">
                <text:p>0.00625000000112786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5000002065724">
                <text:p>0.0062500000206572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5000000139224">
                <text:p>0.00625000000139224</text:p>
              </table:table-cell>
              <table:table-cell office:value-type="float" office:value="0.00624999999978824">
                <text:p>0.00624999999978824</text:p>
              </table:table-cell>
              <table:table-cell office:value-type="float" office:value="0.00625000000001586">
                <text:p>0.00625000000001586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5000000772599">
                <text:p>0.00625000000772599</text:p>
              </table:table-cell>
              <table:table-cell office:value-type="float" office:value="0.0062500000002038">
                <text:p>0.0062500000002038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94692">
                <text:p>0.00624999999994692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5">
                <text:p>0.00624999999976975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  <table:table-cell office:value-type="float" office:value="0.00624999999976974">
                <text:p>0.00624999999976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